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automatic-styles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5.817cm"/>
    </style:style>
    <style:style style:name="co9" style:family="table-column">
      <style:table-column-properties fo:break-before="auto" style:column-width="3.244cm"/>
    </style:style>
    <style:style style:name="co10" style:family="table-column">
      <style:table-column-properties fo:break-before="auto" style:column-width="4.531cm"/>
    </style:style>
    <style:style style:name="co11" style:family="table-column">
      <style:table-column-properties fo:break-before="auto" style:column-width="5.062cm"/>
    </style:style>
    <style:style style:name="co6" style:family="table-column">
      <style:table-column-properties fo:break-before="auto" style:column-width="1.699cm"/>
    </style:style>
    <style:style style:name="co12" style:family="table-column">
      <style:table-column-properties fo:break-before="auto" style:column-width="3.496cm"/>
    </style:style>
    <style:style style:name="co13" style:family="table-column">
      <style:table-column-properties fo:break-before="auto" style:column-width="7.692cm"/>
    </style:style>
    <style:style style:name="co14" style:family="table-column">
      <style:table-column-properties fo:break-before="auto" style:column-width="5.398cm"/>
    </style:style>
    <style:style style:name="co15" style:family="table-column">
      <style:table-column-properties fo:break-before="auto" style:column-width="2.993cm"/>
    </style:style>
    <style:style style:name="co16" style:family="table-column">
      <style:table-column-properties fo:break-before="auto" style:column-width="2.965cm"/>
    </style:style>
    <style:style style:name="co1" style:family="table-column">
      <style:table-column-properties fo:break-before="auto" style:column-width="3.161cm"/>
    </style:style>
    <style:style style:name="co18" style:family="table-column">
      <style:table-column-properties fo:break-before="auto" style:column-width="3.999cm"/>
    </style:style>
    <style:style style:name="co19" style:family="table-column">
      <style:table-column-properties fo:break-before="auto" style:column-width="2.574cm"/>
    </style:style>
    <style:style style:name="co20" style:family="table-column">
      <style:table-column-properties fo:break-before="auto" style:column-width="4.027cm"/>
    </style:style>
    <style:style style:name="co21" style:family="table-column">
      <style:table-column-properties fo:break-before="auto" style:column-width="3.283cm"/>
    </style:style>
    <style:style style:name="co22" style:family="table-column">
      <style:table-column-properties fo:break-before="auto" style:column-width="3.052cm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556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2" style:family="table" style:master-page-name="PageStyle_5f_Продукция">
      <style:table-properties table:display="true" style:writing-mode="lr-tb"/>
    </style:style>
    <style:style style:name="ta3" style:family="table" style:master-page-name="PageStyle_5f_Ткани">
      <style:table-properties table:display="true" style:writing-mode="lr-tb"/>
    </style:style>
    <style:style style:name="ta4" style:family="table" style:master-page-name="PageStyle_5f_Готовый_20_товар">
      <style:table-properties table:display="true" style:writing-mode="lr-tb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154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15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ackground-color="#81d41a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Готовый товар" table:style-name="ta4">
        <office:forms form:automatic-focus="false" form:apply-design-mode="false"/>
        <table:table-column table:style-name="co1" table:default-cell-style-name="ce22"/>
        <table:table-column table:style-name="co18" table:default-cell-style-name="ce4"/>
        <table:table-column table:style-name="co19" table:default-cell-style-name="ce6"/>
        <table:table-column table:style-name="co20" table:default-cell-style-name="ce22"/>
        <table:table-column table:style-name="co21" table:default-cell-style-name="ce6"/>
        <table:table-column table:style-name="co22" table:default-cell-style-name="Default"/>
        <table:table-column table:style-name="co6" table:number-columns-repeated="6" table:default-cell-style-name="Default"/>
        <table:table-column table:style-name="co6" table:number-columns-repeated="16372"/>
        <table:table-row table:style-name="ro6">
          <table:table-cell table:style-name="ce21" office:value-type="string" calcext:value-type="string">
            <text:p>Артикул</text:p>
          </table:table-cell>
          <table:table-cell table:style-name="ce23" office:value-type="string" calcext:value-type="string">
            <text:p>ID товара</text:p>
          </table:table-cell>
          <table:table-cell table:style-name="ce25" office:value-type="string" calcext:value-type="string">
            <text:p>ID ткани</text:p>
          </table:table-cell>
          <table:table-cell table:style-name="ce25" office:value-type="string" calcext:value-type="string">
            <text:p>Количество на складе, шт</text:p>
          </table:table-cell>
          <table:table-cell table:style-name="ce25" office:value-type="string" calcext:value-type="string">
            <text:p>Отпускная цена, руб.</text:p>
          </table:table-cell>
          <table:table-cell office:value-type="string" calcext:value-type="string">
            <text:p>bzzz</text:p>
          </table:table-cell>
          <table:table-cell office:value-type="string" calcext:value-type="string">
            <text:p>ткань</text:p>
          </table:table-cell>
          <table:table-cell office:value-type="string" calcext:value-type="string">
            <text:p>плотк</text:p>
          </table:table-cell>
          <table:table-cell table:formula="of:=юбка" office:value-type="string" office:string-value="" calcext:value-type="error">
            <text:p>#ИМЯ?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</text:p>
          </table:table-cell>
          <table:table-cell office:value-type="string" calcext:value-type="string">
            <text:p>P22</text:p>
          </table:table-cell>
          <table:table-cell table:style-name="ce22" office:value-type="string" calcext:value-type="string">
            <text:p>T23</text:p>
          </table:table-cell>
          <table:table-cell office:value-type="float" office:value="32" calcext:value-type="float">
            <text:p>32</text:p>
          </table:table-cell>
          <table:table-cell office:value-type="float" office:value="700" calcext:value-type="float">
            <text:p>700</text:p>
          </table:table-cell>
          <table:table-cell table:formula="of:=VLOOKUP([.C2];[$Ткани.A:.F];3;0)" office:value-type="string" office:string-value="красный" calcext:value-type="string">
            <text:p>красный</text:p>
          </table:table-cell>
          <table:table-cell table:formula="of:=VLOOKUP([.C2];[$Ткани.A:.F];5;0)" office:value-type="string" office:string-value="шёлк" calcext:value-type="string">
            <text:p>шёлк</text:p>
          </table:table-cell>
          <table:table-cell table:formula="of:=VLOOKUP([.C2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</text:p>
          </table:table-cell>
          <table:table-cell office:value-type="string" calcext:value-type="string">
            <text:p>P59</text:p>
          </table:table-cell>
          <table:table-cell table:style-name="ce22" office:value-type="string" calcext:value-type="string">
            <text:p>T13</text:p>
          </table:table-cell>
          <table:table-cell office:value-type="float" office:value="70" calcext:value-type="float">
            <text:p>70</text:p>
          </table:table-cell>
          <table:table-cell office:value-type="float" office:value="700" calcext:value-type="float">
            <text:p>700</text:p>
          </table:table-cell>
          <table:table-cell table:formula="of:=VLOOKUP([.C3];[$Ткани.A:.F];3;0)" office:value-type="string" office:string-value="красный" calcext:value-type="string">
            <text:p>красный</text:p>
          </table:table-cell>
          <table:table-cell table:formula="of:=VLOOKUP([.C3];[$Ткани.A:.F];5;0)" office:value-type="string" office:string-value="хлопок" calcext:value-type="string">
            <text:p>хлопок</text:p>
          </table:table-cell>
          <table:table-cell table:formula="of:=VLOOKUP([.C3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</text:p>
          </table:table-cell>
          <table:table-cell office:value-type="string" calcext:value-type="string">
            <text:p>P15</text:p>
          </table:table-cell>
          <table:table-cell table:style-name="ce22" office:value-type="string" calcext:value-type="string">
            <text:p>T31</text:p>
          </table:table-cell>
          <table:table-cell office:value-type="float" office:value="43" calcext:value-type="float">
            <text:p>43</text:p>
          </table:table-cell>
          <table:table-cell office:value-type="float" office:value="701" calcext:value-type="float">
            <text:p>701</text:p>
          </table:table-cell>
          <table:table-cell table:formula="of:=VLOOKUP([.C4];[$Ткани.A:.F];3;0)" office:value-type="string" office:string-value="желтый" calcext:value-type="string">
            <text:p>желтый</text:p>
          </table:table-cell>
          <table:table-cell table:formula="of:=VLOOKUP([.C4];[$Ткани.A:.F];5;0)" office:value-type="string" office:string-value="лён" calcext:value-type="string">
            <text:p>лён</text:p>
          </table:table-cell>
          <table:table-cell table:formula="of:=VLOOKUP([.C4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</text:p>
          </table:table-cell>
          <table:table-cell office:value-type="string" calcext:value-type="string">
            <text:p>P48</text:p>
          </table:table-cell>
          <table:table-cell table:style-name="ce22" office:value-type="string" calcext:value-type="string">
            <text:p>T22</text:p>
          </table:table-cell>
          <table:table-cell office:value-type="float" office:value="112" calcext:value-type="float">
            <text:p>112</text:p>
          </table:table-cell>
          <table:table-cell office:value-type="float" office:value="701" calcext:value-type="float">
            <text:p>701</text:p>
          </table:table-cell>
          <table:table-cell table:formula="of:=VLOOKUP([.C5];[$Ткани.A:.F];3;0)" office:value-type="string" office:string-value="синий" calcext:value-type="string">
            <text:p>синий</text:p>
          </table:table-cell>
          <table:table-cell table:formula="of:=VLOOKUP([.C5];[$Ткани.A:.F];5;0)" office:value-type="string" office:string-value="шёлк" calcext:value-type="string">
            <text:p>шёлк</text:p>
          </table:table-cell>
          <table:table-cell table:formula="of:=VLOOKUP([.C5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</text:p>
          </table:table-cell>
          <table:table-cell office:value-type="string" calcext:value-type="string">
            <text:p>P11</text:p>
          </table:table-cell>
          <table:table-cell table:style-name="ce22" office:value-type="string" calcext:value-type="string">
            <text:p>T24</text:p>
          </table:table-cell>
          <table:table-cell office:value-type="float" office:value="32" calcext:value-type="float">
            <text:p>32</text:p>
          </table:table-cell>
          <table:table-cell office:value-type="float" office:value="702" calcext:value-type="float">
            <text:p>702</text:p>
          </table:table-cell>
          <table:table-cell table:formula="of:=VLOOKUP([.C6];[$Ткани.A:.F];3;0)" office:value-type="string" office:string-value="зеленый" calcext:value-type="string">
            <text:p>зеленый</text:p>
          </table:table-cell>
          <table:table-cell table:formula="of:=VLOOKUP([.C6];[$Ткани.A:.F];5;0)" office:value-type="string" office:string-value="шёлк" calcext:value-type="string">
            <text:p>шёлк</text:p>
          </table:table-cell>
          <table:table-cell table:formula="of:=VLOOKUP([.C6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</text:p>
          </table:table-cell>
          <table:table-cell office:value-type="string" calcext:value-type="string">
            <text:p>P20</text:p>
          </table:table-cell>
          <table:table-cell table:style-name="ce22" office:value-type="string" calcext:value-type="string">
            <text:p>T17</text:p>
          </table:table-cell>
          <table:table-cell office:value-type="float" office:value="68" calcext:value-type="float">
            <text:p>68</text:p>
          </table:table-cell>
          <table:table-cell office:value-type="float" office:value="702" calcext:value-type="float">
            <text:p>702</text:p>
          </table:table-cell>
          <table:table-cell table:formula="of:=VLOOKUP([.C7];[$Ткани.A:.F];3;0)" office:value-type="string" office:string-value="зеленый" calcext:value-type="string">
            <text:p>зеленый</text:p>
          </table:table-cell>
          <table:table-cell table:formula="of:=VLOOKUP([.C7];[$Ткани.A:.F];5;0)" office:value-type="string" office:string-value="хлопок" calcext:value-type="string">
            <text:p>хлопок</text:p>
          </table:table-cell>
          <table:table-cell table:formula="of:=VLOOKUP([.C7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</text:p>
          </table:table-cell>
          <table:table-cell office:value-type="string" calcext:value-type="string">
            <text:p>P3</text:p>
          </table:table-cell>
          <table:table-cell table:style-name="ce22" office:value-type="string" calcext:value-type="string">
            <text:p>T19</text:p>
          </table:table-cell>
          <table:table-cell office:value-type="float" office:value="101" calcext:value-type="float">
            <text:p>101</text:p>
          </table:table-cell>
          <table:table-cell office:value-type="float" office:value="703" calcext:value-type="float">
            <text:p>703</text:p>
          </table:table-cell>
          <table:table-cell table:formula="of:=VLOOKUP([.C8];[$Ткани.A:.F];3;0)" office:value-type="string" office:string-value="желтый" calcext:value-type="string">
            <text:p>желтый</text:p>
          </table:table-cell>
          <table:table-cell table:formula="of:=VLOOKUP([.C8];[$Ткани.A:.F];5;0)" office:value-type="string" office:string-value="шерсть" calcext:value-type="string">
            <text:p>шерсть</text:p>
          </table:table-cell>
          <table:table-cell table:formula="of:=VLOOKUP([.C8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</text:p>
          </table:table-cell>
          <table:table-cell office:value-type="string" calcext:value-type="string">
            <text:p>P39</text:p>
          </table:table-cell>
          <table:table-cell table:style-name="ce22" office:value-type="string" calcext:value-type="string">
            <text:p>T43</text:p>
          </table:table-cell>
          <table:table-cell office:value-type="float" office:value="100" calcext:value-type="float">
            <text:p>100</text:p>
          </table:table-cell>
          <table:table-cell office:value-type="float" office:value="703" calcext:value-type="float">
            <text:p>703</text:p>
          </table:table-cell>
          <table:table-cell table:formula="of:=VLOOKUP([.C9];[$Ткани.A:.F];3;0)" office:value-type="string" office:string-value="белый" calcext:value-type="string">
            <text:p>белый</text:p>
          </table:table-cell>
          <table:table-cell table:formula="of:=VLOOKUP([.C9];[$Ткани.A:.F];5;0)" office:value-type="string" office:string-value="хлопок" calcext:value-type="string">
            <text:p>хлопок</text:p>
          </table:table-cell>
          <table:table-cell table:formula="of:=VLOOKUP([.C9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9</text:p>
          </table:table-cell>
          <table:table-cell office:value-type="string" calcext:value-type="string">
            <text:p>P41</text:p>
          </table:table-cell>
          <table:table-cell table:style-name="ce22" office:value-type="string" calcext:value-type="string">
            <text:p>T27</text:p>
          </table:table-cell>
          <table:table-cell office:value-type="float" office:value="64" calcext:value-type="float">
            <text:p>64</text:p>
          </table:table-cell>
          <table:table-cell office:value-type="float" office:value="703" calcext:value-type="float">
            <text:p>703</text:p>
          </table:table-cell>
          <table:table-cell table:formula="of:=VLOOKUP([.C10];[$Ткани.A:.F];3;0)" office:value-type="string" office:string-value="желтый" calcext:value-type="string">
            <text:p>желтый</text:p>
          </table:table-cell>
          <table:table-cell table:formula="of:=VLOOKUP([.C10];[$Ткани.A:.F];5;0)" office:value-type="string" office:string-value="шёлк" calcext:value-type="string">
            <text:p>шёлк</text:p>
          </table:table-cell>
          <table:table-cell table:formula="of:=VLOOKUP([.C10];[$Ткани.A:.F];4;0)" office:value-type="float" office:value="230" calcext:value-type="float">
            <text:p>230</text:p>
          </table:table-cell>
          <table:table-cell table:formula="of:=VLOOKUP([.B10];[$Продукция.A:.E];2;0)" office:value-type="string" office:string-value="платье с напуском на талии" calcext:value-type="string">
            <text:p>платье с напуском на талии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0</text:p>
          </table:table-cell>
          <table:table-cell office:value-type="string" calcext:value-type="string">
            <text:p>P1</text:p>
          </table:table-cell>
          <table:table-cell table:style-name="ce22" office:value-type="string" calcext:value-type="string">
            <text:p>T39</text:p>
          </table:table-cell>
          <table:table-cell office:value-type="float" office:value="120" calcext:value-type="float">
            <text:p>120</text:p>
          </table:table-cell>
          <table:table-cell office:value-type="float" office:value="704" calcext:value-type="float">
            <text:p>704</text:p>
          </table:table-cell>
          <table:table-cell table:formula="of:=VLOOKUP([.C11];[$Ткани.A:.F];3;0)" office:value-type="string" office:string-value="красный" calcext:value-type="string">
            <text:p>красный</text:p>
          </table:table-cell>
          <table:table-cell table:formula="of:=VLOOKUP([.C11];[$Ткани.A:.F];5;0)" office:value-type="string" office:string-value="хлопок" calcext:value-type="string">
            <text:p>хлопок</text:p>
          </table:table-cell>
          <table:table-cell table:formula="of:=VLOOKUP([.C11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1</text:p>
          </table:table-cell>
          <table:table-cell office:value-type="string" calcext:value-type="string">
            <text:p>P21</text:p>
          </table:table-cell>
          <table:table-cell table:style-name="ce22" office:value-type="string" calcext:value-type="string">
            <text:p>T14</text:p>
          </table:table-cell>
          <table:table-cell office:value-type="float" office:value="44" calcext:value-type="float">
            <text:p>44</text:p>
          </table:table-cell>
          <table:table-cell office:value-type="float" office:value="706" calcext:value-type="float">
            <text:p>706</text:p>
          </table:table-cell>
          <table:table-cell table:formula="of:=VLOOKUP([.C12];[$Ткани.A:.F];3;0)" office:value-type="string" office:string-value="синий" calcext:value-type="string">
            <text:p>синий</text:p>
          </table:table-cell>
          <table:table-cell table:formula="of:=VLOOKUP([.C12];[$Ткани.A:.F];5;0)" office:value-type="string" office:string-value="хлопок" calcext:value-type="string">
            <text:p>хлопок</text:p>
          </table:table-cell>
          <table:table-cell table:formula="of:=VLOOKUP([.C12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2</text:p>
          </table:table-cell>
          <table:table-cell office:value-type="string" calcext:value-type="string">
            <text:p>P36</text:p>
          </table:table-cell>
          <table:table-cell table:style-name="ce22" office:value-type="string" calcext:value-type="string">
            <text:p>T2</text:p>
          </table:table-cell>
          <table:table-cell office:value-type="float" office:value="63" calcext:value-type="float">
            <text:p>63</text:p>
          </table:table-cell>
          <table:table-cell office:value-type="float" office:value="706" calcext:value-type="float">
            <text:p>706</text:p>
          </table:table-cell>
          <table:table-cell table:formula="of:=VLOOKUP([.C13];[$Ткани.A:.F];3;0)" office:value-type="string" office:string-value="желтый" calcext:value-type="string">
            <text:p>желтый</text:p>
          </table:table-cell>
          <table:table-cell table:formula="of:=VLOOKUP([.C13];[$Ткани.A:.F];5;0)" office:value-type="string" office:string-value="шёлк" calcext:value-type="string">
            <text:p>шёлк</text:p>
          </table:table-cell>
          <table:table-cell table:formula="of:=VLOOKUP([.C13];[$Ткани.A:.F];4;0)" office:value-type="float" office:value="240" calcext:value-type="float">
            <text:p>240</text:p>
          </table:table-cell>
          <table:table-cell table:formula="of:=VLOOKUP([.B13];[$Продукция.A:.E];2;0)" office:value-type="string" office:string-value="платье-кимоно" calcext:value-type="string">
            <text:p>платье-кимоно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3</text:p>
          </table:table-cell>
          <table:table-cell office:value-type="string" calcext:value-type="string">
            <text:p>P31</text:p>
          </table:table-cell>
          <table:table-cell table:style-name="ce22" office:value-type="string" calcext:value-type="string">
            <text:p>T12</text:p>
          </table:table-cell>
          <table:table-cell office:value-type="float" office:value="64" calcext:value-type="float">
            <text:p>64</text:p>
          </table:table-cell>
          <table:table-cell office:value-type="float" office:value="707" calcext:value-type="float">
            <text:p>707</text:p>
          </table:table-cell>
          <table:table-cell table:formula="of:=VLOOKUP([.C14];[$Ткани.A:.F];3;0)" office:value-type="string" office:string-value="желтый" calcext:value-type="string">
            <text:p>желтый</text:p>
          </table:table-cell>
          <table:table-cell table:formula="of:=VLOOKUP([.C14];[$Ткани.A:.F];5;0)" office:value-type="string" office:string-value="хлопок" calcext:value-type="string">
            <text:p>хлопок</text:p>
          </table:table-cell>
          <table:table-cell table:formula="of:=VLOOKUP([.C14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4</text:p>
          </table:table-cell>
          <table:table-cell office:value-type="string" calcext:value-type="string">
            <text:p>P46</text:p>
          </table:table-cell>
          <table:table-cell table:style-name="ce22" office:value-type="string" calcext:value-type="string">
            <text:p>T36</text:p>
          </table:table-cell>
          <table:table-cell office:value-type="float" office:value="61" calcext:value-type="float">
            <text:p>61</text:p>
          </table:table-cell>
          <table:table-cell office:value-type="float" office:value="707" calcext:value-type="float">
            <text:p>707</text:p>
          </table:table-cell>
          <table:table-cell table:formula="of:=VLOOKUP([.C15];[$Ткани.A:.F];3;0)" office:value-type="string" office:string-value="желтый" calcext:value-type="string">
            <text:p>желтый</text:p>
          </table:table-cell>
          <table:table-cell table:formula="of:=VLOOKUP([.C15];[$Ткани.A:.F];5;0)" office:value-type="string" office:string-value="хлопок" calcext:value-type="string">
            <text:p>хлопок</text:p>
          </table:table-cell>
          <table:table-cell table:formula="of:=VLOOKUP([.C15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5</text:p>
          </table:table-cell>
          <table:table-cell office:value-type="string" calcext:value-type="string">
            <text:p>P28</text:p>
          </table:table-cell>
          <table:table-cell table:style-name="ce22" office:value-type="string" calcext:value-type="string">
            <text:p>T1</text:p>
          </table:table-cell>
          <table:table-cell office:value-type="float" office:value="99" calcext:value-type="float">
            <text:p>99</text:p>
          </table:table-cell>
          <table:table-cell office:value-type="float" office:value="708" calcext:value-type="float">
            <text:p>708</text:p>
          </table:table-cell>
          <table:table-cell table:formula="of:=VLOOKUP([.C16];[$Ткани.A:.F];3;0)" office:value-type="string" office:string-value="красный" calcext:value-type="string">
            <text:p>красный</text:p>
          </table:table-cell>
          <table:table-cell table:formula="of:=VLOOKUP([.C16];[$Ткани.A:.F];5;0)" office:value-type="string" office:string-value="шёлк" calcext:value-type="string">
            <text:p>шёлк</text:p>
          </table:table-cell>
          <table:table-cell table:formula="of:=VLOOKUP([.C16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6</text:p>
          </table:table-cell>
          <table:table-cell office:value-type="string" calcext:value-type="string">
            <text:p>P39</text:p>
          </table:table-cell>
          <table:table-cell table:style-name="ce22" office:value-type="string" calcext:value-type="string">
            <text:p>T27</text:p>
          </table:table-cell>
          <table:table-cell office:value-type="float" office:value="36" calcext:value-type="float">
            <text:p>36</text:p>
          </table:table-cell>
          <table:table-cell office:value-type="float" office:value="708" calcext:value-type="float">
            <text:p>708</text:p>
          </table:table-cell>
          <table:table-cell table:formula="of:=VLOOKUP([.C17];[$Ткани.A:.F];3;0)" office:value-type="string" office:string-value="желтый" calcext:value-type="string">
            <text:p>желтый</text:p>
          </table:table-cell>
          <table:table-cell table:formula="of:=VLOOKUP([.C17];[$Ткани.A:.F];5;0)" office:value-type="string" office:string-value="шёлк" calcext:value-type="string">
            <text:p>шёлк</text:p>
          </table:table-cell>
          <table:table-cell table:formula="of:=VLOOKUP([.C17];[$Ткани.A:.F];4;0)" office:value-type="float" office:value="230" calcext:value-type="float">
            <text:p>230</text:p>
          </table:table-cell>
          <table:table-cell table:formula="of:=VLOOKUP([.B17];[$Продукция.A:.E];2;0)" office:value-type="string" office:string-value="платье прямое" calcext:value-type="string">
            <text:p>платье прямое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7</text:p>
          </table:table-cell>
          <table:table-cell office:value-type="string" calcext:value-type="string">
            <text:p>P49</text:p>
          </table:table-cell>
          <table:table-cell table:style-name="ce22" office:value-type="string" calcext:value-type="string">
            <text:p>T17</text:p>
          </table:table-cell>
          <table:table-cell office:value-type="float" office:value="102" calcext:value-type="float">
            <text:p>102</text:p>
          </table:table-cell>
          <table:table-cell office:value-type="float" office:value="708" calcext:value-type="float">
            <text:p>708</text:p>
          </table:table-cell>
          <table:table-cell table:formula="of:=VLOOKUP([.C18];[$Ткани.A:.F];3;0)" office:value-type="string" office:string-value="зеленый" calcext:value-type="string">
            <text:p>зеленый</text:p>
          </table:table-cell>
          <table:table-cell table:formula="of:=VLOOKUP([.C18];[$Ткани.A:.F];5;0)" office:value-type="string" office:string-value="хлопок" calcext:value-type="string">
            <text:p>хлопок</text:p>
          </table:table-cell>
          <table:table-cell table:formula="of:=VLOOKUP([.C18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8</text:p>
          </table:table-cell>
          <table:table-cell office:value-type="string" calcext:value-type="string">
            <text:p>P36</text:p>
          </table:table-cell>
          <table:table-cell table:style-name="ce22" office:value-type="string" calcext:value-type="string">
            <text:p>T30</text:p>
          </table:table-cell>
          <table:table-cell office:value-type="float" office:value="113" calcext:value-type="float">
            <text:p>113</text:p>
          </table:table-cell>
          <table:table-cell office:value-type="float" office:value="709" calcext:value-type="float">
            <text:p>709</text:p>
          </table:table-cell>
          <table:table-cell table:formula="of:=VLOOKUP([.C19];[$Ткани.A:.F];3;0)" office:value-type="string" office:string-value="синий" calcext:value-type="string">
            <text:p>синий</text:p>
          </table:table-cell>
          <table:table-cell table:formula="of:=VLOOKUP([.C19];[$Ткани.A:.F];5;0)" office:value-type="string" office:string-value="лён" calcext:value-type="string">
            <text:p>лён</text:p>
          </table:table-cell>
          <table:table-cell table:formula="of:=VLOOKUP([.C19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9</text:p>
          </table:table-cell>
          <table:table-cell office:value-type="string" calcext:value-type="string">
            <text:p>P8</text:p>
          </table:table-cell>
          <table:table-cell table:style-name="ce22" office:value-type="string" calcext:value-type="string">
            <text:p>T20</text:p>
          </table:table-cell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  <table:table-cell table:formula="of:=VLOOKUP([.C20];[$Ткани.A:.F];3;0)" office:value-type="string" office:string-value="синий" calcext:value-type="string">
            <text:p>синий</text:p>
          </table:table-cell>
          <table:table-cell table:formula="of:=VLOOKUP([.C20];[$Ткани.A:.F];5;0)" office:value-type="string" office:string-value="шерсть" calcext:value-type="string">
            <text:p>шерсть</text:p>
          </table:table-cell>
          <table:table-cell table:formula="of:=VLOOKUP([.C20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0</text:p>
          </table:table-cell>
          <table:table-cell office:value-type="string" calcext:value-type="string">
            <text:p>P33</text:p>
          </table:table-cell>
          <table:table-cell table:style-name="ce22" office:value-type="string" calcext:value-type="string">
            <text:p>T3</text:p>
          </table:table-cell>
          <table:table-cell office:value-type="float" office:value="59" calcext:value-type="float">
            <text:p>59</text:p>
          </table:table-cell>
          <table:table-cell office:value-type="float" office:value="710" calcext:value-type="float">
            <text:p>710</text:p>
          </table:table-cell>
          <table:table-cell table:formula="of:=VLOOKUP([.C21];[$Ткани.A:.F];3;0)" office:value-type="string" office:string-value="синий" calcext:value-type="string">
            <text:p>синий</text:p>
          </table:table-cell>
          <table:table-cell table:formula="of:=VLOOKUP([.C21];[$Ткани.A:.F];5;0)" office:value-type="string" office:string-value="шёлк" calcext:value-type="string">
            <text:p>шёлк</text:p>
          </table:table-cell>
          <table:table-cell table:formula="of:=VLOOKUP([.C21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1</text:p>
          </table:table-cell>
          <table:table-cell office:value-type="string" calcext:value-type="string">
            <text:p>P28</text:p>
          </table:table-cell>
          <table:table-cell table:style-name="ce22" office:value-type="string" calcext:value-type="string">
            <text:p>T17</text:p>
          </table:table-cell>
          <table:table-cell office:value-type="float" office:value="95" calcext:value-type="float">
            <text:p>95</text:p>
          </table:table-cell>
          <table:table-cell office:value-type="float" office:value="711" calcext:value-type="float">
            <text:p>711</text:p>
          </table:table-cell>
          <table:table-cell table:formula="of:=VLOOKUP([.C22];[$Ткани.A:.F];3;0)" office:value-type="string" office:string-value="зеленый" calcext:value-type="string">
            <text:p>зеленый</text:p>
          </table:table-cell>
          <table:table-cell table:formula="of:=VLOOKUP([.C22];[$Ткани.A:.F];5;0)" office:value-type="string" office:string-value="хлопок" calcext:value-type="string">
            <text:p>хлопок</text:p>
          </table:table-cell>
          <table:table-cell table:formula="of:=VLOOKUP([.C22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2</text:p>
          </table:table-cell>
          <table:table-cell office:value-type="string" calcext:value-type="string">
            <text:p>P40</text:p>
          </table:table-cell>
          <table:table-cell table:style-name="ce22" office:value-type="string" calcext:value-type="string">
            <text:p>T8</text:p>
          </table:table-cell>
          <table:table-cell office:value-type="float" office:value="72" calcext:value-type="float">
            <text:p>72</text:p>
          </table:table-cell>
          <table:table-cell office:value-type="float" office:value="713" calcext:value-type="float">
            <text:p>713</text:p>
          </table:table-cell>
          <table:table-cell table:formula="of:=VLOOKUP([.C23];[$Ткани.A:.F];3;0)" office:value-type="string" office:string-value="голубой" calcext:value-type="string">
            <text:p>голубой</text:p>
          </table:table-cell>
          <table:table-cell table:formula="of:=VLOOKUP([.C23];[$Ткани.A:.F];5;0)" office:value-type="string" office:string-value="хлопок" calcext:value-type="string">
            <text:p>хлопок</text:p>
          </table:table-cell>
          <table:table-cell table:formula="of:=VLOOKUP([.C23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3</text:p>
          </table:table-cell>
          <table:table-cell office:value-type="string" calcext:value-type="string">
            <text:p>P40</text:p>
          </table:table-cell>
          <table:table-cell table:style-name="ce22" office:value-type="string" calcext:value-type="string">
            <text:p>T12</text:p>
          </table:table-cell>
          <table:table-cell office:value-type="float" office:value="27" calcext:value-type="float">
            <text:p>27</text:p>
          </table:table-cell>
          <table:table-cell office:value-type="float" office:value="713" calcext:value-type="float">
            <text:p>713</text:p>
          </table:table-cell>
          <table:table-cell table:formula="of:=VLOOKUP([.C24];[$Ткани.A:.F];3;0)" office:value-type="string" office:string-value="желтый" calcext:value-type="string">
            <text:p>желтый</text:p>
          </table:table-cell>
          <table:table-cell table:formula="of:=VLOOKUP([.C24];[$Ткани.A:.F];5;0)" office:value-type="string" office:string-value="хлопок" calcext:value-type="string">
            <text:p>хлопок</text:p>
          </table:table-cell>
          <table:table-cell table:formula="of:=VLOOKUP([.C24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4</text:p>
          </table:table-cell>
          <table:table-cell office:value-type="string" calcext:value-type="string">
            <text:p>P48</text:p>
          </table:table-cell>
          <table:table-cell table:style-name="ce22" office:value-type="string" calcext:value-type="string">
            <text:p>T44</text:p>
          </table:table-cell>
          <table:table-cell office:value-type="float" office:value="88" calcext:value-type="float">
            <text:p>88</text:p>
          </table:table-cell>
          <table:table-cell office:value-type="float" office:value="713" calcext:value-type="float">
            <text:p>713</text:p>
          </table:table-cell>
          <table:table-cell table:formula="of:=VLOOKUP([.C25];[$Ткани.A:.F];3;0)" office:value-type="string" office:string-value="коричневый" calcext:value-type="string">
            <text:p>коричневый</text:p>
          </table:table-cell>
          <table:table-cell table:formula="of:=VLOOKUP([.C25];[$Ткани.A:.F];5;0)" office:value-type="string" office:string-value="хлопок" calcext:value-type="string">
            <text:p>хлопок</text:p>
          </table:table-cell>
          <table:table-cell table:formula="of:=VLOOKUP([.C25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5</text:p>
          </table:table-cell>
          <table:table-cell office:value-type="string" calcext:value-type="string">
            <text:p>P54</text:p>
          </table:table-cell>
          <table:table-cell table:style-name="ce22" office:value-type="string" calcext:value-type="string">
            <text:p>T31</text:p>
          </table:table-cell>
          <table:table-cell office:value-type="float" office:value="4" calcext:value-type="float">
            <text:p>4</text:p>
          </table:table-cell>
          <table:table-cell office:value-type="float" office:value="713" calcext:value-type="float">
            <text:p>713</text:p>
          </table:table-cell>
          <table:table-cell table:formula="of:=VLOOKUP([.C26];[$Ткани.A:.F];3;0)" office:value-type="string" office:string-value="желтый" calcext:value-type="string">
            <text:p>желтый</text:p>
          </table:table-cell>
          <table:table-cell table:formula="of:=VLOOKUP([.C26];[$Ткани.A:.F];5;0)" office:value-type="string" office:string-value="лён" calcext:value-type="string">
            <text:p>лён</text:p>
          </table:table-cell>
          <table:table-cell table:formula="of:=VLOOKUP([.C26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6</text:p>
          </table:table-cell>
          <table:table-cell office:value-type="string" calcext:value-type="string">
            <text:p>P7</text:p>
          </table:table-cell>
          <table:table-cell table:style-name="ce22" office:value-type="string" calcext:value-type="string">
            <text:p>T3</text:p>
          </table:table-cell>
          <table:table-cell office:value-type="float" office:value="29" calcext:value-type="float">
            <text:p>29</text:p>
          </table:table-cell>
          <table:table-cell office:value-type="float" office:value="713" calcext:value-type="float">
            <text:p>713</text:p>
          </table:table-cell>
          <table:table-cell table:formula="of:=VLOOKUP([.C27];[$Ткани.A:.F];3;0)" office:value-type="string" office:string-value="синий" calcext:value-type="string">
            <text:p>синий</text:p>
          </table:table-cell>
          <table:table-cell table:formula="of:=VLOOKUP([.C27];[$Ткани.A:.F];5;0)" office:value-type="string" office:string-value="шёлк" calcext:value-type="string">
            <text:p>шёлк</text:p>
          </table:table-cell>
          <table:table-cell table:formula="of:=VLOOKUP([.C27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7</text:p>
          </table:table-cell>
          <table:table-cell office:value-type="string" calcext:value-type="string">
            <text:p>P39</text:p>
          </table:table-cell>
          <table:table-cell table:style-name="ce22" office:value-type="string" calcext:value-type="string">
            <text:p>T41</text:p>
          </table:table-cell>
          <table:table-cell office:value-type="float" office:value="107" calcext:value-type="float">
            <text:p>107</text:p>
          </table:table-cell>
          <table:table-cell office:value-type="float" office:value="714" calcext:value-type="float">
            <text:p>714</text:p>
          </table:table-cell>
          <table:table-cell table:formula="of:=VLOOKUP([.C28];[$Ткани.A:.F];3;0)" office:value-type="string" office:string-value="белый" calcext:value-type="string">
            <text:p>белый</text:p>
          </table:table-cell>
          <table:table-cell table:formula="of:=VLOOKUP([.C28];[$Ткани.A:.F];5;0)" office:value-type="string" office:string-value="хлопок" calcext:value-type="string">
            <text:p>хлопок</text:p>
          </table:table-cell>
          <table:table-cell table:formula="of:=VLOOKUP([.C28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8</text:p>
          </table:table-cell>
          <table:table-cell office:value-type="string" calcext:value-type="string">
            <text:p>P48</text:p>
          </table:table-cell>
          <table:table-cell table:style-name="ce22" office:value-type="string" calcext:value-type="string">
            <text:p>T42</text:p>
          </table:table-cell>
          <table:table-cell office:value-type="float" office:value="8" calcext:value-type="float">
            <text:p>8</text:p>
          </table:table-cell>
          <table:table-cell office:value-type="float" office:value="714" calcext:value-type="float">
            <text:p>714</text:p>
          </table:table-cell>
          <table:table-cell table:formula="of:=VLOOKUP([.C29];[$Ткани.A:.F];3;0)" office:value-type="string" office:string-value="красный" calcext:value-type="string">
            <text:p>красный</text:p>
          </table:table-cell>
          <table:table-cell table:formula="of:=VLOOKUP([.C29];[$Ткани.A:.F];5;0)" office:value-type="string" office:string-value="хлопок" calcext:value-type="string">
            <text:p>хлопок</text:p>
          </table:table-cell>
          <table:table-cell table:formula="of:=VLOOKUP([.C29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9</text:p>
          </table:table-cell>
          <table:table-cell office:value-type="string" calcext:value-type="string">
            <text:p>P2</text:p>
          </table:table-cell>
          <table:table-cell table:style-name="ce22" office:value-type="string" calcext:value-type="string">
            <text:p>T32</text:p>
          </table:table-cell>
          <table:table-cell office:value-type="float" office:value="23" calcext:value-type="float">
            <text:p>23</text:p>
          </table:table-cell>
          <table:table-cell office:value-type="float" office:value="715" calcext:value-type="float">
            <text:p>715</text:p>
          </table:table-cell>
          <table:table-cell table:formula="of:=VLOOKUP([.C30];[$Ткани.A:.F];3;0)" office:value-type="string" office:string-value="красный" calcext:value-type="string">
            <text:p>красный</text:p>
          </table:table-cell>
          <table:table-cell table:formula="of:=VLOOKUP([.C30];[$Ткани.A:.F];5;0)" office:value-type="string" office:string-value="лён" calcext:value-type="string">
            <text:p>лён</text:p>
          </table:table-cell>
          <table:table-cell table:formula="of:=VLOOKUP([.C30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0</text:p>
          </table:table-cell>
          <table:table-cell office:value-type="string" calcext:value-type="string">
            <text:p>P4</text:p>
          </table:table-cell>
          <table:table-cell table:style-name="ce22" office:value-type="string" calcext:value-type="string">
            <text:p>T22</text:p>
          </table:table-cell>
          <table:table-cell office:value-type="float" office:value="10" calcext:value-type="float">
            <text:p>10</text:p>
          </table:table-cell>
          <table:table-cell office:value-type="float" office:value="715" calcext:value-type="float">
            <text:p>715</text:p>
          </table:table-cell>
          <table:table-cell table:formula="of:=VLOOKUP([.C31];[$Ткани.A:.F];3;0)" office:value-type="string" office:string-value="синий" calcext:value-type="string">
            <text:p>синий</text:p>
          </table:table-cell>
          <table:table-cell table:formula="of:=VLOOKUP([.C31];[$Ткани.A:.F];5;0)" office:value-type="string" office:string-value="шёлк" calcext:value-type="string">
            <text:p>шёлк</text:p>
          </table:table-cell>
          <table:table-cell table:formula="of:=VLOOKUP([.C31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1</text:p>
          </table:table-cell>
          <table:table-cell office:value-type="string" calcext:value-type="string">
            <text:p>P47</text:p>
          </table:table-cell>
          <table:table-cell table:style-name="ce22" office:value-type="string" calcext:value-type="string">
            <text:p>T3</text:p>
          </table:table-cell>
          <table:table-cell office:value-type="float" office:value="92" calcext:value-type="float">
            <text:p>92</text:p>
          </table:table-cell>
          <table:table-cell office:value-type="float" office:value="715" calcext:value-type="float">
            <text:p>715</text:p>
          </table:table-cell>
          <table:table-cell table:formula="of:=VLOOKUP([.C32];[$Ткани.A:.F];3;0)" office:value-type="string" office:string-value="синий" calcext:value-type="string">
            <text:p>синий</text:p>
          </table:table-cell>
          <table:table-cell table:formula="of:=VLOOKUP([.C32];[$Ткани.A:.F];5;0)" office:value-type="string" office:string-value="шёлк" calcext:value-type="string">
            <text:p>шёлк</text:p>
          </table:table-cell>
          <table:table-cell table:formula="of:=VLOOKUP([.C32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2</text:p>
          </table:table-cell>
          <table:table-cell office:value-type="string" calcext:value-type="string">
            <text:p>P54</text:p>
          </table:table-cell>
          <table:table-cell table:style-name="ce22" office:value-type="string" calcext:value-type="string">
            <text:p>T43</text:p>
          </table:table-cell>
          <table:table-cell office:value-type="float" office:value="59" calcext:value-type="float">
            <text:p>59</text:p>
          </table:table-cell>
          <table:table-cell office:value-type="float" office:value="715" calcext:value-type="float">
            <text:p>715</text:p>
          </table:table-cell>
          <table:table-cell table:formula="of:=VLOOKUP([.C33];[$Ткани.A:.F];3;0)" office:value-type="string" office:string-value="белый" calcext:value-type="string">
            <text:p>белый</text:p>
          </table:table-cell>
          <table:table-cell table:formula="of:=VLOOKUP([.C33];[$Ткани.A:.F];5;0)" office:value-type="string" office:string-value="хлопок" calcext:value-type="string">
            <text:p>хлопок</text:p>
          </table:table-cell>
          <table:table-cell table:formula="of:=VLOOKUP([.C33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3</text:p>
          </table:table-cell>
          <table:table-cell office:value-type="string" calcext:value-type="string">
            <text:p>P8</text:p>
          </table:table-cell>
          <table:table-cell table:style-name="ce22" office:value-type="string" calcext:value-type="string">
            <text:p>T14</text:p>
          </table:table-cell>
          <table:table-cell office:value-type="float" office:value="116" calcext:value-type="float">
            <text:p>116</text:p>
          </table:table-cell>
          <table:table-cell office:value-type="float" office:value="715" calcext:value-type="float">
            <text:p>715</text:p>
          </table:table-cell>
          <table:table-cell table:formula="of:=VLOOKUP([.C34];[$Ткани.A:.F];3;0)" office:value-type="string" office:string-value="синий" calcext:value-type="string">
            <text:p>синий</text:p>
          </table:table-cell>
          <table:table-cell table:formula="of:=VLOOKUP([.C34];[$Ткани.A:.F];5;0)" office:value-type="string" office:string-value="хлопок" calcext:value-type="string">
            <text:p>хлопок</text:p>
          </table:table-cell>
          <table:table-cell table:formula="of:=VLOOKUP([.C34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4</text:p>
          </table:table-cell>
          <table:table-cell office:value-type="string" calcext:value-type="string">
            <text:p>P11</text:p>
          </table:table-cell>
          <table:table-cell table:style-name="ce22" office:value-type="string" calcext:value-type="string">
            <text:p>T32</text:p>
          </table:table-cell>
          <table:table-cell office:value-type="float" office:value="63" calcext:value-type="float">
            <text:p>63</text:p>
          </table:table-cell>
          <table:table-cell office:value-type="float" office:value="716" calcext:value-type="float">
            <text:p>716</text:p>
          </table:table-cell>
          <table:table-cell table:formula="of:=VLOOKUP([.C35];[$Ткани.A:.F];3;0)" office:value-type="string" office:string-value="красный" calcext:value-type="string">
            <text:p>красный</text:p>
          </table:table-cell>
          <table:table-cell table:formula="of:=VLOOKUP([.C35];[$Ткани.A:.F];5;0)" office:value-type="string" office:string-value="лён" calcext:value-type="string">
            <text:p>лён</text:p>
          </table:table-cell>
          <table:table-cell table:formula="of:=VLOOKUP([.C35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5</text:p>
          </table:table-cell>
          <table:table-cell office:value-type="string" calcext:value-type="string">
            <text:p>P36</text:p>
          </table:table-cell>
          <table:table-cell table:style-name="ce22" office:value-type="string" calcext:value-type="string">
            <text:p>T22</text:p>
          </table:table-cell>
          <table:table-cell office:value-type="float" office:value="10" calcext:value-type="float">
            <text:p>10</text:p>
          </table:table-cell>
          <table:table-cell office:value-type="float" office:value="716" calcext:value-type="float">
            <text:p>716</text:p>
          </table:table-cell>
          <table:table-cell table:formula="of:=VLOOKUP([.C36];[$Ткани.A:.F];3;0)" office:value-type="string" office:string-value="синий" calcext:value-type="string">
            <text:p>синий</text:p>
          </table:table-cell>
          <table:table-cell table:formula="of:=VLOOKUP([.C36];[$Ткани.A:.F];5;0)" office:value-type="string" office:string-value="шёлк" calcext:value-type="string">
            <text:p>шёлк</text:p>
          </table:table-cell>
          <table:table-cell table:formula="of:=VLOOKUP([.C36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6</text:p>
          </table:table-cell>
          <table:table-cell office:value-type="string" calcext:value-type="string">
            <text:p>P46</text:p>
          </table:table-cell>
          <table:table-cell table:style-name="ce22" office:value-type="string" calcext:value-type="string">
            <text:p>T32</text:p>
          </table:table-cell>
          <table:table-cell office:value-type="float" office:value="53" calcext:value-type="float">
            <text:p>53</text:p>
          </table:table-cell>
          <table:table-cell office:value-type="float" office:value="716" calcext:value-type="float">
            <text:p>716</text:p>
          </table:table-cell>
          <table:table-cell table:formula="of:=VLOOKUP([.C37];[$Ткани.A:.F];3;0)" office:value-type="string" office:string-value="красный" calcext:value-type="string">
            <text:p>красный</text:p>
          </table:table-cell>
          <table:table-cell table:formula="of:=VLOOKUP([.C37];[$Ткани.A:.F];5;0)" office:value-type="string" office:string-value="лён" calcext:value-type="string">
            <text:p>лён</text:p>
          </table:table-cell>
          <table:table-cell table:formula="of:=VLOOKUP([.C37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7</text:p>
          </table:table-cell>
          <table:table-cell office:value-type="string" calcext:value-type="string">
            <text:p>P7</text:p>
          </table:table-cell>
          <table:table-cell table:style-name="ce22" office:value-type="string" calcext:value-type="string">
            <text:p>T5</text:p>
          </table:table-cell>
          <table:table-cell office:value-type="float" office:value="102" calcext:value-type="float">
            <text:p>102</text:p>
          </table:table-cell>
          <table:table-cell office:value-type="float" office:value="716" calcext:value-type="float">
            <text:p>716</text:p>
          </table:table-cell>
          <table:table-cell table:formula="of:=VLOOKUP([.C38];[$Ткани.A:.F];3;0)" office:value-type="string" office:string-value="синий" calcext:value-type="string">
            <text:p>синий</text:p>
          </table:table-cell>
          <table:table-cell table:formula="of:=VLOOKUP([.C38];[$Ткани.A:.F];5;0)" office:value-type="string" office:string-value="хлопок" calcext:value-type="string">
            <text:p>хлопок</text:p>
          </table:table-cell>
          <table:table-cell table:formula="of:=VLOOKUP([.C38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8</text:p>
          </table:table-cell>
          <table:table-cell office:value-type="string" calcext:value-type="string">
            <text:p>P31</text:p>
          </table:table-cell>
          <table:table-cell table:style-name="ce22" office:value-type="string" calcext:value-type="string">
            <text:p>T22</text:p>
          </table:table-cell>
          <table:table-cell office:value-type="float" office:value="43" calcext:value-type="float">
            <text:p>43</text:p>
          </table:table-cell>
          <table:table-cell office:value-type="float" office:value="717" calcext:value-type="float">
            <text:p>717</text:p>
          </table:table-cell>
          <table:table-cell table:formula="of:=VLOOKUP([.C39];[$Ткани.A:.F];3;0)" office:value-type="string" office:string-value="синий" calcext:value-type="string">
            <text:p>синий</text:p>
          </table:table-cell>
          <table:table-cell table:formula="of:=VLOOKUP([.C39];[$Ткани.A:.F];5;0)" office:value-type="string" office:string-value="шёлк" calcext:value-type="string">
            <text:p>шёлк</text:p>
          </table:table-cell>
          <table:table-cell table:formula="of:=VLOOKUP([.C39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9</text:p>
          </table:table-cell>
          <table:table-cell office:value-type="string" calcext:value-type="string">
            <text:p>P33</text:p>
          </table:table-cell>
          <table:table-cell table:style-name="ce22" office:value-type="string" calcext:value-type="string">
            <text:p>T37</text:p>
          </table:table-cell>
          <table:table-cell office:value-type="float" office:value="62" calcext:value-type="float">
            <text:p>62</text:p>
          </table:table-cell>
          <table:table-cell office:value-type="float" office:value="717" calcext:value-type="float">
            <text:p>717</text:p>
          </table:table-cell>
          <table:table-cell table:formula="of:=VLOOKUP([.C40];[$Ткани.A:.F];3;0)" office:value-type="string" office:string-value="зеленый" calcext:value-type="string">
            <text:p>зеленый</text:p>
          </table:table-cell>
          <table:table-cell table:formula="of:=VLOOKUP([.C40];[$Ткани.A:.F];5;0)" office:value-type="string" office:string-value="хлопок" calcext:value-type="string">
            <text:p>хлопок</text:p>
          </table:table-cell>
          <table:table-cell table:formula="of:=VLOOKUP([.C40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0</text:p>
          </table:table-cell>
          <table:table-cell office:value-type="string" calcext:value-type="string">
            <text:p>P36</text:p>
          </table:table-cell>
          <table:table-cell table:style-name="ce22" office:value-type="string" calcext:value-type="string">
            <text:p>T16</text:p>
          </table:table-cell>
          <table:table-cell office:value-type="float" office:value="8" calcext:value-type="float">
            <text:p>8</text:p>
          </table:table-cell>
          <table:table-cell office:value-type="float" office:value="717" calcext:value-type="float">
            <text:p>717</text:p>
          </table:table-cell>
          <table:table-cell table:formula="of:=VLOOKUP([.C41];[$Ткани.A:.F];3;0)" office:value-type="string" office:string-value="красный" calcext:value-type="string">
            <text:p>красный</text:p>
          </table:table-cell>
          <table:table-cell table:formula="of:=VLOOKUP([.C41];[$Ткани.A:.F];5;0)" office:value-type="string" office:string-value="хлопок" calcext:value-type="string">
            <text:p>хлопок</text:p>
          </table:table-cell>
          <table:table-cell table:formula="of:=VLOOKUP([.C41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1</text:p>
          </table:table-cell>
          <table:table-cell office:value-type="string" calcext:value-type="string">
            <text:p>P44</text:p>
          </table:table-cell>
          <table:table-cell table:style-name="ce22" office:value-type="string" calcext:value-type="string">
            <text:p>T6</text:p>
          </table:table-cell>
          <table:table-cell office:value-type="float" office:value="18" calcext:value-type="float">
            <text:p>18</text:p>
          </table:table-cell>
          <table:table-cell office:value-type="float" office:value="717" calcext:value-type="float">
            <text:p>717</text:p>
          </table:table-cell>
          <table:table-cell table:formula="of:=VLOOKUP([.C42];[$Ткани.A:.F];3;0)" office:value-type="string" office:string-value="черный" calcext:value-type="string">
            <text:p>черный</text:p>
          </table:table-cell>
          <table:table-cell table:formula="of:=VLOOKUP([.C42];[$Ткани.A:.F];5;0)" office:value-type="string" office:string-value="хлопок" calcext:value-type="string">
            <text:p>хлопок</text:p>
          </table:table-cell>
          <table:table-cell table:formula="of:=VLOOKUP([.C42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2</text:p>
          </table:table-cell>
          <table:table-cell office:value-type="string" calcext:value-type="string">
            <text:p>P5</text:p>
          </table:table-cell>
          <table:table-cell table:style-name="ce22" office:value-type="string" calcext:value-type="string">
            <text:p>T19</text:p>
          </table:table-cell>
          <table:table-cell office:value-type="float" office:value="36" calcext:value-type="float">
            <text:p>36</text:p>
          </table:table-cell>
          <table:table-cell office:value-type="float" office:value="717" calcext:value-type="float">
            <text:p>717</text:p>
          </table:table-cell>
          <table:table-cell table:formula="of:=VLOOKUP([.C43];[$Ткани.A:.F];3;0)" office:value-type="string" office:string-value="желтый" calcext:value-type="string">
            <text:p>желтый</text:p>
          </table:table-cell>
          <table:table-cell table:formula="of:=VLOOKUP([.C43];[$Ткани.A:.F];5;0)" office:value-type="string" office:string-value="шерсть" calcext:value-type="string">
            <text:p>шерсть</text:p>
          </table:table-cell>
          <table:table-cell table:formula="of:=VLOOKUP([.C43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3</text:p>
          </table:table-cell>
          <table:table-cell office:value-type="string" calcext:value-type="string">
            <text:p>P20</text:p>
          </table:table-cell>
          <table:table-cell table:style-name="ce22" office:value-type="string" calcext:value-type="string">
            <text:p>T31</text:p>
          </table:table-cell>
          <table:table-cell office:value-type="float" office:value="11" calcext:value-type="float">
            <text:p>11</text:p>
          </table:table-cell>
          <table:table-cell office:value-type="float" office:value="718" calcext:value-type="float">
            <text:p>718</text:p>
          </table:table-cell>
          <table:table-cell table:formula="of:=VLOOKUP([.C44];[$Ткани.A:.F];3;0)" office:value-type="string" office:string-value="желтый" calcext:value-type="string">
            <text:p>желтый</text:p>
          </table:table-cell>
          <table:table-cell table:formula="of:=VLOOKUP([.C44];[$Ткани.A:.F];5;0)" office:value-type="string" office:string-value="лён" calcext:value-type="string">
            <text:p>лён</text:p>
          </table:table-cell>
          <table:table-cell table:formula="of:=VLOOKUP([.C44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4</text:p>
          </table:table-cell>
          <table:table-cell office:value-type="string" calcext:value-type="string">
            <text:p>P40</text:p>
          </table:table-cell>
          <table:table-cell table:style-name="ce22" office:value-type="string" calcext:value-type="string">
            <text:p>T6</text:p>
          </table:table-cell>
          <table:table-cell office:value-type="float" office:value="98" calcext:value-type="float">
            <text:p>98</text:p>
          </table:table-cell>
          <table:table-cell office:value-type="float" office:value="718" calcext:value-type="float">
            <text:p>718</text:p>
          </table:table-cell>
          <table:table-cell table:formula="of:=VLOOKUP([.C45];[$Ткани.A:.F];3;0)" office:value-type="string" office:string-value="черный" calcext:value-type="string">
            <text:p>черный</text:p>
          </table:table-cell>
          <table:table-cell table:formula="of:=VLOOKUP([.C45];[$Ткани.A:.F];5;0)" office:value-type="string" office:string-value="хлопок" calcext:value-type="string">
            <text:p>хлопок</text:p>
          </table:table-cell>
          <table:table-cell table:formula="of:=VLOOKUP([.C45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5</text:p>
          </table:table-cell>
          <table:table-cell office:value-type="string" calcext:value-type="string">
            <text:p>P4</text:p>
          </table:table-cell>
          <table:table-cell table:style-name="ce22" office:value-type="string" calcext:value-type="string">
            <text:p>T28</text:p>
          </table:table-cell>
          <table:table-cell office:value-type="float" office:value="66" calcext:value-type="float">
            <text:p>66</text:p>
          </table:table-cell>
          <table:table-cell office:value-type="float" office:value="719" calcext:value-type="float">
            <text:p>719</text:p>
          </table:table-cell>
          <table:table-cell table:formula="of:=VLOOKUP([.C46];[$Ткани.A:.F];3;0)" office:value-type="string" office:string-value="белый" calcext:value-type="string">
            <text:p>белый</text:p>
          </table:table-cell>
          <table:table-cell table:formula="of:=VLOOKUP([.C46];[$Ткани.A:.F];5;0)" office:value-type="string" office:string-value="лён" calcext:value-type="string">
            <text:p>лён</text:p>
          </table:table-cell>
          <table:table-cell table:formula="of:=VLOOKUP([.C46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6</text:p>
          </table:table-cell>
          <table:table-cell office:value-type="string" calcext:value-type="string">
            <text:p>P51</text:p>
          </table:table-cell>
          <table:table-cell table:style-name="ce22" office:value-type="string" calcext:value-type="string">
            <text:p>T15</text:p>
          </table:table-cell>
          <table:table-cell office:value-type="float" office:value="19" calcext:value-type="float">
            <text:p>19</text:p>
          </table:table-cell>
          <table:table-cell office:value-type="float" office:value="719" calcext:value-type="float">
            <text:p>719</text:p>
          </table:table-cell>
          <table:table-cell table:formula="of:=VLOOKUP([.C47];[$Ткани.A:.F];3;0)" office:value-type="string" office:string-value="черный" calcext:value-type="string">
            <text:p>черный</text:p>
          </table:table-cell>
          <table:table-cell table:formula="of:=VLOOKUP([.C47];[$Ткани.A:.F];5;0)" office:value-type="string" office:string-value="хлопок" calcext:value-type="string">
            <text:p>хлопок</text:p>
          </table:table-cell>
          <table:table-cell table:formula="of:=VLOOKUP([.C47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7</text:p>
          </table:table-cell>
          <table:table-cell office:value-type="string" calcext:value-type="string">
            <text:p>P56</text:p>
          </table:table-cell>
          <table:table-cell table:style-name="ce22" office:value-type="string" calcext:value-type="string">
            <text:p>T17</text:p>
          </table:table-cell>
          <table:table-cell office:value-type="float" office:value="70" calcext:value-type="float">
            <text:p>70</text:p>
          </table:table-cell>
          <table:table-cell office:value-type="float" office:value="719" calcext:value-type="float">
            <text:p>719</text:p>
          </table:table-cell>
          <table:table-cell table:formula="of:=VLOOKUP([.C48];[$Ткани.A:.F];3;0)" office:value-type="string" office:string-value="зеленый" calcext:value-type="string">
            <text:p>зеленый</text:p>
          </table:table-cell>
          <table:table-cell table:formula="of:=VLOOKUP([.C48];[$Ткани.A:.F];5;0)" office:value-type="string" office:string-value="хлопок" calcext:value-type="string">
            <text:p>хлопок</text:p>
          </table:table-cell>
          <table:table-cell table:formula="of:=VLOOKUP([.C48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8</text:p>
          </table:table-cell>
          <table:table-cell office:value-type="string" calcext:value-type="string">
            <text:p>P7</text:p>
          </table:table-cell>
          <table:table-cell table:style-name="ce22" office:value-type="string" calcext:value-type="string">
            <text:p>T35</text:p>
          </table:table-cell>
          <table:table-cell office:value-type="float" office:value="18" calcext:value-type="float">
            <text:p>18</text:p>
          </table:table-cell>
          <table:table-cell office:value-type="float" office:value="719" calcext:value-type="float">
            <text:p>719</text:p>
          </table:table-cell>
          <table:table-cell table:formula="of:=VLOOKUP([.C49];[$Ткани.A:.F];3;0)" office:value-type="string" office:string-value="зеленый" calcext:value-type="string">
            <text:p>зеленый</text:p>
          </table:table-cell>
          <table:table-cell table:formula="of:=VLOOKUP([.C49];[$Ткани.A:.F];5;0)" office:value-type="string" office:string-value="шёлк" calcext:value-type="string">
            <text:p>шёлк</text:p>
          </table:table-cell>
          <table:table-cell table:formula="of:=VLOOKUP([.C49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9</text:p>
          </table:table-cell>
          <table:table-cell office:value-type="string" calcext:value-type="string">
            <text:p>P17</text:p>
          </table:table-cell>
          <table:table-cell table:style-name="ce22" office:value-type="string" calcext:value-type="string">
            <text:p>T42</text:p>
          </table:table-cell>
          <table:table-cell office:value-type="float" office:value="71" calcext:value-type="float">
            <text:p>71</text:p>
          </table:table-cell>
          <table:table-cell office:value-type="float" office:value="720" calcext:value-type="float">
            <text:p>720</text:p>
          </table:table-cell>
          <table:table-cell table:formula="of:=VLOOKUP([.C50];[$Ткани.A:.F];3;0)" office:value-type="string" office:string-value="красный" calcext:value-type="string">
            <text:p>красный</text:p>
          </table:table-cell>
          <table:table-cell table:formula="of:=VLOOKUP([.C50];[$Ткани.A:.F];5;0)" office:value-type="string" office:string-value="хлопок" calcext:value-type="string">
            <text:p>хлопок</text:p>
          </table:table-cell>
          <table:table-cell table:formula="of:=VLOOKUP([.C50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0</text:p>
          </table:table-cell>
          <table:table-cell office:value-type="string" calcext:value-type="string">
            <text:p>P21</text:p>
          </table:table-cell>
          <table:table-cell table:style-name="ce22" office:value-type="string" calcext:value-type="string">
            <text:p>T40</text:p>
          </table:table-cell>
          <table:table-cell office:value-type="float" office:value="22" calcext:value-type="float">
            <text:p>22</text:p>
          </table:table-cell>
          <table:table-cell office:value-type="float" office:value="720" calcext:value-type="float">
            <text:p>720</text:p>
          </table:table-cell>
          <table:table-cell table:formula="of:=VLOOKUP([.C51];[$Ткани.A:.F];3;0)" office:value-type="string" office:string-value="синий" calcext:value-type="string">
            <text:p>синий</text:p>
          </table:table-cell>
          <table:table-cell table:formula="of:=VLOOKUP([.C51];[$Ткани.A:.F];5;0)" office:value-type="string" office:string-value="хлопок" calcext:value-type="string">
            <text:p>хлопок</text:p>
          </table:table-cell>
          <table:table-cell table:formula="of:=VLOOKUP([.C51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1</text:p>
          </table:table-cell>
          <table:table-cell office:value-type="string" calcext:value-type="string">
            <text:p>P3</text:p>
          </table:table-cell>
          <table:table-cell table:style-name="ce22" office:value-type="string" calcext:value-type="string">
            <text:p>T15</text:p>
          </table:table-cell>
          <table:table-cell office:value-type="float" office:value="98" calcext:value-type="float">
            <text:p>98</text:p>
          </table:table-cell>
          <table:table-cell office:value-type="float" office:value="721" calcext:value-type="float">
            <text:p>721</text:p>
          </table:table-cell>
          <table:table-cell table:formula="of:=VLOOKUP([.C52];[$Ткани.A:.F];3;0)" office:value-type="string" office:string-value="черный" calcext:value-type="string">
            <text:p>черный</text:p>
          </table:table-cell>
          <table:table-cell table:formula="of:=VLOOKUP([.C52];[$Ткани.A:.F];5;0)" office:value-type="string" office:string-value="хлопок" calcext:value-type="string">
            <text:p>хлопок</text:p>
          </table:table-cell>
          <table:table-cell table:formula="of:=VLOOKUP([.C52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2</text:p>
          </table:table-cell>
          <table:table-cell office:value-type="string" calcext:value-type="string">
            <text:p>P51</text:p>
          </table:table-cell>
          <table:table-cell table:style-name="ce22" office:value-type="string" calcext:value-type="string">
            <text:p>T17</text:p>
          </table:table-cell>
          <table:table-cell office:value-type="float" office:value="89" calcext:value-type="float">
            <text:p>89</text:p>
          </table:table-cell>
          <table:table-cell office:value-type="float" office:value="721" calcext:value-type="float">
            <text:p>721</text:p>
          </table:table-cell>
          <table:table-cell table:formula="of:=VLOOKUP([.C53];[$Ткани.A:.F];3;0)" office:value-type="string" office:string-value="зеленый" calcext:value-type="string">
            <text:p>зеленый</text:p>
          </table:table-cell>
          <table:table-cell table:formula="of:=VLOOKUP([.C53];[$Ткани.A:.F];5;0)" office:value-type="string" office:string-value="хлопок" calcext:value-type="string">
            <text:p>хлопок</text:p>
          </table:table-cell>
          <table:table-cell table:formula="of:=VLOOKUP([.C53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3</text:p>
          </table:table-cell>
          <table:table-cell office:value-type="string" calcext:value-type="string">
            <text:p>P8</text:p>
          </table:table-cell>
          <table:table-cell table:style-name="ce22" office:value-type="string" calcext:value-type="string">
            <text:p>T36</text:p>
          </table:table-cell>
          <table:table-cell office:value-type="float" office:value="74" calcext:value-type="float">
            <text:p>74</text:p>
          </table:table-cell>
          <table:table-cell office:value-type="float" office:value="721" calcext:value-type="float">
            <text:p>721</text:p>
          </table:table-cell>
          <table:table-cell table:formula="of:=VLOOKUP([.C54];[$Ткани.A:.F];3;0)" office:value-type="string" office:string-value="желтый" calcext:value-type="string">
            <text:p>желтый</text:p>
          </table:table-cell>
          <table:table-cell table:formula="of:=VLOOKUP([.C54];[$Ткани.A:.F];5;0)" office:value-type="string" office:string-value="хлопок" calcext:value-type="string">
            <text:p>хлопок</text:p>
          </table:table-cell>
          <table:table-cell table:formula="of:=VLOOKUP([.C54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4</text:p>
          </table:table-cell>
          <table:table-cell office:value-type="string" calcext:value-type="string">
            <text:p>P17</text:p>
          </table:table-cell>
          <table:table-cell table:style-name="ce22" office:value-type="string" calcext:value-type="string">
            <text:p>T4</text:p>
          </table:table-cell>
          <table:table-cell office:value-type="float" office:value="96" calcext:value-type="float">
            <text:p>96</text:p>
          </table:table-cell>
          <table:table-cell office:value-type="float" office:value="722" calcext:value-type="float">
            <text:p>722</text:p>
          </table:table-cell>
          <table:table-cell table:formula="of:=VLOOKUP([.C55];[$Ткани.A:.F];3;0)" office:value-type="string" office:string-value="красный" calcext:value-type="string">
            <text:p>красный</text:p>
          </table:table-cell>
          <table:table-cell table:formula="of:=VLOOKUP([.C55];[$Ткани.A:.F];5;0)" office:value-type="string" office:string-value="хлопок" calcext:value-type="string">
            <text:p>хлопок</text:p>
          </table:table-cell>
          <table:table-cell table:formula="of:=VLOOKUP([.C55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5</text:p>
          </table:table-cell>
          <table:table-cell office:value-type="string" calcext:value-type="string">
            <text:p>P20</text:p>
          </table:table-cell>
          <table:table-cell table:style-name="ce22" office:value-type="string" calcext:value-type="string">
            <text:p>T5</text:p>
          </table:table-cell>
          <table:table-cell office:value-type="float" office:value="19" calcext:value-type="float">
            <text:p>19</text:p>
          </table:table-cell>
          <table:table-cell office:value-type="float" office:value="722" calcext:value-type="float">
            <text:p>722</text:p>
          </table:table-cell>
          <table:table-cell table:formula="of:=VLOOKUP([.C56];[$Ткани.A:.F];3;0)" office:value-type="string" office:string-value="синий" calcext:value-type="string">
            <text:p>синий</text:p>
          </table:table-cell>
          <table:table-cell table:formula="of:=VLOOKUP([.C56];[$Ткани.A:.F];5;0)" office:value-type="string" office:string-value="хлопок" calcext:value-type="string">
            <text:p>хлопок</text:p>
          </table:table-cell>
          <table:table-cell table:formula="of:=VLOOKUP([.C56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6</text:p>
          </table:table-cell>
          <table:table-cell office:value-type="string" calcext:value-type="string">
            <text:p>P6</text:p>
          </table:table-cell>
          <table:table-cell table:style-name="ce22" office:value-type="string" calcext:value-type="string">
            <text:p>T26</text:p>
          </table:table-cell>
          <table:table-cell office:value-type="float" office:value="35" calcext:value-type="float">
            <text:p>35</text:p>
          </table:table-cell>
          <table:table-cell office:value-type="float" office:value="722" calcext:value-type="float">
            <text:p>722</text:p>
          </table:table-cell>
          <table:table-cell table:formula="of:=VLOOKUP([.C57];[$Ткани.A:.F];3;0)" office:value-type="string" office:string-value="красный" calcext:value-type="string">
            <text:p>красный</text:p>
          </table:table-cell>
          <table:table-cell table:formula="of:=VLOOKUP([.C57];[$Ткани.A:.F];5;0)" office:value-type="string" office:string-value="шёлк" calcext:value-type="string">
            <text:p>шёлк</text:p>
          </table:table-cell>
          <table:table-cell table:formula="of:=VLOOKUP([.C57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7</text:p>
          </table:table-cell>
          <table:table-cell office:value-type="string" calcext:value-type="string">
            <text:p>P20</text:p>
          </table:table-cell>
          <table:table-cell table:style-name="ce22" office:value-type="string" calcext:value-type="string">
            <text:p>T37</text:p>
          </table:table-cell>
          <table:table-cell office:value-type="float" office:value="19" calcext:value-type="float">
            <text:p>19</text:p>
          </table:table-cell>
          <table:table-cell office:value-type="float" office:value="723" calcext:value-type="float">
            <text:p>723</text:p>
          </table:table-cell>
          <table:table-cell table:formula="of:=VLOOKUP([.C58];[$Ткани.A:.F];3;0)" office:value-type="string" office:string-value="зеленый" calcext:value-type="string">
            <text:p>зеленый</text:p>
          </table:table-cell>
          <table:table-cell table:formula="of:=VLOOKUP([.C58];[$Ткани.A:.F];5;0)" office:value-type="string" office:string-value="хлопок" calcext:value-type="string">
            <text:p>хлопок</text:p>
          </table:table-cell>
          <table:table-cell table:formula="of:=VLOOKUP([.C58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8</text:p>
          </table:table-cell>
          <table:table-cell office:value-type="string" calcext:value-type="string">
            <text:p>P39</text:p>
          </table:table-cell>
          <table:table-cell table:style-name="ce22" office:value-type="string" calcext:value-type="string">
            <text:p>T9</text:p>
          </table:table-cell>
          <table:table-cell office:value-type="float" office:value="96" calcext:value-type="float">
            <text:p>96</text:p>
          </table:table-cell>
          <table:table-cell office:value-type="float" office:value="723" calcext:value-type="float">
            <text:p>723</text:p>
          </table:table-cell>
          <table:table-cell table:formula="of:=VLOOKUP([.C59];[$Ткани.A:.F];3;0)" office:value-type="string" office:string-value="розовый" calcext:value-type="string">
            <text:p>розовый</text:p>
          </table:table-cell>
          <table:table-cell table:formula="of:=VLOOKUP([.C59];[$Ткани.A:.F];5;0)" office:value-type="string" office:string-value="хлопок" calcext:value-type="string">
            <text:p>хлопок</text:p>
          </table:table-cell>
          <table:table-cell table:formula="of:=VLOOKUP([.C59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9</text:p>
          </table:table-cell>
          <table:table-cell office:value-type="string" calcext:value-type="string">
            <text:p>P45</text:p>
          </table:table-cell>
          <table:table-cell table:style-name="ce22" office:value-type="string" calcext:value-type="string">
            <text:p>T39</text:p>
          </table:table-cell>
          <table:table-cell office:value-type="float" office:value="115" calcext:value-type="float">
            <text:p>115</text:p>
          </table:table-cell>
          <table:table-cell office:value-type="float" office:value="723" calcext:value-type="float">
            <text:p>723</text:p>
          </table:table-cell>
          <table:table-cell table:formula="of:=VLOOKUP([.C60];[$Ткани.A:.F];3;0)" office:value-type="string" office:string-value="красный" calcext:value-type="string">
            <text:p>красный</text:p>
          </table:table-cell>
          <table:table-cell table:formula="of:=VLOOKUP([.C60];[$Ткани.A:.F];5;0)" office:value-type="string" office:string-value="хлопок" calcext:value-type="string">
            <text:p>хлопок</text:p>
          </table:table-cell>
          <table:table-cell table:formula="of:=VLOOKUP([.C60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0</text:p>
          </table:table-cell>
          <table:table-cell office:value-type="string" calcext:value-type="string">
            <text:p>P6</text:p>
          </table:table-cell>
          <table:table-cell table:style-name="ce22" office:value-type="string" calcext:value-type="string">
            <text:p>T20</text:p>
          </table:table-cell>
          <table:table-cell office:value-type="float" office:value="69" calcext:value-type="float">
            <text:p>69</text:p>
          </table:table-cell>
          <table:table-cell office:value-type="float" office:value="723" calcext:value-type="float">
            <text:p>723</text:p>
          </table:table-cell>
          <table:table-cell table:formula="of:=VLOOKUP([.C61];[$Ткани.A:.F];3;0)" office:value-type="string" office:string-value="синий" calcext:value-type="string">
            <text:p>синий</text:p>
          </table:table-cell>
          <table:table-cell table:formula="of:=VLOOKUP([.C61];[$Ткани.A:.F];5;0)" office:value-type="string" office:string-value="шерсть" calcext:value-type="string">
            <text:p>шерсть</text:p>
          </table:table-cell>
          <table:table-cell table:formula="of:=VLOOKUP([.C61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>
          <table:table-cell office:value-type="string" calcext:value-type="string">
            <text:p>A61</text:p>
          </table:table-cell>
          <table:table-cell office:value-type="string" calcext:value-type="string">
            <text:p>P8</text:p>
          </table:table-cell>
          <table:table-cell table:style-name="ce22" office:value-type="string" calcext:value-type="string">
            <text:p>T2</text:p>
          </table:table-cell>
          <table:table-cell office:value-type="float" office:value="60" calcext:value-type="float">
            <text:p>60</text:p>
          </table:table-cell>
          <table:table-cell office:value-type="float" office:value="723" calcext:value-type="float">
            <text:p>723</text:p>
          </table:table-cell>
          <table:table-cell table:formula="of:=VLOOKUP([.C62];[$Ткани.A:.F];3;0)" office:value-type="string" office:string-value="желтый" calcext:value-type="string">
            <text:p>желтый</text:p>
          </table:table-cell>
          <table:table-cell table:formula="of:=VLOOKUP([.C62];[$Ткани.A:.F];5;0)" office:value-type="string" office:string-value="шёлк" calcext:value-type="string">
            <text:p>шёлк</text:p>
          </table:table-cell>
          <table:table-cell table:formula="of:=VLOOKUP([.C62];[$Ткани.A:.F];4;0)" office:value-type="float" office:value="240" calcext:value-type="float">
            <text:p>240</text:p>
          </table:table-cell>
          <table:table-cell table:formula="of:=VLOOKUP([.B62];[$Продукция.A:.E];2;0)" office:value-type="string" office:string-value="юбка с оборкой" calcext:value-type="string">
            <text:p>юбка с оборкой</text:p>
          </table:table-cell>
          <table:table-cell table:number-columns-repeated="2"/>
          <table:table-cell table:formula="of:=[.D62]*[.E62]" office:value-type="float" office:value="43380" calcext:value-type="float">
            <text:p>43380</text:p>
          </table:table-cell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2</text:p>
          </table:table-cell>
          <table:table-cell office:value-type="string" calcext:value-type="string">
            <text:p>P13</text:p>
          </table:table-cell>
          <table:table-cell table:style-name="ce22" office:value-type="string" calcext:value-type="string">
            <text:p>T12</text:p>
          </table:table-cell>
          <table:table-cell office:value-type="float" office:value="73" calcext:value-type="float">
            <text:p>73</text:p>
          </table:table-cell>
          <table:table-cell office:value-type="float" office:value="724" calcext:value-type="float">
            <text:p>724</text:p>
          </table:table-cell>
          <table:table-cell table:formula="of:=VLOOKUP([.C63];[$Ткани.A:.F];3;0)" office:value-type="string" office:string-value="желтый" calcext:value-type="string">
            <text:p>желтый</text:p>
          </table:table-cell>
          <table:table-cell table:formula="of:=VLOOKUP([.C63];[$Ткани.A:.F];5;0)" office:value-type="string" office:string-value="хлопок" calcext:value-type="string">
            <text:p>хлопок</text:p>
          </table:table-cell>
          <table:table-cell table:formula="of:=VLOOKUP([.C63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3</text:p>
          </table:table-cell>
          <table:table-cell office:value-type="string" calcext:value-type="string">
            <text:p>P27</text:p>
          </table:table-cell>
          <table:table-cell table:style-name="ce22" office:value-type="string" calcext:value-type="string">
            <text:p>T40</text:p>
          </table:table-cell>
          <table:table-cell office:value-type="float" office:value="48" calcext:value-type="float">
            <text:p>48</text:p>
          </table:table-cell>
          <table:table-cell office:value-type="float" office:value="725" calcext:value-type="float">
            <text:p>725</text:p>
          </table:table-cell>
          <table:table-cell table:formula="of:=VLOOKUP([.C64];[$Ткани.A:.F];3;0)" office:value-type="string" office:string-value="синий" calcext:value-type="string">
            <text:p>синий</text:p>
          </table:table-cell>
          <table:table-cell table:formula="of:=VLOOKUP([.C64];[$Ткани.A:.F];5;0)" office:value-type="string" office:string-value="хлопок" calcext:value-type="string">
            <text:p>хлопок</text:p>
          </table:table-cell>
          <table:table-cell table:formula="of:=VLOOKUP([.C64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4</text:p>
          </table:table-cell>
          <table:table-cell office:value-type="string" calcext:value-type="string">
            <text:p>P4</text:p>
          </table:table-cell>
          <table:table-cell table:style-name="ce22" office:value-type="string" calcext:value-type="string">
            <text:p>T30</text:p>
          </table:table-cell>
          <table:table-cell office:value-type="float" office:value="64" calcext:value-type="float">
            <text:p>64</text:p>
          </table:table-cell>
          <table:table-cell office:value-type="float" office:value="725" calcext:value-type="float">
            <text:p>725</text:p>
          </table:table-cell>
          <table:table-cell table:formula="of:=VLOOKUP([.C65];[$Ткани.A:.F];3;0)" office:value-type="string" office:string-value="синий" calcext:value-type="string">
            <text:p>синий</text:p>
          </table:table-cell>
          <table:table-cell table:formula="of:=VLOOKUP([.C65];[$Ткани.A:.F];5;0)" office:value-type="string" office:string-value="лён" calcext:value-type="string">
            <text:p>лён</text:p>
          </table:table-cell>
          <table:table-cell table:formula="of:=VLOOKUP([.C65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5</text:p>
          </table:table-cell>
          <table:table-cell office:value-type="string" calcext:value-type="string">
            <text:p>P41</text:p>
          </table:table-cell>
          <table:table-cell table:style-name="ce22" office:value-type="string" calcext:value-type="string">
            <text:p>T15</text:p>
          </table:table-cell>
          <table:table-cell office:value-type="float" office:value="112" calcext:value-type="float">
            <text:p>112</text:p>
          </table:table-cell>
          <table:table-cell office:value-type="float" office:value="725" calcext:value-type="float">
            <text:p>725</text:p>
          </table:table-cell>
          <table:table-cell table:formula="of:=VLOOKUP([.C66];[$Ткани.A:.F];3;0)" office:value-type="string" office:string-value="черный" calcext:value-type="string">
            <text:p>черный</text:p>
          </table:table-cell>
          <table:table-cell table:formula="of:=VLOOKUP([.C66];[$Ткани.A:.F];5;0)" office:value-type="string" office:string-value="хлопок" calcext:value-type="string">
            <text:p>хлопок</text:p>
          </table:table-cell>
          <table:table-cell table:formula="of:=VLOOKUP([.C66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6</text:p>
          </table:table-cell>
          <table:table-cell office:value-type="string" calcext:value-type="string">
            <text:p>P49</text:p>
          </table:table-cell>
          <table:table-cell table:style-name="ce22" office:value-type="string" calcext:value-type="string">
            <text:p>T43</text:p>
          </table:table-cell>
          <table:table-cell office:value-type="float" office:value="108" calcext:value-type="float">
            <text:p>108</text:p>
          </table:table-cell>
          <table:table-cell office:value-type="float" office:value="725" calcext:value-type="float">
            <text:p>725</text:p>
          </table:table-cell>
          <table:table-cell table:formula="of:=VLOOKUP([.C67];[$Ткани.A:.F];3;0)" office:value-type="string" office:string-value="белый" calcext:value-type="string">
            <text:p>белый</text:p>
          </table:table-cell>
          <table:table-cell table:formula="of:=VLOOKUP([.C67];[$Ткани.A:.F];5;0)" office:value-type="string" office:string-value="хлопок" calcext:value-type="string">
            <text:p>хлопок</text:p>
          </table:table-cell>
          <table:table-cell table:formula="of:=VLOOKUP([.C67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7</text:p>
          </table:table-cell>
          <table:table-cell office:value-type="string" calcext:value-type="string">
            <text:p>P20</text:p>
          </table:table-cell>
          <table:table-cell table:style-name="ce22" office:value-type="string" calcext:value-type="string">
            <text:p>T25</text:p>
          </table:table-cell>
          <table:table-cell office:value-type="float" office:value="101" calcext:value-type="float">
            <text:p>101</text:p>
          </table:table-cell>
          <table:table-cell office:value-type="float" office:value="726" calcext:value-type="float">
            <text:p>726</text:p>
          </table:table-cell>
          <table:table-cell table:formula="of:=VLOOKUP([.C68];[$Ткани.A:.F];3;0)" office:value-type="string" office:string-value="синий" calcext:value-type="string">
            <text:p>синий</text:p>
          </table:table-cell>
          <table:table-cell table:formula="of:=VLOOKUP([.C68];[$Ткани.A:.F];5;0)" office:value-type="string" office:string-value="шёлк" calcext:value-type="string">
            <text:p>шёлк</text:p>
          </table:table-cell>
          <table:table-cell table:formula="of:=VLOOKUP([.C68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8</text:p>
          </table:table-cell>
          <table:table-cell office:value-type="string" calcext:value-type="string">
            <text:p>P5</text:p>
          </table:table-cell>
          <table:table-cell table:style-name="ce22" office:value-type="string" calcext:value-type="string">
            <text:p>T11</text:p>
          </table:table-cell>
          <table:table-cell office:value-type="float" office:value="97" calcext:value-type="float">
            <text:p>97</text:p>
          </table:table-cell>
          <table:table-cell office:value-type="float" office:value="726" calcext:value-type="float">
            <text:p>726</text:p>
          </table:table-cell>
          <table:table-cell table:formula="of:=VLOOKUP([.C69];[$Ткани.A:.F];3;0)" office:value-type="string" office:string-value="красный" calcext:value-type="string">
            <text:p>красный</text:p>
          </table:table-cell>
          <table:table-cell table:formula="of:=VLOOKUP([.C69];[$Ткани.A:.F];5;0)" office:value-type="string" office:string-value="хлопок" calcext:value-type="string">
            <text:p>хлопок</text:p>
          </table:table-cell>
          <table:table-cell table:formula="of:=VLOOKUP([.C69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9</text:p>
          </table:table-cell>
          <table:table-cell office:value-type="string" calcext:value-type="string">
            <text:p>P12</text:p>
          </table:table-cell>
          <table:table-cell table:style-name="ce22" office:value-type="string" calcext:value-type="string">
            <text:p>T31</text:p>
          </table:table-cell>
          <table:table-cell office:value-type="float" office:value="46" calcext:value-type="float">
            <text:p>46</text:p>
          </table:table-cell>
          <table:table-cell office:value-type="float" office:value="727" calcext:value-type="float">
            <text:p>727</text:p>
          </table:table-cell>
          <table:table-cell table:formula="of:=VLOOKUP([.C70];[$Ткани.A:.F];3;0)" office:value-type="string" office:string-value="желтый" calcext:value-type="string">
            <text:p>желтый</text:p>
          </table:table-cell>
          <table:table-cell table:formula="of:=VLOOKUP([.C70];[$Ткани.A:.F];5;0)" office:value-type="string" office:string-value="лён" calcext:value-type="string">
            <text:p>лён</text:p>
          </table:table-cell>
          <table:table-cell table:formula="of:=VLOOKUP([.C70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0</text:p>
          </table:table-cell>
          <table:table-cell office:value-type="string" calcext:value-type="string">
            <text:p>P40</text:p>
          </table:table-cell>
          <table:table-cell table:style-name="ce22" office:value-type="string" calcext:value-type="string">
            <text:p>T22</text:p>
          </table:table-cell>
          <table:table-cell office:value-type="float" office:value="70" calcext:value-type="float">
            <text:p>70</text:p>
          </table:table-cell>
          <table:table-cell office:value-type="float" office:value="727" calcext:value-type="float">
            <text:p>727</text:p>
          </table:table-cell>
          <table:table-cell table:formula="of:=VLOOKUP([.C71];[$Ткани.A:.F];3;0)" office:value-type="string" office:string-value="синий" calcext:value-type="string">
            <text:p>синий</text:p>
          </table:table-cell>
          <table:table-cell table:formula="of:=VLOOKUP([.C71];[$Ткани.A:.F];5;0)" office:value-type="string" office:string-value="шёлк" calcext:value-type="string">
            <text:p>шёлк</text:p>
          </table:table-cell>
          <table:table-cell table:formula="of:=VLOOKUP([.C71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1</text:p>
          </table:table-cell>
          <table:table-cell office:value-type="string" calcext:value-type="string">
            <text:p>P7</text:p>
          </table:table-cell>
          <table:table-cell table:style-name="ce22" office:value-type="string" calcext:value-type="string">
            <text:p>T39</text:p>
          </table:table-cell>
          <table:table-cell office:value-type="float" office:value="81" calcext:value-type="float">
            <text:p>81</text:p>
          </table:table-cell>
          <table:table-cell office:value-type="float" office:value="728" calcext:value-type="float">
            <text:p>728</text:p>
          </table:table-cell>
          <table:table-cell table:formula="of:=VLOOKUP([.C72];[$Ткани.A:.F];3;0)" office:value-type="string" office:string-value="красный" calcext:value-type="string">
            <text:p>красный</text:p>
          </table:table-cell>
          <table:table-cell table:formula="of:=VLOOKUP([.C72];[$Ткани.A:.F];5;0)" office:value-type="string" office:string-value="хлопок" calcext:value-type="string">
            <text:p>хлопок</text:p>
          </table:table-cell>
          <table:table-cell table:formula="of:=VLOOKUP([.C72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2</text:p>
          </table:table-cell>
          <table:table-cell office:value-type="string" calcext:value-type="string">
            <text:p>P8</text:p>
          </table:table-cell>
          <table:table-cell table:style-name="ce22" office:value-type="string" calcext:value-type="string">
            <text:p>T24</text:p>
          </table:table-cell>
          <table:table-cell office:value-type="float" office:value="56" calcext:value-type="float">
            <text:p>56</text:p>
          </table:table-cell>
          <table:table-cell office:value-type="float" office:value="728" calcext:value-type="float">
            <text:p>728</text:p>
          </table:table-cell>
          <table:table-cell table:formula="of:=VLOOKUP([.C73];[$Ткани.A:.F];3;0)" office:value-type="string" office:string-value="зеленый" calcext:value-type="string">
            <text:p>зеленый</text:p>
          </table:table-cell>
          <table:table-cell table:formula="of:=VLOOKUP([.C73];[$Ткани.A:.F];5;0)" office:value-type="string" office:string-value="шёлк" calcext:value-type="string">
            <text:p>шёлк</text:p>
          </table:table-cell>
          <table:table-cell table:formula="of:=VLOOKUP([.C73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3</text:p>
          </table:table-cell>
          <table:table-cell office:value-type="string" calcext:value-type="string">
            <text:p>P13</text:p>
          </table:table-cell>
          <table:table-cell table:style-name="ce22" office:value-type="string" calcext:value-type="string">
            <text:p>T26</text:p>
          </table:table-cell>
          <table:table-cell office:value-type="float" office:value="77" calcext:value-type="float">
            <text:p>77</text:p>
          </table:table-cell>
          <table:table-cell office:value-type="float" office:value="729" calcext:value-type="float">
            <text:p>729</text:p>
          </table:table-cell>
          <table:table-cell table:formula="of:=VLOOKUP([.C74];[$Ткани.A:.F];3;0)" office:value-type="string" office:string-value="красный" calcext:value-type="string">
            <text:p>красный</text:p>
          </table:table-cell>
          <table:table-cell table:formula="of:=VLOOKUP([.C74];[$Ткани.A:.F];5;0)" office:value-type="string" office:string-value="шёлк" calcext:value-type="string">
            <text:p>шёлк</text:p>
          </table:table-cell>
          <table:table-cell table:formula="of:=VLOOKUP([.C74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4</text:p>
          </table:table-cell>
          <table:table-cell office:value-type="string" calcext:value-type="string">
            <text:p>P33</text:p>
          </table:table-cell>
          <table:table-cell table:style-name="ce22" office:value-type="string" calcext:value-type="string">
            <text:p>T5</text:p>
          </table:table-cell>
          <table:table-cell office:value-type="float" office:value="110" calcext:value-type="float">
            <text:p>110</text:p>
          </table:table-cell>
          <table:table-cell office:value-type="float" office:value="729" calcext:value-type="float">
            <text:p>729</text:p>
          </table:table-cell>
          <table:table-cell table:formula="of:=VLOOKUP([.C75];[$Ткани.A:.F];3;0)" office:value-type="string" office:string-value="синий" calcext:value-type="string">
            <text:p>синий</text:p>
          </table:table-cell>
          <table:table-cell table:formula="of:=VLOOKUP([.C75];[$Ткани.A:.F];5;0)" office:value-type="string" office:string-value="хлопок" calcext:value-type="string">
            <text:p>хлопок</text:p>
          </table:table-cell>
          <table:table-cell table:formula="of:=VLOOKUP([.C75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5</text:p>
          </table:table-cell>
          <table:table-cell office:value-type="string" calcext:value-type="string">
            <text:p>P37</text:p>
          </table:table-cell>
          <table:table-cell table:style-name="ce22" office:value-type="string" calcext:value-type="string">
            <text:p>T3</text:p>
          </table:table-cell>
          <table:table-cell office:value-type="float" office:value="89" calcext:value-type="float">
            <text:p>89</text:p>
          </table:table-cell>
          <table:table-cell office:value-type="float" office:value="729" calcext:value-type="float">
            <text:p>729</text:p>
          </table:table-cell>
          <table:table-cell table:formula="of:=VLOOKUP([.C76];[$Ткани.A:.F];3;0)" office:value-type="string" office:string-value="синий" calcext:value-type="string">
            <text:p>синий</text:p>
          </table:table-cell>
          <table:table-cell table:formula="of:=VLOOKUP([.C76];[$Ткани.A:.F];5;0)" office:value-type="string" office:string-value="шёлк" calcext:value-type="string">
            <text:p>шёлк</text:p>
          </table:table-cell>
          <table:table-cell table:formula="of:=VLOOKUP([.C76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6</text:p>
          </table:table-cell>
          <table:table-cell office:value-type="string" calcext:value-type="string">
            <text:p>P1</text:p>
          </table:table-cell>
          <table:table-cell table:style-name="ce22" office:value-type="string" calcext:value-type="string">
            <text:p>T3</text:p>
          </table:table-cell>
          <table:table-cell office:value-type="float" office:value="115" calcext:value-type="float">
            <text:p>115</text:p>
          </table:table-cell>
          <table:table-cell office:value-type="float" office:value="730" calcext:value-type="float">
            <text:p>730</text:p>
          </table:table-cell>
          <table:table-cell table:formula="of:=VLOOKUP([.C77];[$Ткани.A:.F];3;0)" office:value-type="string" office:string-value="синий" calcext:value-type="string">
            <text:p>синий</text:p>
          </table:table-cell>
          <table:table-cell table:formula="of:=VLOOKUP([.C77];[$Ткани.A:.F];5;0)" office:value-type="string" office:string-value="шёлк" calcext:value-type="string">
            <text:p>шёлк</text:p>
          </table:table-cell>
          <table:table-cell table:formula="of:=VLOOKUP([.C77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7</text:p>
          </table:table-cell>
          <table:table-cell office:value-type="string" calcext:value-type="string">
            <text:p>P11</text:p>
          </table:table-cell>
          <table:table-cell table:style-name="ce22" office:value-type="string" calcext:value-type="string">
            <text:p>T42</text:p>
          </table:table-cell>
          <table:table-cell office:value-type="float" office:value="89" calcext:value-type="float">
            <text:p>89</text:p>
          </table:table-cell>
          <table:table-cell office:value-type="float" office:value="730" calcext:value-type="float">
            <text:p>730</text:p>
          </table:table-cell>
          <table:table-cell table:formula="of:=VLOOKUP([.C78];[$Ткани.A:.F];3;0)" office:value-type="string" office:string-value="красный" calcext:value-type="string">
            <text:p>красный</text:p>
          </table:table-cell>
          <table:table-cell table:formula="of:=VLOOKUP([.C78];[$Ткани.A:.F];5;0)" office:value-type="string" office:string-value="хлопок" calcext:value-type="string">
            <text:p>хлопок</text:p>
          </table:table-cell>
          <table:table-cell table:formula="of:=VLOOKUP([.C78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8</text:p>
          </table:table-cell>
          <table:table-cell office:value-type="string" calcext:value-type="string">
            <text:p>P31</text:p>
          </table:table-cell>
          <table:table-cell table:style-name="ce22" office:value-type="string" calcext:value-type="string">
            <text:p>T6</text:p>
          </table:table-cell>
          <table:table-cell office:value-type="float" office:value="117" calcext:value-type="float">
            <text:p>117</text:p>
          </table:table-cell>
          <table:table-cell office:value-type="float" office:value="730" calcext:value-type="float">
            <text:p>730</text:p>
          </table:table-cell>
          <table:table-cell table:formula="of:=VLOOKUP([.C79];[$Ткани.A:.F];3;0)" office:value-type="string" office:string-value="черный" calcext:value-type="string">
            <text:p>черный</text:p>
          </table:table-cell>
          <table:table-cell table:formula="of:=VLOOKUP([.C79];[$Ткани.A:.F];5;0)" office:value-type="string" office:string-value="хлопок" calcext:value-type="string">
            <text:p>хлопок</text:p>
          </table:table-cell>
          <table:table-cell table:formula="of:=VLOOKUP([.C79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9</text:p>
          </table:table-cell>
          <table:table-cell office:value-type="string" calcext:value-type="string">
            <text:p>P36</text:p>
          </table:table-cell>
          <table:table-cell table:style-name="ce22" office:value-type="string" calcext:value-type="string">
            <text:p>T24</text:p>
          </table:table-cell>
          <table:table-cell office:value-type="float" office:value="89" calcext:value-type="float">
            <text:p>89</text:p>
          </table:table-cell>
          <table:table-cell office:value-type="float" office:value="730" calcext:value-type="float">
            <text:p>730</text:p>
          </table:table-cell>
          <table:table-cell table:formula="of:=VLOOKUP([.C80];[$Ткани.A:.F];3;0)" office:value-type="string" office:string-value="зеленый" calcext:value-type="string">
            <text:p>зеленый</text:p>
          </table:table-cell>
          <table:table-cell table:formula="of:=VLOOKUP([.C80];[$Ткани.A:.F];5;0)" office:value-type="string" office:string-value="шёлк" calcext:value-type="string">
            <text:p>шёлк</text:p>
          </table:table-cell>
          <table:table-cell table:formula="of:=VLOOKUP([.C80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0</text:p>
          </table:table-cell>
          <table:table-cell office:value-type="string" calcext:value-type="string">
            <text:p>P50</text:p>
          </table:table-cell>
          <table:table-cell table:style-name="ce22" office:value-type="string" calcext:value-type="string">
            <text:p>T28</text:p>
          </table:table-cell>
          <table:table-cell office:value-type="float" office:value="89" calcext:value-type="float">
            <text:p>89</text:p>
          </table:table-cell>
          <table:table-cell office:value-type="float" office:value="730" calcext:value-type="float">
            <text:p>730</text:p>
          </table:table-cell>
          <table:table-cell table:formula="of:=VLOOKUP([.C81];[$Ткани.A:.F];3;0)" office:value-type="string" office:string-value="белый" calcext:value-type="string">
            <text:p>белый</text:p>
          </table:table-cell>
          <table:table-cell table:formula="of:=VLOOKUP([.C81];[$Ткани.A:.F];5;0)" office:value-type="string" office:string-value="лён" calcext:value-type="string">
            <text:p>лён</text:p>
          </table:table-cell>
          <table:table-cell table:formula="of:=VLOOKUP([.C81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1</text:p>
          </table:table-cell>
          <table:table-cell office:value-type="string" calcext:value-type="string">
            <text:p>P52</text:p>
          </table:table-cell>
          <table:table-cell table:style-name="ce22" office:value-type="string" calcext:value-type="string">
            <text:p>T12</text:p>
          </table:table-cell>
          <table:table-cell office:value-type="float" office:value="79" calcext:value-type="float">
            <text:p>79</text:p>
          </table:table-cell>
          <table:table-cell office:value-type="float" office:value="730" calcext:value-type="float">
            <text:p>730</text:p>
          </table:table-cell>
          <table:table-cell table:formula="of:=VLOOKUP([.C82];[$Ткани.A:.F];3;0)" office:value-type="string" office:string-value="желтый" calcext:value-type="string">
            <text:p>желтый</text:p>
          </table:table-cell>
          <table:table-cell table:formula="of:=VLOOKUP([.C82];[$Ткани.A:.F];5;0)" office:value-type="string" office:string-value="хлопок" calcext:value-type="string">
            <text:p>хлопок</text:p>
          </table:table-cell>
          <table:table-cell table:formula="of:=VLOOKUP([.C82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2</text:p>
          </table:table-cell>
          <table:table-cell office:value-type="string" calcext:value-type="string">
            <text:p>P6</text:p>
          </table:table-cell>
          <table:table-cell table:style-name="ce22" office:value-type="string" calcext:value-type="string">
            <text:p>T22</text:p>
          </table:table-cell>
          <table:table-cell office:value-type="float" office:value="50" calcext:value-type="float">
            <text:p>50</text:p>
          </table:table-cell>
          <table:table-cell office:value-type="float" office:value="730" calcext:value-type="float">
            <text:p>730</text:p>
          </table:table-cell>
          <table:table-cell table:formula="of:=VLOOKUP([.C83];[$Ткани.A:.F];3;0)" office:value-type="string" office:string-value="синий" calcext:value-type="string">
            <text:p>синий</text:p>
          </table:table-cell>
          <table:table-cell table:formula="of:=VLOOKUP([.C83];[$Ткани.A:.F];5;0)" office:value-type="string" office:string-value="шёлк" calcext:value-type="string">
            <text:p>шёлк</text:p>
          </table:table-cell>
          <table:table-cell table:formula="of:=VLOOKUP([.C83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3</text:p>
          </table:table-cell>
          <table:table-cell office:value-type="string" calcext:value-type="string">
            <text:p>P27</text:p>
          </table:table-cell>
          <table:table-cell table:style-name="ce22" office:value-type="string" calcext:value-type="string">
            <text:p>T38</text:p>
          </table:table-cell>
          <table:table-cell office:value-type="float" office:value="87" calcext:value-type="float">
            <text:p>87</text:p>
          </table:table-cell>
          <table:table-cell office:value-type="float" office:value="731" calcext:value-type="float">
            <text:p>731</text:p>
          </table:table-cell>
          <table:table-cell table:formula="of:=VLOOKUP([.C84];[$Ткани.A:.F];3;0)" office:value-type="string" office:string-value="синий" calcext:value-type="string">
            <text:p>синий</text:p>
          </table:table-cell>
          <table:table-cell table:formula="of:=VLOOKUP([.C84];[$Ткани.A:.F];5;0)" office:value-type="string" office:string-value="хлопок" calcext:value-type="string">
            <text:p>хлопок</text:p>
          </table:table-cell>
          <table:table-cell table:formula="of:=VLOOKUP([.C84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4</text:p>
          </table:table-cell>
          <table:table-cell office:value-type="string" calcext:value-type="string">
            <text:p>P44</text:p>
          </table:table-cell>
          <table:table-cell table:style-name="ce22" office:value-type="string" calcext:value-type="string">
            <text:p>T32</text:p>
          </table:table-cell>
          <table:table-cell office:value-type="float" office:value="52" calcext:value-type="float">
            <text:p>52</text:p>
          </table:table-cell>
          <table:table-cell office:value-type="float" office:value="731" calcext:value-type="float">
            <text:p>731</text:p>
          </table:table-cell>
          <table:table-cell table:formula="of:=VLOOKUP([.C85];[$Ткани.A:.F];3;0)" office:value-type="string" office:string-value="красный" calcext:value-type="string">
            <text:p>красный</text:p>
          </table:table-cell>
          <table:table-cell table:formula="of:=VLOOKUP([.C85];[$Ткани.A:.F];5;0)" office:value-type="string" office:string-value="лён" calcext:value-type="string">
            <text:p>лён</text:p>
          </table:table-cell>
          <table:table-cell table:formula="of:=VLOOKUP([.C85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5</text:p>
          </table:table-cell>
          <table:table-cell office:value-type="string" calcext:value-type="string">
            <text:p>P50</text:p>
          </table:table-cell>
          <table:table-cell table:style-name="ce22" office:value-type="string" calcext:value-type="string">
            <text:p>T40</text:p>
          </table:table-cell>
          <table:table-cell office:value-type="float" office:value="87" calcext:value-type="float">
            <text:p>87</text:p>
          </table:table-cell>
          <table:table-cell office:value-type="float" office:value="731" calcext:value-type="float">
            <text:p>731</text:p>
          </table:table-cell>
          <table:table-cell table:formula="of:=VLOOKUP([.C86];[$Ткани.A:.F];3;0)" office:value-type="string" office:string-value="синий" calcext:value-type="string">
            <text:p>синий</text:p>
          </table:table-cell>
          <table:table-cell table:formula="of:=VLOOKUP([.C86];[$Ткани.A:.F];5;0)" office:value-type="string" office:string-value="хлопок" calcext:value-type="string">
            <text:p>хлопок</text:p>
          </table:table-cell>
          <table:table-cell table:formula="of:=VLOOKUP([.C86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6</text:p>
          </table:table-cell>
          <table:table-cell office:value-type="string" calcext:value-type="string">
            <text:p>P56</text:p>
          </table:table-cell>
          <table:table-cell table:style-name="ce22" office:value-type="string" calcext:value-type="string">
            <text:p>T14</text:p>
          </table:table-cell>
          <table:table-cell office:value-type="float" office:value="38" calcext:value-type="float">
            <text:p>38</text:p>
          </table:table-cell>
          <table:table-cell office:value-type="float" office:value="731" calcext:value-type="float">
            <text:p>731</text:p>
          </table:table-cell>
          <table:table-cell table:formula="of:=VLOOKUP([.C87];[$Ткани.A:.F];3;0)" office:value-type="string" office:string-value="синий" calcext:value-type="string">
            <text:p>синий</text:p>
          </table:table-cell>
          <table:table-cell table:formula="of:=VLOOKUP([.C87];[$Ткани.A:.F];5;0)" office:value-type="string" office:string-value="хлопок" calcext:value-type="string">
            <text:p>хлопок</text:p>
          </table:table-cell>
          <table:table-cell table:formula="of:=VLOOKUP([.C87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7</text:p>
          </table:table-cell>
          <table:table-cell office:value-type="string" calcext:value-type="string">
            <text:p>P11</text:p>
          </table:table-cell>
          <table:table-cell table:style-name="ce22" office:value-type="string" calcext:value-type="string">
            <text:p>T12</text:p>
          </table:table-cell>
          <table:table-cell office:value-type="float" office:value="8" calcext:value-type="float">
            <text:p>8</text:p>
          </table:table-cell>
          <table:table-cell office:value-type="float" office:value="732" calcext:value-type="float">
            <text:p>732</text:p>
          </table:table-cell>
          <table:table-cell table:formula="of:=VLOOKUP([.C88];[$Ткани.A:.F];3;0)" office:value-type="string" office:string-value="желтый" calcext:value-type="string">
            <text:p>желтый</text:p>
          </table:table-cell>
          <table:table-cell table:formula="of:=VLOOKUP([.C88];[$Ткани.A:.F];5;0)" office:value-type="string" office:string-value="хлопок" calcext:value-type="string">
            <text:p>хлопок</text:p>
          </table:table-cell>
          <table:table-cell table:formula="of:=VLOOKUP([.C88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8</text:p>
          </table:table-cell>
          <table:table-cell office:value-type="string" calcext:value-type="string">
            <text:p>P31</text:p>
          </table:table-cell>
          <table:table-cell table:style-name="ce22" office:value-type="string" calcext:value-type="string">
            <text:p>T30</text:p>
          </table:table-cell>
          <table:table-cell office:value-type="float" office:value="48" calcext:value-type="float">
            <text:p>48</text:p>
          </table:table-cell>
          <table:table-cell office:value-type="float" office:value="732" calcext:value-type="float">
            <text:p>732</text:p>
          </table:table-cell>
          <table:table-cell table:formula="of:=VLOOKUP([.C89];[$Ткани.A:.F];3;0)" office:value-type="string" office:string-value="синий" calcext:value-type="string">
            <text:p>синий</text:p>
          </table:table-cell>
          <table:table-cell table:formula="of:=VLOOKUP([.C89];[$Ткани.A:.F];5;0)" office:value-type="string" office:string-value="лён" calcext:value-type="string">
            <text:p>лён</text:p>
          </table:table-cell>
          <table:table-cell table:formula="of:=VLOOKUP([.C89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9</text:p>
          </table:table-cell>
          <table:table-cell office:value-type="string" calcext:value-type="string">
            <text:p>P48</text:p>
          </table:table-cell>
          <table:table-cell table:style-name="ce22" office:value-type="string" calcext:value-type="string">
            <text:p>T2</text:p>
          </table:table-cell>
          <table:table-cell office:value-type="float" office:value="71" calcext:value-type="float">
            <text:p>71</text:p>
          </table:table-cell>
          <table:table-cell office:value-type="float" office:value="732" calcext:value-type="float">
            <text:p>732</text:p>
          </table:table-cell>
          <table:table-cell table:formula="of:=VLOOKUP([.C90];[$Ткани.A:.F];3;0)" office:value-type="string" office:string-value="желтый" calcext:value-type="string">
            <text:p>желтый</text:p>
          </table:table-cell>
          <table:table-cell table:formula="of:=VLOOKUP([.C90];[$Ткани.A:.F];5;0)" office:value-type="string" office:string-value="шёлк" calcext:value-type="string">
            <text:p>шёлк</text:p>
          </table:table-cell>
          <table:table-cell table:formula="of:=VLOOKUP([.C90];[$Ткани.A:.F];4;0)" office:value-type="float" office:value="240" calcext:value-type="float">
            <text:p>240</text:p>
          </table:table-cell>
          <table:table-cell table:formula="of:=VLOOKUP([.B90];[$Продукция.A:.E];2;0)" office:value-type="string" office:string-value="платье ретро" calcext:value-type="string">
            <text:p>платье ретро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90</text:p>
          </table:table-cell>
          <table:table-cell office:value-type="string" calcext:value-type="string">
            <text:p>P9</text:p>
          </table:table-cell>
          <table:table-cell table:style-name="ce22" office:value-type="string" calcext:value-type="string">
            <text:p>T35</text:p>
          </table:table-cell>
          <table:table-cell office:value-type="float" office:value="42" calcext:value-type="float">
            <text:p>42</text:p>
          </table:table-cell>
          <table:table-cell office:value-type="float" office:value="732" calcext:value-type="float">
            <text:p>732</text:p>
          </table:table-cell>
          <table:table-cell table:formula="of:=VLOOKUP([.C91];[$Ткани.A:.F];3;0)" office:value-type="string" office:string-value="зеленый" calcext:value-type="string">
            <text:p>зеленый</text:p>
          </table:table-cell>
          <table:table-cell table:formula="of:=VLOOKUP([.C91];[$Ткани.A:.F];5;0)" office:value-type="string" office:string-value="шёлк" calcext:value-type="string">
            <text:p>шёлк</text:p>
          </table:table-cell>
          <table:table-cell table:formula="of:=VLOOKUP([.C91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91</text:p>
          </table:table-cell>
          <table:table-cell office:value-type="string" calcext:value-type="string">
            <text:p>P1</text:p>
          </table:table-cell>
          <table:table-cell table:style-name="ce22" office:value-type="string" calcext:value-type="string">
            <text:p>T23</text:p>
          </table:table-cell>
          <table:table-cell office:value-type="float" office:value="68" calcext:value-type="float">
            <text:p>68</text:p>
          </table:table-cell>
          <table:table-cell office:value-type="float" office:value="733" calcext:value-type="float">
            <text:p>733</text:p>
          </table:table-cell>
          <table:table-cell table:formula="of:=VLOOKUP([.C92];[$Ткани.A:.F];3;0)" office:value-type="string" office:string-value="красный" calcext:value-type="string">
            <text:p>красный</text:p>
          </table:table-cell>
          <table:table-cell table:formula="of:=VLOOKUP([.C92];[$Ткани.A:.F];5;0)" office:value-type="string" office:string-value="шёлк" calcext:value-type="string">
            <text:p>шёлк</text:p>
          </table:table-cell>
          <table:table-cell table:formula="of:=VLOOKUP([.C92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92</text:p>
          </table:table-cell>
          <table:table-cell office:value-type="string" calcext:value-type="string">
            <text:p>P45</text:p>
          </table:table-cell>
          <table:table-cell table:style-name="ce22" office:value-type="string" calcext:value-type="string">
            <text:p>T13</text:p>
          </table:table-cell>
          <table:table-cell office:value-type="float" office:value="72" calcext:value-type="float">
            <text:p>72</text:p>
          </table:table-cell>
          <table:table-cell office:value-type="float" office:value="733" calcext:value-type="float">
            <text:p>733</text:p>
          </table:table-cell>
          <table:table-cell table:formula="of:=VLOOKUP([.C93];[$Ткани.A:.F];3;0)" office:value-type="string" office:string-value="красный" calcext:value-type="string">
            <text:p>красный</text:p>
          </table:table-cell>
          <table:table-cell table:formula="of:=VLOOKUP([.C93];[$Ткани.A:.F];5;0)" office:value-type="string" office:string-value="хлопок" calcext:value-type="string">
            <text:p>хлопок</text:p>
          </table:table-cell>
          <table:table-cell table:formula="of:=VLOOKUP([.C93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93</text:p>
          </table:table-cell>
          <table:table-cell office:value-type="string" calcext:value-type="string">
            <text:p>P12</text:p>
          </table:table-cell>
          <table:table-cell table:style-name="ce22" office:value-type="string" calcext:value-type="string">
            <text:p>T9</text:p>
          </table:table-cell>
          <table:table-cell office:value-type="float" office:value="14" calcext:value-type="float">
            <text:p>14</text:p>
          </table:table-cell>
          <table:table-cell office:value-type="float" office:value="734" calcext:value-type="float">
            <text:p>734</text:p>
          </table:table-cell>
          <table:table-cell table:formula="of:=VLOOKUP([.C94];[$Ткани.A:.F];3;0)" office:value-type="string" office:string-value="розовый" calcext:value-type="string">
            <text:p>розовый</text:p>
          </table:table-cell>
          <table:table-cell table:formula="of:=VLOOKUP([.C94];[$Ткани.A:.F];5;0)" office:value-type="string" office:string-value="хлопок" calcext:value-type="string">
            <text:p>хлопок</text:p>
          </table:table-cell>
          <table:table-cell table:formula="of:=VLOOKUP([.C94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94</text:p>
          </table:table-cell>
          <table:table-cell office:value-type="string" calcext:value-type="string">
            <text:p>P37</text:p>
          </table:table-cell>
          <table:table-cell table:style-name="ce22" office:value-type="string" calcext:value-type="string">
            <text:p>T29</text:p>
          </table:table-cell>
          <table:table-cell office:value-type="float" office:value="9" calcext:value-type="float">
            <text:p>9</text:p>
          </table:table-cell>
          <table:table-cell office:value-type="float" office:value="734" calcext:value-type="float">
            <text:p>734</text:p>
          </table:table-cell>
          <table:table-cell table:formula="of:=VLOOKUP([.C95];[$Ткани.A:.F];3;0)" office:value-type="string" office:string-value="зеленый" calcext:value-type="string">
            <text:p>зеленый</text:p>
          </table:table-cell>
          <table:table-cell table:formula="of:=VLOOKUP([.C95];[$Ткани.A:.F];5;0)" office:value-type="string" office:string-value="лён" calcext:value-type="string">
            <text:p>лён</text:p>
          </table:table-cell>
          <table:table-cell table:formula="of:=VLOOKUP([.C95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95</text:p>
          </table:table-cell>
          <table:table-cell office:value-type="string" calcext:value-type="string">
            <text:p>P38</text:p>
          </table:table-cell>
          <table:table-cell table:style-name="ce22" office:value-type="string" calcext:value-type="string">
            <text:p>T20</text:p>
          </table:table-cell>
          <table:table-cell office:value-type="float" office:value="25" calcext:value-type="float">
            <text:p>25</text:p>
          </table:table-cell>
          <table:table-cell office:value-type="float" office:value="734" calcext:value-type="float">
            <text:p>734</text:p>
          </table:table-cell>
          <table:table-cell table:formula="of:=VLOOKUP([.C96];[$Ткани.A:.F];3;0)" office:value-type="string" office:string-value="синий" calcext:value-type="string">
            <text:p>синий</text:p>
          </table:table-cell>
          <table:table-cell table:formula="of:=VLOOKUP([.C96];[$Ткани.A:.F];5;0)" office:value-type="string" office:string-value="шерсть" calcext:value-type="string">
            <text:p>шерсть</text:p>
          </table:table-cell>
          <table:table-cell table:formula="of:=VLOOKUP([.C96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96</text:p>
          </table:table-cell>
          <table:table-cell office:value-type="string" calcext:value-type="string">
            <text:p>P8</text:p>
          </table:table-cell>
          <table:table-cell table:style-name="ce22" office:value-type="string" calcext:value-type="string">
            <text:p>T44</text:p>
          </table:table-cell>
          <table:table-cell office:value-type="float" office:value="103" calcext:value-type="float">
            <text:p>103</text:p>
          </table:table-cell>
          <table:table-cell office:value-type="float" office:value="734" calcext:value-type="float">
            <text:p>734</text:p>
          </table:table-cell>
          <table:table-cell table:formula="of:=VLOOKUP([.C97];[$Ткани.A:.F];3;0)" office:value-type="string" office:string-value="коричневый" calcext:value-type="string">
            <text:p>коричневый</text:p>
          </table:table-cell>
          <table:table-cell table:formula="of:=VLOOKUP([.C97];[$Ткани.A:.F];5;0)" office:value-type="string" office:string-value="хлопок" calcext:value-type="string">
            <text:p>хлопок</text:p>
          </table:table-cell>
          <table:table-cell table:formula="of:=VLOOKUP([.C97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97</text:p>
          </table:table-cell>
          <table:table-cell office:value-type="string" calcext:value-type="string">
            <text:p>P21</text:p>
          </table:table-cell>
          <table:table-cell table:style-name="ce22" office:value-type="string" calcext:value-type="string">
            <text:p>T18</text:p>
          </table:table-cell>
          <table:table-cell office:value-type="float" office:value="65" calcext:value-type="float">
            <text:p>65</text:p>
          </table:table-cell>
          <table:table-cell office:value-type="float" office:value="735" calcext:value-type="float">
            <text:p>735</text:p>
          </table:table-cell>
          <table:table-cell table:formula="of:=VLOOKUP([.C98];[$Ткани.A:.F];3;0)" office:value-type="string" office:string-value="белый" calcext:value-type="string">
            <text:p>белый</text:p>
          </table:table-cell>
          <table:table-cell table:formula="of:=VLOOKUP([.C98];[$Ткани.A:.F];5;0)" office:value-type="string" office:string-value="хлопок" calcext:value-type="string">
            <text:p>хлопок</text:p>
          </table:table-cell>
          <table:table-cell table:formula="of:=VLOOKUP([.C98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98</text:p>
          </table:table-cell>
          <table:table-cell office:value-type="string" calcext:value-type="string">
            <text:p>P39</text:p>
          </table:table-cell>
          <table:table-cell table:style-name="ce22" office:value-type="string" calcext:value-type="string">
            <text:p>T17</text:p>
          </table:table-cell>
          <table:table-cell office:value-type="float" office:value="14" calcext:value-type="float">
            <text:p>14</text:p>
          </table:table-cell>
          <table:table-cell office:value-type="float" office:value="735" calcext:value-type="float">
            <text:p>735</text:p>
          </table:table-cell>
          <table:table-cell table:formula="of:=VLOOKUP([.C99];[$Ткани.A:.F];3;0)" office:value-type="string" office:string-value="зеленый" calcext:value-type="string">
            <text:p>зеленый</text:p>
          </table:table-cell>
          <table:table-cell table:formula="of:=VLOOKUP([.C99];[$Ткани.A:.F];5;0)" office:value-type="string" office:string-value="хлопок" calcext:value-type="string">
            <text:p>хлопок</text:p>
          </table:table-cell>
          <table:table-cell table:formula="of:=VLOOKUP([.C99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99</text:p>
          </table:table-cell>
          <table:table-cell office:value-type="string" calcext:value-type="string">
            <text:p>P53</text:p>
          </table:table-cell>
          <table:table-cell table:style-name="ce22" office:value-type="string" calcext:value-type="string">
            <text:p>T19</text:p>
          </table:table-cell>
          <table:table-cell office:value-type="float" office:value="53" calcext:value-type="float">
            <text:p>53</text:p>
          </table:table-cell>
          <table:table-cell office:value-type="float" office:value="735" calcext:value-type="float">
            <text:p>735</text:p>
          </table:table-cell>
          <table:table-cell table:formula="of:=VLOOKUP([.C100];[$Ткани.A:.F];3;0)" office:value-type="string" office:string-value="желтый" calcext:value-type="string">
            <text:p>желтый</text:p>
          </table:table-cell>
          <table:table-cell table:formula="of:=VLOOKUP([.C100];[$Ткани.A:.F];5;0)" office:value-type="string" office:string-value="шерсть" calcext:value-type="string">
            <text:p>шерсть</text:p>
          </table:table-cell>
          <table:table-cell table:formula="of:=VLOOKUP([.C100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00</text:p>
          </table:table-cell>
          <table:table-cell office:value-type="string" calcext:value-type="string">
            <text:p>P46</text:p>
          </table:table-cell>
          <table:table-cell table:style-name="ce22" office:value-type="string" calcext:value-type="string">
            <text:p>T30</text:p>
          </table:table-cell>
          <table:table-cell office:value-type="float" office:value="22" calcext:value-type="float">
            <text:p>22</text:p>
          </table:table-cell>
          <table:table-cell office:value-type="float" office:value="736" calcext:value-type="float">
            <text:p>736</text:p>
          </table:table-cell>
          <table:table-cell table:formula="of:=VLOOKUP([.C101];[$Ткани.A:.F];3;0)" office:value-type="string" office:string-value="синий" calcext:value-type="string">
            <text:p>синий</text:p>
          </table:table-cell>
          <table:table-cell table:formula="of:=VLOOKUP([.C101];[$Ткани.A:.F];5;0)" office:value-type="string" office:string-value="лён" calcext:value-type="string">
            <text:p>лён</text:p>
          </table:table-cell>
          <table:table-cell table:formula="of:=VLOOKUP([.C101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01</text:p>
          </table:table-cell>
          <table:table-cell office:value-type="string" calcext:value-type="string">
            <text:p>P1</text:p>
          </table:table-cell>
          <table:table-cell table:style-name="ce22" office:value-type="string" calcext:value-type="string">
            <text:p>T35</text:p>
          </table:table-cell>
          <table:table-cell office:value-type="float" office:value="43" calcext:value-type="float">
            <text:p>43</text:p>
          </table:table-cell>
          <table:table-cell office:value-type="float" office:value="737" calcext:value-type="float">
            <text:p>737</text:p>
          </table:table-cell>
          <table:table-cell table:formula="of:=VLOOKUP([.C102];[$Ткани.A:.F];3;0)" office:value-type="string" office:string-value="зеленый" calcext:value-type="string">
            <text:p>зеленый</text:p>
          </table:table-cell>
          <table:table-cell table:formula="of:=VLOOKUP([.C102];[$Ткани.A:.F];5;0)" office:value-type="string" office:string-value="шёлк" calcext:value-type="string">
            <text:p>шёлк</text:p>
          </table:table-cell>
          <table:table-cell table:formula="of:=VLOOKUP([.C102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02</text:p>
          </table:table-cell>
          <table:table-cell office:value-type="string" calcext:value-type="string">
            <text:p>P31</text:p>
          </table:table-cell>
          <table:table-cell table:style-name="ce22" office:value-type="string" calcext:value-type="string">
            <text:p>T16</text:p>
          </table:table-cell>
          <table:table-cell office:value-type="float" office:value="107" calcext:value-type="float">
            <text:p>107</text:p>
          </table:table-cell>
          <table:table-cell office:value-type="float" office:value="737" calcext:value-type="float">
            <text:p>737</text:p>
          </table:table-cell>
          <table:table-cell table:formula="of:=VLOOKUP([.C103];[$Ткани.A:.F];3;0)" office:value-type="string" office:string-value="красный" calcext:value-type="string">
            <text:p>красный</text:p>
          </table:table-cell>
          <table:table-cell table:formula="of:=VLOOKUP([.C103];[$Ткани.A:.F];5;0)" office:value-type="string" office:string-value="хлопок" calcext:value-type="string">
            <text:p>хлопок</text:p>
          </table:table-cell>
          <table:table-cell table:formula="of:=VLOOKUP([.C103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03</text:p>
          </table:table-cell>
          <table:table-cell office:value-type="string" calcext:value-type="string">
            <text:p>P38</text:p>
          </table:table-cell>
          <table:table-cell table:style-name="ce22" office:value-type="string" calcext:value-type="string">
            <text:p>T8</text:p>
          </table:table-cell>
          <table:table-cell office:value-type="float" office:value="3" calcext:value-type="float">
            <text:p>3</text:p>
          </table:table-cell>
          <table:table-cell office:value-type="float" office:value="737" calcext:value-type="float">
            <text:p>737</text:p>
          </table:table-cell>
          <table:table-cell table:formula="of:=VLOOKUP([.C104];[$Ткани.A:.F];3;0)" office:value-type="string" office:string-value="голубой" calcext:value-type="string">
            <text:p>голубой</text:p>
          </table:table-cell>
          <table:table-cell table:formula="of:=VLOOKUP([.C104];[$Ткани.A:.F];5;0)" office:value-type="string" office:string-value="хлопок" calcext:value-type="string">
            <text:p>хлопок</text:p>
          </table:table-cell>
          <table:table-cell table:formula="of:=VLOOKUP([.C104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04</text:p>
          </table:table-cell>
          <table:table-cell office:value-type="string" calcext:value-type="string">
            <text:p>P4</text:p>
          </table:table-cell>
          <table:table-cell table:style-name="ce22" office:value-type="string" calcext:value-type="string">
            <text:p>T4</text:p>
          </table:table-cell>
          <table:table-cell office:value-type="float" office:value="61" calcext:value-type="float">
            <text:p>61</text:p>
          </table:table-cell>
          <table:table-cell office:value-type="float" office:value="737" calcext:value-type="float">
            <text:p>737</text:p>
          </table:table-cell>
          <table:table-cell table:formula="of:=VLOOKUP([.C105];[$Ткани.A:.F];3;0)" office:value-type="string" office:string-value="красный" calcext:value-type="string">
            <text:p>красный</text:p>
          </table:table-cell>
          <table:table-cell table:formula="of:=VLOOKUP([.C105];[$Ткани.A:.F];5;0)" office:value-type="string" office:string-value="хлопок" calcext:value-type="string">
            <text:p>хлопок</text:p>
          </table:table-cell>
          <table:table-cell table:formula="of:=VLOOKUP([.C105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05</text:p>
          </table:table-cell>
          <table:table-cell office:value-type="string" calcext:value-type="string">
            <text:p>P5</text:p>
          </table:table-cell>
          <table:table-cell table:style-name="ce22" office:value-type="string" calcext:value-type="string">
            <text:p>T7</text:p>
          </table:table-cell>
          <table:table-cell office:value-type="float" office:value="95" calcext:value-type="float">
            <text:p>95</text:p>
          </table:table-cell>
          <table:table-cell office:value-type="float" office:value="737" calcext:value-type="float">
            <text:p>737</text:p>
          </table:table-cell>
          <table:table-cell table:formula="of:=VLOOKUP([.C106];[$Ткани.A:.F];3;0)" office:value-type="string" office:string-value="белый" calcext:value-type="string">
            <text:p>белый</text:p>
          </table:table-cell>
          <table:table-cell table:formula="of:=VLOOKUP([.C106];[$Ткани.A:.F];5;0)" office:value-type="string" office:string-value="хлопок" calcext:value-type="string">
            <text:p>хлопок</text:p>
          </table:table-cell>
          <table:table-cell table:formula="of:=VLOOKUP([.C106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06</text:p>
          </table:table-cell>
          <table:table-cell office:value-type="string" calcext:value-type="string">
            <text:p>P9</text:p>
          </table:table-cell>
          <table:table-cell table:style-name="ce22" office:value-type="string" calcext:value-type="string">
            <text:p>T17</text:p>
          </table:table-cell>
          <table:table-cell office:value-type="float" office:value="118" calcext:value-type="float">
            <text:p>118</text:p>
          </table:table-cell>
          <table:table-cell office:value-type="float" office:value="737" calcext:value-type="float">
            <text:p>737</text:p>
          </table:table-cell>
          <table:table-cell table:formula="of:=VLOOKUP([.C107];[$Ткани.A:.F];3;0)" office:value-type="string" office:string-value="зеленый" calcext:value-type="string">
            <text:p>зеленый</text:p>
          </table:table-cell>
          <table:table-cell table:formula="of:=VLOOKUP([.C107];[$Ткани.A:.F];5;0)" office:value-type="string" office:string-value="хлопок" calcext:value-type="string">
            <text:p>хлопок</text:p>
          </table:table-cell>
          <table:table-cell table:formula="of:=VLOOKUP([.C107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07</text:p>
          </table:table-cell>
          <table:table-cell office:value-type="string" calcext:value-type="string">
            <text:p>P17</text:p>
          </table:table-cell>
          <table:table-cell table:style-name="ce22" office:value-type="string" calcext:value-type="string">
            <text:p>T22</text:p>
          </table:table-cell>
          <table:table-cell office:value-type="float" office:value="12" calcext:value-type="float">
            <text:p>12</text:p>
          </table:table-cell>
          <table:table-cell office:value-type="float" office:value="738" calcext:value-type="float">
            <text:p>738</text:p>
          </table:table-cell>
          <table:table-cell table:formula="of:=VLOOKUP([.C108];[$Ткани.A:.F];3;0)" office:value-type="string" office:string-value="синий" calcext:value-type="string">
            <text:p>синий</text:p>
          </table:table-cell>
          <table:table-cell table:formula="of:=VLOOKUP([.C108];[$Ткани.A:.F];5;0)" office:value-type="string" office:string-value="шёлк" calcext:value-type="string">
            <text:p>шёлк</text:p>
          </table:table-cell>
          <table:table-cell table:formula="of:=VLOOKUP([.C108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08</text:p>
          </table:table-cell>
          <table:table-cell office:value-type="string" calcext:value-type="string">
            <text:p>P53</text:p>
          </table:table-cell>
          <table:table-cell table:style-name="ce22" office:value-type="string" calcext:value-type="string">
            <text:p>T22</text:p>
          </table:table-cell>
          <table:table-cell office:value-type="float" office:value="6" calcext:value-type="float">
            <text:p>6</text:p>
          </table:table-cell>
          <table:table-cell office:value-type="float" office:value="738" calcext:value-type="float">
            <text:p>738</text:p>
          </table:table-cell>
          <table:table-cell table:formula="of:=VLOOKUP([.C109];[$Ткани.A:.F];3;0)" office:value-type="string" office:string-value="синий" calcext:value-type="string">
            <text:p>синий</text:p>
          </table:table-cell>
          <table:table-cell table:formula="of:=VLOOKUP([.C109];[$Ткани.A:.F];5;0)" office:value-type="string" office:string-value="шёлк" calcext:value-type="string">
            <text:p>шёлк</text:p>
          </table:table-cell>
          <table:table-cell table:formula="of:=VLOOKUP([.C109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09</text:p>
          </table:table-cell>
          <table:table-cell office:value-type="string" calcext:value-type="string">
            <text:p>P12</text:p>
          </table:table-cell>
          <table:table-cell table:style-name="ce22" office:value-type="string" calcext:value-type="string">
            <text:p>T41</text:p>
          </table:table-cell>
          <table:table-cell office:value-type="float" office:value="50" calcext:value-type="float">
            <text:p>50</text:p>
          </table:table-cell>
          <table:table-cell office:value-type="float" office:value="739" calcext:value-type="float">
            <text:p>739</text:p>
          </table:table-cell>
          <table:table-cell table:formula="of:=VLOOKUP([.C110];[$Ткани.A:.F];3;0)" office:value-type="string" office:string-value="белый" calcext:value-type="string">
            <text:p>белый</text:p>
          </table:table-cell>
          <table:table-cell table:formula="of:=VLOOKUP([.C110];[$Ткани.A:.F];5;0)" office:value-type="string" office:string-value="хлопок" calcext:value-type="string">
            <text:p>хлопок</text:p>
          </table:table-cell>
          <table:table-cell table:formula="of:=VLOOKUP([.C110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10</text:p>
          </table:table-cell>
          <table:table-cell office:value-type="string" calcext:value-type="string">
            <text:p>P47</text:p>
          </table:table-cell>
          <table:table-cell table:style-name="ce22" office:value-type="string" calcext:value-type="string">
            <text:p>T31</text:p>
          </table:table-cell>
          <table:table-cell office:value-type="float" office:value="108" calcext:value-type="float">
            <text:p>108</text:p>
          </table:table-cell>
          <table:table-cell office:value-type="float" office:value="739" calcext:value-type="float">
            <text:p>739</text:p>
          </table:table-cell>
          <table:table-cell table:formula="of:=VLOOKUP([.C111];[$Ткани.A:.F];3;0)" office:value-type="string" office:string-value="желтый" calcext:value-type="string">
            <text:p>желтый</text:p>
          </table:table-cell>
          <table:table-cell table:formula="of:=VLOOKUP([.C111];[$Ткани.A:.F];5;0)" office:value-type="string" office:string-value="лён" calcext:value-type="string">
            <text:p>лён</text:p>
          </table:table-cell>
          <table:table-cell table:formula="of:=VLOOKUP([.C111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11</text:p>
          </table:table-cell>
          <table:table-cell office:value-type="string" calcext:value-type="string">
            <text:p>P1</text:p>
          </table:table-cell>
          <table:table-cell table:style-name="ce22" office:value-type="string" calcext:value-type="string">
            <text:p>T19</text:p>
          </table:table-cell>
          <table:table-cell office:value-type="float" office:value="113" calcext:value-type="float">
            <text:p>113</text:p>
          </table:table-cell>
          <table:table-cell office:value-type="float" office:value="740" calcext:value-type="float">
            <text:p>740</text:p>
          </table:table-cell>
          <table:table-cell table:formula="of:=VLOOKUP([.C112];[$Ткани.A:.F];3;0)" office:value-type="string" office:string-value="желтый" calcext:value-type="string">
            <text:p>желтый</text:p>
          </table:table-cell>
          <table:table-cell table:formula="of:=VLOOKUP([.C112];[$Ткани.A:.F];5;0)" office:value-type="string" office:string-value="шерсть" calcext:value-type="string">
            <text:p>шерсть</text:p>
          </table:table-cell>
          <table:table-cell table:formula="of:=VLOOKUP([.C112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12</text:p>
          </table:table-cell>
          <table:table-cell office:value-type="string" calcext:value-type="string">
            <text:p>P12</text:p>
          </table:table-cell>
          <table:table-cell table:style-name="ce22" office:value-type="string" calcext:value-type="string">
            <text:p>T39</text:p>
          </table:table-cell>
          <table:table-cell office:value-type="float" office:value="105" calcext:value-type="float">
            <text:p>105</text:p>
          </table:table-cell>
          <table:table-cell office:value-type="float" office:value="740" calcext:value-type="float">
            <text:p>740</text:p>
          </table:table-cell>
          <table:table-cell table:formula="of:=VLOOKUP([.C113];[$Ткани.A:.F];3;0)" office:value-type="string" office:string-value="красный" calcext:value-type="string">
            <text:p>красный</text:p>
          </table:table-cell>
          <table:table-cell table:formula="of:=VLOOKUP([.C113];[$Ткани.A:.F];5;0)" office:value-type="string" office:string-value="хлопок" calcext:value-type="string">
            <text:p>хлопок</text:p>
          </table:table-cell>
          <table:table-cell table:formula="of:=VLOOKUP([.C113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13</text:p>
          </table:table-cell>
          <table:table-cell office:value-type="string" calcext:value-type="string">
            <text:p>P38</text:p>
          </table:table-cell>
          <table:table-cell table:style-name="ce22" office:value-type="string" calcext:value-type="string">
            <text:p>T36</text:p>
          </table:table-cell>
          <table:table-cell office:value-type="float" office:value="73" calcext:value-type="float">
            <text:p>73</text:p>
          </table:table-cell>
          <table:table-cell office:value-type="float" office:value="740" calcext:value-type="float">
            <text:p>740</text:p>
          </table:table-cell>
          <table:table-cell table:formula="of:=VLOOKUP([.C114];[$Ткани.A:.F];3;0)" office:value-type="string" office:string-value="желтый" calcext:value-type="string">
            <text:p>желтый</text:p>
          </table:table-cell>
          <table:table-cell table:formula="of:=VLOOKUP([.C114];[$Ткани.A:.F];5;0)" office:value-type="string" office:string-value="хлопок" calcext:value-type="string">
            <text:p>хлопок</text:p>
          </table:table-cell>
          <table:table-cell table:formula="of:=VLOOKUP([.C114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14</text:p>
          </table:table-cell>
          <table:table-cell office:value-type="string" calcext:value-type="string">
            <text:p>P38</text:p>
          </table:table-cell>
          <table:table-cell table:style-name="ce22" office:value-type="string" calcext:value-type="string">
            <text:p>T38</text:p>
          </table:table-cell>
          <table:table-cell office:value-type="float" office:value="118" calcext:value-type="float">
            <text:p>118</text:p>
          </table:table-cell>
          <table:table-cell office:value-type="float" office:value="740" calcext:value-type="float">
            <text:p>740</text:p>
          </table:table-cell>
          <table:table-cell table:formula="of:=VLOOKUP([.C115];[$Ткани.A:.F];3;0)" office:value-type="string" office:string-value="синий" calcext:value-type="string">
            <text:p>синий</text:p>
          </table:table-cell>
          <table:table-cell table:formula="of:=VLOOKUP([.C115];[$Ткани.A:.F];5;0)" office:value-type="string" office:string-value="хлопок" calcext:value-type="string">
            <text:p>хлопок</text:p>
          </table:table-cell>
          <table:table-cell table:formula="of:=VLOOKUP([.C115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15</text:p>
          </table:table-cell>
          <table:table-cell office:value-type="string" calcext:value-type="string">
            <text:p>P8</text:p>
          </table:table-cell>
          <table:table-cell table:style-name="ce22" office:value-type="string" calcext:value-type="string">
            <text:p>T30</text:p>
          </table:table-cell>
          <table:table-cell office:value-type="float" office:value="84" calcext:value-type="float">
            <text:p>84</text:p>
          </table:table-cell>
          <table:table-cell office:value-type="float" office:value="740" calcext:value-type="float">
            <text:p>740</text:p>
          </table:table-cell>
          <table:table-cell table:formula="of:=VLOOKUP([.C116];[$Ткани.A:.F];3;0)" office:value-type="string" office:string-value="синий" calcext:value-type="string">
            <text:p>синий</text:p>
          </table:table-cell>
          <table:table-cell table:formula="of:=VLOOKUP([.C116];[$Ткани.A:.F];5;0)" office:value-type="string" office:string-value="лён" calcext:value-type="string">
            <text:p>лён</text:p>
          </table:table-cell>
          <table:table-cell table:formula="of:=VLOOKUP([.C116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16</text:p>
          </table:table-cell>
          <table:table-cell office:value-type="string" calcext:value-type="string">
            <text:p>P9</text:p>
          </table:table-cell>
          <table:table-cell table:style-name="ce22" office:value-type="string" calcext:value-type="string">
            <text:p>T19</text:p>
          </table:table-cell>
          <table:table-cell office:value-type="float" office:value="67" calcext:value-type="float">
            <text:p>67</text:p>
          </table:table-cell>
          <table:table-cell office:value-type="float" office:value="740" calcext:value-type="float">
            <text:p>740</text:p>
          </table:table-cell>
          <table:table-cell table:formula="of:=VLOOKUP([.C117];[$Ткани.A:.F];3;0)" office:value-type="string" office:string-value="желтый" calcext:value-type="string">
            <text:p>желтый</text:p>
          </table:table-cell>
          <table:table-cell table:formula="of:=VLOOKUP([.C117];[$Ткани.A:.F];5;0)" office:value-type="string" office:string-value="шерсть" calcext:value-type="string">
            <text:p>шерсть</text:p>
          </table:table-cell>
          <table:table-cell table:formula="of:=VLOOKUP([.C117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17</text:p>
          </table:table-cell>
          <table:table-cell office:value-type="string" calcext:value-type="string">
            <text:p>P4</text:p>
          </table:table-cell>
          <table:table-cell table:style-name="ce22" office:value-type="string" calcext:value-type="string">
            <text:p>T18</text:p>
          </table:table-cell>
          <table:table-cell office:value-type="float" office:value="97" calcext:value-type="float">
            <text:p>97</text:p>
          </table:table-cell>
          <table:table-cell office:value-type="float" office:value="742" calcext:value-type="float">
            <text:p>742</text:p>
          </table:table-cell>
          <table:table-cell table:formula="of:=VLOOKUP([.C118];[$Ткани.A:.F];3;0)" office:value-type="string" office:string-value="белый" calcext:value-type="string">
            <text:p>белый</text:p>
          </table:table-cell>
          <table:table-cell table:formula="of:=VLOOKUP([.C118];[$Ткани.A:.F];5;0)" office:value-type="string" office:string-value="хлопок" calcext:value-type="string">
            <text:p>хлопок</text:p>
          </table:table-cell>
          <table:table-cell table:formula="of:=VLOOKUP([.C118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18</text:p>
          </table:table-cell>
          <table:table-cell office:value-type="string" calcext:value-type="string">
            <text:p>P49</text:p>
          </table:table-cell>
          <table:table-cell table:style-name="ce22" office:value-type="string" calcext:value-type="string">
            <text:p>T39</text:p>
          </table:table-cell>
          <table:table-cell office:value-type="float" office:value="49" calcext:value-type="float">
            <text:p>49</text:p>
          </table:table-cell>
          <table:table-cell office:value-type="float" office:value="742" calcext:value-type="float">
            <text:p>742</text:p>
          </table:table-cell>
          <table:table-cell table:formula="of:=VLOOKUP([.C119];[$Ткани.A:.F];3;0)" office:value-type="string" office:string-value="красный" calcext:value-type="string">
            <text:p>красный</text:p>
          </table:table-cell>
          <table:table-cell table:formula="of:=VLOOKUP([.C119];[$Ткани.A:.F];5;0)" office:value-type="string" office:string-value="хлопок" calcext:value-type="string">
            <text:p>хлопок</text:p>
          </table:table-cell>
          <table:table-cell table:formula="of:=VLOOKUP([.C119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19</text:p>
          </table:table-cell>
          <table:table-cell office:value-type="string" calcext:value-type="string">
            <text:p>P9</text:p>
          </table:table-cell>
          <table:table-cell table:style-name="ce22" office:value-type="string" calcext:value-type="string">
            <text:p>T23</text:p>
          </table:table-cell>
          <table:table-cell office:value-type="float" office:value="8" calcext:value-type="float">
            <text:p>8</text:p>
          </table:table-cell>
          <table:table-cell office:value-type="float" office:value="742" calcext:value-type="float">
            <text:p>742</text:p>
          </table:table-cell>
          <table:table-cell table:formula="of:=VLOOKUP([.C120];[$Ткани.A:.F];3;0)" office:value-type="string" office:string-value="красный" calcext:value-type="string">
            <text:p>красный</text:p>
          </table:table-cell>
          <table:table-cell table:formula="of:=VLOOKUP([.C120];[$Ткани.A:.F];5;0)" office:value-type="string" office:string-value="шёлк" calcext:value-type="string">
            <text:p>шёлк</text:p>
          </table:table-cell>
          <table:table-cell table:formula="of:=VLOOKUP([.C120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20</text:p>
          </table:table-cell>
          <table:table-cell office:value-type="string" calcext:value-type="string">
            <text:p>P12</text:p>
          </table:table-cell>
          <table:table-cell table:style-name="ce22" office:value-type="string" calcext:value-type="string">
            <text:p>T37</text:p>
          </table:table-cell>
          <table:table-cell office:value-type="float" office:value="5" calcext:value-type="float">
            <text:p>5</text:p>
          </table:table-cell>
          <table:table-cell office:value-type="float" office:value="743" calcext:value-type="float">
            <text:p>743</text:p>
          </table:table-cell>
          <table:table-cell table:formula="of:=VLOOKUP([.C121];[$Ткани.A:.F];3;0)" office:value-type="string" office:string-value="зеленый" calcext:value-type="string">
            <text:p>зеленый</text:p>
          </table:table-cell>
          <table:table-cell table:formula="of:=VLOOKUP([.C121];[$Ткани.A:.F];5;0)" office:value-type="string" office:string-value="хлопок" calcext:value-type="string">
            <text:p>хлопок</text:p>
          </table:table-cell>
          <table:table-cell table:formula="of:=VLOOKUP([.C121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21</text:p>
          </table:table-cell>
          <table:table-cell office:value-type="string" calcext:value-type="string">
            <text:p>P21</text:p>
          </table:table-cell>
          <table:table-cell table:style-name="ce22" office:value-type="string" calcext:value-type="string">
            <text:p>T22</text:p>
          </table:table-cell>
          <table:table-cell office:value-type="float" office:value="65" calcext:value-type="float">
            <text:p>65</text:p>
          </table:table-cell>
          <table:table-cell office:value-type="float" office:value="743" calcext:value-type="float">
            <text:p>743</text:p>
          </table:table-cell>
          <table:table-cell table:formula="of:=VLOOKUP([.C122];[$Ткани.A:.F];3;0)" office:value-type="string" office:string-value="синий" calcext:value-type="string">
            <text:p>синий</text:p>
          </table:table-cell>
          <table:table-cell table:formula="of:=VLOOKUP([.C122];[$Ткани.A:.F];5;0)" office:value-type="string" office:string-value="шёлк" calcext:value-type="string">
            <text:p>шёлк</text:p>
          </table:table-cell>
          <table:table-cell table:formula="of:=VLOOKUP([.C122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22</text:p>
          </table:table-cell>
          <table:table-cell office:value-type="string" calcext:value-type="string">
            <text:p>P28</text:p>
          </table:table-cell>
          <table:table-cell table:style-name="ce22" office:value-type="string" calcext:value-type="string">
            <text:p>T23</text:p>
          </table:table-cell>
          <table:table-cell office:value-type="float" office:value="57" calcext:value-type="float">
            <text:p>57</text:p>
          </table:table-cell>
          <table:table-cell office:value-type="float" office:value="743" calcext:value-type="float">
            <text:p>743</text:p>
          </table:table-cell>
          <table:table-cell table:formula="of:=VLOOKUP([.C123];[$Ткани.A:.F];3;0)" office:value-type="string" office:string-value="красный" calcext:value-type="string">
            <text:p>красный</text:p>
          </table:table-cell>
          <table:table-cell table:formula="of:=VLOOKUP([.C123];[$Ткани.A:.F];5;0)" office:value-type="string" office:string-value="шёлк" calcext:value-type="string">
            <text:p>шёлк</text:p>
          </table:table-cell>
          <table:table-cell table:formula="of:=VLOOKUP([.C123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23</text:p>
          </table:table-cell>
          <table:table-cell office:value-type="string" calcext:value-type="string">
            <text:p>P4</text:p>
          </table:table-cell>
          <table:table-cell table:style-name="ce22" office:value-type="string" calcext:value-type="string">
            <text:p>T32</text:p>
          </table:table-cell>
          <table:table-cell office:value-type="float" office:value="110" calcext:value-type="float">
            <text:p>110</text:p>
          </table:table-cell>
          <table:table-cell office:value-type="float" office:value="743" calcext:value-type="float">
            <text:p>743</text:p>
          </table:table-cell>
          <table:table-cell table:formula="of:=VLOOKUP([.C124];[$Ткани.A:.F];3;0)" office:value-type="string" office:string-value="красный" calcext:value-type="string">
            <text:p>красный</text:p>
          </table:table-cell>
          <table:table-cell table:formula="of:=VLOOKUP([.C124];[$Ткани.A:.F];5;0)" office:value-type="string" office:string-value="лён" calcext:value-type="string">
            <text:p>лён</text:p>
          </table:table-cell>
          <table:table-cell table:formula="of:=VLOOKUP([.C124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24</text:p>
          </table:table-cell>
          <table:table-cell office:value-type="string" calcext:value-type="string">
            <text:p>P41</text:p>
          </table:table-cell>
          <table:table-cell table:style-name="ce22" office:value-type="string" calcext:value-type="string">
            <text:p>T23</text:p>
          </table:table-cell>
          <table:table-cell office:value-type="float" office:value="62" calcext:value-type="float">
            <text:p>62</text:p>
          </table:table-cell>
          <table:table-cell office:value-type="float" office:value="743" calcext:value-type="float">
            <text:p>743</text:p>
          </table:table-cell>
          <table:table-cell table:formula="of:=VLOOKUP([.C125];[$Ткани.A:.F];3;0)" office:value-type="string" office:string-value="красный" calcext:value-type="string">
            <text:p>красный</text:p>
          </table:table-cell>
          <table:table-cell table:formula="of:=VLOOKUP([.C125];[$Ткани.A:.F];5;0)" office:value-type="string" office:string-value="шёлк" calcext:value-type="string">
            <text:p>шёлк</text:p>
          </table:table-cell>
          <table:table-cell table:formula="of:=VLOOKUP([.C125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25</text:p>
          </table:table-cell>
          <table:table-cell office:value-type="string" calcext:value-type="string">
            <text:p>P48</text:p>
          </table:table-cell>
          <table:table-cell table:style-name="ce22" office:value-type="string" calcext:value-type="string">
            <text:p>T36</text:p>
          </table:table-cell>
          <table:table-cell office:value-type="float" office:value="5" calcext:value-type="float">
            <text:p>5</text:p>
          </table:table-cell>
          <table:table-cell office:value-type="float" office:value="743" calcext:value-type="float">
            <text:p>743</text:p>
          </table:table-cell>
          <table:table-cell table:formula="of:=VLOOKUP([.C126];[$Ткани.A:.F];3;0)" office:value-type="string" office:string-value="желтый" calcext:value-type="string">
            <text:p>желтый</text:p>
          </table:table-cell>
          <table:table-cell table:formula="of:=VLOOKUP([.C126];[$Ткани.A:.F];5;0)" office:value-type="string" office:string-value="хлопок" calcext:value-type="string">
            <text:p>хлопок</text:p>
          </table:table-cell>
          <table:table-cell table:formula="of:=VLOOKUP([.C126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26</text:p>
          </table:table-cell>
          <table:table-cell office:value-type="string" calcext:value-type="string">
            <text:p>P49</text:p>
          </table:table-cell>
          <table:table-cell table:style-name="ce22" office:value-type="string" calcext:value-type="string">
            <text:p>T13</text:p>
          </table:table-cell>
          <table:table-cell office:value-type="float" office:value="88" calcext:value-type="float">
            <text:p>88</text:p>
          </table:table-cell>
          <table:table-cell office:value-type="float" office:value="743" calcext:value-type="float">
            <text:p>743</text:p>
          </table:table-cell>
          <table:table-cell table:formula="of:=VLOOKUP([.C127];[$Ткани.A:.F];3;0)" office:value-type="string" office:string-value="красный" calcext:value-type="string">
            <text:p>красный</text:p>
          </table:table-cell>
          <table:table-cell table:formula="of:=VLOOKUP([.C127];[$Ткани.A:.F];5;0)" office:value-type="string" office:string-value="хлопок" calcext:value-type="string">
            <text:p>хлопок</text:p>
          </table:table-cell>
          <table:table-cell table:formula="of:=VLOOKUP([.C127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27</text:p>
          </table:table-cell>
          <table:table-cell office:value-type="string" calcext:value-type="string">
            <text:p>P56</text:p>
          </table:table-cell>
          <table:table-cell table:style-name="ce22" office:value-type="string" calcext:value-type="string">
            <text:p>T18</text:p>
          </table:table-cell>
          <table:table-cell office:value-type="float" office:value="44" calcext:value-type="float">
            <text:p>44</text:p>
          </table:table-cell>
          <table:table-cell office:value-type="float" office:value="743" calcext:value-type="float">
            <text:p>743</text:p>
          </table:table-cell>
          <table:table-cell table:formula="of:=VLOOKUP([.C128];[$Ткани.A:.F];3;0)" office:value-type="string" office:string-value="белый" calcext:value-type="string">
            <text:p>белый</text:p>
          </table:table-cell>
          <table:table-cell table:formula="of:=VLOOKUP([.C128];[$Ткани.A:.F];5;0)" office:value-type="string" office:string-value="хлопок" calcext:value-type="string">
            <text:p>хлопок</text:p>
          </table:table-cell>
          <table:table-cell table:formula="of:=VLOOKUP([.C128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28</text:p>
          </table:table-cell>
          <table:table-cell office:value-type="string" calcext:value-type="string">
            <text:p>P7</text:p>
          </table:table-cell>
          <table:table-cell table:style-name="ce22" office:value-type="string" calcext:value-type="string">
            <text:p>T29</text:p>
          </table:table-cell>
          <table:table-cell office:value-type="float" office:value="79" calcext:value-type="float">
            <text:p>79</text:p>
          </table:table-cell>
          <table:table-cell office:value-type="float" office:value="743" calcext:value-type="float">
            <text:p>743</text:p>
          </table:table-cell>
          <table:table-cell table:formula="of:=VLOOKUP([.C129];[$Ткани.A:.F];3;0)" office:value-type="string" office:string-value="зеленый" calcext:value-type="string">
            <text:p>зеленый</text:p>
          </table:table-cell>
          <table:table-cell table:formula="of:=VLOOKUP([.C129];[$Ткани.A:.F];5;0)" office:value-type="string" office:string-value="лён" calcext:value-type="string">
            <text:p>лён</text:p>
          </table:table-cell>
          <table:table-cell table:formula="of:=VLOOKUP([.C129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29</text:p>
          </table:table-cell>
          <table:table-cell office:value-type="string" calcext:value-type="string">
            <text:p>P15</text:p>
          </table:table-cell>
          <table:table-cell table:style-name="ce22" office:value-type="string" calcext:value-type="string">
            <text:p>T35</text:p>
          </table:table-cell>
          <table:table-cell office:value-type="float" office:value="85" calcext:value-type="float">
            <text:p>85</text:p>
          </table:table-cell>
          <table:table-cell office:value-type="float" office:value="745" calcext:value-type="float">
            <text:p>745</text:p>
          </table:table-cell>
          <table:table-cell table:formula="of:=VLOOKUP([.C130];[$Ткани.A:.F];3;0)" office:value-type="string" office:string-value="зеленый" calcext:value-type="string">
            <text:p>зеленый</text:p>
          </table:table-cell>
          <table:table-cell table:formula="of:=VLOOKUP([.C130];[$Ткани.A:.F];5;0)" office:value-type="string" office:string-value="шёлк" calcext:value-type="string">
            <text:p>шёлк</text:p>
          </table:table-cell>
          <table:table-cell table:formula="of:=VLOOKUP([.C130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30</text:p>
          </table:table-cell>
          <table:table-cell office:value-type="string" calcext:value-type="string">
            <text:p>P22</text:p>
          </table:table-cell>
          <table:table-cell table:style-name="ce22" office:value-type="string" calcext:value-type="string">
            <text:p>T21</text:p>
          </table:table-cell>
          <table:table-cell office:value-type="float" office:value="9" calcext:value-type="float">
            <text:p>9</text:p>
          </table:table-cell>
          <table:table-cell office:value-type="float" office:value="745" calcext:value-type="float">
            <text:p>745</text:p>
          </table:table-cell>
          <table:table-cell table:formula="of:=VLOOKUP([.C131];[$Ткани.A:.F];3;0)" office:value-type="string" office:string-value="красный" calcext:value-type="string">
            <text:p>красный</text:p>
          </table:table-cell>
          <table:table-cell table:formula="of:=VLOOKUP([.C131];[$Ткани.A:.F];5;0)" office:value-type="string" office:string-value="шерсть" calcext:value-type="string">
            <text:p>шерсть</text:p>
          </table:table-cell>
          <table:table-cell table:formula="of:=VLOOKUP([.C131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31</text:p>
          </table:table-cell>
          <table:table-cell office:value-type="string" calcext:value-type="string">
            <text:p>P45</text:p>
          </table:table-cell>
          <table:table-cell table:style-name="ce22" office:value-type="string" calcext:value-type="string">
            <text:p>T25</text:p>
          </table:table-cell>
          <table:table-cell office:value-type="float" office:value="97" calcext:value-type="float">
            <text:p>97</text:p>
          </table:table-cell>
          <table:table-cell office:value-type="float" office:value="745" calcext:value-type="float">
            <text:p>745</text:p>
          </table:table-cell>
          <table:table-cell table:formula="of:=VLOOKUP([.C132];[$Ткани.A:.F];3;0)" office:value-type="string" office:string-value="синий" calcext:value-type="string">
            <text:p>синий</text:p>
          </table:table-cell>
          <table:table-cell table:formula="of:=VLOOKUP([.C132];[$Ткани.A:.F];5;0)" office:value-type="string" office:string-value="шёлк" calcext:value-type="string">
            <text:p>шёлк</text:p>
          </table:table-cell>
          <table:table-cell table:formula="of:=VLOOKUP([.C132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32</text:p>
          </table:table-cell>
          <table:table-cell office:value-type="string" calcext:value-type="string">
            <text:p>P46</text:p>
          </table:table-cell>
          <table:table-cell table:style-name="ce22" office:value-type="string" calcext:value-type="string">
            <text:p>T22</text:p>
          </table:table-cell>
          <table:table-cell office:value-type="float" office:value="50" calcext:value-type="float">
            <text:p>50</text:p>
          </table:table-cell>
          <table:table-cell office:value-type="float" office:value="745" calcext:value-type="float">
            <text:p>745</text:p>
          </table:table-cell>
          <table:table-cell table:formula="of:=VLOOKUP([.C133];[$Ткани.A:.F];3;0)" office:value-type="string" office:string-value="синий" calcext:value-type="string">
            <text:p>синий</text:p>
          </table:table-cell>
          <table:table-cell table:formula="of:=VLOOKUP([.C133];[$Ткани.A:.F];5;0)" office:value-type="string" office:string-value="шёлк" calcext:value-type="string">
            <text:p>шёлк</text:p>
          </table:table-cell>
          <table:table-cell table:formula="of:=VLOOKUP([.C133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33</text:p>
          </table:table-cell>
          <table:table-cell office:value-type="string" calcext:value-type="string">
            <text:p>P53</text:p>
          </table:table-cell>
          <table:table-cell table:style-name="ce22" office:value-type="string" calcext:value-type="string">
            <text:p>T16</text:p>
          </table:table-cell>
          <table:table-cell office:value-type="float" office:value="55" calcext:value-type="float">
            <text:p>55</text:p>
          </table:table-cell>
          <table:table-cell office:value-type="float" office:value="745" calcext:value-type="float">
            <text:p>745</text:p>
          </table:table-cell>
          <table:table-cell table:formula="of:=VLOOKUP([.C134];[$Ткани.A:.F];3;0)" office:value-type="string" office:string-value="красный" calcext:value-type="string">
            <text:p>красный</text:p>
          </table:table-cell>
          <table:table-cell table:formula="of:=VLOOKUP([.C134];[$Ткани.A:.F];5;0)" office:value-type="string" office:string-value="хлопок" calcext:value-type="string">
            <text:p>хлопок</text:p>
          </table:table-cell>
          <table:table-cell table:formula="of:=VLOOKUP([.C134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34</text:p>
          </table:table-cell>
          <table:table-cell office:value-type="string" calcext:value-type="string">
            <text:p>P21</text:p>
          </table:table-cell>
          <table:table-cell table:style-name="ce22" office:value-type="string" calcext:value-type="string">
            <text:p>T16</text:p>
          </table:table-cell>
          <table:table-cell office:value-type="float" office:value="35" calcext:value-type="float">
            <text:p>35</text:p>
          </table:table-cell>
          <table:table-cell office:value-type="float" office:value="746" calcext:value-type="float">
            <text:p>746</text:p>
          </table:table-cell>
          <table:table-cell table:formula="of:=VLOOKUP([.C135];[$Ткани.A:.F];3;0)" office:value-type="string" office:string-value="красный" calcext:value-type="string">
            <text:p>красный</text:p>
          </table:table-cell>
          <table:table-cell table:formula="of:=VLOOKUP([.C135];[$Ткани.A:.F];5;0)" office:value-type="string" office:string-value="хлопок" calcext:value-type="string">
            <text:p>хлопок</text:p>
          </table:table-cell>
          <table:table-cell table:formula="of:=VLOOKUP([.C135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35</text:p>
          </table:table-cell>
          <table:table-cell office:value-type="string" calcext:value-type="string">
            <text:p>P27</text:p>
          </table:table-cell>
          <table:table-cell table:style-name="ce22" office:value-type="string" calcext:value-type="string">
            <text:p>T4</text:p>
          </table:table-cell>
          <table:table-cell office:value-type="float" office:value="93" calcext:value-type="float">
            <text:p>93</text:p>
          </table:table-cell>
          <table:table-cell office:value-type="float" office:value="746" calcext:value-type="float">
            <text:p>746</text:p>
          </table:table-cell>
          <table:table-cell table:formula="of:=VLOOKUP([.C136];[$Ткани.A:.F];3;0)" office:value-type="string" office:string-value="красный" calcext:value-type="string">
            <text:p>красный</text:p>
          </table:table-cell>
          <table:table-cell table:formula="of:=VLOOKUP([.C136];[$Ткани.A:.F];5;0)" office:value-type="string" office:string-value="хлопок" calcext:value-type="string">
            <text:p>хлопок</text:p>
          </table:table-cell>
          <table:table-cell table:formula="of:=VLOOKUP([.C136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36</text:p>
          </table:table-cell>
          <table:table-cell office:value-type="string" calcext:value-type="string">
            <text:p>P6</text:p>
          </table:table-cell>
          <table:table-cell table:style-name="ce22" office:value-type="string" calcext:value-type="string">
            <text:p>T40</text:p>
          </table:table-cell>
          <table:table-cell office:value-type="float" office:value="39" calcext:value-type="float">
            <text:p>39</text:p>
          </table:table-cell>
          <table:table-cell office:value-type="float" office:value="746" calcext:value-type="float">
            <text:p>746</text:p>
          </table:table-cell>
          <table:table-cell table:formula="of:=VLOOKUP([.C137];[$Ткани.A:.F];3;0)" office:value-type="string" office:string-value="синий" calcext:value-type="string">
            <text:p>синий</text:p>
          </table:table-cell>
          <table:table-cell table:formula="of:=VLOOKUP([.C137];[$Ткани.A:.F];5;0)" office:value-type="string" office:string-value="хлопок" calcext:value-type="string">
            <text:p>хлопок</text:p>
          </table:table-cell>
          <table:table-cell table:formula="of:=VLOOKUP([.C137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37</text:p>
          </table:table-cell>
          <table:table-cell office:value-type="string" calcext:value-type="string">
            <text:p>P3</text:p>
          </table:table-cell>
          <table:table-cell table:style-name="ce22" office:value-type="string" calcext:value-type="string">
            <text:p>T31</text:p>
          </table:table-cell>
          <table:table-cell office:value-type="float" office:value="96" calcext:value-type="float">
            <text:p>96</text:p>
          </table:table-cell>
          <table:table-cell office:value-type="float" office:value="747" calcext:value-type="float">
            <text:p>747</text:p>
          </table:table-cell>
          <table:table-cell table:formula="of:=VLOOKUP([.C138];[$Ткани.A:.F];3;0)" office:value-type="string" office:string-value="желтый" calcext:value-type="string">
            <text:p>желтый</text:p>
          </table:table-cell>
          <table:table-cell table:formula="of:=VLOOKUP([.C138];[$Ткани.A:.F];5;0)" office:value-type="string" office:string-value="лён" calcext:value-type="string">
            <text:p>лён</text:p>
          </table:table-cell>
          <table:table-cell table:formula="of:=VLOOKUP([.C138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38</text:p>
          </table:table-cell>
          <table:table-cell office:value-type="string" calcext:value-type="string">
            <text:p>P60</text:p>
          </table:table-cell>
          <table:table-cell table:style-name="ce22" office:value-type="string" calcext:value-type="string">
            <text:p>T15</text:p>
          </table:table-cell>
          <table:table-cell office:value-type="float" office:value="34" calcext:value-type="float">
            <text:p>34</text:p>
          </table:table-cell>
          <table:table-cell office:value-type="float" office:value="747" calcext:value-type="float">
            <text:p>747</text:p>
          </table:table-cell>
          <table:table-cell table:formula="of:=VLOOKUP([.C139];[$Ткани.A:.F];3;0)" office:value-type="string" office:string-value="черный" calcext:value-type="string">
            <text:p>черный</text:p>
          </table:table-cell>
          <table:table-cell table:formula="of:=VLOOKUP([.C139];[$Ткани.A:.F];5;0)" office:value-type="string" office:string-value="хлопок" calcext:value-type="string">
            <text:p>хлопок</text:p>
          </table:table-cell>
          <table:table-cell table:formula="of:=VLOOKUP([.C139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39</text:p>
          </table:table-cell>
          <table:table-cell office:value-type="string" calcext:value-type="string">
            <text:p>P22</text:p>
          </table:table-cell>
          <table:table-cell table:style-name="ce22" office:value-type="string" calcext:value-type="string">
            <text:p>T3</text:p>
          </table:table-cell>
          <table:table-cell office:value-type="float" office:value="115" calcext:value-type="float">
            <text:p>115</text:p>
          </table:table-cell>
          <table:table-cell office:value-type="float" office:value="748" calcext:value-type="float">
            <text:p>748</text:p>
          </table:table-cell>
          <table:table-cell table:formula="of:=VLOOKUP([.C140];[$Ткани.A:.F];3;0)" office:value-type="string" office:string-value="синий" calcext:value-type="string">
            <text:p>синий</text:p>
          </table:table-cell>
          <table:table-cell table:formula="of:=VLOOKUP([.C140];[$Ткани.A:.F];5;0)" office:value-type="string" office:string-value="шёлк" calcext:value-type="string">
            <text:p>шёлк</text:p>
          </table:table-cell>
          <table:table-cell table:formula="of:=VLOOKUP([.C140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40</text:p>
          </table:table-cell>
          <table:table-cell office:value-type="string" calcext:value-type="string">
            <text:p>P59</text:p>
          </table:table-cell>
          <table:table-cell table:style-name="ce22" office:value-type="string" calcext:value-type="string">
            <text:p>T15</text:p>
          </table:table-cell>
          <table:table-cell office:value-type="float" office:value="55" calcext:value-type="float">
            <text:p>55</text:p>
          </table:table-cell>
          <table:table-cell office:value-type="float" office:value="748" calcext:value-type="float">
            <text:p>748</text:p>
          </table:table-cell>
          <table:table-cell table:formula="of:=VLOOKUP([.C141];[$Ткани.A:.F];3;0)" office:value-type="string" office:string-value="черный" calcext:value-type="string">
            <text:p>черный</text:p>
          </table:table-cell>
          <table:table-cell table:formula="of:=VLOOKUP([.C141];[$Ткани.A:.F];5;0)" office:value-type="string" office:string-value="хлопок" calcext:value-type="string">
            <text:p>хлопок</text:p>
          </table:table-cell>
          <table:table-cell table:formula="of:=VLOOKUP([.C141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41</text:p>
          </table:table-cell>
          <table:table-cell office:value-type="string" calcext:value-type="string">
            <text:p>P7</text:p>
          </table:table-cell>
          <table:table-cell table:style-name="ce22" office:value-type="string" calcext:value-type="string">
            <text:p>T25</text:p>
          </table:table-cell>
          <table:table-cell office:value-type="float" office:value="113" calcext:value-type="float">
            <text:p>113</text:p>
          </table:table-cell>
          <table:table-cell office:value-type="float" office:value="748" calcext:value-type="float">
            <text:p>748</text:p>
          </table:table-cell>
          <table:table-cell table:formula="of:=VLOOKUP([.C142];[$Ткани.A:.F];3;0)" office:value-type="string" office:string-value="синий" calcext:value-type="string">
            <text:p>синий</text:p>
          </table:table-cell>
          <table:table-cell table:formula="of:=VLOOKUP([.C142];[$Ткани.A:.F];5;0)" office:value-type="string" office:string-value="шёлк" calcext:value-type="string">
            <text:p>шёлк</text:p>
          </table:table-cell>
          <table:table-cell table:formula="of:=VLOOKUP([.C142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42</text:p>
          </table:table-cell>
          <table:table-cell office:value-type="string" calcext:value-type="string">
            <text:p>P2</text:p>
          </table:table-cell>
          <table:table-cell table:style-name="ce22" office:value-type="string" calcext:value-type="string">
            <text:p>T38</text:p>
          </table:table-cell>
          <table:table-cell office:value-type="float" office:value="40" calcext:value-type="float">
            <text:p>40</text:p>
          </table:table-cell>
          <table:table-cell office:value-type="float" office:value="749" calcext:value-type="float">
            <text:p>749</text:p>
          </table:table-cell>
          <table:table-cell table:formula="of:=VLOOKUP([.C143];[$Ткани.A:.F];3;0)" office:value-type="string" office:string-value="синий" calcext:value-type="string">
            <text:p>синий</text:p>
          </table:table-cell>
          <table:table-cell table:formula="of:=VLOOKUP([.C143];[$Ткани.A:.F];5;0)" office:value-type="string" office:string-value="хлопок" calcext:value-type="string">
            <text:p>хлопок</text:p>
          </table:table-cell>
          <table:table-cell table:formula="of:=VLOOKUP([.C143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43</text:p>
          </table:table-cell>
          <table:table-cell office:value-type="string" calcext:value-type="string">
            <text:p>P1</text:p>
          </table:table-cell>
          <table:table-cell table:style-name="ce22" office:value-type="string" calcext:value-type="string">
            <text:p>T1</text:p>
          </table:table-cell>
          <table:table-cell office:value-type="float" office:value="66" calcext:value-type="float">
            <text:p>66</text:p>
          </table:table-cell>
          <table:table-cell office:value-type="float" office:value="750" calcext:value-type="float">
            <text:p>750</text:p>
          </table:table-cell>
          <table:table-cell table:formula="of:=VLOOKUP([.C144];[$Ткани.A:.F];3;0)" office:value-type="string" office:string-value="красный" calcext:value-type="string">
            <text:p>красный</text:p>
          </table:table-cell>
          <table:table-cell table:formula="of:=VLOOKUP([.C144];[$Ткани.A:.F];5;0)" office:value-type="string" office:string-value="шёлк" calcext:value-type="string">
            <text:p>шёлк</text:p>
          </table:table-cell>
          <table:table-cell table:formula="of:=VLOOKUP([.C144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44</text:p>
          </table:table-cell>
          <table:table-cell office:value-type="string" calcext:value-type="string">
            <text:p>P13</text:p>
          </table:table-cell>
          <table:table-cell table:style-name="ce22" office:value-type="string" calcext:value-type="string">
            <text:p>T44</text:p>
          </table:table-cell>
          <table:table-cell office:value-type="float" office:value="114" calcext:value-type="float">
            <text:p>114</text:p>
          </table:table-cell>
          <table:table-cell office:value-type="float" office:value="750" calcext:value-type="float">
            <text:p>750</text:p>
          </table:table-cell>
          <table:table-cell table:formula="of:=VLOOKUP([.C145];[$Ткани.A:.F];3;0)" office:value-type="string" office:string-value="коричневый" calcext:value-type="string">
            <text:p>коричневый</text:p>
          </table:table-cell>
          <table:table-cell table:formula="of:=VLOOKUP([.C145];[$Ткани.A:.F];5;0)" office:value-type="string" office:string-value="хлопок" calcext:value-type="string">
            <text:p>хлопок</text:p>
          </table:table-cell>
          <table:table-cell table:formula="of:=VLOOKUP([.C145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45</text:p>
          </table:table-cell>
          <table:table-cell office:value-type="string" calcext:value-type="string">
            <text:p>P52</text:p>
          </table:table-cell>
          <table:table-cell table:style-name="ce22" office:value-type="string" calcext:value-type="string">
            <text:p>T20</text:p>
          </table:table-cell>
          <table:table-cell office:value-type="float" office:value="57" calcext:value-type="float">
            <text:p>57</text:p>
          </table:table-cell>
          <table:table-cell office:value-type="float" office:value="750" calcext:value-type="float">
            <text:p>750</text:p>
          </table:table-cell>
          <table:table-cell table:formula="of:=VLOOKUP([.C146];[$Ткани.A:.F];3;0)" office:value-type="string" office:string-value="синий" calcext:value-type="string">
            <text:p>синий</text:p>
          </table:table-cell>
          <table:table-cell table:formula="of:=VLOOKUP([.C146];[$Ткани.A:.F];5;0)" office:value-type="string" office:string-value="шерсть" calcext:value-type="string">
            <text:p>шерсть</text:p>
          </table:table-cell>
          <table:table-cell table:formula="of:=VLOOKUP([.C146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46</text:p>
          </table:table-cell>
          <table:table-cell office:value-type="string" calcext:value-type="string">
            <text:p>P15</text:p>
          </table:table-cell>
          <table:table-cell table:style-name="ce22" office:value-type="string" calcext:value-type="string">
            <text:p>T17</text:p>
          </table:table-cell>
          <table:table-cell office:value-type="float" office:value="16" calcext:value-type="float">
            <text:p>16</text:p>
          </table:table-cell>
          <table:table-cell office:value-type="float" office:value="751" calcext:value-type="float">
            <text:p>751</text:p>
          </table:table-cell>
          <table:table-cell table:formula="of:=VLOOKUP([.C147];[$Ткани.A:.F];3;0)" office:value-type="string" office:string-value="зеленый" calcext:value-type="string">
            <text:p>зеленый</text:p>
          </table:table-cell>
          <table:table-cell table:formula="of:=VLOOKUP([.C147];[$Ткани.A:.F];5;0)" office:value-type="string" office:string-value="хлопок" calcext:value-type="string">
            <text:p>хлопок</text:p>
          </table:table-cell>
          <table:table-cell table:formula="of:=VLOOKUP([.C147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47</text:p>
          </table:table-cell>
          <table:table-cell office:value-type="string" calcext:value-type="string">
            <text:p>P51</text:p>
          </table:table-cell>
          <table:table-cell table:style-name="ce22" office:value-type="string" calcext:value-type="string">
            <text:p>T19</text:p>
          </table:table-cell>
          <table:table-cell office:value-type="float" office:value="106" calcext:value-type="float">
            <text:p>106</text:p>
          </table:table-cell>
          <table:table-cell office:value-type="float" office:value="751" calcext:value-type="float">
            <text:p>751</text:p>
          </table:table-cell>
          <table:table-cell table:formula="of:=VLOOKUP([.C148];[$Ткани.A:.F];3;0)" office:value-type="string" office:string-value="желтый" calcext:value-type="string">
            <text:p>желтый</text:p>
          </table:table-cell>
          <table:table-cell table:formula="of:=VLOOKUP([.C148];[$Ткани.A:.F];5;0)" office:value-type="string" office:string-value="шерсть" calcext:value-type="string">
            <text:p>шерсть</text:p>
          </table:table-cell>
          <table:table-cell table:formula="of:=VLOOKUP([.C148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48</text:p>
          </table:table-cell>
          <table:table-cell office:value-type="string" calcext:value-type="string">
            <text:p>P51</text:p>
          </table:table-cell>
          <table:table-cell table:style-name="ce22" office:value-type="string" calcext:value-type="string">
            <text:p>T37</text:p>
          </table:table-cell>
          <table:table-cell office:value-type="float" office:value="11" calcext:value-type="float">
            <text:p>11</text:p>
          </table:table-cell>
          <table:table-cell office:value-type="float" office:value="751" calcext:value-type="float">
            <text:p>751</text:p>
          </table:table-cell>
          <table:table-cell table:formula="of:=VLOOKUP([.C149];[$Ткани.A:.F];3;0)" office:value-type="string" office:string-value="зеленый" calcext:value-type="string">
            <text:p>зеленый</text:p>
          </table:table-cell>
          <table:table-cell table:formula="of:=VLOOKUP([.C149];[$Ткани.A:.F];5;0)" office:value-type="string" office:string-value="хлопок" calcext:value-type="string">
            <text:p>хлопок</text:p>
          </table:table-cell>
          <table:table-cell table:formula="of:=VLOOKUP([.C149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49</text:p>
          </table:table-cell>
          <table:table-cell office:value-type="string" calcext:value-type="string">
            <text:p>P44</text:p>
          </table:table-cell>
          <table:table-cell table:style-name="ce22" office:value-type="string" calcext:value-type="string">
            <text:p>T24</text:p>
          </table:table-cell>
          <table:table-cell office:value-type="float" office:value="5" calcext:value-type="float">
            <text:p>5</text:p>
          </table:table-cell>
          <table:table-cell office:value-type="float" office:value="752" calcext:value-type="float">
            <text:p>752</text:p>
          </table:table-cell>
          <table:table-cell table:formula="of:=VLOOKUP([.C150];[$Ткани.A:.F];3;0)" office:value-type="string" office:string-value="зеленый" calcext:value-type="string">
            <text:p>зеленый</text:p>
          </table:table-cell>
          <table:table-cell table:formula="of:=VLOOKUP([.C150];[$Ткани.A:.F];5;0)" office:value-type="string" office:string-value="шёлк" calcext:value-type="string">
            <text:p>шёлк</text:p>
          </table:table-cell>
          <table:table-cell table:formula="of:=VLOOKUP([.C150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50</text:p>
          </table:table-cell>
          <table:table-cell office:value-type="string" calcext:value-type="string">
            <text:p>P21</text:p>
          </table:table-cell>
          <table:table-cell table:style-name="ce22" office:value-type="string" calcext:value-type="string">
            <text:p>T24</text:p>
          </table:table-cell>
          <table:table-cell office:value-type="float" office:value="69" calcext:value-type="float">
            <text:p>69</text:p>
          </table:table-cell>
          <table:table-cell office:value-type="float" office:value="753" calcext:value-type="float">
            <text:p>753</text:p>
          </table:table-cell>
          <table:table-cell table:formula="of:=VLOOKUP([.C151];[$Ткани.A:.F];3;0)" office:value-type="string" office:string-value="зеленый" calcext:value-type="string">
            <text:p>зеленый</text:p>
          </table:table-cell>
          <table:table-cell table:formula="of:=VLOOKUP([.C151];[$Ткани.A:.F];5;0)" office:value-type="string" office:string-value="шёлк" calcext:value-type="string">
            <text:p>шёлк</text:p>
          </table:table-cell>
          <table:table-cell table:formula="of:=VLOOKUP([.C151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51</text:p>
          </table:table-cell>
          <table:table-cell office:value-type="string" calcext:value-type="string">
            <text:p>P52</text:p>
          </table:table-cell>
          <table:table-cell table:style-name="ce22" office:value-type="string" calcext:value-type="string">
            <text:p>T32</text:p>
          </table:table-cell>
          <table:table-cell office:value-type="float" office:value="97" calcext:value-type="float">
            <text:p>97</text:p>
          </table:table-cell>
          <table:table-cell office:value-type="float" office:value="754" calcext:value-type="float">
            <text:p>754</text:p>
          </table:table-cell>
          <table:table-cell table:formula="of:=VLOOKUP([.C152];[$Ткани.A:.F];3;0)" office:value-type="string" office:string-value="красный" calcext:value-type="string">
            <text:p>красный</text:p>
          </table:table-cell>
          <table:table-cell table:formula="of:=VLOOKUP([.C152];[$Ткани.A:.F];5;0)" office:value-type="string" office:string-value="лён" calcext:value-type="string">
            <text:p>лён</text:p>
          </table:table-cell>
          <table:table-cell table:formula="of:=VLOOKUP([.C152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52</text:p>
          </table:table-cell>
          <table:table-cell office:value-type="string" calcext:value-type="string">
            <text:p>P57</text:p>
          </table:table-cell>
          <table:table-cell table:style-name="ce22" office:value-type="string" calcext:value-type="string">
            <text:p>T18</text:p>
          </table:table-cell>
          <table:table-cell office:value-type="float" office:value="25" calcext:value-type="float">
            <text:p>25</text:p>
          </table:table-cell>
          <table:table-cell office:value-type="float" office:value="755" calcext:value-type="float">
            <text:p>755</text:p>
          </table:table-cell>
          <table:table-cell table:formula="of:=VLOOKUP([.C153];[$Ткани.A:.F];3;0)" office:value-type="string" office:string-value="белый" calcext:value-type="string">
            <text:p>белый</text:p>
          </table:table-cell>
          <table:table-cell table:formula="of:=VLOOKUP([.C153];[$Ткани.A:.F];5;0)" office:value-type="string" office:string-value="хлопок" calcext:value-type="string">
            <text:p>хлопок</text:p>
          </table:table-cell>
          <table:table-cell table:formula="of:=VLOOKUP([.C153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53</text:p>
          </table:table-cell>
          <table:table-cell office:value-type="string" calcext:value-type="string">
            <text:p>P47</text:p>
          </table:table-cell>
          <table:table-cell table:style-name="ce22" office:value-type="string" calcext:value-type="string">
            <text:p>T7</text:p>
          </table:table-cell>
          <table:table-cell office:value-type="float" office:value="6" calcext:value-type="float">
            <text:p>6</text:p>
          </table:table-cell>
          <table:table-cell office:value-type="float" office:value="756" calcext:value-type="float">
            <text:p>756</text:p>
          </table:table-cell>
          <table:table-cell table:formula="of:=VLOOKUP([.C154];[$Ткани.A:.F];3;0)" office:value-type="string" office:string-value="белый" calcext:value-type="string">
            <text:p>белый</text:p>
          </table:table-cell>
          <table:table-cell table:formula="of:=VLOOKUP([.C154];[$Ткани.A:.F];5;0)" office:value-type="string" office:string-value="хлопок" calcext:value-type="string">
            <text:p>хлопок</text:p>
          </table:table-cell>
          <table:table-cell table:formula="of:=VLOOKUP([.C154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54</text:p>
          </table:table-cell>
          <table:table-cell office:value-type="string" calcext:value-type="string">
            <text:p>P28</text:p>
          </table:table-cell>
          <table:table-cell table:style-name="ce22" office:value-type="string" calcext:value-type="string">
            <text:p>T39</text:p>
          </table:table-cell>
          <table:table-cell office:value-type="float" office:value="61" calcext:value-type="float">
            <text:p>61</text:p>
          </table:table-cell>
          <table:table-cell office:value-type="float" office:value="757" calcext:value-type="float">
            <text:p>757</text:p>
          </table:table-cell>
          <table:table-cell table:formula="of:=VLOOKUP([.C155];[$Ткани.A:.F];3;0)" office:value-type="string" office:string-value="красный" calcext:value-type="string">
            <text:p>красный</text:p>
          </table:table-cell>
          <table:table-cell table:formula="of:=VLOOKUP([.C155];[$Ткани.A:.F];5;0)" office:value-type="string" office:string-value="хлопок" calcext:value-type="string">
            <text:p>хлопок</text:p>
          </table:table-cell>
          <table:table-cell table:formula="of:=VLOOKUP([.C155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55</text:p>
          </table:table-cell>
          <table:table-cell office:value-type="string" calcext:value-type="string">
            <text:p>P31</text:p>
          </table:table-cell>
          <table:table-cell table:style-name="ce22" office:value-type="string" calcext:value-type="string">
            <text:p>T28</text:p>
          </table:table-cell>
          <table:table-cell office:value-type="float" office:value="82" calcext:value-type="float">
            <text:p>82</text:p>
          </table:table-cell>
          <table:table-cell office:value-type="float" office:value="757" calcext:value-type="float">
            <text:p>757</text:p>
          </table:table-cell>
          <table:table-cell table:formula="of:=VLOOKUP([.C156];[$Ткани.A:.F];3;0)" office:value-type="string" office:string-value="белый" calcext:value-type="string">
            <text:p>белый</text:p>
          </table:table-cell>
          <table:table-cell table:formula="of:=VLOOKUP([.C156];[$Ткани.A:.F];5;0)" office:value-type="string" office:string-value="лён" calcext:value-type="string">
            <text:p>лён</text:p>
          </table:table-cell>
          <table:table-cell table:formula="of:=VLOOKUP([.C156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56</text:p>
          </table:table-cell>
          <table:table-cell office:value-type="string" calcext:value-type="string">
            <text:p>P41</text:p>
          </table:table-cell>
          <table:table-cell table:style-name="ce22" office:value-type="string" calcext:value-type="string">
            <text:p>T9</text:p>
          </table:table-cell>
          <table:table-cell office:value-type="float" office:value="81" calcext:value-type="float">
            <text:p>81</text:p>
          </table:table-cell>
          <table:table-cell office:value-type="float" office:value="757" calcext:value-type="float">
            <text:p>757</text:p>
          </table:table-cell>
          <table:table-cell table:formula="of:=VLOOKUP([.C157];[$Ткани.A:.F];3;0)" office:value-type="string" office:string-value="розовый" calcext:value-type="string">
            <text:p>розовый</text:p>
          </table:table-cell>
          <table:table-cell table:formula="of:=VLOOKUP([.C157];[$Ткани.A:.F];5;0)" office:value-type="string" office:string-value="хлопок" calcext:value-type="string">
            <text:p>хлопок</text:p>
          </table:table-cell>
          <table:table-cell table:formula="of:=VLOOKUP([.C157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57</text:p>
          </table:table-cell>
          <table:table-cell office:value-type="string" calcext:value-type="string">
            <text:p>P41</text:p>
          </table:table-cell>
          <table:table-cell table:style-name="ce22" office:value-type="string" calcext:value-type="string">
            <text:p>T13</text:p>
          </table:table-cell>
          <table:table-cell office:value-type="float" office:value="43" calcext:value-type="float">
            <text:p>43</text:p>
          </table:table-cell>
          <table:table-cell office:value-type="float" office:value="758" calcext:value-type="float">
            <text:p>758</text:p>
          </table:table-cell>
          <table:table-cell table:formula="of:=VLOOKUP([.C158];[$Ткани.A:.F];3;0)" office:value-type="string" office:string-value="красный" calcext:value-type="string">
            <text:p>красный</text:p>
          </table:table-cell>
          <table:table-cell table:formula="of:=VLOOKUP([.C158];[$Ткани.A:.F];5;0)" office:value-type="string" office:string-value="хлопок" calcext:value-type="string">
            <text:p>хлопок</text:p>
          </table:table-cell>
          <table:table-cell table:formula="of:=VLOOKUP([.C158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58</text:p>
          </table:table-cell>
          <table:table-cell office:value-type="string" calcext:value-type="string">
            <text:p>P1</text:p>
          </table:table-cell>
          <table:table-cell table:style-name="ce22" office:value-type="string" calcext:value-type="string">
            <text:p>T17</text:p>
          </table:table-cell>
          <table:table-cell office:value-type="float" office:value="63" calcext:value-type="float">
            <text:p>63</text:p>
          </table:table-cell>
          <table:table-cell office:value-type="float" office:value="759" calcext:value-type="float">
            <text:p>759</text:p>
          </table:table-cell>
          <table:table-cell table:formula="of:=VLOOKUP([.C159];[$Ткани.A:.F];3;0)" office:value-type="string" office:string-value="зеленый" calcext:value-type="string">
            <text:p>зеленый</text:p>
          </table:table-cell>
          <table:table-cell table:formula="of:=VLOOKUP([.C159];[$Ткани.A:.F];5;0)" office:value-type="string" office:string-value="хлопок" calcext:value-type="string">
            <text:p>хлопок</text:p>
          </table:table-cell>
          <table:table-cell table:formula="of:=VLOOKUP([.C159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59</text:p>
          </table:table-cell>
          <table:table-cell office:value-type="string" calcext:value-type="string">
            <text:p>P15</text:p>
          </table:table-cell>
          <table:table-cell table:style-name="ce22" office:value-type="string" calcext:value-type="string">
            <text:p>T37</text:p>
          </table:table-cell>
          <table:table-cell office:value-type="float" office:value="46" calcext:value-type="float">
            <text:p>46</text:p>
          </table:table-cell>
          <table:table-cell office:value-type="float" office:value="760" calcext:value-type="float">
            <text:p>760</text:p>
          </table:table-cell>
          <table:table-cell table:formula="of:=VLOOKUP([.C160];[$Ткани.A:.F];3;0)" office:value-type="string" office:string-value="зеленый" calcext:value-type="string">
            <text:p>зеленый</text:p>
          </table:table-cell>
          <table:table-cell table:formula="of:=VLOOKUP([.C160];[$Ткани.A:.F];5;0)" office:value-type="string" office:string-value="хлопок" calcext:value-type="string">
            <text:p>хлопок</text:p>
          </table:table-cell>
          <table:table-cell table:formula="of:=VLOOKUP([.C160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60</text:p>
          </table:table-cell>
          <table:table-cell office:value-type="string" calcext:value-type="string">
            <text:p>P33</text:p>
          </table:table-cell>
          <table:table-cell table:style-name="ce22" office:value-type="string" calcext:value-type="string">
            <text:p>T21</text:p>
          </table:table-cell>
          <table:table-cell office:value-type="float" office:value="108" calcext:value-type="float">
            <text:p>108</text:p>
          </table:table-cell>
          <table:table-cell office:value-type="float" office:value="761" calcext:value-type="float">
            <text:p>761</text:p>
          </table:table-cell>
          <table:table-cell table:formula="of:=VLOOKUP([.C161];[$Ткани.A:.F];3;0)" office:value-type="string" office:string-value="красный" calcext:value-type="string">
            <text:p>красный</text:p>
          </table:table-cell>
          <table:table-cell table:formula="of:=VLOOKUP([.C161];[$Ткани.A:.F];5;0)" office:value-type="string" office:string-value="шерсть" calcext:value-type="string">
            <text:p>шерсть</text:p>
          </table:table-cell>
          <table:table-cell table:formula="of:=VLOOKUP([.C161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61</text:p>
          </table:table-cell>
          <table:table-cell office:value-type="string" calcext:value-type="string">
            <text:p>P52</text:p>
          </table:table-cell>
          <table:table-cell table:style-name="ce22" office:value-type="string" calcext:value-type="string">
            <text:p>T38</text:p>
          </table:table-cell>
          <table:table-cell office:value-type="float" office:value="80" calcext:value-type="float">
            <text:p>80</text:p>
          </table:table-cell>
          <table:table-cell office:value-type="float" office:value="761" calcext:value-type="float">
            <text:p>761</text:p>
          </table:table-cell>
          <table:table-cell table:formula="of:=VLOOKUP([.C162];[$Ткани.A:.F];3;0)" office:value-type="string" office:string-value="синий" calcext:value-type="string">
            <text:p>синий</text:p>
          </table:table-cell>
          <table:table-cell table:formula="of:=VLOOKUP([.C162];[$Ткани.A:.F];5;0)" office:value-type="string" office:string-value="хлопок" calcext:value-type="string">
            <text:p>хлопок</text:p>
          </table:table-cell>
          <table:table-cell table:formula="of:=VLOOKUP([.C162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62</text:p>
          </table:table-cell>
          <table:table-cell office:value-type="string" calcext:value-type="string">
            <text:p>P53</text:p>
          </table:table-cell>
          <table:table-cell table:style-name="ce22" office:value-type="string" calcext:value-type="string">
            <text:p>T34</text:p>
          </table:table-cell>
          <table:table-cell office:value-type="float" office:value="29" calcext:value-type="float">
            <text:p>29</text:p>
          </table:table-cell>
          <table:table-cell office:value-type="float" office:value="761" calcext:value-type="float">
            <text:p>761</text:p>
          </table:table-cell>
          <table:table-cell table:formula="of:=VLOOKUP([.C163];[$Ткани.A:.F];3;0)" office:value-type="string" office:string-value="красный" calcext:value-type="string">
            <text:p>красный</text:p>
          </table:table-cell>
          <table:table-cell table:formula="of:=VLOOKUP([.C163];[$Ткани.A:.F];5;0)" office:value-type="string" office:string-value="шёлк" calcext:value-type="string">
            <text:p>шёлк</text:p>
          </table:table-cell>
          <table:table-cell table:formula="of:=VLOOKUP([.C163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63</text:p>
          </table:table-cell>
          <table:table-cell office:value-type="string" calcext:value-type="string">
            <text:p>P45</text:p>
          </table:table-cell>
          <table:table-cell table:style-name="ce22" office:value-type="string" calcext:value-type="string">
            <text:p>T43</text:p>
          </table:table-cell>
          <table:table-cell office:value-type="float" office:value="67" calcext:value-type="float">
            <text:p>67</text:p>
          </table:table-cell>
          <table:table-cell office:value-type="float" office:value="762" calcext:value-type="float">
            <text:p>762</text:p>
          </table:table-cell>
          <table:table-cell table:formula="of:=VLOOKUP([.C164];[$Ткани.A:.F];3;0)" office:value-type="string" office:string-value="белый" calcext:value-type="string">
            <text:p>белый</text:p>
          </table:table-cell>
          <table:table-cell table:formula="of:=VLOOKUP([.C164];[$Ткани.A:.F];5;0)" office:value-type="string" office:string-value="хлопок" calcext:value-type="string">
            <text:p>хлопок</text:p>
          </table:table-cell>
          <table:table-cell table:formula="of:=VLOOKUP([.C164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64</text:p>
          </table:table-cell>
          <table:table-cell office:value-type="string" calcext:value-type="string">
            <text:p>P5</text:p>
          </table:table-cell>
          <table:table-cell table:style-name="ce22" office:value-type="string" calcext:value-type="string">
            <text:p>T37</text:p>
          </table:table-cell>
          <table:table-cell office:value-type="float" office:value="73" calcext:value-type="float">
            <text:p>73</text:p>
          </table:table-cell>
          <table:table-cell office:value-type="float" office:value="762" calcext:value-type="float">
            <text:p>762</text:p>
          </table:table-cell>
          <table:table-cell table:formula="of:=VLOOKUP([.C165];[$Ткани.A:.F];3;0)" office:value-type="string" office:string-value="зеленый" calcext:value-type="string">
            <text:p>зеленый</text:p>
          </table:table-cell>
          <table:table-cell table:formula="of:=VLOOKUP([.C165];[$Ткани.A:.F];5;0)" office:value-type="string" office:string-value="хлопок" calcext:value-type="string">
            <text:p>хлопок</text:p>
          </table:table-cell>
          <table:table-cell table:formula="of:=VLOOKUP([.C165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65</text:p>
          </table:table-cell>
          <table:table-cell office:value-type="string" calcext:value-type="string">
            <text:p>P59</text:p>
          </table:table-cell>
          <table:table-cell table:style-name="ce22" office:value-type="string" calcext:value-type="string">
            <text:p>T14</text:p>
          </table:table-cell>
          <table:table-cell office:value-type="float" office:value="87" calcext:value-type="float">
            <text:p>87</text:p>
          </table:table-cell>
          <table:table-cell office:value-type="float" office:value="762" calcext:value-type="float">
            <text:p>762</text:p>
          </table:table-cell>
          <table:table-cell table:formula="of:=VLOOKUP([.C166];[$Ткани.A:.F];3;0)" office:value-type="string" office:string-value="синий" calcext:value-type="string">
            <text:p>синий</text:p>
          </table:table-cell>
          <table:table-cell table:formula="of:=VLOOKUP([.C166];[$Ткани.A:.F];5;0)" office:value-type="string" office:string-value="хлопок" calcext:value-type="string">
            <text:p>хлопок</text:p>
          </table:table-cell>
          <table:table-cell table:formula="of:=VLOOKUP([.C166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66</text:p>
          </table:table-cell>
          <table:table-cell office:value-type="string" calcext:value-type="string">
            <text:p>P12</text:p>
          </table:table-cell>
          <table:table-cell table:style-name="ce22" office:value-type="string" calcext:value-type="string">
            <text:p>T5</text:p>
          </table:table-cell>
          <table:table-cell office:value-type="float" office:value="110" calcext:value-type="float">
            <text:p>110</text:p>
          </table:table-cell>
          <table:table-cell office:value-type="float" office:value="763" calcext:value-type="float">
            <text:p>763</text:p>
          </table:table-cell>
          <table:table-cell table:formula="of:=VLOOKUP([.C167];[$Ткани.A:.F];3;0)" office:value-type="string" office:string-value="синий" calcext:value-type="string">
            <text:p>синий</text:p>
          </table:table-cell>
          <table:table-cell table:formula="of:=VLOOKUP([.C167];[$Ткани.A:.F];5;0)" office:value-type="string" office:string-value="хлопок" calcext:value-type="string">
            <text:p>хлопок</text:p>
          </table:table-cell>
          <table:table-cell table:formula="of:=VLOOKUP([.C167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67</text:p>
          </table:table-cell>
          <table:table-cell office:value-type="string" calcext:value-type="string">
            <text:p>P22</text:p>
          </table:table-cell>
          <table:table-cell table:style-name="ce22" office:value-type="string" calcext:value-type="string">
            <text:p>T37</text:p>
          </table:table-cell>
          <table:table-cell office:value-type="float" office:value="52" calcext:value-type="float">
            <text:p>52</text:p>
          </table:table-cell>
          <table:table-cell office:value-type="float" office:value="763" calcext:value-type="float">
            <text:p>763</text:p>
          </table:table-cell>
          <table:table-cell table:formula="of:=VLOOKUP([.C168];[$Ткани.A:.F];3;0)" office:value-type="string" office:string-value="зеленый" calcext:value-type="string">
            <text:p>зеленый</text:p>
          </table:table-cell>
          <table:table-cell table:formula="of:=VLOOKUP([.C168];[$Ткани.A:.F];5;0)" office:value-type="string" office:string-value="хлопок" calcext:value-type="string">
            <text:p>хлопок</text:p>
          </table:table-cell>
          <table:table-cell table:formula="of:=VLOOKUP([.C168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68</text:p>
          </table:table-cell>
          <table:table-cell office:value-type="string" calcext:value-type="string">
            <text:p>P27</text:p>
          </table:table-cell>
          <table:table-cell table:style-name="ce22" office:value-type="string" calcext:value-type="string">
            <text:p>T34</text:p>
          </table:table-cell>
          <table:table-cell office:value-type="float" office:value="81" calcext:value-type="float">
            <text:p>81</text:p>
          </table:table-cell>
          <table:table-cell office:value-type="float" office:value="763" calcext:value-type="float">
            <text:p>763</text:p>
          </table:table-cell>
          <table:table-cell table:formula="of:=VLOOKUP([.C169];[$Ткани.A:.F];3;0)" office:value-type="string" office:string-value="красный" calcext:value-type="string">
            <text:p>красный</text:p>
          </table:table-cell>
          <table:table-cell table:formula="of:=VLOOKUP([.C169];[$Ткани.A:.F];5;0)" office:value-type="string" office:string-value="шёлк" calcext:value-type="string">
            <text:p>шёлк</text:p>
          </table:table-cell>
          <table:table-cell table:formula="of:=VLOOKUP([.C169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69</text:p>
          </table:table-cell>
          <table:table-cell office:value-type="string" calcext:value-type="string">
            <text:p>P11</text:p>
          </table:table-cell>
          <table:table-cell table:style-name="ce22" office:value-type="string" calcext:value-type="string">
            <text:p>T10</text:p>
          </table:table-cell>
          <table:table-cell office:value-type="float" office:value="19" calcext:value-type="float">
            <text:p>19</text:p>
          </table:table-cell>
          <table:table-cell office:value-type="float" office:value="764" calcext:value-type="float">
            <text:p>764</text:p>
          </table:table-cell>
          <table:table-cell table:formula="of:=VLOOKUP([.C170];[$Ткани.A:.F];3;0)" office:value-type="string" office:string-value="белый" calcext:value-type="string">
            <text:p>белый</text:p>
          </table:table-cell>
          <table:table-cell table:formula="of:=VLOOKUP([.C170];[$Ткани.A:.F];5;0)" office:value-type="string" office:string-value="хлопок" calcext:value-type="string">
            <text:p>хлопок</text:p>
          </table:table-cell>
          <table:table-cell table:formula="of:=VLOOKUP([.C170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70</text:p>
          </table:table-cell>
          <table:table-cell office:value-type="string" calcext:value-type="string">
            <text:p>P38</text:p>
          </table:table-cell>
          <table:table-cell table:style-name="ce22" office:value-type="string" calcext:value-type="string">
            <text:p>T18</text:p>
          </table:table-cell>
          <table:table-cell office:value-type="float" office:value="27" calcext:value-type="float">
            <text:p>27</text:p>
          </table:table-cell>
          <table:table-cell office:value-type="float" office:value="764" calcext:value-type="float">
            <text:p>764</text:p>
          </table:table-cell>
          <table:table-cell table:formula="of:=VLOOKUP([.C171];[$Ткани.A:.F];3;0)" office:value-type="string" office:string-value="белый" calcext:value-type="string">
            <text:p>белый</text:p>
          </table:table-cell>
          <table:table-cell table:formula="of:=VLOOKUP([.C171];[$Ткани.A:.F];5;0)" office:value-type="string" office:string-value="хлопок" calcext:value-type="string">
            <text:p>хлопок</text:p>
          </table:table-cell>
          <table:table-cell table:formula="of:=VLOOKUP([.C171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71</text:p>
          </table:table-cell>
          <table:table-cell office:value-type="string" calcext:value-type="string">
            <text:p>P54</text:p>
          </table:table-cell>
          <table:table-cell table:style-name="ce22" office:value-type="string" calcext:value-type="string">
            <text:p>T30</text:p>
          </table:table-cell>
          <table:table-cell office:value-type="float" office:value="104" calcext:value-type="float">
            <text:p>104</text:p>
          </table:table-cell>
          <table:table-cell office:value-type="float" office:value="764" calcext:value-type="float">
            <text:p>764</text:p>
          </table:table-cell>
          <table:table-cell table:formula="of:=VLOOKUP([.C172];[$Ткани.A:.F];3;0)" office:value-type="string" office:string-value="синий" calcext:value-type="string">
            <text:p>синий</text:p>
          </table:table-cell>
          <table:table-cell table:formula="of:=VLOOKUP([.C172];[$Ткани.A:.F];5;0)" office:value-type="string" office:string-value="лён" calcext:value-type="string">
            <text:p>лён</text:p>
          </table:table-cell>
          <table:table-cell table:formula="of:=VLOOKUP([.C172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72</text:p>
          </table:table-cell>
          <table:table-cell office:value-type="string" calcext:value-type="string">
            <text:p>P45</text:p>
          </table:table-cell>
          <table:table-cell table:style-name="ce22" office:value-type="string" calcext:value-type="string">
            <text:p>T15</text:p>
          </table:table-cell>
          <table:table-cell office:value-type="float" office:value="29" calcext:value-type="float">
            <text:p>29</text:p>
          </table:table-cell>
          <table:table-cell office:value-type="float" office:value="765" calcext:value-type="float">
            <text:p>765</text:p>
          </table:table-cell>
          <table:table-cell table:formula="of:=VLOOKUP([.C173];[$Ткани.A:.F];3;0)" office:value-type="string" office:string-value="черный" calcext:value-type="string">
            <text:p>черный</text:p>
          </table:table-cell>
          <table:table-cell table:formula="of:=VLOOKUP([.C173];[$Ткани.A:.F];5;0)" office:value-type="string" office:string-value="хлопок" calcext:value-type="string">
            <text:p>хлопок</text:p>
          </table:table-cell>
          <table:table-cell table:formula="of:=VLOOKUP([.C173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73</text:p>
          </table:table-cell>
          <table:table-cell office:value-type="string" calcext:value-type="string">
            <text:p>P45</text:p>
          </table:table-cell>
          <table:table-cell table:style-name="ce22" office:value-type="string" calcext:value-type="string">
            <text:p>T33</text:p>
          </table:table-cell>
          <table:table-cell office:value-type="float" office:value="93" calcext:value-type="float">
            <text:p>93</text:p>
          </table:table-cell>
          <table:table-cell office:value-type="float" office:value="766" calcext:value-type="float">
            <text:p>766</text:p>
          </table:table-cell>
          <table:table-cell table:formula="of:=VLOOKUP([.C174];[$Ткани.A:.F];3;0)" office:value-type="string" office:string-value="синий" calcext:value-type="string">
            <text:p>синий</text:p>
          </table:table-cell>
          <table:table-cell table:formula="of:=VLOOKUP([.C174];[$Ткани.A:.F];5;0)" office:value-type="string" office:string-value="шёлк" calcext:value-type="string">
            <text:p>шёлк</text:p>
          </table:table-cell>
          <table:table-cell table:formula="of:=VLOOKUP([.C174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74</text:p>
          </table:table-cell>
          <table:table-cell office:value-type="string" calcext:value-type="string">
            <text:p>P37</text:p>
          </table:table-cell>
          <table:table-cell table:style-name="ce22" office:value-type="string" calcext:value-type="string">
            <text:p>T37</text:p>
          </table:table-cell>
          <table:table-cell office:value-type="float" office:value="77" calcext:value-type="float">
            <text:p>77</text:p>
          </table:table-cell>
          <table:table-cell office:value-type="float" office:value="767" calcext:value-type="float">
            <text:p>767</text:p>
          </table:table-cell>
          <table:table-cell table:formula="of:=VLOOKUP([.C175];[$Ткани.A:.F];3;0)" office:value-type="string" office:string-value="зеленый" calcext:value-type="string">
            <text:p>зеленый</text:p>
          </table:table-cell>
          <table:table-cell table:formula="of:=VLOOKUP([.C175];[$Ткани.A:.F];5;0)" office:value-type="string" office:string-value="хлопок" calcext:value-type="string">
            <text:p>хлопок</text:p>
          </table:table-cell>
          <table:table-cell table:formula="of:=VLOOKUP([.C175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75</text:p>
          </table:table-cell>
          <table:table-cell office:value-type="string" calcext:value-type="string">
            <text:p>P39</text:p>
          </table:table-cell>
          <table:table-cell table:style-name="ce22" office:value-type="string" calcext:value-type="string">
            <text:p>T1</text:p>
          </table:table-cell>
          <table:table-cell office:value-type="float" office:value="47" calcext:value-type="float">
            <text:p>47</text:p>
          </table:table-cell>
          <table:table-cell office:value-type="float" office:value="767" calcext:value-type="float">
            <text:p>767</text:p>
          </table:table-cell>
          <table:table-cell table:formula="of:=VLOOKUP([.C176];[$Ткани.A:.F];3;0)" office:value-type="string" office:string-value="красный" calcext:value-type="string">
            <text:p>красный</text:p>
          </table:table-cell>
          <table:table-cell table:formula="of:=VLOOKUP([.C176];[$Ткани.A:.F];5;0)" office:value-type="string" office:string-value="шёлк" calcext:value-type="string">
            <text:p>шёлк</text:p>
          </table:table-cell>
          <table:table-cell table:formula="of:=VLOOKUP([.C176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76</text:p>
          </table:table-cell>
          <table:table-cell office:value-type="string" calcext:value-type="string">
            <text:p>P40</text:p>
          </table:table-cell>
          <table:table-cell table:style-name="ce22" office:value-type="string" calcext:value-type="string">
            <text:p>T36</text:p>
          </table:table-cell>
          <table:table-cell office:value-type="float" office:value="88" calcext:value-type="float">
            <text:p>88</text:p>
          </table:table-cell>
          <table:table-cell office:value-type="float" office:value="767" calcext:value-type="float">
            <text:p>767</text:p>
          </table:table-cell>
          <table:table-cell table:formula="of:=VLOOKUP([.C177];[$Ткани.A:.F];3;0)" office:value-type="string" office:string-value="желтый" calcext:value-type="string">
            <text:p>желтый</text:p>
          </table:table-cell>
          <table:table-cell table:formula="of:=VLOOKUP([.C177];[$Ткани.A:.F];5;0)" office:value-type="string" office:string-value="хлопок" calcext:value-type="string">
            <text:p>хлопок</text:p>
          </table:table-cell>
          <table:table-cell table:formula="of:=VLOOKUP([.C177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77</text:p>
          </table:table-cell>
          <table:table-cell office:value-type="string" calcext:value-type="string">
            <text:p>P21</text:p>
          </table:table-cell>
          <table:table-cell table:style-name="ce22" office:value-type="string" calcext:value-type="string">
            <text:p>T8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table:formula="of:=VLOOKUP([.C178];[$Ткани.A:.F];3;0)" office:value-type="string" office:string-value="голубой" calcext:value-type="string">
            <text:p>голубой</text:p>
          </table:table-cell>
          <table:table-cell table:formula="of:=VLOOKUP([.C178];[$Ткани.A:.F];5;0)" office:value-type="string" office:string-value="хлопок" calcext:value-type="string">
            <text:p>хлопок</text:p>
          </table:table-cell>
          <table:table-cell table:formula="of:=VLOOKUP([.C178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78</text:p>
          </table:table-cell>
          <table:table-cell office:value-type="string" calcext:value-type="string">
            <text:p>P22</text:p>
          </table:table-cell>
          <table:table-cell table:style-name="ce22" office:value-type="string" calcext:value-type="string">
            <text:p>T31</text:p>
          </table:table-cell>
          <table:table-cell office:value-type="float" office:value="111" calcext:value-type="float">
            <text:p>111</text:p>
          </table:table-cell>
          <table:table-cell office:value-type="float" office:value="768" calcext:value-type="float">
            <text:p>768</text:p>
          </table:table-cell>
          <table:table-cell table:formula="of:=VLOOKUP([.C179];[$Ткани.A:.F];3;0)" office:value-type="string" office:string-value="желтый" calcext:value-type="string">
            <text:p>желтый</text:p>
          </table:table-cell>
          <table:table-cell table:formula="of:=VLOOKUP([.C179];[$Ткани.A:.F];5;0)" office:value-type="string" office:string-value="лён" calcext:value-type="string">
            <text:p>лён</text:p>
          </table:table-cell>
          <table:table-cell table:formula="of:=VLOOKUP([.C179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79</text:p>
          </table:table-cell>
          <table:table-cell office:value-type="string" calcext:value-type="string">
            <text:p>P31</text:p>
          </table:table-cell>
          <table:table-cell table:style-name="ce22" office:value-type="string" calcext:value-type="string">
            <text:p>T40</text:p>
          </table:table-cell>
          <table:table-cell office:value-type="float" office:value="103" calcext:value-type="float">
            <text:p>103</text:p>
          </table:table-cell>
          <table:table-cell office:value-type="float" office:value="768" calcext:value-type="float">
            <text:p>768</text:p>
          </table:table-cell>
          <table:table-cell table:formula="of:=VLOOKUP([.C180];[$Ткани.A:.F];3;0)" office:value-type="string" office:string-value="синий" calcext:value-type="string">
            <text:p>синий</text:p>
          </table:table-cell>
          <table:table-cell table:formula="of:=VLOOKUP([.C180];[$Ткани.A:.F];5;0)" office:value-type="string" office:string-value="хлопок" calcext:value-type="string">
            <text:p>хлопок</text:p>
          </table:table-cell>
          <table:table-cell table:formula="of:=VLOOKUP([.C180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80</text:p>
          </table:table-cell>
          <table:table-cell office:value-type="string" calcext:value-type="string">
            <text:p>P41</text:p>
          </table:table-cell>
          <table:table-cell table:style-name="ce22" office:value-type="string" calcext:value-type="string">
            <text:p>T35</text:p>
          </table:table-cell>
          <table:table-cell office:value-type="float" office:value="64" calcext:value-type="float">
            <text:p>64</text:p>
          </table:table-cell>
          <table:table-cell office:value-type="float" office:value="768" calcext:value-type="float">
            <text:p>768</text:p>
          </table:table-cell>
          <table:table-cell table:formula="of:=VLOOKUP([.C181];[$Ткани.A:.F];3;0)" office:value-type="string" office:string-value="зеленый" calcext:value-type="string">
            <text:p>зеленый</text:p>
          </table:table-cell>
          <table:table-cell table:formula="of:=VLOOKUP([.C181];[$Ткани.A:.F];5;0)" office:value-type="string" office:string-value="шёлк" calcext:value-type="string">
            <text:p>шёлк</text:p>
          </table:table-cell>
          <table:table-cell table:formula="of:=VLOOKUP([.C181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81</text:p>
          </table:table-cell>
          <table:table-cell office:value-type="string" calcext:value-type="string">
            <text:p>P4</text:p>
          </table:table-cell>
          <table:table-cell table:style-name="ce22" office:value-type="string" calcext:value-type="string">
            <text:p>T14</text:p>
          </table:table-cell>
          <table:table-cell office:value-type="float" office:value="31" calcext:value-type="float">
            <text:p>31</text:p>
          </table:table-cell>
          <table:table-cell office:value-type="float" office:value="769" calcext:value-type="float">
            <text:p>769</text:p>
          </table:table-cell>
          <table:table-cell table:formula="of:=VLOOKUP([.C182];[$Ткани.A:.F];3;0)" office:value-type="string" office:string-value="синий" calcext:value-type="string">
            <text:p>синий</text:p>
          </table:table-cell>
          <table:table-cell table:formula="of:=VLOOKUP([.C182];[$Ткани.A:.F];5;0)" office:value-type="string" office:string-value="хлопок" calcext:value-type="string">
            <text:p>хлопок</text:p>
          </table:table-cell>
          <table:table-cell table:formula="of:=VLOOKUP([.C182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82</text:p>
          </table:table-cell>
          <table:table-cell office:value-type="string" calcext:value-type="string">
            <text:p>P13</text:p>
          </table:table-cell>
          <table:table-cell table:style-name="ce22" office:value-type="string" calcext:value-type="string">
            <text:p>T40</text:p>
          </table:table-cell>
          <table:table-cell office:value-type="float" office:value="103" calcext:value-type="float">
            <text:p>103</text:p>
          </table:table-cell>
          <table:table-cell office:value-type="float" office:value="770" calcext:value-type="float">
            <text:p>770</text:p>
          </table:table-cell>
          <table:table-cell table:formula="of:=VLOOKUP([.C183];[$Ткани.A:.F];3;0)" office:value-type="string" office:string-value="синий" calcext:value-type="string">
            <text:p>синий</text:p>
          </table:table-cell>
          <table:table-cell table:formula="of:=VLOOKUP([.C183];[$Ткани.A:.F];5;0)" office:value-type="string" office:string-value="хлопок" calcext:value-type="string">
            <text:p>хлопок</text:p>
          </table:table-cell>
          <table:table-cell table:formula="of:=VLOOKUP([.C183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83</text:p>
          </table:table-cell>
          <table:table-cell office:value-type="string" calcext:value-type="string">
            <text:p>P55</text:p>
          </table:table-cell>
          <table:table-cell table:style-name="ce22" office:value-type="string" calcext:value-type="string">
            <text:p>T15</text:p>
          </table:table-cell>
          <table:table-cell office:value-type="float" office:value="8" calcext:value-type="float">
            <text:p>8</text:p>
          </table:table-cell>
          <table:table-cell office:value-type="float" office:value="770" calcext:value-type="float">
            <text:p>770</text:p>
          </table:table-cell>
          <table:table-cell table:formula="of:=VLOOKUP([.C184];[$Ткани.A:.F];3;0)" office:value-type="string" office:string-value="черный" calcext:value-type="string">
            <text:p>черный</text:p>
          </table:table-cell>
          <table:table-cell table:formula="of:=VLOOKUP([.C184];[$Ткани.A:.F];5;0)" office:value-type="string" office:string-value="хлопок" calcext:value-type="string">
            <text:p>хлопок</text:p>
          </table:table-cell>
          <table:table-cell table:formula="of:=VLOOKUP([.C184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84</text:p>
          </table:table-cell>
          <table:table-cell office:value-type="string" calcext:value-type="string">
            <text:p>P50</text:p>
          </table:table-cell>
          <table:table-cell table:style-name="ce22" office:value-type="string" calcext:value-type="string">
            <text:p>T8</text:p>
          </table:table-cell>
          <table:table-cell office:value-type="float" office:value="3" calcext:value-type="float">
            <text:p>3</text:p>
          </table:table-cell>
          <table:table-cell office:value-type="float" office:value="771" calcext:value-type="float">
            <text:p>771</text:p>
          </table:table-cell>
          <table:table-cell table:formula="of:=VLOOKUP([.C185];[$Ткани.A:.F];3;0)" office:value-type="string" office:string-value="голубой" calcext:value-type="string">
            <text:p>голубой</text:p>
          </table:table-cell>
          <table:table-cell table:formula="of:=VLOOKUP([.C185];[$Ткани.A:.F];5;0)" office:value-type="string" office:string-value="хлопок" calcext:value-type="string">
            <text:p>хлопок</text:p>
          </table:table-cell>
          <table:table-cell table:formula="of:=VLOOKUP([.C185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85</text:p>
          </table:table-cell>
          <table:table-cell office:value-type="string" calcext:value-type="string">
            <text:p>P39</text:p>
          </table:table-cell>
          <table:table-cell table:style-name="ce22" office:value-type="string" calcext:value-type="string">
            <text:p>T35</text:p>
          </table:table-cell>
          <table:table-cell office:value-type="float" office:value="97" calcext:value-type="float">
            <text:p>97</text:p>
          </table:table-cell>
          <table:table-cell office:value-type="float" office:value="772" calcext:value-type="float">
            <text:p>772</text:p>
          </table:table-cell>
          <table:table-cell table:formula="of:=VLOOKUP([.C186];[$Ткани.A:.F];3;0)" office:value-type="string" office:string-value="зеленый" calcext:value-type="string">
            <text:p>зеленый</text:p>
          </table:table-cell>
          <table:table-cell table:formula="of:=VLOOKUP([.C186];[$Ткани.A:.F];5;0)" office:value-type="string" office:string-value="шёлк" calcext:value-type="string">
            <text:p>шёлк</text:p>
          </table:table-cell>
          <table:table-cell table:formula="of:=VLOOKUP([.C186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86</text:p>
          </table:table-cell>
          <table:table-cell office:value-type="string" calcext:value-type="string">
            <text:p>P51</text:p>
          </table:table-cell>
          <table:table-cell table:style-name="ce22" office:value-type="string" calcext:value-type="string">
            <text:p>T9</text:p>
          </table:table-cell>
          <table:table-cell office:value-type="float" office:value="71" calcext:value-type="float">
            <text:p>71</text:p>
          </table:table-cell>
          <table:table-cell office:value-type="float" office:value="772" calcext:value-type="float">
            <text:p>772</text:p>
          </table:table-cell>
          <table:table-cell table:formula="of:=VLOOKUP([.C187];[$Ткани.A:.F];3;0)" office:value-type="string" office:string-value="розовый" calcext:value-type="string">
            <text:p>розовый</text:p>
          </table:table-cell>
          <table:table-cell table:formula="of:=VLOOKUP([.C187];[$Ткани.A:.F];5;0)" office:value-type="string" office:string-value="хлопок" calcext:value-type="string">
            <text:p>хлопок</text:p>
          </table:table-cell>
          <table:table-cell table:formula="of:=VLOOKUP([.C187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87</text:p>
          </table:table-cell>
          <table:table-cell office:value-type="string" calcext:value-type="string">
            <text:p>P3</text:p>
          </table:table-cell>
          <table:table-cell table:style-name="ce22" office:value-type="string" calcext:value-type="string">
            <text:p>T7</text:p>
          </table:table-cell>
          <table:table-cell office:value-type="float" office:value="92" calcext:value-type="float">
            <text:p>92</text:p>
          </table:table-cell>
          <table:table-cell office:value-type="float" office:value="773" calcext:value-type="float">
            <text:p>773</text:p>
          </table:table-cell>
          <table:table-cell table:formula="of:=VLOOKUP([.C188];[$Ткани.A:.F];3;0)" office:value-type="string" office:string-value="белый" calcext:value-type="string">
            <text:p>белый</text:p>
          </table:table-cell>
          <table:table-cell table:formula="of:=VLOOKUP([.C188];[$Ткани.A:.F];5;0)" office:value-type="string" office:string-value="хлопок" calcext:value-type="string">
            <text:p>хлопок</text:p>
          </table:table-cell>
          <table:table-cell table:formula="of:=VLOOKUP([.C188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88</text:p>
          </table:table-cell>
          <table:table-cell office:value-type="string" calcext:value-type="string">
            <text:p>P11</text:p>
          </table:table-cell>
          <table:table-cell table:style-name="ce22" office:value-type="string" calcext:value-type="string">
            <text:p>T34</text:p>
          </table:table-cell>
          <table:table-cell office:value-type="float" office:value="19" calcext:value-type="float">
            <text:p>19</text:p>
          </table:table-cell>
          <table:table-cell office:value-type="float" office:value="774" calcext:value-type="float">
            <text:p>774</text:p>
          </table:table-cell>
          <table:table-cell table:formula="of:=VLOOKUP([.C189];[$Ткани.A:.F];3;0)" office:value-type="string" office:string-value="красный" calcext:value-type="string">
            <text:p>красный</text:p>
          </table:table-cell>
          <table:table-cell table:formula="of:=VLOOKUP([.C189];[$Ткани.A:.F];5;0)" office:value-type="string" office:string-value="шёлк" calcext:value-type="string">
            <text:p>шёлк</text:p>
          </table:table-cell>
          <table:table-cell table:formula="of:=VLOOKUP([.C189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89</text:p>
          </table:table-cell>
          <table:table-cell office:value-type="string" calcext:value-type="string">
            <text:p>P36</text:p>
          </table:table-cell>
          <table:table-cell table:style-name="ce22" office:value-type="string" calcext:value-type="string">
            <text:p>T8</text:p>
          </table:table-cell>
          <table:table-cell office:value-type="float" office:value="66" calcext:value-type="float">
            <text:p>66</text:p>
          </table:table-cell>
          <table:table-cell office:value-type="float" office:value="774" calcext:value-type="float">
            <text:p>774</text:p>
          </table:table-cell>
          <table:table-cell table:formula="of:=VLOOKUP([.C190];[$Ткани.A:.F];3;0)" office:value-type="string" office:string-value="голубой" calcext:value-type="string">
            <text:p>голубой</text:p>
          </table:table-cell>
          <table:table-cell table:formula="of:=VLOOKUP([.C190];[$Ткани.A:.F];5;0)" office:value-type="string" office:string-value="хлопок" calcext:value-type="string">
            <text:p>хлопок</text:p>
          </table:table-cell>
          <table:table-cell table:formula="of:=VLOOKUP([.C190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90</text:p>
          </table:table-cell>
          <table:table-cell office:value-type="string" calcext:value-type="string">
            <text:p>P39</text:p>
          </table:table-cell>
          <table:table-cell table:style-name="ce22" office:value-type="string" calcext:value-type="string">
            <text:p>T5</text:p>
          </table:table-cell>
          <table:table-cell office:value-type="float" office:value="34" calcext:value-type="float">
            <text:p>34</text:p>
          </table:table-cell>
          <table:table-cell office:value-type="float" office:value="774" calcext:value-type="float">
            <text:p>774</text:p>
          </table:table-cell>
          <table:table-cell table:formula="of:=VLOOKUP([.C191];[$Ткани.A:.F];3;0)" office:value-type="string" office:string-value="синий" calcext:value-type="string">
            <text:p>синий</text:p>
          </table:table-cell>
          <table:table-cell table:formula="of:=VLOOKUP([.C191];[$Ткани.A:.F];5;0)" office:value-type="string" office:string-value="хлопок" calcext:value-type="string">
            <text:p>хлопок</text:p>
          </table:table-cell>
          <table:table-cell table:formula="of:=VLOOKUP([.C191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91</text:p>
          </table:table-cell>
          <table:table-cell office:value-type="string" calcext:value-type="string">
            <text:p>P41</text:p>
          </table:table-cell>
          <table:table-cell table:style-name="ce22" office:value-type="string" calcext:value-type="string">
            <text:p>T43</text:p>
          </table:table-cell>
          <table:table-cell office:value-type="float" office:value="75" calcext:value-type="float">
            <text:p>75</text:p>
          </table:table-cell>
          <table:table-cell office:value-type="float" office:value="774" calcext:value-type="float">
            <text:p>774</text:p>
          </table:table-cell>
          <table:table-cell table:formula="of:=VLOOKUP([.C192];[$Ткани.A:.F];3;0)" office:value-type="string" office:string-value="белый" calcext:value-type="string">
            <text:p>белый</text:p>
          </table:table-cell>
          <table:table-cell table:formula="of:=VLOOKUP([.C192];[$Ткани.A:.F];5;0)" office:value-type="string" office:string-value="хлопок" calcext:value-type="string">
            <text:p>хлопок</text:p>
          </table:table-cell>
          <table:table-cell table:formula="of:=VLOOKUP([.C192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92</text:p>
          </table:table-cell>
          <table:table-cell office:value-type="string" calcext:value-type="string">
            <text:p>P46</text:p>
          </table:table-cell>
          <table:table-cell table:style-name="ce22" office:value-type="string" calcext:value-type="string">
            <text:p>T14</text:p>
          </table:table-cell>
          <table:table-cell office:value-type="float" office:value="63" calcext:value-type="float">
            <text:p>63</text:p>
          </table:table-cell>
          <table:table-cell office:value-type="float" office:value="774" calcext:value-type="float">
            <text:p>774</text:p>
          </table:table-cell>
          <table:table-cell table:formula="of:=VLOOKUP([.C193];[$Ткани.A:.F];3;0)" office:value-type="string" office:string-value="синий" calcext:value-type="string">
            <text:p>синий</text:p>
          </table:table-cell>
          <table:table-cell table:formula="of:=VLOOKUP([.C193];[$Ткани.A:.F];5;0)" office:value-type="string" office:string-value="хлопок" calcext:value-type="string">
            <text:p>хлопок</text:p>
          </table:table-cell>
          <table:table-cell table:formula="of:=VLOOKUP([.C193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>
          <table:table-cell office:value-type="string" calcext:value-type="string">
            <text:p>A193</text:p>
          </table:table-cell>
          <table:table-cell office:value-type="string" calcext:value-type="string">
            <text:p>P3</text:p>
          </table:table-cell>
          <table:table-cell table:style-name="ce22" office:value-type="string" calcext:value-type="string">
            <text:p>T27</text:p>
          </table:table-cell>
          <table:table-cell office:value-type="float" office:value="88" calcext:value-type="float">
            <text:p>88</text:p>
          </table:table-cell>
          <table:table-cell office:value-type="float" office:value="776" calcext:value-type="float">
            <text:p>776</text:p>
          </table:table-cell>
          <table:table-cell table:formula="of:=VLOOKUP([.C194];[$Ткани.A:.F];3;0)" office:value-type="string" office:string-value="желтый" calcext:value-type="string">
            <text:p>желтый</text:p>
          </table:table-cell>
          <table:table-cell table:formula="of:=VLOOKUP([.C194];[$Ткани.A:.F];5;0)" office:value-type="string" office:string-value="шёлк" calcext:value-type="string">
            <text:p>шёлк</text:p>
          </table:table-cell>
          <table:table-cell table:formula="of:=VLOOKUP([.C194];[$Ткани.A:.F];4;0)" office:value-type="float" office:value="230" calcext:value-type="float">
            <text:p>230</text:p>
          </table:table-cell>
          <table:table-cell table:formula="of:=VLOOKUP([.B194];[$Продукция.A:.E];2;0)" office:value-type="string" office:string-value="юбка со складками" calcext:value-type="string">
            <text:p>юбка со складками</text:p>
          </table:table-cell>
          <table:table-cell table:number-columns-repeated="2"/>
          <table:table-cell table:formula="of:=[.D194]*[.E194]" office:value-type="float" office:value="68288" calcext:value-type="float">
            <text:p>68288</text:p>
          </table:table-cell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94</text:p>
          </table:table-cell>
          <table:table-cell office:value-type="string" calcext:value-type="string">
            <text:p>P53</text:p>
          </table:table-cell>
          <table:table-cell table:style-name="ce22" office:value-type="string" calcext:value-type="string">
            <text:p>T10</text:p>
          </table:table-cell>
          <table:table-cell office:value-type="float" office:value="112" calcext:value-type="float">
            <text:p>112</text:p>
          </table:table-cell>
          <table:table-cell office:value-type="float" office:value="776" calcext:value-type="float">
            <text:p>776</text:p>
          </table:table-cell>
          <table:table-cell table:formula="of:=VLOOKUP([.C195];[$Ткани.A:.F];3;0)" office:value-type="string" office:string-value="белый" calcext:value-type="string">
            <text:p>белый</text:p>
          </table:table-cell>
          <table:table-cell table:formula="of:=VLOOKUP([.C195];[$Ткани.A:.F];5;0)" office:value-type="string" office:string-value="хлопок" calcext:value-type="string">
            <text:p>хлопок</text:p>
          </table:table-cell>
          <table:table-cell table:formula="of:=VLOOKUP([.C195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95</text:p>
          </table:table-cell>
          <table:table-cell office:value-type="string" calcext:value-type="string">
            <text:p>P53</text:p>
          </table:table-cell>
          <table:table-cell table:style-name="ce22" office:value-type="string" calcext:value-type="string">
            <text:p>T43</text:p>
          </table:table-cell>
          <table:table-cell office:value-type="float" office:value="14" calcext:value-type="float">
            <text:p>14</text:p>
          </table:table-cell>
          <table:table-cell office:value-type="float" office:value="776" calcext:value-type="float">
            <text:p>776</text:p>
          </table:table-cell>
          <table:table-cell table:formula="of:=VLOOKUP([.C196];[$Ткани.A:.F];3;0)" office:value-type="string" office:string-value="белый" calcext:value-type="string">
            <text:p>белый</text:p>
          </table:table-cell>
          <table:table-cell table:formula="of:=VLOOKUP([.C196];[$Ткани.A:.F];5;0)" office:value-type="string" office:string-value="хлопок" calcext:value-type="string">
            <text:p>хлопок</text:p>
          </table:table-cell>
          <table:table-cell table:formula="of:=VLOOKUP([.C196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96</text:p>
          </table:table-cell>
          <table:table-cell office:value-type="string" calcext:value-type="string">
            <text:p>P2</text:p>
          </table:table-cell>
          <table:table-cell table:style-name="ce22" office:value-type="string" calcext:value-type="string">
            <text:p>T36</text:p>
          </table:table-cell>
          <table:table-cell office:value-type="float" office:value="61" calcext:value-type="float">
            <text:p>61</text:p>
          </table:table-cell>
          <table:table-cell office:value-type="float" office:value="777" calcext:value-type="float">
            <text:p>777</text:p>
          </table:table-cell>
          <table:table-cell table:formula="of:=VLOOKUP([.C197];[$Ткани.A:.F];3;0)" office:value-type="string" office:string-value="желтый" calcext:value-type="string">
            <text:p>желтый</text:p>
          </table:table-cell>
          <table:table-cell table:formula="of:=VLOOKUP([.C197];[$Ткани.A:.F];5;0)" office:value-type="string" office:string-value="хлопок" calcext:value-type="string">
            <text:p>хлопок</text:p>
          </table:table-cell>
          <table:table-cell table:formula="of:=VLOOKUP([.C197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97</text:p>
          </table:table-cell>
          <table:table-cell office:value-type="string" calcext:value-type="string">
            <text:p>P28</text:p>
          </table:table-cell>
          <table:table-cell table:style-name="ce22" office:value-type="string" calcext:value-type="string">
            <text:p>T27</text:p>
          </table:table-cell>
          <table:table-cell office:value-type="float" office:value="98" calcext:value-type="float">
            <text:p>98</text:p>
          </table:table-cell>
          <table:table-cell office:value-type="float" office:value="777" calcext:value-type="float">
            <text:p>777</text:p>
          </table:table-cell>
          <table:table-cell table:formula="of:=VLOOKUP([.C198];[$Ткани.A:.F];3;0)" office:value-type="string" office:string-value="желтый" calcext:value-type="string">
            <text:p>желтый</text:p>
          </table:table-cell>
          <table:table-cell table:formula="of:=VLOOKUP([.C198];[$Ткани.A:.F];5;0)" office:value-type="string" office:string-value="шёлк" calcext:value-type="string">
            <text:p>шёлк</text:p>
          </table:table-cell>
          <table:table-cell table:formula="of:=VLOOKUP([.C198];[$Ткани.A:.F];4;0)" office:value-type="float" office:value="230" calcext:value-type="float">
            <text:p>230</text:p>
          </table:table-cell>
          <table:table-cell table:formula="of:=VLOOKUP([.B198];[$Продукция.A:.E];2;0)" office:value-type="string" office:string-value="капри" calcext:value-type="string">
            <text:p>капри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98</text:p>
          </table:table-cell>
          <table:table-cell office:value-type="string" calcext:value-type="string">
            <text:p>P4</text:p>
          </table:table-cell>
          <table:table-cell table:style-name="ce22" office:value-type="string" calcext:value-type="string">
            <text:p>T26</text:p>
          </table:table-cell>
          <table:table-cell office:value-type="float" office:value="7" calcext:value-type="float">
            <text:p>7</text:p>
          </table:table-cell>
          <table:table-cell office:value-type="float" office:value="777" calcext:value-type="float">
            <text:p>777</text:p>
          </table:table-cell>
          <table:table-cell table:formula="of:=VLOOKUP([.C199];[$Ткани.A:.F];3;0)" office:value-type="string" office:string-value="красный" calcext:value-type="string">
            <text:p>красный</text:p>
          </table:table-cell>
          <table:table-cell table:formula="of:=VLOOKUP([.C199];[$Ткани.A:.F];5;0)" office:value-type="string" office:string-value="шёлк" calcext:value-type="string">
            <text:p>шёлк</text:p>
          </table:table-cell>
          <table:table-cell table:formula="of:=VLOOKUP([.C199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199</text:p>
          </table:table-cell>
          <table:table-cell office:value-type="string" calcext:value-type="string">
            <text:p>P50</text:p>
          </table:table-cell>
          <table:table-cell table:style-name="ce22" office:value-type="string" calcext:value-type="string">
            <text:p>T6</text:p>
          </table:table-cell>
          <table:table-cell office:value-type="float" office:value="114" calcext:value-type="float">
            <text:p>114</text:p>
          </table:table-cell>
          <table:table-cell office:value-type="float" office:value="778" calcext:value-type="float">
            <text:p>778</text:p>
          </table:table-cell>
          <table:table-cell table:formula="of:=VLOOKUP([.C200];[$Ткани.A:.F];3;0)" office:value-type="string" office:string-value="черный" calcext:value-type="string">
            <text:p>черный</text:p>
          </table:table-cell>
          <table:table-cell table:formula="of:=VLOOKUP([.C200];[$Ткани.A:.F];5;0)" office:value-type="string" office:string-value="хлопок" calcext:value-type="string">
            <text:p>хлопок</text:p>
          </table:table-cell>
          <table:table-cell table:formula="of:=VLOOKUP([.C200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00</text:p>
          </table:table-cell>
          <table:table-cell office:value-type="string" calcext:value-type="string">
            <text:p>P6</text:p>
          </table:table-cell>
          <table:table-cell table:style-name="ce22" office:value-type="string" calcext:value-type="string">
            <text:p>T16</text:p>
          </table:table-cell>
          <table:table-cell office:value-type="float" office:value="107" calcext:value-type="float">
            <text:p>107</text:p>
          </table:table-cell>
          <table:table-cell office:value-type="float" office:value="778" calcext:value-type="float">
            <text:p>778</text:p>
          </table:table-cell>
          <table:table-cell table:formula="of:=VLOOKUP([.C201];[$Ткани.A:.F];3;0)" office:value-type="string" office:string-value="красный" calcext:value-type="string">
            <text:p>красный</text:p>
          </table:table-cell>
          <table:table-cell table:formula="of:=VLOOKUP([.C201];[$Ткани.A:.F];5;0)" office:value-type="string" office:string-value="хлопок" calcext:value-type="string">
            <text:p>хлопок</text:p>
          </table:table-cell>
          <table:table-cell table:formula="of:=VLOOKUP([.C201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01</text:p>
          </table:table-cell>
          <table:table-cell office:value-type="string" calcext:value-type="string">
            <text:p>P21</text:p>
          </table:table-cell>
          <table:table-cell table:style-name="ce22" office:value-type="string" calcext:value-type="string">
            <text:p>T12</text:p>
          </table:table-cell>
          <table:table-cell office:value-type="float" office:value="84" calcext:value-type="float">
            <text:p>84</text:p>
          </table:table-cell>
          <table:table-cell office:value-type="float" office:value="780" calcext:value-type="float">
            <text:p>780</text:p>
          </table:table-cell>
          <table:table-cell table:formula="of:=VLOOKUP([.C202];[$Ткани.A:.F];3;0)" office:value-type="string" office:string-value="желтый" calcext:value-type="string">
            <text:p>желтый</text:p>
          </table:table-cell>
          <table:table-cell table:formula="of:=VLOOKUP([.C202];[$Ткани.A:.F];5;0)" office:value-type="string" office:string-value="хлопок" calcext:value-type="string">
            <text:p>хлопок</text:p>
          </table:table-cell>
          <table:table-cell table:formula="of:=VLOOKUP([.C202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02</text:p>
          </table:table-cell>
          <table:table-cell office:value-type="string" calcext:value-type="string">
            <text:p>P3</text:p>
          </table:table-cell>
          <table:table-cell table:style-name="ce22" office:value-type="string" calcext:value-type="string">
            <text:p>T25</text:p>
          </table:table-cell>
          <table:table-cell office:value-type="float" office:value="31" calcext:value-type="float">
            <text:p>31</text:p>
          </table:table-cell>
          <table:table-cell office:value-type="float" office:value="780" calcext:value-type="float">
            <text:p>780</text:p>
          </table:table-cell>
          <table:table-cell table:formula="of:=VLOOKUP([.C203];[$Ткани.A:.F];3;0)" office:value-type="string" office:string-value="синий" calcext:value-type="string">
            <text:p>синий</text:p>
          </table:table-cell>
          <table:table-cell table:formula="of:=VLOOKUP([.C203];[$Ткани.A:.F];5;0)" office:value-type="string" office:string-value="шёлк" calcext:value-type="string">
            <text:p>шёлк</text:p>
          </table:table-cell>
          <table:table-cell table:formula="of:=VLOOKUP([.C203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03</text:p>
          </table:table-cell>
          <table:table-cell office:value-type="string" calcext:value-type="string">
            <text:p>P45</text:p>
          </table:table-cell>
          <table:table-cell table:style-name="ce22" office:value-type="string" calcext:value-type="string">
            <text:p>T29</text:p>
          </table:table-cell>
          <table:table-cell office:value-type="float" office:value="27" calcext:value-type="float">
            <text:p>27</text:p>
          </table:table-cell>
          <table:table-cell office:value-type="float" office:value="780" calcext:value-type="float">
            <text:p>780</text:p>
          </table:table-cell>
          <table:table-cell table:formula="of:=VLOOKUP([.C204];[$Ткани.A:.F];3;0)" office:value-type="string" office:string-value="зеленый" calcext:value-type="string">
            <text:p>зеленый</text:p>
          </table:table-cell>
          <table:table-cell table:formula="of:=VLOOKUP([.C204];[$Ткани.A:.F];5;0)" office:value-type="string" office:string-value="лён" calcext:value-type="string">
            <text:p>лён</text:p>
          </table:table-cell>
          <table:table-cell table:formula="of:=VLOOKUP([.C204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>
          <table:table-cell office:value-type="string" calcext:value-type="string">
            <text:p>A204</text:p>
          </table:table-cell>
          <table:table-cell office:value-type="string" calcext:value-type="string">
            <text:p>P21</text:p>
          </table:table-cell>
          <table:table-cell table:style-name="ce22" office:value-type="string" calcext:value-type="string">
            <text:p>T2</text:p>
          </table:table-cell>
          <table:table-cell office:value-type="float" office:value="50" calcext:value-type="float">
            <text:p>50</text:p>
          </table:table-cell>
          <table:table-cell office:value-type="float" office:value="781" calcext:value-type="float">
            <text:p>781</text:p>
          </table:table-cell>
          <table:table-cell table:formula="of:=VLOOKUP([.C205];[$Ткани.A:.F];3;0)" office:value-type="string" office:string-value="желтый" calcext:value-type="string">
            <text:p>желтый</text:p>
          </table:table-cell>
          <table:table-cell table:formula="of:=VLOOKUP([.C205];[$Ткани.A:.F];5;0)" office:value-type="string" office:string-value="шёлк" calcext:value-type="string">
            <text:p>шёлк</text:p>
          </table:table-cell>
          <table:table-cell table:formula="of:=VLOOKUP([.C205];[$Ткани.A:.F];4;0)" office:value-type="float" office:value="240" calcext:value-type="float">
            <text:p>240</text:p>
          </table:table-cell>
          <table:table-cell table:formula="of:=VLOOKUP([.B205];[$Продукция.A:.E];2;0)" office:value-type="string" office:string-value="юбка с запахом" calcext:value-type="string">
            <text:p>юбка с запахом</text:p>
          </table:table-cell>
          <table:table-cell table:number-columns-repeated="2"/>
          <table:table-cell table:formula="of:=[.D205]*[.E205]" office:value-type="float" office:value="39050" calcext:value-type="float">
            <text:p>39050</text:p>
          </table:table-cell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05</text:p>
          </table:table-cell>
          <table:table-cell office:value-type="string" calcext:value-type="string">
            <text:p>P52</text:p>
          </table:table-cell>
          <table:table-cell table:style-name="ce22" office:value-type="string" calcext:value-type="string">
            <text:p>T26</text:p>
          </table:table-cell>
          <table:table-cell office:value-type="float" office:value="107" calcext:value-type="float">
            <text:p>107</text:p>
          </table:table-cell>
          <table:table-cell office:value-type="float" office:value="781" calcext:value-type="float">
            <text:p>781</text:p>
          </table:table-cell>
          <table:table-cell table:formula="of:=VLOOKUP([.C206];[$Ткани.A:.F];3;0)" office:value-type="string" office:string-value="красный" calcext:value-type="string">
            <text:p>красный</text:p>
          </table:table-cell>
          <table:table-cell table:formula="of:=VLOOKUP([.C206];[$Ткани.A:.F];5;0)" office:value-type="string" office:string-value="шёлк" calcext:value-type="string">
            <text:p>шёлк</text:p>
          </table:table-cell>
          <table:table-cell table:formula="of:=VLOOKUP([.C206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06</text:p>
          </table:table-cell>
          <table:table-cell office:value-type="string" calcext:value-type="string">
            <text:p>P8</text:p>
          </table:table-cell>
          <table:table-cell table:style-name="ce22" office:value-type="string" calcext:value-type="string">
            <text:p>T40</text:p>
          </table:table-cell>
          <table:table-cell office:value-type="float" office:value="89" calcext:value-type="float">
            <text:p>89</text:p>
          </table:table-cell>
          <table:table-cell office:value-type="float" office:value="781" calcext:value-type="float">
            <text:p>781</text:p>
          </table:table-cell>
          <table:table-cell table:formula="of:=VLOOKUP([.C207];[$Ткани.A:.F];3;0)" office:value-type="string" office:string-value="синий" calcext:value-type="string">
            <text:p>синий</text:p>
          </table:table-cell>
          <table:table-cell table:formula="of:=VLOOKUP([.C207];[$Ткани.A:.F];5;0)" office:value-type="string" office:string-value="хлопок" calcext:value-type="string">
            <text:p>хлопок</text:p>
          </table:table-cell>
          <table:table-cell table:formula="of:=VLOOKUP([.C207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07</text:p>
          </table:table-cell>
          <table:table-cell office:value-type="string" calcext:value-type="string">
            <text:p>P47</text:p>
          </table:table-cell>
          <table:table-cell table:style-name="ce22" office:value-type="string" calcext:value-type="string">
            <text:p>T19</text:p>
          </table:table-cell>
          <table:table-cell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table:formula="of:=VLOOKUP([.C208];[$Ткани.A:.F];3;0)" office:value-type="string" office:string-value="желтый" calcext:value-type="string">
            <text:p>желтый</text:p>
          </table:table-cell>
          <table:table-cell table:formula="of:=VLOOKUP([.C208];[$Ткани.A:.F];5;0)" office:value-type="string" office:string-value="шерсть" calcext:value-type="string">
            <text:p>шерсть</text:p>
          </table:table-cell>
          <table:table-cell table:formula="of:=VLOOKUP([.C208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08</text:p>
          </table:table-cell>
          <table:table-cell office:value-type="string" calcext:value-type="string">
            <text:p>P9</text:p>
          </table:table-cell>
          <table:table-cell table:style-name="ce22" office:value-type="string" calcext:value-type="string">
            <text:p>T33</text:p>
          </table:table-cell>
          <table:table-cell office:value-type="float" office:value="114" calcext:value-type="float">
            <text:p>114</text:p>
          </table:table-cell>
          <table:table-cell office:value-type="float" office:value="782" calcext:value-type="float">
            <text:p>782</text:p>
          </table:table-cell>
          <table:table-cell table:formula="of:=VLOOKUP([.C209];[$Ткани.A:.F];3;0)" office:value-type="string" office:string-value="синий" calcext:value-type="string">
            <text:p>синий</text:p>
          </table:table-cell>
          <table:table-cell table:formula="of:=VLOOKUP([.C209];[$Ткани.A:.F];5;0)" office:value-type="string" office:string-value="шёлк" calcext:value-type="string">
            <text:p>шёлк</text:p>
          </table:table-cell>
          <table:table-cell table:formula="of:=VLOOKUP([.C209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09</text:p>
          </table:table-cell>
          <table:table-cell office:value-type="string" calcext:value-type="string">
            <text:p>P54</text:p>
          </table:table-cell>
          <table:table-cell table:style-name="ce22" office:value-type="string" calcext:value-type="string">
            <text:p>T17</text:p>
          </table:table-cell>
          <table:table-cell office:value-type="float" office:value="89" calcext:value-type="float">
            <text:p>89</text:p>
          </table:table-cell>
          <table:table-cell office:value-type="float" office:value="783" calcext:value-type="float">
            <text:p>783</text:p>
          </table:table-cell>
          <table:table-cell table:formula="of:=VLOOKUP([.C210];[$Ткани.A:.F];3;0)" office:value-type="string" office:string-value="зеленый" calcext:value-type="string">
            <text:p>зеленый</text:p>
          </table:table-cell>
          <table:table-cell table:formula="of:=VLOOKUP([.C210];[$Ткани.A:.F];5;0)" office:value-type="string" office:string-value="хлопок" calcext:value-type="string">
            <text:p>хлопок</text:p>
          </table:table-cell>
          <table:table-cell table:formula="of:=VLOOKUP([.C210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10</text:p>
          </table:table-cell>
          <table:table-cell office:value-type="string" calcext:value-type="string">
            <text:p>P44</text:p>
          </table:table-cell>
          <table:table-cell table:style-name="ce22" office:value-type="string" calcext:value-type="string">
            <text:p>T38</text:p>
          </table:table-cell>
          <table:table-cell office:value-type="float" office:value="14" calcext:value-type="float">
            <text:p>14</text:p>
          </table:table-cell>
          <table:table-cell office:value-type="float" office:value="784" calcext:value-type="float">
            <text:p>784</text:p>
          </table:table-cell>
          <table:table-cell table:formula="of:=VLOOKUP([.C211];[$Ткани.A:.F];3;0)" office:value-type="string" office:string-value="синий" calcext:value-type="string">
            <text:p>синий</text:p>
          </table:table-cell>
          <table:table-cell table:formula="of:=VLOOKUP([.C211];[$Ткани.A:.F];5;0)" office:value-type="string" office:string-value="хлопок" calcext:value-type="string">
            <text:p>хлопок</text:p>
          </table:table-cell>
          <table:table-cell table:formula="of:=VLOOKUP([.C211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11</text:p>
          </table:table-cell>
          <table:table-cell office:value-type="string" calcext:value-type="string">
            <text:p>P45</text:p>
          </table:table-cell>
          <table:table-cell table:style-name="ce22" office:value-type="string" calcext:value-type="string">
            <text:p>T7</text:p>
          </table:table-cell>
          <table:table-cell office:value-type="float" office:value="112" calcext:value-type="float">
            <text:p>112</text:p>
          </table:table-cell>
          <table:table-cell office:value-type="float" office:value="785" calcext:value-type="float">
            <text:p>785</text:p>
          </table:table-cell>
          <table:table-cell table:formula="of:=VLOOKUP([.C212];[$Ткани.A:.F];3;0)" office:value-type="string" office:string-value="белый" calcext:value-type="string">
            <text:p>белый</text:p>
          </table:table-cell>
          <table:table-cell table:formula="of:=VLOOKUP([.C212];[$Ткани.A:.F];5;0)" office:value-type="string" office:string-value="хлопок" calcext:value-type="string">
            <text:p>хлопок</text:p>
          </table:table-cell>
          <table:table-cell table:formula="of:=VLOOKUP([.C212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12</text:p>
          </table:table-cell>
          <table:table-cell office:value-type="string" calcext:value-type="string">
            <text:p>P53</text:p>
          </table:table-cell>
          <table:table-cell table:style-name="ce22" office:value-type="string" calcext:value-type="string">
            <text:p>T7</text:p>
          </table:table-cell>
          <table:table-cell office:value-type="float" office:value="46" calcext:value-type="float">
            <text:p>46</text:p>
          </table:table-cell>
          <table:table-cell office:value-type="float" office:value="785" calcext:value-type="float">
            <text:p>785</text:p>
          </table:table-cell>
          <table:table-cell table:formula="of:=VLOOKUP([.C213];[$Ткани.A:.F];3;0)" office:value-type="string" office:string-value="белый" calcext:value-type="string">
            <text:p>белый</text:p>
          </table:table-cell>
          <table:table-cell table:formula="of:=VLOOKUP([.C213];[$Ткани.A:.F];5;0)" office:value-type="string" office:string-value="хлопок" calcext:value-type="string">
            <text:p>хлопок</text:p>
          </table:table-cell>
          <table:table-cell table:formula="of:=VLOOKUP([.C213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13</text:p>
          </table:table-cell>
          <table:table-cell office:value-type="string" calcext:value-type="string">
            <text:p>P13</text:p>
          </table:table-cell>
          <table:table-cell table:style-name="ce22" office:value-type="string" calcext:value-type="string">
            <text:p>T34</text:p>
          </table:table-cell>
          <table:table-cell office:value-type="float" office:value="102" calcext:value-type="float">
            <text:p>102</text:p>
          </table:table-cell>
          <table:table-cell office:value-type="float" office:value="786" calcext:value-type="float">
            <text:p>786</text:p>
          </table:table-cell>
          <table:table-cell table:formula="of:=VLOOKUP([.C214];[$Ткани.A:.F];3;0)" office:value-type="string" office:string-value="красный" calcext:value-type="string">
            <text:p>красный</text:p>
          </table:table-cell>
          <table:table-cell table:formula="of:=VLOOKUP([.C214];[$Ткани.A:.F];5;0)" office:value-type="string" office:string-value="шёлк" calcext:value-type="string">
            <text:p>шёлк</text:p>
          </table:table-cell>
          <table:table-cell table:formula="of:=VLOOKUP([.C214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14</text:p>
          </table:table-cell>
          <table:table-cell office:value-type="string" calcext:value-type="string">
            <text:p>P41</text:p>
          </table:table-cell>
          <table:table-cell table:style-name="ce22" office:value-type="string" calcext:value-type="string">
            <text:p>T31</text:p>
          </table:table-cell>
          <table:table-cell office:value-type="float" office:value="21" calcext:value-type="float">
            <text:p>21</text:p>
          </table:table-cell>
          <table:table-cell office:value-type="float" office:value="786" calcext:value-type="float">
            <text:p>786</text:p>
          </table:table-cell>
          <table:table-cell table:formula="of:=VLOOKUP([.C215];[$Ткани.A:.F];3;0)" office:value-type="string" office:string-value="желтый" calcext:value-type="string">
            <text:p>желтый</text:p>
          </table:table-cell>
          <table:table-cell table:formula="of:=VLOOKUP([.C215];[$Ткани.A:.F];5;0)" office:value-type="string" office:string-value="лён" calcext:value-type="string">
            <text:p>лён</text:p>
          </table:table-cell>
          <table:table-cell table:formula="of:=VLOOKUP([.C215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15</text:p>
          </table:table-cell>
          <table:table-cell office:value-type="string" calcext:value-type="string">
            <text:p>P8</text:p>
          </table:table-cell>
          <table:table-cell table:style-name="ce22" office:value-type="string" calcext:value-type="string">
            <text:p>T28</text:p>
          </table:table-cell>
          <table:table-cell office:value-type="float" office:value="111" calcext:value-type="float">
            <text:p>111</text:p>
          </table:table-cell>
          <table:table-cell office:value-type="float" office:value="786" calcext:value-type="float">
            <text:p>786</text:p>
          </table:table-cell>
          <table:table-cell table:formula="of:=VLOOKUP([.C216];[$Ткани.A:.F];3;0)" office:value-type="string" office:string-value="белый" calcext:value-type="string">
            <text:p>белый</text:p>
          </table:table-cell>
          <table:table-cell table:formula="of:=VLOOKUP([.C216];[$Ткани.A:.F];5;0)" office:value-type="string" office:string-value="лён" calcext:value-type="string">
            <text:p>лён</text:p>
          </table:table-cell>
          <table:table-cell table:formula="of:=VLOOKUP([.C216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16</text:p>
          </table:table-cell>
          <table:table-cell office:value-type="string" calcext:value-type="string">
            <text:p>P41</text:p>
          </table:table-cell>
          <table:table-cell table:style-name="ce22" office:value-type="string" calcext:value-type="string">
            <text:p>T25</text:p>
          </table:table-cell>
          <table:table-cell office:value-type="float" office:value="105" calcext:value-type="float">
            <text:p>105</text:p>
          </table:table-cell>
          <table:table-cell office:value-type="float" office:value="787" calcext:value-type="float">
            <text:p>787</text:p>
          </table:table-cell>
          <table:table-cell table:formula="of:=VLOOKUP([.C217];[$Ткани.A:.F];3;0)" office:value-type="string" office:string-value="синий" calcext:value-type="string">
            <text:p>синий</text:p>
          </table:table-cell>
          <table:table-cell table:formula="of:=VLOOKUP([.C217];[$Ткани.A:.F];5;0)" office:value-type="string" office:string-value="шёлк" calcext:value-type="string">
            <text:p>шёлк</text:p>
          </table:table-cell>
          <table:table-cell table:formula="of:=VLOOKUP([.C217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17</text:p>
          </table:table-cell>
          <table:table-cell office:value-type="string" calcext:value-type="string">
            <text:p>P44</text:p>
          </table:table-cell>
          <table:table-cell table:style-name="ce22" office:value-type="string" calcext:value-type="string">
            <text:p>T8</text:p>
          </table:table-cell>
          <table:table-cell office:value-type="float" office:value="118" calcext:value-type="float">
            <text:p>118</text:p>
          </table:table-cell>
          <table:table-cell office:value-type="float" office:value="787" calcext:value-type="float">
            <text:p>787</text:p>
          </table:table-cell>
          <table:table-cell table:formula="of:=VLOOKUP([.C218];[$Ткани.A:.F];3;0)" office:value-type="string" office:string-value="голубой" calcext:value-type="string">
            <text:p>голубой</text:p>
          </table:table-cell>
          <table:table-cell table:formula="of:=VLOOKUP([.C218];[$Ткани.A:.F];5;0)" office:value-type="string" office:string-value="хлопок" calcext:value-type="string">
            <text:p>хлопок</text:p>
          </table:table-cell>
          <table:table-cell table:formula="of:=VLOOKUP([.C218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18</text:p>
          </table:table-cell>
          <table:table-cell office:value-type="string" calcext:value-type="string">
            <text:p>P48</text:p>
          </table:table-cell>
          <table:table-cell table:style-name="ce22" office:value-type="string" calcext:value-type="string">
            <text:p>T10</text:p>
          </table:table-cell>
          <table:table-cell office:value-type="float" office:value="38" calcext:value-type="float">
            <text:p>38</text:p>
          </table:table-cell>
          <table:table-cell office:value-type="float" office:value="787" calcext:value-type="float">
            <text:p>787</text:p>
          </table:table-cell>
          <table:table-cell table:formula="of:=VLOOKUP([.C219];[$Ткани.A:.F];3;0)" office:value-type="string" office:string-value="белый" calcext:value-type="string">
            <text:p>белый</text:p>
          </table:table-cell>
          <table:table-cell table:formula="of:=VLOOKUP([.C219];[$Ткани.A:.F];5;0)" office:value-type="string" office:string-value="хлопок" calcext:value-type="string">
            <text:p>хлопок</text:p>
          </table:table-cell>
          <table:table-cell table:formula="of:=VLOOKUP([.C219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19</text:p>
          </table:table-cell>
          <table:table-cell office:value-type="string" calcext:value-type="string">
            <text:p>P17</text:p>
          </table:table-cell>
          <table:table-cell table:style-name="ce22" office:value-type="string" calcext:value-type="string">
            <text:p>T40</text:p>
          </table:table-cell>
          <table:table-cell office:value-type="float" office:value="66" calcext:value-type="float">
            <text:p>66</text:p>
          </table:table-cell>
          <table:table-cell office:value-type="float" office:value="788" calcext:value-type="float">
            <text:p>788</text:p>
          </table:table-cell>
          <table:table-cell table:formula="of:=VLOOKUP([.C220];[$Ткани.A:.F];3;0)" office:value-type="string" office:string-value="синий" calcext:value-type="string">
            <text:p>синий</text:p>
          </table:table-cell>
          <table:table-cell table:formula="of:=VLOOKUP([.C220];[$Ткани.A:.F];5;0)" office:value-type="string" office:string-value="хлопок" calcext:value-type="string">
            <text:p>хлопок</text:p>
          </table:table-cell>
          <table:table-cell table:formula="of:=VLOOKUP([.C220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20</text:p>
          </table:table-cell>
          <table:table-cell office:value-type="string" calcext:value-type="string">
            <text:p>P38</text:p>
          </table:table-cell>
          <table:table-cell table:style-name="ce22" office:value-type="string" calcext:value-type="string">
            <text:p>T16</text:p>
          </table:table-cell>
          <table:table-cell office:value-type="float" office:value="68" calcext:value-type="float">
            <text:p>68</text:p>
          </table:table-cell>
          <table:table-cell office:value-type="float" office:value="788" calcext:value-type="float">
            <text:p>788</text:p>
          </table:table-cell>
          <table:table-cell table:formula="of:=VLOOKUP([.C221];[$Ткани.A:.F];3;0)" office:value-type="string" office:string-value="красный" calcext:value-type="string">
            <text:p>красный</text:p>
          </table:table-cell>
          <table:table-cell table:formula="of:=VLOOKUP([.C221];[$Ткани.A:.F];5;0)" office:value-type="string" office:string-value="хлопок" calcext:value-type="string">
            <text:p>хлопок</text:p>
          </table:table-cell>
          <table:table-cell table:formula="of:=VLOOKUP([.C221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21</text:p>
          </table:table-cell>
          <table:table-cell office:value-type="string" calcext:value-type="string">
            <text:p>P39</text:p>
          </table:table-cell>
          <table:table-cell table:style-name="ce22" office:value-type="string" calcext:value-type="string">
            <text:p>T29</text:p>
          </table:table-cell>
          <table:table-cell office:value-type="float" office:value="30" calcext:value-type="float">
            <text:p>30</text:p>
          </table:table-cell>
          <table:table-cell office:value-type="float" office:value="788" calcext:value-type="float">
            <text:p>788</text:p>
          </table:table-cell>
          <table:table-cell table:formula="of:=VLOOKUP([.C222];[$Ткани.A:.F];3;0)" office:value-type="string" office:string-value="зеленый" calcext:value-type="string">
            <text:p>зеленый</text:p>
          </table:table-cell>
          <table:table-cell table:formula="of:=VLOOKUP([.C222];[$Ткани.A:.F];5;0)" office:value-type="string" office:string-value="лён" calcext:value-type="string">
            <text:p>лён</text:p>
          </table:table-cell>
          <table:table-cell table:formula="of:=VLOOKUP([.C222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22</text:p>
          </table:table-cell>
          <table:table-cell office:value-type="string" calcext:value-type="string">
            <text:p>P48</text:p>
          </table:table-cell>
          <table:table-cell table:style-name="ce22" office:value-type="string" calcext:value-type="string">
            <text:p>T4</text:p>
          </table:table-cell>
          <table:table-cell office:value-type="float" office:value="51" calcext:value-type="float">
            <text:p>51</text:p>
          </table:table-cell>
          <table:table-cell office:value-type="float" office:value="788" calcext:value-type="float">
            <text:p>788</text:p>
          </table:table-cell>
          <table:table-cell table:formula="of:=VLOOKUP([.C223];[$Ткани.A:.F];3;0)" office:value-type="string" office:string-value="красный" calcext:value-type="string">
            <text:p>красный</text:p>
          </table:table-cell>
          <table:table-cell table:formula="of:=VLOOKUP([.C223];[$Ткани.A:.F];5;0)" office:value-type="string" office:string-value="хлопок" calcext:value-type="string">
            <text:p>хлопок</text:p>
          </table:table-cell>
          <table:table-cell table:formula="of:=VLOOKUP([.C223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23</text:p>
          </table:table-cell>
          <table:table-cell office:value-type="string" calcext:value-type="string">
            <text:p>P53</text:p>
          </table:table-cell>
          <table:table-cell table:style-name="ce22" office:value-type="string" calcext:value-type="string">
            <text:p>T40</text:p>
          </table:table-cell>
          <table:table-cell office:value-type="float" office:value="90" calcext:value-type="float">
            <text:p>90</text:p>
          </table:table-cell>
          <table:table-cell office:value-type="float" office:value="788" calcext:value-type="float">
            <text:p>788</text:p>
          </table:table-cell>
          <table:table-cell table:formula="of:=VLOOKUP([.C224];[$Ткани.A:.F];3;0)" office:value-type="string" office:string-value="синий" calcext:value-type="string">
            <text:p>синий</text:p>
          </table:table-cell>
          <table:table-cell table:formula="of:=VLOOKUP([.C224];[$Ткани.A:.F];5;0)" office:value-type="string" office:string-value="хлопок" calcext:value-type="string">
            <text:p>хлопок</text:p>
          </table:table-cell>
          <table:table-cell table:formula="of:=VLOOKUP([.C224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24</text:p>
          </table:table-cell>
          <table:table-cell office:value-type="string" calcext:value-type="string">
            <text:p>P2</text:p>
          </table:table-cell>
          <table:table-cell table:style-name="ce22" office:value-type="string" calcext:value-type="string">
            <text:p>T20</text:p>
          </table:table-cell>
          <table:table-cell office:value-type="float" office:value="94" calcext:value-type="float">
            <text:p>94</text:p>
          </table:table-cell>
          <table:table-cell office:value-type="float" office:value="789" calcext:value-type="float">
            <text:p>789</text:p>
          </table:table-cell>
          <table:table-cell table:formula="of:=VLOOKUP([.C225];[$Ткани.A:.F];3;0)" office:value-type="string" office:string-value="синий" calcext:value-type="string">
            <text:p>синий</text:p>
          </table:table-cell>
          <table:table-cell table:formula="of:=VLOOKUP([.C225];[$Ткани.A:.F];5;0)" office:value-type="string" office:string-value="шерсть" calcext:value-type="string">
            <text:p>шерсть</text:p>
          </table:table-cell>
          <table:table-cell table:formula="of:=VLOOKUP([.C225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25</text:p>
          </table:table-cell>
          <table:table-cell office:value-type="string" calcext:value-type="string">
            <text:p>P38</text:p>
          </table:table-cell>
          <table:table-cell table:style-name="ce22" office:value-type="string" calcext:value-type="string">
            <text:p>T4</text:p>
          </table:table-cell>
          <table:table-cell office:value-type="float" office:value="5" calcext:value-type="float">
            <text:p>5</text:p>
          </table:table-cell>
          <table:table-cell office:value-type="float" office:value="789" calcext:value-type="float">
            <text:p>789</text:p>
          </table:table-cell>
          <table:table-cell table:formula="of:=VLOOKUP([.C226];[$Ткани.A:.F];3;0)" office:value-type="string" office:string-value="красный" calcext:value-type="string">
            <text:p>красный</text:p>
          </table:table-cell>
          <table:table-cell table:formula="of:=VLOOKUP([.C226];[$Ткани.A:.F];5;0)" office:value-type="string" office:string-value="хлопок" calcext:value-type="string">
            <text:p>хлопок</text:p>
          </table:table-cell>
          <table:table-cell table:formula="of:=VLOOKUP([.C226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26</text:p>
          </table:table-cell>
          <table:table-cell office:value-type="string" calcext:value-type="string">
            <text:p>P44</text:p>
          </table:table-cell>
          <table:table-cell table:style-name="ce22" office:value-type="string" calcext:value-type="string">
            <text:p>T28</text:p>
          </table:table-cell>
          <table:table-cell office:value-type="float" office:value="116" calcext:value-type="float">
            <text:p>116</text:p>
          </table:table-cell>
          <table:table-cell office:value-type="float" office:value="789" calcext:value-type="float">
            <text:p>789</text:p>
          </table:table-cell>
          <table:table-cell table:formula="of:=VLOOKUP([.C227];[$Ткани.A:.F];3;0)" office:value-type="string" office:string-value="белый" calcext:value-type="string">
            <text:p>белый</text:p>
          </table:table-cell>
          <table:table-cell table:formula="of:=VLOOKUP([.C227];[$Ткани.A:.F];5;0)" office:value-type="string" office:string-value="лён" calcext:value-type="string">
            <text:p>лён</text:p>
          </table:table-cell>
          <table:table-cell table:formula="of:=VLOOKUP([.C227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27</text:p>
          </table:table-cell>
          <table:table-cell office:value-type="string" calcext:value-type="string">
            <text:p>P47</text:p>
          </table:table-cell>
          <table:table-cell table:style-name="ce22" office:value-type="string" calcext:value-type="string">
            <text:p>T1</text:p>
          </table:table-cell>
          <table:table-cell office:value-type="float" office:value="80" calcext:value-type="float">
            <text:p>80</text:p>
          </table:table-cell>
          <table:table-cell office:value-type="float" office:value="789" calcext:value-type="float">
            <text:p>789</text:p>
          </table:table-cell>
          <table:table-cell table:formula="of:=VLOOKUP([.C228];[$Ткани.A:.F];3;0)" office:value-type="string" office:string-value="красный" calcext:value-type="string">
            <text:p>красный</text:p>
          </table:table-cell>
          <table:table-cell table:formula="of:=VLOOKUP([.C228];[$Ткани.A:.F];5;0)" office:value-type="string" office:string-value="шёлк" calcext:value-type="string">
            <text:p>шёлк</text:p>
          </table:table-cell>
          <table:table-cell table:formula="of:=VLOOKUP([.C228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28</text:p>
          </table:table-cell>
          <table:table-cell office:value-type="string" calcext:value-type="string">
            <text:p>P45</text:p>
          </table:table-cell>
          <table:table-cell table:style-name="ce22" office:value-type="string" calcext:value-type="string">
            <text:p>T17</text:p>
          </table:table-cell>
          <table:table-cell office:value-type="float" office:value="112" calcext:value-type="float">
            <text:p>112</text:p>
          </table:table-cell>
          <table:table-cell office:value-type="float" office:value="790" calcext:value-type="float">
            <text:p>790</text:p>
          </table:table-cell>
          <table:table-cell table:formula="of:=VLOOKUP([.C229];[$Ткани.A:.F];3;0)" office:value-type="string" office:string-value="зеленый" calcext:value-type="string">
            <text:p>зеленый</text:p>
          </table:table-cell>
          <table:table-cell table:formula="of:=VLOOKUP([.C229];[$Ткани.A:.F];5;0)" office:value-type="string" office:string-value="хлопок" calcext:value-type="string">
            <text:p>хлопок</text:p>
          </table:table-cell>
          <table:table-cell table:formula="of:=VLOOKUP([.C229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29</text:p>
          </table:table-cell>
          <table:table-cell office:value-type="string" calcext:value-type="string">
            <text:p>P48</text:p>
          </table:table-cell>
          <table:table-cell table:style-name="ce22" office:value-type="string" calcext:value-type="string">
            <text:p>T40</text:p>
          </table:table-cell>
          <table:table-cell office:value-type="float" office:value="28" calcext:value-type="float">
            <text:p>28</text:p>
          </table:table-cell>
          <table:table-cell office:value-type="float" office:value="790" calcext:value-type="float">
            <text:p>790</text:p>
          </table:table-cell>
          <table:table-cell table:formula="of:=VLOOKUP([.C230];[$Ткани.A:.F];3;0)" office:value-type="string" office:string-value="синий" calcext:value-type="string">
            <text:p>синий</text:p>
          </table:table-cell>
          <table:table-cell table:formula="of:=VLOOKUP([.C230];[$Ткани.A:.F];5;0)" office:value-type="string" office:string-value="хлопок" calcext:value-type="string">
            <text:p>хлопок</text:p>
          </table:table-cell>
          <table:table-cell table:formula="of:=VLOOKUP([.C230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30</text:p>
          </table:table-cell>
          <table:table-cell office:value-type="string" calcext:value-type="string">
            <text:p>P12</text:p>
          </table:table-cell>
          <table:table-cell table:style-name="ce22" office:value-type="string" calcext:value-type="string">
            <text:p>T35</text:p>
          </table:table-cell>
          <table:table-cell office:value-type="float" office:value="37" calcext:value-type="float">
            <text:p>37</text:p>
          </table:table-cell>
          <table:table-cell office:value-type="float" office:value="791" calcext:value-type="float">
            <text:p>791</text:p>
          </table:table-cell>
          <table:table-cell table:formula="of:=VLOOKUP([.C231];[$Ткани.A:.F];3;0)" office:value-type="string" office:string-value="зеленый" calcext:value-type="string">
            <text:p>зеленый</text:p>
          </table:table-cell>
          <table:table-cell table:formula="of:=VLOOKUP([.C231];[$Ткани.A:.F];5;0)" office:value-type="string" office:string-value="шёлк" calcext:value-type="string">
            <text:p>шёлк</text:p>
          </table:table-cell>
          <table:table-cell table:formula="of:=VLOOKUP([.C231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31</text:p>
          </table:table-cell>
          <table:table-cell office:value-type="string" calcext:value-type="string">
            <text:p>P37</text:p>
          </table:table-cell>
          <table:table-cell table:style-name="ce22" office:value-type="string" calcext:value-type="string">
            <text:p>T9</text:p>
          </table:table-cell>
          <table:table-cell office:value-type="float" office:value="51" calcext:value-type="float">
            <text:p>51</text:p>
          </table:table-cell>
          <table:table-cell office:value-type="float" office:value="791" calcext:value-type="float">
            <text:p>791</text:p>
          </table:table-cell>
          <table:table-cell table:formula="of:=VLOOKUP([.C232];[$Ткани.A:.F];3;0)" office:value-type="string" office:string-value="розовый" calcext:value-type="string">
            <text:p>розовый</text:p>
          </table:table-cell>
          <table:table-cell table:formula="of:=VLOOKUP([.C232];[$Ткани.A:.F];5;0)" office:value-type="string" office:string-value="хлопок" calcext:value-type="string">
            <text:p>хлопок</text:p>
          </table:table-cell>
          <table:table-cell table:formula="of:=VLOOKUP([.C232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32</text:p>
          </table:table-cell>
          <table:table-cell office:value-type="string" calcext:value-type="string">
            <text:p>P20</text:p>
          </table:table-cell>
          <table:table-cell table:style-name="ce22" office:value-type="string" calcext:value-type="string">
            <text:p>T9</text:p>
          </table:table-cell>
          <table:table-cell office:value-type="float" office:value="22" calcext:value-type="float">
            <text:p>22</text:p>
          </table:table-cell>
          <table:table-cell office:value-type="float" office:value="792" calcext:value-type="float">
            <text:p>792</text:p>
          </table:table-cell>
          <table:table-cell table:formula="of:=VLOOKUP([.C233];[$Ткани.A:.F];3;0)" office:value-type="string" office:string-value="розовый" calcext:value-type="string">
            <text:p>розовый</text:p>
          </table:table-cell>
          <table:table-cell table:formula="of:=VLOOKUP([.C233];[$Ткани.A:.F];5;0)" office:value-type="string" office:string-value="хлопок" calcext:value-type="string">
            <text:p>хлопок</text:p>
          </table:table-cell>
          <table:table-cell table:formula="of:=VLOOKUP([.C233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33</text:p>
          </table:table-cell>
          <table:table-cell office:value-type="string" calcext:value-type="string">
            <text:p>P22</text:p>
          </table:table-cell>
          <table:table-cell table:style-name="ce22" office:value-type="string" calcext:value-type="string">
            <text:p>T11</text:p>
          </table:table-cell>
          <table:table-cell office:value-type="float" office:value="42" calcext:value-type="float">
            <text:p>42</text:p>
          </table:table-cell>
          <table:table-cell office:value-type="float" office:value="792" calcext:value-type="float">
            <text:p>792</text:p>
          </table:table-cell>
          <table:table-cell table:formula="of:=VLOOKUP([.C234];[$Ткани.A:.F];3;0)" office:value-type="string" office:string-value="красный" calcext:value-type="string">
            <text:p>красный</text:p>
          </table:table-cell>
          <table:table-cell table:formula="of:=VLOOKUP([.C234];[$Ткани.A:.F];5;0)" office:value-type="string" office:string-value="хлопок" calcext:value-type="string">
            <text:p>хлопок</text:p>
          </table:table-cell>
          <table:table-cell table:formula="of:=VLOOKUP([.C234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34</text:p>
          </table:table-cell>
          <table:table-cell office:value-type="string" calcext:value-type="string">
            <text:p>P57</text:p>
          </table:table-cell>
          <table:table-cell table:style-name="ce22" office:value-type="string" calcext:value-type="string">
            <text:p>T14</text:p>
          </table:table-cell>
          <table:table-cell office:value-type="float" office:value="14" calcext:value-type="float">
            <text:p>14</text:p>
          </table:table-cell>
          <table:table-cell office:value-type="float" office:value="792" calcext:value-type="float">
            <text:p>792</text:p>
          </table:table-cell>
          <table:table-cell table:formula="of:=VLOOKUP([.C235];[$Ткани.A:.F];3;0)" office:value-type="string" office:string-value="синий" calcext:value-type="string">
            <text:p>синий</text:p>
          </table:table-cell>
          <table:table-cell table:formula="of:=VLOOKUP([.C235];[$Ткани.A:.F];5;0)" office:value-type="string" office:string-value="хлопок" calcext:value-type="string">
            <text:p>хлопок</text:p>
          </table:table-cell>
          <table:table-cell table:formula="of:=VLOOKUP([.C235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35</text:p>
          </table:table-cell>
          <table:table-cell office:value-type="string" calcext:value-type="string">
            <text:p>P57</text:p>
          </table:table-cell>
          <table:table-cell table:style-name="ce22" office:value-type="string" calcext:value-type="string">
            <text:p>T16</text:p>
          </table:table-cell>
          <table:table-cell office:value-type="float" office:value="6" calcext:value-type="float">
            <text:p>6</text:p>
          </table:table-cell>
          <table:table-cell office:value-type="float" office:value="792" calcext:value-type="float">
            <text:p>792</text:p>
          </table:table-cell>
          <table:table-cell table:formula="of:=VLOOKUP([.C236];[$Ткани.A:.F];3;0)" office:value-type="string" office:string-value="красный" calcext:value-type="string">
            <text:p>красный</text:p>
          </table:table-cell>
          <table:table-cell table:formula="of:=VLOOKUP([.C236];[$Ткани.A:.F];5;0)" office:value-type="string" office:string-value="хлопок" calcext:value-type="string">
            <text:p>хлопок</text:p>
          </table:table-cell>
          <table:table-cell table:formula="of:=VLOOKUP([.C236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36</text:p>
          </table:table-cell>
          <table:table-cell office:value-type="string" calcext:value-type="string">
            <text:p>P21</text:p>
          </table:table-cell>
          <table:table-cell table:style-name="ce22" office:value-type="string" calcext:value-type="string">
            <text:p>T36</text:p>
          </table:table-cell>
          <table:table-cell office:value-type="float" office:value="28" calcext:value-type="float">
            <text:p>28</text:p>
          </table:table-cell>
          <table:table-cell office:value-type="float" office:value="793" calcext:value-type="float">
            <text:p>793</text:p>
          </table:table-cell>
          <table:table-cell table:formula="of:=VLOOKUP([.C237];[$Ткани.A:.F];3;0)" office:value-type="string" office:string-value="желтый" calcext:value-type="string">
            <text:p>желтый</text:p>
          </table:table-cell>
          <table:table-cell table:formula="of:=VLOOKUP([.C237];[$Ткани.A:.F];5;0)" office:value-type="string" office:string-value="хлопок" calcext:value-type="string">
            <text:p>хлопок</text:p>
          </table:table-cell>
          <table:table-cell table:formula="of:=VLOOKUP([.C237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37</text:p>
          </table:table-cell>
          <table:table-cell office:value-type="string" calcext:value-type="string">
            <text:p>P51</text:p>
          </table:table-cell>
          <table:table-cell table:style-name="ce22" office:value-type="string" calcext:value-type="string">
            <text:p>T33</text:p>
          </table:table-cell>
          <table:table-cell office:value-type="float" office:value="7" calcext:value-type="float">
            <text:p>7</text:p>
          </table:table-cell>
          <table:table-cell office:value-type="float" office:value="793" calcext:value-type="float">
            <text:p>793</text:p>
          </table:table-cell>
          <table:table-cell table:formula="of:=VLOOKUP([.C238];[$Ткани.A:.F];3;0)" office:value-type="string" office:string-value="синий" calcext:value-type="string">
            <text:p>синий</text:p>
          </table:table-cell>
          <table:table-cell table:formula="of:=VLOOKUP([.C238];[$Ткани.A:.F];5;0)" office:value-type="string" office:string-value="шёлк" calcext:value-type="string">
            <text:p>шёлк</text:p>
          </table:table-cell>
          <table:table-cell table:formula="of:=VLOOKUP([.C238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38</text:p>
          </table:table-cell>
          <table:table-cell office:value-type="string" calcext:value-type="string">
            <text:p>P7</text:p>
          </table:table-cell>
          <table:table-cell table:style-name="ce22" office:value-type="string" calcext:value-type="string">
            <text:p>T11</text:p>
          </table:table-cell>
          <table:table-cell office:value-type="float" office:value="19" calcext:value-type="float">
            <text:p>19</text:p>
          </table:table-cell>
          <table:table-cell office:value-type="float" office:value="793" calcext:value-type="float">
            <text:p>793</text:p>
          </table:table-cell>
          <table:table-cell table:formula="of:=VLOOKUP([.C239];[$Ткани.A:.F];3;0)" office:value-type="string" office:string-value="красный" calcext:value-type="string">
            <text:p>красный</text:p>
          </table:table-cell>
          <table:table-cell table:formula="of:=VLOOKUP([.C239];[$Ткани.A:.F];5;0)" office:value-type="string" office:string-value="хлопок" calcext:value-type="string">
            <text:p>хлопок</text:p>
          </table:table-cell>
          <table:table-cell table:formula="of:=VLOOKUP([.C239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39</text:p>
          </table:table-cell>
          <table:table-cell office:value-type="string" calcext:value-type="string">
            <text:p>P17</text:p>
          </table:table-cell>
          <table:table-cell table:style-name="ce22" office:value-type="string" calcext:value-type="string">
            <text:p>T36</text:p>
          </table:table-cell>
          <table:table-cell office:value-type="float" office:value="78" calcext:value-type="float">
            <text:p>78</text:p>
          </table:table-cell>
          <table:table-cell office:value-type="float" office:value="794" calcext:value-type="float">
            <text:p>794</text:p>
          </table:table-cell>
          <table:table-cell table:formula="of:=VLOOKUP([.C240];[$Ткани.A:.F];3;0)" office:value-type="string" office:string-value="желтый" calcext:value-type="string">
            <text:p>желтый</text:p>
          </table:table-cell>
          <table:table-cell table:formula="of:=VLOOKUP([.C240];[$Ткани.A:.F];5;0)" office:value-type="string" office:string-value="хлопок" calcext:value-type="string">
            <text:p>хлопок</text:p>
          </table:table-cell>
          <table:table-cell table:formula="of:=VLOOKUP([.C240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40</text:p>
          </table:table-cell>
          <table:table-cell office:value-type="string" calcext:value-type="string">
            <text:p>P3</text:p>
          </table:table-cell>
          <table:table-cell table:style-name="ce22" office:value-type="string" calcext:value-type="string">
            <text:p>T39</text:p>
          </table:table-cell>
          <table:table-cell office:value-type="float" office:value="96" calcext:value-type="float">
            <text:p>96</text:p>
          </table:table-cell>
          <table:table-cell office:value-type="float" office:value="794" calcext:value-type="float">
            <text:p>794</text:p>
          </table:table-cell>
          <table:table-cell table:formula="of:=VLOOKUP([.C241];[$Ткани.A:.F];3;0)" office:value-type="string" office:string-value="красный" calcext:value-type="string">
            <text:p>красный</text:p>
          </table:table-cell>
          <table:table-cell table:formula="of:=VLOOKUP([.C241];[$Ткани.A:.F];5;0)" office:value-type="string" office:string-value="хлопок" calcext:value-type="string">
            <text:p>хлопок</text:p>
          </table:table-cell>
          <table:table-cell table:formula="of:=VLOOKUP([.C241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41</text:p>
          </table:table-cell>
          <table:table-cell office:value-type="string" calcext:value-type="string">
            <text:p>P33</text:p>
          </table:table-cell>
          <table:table-cell table:style-name="ce22" office:value-type="string" calcext:value-type="string">
            <text:p>T23</text:p>
          </table:table-cell>
          <table:table-cell office:value-type="float" office:value="22" calcext:value-type="float">
            <text:p>22</text:p>
          </table:table-cell>
          <table:table-cell office:value-type="float" office:value="794" calcext:value-type="float">
            <text:p>794</text:p>
          </table:table-cell>
          <table:table-cell table:formula="of:=VLOOKUP([.C242];[$Ткани.A:.F];3;0)" office:value-type="string" office:string-value="красный" calcext:value-type="string">
            <text:p>красный</text:p>
          </table:table-cell>
          <table:table-cell table:formula="of:=VLOOKUP([.C242];[$Ткани.A:.F];5;0)" office:value-type="string" office:string-value="шёлк" calcext:value-type="string">
            <text:p>шёлк</text:p>
          </table:table-cell>
          <table:table-cell table:formula="of:=VLOOKUP([.C242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42</text:p>
          </table:table-cell>
          <table:table-cell office:value-type="string" calcext:value-type="string">
            <text:p>P46</text:p>
          </table:table-cell>
          <table:table-cell table:style-name="ce22" office:value-type="string" calcext:value-type="string">
            <text:p>T12</text:p>
          </table:table-cell>
          <table:table-cell office:value-type="float" office:value="113" calcext:value-type="float">
            <text:p>113</text:p>
          </table:table-cell>
          <table:table-cell office:value-type="float" office:value="794" calcext:value-type="float">
            <text:p>794</text:p>
          </table:table-cell>
          <table:table-cell table:formula="of:=VLOOKUP([.C243];[$Ткани.A:.F];3;0)" office:value-type="string" office:string-value="желтый" calcext:value-type="string">
            <text:p>желтый</text:p>
          </table:table-cell>
          <table:table-cell table:formula="of:=VLOOKUP([.C243];[$Ткани.A:.F];5;0)" office:value-type="string" office:string-value="хлопок" calcext:value-type="string">
            <text:p>хлопок</text:p>
          </table:table-cell>
          <table:table-cell table:formula="of:=VLOOKUP([.C243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43</text:p>
          </table:table-cell>
          <table:table-cell office:value-type="string" calcext:value-type="string">
            <text:p>P1</text:p>
          </table:table-cell>
          <table:table-cell table:style-name="ce22" office:value-type="string" calcext:value-type="string">
            <text:p>T15</text:p>
          </table:table-cell>
          <table:table-cell office:value-type="float" office:value="59" calcext:value-type="float">
            <text:p>59</text:p>
          </table:table-cell>
          <table:table-cell office:value-type="float" office:value="795" calcext:value-type="float">
            <text:p>795</text:p>
          </table:table-cell>
          <table:table-cell table:formula="of:=VLOOKUP([.C244];[$Ткани.A:.F];3;0)" office:value-type="string" office:string-value="черный" calcext:value-type="string">
            <text:p>черный</text:p>
          </table:table-cell>
          <table:table-cell table:formula="of:=VLOOKUP([.C244];[$Ткани.A:.F];5;0)" office:value-type="string" office:string-value="хлопок" calcext:value-type="string">
            <text:p>хлопок</text:p>
          </table:table-cell>
          <table:table-cell table:formula="of:=VLOOKUP([.C244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44</text:p>
          </table:table-cell>
          <table:table-cell office:value-type="string" calcext:value-type="string">
            <text:p>P1</text:p>
          </table:table-cell>
          <table:table-cell table:style-name="ce22" office:value-type="string" calcext:value-type="string">
            <text:p>T29</text:p>
          </table:table-cell>
          <table:table-cell office:value-type="float" office:value="51" calcext:value-type="float">
            <text:p>51</text:p>
          </table:table-cell>
          <table:table-cell office:value-type="float" office:value="795" calcext:value-type="float">
            <text:p>795</text:p>
          </table:table-cell>
          <table:table-cell table:formula="of:=VLOOKUP([.C245];[$Ткани.A:.F];3;0)" office:value-type="string" office:string-value="зеленый" calcext:value-type="string">
            <text:p>зеленый</text:p>
          </table:table-cell>
          <table:table-cell table:formula="of:=VLOOKUP([.C245];[$Ткани.A:.F];5;0)" office:value-type="string" office:string-value="лён" calcext:value-type="string">
            <text:p>лён</text:p>
          </table:table-cell>
          <table:table-cell table:formula="of:=VLOOKUP([.C245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45</text:p>
          </table:table-cell>
          <table:table-cell office:value-type="string" calcext:value-type="string">
            <text:p>P38</text:p>
          </table:table-cell>
          <table:table-cell table:style-name="ce22" office:value-type="string" calcext:value-type="string">
            <text:p>T34</text:p>
          </table:table-cell>
          <table:table-cell office:value-type="float" office:value="119" calcext:value-type="float">
            <text:p>119</text:p>
          </table:table-cell>
          <table:table-cell office:value-type="float" office:value="795" calcext:value-type="float">
            <text:p>795</text:p>
          </table:table-cell>
          <table:table-cell table:formula="of:=VLOOKUP([.C246];[$Ткани.A:.F];3;0)" office:value-type="string" office:string-value="красный" calcext:value-type="string">
            <text:p>красный</text:p>
          </table:table-cell>
          <table:table-cell table:formula="of:=VLOOKUP([.C246];[$Ткани.A:.F];5;0)" office:value-type="string" office:string-value="шёлк" calcext:value-type="string">
            <text:p>шёлк</text:p>
          </table:table-cell>
          <table:table-cell table:formula="of:=VLOOKUP([.C246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46</text:p>
          </table:table-cell>
          <table:table-cell office:value-type="string" calcext:value-type="string">
            <text:p>P50</text:p>
          </table:table-cell>
          <table:table-cell table:style-name="ce22" office:value-type="string" calcext:value-type="string">
            <text:p>T26</text:p>
          </table:table-cell>
          <table:table-cell office:value-type="float" office:value="31" calcext:value-type="float">
            <text:p>31</text:p>
          </table:table-cell>
          <table:table-cell office:value-type="float" office:value="796" calcext:value-type="float">
            <text:p>796</text:p>
          </table:table-cell>
          <table:table-cell table:formula="of:=VLOOKUP([.C247];[$Ткани.A:.F];3;0)" office:value-type="string" office:string-value="красный" calcext:value-type="string">
            <text:p>красный</text:p>
          </table:table-cell>
          <table:table-cell table:formula="of:=VLOOKUP([.C247];[$Ткани.A:.F];5;0)" office:value-type="string" office:string-value="шёлк" calcext:value-type="string">
            <text:p>шёлк</text:p>
          </table:table-cell>
          <table:table-cell table:formula="of:=VLOOKUP([.C247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47</text:p>
          </table:table-cell>
          <table:table-cell office:value-type="string" calcext:value-type="string">
            <text:p>P44</text:p>
          </table:table-cell>
          <table:table-cell table:style-name="ce22" office:value-type="string" calcext:value-type="string">
            <text:p>T34</text:p>
          </table:table-cell>
          <table:table-cell office:value-type="float" office:value="65" calcext:value-type="float">
            <text:p>65</text:p>
          </table:table-cell>
          <table:table-cell office:value-type="float" office:value="797" calcext:value-type="float">
            <text:p>797</text:p>
          </table:table-cell>
          <table:table-cell table:formula="of:=VLOOKUP([.C248];[$Ткани.A:.F];3;0)" office:value-type="string" office:string-value="красный" calcext:value-type="string">
            <text:p>красный</text:p>
          </table:table-cell>
          <table:table-cell table:formula="of:=VLOOKUP([.C248];[$Ткани.A:.F];5;0)" office:value-type="string" office:string-value="шёлк" calcext:value-type="string">
            <text:p>шёлк</text:p>
          </table:table-cell>
          <table:table-cell table:formula="of:=VLOOKUP([.C248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48</text:p>
          </table:table-cell>
          <table:table-cell office:value-type="string" calcext:value-type="string">
            <text:p>P46</text:p>
          </table:table-cell>
          <table:table-cell table:style-name="ce22" office:value-type="string" calcext:value-type="string">
            <text:p>T20</text:p>
          </table:table-cell>
          <table:table-cell office:value-type="float" office:value="62" calcext:value-type="float">
            <text:p>62</text:p>
          </table:table-cell>
          <table:table-cell office:value-type="float" office:value="798" calcext:value-type="float">
            <text:p>798</text:p>
          </table:table-cell>
          <table:table-cell table:formula="of:=VLOOKUP([.C249];[$Ткани.A:.F];3;0)" office:value-type="string" office:string-value="синий" calcext:value-type="string">
            <text:p>синий</text:p>
          </table:table-cell>
          <table:table-cell table:formula="of:=VLOOKUP([.C249];[$Ткани.A:.F];5;0)" office:value-type="string" office:string-value="шерсть" calcext:value-type="string">
            <text:p>шерсть</text:p>
          </table:table-cell>
          <table:table-cell table:formula="of:=VLOOKUP([.C249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49</text:p>
          </table:table-cell>
          <table:table-cell office:value-type="string" calcext:value-type="string">
            <text:p>P53</text:p>
          </table:table-cell>
          <table:table-cell table:style-name="ce22" office:value-type="string" calcext:value-type="string">
            <text:p>T4</text:p>
          </table:table-cell>
          <table:table-cell office:value-type="float" office:value="51" calcext:value-type="float">
            <text:p>51</text:p>
          </table:table-cell>
          <table:table-cell office:value-type="float" office:value="798" calcext:value-type="float">
            <text:p>798</text:p>
          </table:table-cell>
          <table:table-cell table:formula="of:=VLOOKUP([.C250];[$Ткани.A:.F];3;0)" office:value-type="string" office:string-value="красный" calcext:value-type="string">
            <text:p>красный</text:p>
          </table:table-cell>
          <table:table-cell table:formula="of:=VLOOKUP([.C250];[$Ткани.A:.F];5;0)" office:value-type="string" office:string-value="хлопок" calcext:value-type="string">
            <text:p>хлопок</text:p>
          </table:table-cell>
          <table:table-cell table:formula="of:=VLOOKUP([.C250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50</text:p>
          </table:table-cell>
          <table:table-cell office:value-type="string" calcext:value-type="string">
            <text:p>P53</text:p>
          </table:table-cell>
          <table:table-cell table:style-name="ce22" office:value-type="string" calcext:value-type="string">
            <text:p>T28</text:p>
          </table:table-cell>
          <table:table-cell office:value-type="float" office:value="108" calcext:value-type="float">
            <text:p>108</text:p>
          </table:table-cell>
          <table:table-cell office:value-type="float" office:value="799" calcext:value-type="float">
            <text:p>799</text:p>
          </table:table-cell>
          <table:table-cell table:formula="of:=VLOOKUP([.C251];[$Ткани.A:.F];3;0)" office:value-type="string" office:string-value="белый" calcext:value-type="string">
            <text:p>белый</text:p>
          </table:table-cell>
          <table:table-cell table:formula="of:=VLOOKUP([.C251];[$Ткани.A:.F];5;0)" office:value-type="string" office:string-value="лён" calcext:value-type="string">
            <text:p>лён</text:p>
          </table:table-cell>
          <table:table-cell table:formula="of:=VLOOKUP([.C251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51</text:p>
          </table:table-cell>
          <table:table-cell office:value-type="string" calcext:value-type="string">
            <text:p>P11</text:p>
          </table:table-cell>
          <table:table-cell table:style-name="ce22" office:value-type="string" calcext:value-type="string">
            <text:p>T26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table:formula="of:=VLOOKUP([.C252];[$Ткани.A:.F];3;0)" office:value-type="string" office:string-value="красный" calcext:value-type="string">
            <text:p>красный</text:p>
          </table:table-cell>
          <table:table-cell table:formula="of:=VLOOKUP([.C252];[$Ткани.A:.F];5;0)" office:value-type="string" office:string-value="шёлк" calcext:value-type="string">
            <text:p>шёлк</text:p>
          </table:table-cell>
          <table:table-cell table:formula="of:=VLOOKUP([.C252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52</text:p>
          </table:table-cell>
          <table:table-cell office:value-type="string" calcext:value-type="string">
            <text:p>P40</text:p>
          </table:table-cell>
          <table:table-cell table:style-name="ce22" office:value-type="string" calcext:value-type="string">
            <text:p>T4</text:p>
          </table:table-cell>
          <table:table-cell office:value-type="float" office:value="110" calcext:value-type="float">
            <text:p>110</text:p>
          </table:table-cell>
          <table:table-cell office:value-type="float" office:value="800" calcext:value-type="float">
            <text:p>800</text:p>
          </table:table-cell>
          <table:table-cell table:formula="of:=VLOOKUP([.C253];[$Ткани.A:.F];3;0)" office:value-type="string" office:string-value="красный" calcext:value-type="string">
            <text:p>красный</text:p>
          </table:table-cell>
          <table:table-cell table:formula="of:=VLOOKUP([.C253];[$Ткани.A:.F];5;0)" office:value-type="string" office:string-value="хлопок" calcext:value-type="string">
            <text:p>хлопок</text:p>
          </table:table-cell>
          <table:table-cell table:formula="of:=VLOOKUP([.C253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53</text:p>
          </table:table-cell>
          <table:table-cell office:value-type="string" calcext:value-type="string">
            <text:p>P28</text:p>
          </table:table-cell>
          <table:table-cell table:style-name="ce22" office:value-type="string" calcext:value-type="string">
            <text:p>T13</text:p>
          </table:table-cell>
          <table:table-cell office:value-type="float" office:value="43" calcext:value-type="float">
            <text:p>43</text:p>
          </table:table-cell>
          <table:table-cell office:value-type="float" office:value="801" calcext:value-type="float">
            <text:p>801</text:p>
          </table:table-cell>
          <table:table-cell table:formula="of:=VLOOKUP([.C254];[$Ткани.A:.F];3;0)" office:value-type="string" office:string-value="красный" calcext:value-type="string">
            <text:p>красный</text:p>
          </table:table-cell>
          <table:table-cell table:formula="of:=VLOOKUP([.C254];[$Ткани.A:.F];5;0)" office:value-type="string" office:string-value="хлопок" calcext:value-type="string">
            <text:p>хлопок</text:p>
          </table:table-cell>
          <table:table-cell table:formula="of:=VLOOKUP([.C254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54</text:p>
          </table:table-cell>
          <table:table-cell office:value-type="string" calcext:value-type="string">
            <text:p>P15</text:p>
          </table:table-cell>
          <table:table-cell table:style-name="ce22" office:value-type="string" calcext:value-type="string">
            <text:p>T23</text:p>
          </table:table-cell>
          <table:table-cell office:value-type="float" office:value="31" calcext:value-type="float">
            <text:p>31</text:p>
          </table:table-cell>
          <table:table-cell office:value-type="float" office:value="802" calcext:value-type="float">
            <text:p>802</text:p>
          </table:table-cell>
          <table:table-cell table:formula="of:=VLOOKUP([.C255];[$Ткани.A:.F];3;0)" office:value-type="string" office:string-value="красный" calcext:value-type="string">
            <text:p>красный</text:p>
          </table:table-cell>
          <table:table-cell table:formula="of:=VLOOKUP([.C255];[$Ткани.A:.F];5;0)" office:value-type="string" office:string-value="шёлк" calcext:value-type="string">
            <text:p>шёлк</text:p>
          </table:table-cell>
          <table:table-cell table:formula="of:=VLOOKUP([.C255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55</text:p>
          </table:table-cell>
          <table:table-cell office:value-type="string" calcext:value-type="string">
            <text:p>P48</text:p>
          </table:table-cell>
          <table:table-cell table:style-name="ce22" office:value-type="string" calcext:value-type="string">
            <text:p>T34</text:p>
          </table:table-cell>
          <table:table-cell office:value-type="float" office:value="93" calcext:value-type="float">
            <text:p>93</text:p>
          </table:table-cell>
          <table:table-cell office:value-type="float" office:value="802" calcext:value-type="float">
            <text:p>802</text:p>
          </table:table-cell>
          <table:table-cell table:formula="of:=VLOOKUP([.C256];[$Ткани.A:.F];3;0)" office:value-type="string" office:string-value="красный" calcext:value-type="string">
            <text:p>красный</text:p>
          </table:table-cell>
          <table:table-cell table:formula="of:=VLOOKUP([.C256];[$Ткани.A:.F];5;0)" office:value-type="string" office:string-value="шёлк" calcext:value-type="string">
            <text:p>шёлк</text:p>
          </table:table-cell>
          <table:table-cell table:formula="of:=VLOOKUP([.C256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56</text:p>
          </table:table-cell>
          <table:table-cell office:value-type="string" calcext:value-type="string">
            <text:p>P50</text:p>
          </table:table-cell>
          <table:table-cell table:style-name="ce22" office:value-type="string" calcext:value-type="string">
            <text:p>T4</text:p>
          </table:table-cell>
          <table:table-cell office:value-type="float" office:value="9" calcext:value-type="float">
            <text:p>9</text:p>
          </table:table-cell>
          <table:table-cell office:value-type="float" office:value="802" calcext:value-type="float">
            <text:p>802</text:p>
          </table:table-cell>
          <table:table-cell table:formula="of:=VLOOKUP([.C257];[$Ткани.A:.F];3;0)" office:value-type="string" office:string-value="красный" calcext:value-type="string">
            <text:p>красный</text:p>
          </table:table-cell>
          <table:table-cell table:formula="of:=VLOOKUP([.C257];[$Ткани.A:.F];5;0)" office:value-type="string" office:string-value="хлопок" calcext:value-type="string">
            <text:p>хлопок</text:p>
          </table:table-cell>
          <table:table-cell table:formula="of:=VLOOKUP([.C257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57</text:p>
          </table:table-cell>
          <table:table-cell office:value-type="string" calcext:value-type="string">
            <text:p>P13</text:p>
          </table:table-cell>
          <table:table-cell table:style-name="ce22" office:value-type="string" calcext:value-type="string">
            <text:p>T4</text:p>
          </table:table-cell>
          <table:table-cell office:value-type="float" office:value="113" calcext:value-type="float">
            <text:p>113</text:p>
          </table:table-cell>
          <table:table-cell office:value-type="float" office:value="803" calcext:value-type="float">
            <text:p>803</text:p>
          </table:table-cell>
          <table:table-cell table:formula="of:=VLOOKUP([.C258];[$Ткани.A:.F];3;0)" office:value-type="string" office:string-value="красный" calcext:value-type="string">
            <text:p>красный</text:p>
          </table:table-cell>
          <table:table-cell table:formula="of:=VLOOKUP([.C258];[$Ткани.A:.F];5;0)" office:value-type="string" office:string-value="хлопок" calcext:value-type="string">
            <text:p>хлопок</text:p>
          </table:table-cell>
          <table:table-cell table:formula="of:=VLOOKUP([.C258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58</text:p>
          </table:table-cell>
          <table:table-cell office:value-type="string" calcext:value-type="string">
            <text:p>P13</text:p>
          </table:table-cell>
          <table:table-cell table:style-name="ce22" office:value-type="string" calcext:value-type="string">
            <text:p>T20</text:p>
          </table:table-cell>
          <table:table-cell office:value-type="float" office:value="34" calcext:value-type="float">
            <text:p>34</text:p>
          </table:table-cell>
          <table:table-cell office:value-type="float" office:value="803" calcext:value-type="float">
            <text:p>803</text:p>
          </table:table-cell>
          <table:table-cell table:formula="of:=VLOOKUP([.C259];[$Ткани.A:.F];3;0)" office:value-type="string" office:string-value="синий" calcext:value-type="string">
            <text:p>синий</text:p>
          </table:table-cell>
          <table:table-cell table:formula="of:=VLOOKUP([.C259];[$Ткани.A:.F];5;0)" office:value-type="string" office:string-value="шерсть" calcext:value-type="string">
            <text:p>шерсть</text:p>
          </table:table-cell>
          <table:table-cell table:formula="of:=VLOOKUP([.C259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59</text:p>
          </table:table-cell>
          <table:table-cell office:value-type="string" calcext:value-type="string">
            <text:p>P17</text:p>
          </table:table-cell>
          <table:table-cell table:style-name="ce22" office:value-type="string" calcext:value-type="string">
            <text:p>T44</text:p>
          </table:table-cell>
          <table:table-cell office:value-type="float" office:value="104" calcext:value-type="float">
            <text:p>104</text:p>
          </table:table-cell>
          <table:table-cell office:value-type="float" office:value="803" calcext:value-type="float">
            <text:p>803</text:p>
          </table:table-cell>
          <table:table-cell table:formula="of:=VLOOKUP([.C260];[$Ткани.A:.F];3;0)" office:value-type="string" office:string-value="коричневый" calcext:value-type="string">
            <text:p>коричневый</text:p>
          </table:table-cell>
          <table:table-cell table:formula="of:=VLOOKUP([.C260];[$Ткани.A:.F];5;0)" office:value-type="string" office:string-value="хлопок" calcext:value-type="string">
            <text:p>хлопок</text:p>
          </table:table-cell>
          <table:table-cell table:formula="of:=VLOOKUP([.C260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60</text:p>
          </table:table-cell>
          <table:table-cell office:value-type="string" calcext:value-type="string">
            <text:p>P38</text:p>
          </table:table-cell>
          <table:table-cell table:style-name="ce22" office:value-type="string" calcext:value-type="string">
            <text:p>T24</text:p>
          </table:table-cell>
          <table:table-cell office:value-type="float" office:value="15" calcext:value-type="float">
            <text:p>15</text:p>
          </table:table-cell>
          <table:table-cell office:value-type="float" office:value="804" calcext:value-type="float">
            <text:p>804</text:p>
          </table:table-cell>
          <table:table-cell table:formula="of:=VLOOKUP([.C261];[$Ткани.A:.F];3;0)" office:value-type="string" office:string-value="зеленый" calcext:value-type="string">
            <text:p>зеленый</text:p>
          </table:table-cell>
          <table:table-cell table:formula="of:=VLOOKUP([.C261];[$Ткани.A:.F];5;0)" office:value-type="string" office:string-value="шёлк" calcext:value-type="string">
            <text:p>шёлк</text:p>
          </table:table-cell>
          <table:table-cell table:formula="of:=VLOOKUP([.C261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61</text:p>
          </table:table-cell>
          <table:table-cell office:value-type="string" calcext:value-type="string">
            <text:p>P2</text:p>
          </table:table-cell>
          <table:table-cell table:style-name="ce22" office:value-type="string" calcext:value-type="string">
            <text:p>T30</text:p>
          </table:table-cell>
          <table:table-cell office:value-type="float" office:value="81" calcext:value-type="float">
            <text:p>81</text:p>
          </table:table-cell>
          <table:table-cell office:value-type="float" office:value="805" calcext:value-type="float">
            <text:p>805</text:p>
          </table:table-cell>
          <table:table-cell table:formula="of:=VLOOKUP([.C262];[$Ткани.A:.F];3;0)" office:value-type="string" office:string-value="синий" calcext:value-type="string">
            <text:p>синий</text:p>
          </table:table-cell>
          <table:table-cell table:formula="of:=VLOOKUP([.C262];[$Ткани.A:.F];5;0)" office:value-type="string" office:string-value="лён" calcext:value-type="string">
            <text:p>лён</text:p>
          </table:table-cell>
          <table:table-cell table:formula="of:=VLOOKUP([.C262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62</text:p>
          </table:table-cell>
          <table:table-cell office:value-type="string" calcext:value-type="string">
            <text:p>P39</text:p>
          </table:table-cell>
          <table:table-cell table:style-name="ce22" office:value-type="string" calcext:value-type="string">
            <text:p>T39</text:p>
          </table:table-cell>
          <table:table-cell office:value-type="float" office:value="68" calcext:value-type="float">
            <text:p>68</text:p>
          </table:table-cell>
          <table:table-cell office:value-type="float" office:value="805" calcext:value-type="float">
            <text:p>805</text:p>
          </table:table-cell>
          <table:table-cell table:formula="of:=VLOOKUP([.C263];[$Ткани.A:.F];3;0)" office:value-type="string" office:string-value="красный" calcext:value-type="string">
            <text:p>красный</text:p>
          </table:table-cell>
          <table:table-cell table:formula="of:=VLOOKUP([.C263];[$Ткани.A:.F];5;0)" office:value-type="string" office:string-value="хлопок" calcext:value-type="string">
            <text:p>хлопок</text:p>
          </table:table-cell>
          <table:table-cell table:formula="of:=VLOOKUP([.C263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63</text:p>
          </table:table-cell>
          <table:table-cell office:value-type="string" calcext:value-type="string">
            <text:p>P5</text:p>
          </table:table-cell>
          <table:table-cell table:style-name="ce22" office:value-type="string" calcext:value-type="string">
            <text:p>T31</text:p>
          </table:table-cell>
          <table:table-cell office:value-type="float" office:value="102" calcext:value-type="float">
            <text:p>102</text:p>
          </table:table-cell>
          <table:table-cell office:value-type="float" office:value="805" calcext:value-type="float">
            <text:p>805</text:p>
          </table:table-cell>
          <table:table-cell table:formula="of:=VLOOKUP([.C264];[$Ткани.A:.F];3;0)" office:value-type="string" office:string-value="желтый" calcext:value-type="string">
            <text:p>желтый</text:p>
          </table:table-cell>
          <table:table-cell table:formula="of:=VLOOKUP([.C264];[$Ткани.A:.F];5;0)" office:value-type="string" office:string-value="лён" calcext:value-type="string">
            <text:p>лён</text:p>
          </table:table-cell>
          <table:table-cell table:formula="of:=VLOOKUP([.C264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64</text:p>
          </table:table-cell>
          <table:table-cell office:value-type="string" calcext:value-type="string">
            <text:p>P4</text:p>
          </table:table-cell>
          <table:table-cell table:style-name="ce22" office:value-type="string" calcext:value-type="string">
            <text:p>T36</text:p>
          </table:table-cell>
          <table:table-cell office:value-type="float" office:value="112" calcext:value-type="float">
            <text:p>112</text:p>
          </table:table-cell>
          <table:table-cell office:value-type="float" office:value="806" calcext:value-type="float">
            <text:p>806</text:p>
          </table:table-cell>
          <table:table-cell table:formula="of:=VLOOKUP([.C265];[$Ткани.A:.F];3;0)" office:value-type="string" office:string-value="желтый" calcext:value-type="string">
            <text:p>желтый</text:p>
          </table:table-cell>
          <table:table-cell table:formula="of:=VLOOKUP([.C265];[$Ткани.A:.F];5;0)" office:value-type="string" office:string-value="хлопок" calcext:value-type="string">
            <text:p>хлопок</text:p>
          </table:table-cell>
          <table:table-cell table:formula="of:=VLOOKUP([.C265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65</text:p>
          </table:table-cell>
          <table:table-cell office:value-type="string" calcext:value-type="string">
            <text:p>P46</text:p>
          </table:table-cell>
          <table:table-cell table:style-name="ce22" office:value-type="string" calcext:value-type="string">
            <text:p>T4</text:p>
          </table:table-cell>
          <table:table-cell office:value-type="float" office:value="16" calcext:value-type="float">
            <text:p>16</text:p>
          </table:table-cell>
          <table:table-cell office:value-type="float" office:value="806" calcext:value-type="float">
            <text:p>806</text:p>
          </table:table-cell>
          <table:table-cell table:formula="of:=VLOOKUP([.C266];[$Ткани.A:.F];3;0)" office:value-type="string" office:string-value="красный" calcext:value-type="string">
            <text:p>красный</text:p>
          </table:table-cell>
          <table:table-cell table:formula="of:=VLOOKUP([.C266];[$Ткани.A:.F];5;0)" office:value-type="string" office:string-value="хлопок" calcext:value-type="string">
            <text:p>хлопок</text:p>
          </table:table-cell>
          <table:table-cell table:formula="of:=VLOOKUP([.C266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66</text:p>
          </table:table-cell>
          <table:table-cell office:value-type="string" calcext:value-type="string">
            <text:p>P50</text:p>
          </table:table-cell>
          <table:table-cell table:style-name="ce22" office:value-type="string" calcext:value-type="string">
            <text:p>T12</text:p>
          </table:table-cell>
          <table:table-cell office:value-type="float" office:value="77" calcext:value-type="float">
            <text:p>77</text:p>
          </table:table-cell>
          <table:table-cell office:value-type="float" office:value="806" calcext:value-type="float">
            <text:p>806</text:p>
          </table:table-cell>
          <table:table-cell table:formula="of:=VLOOKUP([.C267];[$Ткани.A:.F];3;0)" office:value-type="string" office:string-value="желтый" calcext:value-type="string">
            <text:p>желтый</text:p>
          </table:table-cell>
          <table:table-cell table:formula="of:=VLOOKUP([.C267];[$Ткани.A:.F];5;0)" office:value-type="string" office:string-value="хлопок" calcext:value-type="string">
            <text:p>хлопок</text:p>
          </table:table-cell>
          <table:table-cell table:formula="of:=VLOOKUP([.C267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67</text:p>
          </table:table-cell>
          <table:table-cell office:value-type="string" calcext:value-type="string">
            <text:p>P27</text:p>
          </table:table-cell>
          <table:table-cell table:style-name="ce22" office:value-type="string" calcext:value-type="string">
            <text:p>T2</text:p>
          </table:table-cell>
          <table:table-cell office:value-type="float" office:value="35" calcext:value-type="float">
            <text:p>35</text:p>
          </table:table-cell>
          <table:table-cell office:value-type="float" office:value="807" calcext:value-type="float">
            <text:p>807</text:p>
          </table:table-cell>
          <table:table-cell table:formula="of:=VLOOKUP([.C268];[$Ткани.A:.F];3;0)" office:value-type="string" office:string-value="желтый" calcext:value-type="string">
            <text:p>желтый</text:p>
          </table:table-cell>
          <table:table-cell table:formula="of:=VLOOKUP([.C268];[$Ткани.A:.F];5;0)" office:value-type="string" office:string-value="шёлк" calcext:value-type="string">
            <text:p>шёлк</text:p>
          </table:table-cell>
          <table:table-cell table:formula="of:=VLOOKUP([.C268];[$Ткани.A:.F];4;0)" office:value-type="float" office:value="240" calcext:value-type="float">
            <text:p>240</text:p>
          </table:table-cell>
          <table:table-cell table:formula="of:=VLOOKUP([.B268];[$Продукция.A:.E];2;0)" office:value-type="string" office:string-value="бриджи" calcext:value-type="string">
            <text:p>бриджи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68</text:p>
          </table:table-cell>
          <table:table-cell office:value-type="string" calcext:value-type="string">
            <text:p>P17</text:p>
          </table:table-cell>
          <table:table-cell table:style-name="ce22" office:value-type="string" calcext:value-type="string">
            <text:p>T24</text:p>
          </table:table-cell>
          <table:table-cell office:value-type="float" office:value="53" calcext:value-type="float">
            <text:p>53</text:p>
          </table:table-cell>
          <table:table-cell office:value-type="float" office:value="808" calcext:value-type="float">
            <text:p>808</text:p>
          </table:table-cell>
          <table:table-cell table:formula="of:=VLOOKUP([.C269];[$Ткани.A:.F];3;0)" office:value-type="string" office:string-value="зеленый" calcext:value-type="string">
            <text:p>зеленый</text:p>
          </table:table-cell>
          <table:table-cell table:formula="of:=VLOOKUP([.C269];[$Ткани.A:.F];5;0)" office:value-type="string" office:string-value="шёлк" calcext:value-type="string">
            <text:p>шёлк</text:p>
          </table:table-cell>
          <table:table-cell table:formula="of:=VLOOKUP([.C269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69</text:p>
          </table:table-cell>
          <table:table-cell office:value-type="string" calcext:value-type="string">
            <text:p>P36</text:p>
          </table:table-cell>
          <table:table-cell table:style-name="ce22" office:value-type="string" calcext:value-type="string">
            <text:p>T36</text:p>
          </table:table-cell>
          <table:table-cell office:value-type="float" office:value="111" calcext:value-type="float">
            <text:p>111</text:p>
          </table:table-cell>
          <table:table-cell office:value-type="float" office:value="808" calcext:value-type="float">
            <text:p>808</text:p>
          </table:table-cell>
          <table:table-cell table:formula="of:=VLOOKUP([.C270];[$Ткани.A:.F];3;0)" office:value-type="string" office:string-value="желтый" calcext:value-type="string">
            <text:p>желтый</text:p>
          </table:table-cell>
          <table:table-cell table:formula="of:=VLOOKUP([.C270];[$Ткани.A:.F];5;0)" office:value-type="string" office:string-value="хлопок" calcext:value-type="string">
            <text:p>хлопок</text:p>
          </table:table-cell>
          <table:table-cell table:formula="of:=VLOOKUP([.C270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70</text:p>
          </table:table-cell>
          <table:table-cell office:value-type="string" calcext:value-type="string">
            <text:p>P45</text:p>
          </table:table-cell>
          <table:table-cell table:style-name="ce22" office:value-type="string" calcext:value-type="string">
            <text:p>T3</text:p>
          </table:table-cell>
          <table:table-cell office:value-type="float" office:value="83" calcext:value-type="float">
            <text:p>83</text:p>
          </table:table-cell>
          <table:table-cell office:value-type="float" office:value="808" calcext:value-type="float">
            <text:p>808</text:p>
          </table:table-cell>
          <table:table-cell table:formula="of:=VLOOKUP([.C271];[$Ткани.A:.F];3;0)" office:value-type="string" office:string-value="синий" calcext:value-type="string">
            <text:p>синий</text:p>
          </table:table-cell>
          <table:table-cell table:formula="of:=VLOOKUP([.C271];[$Ткани.A:.F];5;0)" office:value-type="string" office:string-value="шёлк" calcext:value-type="string">
            <text:p>шёлк</text:p>
          </table:table-cell>
          <table:table-cell table:formula="of:=VLOOKUP([.C271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71</text:p>
          </table:table-cell>
          <table:table-cell office:value-type="string" calcext:value-type="string">
            <text:p>P58</text:p>
          </table:table-cell>
          <table:table-cell table:style-name="ce22" office:value-type="string" calcext:value-type="string">
            <text:p>T18</text:p>
          </table:table-cell>
          <table:table-cell office:value-type="float" office:value="35" calcext:value-type="float">
            <text:p>35</text:p>
          </table:table-cell>
          <table:table-cell office:value-type="float" office:value="808" calcext:value-type="float">
            <text:p>808</text:p>
          </table:table-cell>
          <table:table-cell table:formula="of:=VLOOKUP([.C272];[$Ткани.A:.F];3;0)" office:value-type="string" office:string-value="белый" calcext:value-type="string">
            <text:p>белый</text:p>
          </table:table-cell>
          <table:table-cell table:formula="of:=VLOOKUP([.C272];[$Ткани.A:.F];5;0)" office:value-type="string" office:string-value="хлопок" calcext:value-type="string">
            <text:p>хлопок</text:p>
          </table:table-cell>
          <table:table-cell table:formula="of:=VLOOKUP([.C272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72</text:p>
          </table:table-cell>
          <table:table-cell office:value-type="string" calcext:value-type="string">
            <text:p>P2</text:p>
          </table:table-cell>
          <table:table-cell table:style-name="ce22" office:value-type="string" calcext:value-type="string">
            <text:p>T8</text:p>
          </table:table-cell>
          <table:table-cell office:value-type="float" office:value="108" calcext:value-type="float">
            <text:p>108</text:p>
          </table:table-cell>
          <table:table-cell office:value-type="float" office:value="810" calcext:value-type="float">
            <text:p>810</text:p>
          </table:table-cell>
          <table:table-cell table:formula="of:=VLOOKUP([.C273];[$Ткани.A:.F];3;0)" office:value-type="string" office:string-value="голубой" calcext:value-type="string">
            <text:p>голубой</text:p>
          </table:table-cell>
          <table:table-cell table:formula="of:=VLOOKUP([.C273];[$Ткани.A:.F];5;0)" office:value-type="string" office:string-value="хлопок" calcext:value-type="string">
            <text:p>хлопок</text:p>
          </table:table-cell>
          <table:table-cell table:formula="of:=VLOOKUP([.C273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73</text:p>
          </table:table-cell>
          <table:table-cell office:value-type="string" calcext:value-type="string">
            <text:p>P27</text:p>
          </table:table-cell>
          <table:table-cell table:style-name="ce22" office:value-type="string" calcext:value-type="string">
            <text:p>T22</text:p>
          </table:table-cell>
          <table:table-cell office:value-type="float" office:value="70" calcext:value-type="float">
            <text:p>70</text:p>
          </table:table-cell>
          <table:table-cell office:value-type="float" office:value="811" calcext:value-type="float">
            <text:p>811</text:p>
          </table:table-cell>
          <table:table-cell table:formula="of:=VLOOKUP([.C274];[$Ткани.A:.F];3;0)" office:value-type="string" office:string-value="синий" calcext:value-type="string">
            <text:p>синий</text:p>
          </table:table-cell>
          <table:table-cell table:formula="of:=VLOOKUP([.C274];[$Ткани.A:.F];5;0)" office:value-type="string" office:string-value="шёлк" calcext:value-type="string">
            <text:p>шёлк</text:p>
          </table:table-cell>
          <table:table-cell table:formula="of:=VLOOKUP([.C274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74</text:p>
          </table:table-cell>
          <table:table-cell office:value-type="string" calcext:value-type="string">
            <text:p>P38</text:p>
          </table:table-cell>
          <table:table-cell table:style-name="ce22" office:value-type="string" calcext:value-type="string">
            <text:p>T40</text:p>
          </table:table-cell>
          <table:table-cell office:value-type="float" office:value="100" calcext:value-type="float">
            <text:p>100</text:p>
          </table:table-cell>
          <table:table-cell office:value-type="float" office:value="811" calcext:value-type="float">
            <text:p>811</text:p>
          </table:table-cell>
          <table:table-cell table:formula="of:=VLOOKUP([.C275];[$Ткани.A:.F];3;0)" office:value-type="string" office:string-value="синий" calcext:value-type="string">
            <text:p>синий</text:p>
          </table:table-cell>
          <table:table-cell table:formula="of:=VLOOKUP([.C275];[$Ткани.A:.F];5;0)" office:value-type="string" office:string-value="хлопок" calcext:value-type="string">
            <text:p>хлопок</text:p>
          </table:table-cell>
          <table:table-cell table:formula="of:=VLOOKUP([.C275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75</text:p>
          </table:table-cell>
          <table:table-cell office:value-type="string" calcext:value-type="string">
            <text:p>P21</text:p>
          </table:table-cell>
          <table:table-cell table:style-name="ce22" office:value-type="string" calcext:value-type="string">
            <text:p>T4</text:p>
          </table:table-cell>
          <table:table-cell office:value-type="float" office:value="120" calcext:value-type="float">
            <text:p>120</text:p>
          </table:table-cell>
          <table:table-cell office:value-type="float" office:value="812" calcext:value-type="float">
            <text:p>812</text:p>
          </table:table-cell>
          <table:table-cell table:formula="of:=VLOOKUP([.C276];[$Ткани.A:.F];3;0)" office:value-type="string" office:string-value="красный" calcext:value-type="string">
            <text:p>красный</text:p>
          </table:table-cell>
          <table:table-cell table:formula="of:=VLOOKUP([.C276];[$Ткани.A:.F];5;0)" office:value-type="string" office:string-value="хлопок" calcext:value-type="string">
            <text:p>хлопок</text:p>
          </table:table-cell>
          <table:table-cell table:formula="of:=VLOOKUP([.C276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76</text:p>
          </table:table-cell>
          <table:table-cell office:value-type="string" calcext:value-type="string">
            <text:p>P53</text:p>
          </table:table-cell>
          <table:table-cell table:style-name="ce22" office:value-type="string" calcext:value-type="string">
            <text:p>T13</text:p>
          </table:table-cell>
          <table:table-cell office:value-type="float" office:value="42" calcext:value-type="float">
            <text:p>42</text:p>
          </table:table-cell>
          <table:table-cell office:value-type="float" office:value="812" calcext:value-type="float">
            <text:p>812</text:p>
          </table:table-cell>
          <table:table-cell table:formula="of:=VLOOKUP([.C277];[$Ткани.A:.F];3;0)" office:value-type="string" office:string-value="красный" calcext:value-type="string">
            <text:p>красный</text:p>
          </table:table-cell>
          <table:table-cell table:formula="of:=VLOOKUP([.C277];[$Ткани.A:.F];5;0)" office:value-type="string" office:string-value="хлопок" calcext:value-type="string">
            <text:p>хлопок</text:p>
          </table:table-cell>
          <table:table-cell table:formula="of:=VLOOKUP([.C277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77</text:p>
          </table:table-cell>
          <table:table-cell office:value-type="string" calcext:value-type="string">
            <text:p>P9</text:p>
          </table:table-cell>
          <table:table-cell table:style-name="ce22" office:value-type="string" calcext:value-type="string">
            <text:p>T21</text:p>
          </table:table-cell>
          <table:table-cell office:value-type="float" office:value="88" calcext:value-type="float">
            <text:p>88</text:p>
          </table:table-cell>
          <table:table-cell office:value-type="float" office:value="812" calcext:value-type="float">
            <text:p>812</text:p>
          </table:table-cell>
          <table:table-cell table:formula="of:=VLOOKUP([.C278];[$Ткани.A:.F];3;0)" office:value-type="string" office:string-value="красный" calcext:value-type="string">
            <text:p>красный</text:p>
          </table:table-cell>
          <table:table-cell table:formula="of:=VLOOKUP([.C278];[$Ткани.A:.F];5;0)" office:value-type="string" office:string-value="шерсть" calcext:value-type="string">
            <text:p>шерсть</text:p>
          </table:table-cell>
          <table:table-cell table:formula="of:=VLOOKUP([.C278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78</text:p>
          </table:table-cell>
          <table:table-cell office:value-type="string" calcext:value-type="string">
            <text:p>P11</text:p>
          </table:table-cell>
          <table:table-cell table:style-name="ce22" office:value-type="string" calcext:value-type="string">
            <text:p>T44</text:p>
          </table:table-cell>
          <table:table-cell office:value-type="float" office:value="28" calcext:value-type="float">
            <text:p>28</text:p>
          </table:table-cell>
          <table:table-cell office:value-type="float" office:value="813" calcext:value-type="float">
            <text:p>813</text:p>
          </table:table-cell>
          <table:table-cell table:formula="of:=VLOOKUP([.C279];[$Ткани.A:.F];3;0)" office:value-type="string" office:string-value="коричневый" calcext:value-type="string">
            <text:p>коричневый</text:p>
          </table:table-cell>
          <table:table-cell table:formula="of:=VLOOKUP([.C279];[$Ткани.A:.F];5;0)" office:value-type="string" office:string-value="хлопок" calcext:value-type="string">
            <text:p>хлопок</text:p>
          </table:table-cell>
          <table:table-cell table:formula="of:=VLOOKUP([.C279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79</text:p>
          </table:table-cell>
          <table:table-cell office:value-type="string" calcext:value-type="string">
            <text:p>P40</text:p>
          </table:table-cell>
          <table:table-cell table:style-name="ce22" office:value-type="string" calcext:value-type="string">
            <text:p>T44</text:p>
          </table:table-cell>
          <table:table-cell office:value-type="float" office:value="49" calcext:value-type="float">
            <text:p>49</text:p>
          </table:table-cell>
          <table:table-cell office:value-type="float" office:value="813" calcext:value-type="float">
            <text:p>813</text:p>
          </table:table-cell>
          <table:table-cell table:formula="of:=VLOOKUP([.C280];[$Ткани.A:.F];3;0)" office:value-type="string" office:string-value="коричневый" calcext:value-type="string">
            <text:p>коричневый</text:p>
          </table:table-cell>
          <table:table-cell table:formula="of:=VLOOKUP([.C280];[$Ткани.A:.F];5;0)" office:value-type="string" office:string-value="хлопок" calcext:value-type="string">
            <text:p>хлопок</text:p>
          </table:table-cell>
          <table:table-cell table:formula="of:=VLOOKUP([.C280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80</text:p>
          </table:table-cell>
          <table:table-cell office:value-type="string" calcext:value-type="string">
            <text:p>P45</text:p>
          </table:table-cell>
          <table:table-cell table:style-name="ce22" office:value-type="string" calcext:value-type="string">
            <text:p>T31</text:p>
          </table:table-cell>
          <table:table-cell office:value-type="float" office:value="114" calcext:value-type="float">
            <text:p>114</text:p>
          </table:table-cell>
          <table:table-cell office:value-type="float" office:value="813" calcext:value-type="float">
            <text:p>813</text:p>
          </table:table-cell>
          <table:table-cell table:formula="of:=VLOOKUP([.C281];[$Ткани.A:.F];3;0)" office:value-type="string" office:string-value="желтый" calcext:value-type="string">
            <text:p>желтый</text:p>
          </table:table-cell>
          <table:table-cell table:formula="of:=VLOOKUP([.C281];[$Ткани.A:.F];5;0)" office:value-type="string" office:string-value="лён" calcext:value-type="string">
            <text:p>лён</text:p>
          </table:table-cell>
          <table:table-cell table:formula="of:=VLOOKUP([.C281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81</text:p>
          </table:table-cell>
          <table:table-cell office:value-type="string" calcext:value-type="string">
            <text:p>P17</text:p>
          </table:table-cell>
          <table:table-cell table:style-name="ce22" office:value-type="string" calcext:value-type="string">
            <text:p>T6</text:p>
          </table:table-cell>
          <table:table-cell office:value-type="float" office:value="106" calcext:value-type="float">
            <text:p>106</text:p>
          </table:table-cell>
          <table:table-cell office:value-type="float" office:value="814" calcext:value-type="float">
            <text:p>814</text:p>
          </table:table-cell>
          <table:table-cell table:formula="of:=VLOOKUP([.C282];[$Ткани.A:.F];3;0)" office:value-type="string" office:string-value="черный" calcext:value-type="string">
            <text:p>черный</text:p>
          </table:table-cell>
          <table:table-cell table:formula="of:=VLOOKUP([.C282];[$Ткани.A:.F];5;0)" office:value-type="string" office:string-value="хлопок" calcext:value-type="string">
            <text:p>хлопок</text:p>
          </table:table-cell>
          <table:table-cell table:formula="of:=VLOOKUP([.C282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82</text:p>
          </table:table-cell>
          <table:table-cell office:value-type="string" calcext:value-type="string">
            <text:p>P2</text:p>
          </table:table-cell>
          <table:table-cell table:style-name="ce22" office:value-type="string" calcext:value-type="string">
            <text:p>T24</text:p>
          </table:table-cell>
          <table:table-cell office:value-type="float" office:value="28" calcext:value-type="float">
            <text:p>28</text:p>
          </table:table-cell>
          <table:table-cell office:value-type="float" office:value="814" calcext:value-type="float">
            <text:p>814</text:p>
          </table:table-cell>
          <table:table-cell table:formula="of:=VLOOKUP([.C283];[$Ткани.A:.F];3;0)" office:value-type="string" office:string-value="зеленый" calcext:value-type="string">
            <text:p>зеленый</text:p>
          </table:table-cell>
          <table:table-cell table:formula="of:=VLOOKUP([.C283];[$Ткани.A:.F];5;0)" office:value-type="string" office:string-value="шёлк" calcext:value-type="string">
            <text:p>шёлк</text:p>
          </table:table-cell>
          <table:table-cell table:formula="of:=VLOOKUP([.C283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83</text:p>
          </table:table-cell>
          <table:table-cell office:value-type="string" calcext:value-type="string">
            <text:p>P27</text:p>
          </table:table-cell>
          <table:table-cell table:style-name="ce22" office:value-type="string" calcext:value-type="string">
            <text:p>T12</text:p>
          </table:table-cell>
          <table:table-cell office:value-type="float" office:value="40" calcext:value-type="float">
            <text:p>40</text:p>
          </table:table-cell>
          <table:table-cell office:value-type="float" office:value="814" calcext:value-type="float">
            <text:p>814</text:p>
          </table:table-cell>
          <table:table-cell table:formula="of:=VLOOKUP([.C284];[$Ткани.A:.F];3;0)" office:value-type="string" office:string-value="желтый" calcext:value-type="string">
            <text:p>желтый</text:p>
          </table:table-cell>
          <table:table-cell table:formula="of:=VLOOKUP([.C284];[$Ткани.A:.F];5;0)" office:value-type="string" office:string-value="хлопок" calcext:value-type="string">
            <text:p>хлопок</text:p>
          </table:table-cell>
          <table:table-cell table:formula="of:=VLOOKUP([.C284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84</text:p>
          </table:table-cell>
          <table:table-cell office:value-type="string" calcext:value-type="string">
            <text:p>P54</text:p>
          </table:table-cell>
          <table:table-cell table:style-name="ce22" office:value-type="string" calcext:value-type="string">
            <text:p>T40</text:p>
          </table:table-cell>
          <table:table-cell office:value-type="float" office:value="98" calcext:value-type="float">
            <text:p>98</text:p>
          </table:table-cell>
          <table:table-cell office:value-type="float" office:value="814" calcext:value-type="float">
            <text:p>814</text:p>
          </table:table-cell>
          <table:table-cell table:formula="of:=VLOOKUP([.C285];[$Ткани.A:.F];3;0)" office:value-type="string" office:string-value="синий" calcext:value-type="string">
            <text:p>синий</text:p>
          </table:table-cell>
          <table:table-cell table:formula="of:=VLOOKUP([.C285];[$Ткани.A:.F];5;0)" office:value-type="string" office:string-value="хлопок" calcext:value-type="string">
            <text:p>хлопок</text:p>
          </table:table-cell>
          <table:table-cell table:formula="of:=VLOOKUP([.C285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85</text:p>
          </table:table-cell>
          <table:table-cell office:value-type="string" calcext:value-type="string">
            <text:p>P12</text:p>
          </table:table-cell>
          <table:table-cell table:style-name="ce22" office:value-type="string" calcext:value-type="string">
            <text:p>T19</text:p>
          </table:table-cell>
          <table:table-cell office:value-type="float" office:value="38" calcext:value-type="float">
            <text:p>38</text:p>
          </table:table-cell>
          <table:table-cell office:value-type="float" office:value="815" calcext:value-type="float">
            <text:p>815</text:p>
          </table:table-cell>
          <table:table-cell table:formula="of:=VLOOKUP([.C286];[$Ткани.A:.F];3;0)" office:value-type="string" office:string-value="желтый" calcext:value-type="string">
            <text:p>желтый</text:p>
          </table:table-cell>
          <table:table-cell table:formula="of:=VLOOKUP([.C286];[$Ткани.A:.F];5;0)" office:value-type="string" office:string-value="шерсть" calcext:value-type="string">
            <text:p>шерсть</text:p>
          </table:table-cell>
          <table:table-cell table:formula="of:=VLOOKUP([.C286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86</text:p>
          </table:table-cell>
          <table:table-cell office:value-type="string" calcext:value-type="string">
            <text:p>P46</text:p>
          </table:table-cell>
          <table:table-cell table:style-name="ce22" office:value-type="string" calcext:value-type="string">
            <text:p>T2</text:p>
          </table:table-cell>
          <table:table-cell office:value-type="float" office:value="47" calcext:value-type="float">
            <text:p>47</text:p>
          </table:table-cell>
          <table:table-cell office:value-type="float" office:value="817" calcext:value-type="float">
            <text:p>817</text:p>
          </table:table-cell>
          <table:table-cell table:formula="of:=VLOOKUP([.C287];[$Ткани.A:.F];3;0)" office:value-type="string" office:string-value="желтый" calcext:value-type="string">
            <text:p>желтый</text:p>
          </table:table-cell>
          <table:table-cell table:formula="of:=VLOOKUP([.C287];[$Ткани.A:.F];5;0)" office:value-type="string" office:string-value="шёлк" calcext:value-type="string">
            <text:p>шёлк</text:p>
          </table:table-cell>
          <table:table-cell table:formula="of:=VLOOKUP([.C287];[$Ткани.A:.F];4;0)" office:value-type="float" office:value="240" calcext:value-type="float">
            <text:p>240</text:p>
          </table:table-cell>
          <table:table-cell table:formula="of:=VLOOKUP([.B287];[$Продукция.A:.E];2;0)" office:value-type="string" office:string-value="платье с кокеткой" calcext:value-type="string">
            <text:p>платье с кокеткой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87</text:p>
          </table:table-cell>
          <table:table-cell office:value-type="string" calcext:value-type="string">
            <text:p>P58</text:p>
          </table:table-cell>
          <table:table-cell table:style-name="ce22" office:value-type="string" calcext:value-type="string">
            <text:p>T16</text:p>
          </table:table-cell>
          <table:table-cell office:value-type="float" office:value="105" calcext:value-type="float">
            <text:p>105</text:p>
          </table:table-cell>
          <table:table-cell office:value-type="float" office:value="817" calcext:value-type="float">
            <text:p>817</text:p>
          </table:table-cell>
          <table:table-cell table:formula="of:=VLOOKUP([.C288];[$Ткани.A:.F];3;0)" office:value-type="string" office:string-value="красный" calcext:value-type="string">
            <text:p>красный</text:p>
          </table:table-cell>
          <table:table-cell table:formula="of:=VLOOKUP([.C288];[$Ткани.A:.F];5;0)" office:value-type="string" office:string-value="хлопок" calcext:value-type="string">
            <text:p>хлопок</text:p>
          </table:table-cell>
          <table:table-cell table:formula="of:=VLOOKUP([.C288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88</text:p>
          </table:table-cell>
          <table:table-cell office:value-type="string" calcext:value-type="string">
            <text:p>P59</text:p>
          </table:table-cell>
          <table:table-cell table:style-name="ce22" office:value-type="string" calcext:value-type="string">
            <text:p>T17</text:p>
          </table:table-cell>
          <table:table-cell office:value-type="float" office:value="54" calcext:value-type="float">
            <text:p>54</text:p>
          </table:table-cell>
          <table:table-cell office:value-type="float" office:value="817" calcext:value-type="float">
            <text:p>817</text:p>
          </table:table-cell>
          <table:table-cell table:formula="of:=VLOOKUP([.C289];[$Ткани.A:.F];3;0)" office:value-type="string" office:string-value="зеленый" calcext:value-type="string">
            <text:p>зеленый</text:p>
          </table:table-cell>
          <table:table-cell table:formula="of:=VLOOKUP([.C289];[$Ткани.A:.F];5;0)" office:value-type="string" office:string-value="хлопок" calcext:value-type="string">
            <text:p>хлопок</text:p>
          </table:table-cell>
          <table:table-cell table:formula="of:=VLOOKUP([.C289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89</text:p>
          </table:table-cell>
          <table:table-cell office:value-type="string" calcext:value-type="string">
            <text:p>P6</text:p>
          </table:table-cell>
          <table:table-cell table:style-name="ce22" office:value-type="string" calcext:value-type="string">
            <text:p>T12</text:p>
          </table:table-cell>
          <table:table-cell office:value-type="float" office:value="95" calcext:value-type="float">
            <text:p>95</text:p>
          </table:table-cell>
          <table:table-cell office:value-type="float" office:value="817" calcext:value-type="float">
            <text:p>817</text:p>
          </table:table-cell>
          <table:table-cell table:formula="of:=VLOOKUP([.C290];[$Ткани.A:.F];3;0)" office:value-type="string" office:string-value="желтый" calcext:value-type="string">
            <text:p>желтый</text:p>
          </table:table-cell>
          <table:table-cell table:formula="of:=VLOOKUP([.C290];[$Ткани.A:.F];5;0)" office:value-type="string" office:string-value="хлопок" calcext:value-type="string">
            <text:p>хлопок</text:p>
          </table:table-cell>
          <table:table-cell table:formula="of:=VLOOKUP([.C290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90</text:p>
          </table:table-cell>
          <table:table-cell office:value-type="string" calcext:value-type="string">
            <text:p>P36</text:p>
          </table:table-cell>
          <table:table-cell table:style-name="ce22" office:value-type="string" calcext:value-type="string">
            <text:p>T4</text:p>
          </table:table-cell>
          <table:table-cell office:value-type="float" office:value="43" calcext:value-type="float">
            <text:p>43</text:p>
          </table:table-cell>
          <table:table-cell office:value-type="float" office:value="818" calcext:value-type="float">
            <text:p>818</text:p>
          </table:table-cell>
          <table:table-cell table:formula="of:=VLOOKUP([.C291];[$Ткани.A:.F];3;0)" office:value-type="string" office:string-value="красный" calcext:value-type="string">
            <text:p>красный</text:p>
          </table:table-cell>
          <table:table-cell table:formula="of:=VLOOKUP([.C291];[$Ткани.A:.F];5;0)" office:value-type="string" office:string-value="хлопок" calcext:value-type="string">
            <text:p>хлопок</text:p>
          </table:table-cell>
          <table:table-cell table:formula="of:=VLOOKUP([.C291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91</text:p>
          </table:table-cell>
          <table:table-cell office:value-type="string" calcext:value-type="string">
            <text:p>P56</text:p>
          </table:table-cell>
          <table:table-cell table:style-name="ce22" office:value-type="string" calcext:value-type="string">
            <text:p>T15</text:p>
          </table:table-cell>
          <table:table-cell office:value-type="float" office:value="45" calcext:value-type="float">
            <text:p>45</text:p>
          </table:table-cell>
          <table:table-cell office:value-type="float" office:value="818" calcext:value-type="float">
            <text:p>818</text:p>
          </table:table-cell>
          <table:table-cell table:formula="of:=VLOOKUP([.C292];[$Ткани.A:.F];3;0)" office:value-type="string" office:string-value="черный" calcext:value-type="string">
            <text:p>черный</text:p>
          </table:table-cell>
          <table:table-cell table:formula="of:=VLOOKUP([.C292];[$Ткани.A:.F];5;0)" office:value-type="string" office:string-value="хлопок" calcext:value-type="string">
            <text:p>хлопок</text:p>
          </table:table-cell>
          <table:table-cell table:formula="of:=VLOOKUP([.C292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92</text:p>
          </table:table-cell>
          <table:table-cell office:value-type="string" calcext:value-type="string">
            <text:p>P9</text:p>
          </table:table-cell>
          <table:table-cell table:style-name="ce22" office:value-type="string" calcext:value-type="string">
            <text:p>T7</text:p>
          </table:table-cell>
          <table:table-cell office:value-type="float" office:value="108" calcext:value-type="float">
            <text:p>108</text:p>
          </table:table-cell>
          <table:table-cell office:value-type="float" office:value="819" calcext:value-type="float">
            <text:p>819</text:p>
          </table:table-cell>
          <table:table-cell table:formula="of:=VLOOKUP([.C293];[$Ткани.A:.F];3;0)" office:value-type="string" office:string-value="белый" calcext:value-type="string">
            <text:p>белый</text:p>
          </table:table-cell>
          <table:table-cell table:formula="of:=VLOOKUP([.C293];[$Ткани.A:.F];5;0)" office:value-type="string" office:string-value="хлопок" calcext:value-type="string">
            <text:p>хлопок</text:p>
          </table:table-cell>
          <table:table-cell table:formula="of:=VLOOKUP([.C293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93</text:p>
          </table:table-cell>
          <table:table-cell office:value-type="string" calcext:value-type="string">
            <text:p>P17</text:p>
          </table:table-cell>
          <table:table-cell table:style-name="ce22" office:value-type="string" calcext:value-type="string">
            <text:p>T30</text:p>
          </table:table-cell>
          <table:table-cell office:value-type="float" office:value="68" calcext:value-type="float">
            <text:p>68</text:p>
          </table:table-cell>
          <table:table-cell office:value-type="float" office:value="820" calcext:value-type="float">
            <text:p>820</text:p>
          </table:table-cell>
          <table:table-cell table:formula="of:=VLOOKUP([.C294];[$Ткани.A:.F];3;0)" office:value-type="string" office:string-value="синий" calcext:value-type="string">
            <text:p>синий</text:p>
          </table:table-cell>
          <table:table-cell table:formula="of:=VLOOKUP([.C294];[$Ткани.A:.F];5;0)" office:value-type="string" office:string-value="лён" calcext:value-type="string">
            <text:p>лён</text:p>
          </table:table-cell>
          <table:table-cell table:formula="of:=VLOOKUP([.C294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94</text:p>
          </table:table-cell>
          <table:table-cell office:value-type="string" calcext:value-type="string">
            <text:p>P36</text:p>
          </table:table-cell>
          <table:table-cell table:style-name="ce22" office:value-type="string" calcext:value-type="string">
            <text:p>T32</text:p>
          </table:table-cell>
          <table:table-cell office:value-type="float" office:value="87" calcext:value-type="float">
            <text:p>87</text:p>
          </table:table-cell>
          <table:table-cell office:value-type="float" office:value="820" calcext:value-type="float">
            <text:p>820</text:p>
          </table:table-cell>
          <table:table-cell table:formula="of:=VLOOKUP([.C295];[$Ткани.A:.F];3;0)" office:value-type="string" office:string-value="красный" calcext:value-type="string">
            <text:p>красный</text:p>
          </table:table-cell>
          <table:table-cell table:formula="of:=VLOOKUP([.C295];[$Ткани.A:.F];5;0)" office:value-type="string" office:string-value="лён" calcext:value-type="string">
            <text:p>лён</text:p>
          </table:table-cell>
          <table:table-cell table:formula="of:=VLOOKUP([.C295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95</text:p>
          </table:table-cell>
          <table:table-cell office:value-type="string" calcext:value-type="string">
            <text:p>P13</text:p>
          </table:table-cell>
          <table:table-cell table:style-name="ce22" office:value-type="string" calcext:value-type="string">
            <text:p>T32</text:p>
          </table:table-cell>
          <table:table-cell office:value-type="float" office:value="78" calcext:value-type="float">
            <text:p>78</text:p>
          </table:table-cell>
          <table:table-cell office:value-type="float" office:value="821" calcext:value-type="float">
            <text:p>821</text:p>
          </table:table-cell>
          <table:table-cell table:formula="of:=VLOOKUP([.C296];[$Ткани.A:.F];3;0)" office:value-type="string" office:string-value="красный" calcext:value-type="string">
            <text:p>красный</text:p>
          </table:table-cell>
          <table:table-cell table:formula="of:=VLOOKUP([.C296];[$Ткани.A:.F];5;0)" office:value-type="string" office:string-value="лён" calcext:value-type="string">
            <text:p>лён</text:p>
          </table:table-cell>
          <table:table-cell table:formula="of:=VLOOKUP([.C296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96</text:p>
          </table:table-cell>
          <table:table-cell office:value-type="string" calcext:value-type="string">
            <text:p>P27</text:p>
          </table:table-cell>
          <table:table-cell table:style-name="ce22" office:value-type="string" calcext:value-type="string">
            <text:p>T8</text:p>
          </table:table-cell>
          <table:table-cell office:value-type="float" office:value="60" calcext:value-type="float">
            <text:p>60</text:p>
          </table:table-cell>
          <table:table-cell office:value-type="float" office:value="821" calcext:value-type="float">
            <text:p>821</text:p>
          </table:table-cell>
          <table:table-cell table:formula="of:=VLOOKUP([.C297];[$Ткани.A:.F];3;0)" office:value-type="string" office:string-value="голубой" calcext:value-type="string">
            <text:p>голубой</text:p>
          </table:table-cell>
          <table:table-cell table:formula="of:=VLOOKUP([.C297];[$Ткани.A:.F];5;0)" office:value-type="string" office:string-value="хлопок" calcext:value-type="string">
            <text:p>хлопок</text:p>
          </table:table-cell>
          <table:table-cell table:formula="of:=VLOOKUP([.C297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97</text:p>
          </table:table-cell>
          <table:table-cell office:value-type="string" calcext:value-type="string">
            <text:p>P5</text:p>
          </table:table-cell>
          <table:table-cell table:style-name="ce22" office:value-type="string" calcext:value-type="string">
            <text:p>T15</text:p>
          </table:table-cell>
          <table:table-cell office:value-type="float" office:value="33" calcext:value-type="float">
            <text:p>33</text:p>
          </table:table-cell>
          <table:table-cell office:value-type="float" office:value="822" calcext:value-type="float">
            <text:p>822</text:p>
          </table:table-cell>
          <table:table-cell table:formula="of:=VLOOKUP([.C298];[$Ткани.A:.F];3;0)" office:value-type="string" office:string-value="черный" calcext:value-type="string">
            <text:p>черный</text:p>
          </table:table-cell>
          <table:table-cell table:formula="of:=VLOOKUP([.C298];[$Ткани.A:.F];5;0)" office:value-type="string" office:string-value="хлопок" calcext:value-type="string">
            <text:p>хлопок</text:p>
          </table:table-cell>
          <table:table-cell table:formula="of:=VLOOKUP([.C298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98</text:p>
          </table:table-cell>
          <table:table-cell office:value-type="string" calcext:value-type="string">
            <text:p>P52</text:p>
          </table:table-cell>
          <table:table-cell table:style-name="ce22" office:value-type="string" calcext:value-type="string">
            <text:p>T22</text:p>
          </table:table-cell>
          <table:table-cell office:value-type="float" office:value="109" calcext:value-type="float">
            <text:p>109</text:p>
          </table:table-cell>
          <table:table-cell office:value-type="float" office:value="822" calcext:value-type="float">
            <text:p>822</text:p>
          </table:table-cell>
          <table:table-cell table:formula="of:=VLOOKUP([.C299];[$Ткани.A:.F];3;0)" office:value-type="string" office:string-value="синий" calcext:value-type="string">
            <text:p>синий</text:p>
          </table:table-cell>
          <table:table-cell table:formula="of:=VLOOKUP([.C299];[$Ткани.A:.F];5;0)" office:value-type="string" office:string-value="шёлк" calcext:value-type="string">
            <text:p>шёлк</text:p>
          </table:table-cell>
          <table:table-cell table:formula="of:=VLOOKUP([.C299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299</text:p>
          </table:table-cell>
          <table:table-cell office:value-type="string" calcext:value-type="string">
            <text:p>P46</text:p>
          </table:table-cell>
          <table:table-cell table:style-name="ce22" office:value-type="string" calcext:value-type="string">
            <text:p>T10</text:p>
          </table:table-cell>
          <table:table-cell office:value-type="float" office:value="100" calcext:value-type="float">
            <text:p>100</text:p>
          </table:table-cell>
          <table:table-cell office:value-type="float" office:value="824" calcext:value-type="float">
            <text:p>824</text:p>
          </table:table-cell>
          <table:table-cell table:formula="of:=VLOOKUP([.C300];[$Ткани.A:.F];3;0)" office:value-type="string" office:string-value="белый" calcext:value-type="string">
            <text:p>белый</text:p>
          </table:table-cell>
          <table:table-cell table:formula="of:=VLOOKUP([.C300];[$Ткани.A:.F];5;0)" office:value-type="string" office:string-value="хлопок" calcext:value-type="string">
            <text:p>хлопок</text:p>
          </table:table-cell>
          <table:table-cell table:formula="of:=VLOOKUP([.C300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00</text:p>
          </table:table-cell>
          <table:table-cell office:value-type="string" calcext:value-type="string">
            <text:p>P49</text:p>
          </table:table-cell>
          <table:table-cell table:style-name="ce22" office:value-type="string" calcext:value-type="string">
            <text:p>T3</text:p>
          </table:table-cell>
          <table:table-cell office:value-type="float" office:value="75" calcext:value-type="float">
            <text:p>75</text:p>
          </table:table-cell>
          <table:table-cell office:value-type="float" office:value="824" calcext:value-type="float">
            <text:p>824</text:p>
          </table:table-cell>
          <table:table-cell table:formula="of:=VLOOKUP([.C301];[$Ткани.A:.F];3;0)" office:value-type="string" office:string-value="синий" calcext:value-type="string">
            <text:p>синий</text:p>
          </table:table-cell>
          <table:table-cell table:formula="of:=VLOOKUP([.C301];[$Ткани.A:.F];5;0)" office:value-type="string" office:string-value="шёлк" calcext:value-type="string">
            <text:p>шёлк</text:p>
          </table:table-cell>
          <table:table-cell table:formula="of:=VLOOKUP([.C301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01</text:p>
          </table:table-cell>
          <table:table-cell office:value-type="string" calcext:value-type="string">
            <text:p>P37</text:p>
          </table:table-cell>
          <table:table-cell table:style-name="ce22" office:value-type="string" calcext:value-type="string">
            <text:p>T23</text:p>
          </table:table-cell>
          <table:table-cell office:value-type="float" office:value="83" calcext:value-type="float">
            <text:p>83</text:p>
          </table:table-cell>
          <table:table-cell office:value-type="float" office:value="825" calcext:value-type="float">
            <text:p>825</text:p>
          </table:table-cell>
          <table:table-cell table:formula="of:=VLOOKUP([.C302];[$Ткани.A:.F];3;0)" office:value-type="string" office:string-value="красный" calcext:value-type="string">
            <text:p>красный</text:p>
          </table:table-cell>
          <table:table-cell table:formula="of:=VLOOKUP([.C302];[$Ткани.A:.F];5;0)" office:value-type="string" office:string-value="шёлк" calcext:value-type="string">
            <text:p>шёлк</text:p>
          </table:table-cell>
          <table:table-cell table:formula="of:=VLOOKUP([.C302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02</text:p>
          </table:table-cell>
          <table:table-cell office:value-type="string" calcext:value-type="string">
            <text:p>P40</text:p>
          </table:table-cell>
          <table:table-cell table:style-name="ce22" office:value-type="string" calcext:value-type="string">
            <text:p>T30</text:p>
          </table:table-cell>
          <table:table-cell office:value-type="float" office:value="90" calcext:value-type="float">
            <text:p>90</text:p>
          </table:table-cell>
          <table:table-cell office:value-type="float" office:value="825" calcext:value-type="float">
            <text:p>825</text:p>
          </table:table-cell>
          <table:table-cell table:formula="of:=VLOOKUP([.C303];[$Ткани.A:.F];3;0)" office:value-type="string" office:string-value="синий" calcext:value-type="string">
            <text:p>синий</text:p>
          </table:table-cell>
          <table:table-cell table:formula="of:=VLOOKUP([.C303];[$Ткани.A:.F];5;0)" office:value-type="string" office:string-value="лён" calcext:value-type="string">
            <text:p>лён</text:p>
          </table:table-cell>
          <table:table-cell table:formula="of:=VLOOKUP([.C303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03</text:p>
          </table:table-cell>
          <table:table-cell office:value-type="string" calcext:value-type="string">
            <text:p>P3</text:p>
          </table:table-cell>
          <table:table-cell table:style-name="ce22" office:value-type="string" calcext:value-type="string">
            <text:p>T37</text:p>
          </table:table-cell>
          <table:table-cell office:value-type="float" office:value="52" calcext:value-type="float">
            <text:p>52</text:p>
          </table:table-cell>
          <table:table-cell office:value-type="float" office:value="826" calcext:value-type="float">
            <text:p>826</text:p>
          </table:table-cell>
          <table:table-cell table:formula="of:=VLOOKUP([.C304];[$Ткани.A:.F];3;0)" office:value-type="string" office:string-value="зеленый" calcext:value-type="string">
            <text:p>зеленый</text:p>
          </table:table-cell>
          <table:table-cell table:formula="of:=VLOOKUP([.C304];[$Ткани.A:.F];5;0)" office:value-type="string" office:string-value="хлопок" calcext:value-type="string">
            <text:p>хлопок</text:p>
          </table:table-cell>
          <table:table-cell table:formula="of:=VLOOKUP([.C304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04</text:p>
          </table:table-cell>
          <table:table-cell office:value-type="string" calcext:value-type="string">
            <text:p>P49</text:p>
          </table:table-cell>
          <table:table-cell table:style-name="ce22" office:value-type="string" calcext:value-type="string">
            <text:p>T1</text:p>
          </table:table-cell>
          <table:table-cell office:value-type="float" office:value="46" calcext:value-type="float">
            <text:p>46</text:p>
          </table:table-cell>
          <table:table-cell office:value-type="float" office:value="826" calcext:value-type="float">
            <text:p>826</text:p>
          </table:table-cell>
          <table:table-cell table:formula="of:=VLOOKUP([.C305];[$Ткани.A:.F];3;0)" office:value-type="string" office:string-value="красный" calcext:value-type="string">
            <text:p>красный</text:p>
          </table:table-cell>
          <table:table-cell table:formula="of:=VLOOKUP([.C305];[$Ткани.A:.F];5;0)" office:value-type="string" office:string-value="шёлк" calcext:value-type="string">
            <text:p>шёлк</text:p>
          </table:table-cell>
          <table:table-cell table:formula="of:=VLOOKUP([.C305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05</text:p>
          </table:table-cell>
          <table:table-cell office:value-type="string" calcext:value-type="string">
            <text:p>P44</text:p>
          </table:table-cell>
          <table:table-cell table:style-name="ce22" office:value-type="string" calcext:value-type="string">
            <text:p>T12</text:p>
          </table:table-cell>
          <table:table-cell office:value-type="float" office:value="111" calcext:value-type="float">
            <text:p>111</text:p>
          </table:table-cell>
          <table:table-cell office:value-type="float" office:value="827" calcext:value-type="float">
            <text:p>827</text:p>
          </table:table-cell>
          <table:table-cell table:formula="of:=VLOOKUP([.C306];[$Ткани.A:.F];3;0)" office:value-type="string" office:string-value="желтый" calcext:value-type="string">
            <text:p>желтый</text:p>
          </table:table-cell>
          <table:table-cell table:formula="of:=VLOOKUP([.C306];[$Ткани.A:.F];5;0)" office:value-type="string" office:string-value="хлопок" calcext:value-type="string">
            <text:p>хлопок</text:p>
          </table:table-cell>
          <table:table-cell table:formula="of:=VLOOKUP([.C306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06</text:p>
          </table:table-cell>
          <table:table-cell office:value-type="string" calcext:value-type="string">
            <text:p>P51</text:p>
          </table:table-cell>
          <table:table-cell table:style-name="ce22" office:value-type="string" calcext:value-type="string">
            <text:p>T39</text:p>
          </table:table-cell>
          <table:table-cell office:value-type="float" office:value="11" calcext:value-type="float">
            <text:p>11</text:p>
          </table:table-cell>
          <table:table-cell office:value-type="float" office:value="827" calcext:value-type="float">
            <text:p>827</text:p>
          </table:table-cell>
          <table:table-cell table:formula="of:=VLOOKUP([.C307];[$Ткани.A:.F];3;0)" office:value-type="string" office:string-value="красный" calcext:value-type="string">
            <text:p>красный</text:p>
          </table:table-cell>
          <table:table-cell table:formula="of:=VLOOKUP([.C307];[$Ткани.A:.F];5;0)" office:value-type="string" office:string-value="хлопок" calcext:value-type="string">
            <text:p>хлопок</text:p>
          </table:table-cell>
          <table:table-cell table:formula="of:=VLOOKUP([.C307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07</text:p>
          </table:table-cell>
          <table:table-cell office:value-type="string" calcext:value-type="string">
            <text:p>P50</text:p>
          </table:table-cell>
          <table:table-cell table:style-name="ce22" office:value-type="string" calcext:value-type="string">
            <text:p>T10</text:p>
          </table:table-cell>
          <table:table-cell office:value-type="float" office:value="3" calcext:value-type="float">
            <text:p>3</text:p>
          </table:table-cell>
          <table:table-cell office:value-type="float" office:value="828" calcext:value-type="float">
            <text:p>828</text:p>
          </table:table-cell>
          <table:table-cell table:formula="of:=VLOOKUP([.C308];[$Ткани.A:.F];3;0)" office:value-type="string" office:string-value="белый" calcext:value-type="string">
            <text:p>белый</text:p>
          </table:table-cell>
          <table:table-cell table:formula="of:=VLOOKUP([.C308];[$Ткани.A:.F];5;0)" office:value-type="string" office:string-value="хлопок" calcext:value-type="string">
            <text:p>хлопок</text:p>
          </table:table-cell>
          <table:table-cell table:formula="of:=VLOOKUP([.C308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08</text:p>
          </table:table-cell>
          <table:table-cell office:value-type="string" calcext:value-type="string">
            <text:p>P6</text:p>
          </table:table-cell>
          <table:table-cell table:style-name="ce22" office:value-type="string" calcext:value-type="string">
            <text:p>T38</text:p>
          </table:table-cell>
          <table:table-cell office:value-type="float" office:value="16" calcext:value-type="float">
            <text:p>16</text:p>
          </table:table-cell>
          <table:table-cell office:value-type="float" office:value="828" calcext:value-type="float">
            <text:p>828</text:p>
          </table:table-cell>
          <table:table-cell table:formula="of:=VLOOKUP([.C309];[$Ткани.A:.F];3;0)" office:value-type="string" office:string-value="синий" calcext:value-type="string">
            <text:p>синий</text:p>
          </table:table-cell>
          <table:table-cell table:formula="of:=VLOOKUP([.C309];[$Ткани.A:.F];5;0)" office:value-type="string" office:string-value="хлопок" calcext:value-type="string">
            <text:p>хлопок</text:p>
          </table:table-cell>
          <table:table-cell table:formula="of:=VLOOKUP([.C309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>
          <table:table-cell office:value-type="string" calcext:value-type="string">
            <text:p>A309</text:p>
          </table:table-cell>
          <table:table-cell office:value-type="string" calcext:value-type="string">
            <text:p>P2</text:p>
          </table:table-cell>
          <table:table-cell table:style-name="ce22" office:value-type="string" calcext:value-type="string">
            <text:p>T2</text:p>
          </table:table-cell>
          <table:table-cell office:value-type="float" office:value="102" calcext:value-type="float">
            <text:p>102</text:p>
          </table:table-cell>
          <table:table-cell office:value-type="float" office:value="830" calcext:value-type="float">
            <text:p>830</text:p>
          </table:table-cell>
          <table:table-cell table:formula="of:=VLOOKUP([.C310];[$Ткани.A:.F];3;0)" office:value-type="string" office:string-value="желтый" calcext:value-type="string">
            <text:p>желтый</text:p>
          </table:table-cell>
          <table:table-cell table:formula="of:=VLOOKUP([.C310];[$Ткани.A:.F];5;0)" office:value-type="string" office:string-value="шёлк" calcext:value-type="string">
            <text:p>шёлк</text:p>
          </table:table-cell>
          <table:table-cell table:formula="of:=VLOOKUP([.C310];[$Ткани.A:.F];4;0)" office:value-type="float" office:value="240" calcext:value-type="float">
            <text:p>240</text:p>
          </table:table-cell>
          <table:table-cell table:formula="of:=VLOOKUP([.B310];[$Продукция.A:.E];2;0)" office:value-type="string" office:string-value="юбка с запахом" calcext:value-type="string">
            <text:p>юбка с запахом</text:p>
          </table:table-cell>
          <table:table-cell table:number-columns-repeated="2"/>
          <table:table-cell table:formula="of:=[.D310]*[.E310]" office:value-type="float" office:value="84660" calcext:value-type="float">
            <text:p>84660</text:p>
          </table:table-cell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10</text:p>
          </table:table-cell>
          <table:table-cell office:value-type="string" calcext:value-type="string">
            <text:p>P47</text:p>
          </table:table-cell>
          <table:table-cell table:style-name="ce22" office:value-type="string" calcext:value-type="string">
            <text:p>T37</text:p>
          </table:table-cell>
          <table:table-cell office:value-type="float" office:value="112" calcext:value-type="float">
            <text:p>112</text:p>
          </table:table-cell>
          <table:table-cell office:value-type="float" office:value="830" calcext:value-type="float">
            <text:p>830</text:p>
          </table:table-cell>
          <table:table-cell table:formula="of:=VLOOKUP([.C311];[$Ткани.A:.F];3;0)" office:value-type="string" office:string-value="зеленый" calcext:value-type="string">
            <text:p>зеленый</text:p>
          </table:table-cell>
          <table:table-cell table:formula="of:=VLOOKUP([.C311];[$Ткани.A:.F];5;0)" office:value-type="string" office:string-value="хлопок" calcext:value-type="string">
            <text:p>хлопок</text:p>
          </table:table-cell>
          <table:table-cell table:formula="of:=VLOOKUP([.C311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11</text:p>
          </table:table-cell>
          <table:table-cell office:value-type="string" calcext:value-type="string">
            <text:p>P55</text:p>
          </table:table-cell>
          <table:table-cell table:style-name="ce22" office:value-type="string" calcext:value-type="string">
            <text:p>T17</text:p>
          </table:table-cell>
          <table:table-cell office:value-type="float" office:value="80" calcext:value-type="float">
            <text:p>80</text:p>
          </table:table-cell>
          <table:table-cell office:value-type="float" office:value="830" calcext:value-type="float">
            <text:p>830</text:p>
          </table:table-cell>
          <table:table-cell table:formula="of:=VLOOKUP([.C312];[$Ткани.A:.F];3;0)" office:value-type="string" office:string-value="зеленый" calcext:value-type="string">
            <text:p>зеленый</text:p>
          </table:table-cell>
          <table:table-cell table:formula="of:=VLOOKUP([.C312];[$Ткани.A:.F];5;0)" office:value-type="string" office:string-value="хлопок" calcext:value-type="string">
            <text:p>хлопок</text:p>
          </table:table-cell>
          <table:table-cell table:formula="of:=VLOOKUP([.C312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12</text:p>
          </table:table-cell>
          <table:table-cell office:value-type="string" calcext:value-type="string">
            <text:p>P58</text:p>
          </table:table-cell>
          <table:table-cell table:style-name="ce22" office:value-type="string" calcext:value-type="string">
            <text:p>T28</text:p>
          </table:table-cell>
          <table:table-cell office:value-type="float" office:value="107" calcext:value-type="float">
            <text:p>107</text:p>
          </table:table-cell>
          <table:table-cell office:value-type="float" office:value="832" calcext:value-type="float">
            <text:p>832</text:p>
          </table:table-cell>
          <table:table-cell table:formula="of:=VLOOKUP([.C313];[$Ткани.A:.F];3;0)" office:value-type="string" office:string-value="белый" calcext:value-type="string">
            <text:p>белый</text:p>
          </table:table-cell>
          <table:table-cell table:formula="of:=VLOOKUP([.C313];[$Ткани.A:.F];5;0)" office:value-type="string" office:string-value="лён" calcext:value-type="string">
            <text:p>лён</text:p>
          </table:table-cell>
          <table:table-cell table:formula="of:=VLOOKUP([.C313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13</text:p>
          </table:table-cell>
          <table:table-cell office:value-type="string" calcext:value-type="string">
            <text:p>P11</text:p>
          </table:table-cell>
          <table:table-cell table:style-name="ce22" office:value-type="string" calcext:value-type="string">
            <text:p>T22</text:p>
          </table:table-cell>
          <table:table-cell office:value-type="float" office:value="21" calcext:value-type="float">
            <text:p>21</text:p>
          </table:table-cell>
          <table:table-cell office:value-type="float" office:value="833" calcext:value-type="float">
            <text:p>833</text:p>
          </table:table-cell>
          <table:table-cell table:formula="of:=VLOOKUP([.C314];[$Ткани.A:.F];3;0)" office:value-type="string" office:string-value="синий" calcext:value-type="string">
            <text:p>синий</text:p>
          </table:table-cell>
          <table:table-cell table:formula="of:=VLOOKUP([.C314];[$Ткани.A:.F];5;0)" office:value-type="string" office:string-value="шёлк" calcext:value-type="string">
            <text:p>шёлк</text:p>
          </table:table-cell>
          <table:table-cell table:formula="of:=VLOOKUP([.C314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14</text:p>
          </table:table-cell>
          <table:table-cell office:value-type="string" calcext:value-type="string">
            <text:p>P21</text:p>
          </table:table-cell>
          <table:table-cell table:style-name="ce22" office:value-type="string" calcext:value-type="string">
            <text:p>T20</text:p>
          </table:table-cell>
          <table:table-cell office:value-type="float" office:value="93" calcext:value-type="float">
            <text:p>93</text:p>
          </table:table-cell>
          <table:table-cell office:value-type="float" office:value="833" calcext:value-type="float">
            <text:p>833</text:p>
          </table:table-cell>
          <table:table-cell table:formula="of:=VLOOKUP([.C315];[$Ткани.A:.F];3;0)" office:value-type="string" office:string-value="синий" calcext:value-type="string">
            <text:p>синий</text:p>
          </table:table-cell>
          <table:table-cell table:formula="of:=VLOOKUP([.C315];[$Ткани.A:.F];5;0)" office:value-type="string" office:string-value="шерсть" calcext:value-type="string">
            <text:p>шерсть</text:p>
          </table:table-cell>
          <table:table-cell table:formula="of:=VLOOKUP([.C315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15</text:p>
          </table:table-cell>
          <table:table-cell office:value-type="string" calcext:value-type="string">
            <text:p>P27</text:p>
          </table:table-cell>
          <table:table-cell table:style-name="ce22" office:value-type="string" calcext:value-type="string">
            <text:p>T10</text:p>
          </table:table-cell>
          <table:table-cell office:value-type="float" office:value="112" calcext:value-type="float">
            <text:p>112</text:p>
          </table:table-cell>
          <table:table-cell office:value-type="float" office:value="833" calcext:value-type="float">
            <text:p>833</text:p>
          </table:table-cell>
          <table:table-cell table:formula="of:=VLOOKUP([.C316];[$Ткани.A:.F];3;0)" office:value-type="string" office:string-value="белый" calcext:value-type="string">
            <text:p>белый</text:p>
          </table:table-cell>
          <table:table-cell table:formula="of:=VLOOKUP([.C316];[$Ткани.A:.F];5;0)" office:value-type="string" office:string-value="хлопок" calcext:value-type="string">
            <text:p>хлопок</text:p>
          </table:table-cell>
          <table:table-cell table:formula="of:=VLOOKUP([.C316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16</text:p>
          </table:table-cell>
          <table:table-cell office:value-type="string" calcext:value-type="string">
            <text:p>P36</text:p>
          </table:table-cell>
          <table:table-cell table:style-name="ce22" office:value-type="string" calcext:value-type="string">
            <text:p>T26</text:p>
          </table:table-cell>
          <table:table-cell office:value-type="float" office:value="4" calcext:value-type="float">
            <text:p>4</text:p>
          </table:table-cell>
          <table:table-cell office:value-type="float" office:value="833" calcext:value-type="float">
            <text:p>833</text:p>
          </table:table-cell>
          <table:table-cell table:formula="of:=VLOOKUP([.C317];[$Ткани.A:.F];3;0)" office:value-type="string" office:string-value="красный" calcext:value-type="string">
            <text:p>красный</text:p>
          </table:table-cell>
          <table:table-cell table:formula="of:=VLOOKUP([.C317];[$Ткани.A:.F];5;0)" office:value-type="string" office:string-value="шёлк" calcext:value-type="string">
            <text:p>шёлк</text:p>
          </table:table-cell>
          <table:table-cell table:formula="of:=VLOOKUP([.C317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17</text:p>
          </table:table-cell>
          <table:table-cell office:value-type="string" calcext:value-type="string">
            <text:p>P50</text:p>
          </table:table-cell>
          <table:table-cell table:style-name="ce22" office:value-type="string" calcext:value-type="string">
            <text:p>T20</text:p>
          </table:table-cell>
          <table:table-cell office:value-type="float" office:value="43" calcext:value-type="float">
            <text:p>43</text:p>
          </table:table-cell>
          <table:table-cell office:value-type="float" office:value="833" calcext:value-type="float">
            <text:p>833</text:p>
          </table:table-cell>
          <table:table-cell table:formula="of:=VLOOKUP([.C318];[$Ткани.A:.F];3;0)" office:value-type="string" office:string-value="синий" calcext:value-type="string">
            <text:p>синий</text:p>
          </table:table-cell>
          <table:table-cell table:formula="of:=VLOOKUP([.C318];[$Ткани.A:.F];5;0)" office:value-type="string" office:string-value="шерсть" calcext:value-type="string">
            <text:p>шерсть</text:p>
          </table:table-cell>
          <table:table-cell table:formula="of:=VLOOKUP([.C318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18</text:p>
          </table:table-cell>
          <table:table-cell office:value-type="string" calcext:value-type="string">
            <text:p>P15</text:p>
          </table:table-cell>
          <table:table-cell table:style-name="ce22" office:value-type="string" calcext:value-type="string">
            <text:p>T3</text:p>
          </table:table-cell>
          <table:table-cell office:value-type="float" office:value="113" calcext:value-type="float">
            <text:p>113</text:p>
          </table:table-cell>
          <table:table-cell office:value-type="float" office:value="834" calcext:value-type="float">
            <text:p>834</text:p>
          </table:table-cell>
          <table:table-cell table:formula="of:=VLOOKUP([.C319];[$Ткани.A:.F];3;0)" office:value-type="string" office:string-value="синий" calcext:value-type="string">
            <text:p>синий</text:p>
          </table:table-cell>
          <table:table-cell table:formula="of:=VLOOKUP([.C319];[$Ткани.A:.F];5;0)" office:value-type="string" office:string-value="шёлк" calcext:value-type="string">
            <text:p>шёлк</text:p>
          </table:table-cell>
          <table:table-cell table:formula="of:=VLOOKUP([.C319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19</text:p>
          </table:table-cell>
          <table:table-cell office:value-type="string" calcext:value-type="string">
            <text:p>P27</text:p>
          </table:table-cell>
          <table:table-cell table:style-name="ce22" office:value-type="string" calcext:value-type="string">
            <text:p>T24</text:p>
          </table:table-cell>
          <table:table-cell office:value-type="float" office:value="31" calcext:value-type="float">
            <text:p>31</text:p>
          </table:table-cell>
          <table:table-cell office:value-type="float" office:value="835" calcext:value-type="float">
            <text:p>835</text:p>
          </table:table-cell>
          <table:table-cell table:formula="of:=VLOOKUP([.C320];[$Ткани.A:.F];3;0)" office:value-type="string" office:string-value="зеленый" calcext:value-type="string">
            <text:p>зеленый</text:p>
          </table:table-cell>
          <table:table-cell table:formula="of:=VLOOKUP([.C320];[$Ткани.A:.F];5;0)" office:value-type="string" office:string-value="шёлк" calcext:value-type="string">
            <text:p>шёлк</text:p>
          </table:table-cell>
          <table:table-cell table:formula="of:=VLOOKUP([.C320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20</text:p>
          </table:table-cell>
          <table:table-cell office:value-type="string" calcext:value-type="string">
            <text:p>P31</text:p>
          </table:table-cell>
          <table:table-cell table:style-name="ce22" office:value-type="string" calcext:value-type="string">
            <text:p>T18</text:p>
          </table:table-cell>
          <table:table-cell office:value-type="float" office:value="81" calcext:value-type="float">
            <text:p>81</text:p>
          </table:table-cell>
          <table:table-cell office:value-type="float" office:value="835" calcext:value-type="float">
            <text:p>835</text:p>
          </table:table-cell>
          <table:table-cell table:formula="of:=VLOOKUP([.C321];[$Ткани.A:.F];3;0)" office:value-type="string" office:string-value="белый" calcext:value-type="string">
            <text:p>белый</text:p>
          </table:table-cell>
          <table:table-cell table:formula="of:=VLOOKUP([.C321];[$Ткани.A:.F];5;0)" office:value-type="string" office:string-value="хлопок" calcext:value-type="string">
            <text:p>хлопок</text:p>
          </table:table-cell>
          <table:table-cell table:formula="of:=VLOOKUP([.C321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21</text:p>
          </table:table-cell>
          <table:table-cell office:value-type="string" calcext:value-type="string">
            <text:p>P2</text:p>
          </table:table-cell>
          <table:table-cell table:style-name="ce22" office:value-type="string" calcext:value-type="string">
            <text:p>T6</text:p>
          </table:table-cell>
          <table:table-cell office:value-type="float" office:value="66" calcext:value-type="float">
            <text:p>66</text:p>
          </table:table-cell>
          <table:table-cell office:value-type="float" office:value="836" calcext:value-type="float">
            <text:p>836</text:p>
          </table:table-cell>
          <table:table-cell table:formula="of:=VLOOKUP([.C322];[$Ткани.A:.F];3;0)" office:value-type="string" office:string-value="черный" calcext:value-type="string">
            <text:p>черный</text:p>
          </table:table-cell>
          <table:table-cell table:formula="of:=VLOOKUP([.C322];[$Ткани.A:.F];5;0)" office:value-type="string" office:string-value="хлопок" calcext:value-type="string">
            <text:p>хлопок</text:p>
          </table:table-cell>
          <table:table-cell table:formula="of:=VLOOKUP([.C322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22</text:p>
          </table:table-cell>
          <table:table-cell office:value-type="string" calcext:value-type="string">
            <text:p>P5</text:p>
          </table:table-cell>
          <table:table-cell table:style-name="ce22" office:value-type="string" calcext:value-type="string">
            <text:p>T35</text:p>
          </table:table-cell>
          <table:table-cell office:value-type="float" office:value="78" calcext:value-type="float">
            <text:p>78</text:p>
          </table:table-cell>
          <table:table-cell office:value-type="float" office:value="837" calcext:value-type="float">
            <text:p>837</text:p>
          </table:table-cell>
          <table:table-cell table:formula="of:=VLOOKUP([.C323];[$Ткани.A:.F];3;0)" office:value-type="string" office:string-value="зеленый" calcext:value-type="string">
            <text:p>зеленый</text:p>
          </table:table-cell>
          <table:table-cell table:formula="of:=VLOOKUP([.C323];[$Ткани.A:.F];5;0)" office:value-type="string" office:string-value="шёлк" calcext:value-type="string">
            <text:p>шёлк</text:p>
          </table:table-cell>
          <table:table-cell table:formula="of:=VLOOKUP([.C323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23</text:p>
          </table:table-cell>
          <table:table-cell office:value-type="string" calcext:value-type="string">
            <text:p>P9</text:p>
          </table:table-cell>
          <table:table-cell table:style-name="ce22" office:value-type="string" calcext:value-type="string">
            <text:p>T39</text:p>
          </table:table-cell>
          <table:table-cell office:value-type="float" office:value="29" calcext:value-type="float">
            <text:p>29</text:p>
          </table:table-cell>
          <table:table-cell office:value-type="float" office:value="837" calcext:value-type="float">
            <text:p>837</text:p>
          </table:table-cell>
          <table:table-cell table:formula="of:=VLOOKUP([.C324];[$Ткани.A:.F];3;0)" office:value-type="string" office:string-value="красный" calcext:value-type="string">
            <text:p>красный</text:p>
          </table:table-cell>
          <table:table-cell table:formula="of:=VLOOKUP([.C324];[$Ткани.A:.F];5;0)" office:value-type="string" office:string-value="хлопок" calcext:value-type="string">
            <text:p>хлопок</text:p>
          </table:table-cell>
          <table:table-cell table:formula="of:=VLOOKUP([.C324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24</text:p>
          </table:table-cell>
          <table:table-cell office:value-type="string" calcext:value-type="string">
            <text:p>P11</text:p>
          </table:table-cell>
          <table:table-cell table:style-name="ce22" office:value-type="string" calcext:value-type="string">
            <text:p>T2</text:p>
          </table:table-cell>
          <table:table-cell office:value-type="float" office:value="17" calcext:value-type="float">
            <text:p>17</text:p>
          </table:table-cell>
          <table:table-cell office:value-type="float" office:value="838" calcext:value-type="float">
            <text:p>838</text:p>
          </table:table-cell>
          <table:table-cell table:formula="of:=VLOOKUP([.C325];[$Ткани.A:.F];3;0)" office:value-type="string" office:string-value="желтый" calcext:value-type="string">
            <text:p>желтый</text:p>
          </table:table-cell>
          <table:table-cell table:formula="of:=VLOOKUP([.C325];[$Ткани.A:.F];5;0)" office:value-type="string" office:string-value="шёлк" calcext:value-type="string">
            <text:p>шёлк</text:p>
          </table:table-cell>
          <table:table-cell table:formula="of:=VLOOKUP([.C325];[$Ткани.A:.F];4;0)" office:value-type="float" office:value="240" calcext:value-type="float">
            <text:p>240</text:p>
          </table:table-cell>
          <table:table-cell table:formula="of:=VLOOKUP([.B325];[$Продукция.A:.E];2;0)" office:value-type="string" office:string-value="платье прямое" calcext:value-type="string">
            <text:p>платье прямое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25</text:p>
          </table:table-cell>
          <table:table-cell office:value-type="string" calcext:value-type="string">
            <text:p>P11</text:p>
          </table:table-cell>
          <table:table-cell table:style-name="ce22" office:value-type="string" calcext:value-type="string">
            <text:p>T16</text:p>
          </table:table-cell>
          <table:table-cell office:value-type="float" office:value="90" calcext:value-type="float">
            <text:p>90</text:p>
          </table:table-cell>
          <table:table-cell office:value-type="float" office:value="838" calcext:value-type="float">
            <text:p>838</text:p>
          </table:table-cell>
          <table:table-cell table:formula="of:=VLOOKUP([.C326];[$Ткани.A:.F];3;0)" office:value-type="string" office:string-value="красный" calcext:value-type="string">
            <text:p>красный</text:p>
          </table:table-cell>
          <table:table-cell table:formula="of:=VLOOKUP([.C326];[$Ткани.A:.F];5;0)" office:value-type="string" office:string-value="хлопок" calcext:value-type="string">
            <text:p>хлопок</text:p>
          </table:table-cell>
          <table:table-cell table:formula="of:=VLOOKUP([.C326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26</text:p>
          </table:table-cell>
          <table:table-cell office:value-type="string" calcext:value-type="string">
            <text:p>P49</text:p>
          </table:table-cell>
          <table:table-cell table:style-name="ce22" office:value-type="string" calcext:value-type="string">
            <text:p>T23</text:p>
          </table:table-cell>
          <table:table-cell office:value-type="float" office:value="75" calcext:value-type="float">
            <text:p>75</text:p>
          </table:table-cell>
          <table:table-cell office:value-type="float" office:value="838" calcext:value-type="float">
            <text:p>838</text:p>
          </table:table-cell>
          <table:table-cell table:formula="of:=VLOOKUP([.C327];[$Ткани.A:.F];3;0)" office:value-type="string" office:string-value="красный" calcext:value-type="string">
            <text:p>красный</text:p>
          </table:table-cell>
          <table:table-cell table:formula="of:=VLOOKUP([.C327];[$Ткани.A:.F];5;0)" office:value-type="string" office:string-value="шёлк" calcext:value-type="string">
            <text:p>шёлк</text:p>
          </table:table-cell>
          <table:table-cell table:formula="of:=VLOOKUP([.C327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27</text:p>
          </table:table-cell>
          <table:table-cell office:value-type="string" calcext:value-type="string">
            <text:p>P13</text:p>
          </table:table-cell>
          <table:table-cell table:style-name="ce22" office:value-type="string" calcext:value-type="string">
            <text:p>T42</text:p>
          </table:table-cell>
          <table:table-cell office:value-type="float" office:value="25" calcext:value-type="float">
            <text:p>25</text:p>
          </table:table-cell>
          <table:table-cell office:value-type="float" office:value="839" calcext:value-type="float">
            <text:p>839</text:p>
          </table:table-cell>
          <table:table-cell table:formula="of:=VLOOKUP([.C328];[$Ткани.A:.F];3;0)" office:value-type="string" office:string-value="красный" calcext:value-type="string">
            <text:p>красный</text:p>
          </table:table-cell>
          <table:table-cell table:formula="of:=VLOOKUP([.C328];[$Ткани.A:.F];5;0)" office:value-type="string" office:string-value="хлопок" calcext:value-type="string">
            <text:p>хлопок</text:p>
          </table:table-cell>
          <table:table-cell table:formula="of:=VLOOKUP([.C328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28</text:p>
          </table:table-cell>
          <table:table-cell office:value-type="string" calcext:value-type="string">
            <text:p>P22</text:p>
          </table:table-cell>
          <table:table-cell table:style-name="ce22" office:value-type="string" calcext:value-type="string">
            <text:p>T43</text:p>
          </table:table-cell>
          <table:table-cell office:value-type="float" office:value="41" calcext:value-type="float">
            <text:p>41</text:p>
          </table:table-cell>
          <table:table-cell office:value-type="float" office:value="839" calcext:value-type="float">
            <text:p>839</text:p>
          </table:table-cell>
          <table:table-cell table:formula="of:=VLOOKUP([.C329];[$Ткани.A:.F];3;0)" office:value-type="string" office:string-value="белый" calcext:value-type="string">
            <text:p>белый</text:p>
          </table:table-cell>
          <table:table-cell table:formula="of:=VLOOKUP([.C329];[$Ткани.A:.F];5;0)" office:value-type="string" office:string-value="хлопок" calcext:value-type="string">
            <text:p>хлопок</text:p>
          </table:table-cell>
          <table:table-cell table:formula="of:=VLOOKUP([.C329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29</text:p>
          </table:table-cell>
          <table:table-cell office:value-type="string" calcext:value-type="string">
            <text:p>P11</text:p>
          </table:table-cell>
          <table:table-cell table:style-name="ce22" office:value-type="string" calcext:value-type="string">
            <text:p>T36</text:p>
          </table:table-cell>
          <table:table-cell office:value-type="float" office:value="78" calcext:value-type="float">
            <text:p>78</text:p>
          </table:table-cell>
          <table:table-cell office:value-type="float" office:value="840" calcext:value-type="float">
            <text:p>840</text:p>
          </table:table-cell>
          <table:table-cell table:formula="of:=VLOOKUP([.C330];[$Ткани.A:.F];3;0)" office:value-type="string" office:string-value="желтый" calcext:value-type="string">
            <text:p>желтый</text:p>
          </table:table-cell>
          <table:table-cell table:formula="of:=VLOOKUP([.C330];[$Ткани.A:.F];5;0)" office:value-type="string" office:string-value="хлопок" calcext:value-type="string">
            <text:p>хлопок</text:p>
          </table:table-cell>
          <table:table-cell table:formula="of:=VLOOKUP([.C330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30</text:p>
          </table:table-cell>
          <table:table-cell office:value-type="string" calcext:value-type="string">
            <text:p>P40</text:p>
          </table:table-cell>
          <table:table-cell table:style-name="ce22" office:value-type="string" calcext:value-type="string">
            <text:p>T2</text:p>
          </table:table-cell>
          <table:table-cell office:value-type="float" office:value="6" calcext:value-type="float">
            <text:p>6</text:p>
          </table:table-cell>
          <table:table-cell office:value-type="float" office:value="840" calcext:value-type="float">
            <text:p>840</text:p>
          </table:table-cell>
          <table:table-cell table:formula="of:=VLOOKUP([.C331];[$Ткани.A:.F];3;0)" office:value-type="string" office:string-value="желтый" calcext:value-type="string">
            <text:p>желтый</text:p>
          </table:table-cell>
          <table:table-cell table:formula="of:=VLOOKUP([.C331];[$Ткани.A:.F];5;0)" office:value-type="string" office:string-value="шёлк" calcext:value-type="string">
            <text:p>шёлк</text:p>
          </table:table-cell>
          <table:table-cell table:formula="of:=VLOOKUP([.C331];[$Ткани.A:.F];4;0)" office:value-type="float" office:value="240" calcext:value-type="float">
            <text:p>240</text:p>
          </table:table-cell>
          <table:table-cell table:formula="of:=VLOOKUP([.B331];[$Продукция.A:.E];2;0)" office:value-type="string" office:string-value="платье-халат" calcext:value-type="string">
            <text:p>платье-халат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31</text:p>
          </table:table-cell>
          <table:table-cell office:value-type="string" calcext:value-type="string">
            <text:p>P12</text:p>
          </table:table-cell>
          <table:table-cell table:style-name="ce22" office:value-type="string" calcext:value-type="string">
            <text:p>T29</text:p>
          </table:table-cell>
          <table:table-cell office:value-type="float" office:value="68" calcext:value-type="float">
            <text:p>68</text:p>
          </table:table-cell>
          <table:table-cell office:value-type="float" office:value="841" calcext:value-type="float">
            <text:p>841</text:p>
          </table:table-cell>
          <table:table-cell table:formula="of:=VLOOKUP([.C332];[$Ткани.A:.F];3;0)" office:value-type="string" office:string-value="зеленый" calcext:value-type="string">
            <text:p>зеленый</text:p>
          </table:table-cell>
          <table:table-cell table:formula="of:=VLOOKUP([.C332];[$Ткани.A:.F];5;0)" office:value-type="string" office:string-value="лён" calcext:value-type="string">
            <text:p>лён</text:p>
          </table:table-cell>
          <table:table-cell table:formula="of:=VLOOKUP([.C332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32</text:p>
          </table:table-cell>
          <table:table-cell office:value-type="string" calcext:value-type="string">
            <text:p>P15</text:p>
          </table:table-cell>
          <table:table-cell table:style-name="ce22" office:value-type="string" calcext:value-type="string">
            <text:p>T25</text:p>
          </table:table-cell>
          <table:table-cell office:value-type="float" office:value="62" calcext:value-type="float">
            <text:p>62</text:p>
          </table:table-cell>
          <table:table-cell office:value-type="float" office:value="841" calcext:value-type="float">
            <text:p>841</text:p>
          </table:table-cell>
          <table:table-cell table:formula="of:=VLOOKUP([.C333];[$Ткани.A:.F];3;0)" office:value-type="string" office:string-value="синий" calcext:value-type="string">
            <text:p>синий</text:p>
          </table:table-cell>
          <table:table-cell table:formula="of:=VLOOKUP([.C333];[$Ткани.A:.F];5;0)" office:value-type="string" office:string-value="шёлк" calcext:value-type="string">
            <text:p>шёлк</text:p>
          </table:table-cell>
          <table:table-cell table:formula="of:=VLOOKUP([.C333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33</text:p>
          </table:table-cell>
          <table:table-cell office:value-type="string" calcext:value-type="string">
            <text:p>P17</text:p>
          </table:table-cell>
          <table:table-cell table:style-name="ce22" office:value-type="string" calcext:value-type="string">
            <text:p>T8</text:p>
          </table:table-cell>
          <table:table-cell office:value-type="float" office:value="72" calcext:value-type="float">
            <text:p>72</text:p>
          </table:table-cell>
          <table:table-cell office:value-type="float" office:value="841" calcext:value-type="float">
            <text:p>841</text:p>
          </table:table-cell>
          <table:table-cell table:formula="of:=VLOOKUP([.C334];[$Ткани.A:.F];3;0)" office:value-type="string" office:string-value="голубой" calcext:value-type="string">
            <text:p>голубой</text:p>
          </table:table-cell>
          <table:table-cell table:formula="of:=VLOOKUP([.C334];[$Ткани.A:.F];5;0)" office:value-type="string" office:string-value="хлопок" calcext:value-type="string">
            <text:p>хлопок</text:p>
          </table:table-cell>
          <table:table-cell table:formula="of:=VLOOKUP([.C334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34</text:p>
          </table:table-cell>
          <table:table-cell office:value-type="string" calcext:value-type="string">
            <text:p>P58</text:p>
          </table:table-cell>
          <table:table-cell table:style-name="ce22" office:value-type="string" calcext:value-type="string">
            <text:p>T44</text:p>
          </table:table-cell>
          <table:table-cell office:value-type="float" office:value="70" calcext:value-type="float">
            <text:p>70</text:p>
          </table:table-cell>
          <table:table-cell office:value-type="float" office:value="841" calcext:value-type="float">
            <text:p>841</text:p>
          </table:table-cell>
          <table:table-cell table:formula="of:=VLOOKUP([.C335];[$Ткани.A:.F];3;0)" office:value-type="string" office:string-value="коричневый" calcext:value-type="string">
            <text:p>коричневый</text:p>
          </table:table-cell>
          <table:table-cell table:formula="of:=VLOOKUP([.C335];[$Ткани.A:.F];5;0)" office:value-type="string" office:string-value="хлопок" calcext:value-type="string">
            <text:p>хлопок</text:p>
          </table:table-cell>
          <table:table-cell table:formula="of:=VLOOKUP([.C335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35</text:p>
          </table:table-cell>
          <table:table-cell office:value-type="string" calcext:value-type="string">
            <text:p>P31</text:p>
          </table:table-cell>
          <table:table-cell table:style-name="ce22" office:value-type="string" calcext:value-type="string">
            <text:p>T8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table:formula="of:=VLOOKUP([.C336];[$Ткани.A:.F];3;0)" office:value-type="string" office:string-value="голубой" calcext:value-type="string">
            <text:p>голубой</text:p>
          </table:table-cell>
          <table:table-cell table:formula="of:=VLOOKUP([.C336];[$Ткани.A:.F];5;0)" office:value-type="string" office:string-value="хлопок" calcext:value-type="string">
            <text:p>хлопок</text:p>
          </table:table-cell>
          <table:table-cell table:formula="of:=VLOOKUP([.C336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36</text:p>
          </table:table-cell>
          <table:table-cell office:value-type="string" calcext:value-type="string">
            <text:p>P9</text:p>
          </table:table-cell>
          <table:table-cell table:style-name="ce22" office:value-type="string" calcext:value-type="string">
            <text:p>T25</text:p>
          </table:table-cell>
          <table:table-cell office:value-type="float" office:value="89" calcext:value-type="float">
            <text:p>89</text:p>
          </table:table-cell>
          <table:table-cell office:value-type="float" office:value="842" calcext:value-type="float">
            <text:p>842</text:p>
          </table:table-cell>
          <table:table-cell table:formula="of:=VLOOKUP([.C337];[$Ткани.A:.F];3;0)" office:value-type="string" office:string-value="синий" calcext:value-type="string">
            <text:p>синий</text:p>
          </table:table-cell>
          <table:table-cell table:formula="of:=VLOOKUP([.C337];[$Ткани.A:.F];5;0)" office:value-type="string" office:string-value="шёлк" calcext:value-type="string">
            <text:p>шёлк</text:p>
          </table:table-cell>
          <table:table-cell table:formula="of:=VLOOKUP([.C337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37</text:p>
          </table:table-cell>
          <table:table-cell office:value-type="string" calcext:value-type="string">
            <text:p>P36</text:p>
          </table:table-cell>
          <table:table-cell table:style-name="ce22" office:value-type="string" calcext:value-type="string">
            <text:p>T34</text:p>
          </table:table-cell>
          <table:table-cell office:value-type="float" office:value="106" calcext:value-type="float">
            <text:p>106</text:p>
          </table:table-cell>
          <table:table-cell office:value-type="float" office:value="844" calcext:value-type="float">
            <text:p>844</text:p>
          </table:table-cell>
          <table:table-cell table:formula="of:=VLOOKUP([.C338];[$Ткани.A:.F];3;0)" office:value-type="string" office:string-value="красный" calcext:value-type="string">
            <text:p>красный</text:p>
          </table:table-cell>
          <table:table-cell table:formula="of:=VLOOKUP([.C338];[$Ткани.A:.F];5;0)" office:value-type="string" office:string-value="шёлк" calcext:value-type="string">
            <text:p>шёлк</text:p>
          </table:table-cell>
          <table:table-cell table:formula="of:=VLOOKUP([.C338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38</text:p>
          </table:table-cell>
          <table:table-cell office:value-type="string" calcext:value-type="string">
            <text:p>P22</text:p>
          </table:table-cell>
          <table:table-cell table:style-name="ce22" office:value-type="string" calcext:value-type="string">
            <text:p>T25</text:p>
          </table:table-cell>
          <table:table-cell office:value-type="float" office:value="84" calcext:value-type="float">
            <text:p>84</text:p>
          </table:table-cell>
          <table:table-cell office:value-type="float" office:value="845" calcext:value-type="float">
            <text:p>845</text:p>
          </table:table-cell>
          <table:table-cell table:formula="of:=VLOOKUP([.C339];[$Ткани.A:.F];3;0)" office:value-type="string" office:string-value="синий" calcext:value-type="string">
            <text:p>синий</text:p>
          </table:table-cell>
          <table:table-cell table:formula="of:=VLOOKUP([.C339];[$Ткани.A:.F];5;0)" office:value-type="string" office:string-value="шёлк" calcext:value-type="string">
            <text:p>шёлк</text:p>
          </table:table-cell>
          <table:table-cell table:formula="of:=VLOOKUP([.C339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39</text:p>
          </table:table-cell>
          <table:table-cell office:value-type="string" calcext:value-type="string">
            <text:p>P8</text:p>
          </table:table-cell>
          <table:table-cell table:style-name="ce22" office:value-type="string" calcext:value-type="string">
            <text:p>T12</text:p>
          </table:table-cell>
          <table:table-cell office:value-type="float" office:value="60" calcext:value-type="float">
            <text:p>60</text:p>
          </table:table-cell>
          <table:table-cell office:value-type="float" office:value="845" calcext:value-type="float">
            <text:p>845</text:p>
          </table:table-cell>
          <table:table-cell table:formula="of:=VLOOKUP([.C340];[$Ткани.A:.F];3;0)" office:value-type="string" office:string-value="желтый" calcext:value-type="string">
            <text:p>желтый</text:p>
          </table:table-cell>
          <table:table-cell table:formula="of:=VLOOKUP([.C340];[$Ткани.A:.F];5;0)" office:value-type="string" office:string-value="хлопок" calcext:value-type="string">
            <text:p>хлопок</text:p>
          </table:table-cell>
          <table:table-cell table:formula="of:=VLOOKUP([.C340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40</text:p>
          </table:table-cell>
          <table:table-cell office:value-type="string" calcext:value-type="string">
            <text:p>P1</text:p>
          </table:table-cell>
          <table:table-cell table:style-name="ce22" office:value-type="string" calcext:value-type="string">
            <text:p>T5</text:p>
          </table:table-cell>
          <table:table-cell office:value-type="float" office:value="67" calcext:value-type="float">
            <text:p>67</text:p>
          </table:table-cell>
          <table:table-cell office:value-type="float" office:value="846" calcext:value-type="float">
            <text:p>846</text:p>
          </table:table-cell>
          <table:table-cell table:formula="of:=VLOOKUP([.C341];[$Ткани.A:.F];3;0)" office:value-type="string" office:string-value="синий" calcext:value-type="string">
            <text:p>синий</text:p>
          </table:table-cell>
          <table:table-cell table:formula="of:=VLOOKUP([.C341];[$Ткани.A:.F];5;0)" office:value-type="string" office:string-value="хлопок" calcext:value-type="string">
            <text:p>хлопок</text:p>
          </table:table-cell>
          <table:table-cell table:formula="of:=VLOOKUP([.C341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41</text:p>
          </table:table-cell>
          <table:table-cell office:value-type="string" calcext:value-type="string">
            <text:p>P4</text:p>
          </table:table-cell>
          <table:table-cell table:style-name="ce22" office:value-type="string" calcext:value-type="string">
            <text:p>T24</text:p>
          </table:table-cell>
          <table:table-cell office:value-type="float" office:value="5" calcext:value-type="float">
            <text:p>5</text:p>
          </table:table-cell>
          <table:table-cell office:value-type="float" office:value="846" calcext:value-type="float">
            <text:p>846</text:p>
          </table:table-cell>
          <table:table-cell table:formula="of:=VLOOKUP([.C342];[$Ткани.A:.F];3;0)" office:value-type="string" office:string-value="зеленый" calcext:value-type="string">
            <text:p>зеленый</text:p>
          </table:table-cell>
          <table:table-cell table:formula="of:=VLOOKUP([.C342];[$Ткани.A:.F];5;0)" office:value-type="string" office:string-value="шёлк" calcext:value-type="string">
            <text:p>шёлк</text:p>
          </table:table-cell>
          <table:table-cell table:formula="of:=VLOOKUP([.C342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42</text:p>
          </table:table-cell>
          <table:table-cell office:value-type="string" calcext:value-type="string">
            <text:p>P49</text:p>
          </table:table-cell>
          <table:table-cell table:style-name="ce22" office:value-type="string" calcext:value-type="string">
            <text:p>T9</text:p>
          </table:table-cell>
          <table:table-cell office:value-type="float" office:value="104" calcext:value-type="float">
            <text:p>104</text:p>
          </table:table-cell>
          <table:table-cell office:value-type="float" office:value="846" calcext:value-type="float">
            <text:p>846</text:p>
          </table:table-cell>
          <table:table-cell table:formula="of:=VLOOKUP([.C343];[$Ткани.A:.F];3;0)" office:value-type="string" office:string-value="розовый" calcext:value-type="string">
            <text:p>розовый</text:p>
          </table:table-cell>
          <table:table-cell table:formula="of:=VLOOKUP([.C343];[$Ткани.A:.F];5;0)" office:value-type="string" office:string-value="хлопок" calcext:value-type="string">
            <text:p>хлопок</text:p>
          </table:table-cell>
          <table:table-cell table:formula="of:=VLOOKUP([.C343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43</text:p>
          </table:table-cell>
          <table:table-cell office:value-type="string" calcext:value-type="string">
            <text:p>P7</text:p>
          </table:table-cell>
          <table:table-cell table:style-name="ce22" office:value-type="string" calcext:value-type="string">
            <text:p>T21</text:p>
          </table:table-cell>
          <table:table-cell office:value-type="float" office:value="19" calcext:value-type="float">
            <text:p>19</text:p>
          </table:table-cell>
          <table:table-cell office:value-type="float" office:value="846" calcext:value-type="float">
            <text:p>846</text:p>
          </table:table-cell>
          <table:table-cell table:formula="of:=VLOOKUP([.C344];[$Ткани.A:.F];3;0)" office:value-type="string" office:string-value="красный" calcext:value-type="string">
            <text:p>красный</text:p>
          </table:table-cell>
          <table:table-cell table:formula="of:=VLOOKUP([.C344];[$Ткани.A:.F];5;0)" office:value-type="string" office:string-value="шерсть" calcext:value-type="string">
            <text:p>шерсть</text:p>
          </table:table-cell>
          <table:table-cell table:formula="of:=VLOOKUP([.C344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44</text:p>
          </table:table-cell>
          <table:table-cell office:value-type="string" calcext:value-type="string">
            <text:p>P37</text:p>
          </table:table-cell>
          <table:table-cell table:style-name="ce22" office:value-type="string" calcext:value-type="string">
            <text:p>T39</text:p>
          </table:table-cell>
          <table:table-cell office:value-type="float" office:value="40" calcext:value-type="float">
            <text:p>40</text:p>
          </table:table-cell>
          <table:table-cell office:value-type="float" office:value="847" calcext:value-type="float">
            <text:p>847</text:p>
          </table:table-cell>
          <table:table-cell table:formula="of:=VLOOKUP([.C345];[$Ткани.A:.F];3;0)" office:value-type="string" office:string-value="красный" calcext:value-type="string">
            <text:p>красный</text:p>
          </table:table-cell>
          <table:table-cell table:formula="of:=VLOOKUP([.C345];[$Ткани.A:.F];5;0)" office:value-type="string" office:string-value="хлопок" calcext:value-type="string">
            <text:p>хлопок</text:p>
          </table:table-cell>
          <table:table-cell table:formula="of:=VLOOKUP([.C345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45</text:p>
          </table:table-cell>
          <table:table-cell office:value-type="string" calcext:value-type="string">
            <text:p>P2</text:p>
          </table:table-cell>
          <table:table-cell table:style-name="ce22" office:value-type="string" calcext:value-type="string">
            <text:p>T14</text:p>
          </table:table-cell>
          <table:table-cell office:value-type="float" office:value="77" calcext:value-type="float">
            <text:p>77</text:p>
          </table:table-cell>
          <table:table-cell office:value-type="float" office:value="848" calcext:value-type="float">
            <text:p>848</text:p>
          </table:table-cell>
          <table:table-cell table:formula="of:=VLOOKUP([.C346];[$Ткани.A:.F];3;0)" office:value-type="string" office:string-value="синий" calcext:value-type="string">
            <text:p>синий</text:p>
          </table:table-cell>
          <table:table-cell table:formula="of:=VLOOKUP([.C346];[$Ткани.A:.F];5;0)" office:value-type="string" office:string-value="хлопок" calcext:value-type="string">
            <text:p>хлопок</text:p>
          </table:table-cell>
          <table:table-cell table:formula="of:=VLOOKUP([.C346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46</text:p>
          </table:table-cell>
          <table:table-cell office:value-type="string" calcext:value-type="string">
            <text:p>P37</text:p>
          </table:table-cell>
          <table:table-cell table:style-name="ce22" office:value-type="string" calcext:value-type="string">
            <text:p>T11</text:p>
          </table:table-cell>
          <table:table-cell office:value-type="float" office:value="89" calcext:value-type="float">
            <text:p>89</text:p>
          </table:table-cell>
          <table:table-cell office:value-type="float" office:value="848" calcext:value-type="float">
            <text:p>848</text:p>
          </table:table-cell>
          <table:table-cell table:formula="of:=VLOOKUP([.C347];[$Ткани.A:.F];3;0)" office:value-type="string" office:string-value="красный" calcext:value-type="string">
            <text:p>красный</text:p>
          </table:table-cell>
          <table:table-cell table:formula="of:=VLOOKUP([.C347];[$Ткани.A:.F];5;0)" office:value-type="string" office:string-value="хлопок" calcext:value-type="string">
            <text:p>хлопок</text:p>
          </table:table-cell>
          <table:table-cell table:formula="of:=VLOOKUP([.C347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47</text:p>
          </table:table-cell>
          <table:table-cell office:value-type="string" calcext:value-type="string">
            <text:p>P61</text:p>
          </table:table-cell>
          <table:table-cell table:style-name="ce22" office:value-type="string" calcext:value-type="string">
            <text:p>T14</text:p>
          </table:table-cell>
          <table:table-cell office:value-type="float" office:value="59" calcext:value-type="float">
            <text:p>59</text:p>
          </table:table-cell>
          <table:table-cell office:value-type="float" office:value="848" calcext:value-type="float">
            <text:p>848</text:p>
          </table:table-cell>
          <table:table-cell table:formula="of:=VLOOKUP([.C348];[$Ткани.A:.F];3;0)" office:value-type="string" office:string-value="синий" calcext:value-type="string">
            <text:p>синий</text:p>
          </table:table-cell>
          <table:table-cell table:formula="of:=VLOOKUP([.C348];[$Ткани.A:.F];5;0)" office:value-type="string" office:string-value="хлопок" calcext:value-type="string">
            <text:p>хлопок</text:p>
          </table:table-cell>
          <table:table-cell table:formula="of:=VLOOKUP([.C348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48</text:p>
          </table:table-cell>
          <table:table-cell office:value-type="string" calcext:value-type="string">
            <text:p>P1</text:p>
          </table:table-cell>
          <table:table-cell table:style-name="ce22" office:value-type="string" calcext:value-type="string">
            <text:p>T9</text:p>
          </table:table-cell>
          <table:table-cell office:value-type="float" office:value="59" calcext:value-type="float">
            <text:p>59</text:p>
          </table:table-cell>
          <table:table-cell office:value-type="float" office:value="849" calcext:value-type="float">
            <text:p>849</text:p>
          </table:table-cell>
          <table:table-cell table:formula="of:=VLOOKUP([.C349];[$Ткани.A:.F];3;0)" office:value-type="string" office:string-value="розовый" calcext:value-type="string">
            <text:p>розовый</text:p>
          </table:table-cell>
          <table:table-cell table:formula="of:=VLOOKUP([.C349];[$Ткани.A:.F];5;0)" office:value-type="string" office:string-value="хлопок" calcext:value-type="string">
            <text:p>хлопок</text:p>
          </table:table-cell>
          <table:table-cell table:formula="of:=VLOOKUP([.C349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49</text:p>
          </table:table-cell>
          <table:table-cell office:value-type="string" calcext:value-type="string">
            <text:p>P36</text:p>
          </table:table-cell>
          <table:table-cell table:style-name="ce22" office:value-type="string" calcext:value-type="string">
            <text:p>T20</text:p>
          </table:table-cell>
          <table:table-cell office:value-type="float" office:value="96" calcext:value-type="float">
            <text:p>96</text:p>
          </table:table-cell>
          <table:table-cell office:value-type="float" office:value="849" calcext:value-type="float">
            <text:p>849</text:p>
          </table:table-cell>
          <table:table-cell table:formula="of:=VLOOKUP([.C350];[$Ткани.A:.F];3;0)" office:value-type="string" office:string-value="синий" calcext:value-type="string">
            <text:p>синий</text:p>
          </table:table-cell>
          <table:table-cell table:formula="of:=VLOOKUP([.C350];[$Ткани.A:.F];5;0)" office:value-type="string" office:string-value="шерсть" calcext:value-type="string">
            <text:p>шерсть</text:p>
          </table:table-cell>
          <table:table-cell table:formula="of:=VLOOKUP([.C350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50</text:p>
          </table:table-cell>
          <table:table-cell office:value-type="string" calcext:value-type="string">
            <text:p>P40</text:p>
          </table:table-cell>
          <table:table-cell table:style-name="ce22" office:value-type="string" calcext:value-type="string">
            <text:p>T40</text:p>
          </table:table-cell>
          <table:table-cell office:value-type="float" office:value="46" calcext:value-type="float">
            <text:p>46</text:p>
          </table:table-cell>
          <table:table-cell office:value-type="float" office:value="850" calcext:value-type="float">
            <text:p>850</text:p>
          </table:table-cell>
          <table:table-cell table:formula="of:=VLOOKUP([.C351];[$Ткани.A:.F];3;0)" office:value-type="string" office:string-value="синий" calcext:value-type="string">
            <text:p>синий</text:p>
          </table:table-cell>
          <table:table-cell table:formula="of:=VLOOKUP([.C351];[$Ткани.A:.F];5;0)" office:value-type="string" office:string-value="хлопок" calcext:value-type="string">
            <text:p>хлопок</text:p>
          </table:table-cell>
          <table:table-cell table:formula="of:=VLOOKUP([.C351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51</text:p>
          </table:table-cell>
          <table:table-cell office:value-type="string" calcext:value-type="string">
            <text:p>P6</text:p>
          </table:table-cell>
          <table:table-cell table:style-name="ce22" office:value-type="string" calcext:value-type="string">
            <text:p>T36</text:p>
          </table:table-cell>
          <table:table-cell office:value-type="float" office:value="72" calcext:value-type="float">
            <text:p>72</text:p>
          </table:table-cell>
          <table:table-cell office:value-type="float" office:value="850" calcext:value-type="float">
            <text:p>850</text:p>
          </table:table-cell>
          <table:table-cell table:formula="of:=VLOOKUP([.C352];[$Ткани.A:.F];3;0)" office:value-type="string" office:string-value="желтый" calcext:value-type="string">
            <text:p>желтый</text:p>
          </table:table-cell>
          <table:table-cell table:formula="of:=VLOOKUP([.C352];[$Ткани.A:.F];5;0)" office:value-type="string" office:string-value="хлопок" calcext:value-type="string">
            <text:p>хлопок</text:p>
          </table:table-cell>
          <table:table-cell table:formula="of:=VLOOKUP([.C352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52</text:p>
          </table:table-cell>
          <table:table-cell office:value-type="string" calcext:value-type="string">
            <text:p>P28</text:p>
          </table:table-cell>
          <table:table-cell table:style-name="ce22" office:value-type="string" calcext:value-type="string">
            <text:p>T5</text:p>
          </table:table-cell>
          <table:table-cell office:value-type="float" office:value="45" calcext:value-type="float">
            <text:p>45</text:p>
          </table:table-cell>
          <table:table-cell office:value-type="float" office:value="851" calcext:value-type="float">
            <text:p>851</text:p>
          </table:table-cell>
          <table:table-cell table:formula="of:=VLOOKUP([.C353];[$Ткани.A:.F];3;0)" office:value-type="string" office:string-value="синий" calcext:value-type="string">
            <text:p>синий</text:p>
          </table:table-cell>
          <table:table-cell table:formula="of:=VLOOKUP([.C353];[$Ткани.A:.F];5;0)" office:value-type="string" office:string-value="хлопок" calcext:value-type="string">
            <text:p>хлопок</text:p>
          </table:table-cell>
          <table:table-cell table:formula="of:=VLOOKUP([.C353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53</text:p>
          </table:table-cell>
          <table:table-cell office:value-type="string" calcext:value-type="string">
            <text:p>P33</text:p>
          </table:table-cell>
          <table:table-cell table:style-name="ce22" office:value-type="string" calcext:value-type="string">
            <text:p>T19</text:p>
          </table:table-cell>
          <table:table-cell office:value-type="float" office:value="48" calcext:value-type="float">
            <text:p>48</text:p>
          </table:table-cell>
          <table:table-cell office:value-type="float" office:value="851" calcext:value-type="float">
            <text:p>851</text:p>
          </table:table-cell>
          <table:table-cell table:formula="of:=VLOOKUP([.C354];[$Ткани.A:.F];3;0)" office:value-type="string" office:string-value="желтый" calcext:value-type="string">
            <text:p>желтый</text:p>
          </table:table-cell>
          <table:table-cell table:formula="of:=VLOOKUP([.C354];[$Ткани.A:.F];5;0)" office:value-type="string" office:string-value="шерсть" calcext:value-type="string">
            <text:p>шерсть</text:p>
          </table:table-cell>
          <table:table-cell table:formula="of:=VLOOKUP([.C354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54</text:p>
          </table:table-cell>
          <table:table-cell office:value-type="string" calcext:value-type="string">
            <text:p>P54</text:p>
          </table:table-cell>
          <table:table-cell table:style-name="ce22" office:value-type="string" calcext:value-type="string">
            <text:p>T18</text:p>
          </table:table-cell>
          <table:table-cell office:value-type="float" office:value="70" calcext:value-type="float">
            <text:p>70</text:p>
          </table:table-cell>
          <table:table-cell office:value-type="float" office:value="851" calcext:value-type="float">
            <text:p>851</text:p>
          </table:table-cell>
          <table:table-cell table:formula="of:=VLOOKUP([.C355];[$Ткани.A:.F];3;0)" office:value-type="string" office:string-value="белый" calcext:value-type="string">
            <text:p>белый</text:p>
          </table:table-cell>
          <table:table-cell table:formula="of:=VLOOKUP([.C355];[$Ткани.A:.F];5;0)" office:value-type="string" office:string-value="хлопок" calcext:value-type="string">
            <text:p>хлопок</text:p>
          </table:table-cell>
          <table:table-cell table:formula="of:=VLOOKUP([.C355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55</text:p>
          </table:table-cell>
          <table:table-cell office:value-type="string" calcext:value-type="string">
            <text:p>P12</text:p>
          </table:table-cell>
          <table:table-cell table:style-name="ce22" office:value-type="string" calcext:value-type="string">
            <text:p>T7</text:p>
          </table:table-cell>
          <table:table-cell office:value-type="float" office:value="120" calcext:value-type="float">
            <text:p>120</text:p>
          </table:table-cell>
          <table:table-cell office:value-type="float" office:value="853" calcext:value-type="float">
            <text:p>853</text:p>
          </table:table-cell>
          <table:table-cell table:formula="of:=VLOOKUP([.C356];[$Ткани.A:.F];3;0)" office:value-type="string" office:string-value="белый" calcext:value-type="string">
            <text:p>белый</text:p>
          </table:table-cell>
          <table:table-cell table:formula="of:=VLOOKUP([.C356];[$Ткани.A:.F];5;0)" office:value-type="string" office:string-value="хлопок" calcext:value-type="string">
            <text:p>хлопок</text:p>
          </table:table-cell>
          <table:table-cell table:formula="of:=VLOOKUP([.C356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56</text:p>
          </table:table-cell>
          <table:table-cell office:value-type="string" calcext:value-type="string">
            <text:p>P5</text:p>
          </table:table-cell>
          <table:table-cell table:style-name="ce22" office:value-type="string" calcext:value-type="string">
            <text:p>T33</text:p>
          </table:table-cell>
          <table:table-cell office:value-type="float" office:value="91" calcext:value-type="float">
            <text:p>91</text:p>
          </table:table-cell>
          <table:table-cell office:value-type="float" office:value="853" calcext:value-type="float">
            <text:p>853</text:p>
          </table:table-cell>
          <table:table-cell table:formula="of:=VLOOKUP([.C357];[$Ткани.A:.F];3;0)" office:value-type="string" office:string-value="синий" calcext:value-type="string">
            <text:p>синий</text:p>
          </table:table-cell>
          <table:table-cell table:formula="of:=VLOOKUP([.C357];[$Ткани.A:.F];5;0)" office:value-type="string" office:string-value="шёлк" calcext:value-type="string">
            <text:p>шёлк</text:p>
          </table:table-cell>
          <table:table-cell table:formula="of:=VLOOKUP([.C357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57</text:p>
          </table:table-cell>
          <table:table-cell office:value-type="string" calcext:value-type="string">
            <text:p>P6</text:p>
          </table:table-cell>
          <table:table-cell table:style-name="ce22" office:value-type="string" calcext:value-type="string">
            <text:p>T18</text:p>
          </table:table-cell>
          <table:table-cell office:value-type="float" office:value="100" calcext:value-type="float">
            <text:p>100</text:p>
          </table:table-cell>
          <table:table-cell office:value-type="float" office:value="855" calcext:value-type="float">
            <text:p>855</text:p>
          </table:table-cell>
          <table:table-cell table:formula="of:=VLOOKUP([.C358];[$Ткани.A:.F];3;0)" office:value-type="string" office:string-value="белый" calcext:value-type="string">
            <text:p>белый</text:p>
          </table:table-cell>
          <table:table-cell table:formula="of:=VLOOKUP([.C358];[$Ткани.A:.F];5;0)" office:value-type="string" office:string-value="хлопок" calcext:value-type="string">
            <text:p>хлопок</text:p>
          </table:table-cell>
          <table:table-cell table:formula="of:=VLOOKUP([.C358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58</text:p>
          </table:table-cell>
          <table:table-cell office:value-type="string" calcext:value-type="string">
            <text:p>P27</text:p>
          </table:table-cell>
          <table:table-cell table:style-name="ce22" office:value-type="string" calcext:value-type="string">
            <text:p>T26</text:p>
          </table:table-cell>
          <table:table-cell office:value-type="float" office:value="115" calcext:value-type="float">
            <text:p>115</text:p>
          </table:table-cell>
          <table:table-cell office:value-type="float" office:value="856" calcext:value-type="float">
            <text:p>856</text:p>
          </table:table-cell>
          <table:table-cell table:formula="of:=VLOOKUP([.C359];[$Ткани.A:.F];3;0)" office:value-type="string" office:string-value="красный" calcext:value-type="string">
            <text:p>красный</text:p>
          </table:table-cell>
          <table:table-cell table:formula="of:=VLOOKUP([.C359];[$Ткани.A:.F];5;0)" office:value-type="string" office:string-value="шёлк" calcext:value-type="string">
            <text:p>шёлк</text:p>
          </table:table-cell>
          <table:table-cell table:formula="of:=VLOOKUP([.C359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59</text:p>
          </table:table-cell>
          <table:table-cell office:value-type="string" calcext:value-type="string">
            <text:p>P31</text:p>
          </table:table-cell>
          <table:table-cell table:style-name="ce22" office:value-type="string" calcext:value-type="string">
            <text:p>T44</text:p>
          </table:table-cell>
          <table:table-cell office:value-type="float" office:value="10" calcext:value-type="float">
            <text:p>10</text:p>
          </table:table-cell>
          <table:table-cell office:value-type="float" office:value="856" calcext:value-type="float">
            <text:p>856</text:p>
          </table:table-cell>
          <table:table-cell table:formula="of:=VLOOKUP([.C360];[$Ткани.A:.F];3;0)" office:value-type="string" office:string-value="коричневый" calcext:value-type="string">
            <text:p>коричневый</text:p>
          </table:table-cell>
          <table:table-cell table:formula="of:=VLOOKUP([.C360];[$Ткани.A:.F];5;0)" office:value-type="string" office:string-value="хлопок" calcext:value-type="string">
            <text:p>хлопок</text:p>
          </table:table-cell>
          <table:table-cell table:formula="of:=VLOOKUP([.C360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60</text:p>
          </table:table-cell>
          <table:table-cell office:value-type="string" calcext:value-type="string">
            <text:p>P7</text:p>
          </table:table-cell>
          <table:table-cell table:style-name="ce22" office:value-type="string" calcext:value-type="string">
            <text:p>T41</text:p>
          </table:table-cell>
          <table:table-cell office:value-type="float" office:value="80" calcext:value-type="float">
            <text:p>80</text:p>
          </table:table-cell>
          <table:table-cell office:value-type="float" office:value="856" calcext:value-type="float">
            <text:p>856</text:p>
          </table:table-cell>
          <table:table-cell table:formula="of:=VLOOKUP([.C361];[$Ткани.A:.F];3;0)" office:value-type="string" office:string-value="белый" calcext:value-type="string">
            <text:p>белый</text:p>
          </table:table-cell>
          <table:table-cell table:formula="of:=VLOOKUP([.C361];[$Ткани.A:.F];5;0)" office:value-type="string" office:string-value="хлопок" calcext:value-type="string">
            <text:p>хлопок</text:p>
          </table:table-cell>
          <table:table-cell table:formula="of:=VLOOKUP([.C361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61</text:p>
          </table:table-cell>
          <table:table-cell office:value-type="string" calcext:value-type="string">
            <text:p>P36</text:p>
          </table:table-cell>
          <table:table-cell table:style-name="ce22" office:value-type="string" calcext:value-type="string">
            <text:p>T14</text:p>
          </table:table-cell>
          <table:table-cell office:value-type="float" office:value="96" calcext:value-type="float">
            <text:p>96</text:p>
          </table:table-cell>
          <table:table-cell office:value-type="float" office:value="857" calcext:value-type="float">
            <text:p>857</text:p>
          </table:table-cell>
          <table:table-cell table:formula="of:=VLOOKUP([.C362];[$Ткани.A:.F];3;0)" office:value-type="string" office:string-value="синий" calcext:value-type="string">
            <text:p>синий</text:p>
          </table:table-cell>
          <table:table-cell table:formula="of:=VLOOKUP([.C362];[$Ткани.A:.F];5;0)" office:value-type="string" office:string-value="хлопок" calcext:value-type="string">
            <text:p>хлопок</text:p>
          </table:table-cell>
          <table:table-cell table:formula="of:=VLOOKUP([.C362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62</text:p>
          </table:table-cell>
          <table:table-cell office:value-type="string" calcext:value-type="string">
            <text:p>P39</text:p>
          </table:table-cell>
          <table:table-cell table:style-name="ce22" office:value-type="string" calcext:value-type="string">
            <text:p>T21</text:p>
          </table:table-cell>
          <table:table-cell office:value-type="float" office:value="102" calcext:value-type="float">
            <text:p>102</text:p>
          </table:table-cell>
          <table:table-cell office:value-type="float" office:value="857" calcext:value-type="float">
            <text:p>857</text:p>
          </table:table-cell>
          <table:table-cell table:formula="of:=VLOOKUP([.C363];[$Ткани.A:.F];3;0)" office:value-type="string" office:string-value="красный" calcext:value-type="string">
            <text:p>красный</text:p>
          </table:table-cell>
          <table:table-cell table:formula="of:=VLOOKUP([.C363];[$Ткани.A:.F];5;0)" office:value-type="string" office:string-value="шерсть" calcext:value-type="string">
            <text:p>шерсть</text:p>
          </table:table-cell>
          <table:table-cell table:formula="of:=VLOOKUP([.C363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63</text:p>
          </table:table-cell>
          <table:table-cell office:value-type="string" calcext:value-type="string">
            <text:p>P51</text:p>
          </table:table-cell>
          <table:table-cell table:style-name="ce22" office:value-type="string" calcext:value-type="string">
            <text:p>T3</text:p>
          </table:table-cell>
          <table:table-cell office:value-type="float" office:value="55" calcext:value-type="float">
            <text:p>55</text:p>
          </table:table-cell>
          <table:table-cell office:value-type="float" office:value="857" calcext:value-type="float">
            <text:p>857</text:p>
          </table:table-cell>
          <table:table-cell table:formula="of:=VLOOKUP([.C364];[$Ткани.A:.F];3;0)" office:value-type="string" office:string-value="синий" calcext:value-type="string">
            <text:p>синий</text:p>
          </table:table-cell>
          <table:table-cell table:formula="of:=VLOOKUP([.C364];[$Ткани.A:.F];5;0)" office:value-type="string" office:string-value="шёлк" calcext:value-type="string">
            <text:p>шёлк</text:p>
          </table:table-cell>
          <table:table-cell table:formula="of:=VLOOKUP([.C364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64</text:p>
          </table:table-cell>
          <table:table-cell office:value-type="string" calcext:value-type="string">
            <text:p>P13</text:p>
          </table:table-cell>
          <table:table-cell table:style-name="ce22" office:value-type="string" calcext:value-type="string">
            <text:p>T2</text:p>
          </table:table-cell>
          <table:table-cell office:value-type="float" office:value="3" calcext:value-type="float">
            <text:p>3</text:p>
          </table:table-cell>
          <table:table-cell office:value-type="float" office:value="858" calcext:value-type="float">
            <text:p>858</text:p>
          </table:table-cell>
          <table:table-cell table:formula="of:=VLOOKUP([.C365];[$Ткани.A:.F];3;0)" office:value-type="string" office:string-value="желтый" calcext:value-type="string">
            <text:p>желтый</text:p>
          </table:table-cell>
          <table:table-cell table:formula="of:=VLOOKUP([.C365];[$Ткани.A:.F];5;0)" office:value-type="string" office:string-value="шёлк" calcext:value-type="string">
            <text:p>шёлк</text:p>
          </table:table-cell>
          <table:table-cell table:formula="of:=VLOOKUP([.C365];[$Ткани.A:.F];4;0)" office:value-type="float" office:value="240" calcext:value-type="float">
            <text:p>240</text:p>
          </table:table-cell>
          <table:table-cell table:formula="of:=VLOOKUP([.B365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65</text:p>
          </table:table-cell>
          <table:table-cell office:value-type="string" calcext:value-type="string">
            <text:p>P15</text:p>
          </table:table-cell>
          <table:table-cell table:style-name="ce22" office:value-type="string" calcext:value-type="string">
            <text:p>T9</text:p>
          </table:table-cell>
          <table:table-cell office:value-type="float" office:value="12" calcext:value-type="float">
            <text:p>12</text:p>
          </table:table-cell>
          <table:table-cell office:value-type="float" office:value="858" calcext:value-type="float">
            <text:p>858</text:p>
          </table:table-cell>
          <table:table-cell table:formula="of:=VLOOKUP([.C366];[$Ткани.A:.F];3;0)" office:value-type="string" office:string-value="розовый" calcext:value-type="string">
            <text:p>розовый</text:p>
          </table:table-cell>
          <table:table-cell table:formula="of:=VLOOKUP([.C366];[$Ткани.A:.F];5;0)" office:value-type="string" office:string-value="хлопок" calcext:value-type="string">
            <text:p>хлопок</text:p>
          </table:table-cell>
          <table:table-cell table:formula="of:=VLOOKUP([.C366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66</text:p>
          </table:table-cell>
          <table:table-cell office:value-type="string" calcext:value-type="string">
            <text:p>P17</text:p>
          </table:table-cell>
          <table:table-cell table:style-name="ce22" office:value-type="string" calcext:value-type="string">
            <text:p>T26</text:p>
          </table:table-cell>
          <table:table-cell office:value-type="float" office:value="99" calcext:value-type="float">
            <text:p>99</text:p>
          </table:table-cell>
          <table:table-cell office:value-type="float" office:value="858" calcext:value-type="float">
            <text:p>858</text:p>
          </table:table-cell>
          <table:table-cell table:formula="of:=VLOOKUP([.C367];[$Ткани.A:.F];3;0)" office:value-type="string" office:string-value="красный" calcext:value-type="string">
            <text:p>красный</text:p>
          </table:table-cell>
          <table:table-cell table:formula="of:=VLOOKUP([.C367];[$Ткани.A:.F];5;0)" office:value-type="string" office:string-value="шёлк" calcext:value-type="string">
            <text:p>шёлк</text:p>
          </table:table-cell>
          <table:table-cell table:formula="of:=VLOOKUP([.C367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>
          <table:table-cell office:value-type="string" calcext:value-type="string">
            <text:p>A367</text:p>
          </table:table-cell>
          <table:table-cell office:value-type="string" calcext:value-type="string">
            <text:p>P20</text:p>
          </table:table-cell>
          <table:table-cell table:style-name="ce22" office:value-type="string" calcext:value-type="string">
            <text:p>T27</text:p>
          </table:table-cell>
          <table:table-cell office:value-type="float" office:value="41" calcext:value-type="float">
            <text:p>41</text:p>
          </table:table-cell>
          <table:table-cell office:value-type="float" office:value="858" calcext:value-type="float">
            <text:p>858</text:p>
          </table:table-cell>
          <table:table-cell table:formula="of:=VLOOKUP([.C368];[$Ткани.A:.F];3;0)" office:value-type="string" office:string-value="желтый" calcext:value-type="string">
            <text:p>желтый</text:p>
          </table:table-cell>
          <table:table-cell table:formula="of:=VLOOKUP([.C368];[$Ткани.A:.F];5;0)" office:value-type="string" office:string-value="шёлк" calcext:value-type="string">
            <text:p>шёлк</text:p>
          </table:table-cell>
          <table:table-cell table:formula="of:=VLOOKUP([.C368];[$Ткани.A:.F];4;0)" office:value-type="float" office:value="230" calcext:value-type="float">
            <text:p>230</text:p>
          </table:table-cell>
          <table:table-cell table:formula="of:=VLOOKUP([.B368];[$Продукция.A:.E];2;0)" office:value-type="string" office:string-value="юбка полусолнце" calcext:value-type="string">
            <text:p>юбка полусолнце</text:p>
          </table:table-cell>
          <table:table-cell table:number-columns-repeated="2"/>
          <table:table-cell table:formula="of:=[.D368]*[.E368]" office:value-type="float" office:value="35178" calcext:value-type="float">
            <text:p>35178</text:p>
          </table:table-cell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68</text:p>
          </table:table-cell>
          <table:table-cell office:value-type="string" calcext:value-type="string">
            <text:p>P28</text:p>
          </table:table-cell>
          <table:table-cell table:style-name="ce22" office:value-type="string" calcext:value-type="string">
            <text:p>T11</text:p>
          </table:table-cell>
          <table:table-cell office:value-type="float" office:value="26" calcext:value-type="float">
            <text:p>26</text:p>
          </table:table-cell>
          <table:table-cell office:value-type="float" office:value="858" calcext:value-type="float">
            <text:p>858</text:p>
          </table:table-cell>
          <table:table-cell table:formula="of:=VLOOKUP([.C369];[$Ткани.A:.F];3;0)" office:value-type="string" office:string-value="красный" calcext:value-type="string">
            <text:p>красный</text:p>
          </table:table-cell>
          <table:table-cell table:formula="of:=VLOOKUP([.C369];[$Ткани.A:.F];5;0)" office:value-type="string" office:string-value="хлопок" calcext:value-type="string">
            <text:p>хлопок</text:p>
          </table:table-cell>
          <table:table-cell table:formula="of:=VLOOKUP([.C369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69</text:p>
          </table:table-cell>
          <table:table-cell office:value-type="string" calcext:value-type="string">
            <text:p>P41</text:p>
          </table:table-cell>
          <table:table-cell table:style-name="ce22" office:value-type="string" calcext:value-type="string">
            <text:p>T17</text:p>
          </table:table-cell>
          <table:table-cell office:value-type="float" office:value="105" calcext:value-type="float">
            <text:p>105</text:p>
          </table:table-cell>
          <table:table-cell office:value-type="float" office:value="858" calcext:value-type="float">
            <text:p>858</text:p>
          </table:table-cell>
          <table:table-cell table:formula="of:=VLOOKUP([.C370];[$Ткани.A:.F];3;0)" office:value-type="string" office:string-value="зеленый" calcext:value-type="string">
            <text:p>зеленый</text:p>
          </table:table-cell>
          <table:table-cell table:formula="of:=VLOOKUP([.C370];[$Ткани.A:.F];5;0)" office:value-type="string" office:string-value="хлопок" calcext:value-type="string">
            <text:p>хлопок</text:p>
          </table:table-cell>
          <table:table-cell table:formula="of:=VLOOKUP([.C370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70</text:p>
          </table:table-cell>
          <table:table-cell office:value-type="string" calcext:value-type="string">
            <text:p>P13</text:p>
          </table:table-cell>
          <table:table-cell table:style-name="ce22" office:value-type="string" calcext:value-type="string">
            <text:p>T36</text:p>
          </table:table-cell>
          <table:table-cell office:value-type="float" office:value="95" calcext:value-type="float">
            <text:p>95</text:p>
          </table:table-cell>
          <table:table-cell office:value-type="float" office:value="859" calcext:value-type="float">
            <text:p>859</text:p>
          </table:table-cell>
          <table:table-cell table:formula="of:=VLOOKUP([.C371];[$Ткани.A:.F];3;0)" office:value-type="string" office:string-value="желтый" calcext:value-type="string">
            <text:p>желтый</text:p>
          </table:table-cell>
          <table:table-cell table:formula="of:=VLOOKUP([.C371];[$Ткани.A:.F];5;0)" office:value-type="string" office:string-value="хлопок" calcext:value-type="string">
            <text:p>хлопок</text:p>
          </table:table-cell>
          <table:table-cell table:formula="of:=VLOOKUP([.C371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71</text:p>
          </table:table-cell>
          <table:table-cell office:value-type="string" calcext:value-type="string">
            <text:p>P36</text:p>
          </table:table-cell>
          <table:table-cell table:style-name="ce22" office:value-type="string" calcext:value-type="string">
            <text:p>T42</text:p>
          </table:table-cell>
          <table:table-cell office:value-type="float" office:value="27" calcext:value-type="float">
            <text:p>27</text:p>
          </table:table-cell>
          <table:table-cell office:value-type="float" office:value="861" calcext:value-type="float">
            <text:p>861</text:p>
          </table:table-cell>
          <table:table-cell table:formula="of:=VLOOKUP([.C372];[$Ткани.A:.F];3;0)" office:value-type="string" office:string-value="красный" calcext:value-type="string">
            <text:p>красный</text:p>
          </table:table-cell>
          <table:table-cell table:formula="of:=VLOOKUP([.C372];[$Ткани.A:.F];5;0)" office:value-type="string" office:string-value="хлопок" calcext:value-type="string">
            <text:p>хлопок</text:p>
          </table:table-cell>
          <table:table-cell table:formula="of:=VLOOKUP([.C372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72</text:p>
          </table:table-cell>
          <table:table-cell office:value-type="string" calcext:value-type="string">
            <text:p>P20</text:p>
          </table:table-cell>
          <table:table-cell table:style-name="ce22" office:value-type="string" calcext:value-type="string">
            <text:p>T41</text:p>
          </table:table-cell>
          <table:table-cell office:value-type="float" office:value="28" calcext:value-type="float">
            <text:p>28</text:p>
          </table:table-cell>
          <table:table-cell office:value-type="float" office:value="862" calcext:value-type="float">
            <text:p>862</text:p>
          </table:table-cell>
          <table:table-cell table:formula="of:=VLOOKUP([.C373];[$Ткани.A:.F];3;0)" office:value-type="string" office:string-value="белый" calcext:value-type="string">
            <text:p>белый</text:p>
          </table:table-cell>
          <table:table-cell table:formula="of:=VLOOKUP([.C373];[$Ткани.A:.F];5;0)" office:value-type="string" office:string-value="хлопок" calcext:value-type="string">
            <text:p>хлопок</text:p>
          </table:table-cell>
          <table:table-cell table:formula="of:=VLOOKUP([.C373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73</text:p>
          </table:table-cell>
          <table:table-cell office:value-type="string" calcext:value-type="string">
            <text:p>P37</text:p>
          </table:table-cell>
          <table:table-cell table:style-name="ce22" office:value-type="string" calcext:value-type="string">
            <text:p>T31</text:p>
          </table:table-cell>
          <table:table-cell office:value-type="float" office:value="55" calcext:value-type="float">
            <text:p>55</text:p>
          </table:table-cell>
          <table:table-cell office:value-type="float" office:value="862" calcext:value-type="float">
            <text:p>862</text:p>
          </table:table-cell>
          <table:table-cell table:formula="of:=VLOOKUP([.C374];[$Ткани.A:.F];3;0)" office:value-type="string" office:string-value="желтый" calcext:value-type="string">
            <text:p>желтый</text:p>
          </table:table-cell>
          <table:table-cell table:formula="of:=VLOOKUP([.C374];[$Ткани.A:.F];5;0)" office:value-type="string" office:string-value="лён" calcext:value-type="string">
            <text:p>лён</text:p>
          </table:table-cell>
          <table:table-cell table:formula="of:=VLOOKUP([.C374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74</text:p>
          </table:table-cell>
          <table:table-cell office:value-type="string" calcext:value-type="string">
            <text:p>P31</text:p>
          </table:table-cell>
          <table:table-cell table:style-name="ce22" office:value-type="string" calcext:value-type="string">
            <text:p>T26</text:p>
          </table:table-cell>
          <table:table-cell office:value-type="float" office:value="73" calcext:value-type="float">
            <text:p>73</text:p>
          </table:table-cell>
          <table:table-cell office:value-type="float" office:value="863" calcext:value-type="float">
            <text:p>863</text:p>
          </table:table-cell>
          <table:table-cell table:formula="of:=VLOOKUP([.C375];[$Ткани.A:.F];3;0)" office:value-type="string" office:string-value="красный" calcext:value-type="string">
            <text:p>красный</text:p>
          </table:table-cell>
          <table:table-cell table:formula="of:=VLOOKUP([.C375];[$Ткани.A:.F];5;0)" office:value-type="string" office:string-value="шёлк" calcext:value-type="string">
            <text:p>шёлк</text:p>
          </table:table-cell>
          <table:table-cell table:formula="of:=VLOOKUP([.C375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75</text:p>
          </table:table-cell>
          <table:table-cell office:value-type="string" calcext:value-type="string">
            <text:p>P36</text:p>
          </table:table-cell>
          <table:table-cell table:style-name="ce22" office:value-type="string" calcext:value-type="string">
            <text:p>T38</text:p>
          </table:table-cell>
          <table:table-cell office:value-type="float" office:value="113" calcext:value-type="float">
            <text:p>113</text:p>
          </table:table-cell>
          <table:table-cell office:value-type="float" office:value="864" calcext:value-type="float">
            <text:p>864</text:p>
          </table:table-cell>
          <table:table-cell table:formula="of:=VLOOKUP([.C376];[$Ткани.A:.F];3;0)" office:value-type="string" office:string-value="синий" calcext:value-type="string">
            <text:p>синий</text:p>
          </table:table-cell>
          <table:table-cell table:formula="of:=VLOOKUP([.C376];[$Ткани.A:.F];5;0)" office:value-type="string" office:string-value="хлопок" calcext:value-type="string">
            <text:p>хлопок</text:p>
          </table:table-cell>
          <table:table-cell table:formula="of:=VLOOKUP([.C376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76</text:p>
          </table:table-cell>
          <table:table-cell office:value-type="string" calcext:value-type="string">
            <text:p>P52</text:p>
          </table:table-cell>
          <table:table-cell table:style-name="ce22" office:value-type="string" calcext:value-type="string">
            <text:p>T2</text:p>
          </table:table-cell>
          <table:table-cell office:value-type="float" office:value="65" calcext:value-type="float">
            <text:p>65</text:p>
          </table:table-cell>
          <table:table-cell office:value-type="float" office:value="864" calcext:value-type="float">
            <text:p>864</text:p>
          </table:table-cell>
          <table:table-cell table:formula="of:=VLOOKUP([.C377];[$Ткани.A:.F];3;0)" office:value-type="string" office:string-value="желтый" calcext:value-type="string">
            <text:p>желтый</text:p>
          </table:table-cell>
          <table:table-cell table:formula="of:=VLOOKUP([.C377];[$Ткани.A:.F];5;0)" office:value-type="string" office:string-value="шёлк" calcext:value-type="string">
            <text:p>шёлк</text:p>
          </table:table-cell>
          <table:table-cell table:formula="of:=VLOOKUP([.C377];[$Ткани.A:.F];4;0)" office:value-type="float" office:value="240" calcext:value-type="float">
            <text:p>240</text:p>
          </table:table-cell>
          <table:table-cell table:formula="of:=VLOOKUP([.B377];[$Продукция.A:.E];2;0)" office:value-type="string" office:string-value="брюки клеш" calcext:value-type="string">
            <text:p>брюки клеш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77</text:p>
          </table:table-cell>
          <table:table-cell office:value-type="string" calcext:value-type="string">
            <text:p>P2</text:p>
          </table:table-cell>
          <table:table-cell table:style-name="ce22" office:value-type="string" calcext:value-type="string">
            <text:p>T22</text:p>
          </table:table-cell>
          <table:table-cell office:value-type="float" office:value="76" calcext:value-type="float">
            <text:p>76</text:p>
          </table:table-cell>
          <table:table-cell office:value-type="float" office:value="865" calcext:value-type="float">
            <text:p>865</text:p>
          </table:table-cell>
          <table:table-cell table:formula="of:=VLOOKUP([.C378];[$Ткани.A:.F];3;0)" office:value-type="string" office:string-value="синий" calcext:value-type="string">
            <text:p>синий</text:p>
          </table:table-cell>
          <table:table-cell table:formula="of:=VLOOKUP([.C378];[$Ткани.A:.F];5;0)" office:value-type="string" office:string-value="шёлк" calcext:value-type="string">
            <text:p>шёлк</text:p>
          </table:table-cell>
          <table:table-cell table:formula="of:=VLOOKUP([.C378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78</text:p>
          </table:table-cell>
          <table:table-cell office:value-type="string" calcext:value-type="string">
            <text:p>P20</text:p>
          </table:table-cell>
          <table:table-cell table:style-name="ce22" office:value-type="string" calcext:value-type="string">
            <text:p>T7</text:p>
          </table:table-cell>
          <table:table-cell office:value-type="float" office:value="106" calcext:value-type="float">
            <text:p>106</text:p>
          </table:table-cell>
          <table:table-cell office:value-type="float" office:value="865" calcext:value-type="float">
            <text:p>865</text:p>
          </table:table-cell>
          <table:table-cell table:formula="of:=VLOOKUP([.C379];[$Ткани.A:.F];3;0)" office:value-type="string" office:string-value="белый" calcext:value-type="string">
            <text:p>белый</text:p>
          </table:table-cell>
          <table:table-cell table:formula="of:=VLOOKUP([.C379];[$Ткани.A:.F];5;0)" office:value-type="string" office:string-value="хлопок" calcext:value-type="string">
            <text:p>хлопок</text:p>
          </table:table-cell>
          <table:table-cell table:formula="of:=VLOOKUP([.C379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79</text:p>
          </table:table-cell>
          <table:table-cell office:value-type="string" calcext:value-type="string">
            <text:p>P39</text:p>
          </table:table-cell>
          <table:table-cell table:style-name="ce22" office:value-type="string" calcext:value-type="string">
            <text:p>T25</text:p>
          </table:table-cell>
          <table:table-cell office:value-type="float" office:value="61" calcext:value-type="float">
            <text:p>61</text:p>
          </table:table-cell>
          <table:table-cell office:value-type="float" office:value="865" calcext:value-type="float">
            <text:p>865</text:p>
          </table:table-cell>
          <table:table-cell table:formula="of:=VLOOKUP([.C380];[$Ткани.A:.F];3;0)" office:value-type="string" office:string-value="синий" calcext:value-type="string">
            <text:p>синий</text:p>
          </table:table-cell>
          <table:table-cell table:formula="of:=VLOOKUP([.C380];[$Ткани.A:.F];5;0)" office:value-type="string" office:string-value="шёлк" calcext:value-type="string">
            <text:p>шёлк</text:p>
          </table:table-cell>
          <table:table-cell table:formula="of:=VLOOKUP([.C380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80</text:p>
          </table:table-cell>
          <table:table-cell office:value-type="string" calcext:value-type="string">
            <text:p>P8</text:p>
          </table:table-cell>
          <table:table-cell table:style-name="ce22" office:value-type="string" calcext:value-type="string">
            <text:p>T26</text:p>
          </table:table-cell>
          <table:table-cell office:value-type="float" office:value="6" calcext:value-type="float">
            <text:p>6</text:p>
          </table:table-cell>
          <table:table-cell office:value-type="float" office:value="865" calcext:value-type="float">
            <text:p>865</text:p>
          </table:table-cell>
          <table:table-cell table:formula="of:=VLOOKUP([.C381];[$Ткани.A:.F];3;0)" office:value-type="string" office:string-value="красный" calcext:value-type="string">
            <text:p>красный</text:p>
          </table:table-cell>
          <table:table-cell table:formula="of:=VLOOKUP([.C381];[$Ткани.A:.F];5;0)" office:value-type="string" office:string-value="шёлк" calcext:value-type="string">
            <text:p>шёлк</text:p>
          </table:table-cell>
          <table:table-cell table:formula="of:=VLOOKUP([.C381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81</text:p>
          </table:table-cell>
          <table:table-cell office:value-type="string" calcext:value-type="string">
            <text:p>P2</text:p>
          </table:table-cell>
          <table:table-cell table:style-name="ce22" office:value-type="string" calcext:value-type="string">
            <text:p>T26</text:p>
          </table:table-cell>
          <table:table-cell office:value-type="float" office:value="86" calcext:value-type="float">
            <text:p>86</text:p>
          </table:table-cell>
          <table:table-cell office:value-type="float" office:value="866" calcext:value-type="float">
            <text:p>866</text:p>
          </table:table-cell>
          <table:table-cell table:formula="of:=VLOOKUP([.C382];[$Ткани.A:.F];3;0)" office:value-type="string" office:string-value="красный" calcext:value-type="string">
            <text:p>красный</text:p>
          </table:table-cell>
          <table:table-cell table:formula="of:=VLOOKUP([.C382];[$Ткани.A:.F];5;0)" office:value-type="string" office:string-value="шёлк" calcext:value-type="string">
            <text:p>шёлк</text:p>
          </table:table-cell>
          <table:table-cell table:formula="of:=VLOOKUP([.C382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82</text:p>
          </table:table-cell>
          <table:table-cell office:value-type="string" calcext:value-type="string">
            <text:p>P22</text:p>
          </table:table-cell>
          <table:table-cell table:style-name="ce22" office:value-type="string" calcext:value-type="string">
            <text:p>T9</text:p>
          </table:table-cell>
          <table:table-cell office:value-type="float" office:value="98" calcext:value-type="float">
            <text:p>98</text:p>
          </table:table-cell>
          <table:table-cell office:value-type="float" office:value="866" calcext:value-type="float">
            <text:p>866</text:p>
          </table:table-cell>
          <table:table-cell table:formula="of:=VLOOKUP([.C383];[$Ткани.A:.F];3;0)" office:value-type="string" office:string-value="розовый" calcext:value-type="string">
            <text:p>розовый</text:p>
          </table:table-cell>
          <table:table-cell table:formula="of:=VLOOKUP([.C383];[$Ткани.A:.F];5;0)" office:value-type="string" office:string-value="хлопок" calcext:value-type="string">
            <text:p>хлопок</text:p>
          </table:table-cell>
          <table:table-cell table:formula="of:=VLOOKUP([.C383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83</text:p>
          </table:table-cell>
          <table:table-cell office:value-type="string" calcext:value-type="string">
            <text:p>P39</text:p>
          </table:table-cell>
          <table:table-cell table:style-name="ce22" office:value-type="string" calcext:value-type="string">
            <text:p>T7</text:p>
          </table:table-cell>
          <table:table-cell office:value-type="float" office:value="20" calcext:value-type="float">
            <text:p>20</text:p>
          </table:table-cell>
          <table:table-cell office:value-type="float" office:value="866" calcext:value-type="float">
            <text:p>866</text:p>
          </table:table-cell>
          <table:table-cell table:formula="of:=VLOOKUP([.C384];[$Ткани.A:.F];3;0)" office:value-type="string" office:string-value="белый" calcext:value-type="string">
            <text:p>белый</text:p>
          </table:table-cell>
          <table:table-cell table:formula="of:=VLOOKUP([.C384];[$Ткани.A:.F];5;0)" office:value-type="string" office:string-value="хлопок" calcext:value-type="string">
            <text:p>хлопок</text:p>
          </table:table-cell>
          <table:table-cell table:formula="of:=VLOOKUP([.C384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84</text:p>
          </table:table-cell>
          <table:table-cell office:value-type="string" calcext:value-type="string">
            <text:p>P44</text:p>
          </table:table-cell>
          <table:table-cell table:style-name="ce22" office:value-type="string" calcext:value-type="string">
            <text:p>T18</text:p>
          </table:table-cell>
          <table:table-cell office:value-type="float" office:value="54" calcext:value-type="float">
            <text:p>54</text:p>
          </table:table-cell>
          <table:table-cell office:value-type="float" office:value="867" calcext:value-type="float">
            <text:p>867</text:p>
          </table:table-cell>
          <table:table-cell table:formula="of:=VLOOKUP([.C385];[$Ткани.A:.F];3;0)" office:value-type="string" office:string-value="белый" calcext:value-type="string">
            <text:p>белый</text:p>
          </table:table-cell>
          <table:table-cell table:formula="of:=VLOOKUP([.C385];[$Ткани.A:.F];5;0)" office:value-type="string" office:string-value="хлопок" calcext:value-type="string">
            <text:p>хлопок</text:p>
          </table:table-cell>
          <table:table-cell table:formula="of:=VLOOKUP([.C385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85</text:p>
          </table:table-cell>
          <table:table-cell office:value-type="string" calcext:value-type="string">
            <text:p>P13</text:p>
          </table:table-cell>
          <table:table-cell table:style-name="ce22" office:value-type="string" calcext:value-type="string">
            <text:p>T6</text:p>
          </table:table-cell>
          <table:table-cell office:value-type="float" office:value="36" calcext:value-type="float">
            <text:p>36</text:p>
          </table:table-cell>
          <table:table-cell office:value-type="float" office:value="868" calcext:value-type="float">
            <text:p>868</text:p>
          </table:table-cell>
          <table:table-cell table:formula="of:=VLOOKUP([.C386];[$Ткани.A:.F];3;0)" office:value-type="string" office:string-value="черный" calcext:value-type="string">
            <text:p>черный</text:p>
          </table:table-cell>
          <table:table-cell table:formula="of:=VLOOKUP([.C386];[$Ткани.A:.F];5;0)" office:value-type="string" office:string-value="хлопок" calcext:value-type="string">
            <text:p>хлопок</text:p>
          </table:table-cell>
          <table:table-cell table:formula="of:=VLOOKUP([.C386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86</text:p>
          </table:table-cell>
          <table:table-cell office:value-type="string" calcext:value-type="string">
            <text:p>P15</text:p>
          </table:table-cell>
          <table:table-cell table:style-name="ce22" office:value-type="string" calcext:value-type="string">
            <text:p>T13</text:p>
          </table:table-cell>
          <table:table-cell office:value-type="float" office:value="88" calcext:value-type="float">
            <text:p>88</text:p>
          </table:table-cell>
          <table:table-cell office:value-type="float" office:value="868" calcext:value-type="float">
            <text:p>868</text:p>
          </table:table-cell>
          <table:table-cell table:formula="of:=VLOOKUP([.C387];[$Ткани.A:.F];3;0)" office:value-type="string" office:string-value="красный" calcext:value-type="string">
            <text:p>красный</text:p>
          </table:table-cell>
          <table:table-cell table:formula="of:=VLOOKUP([.C387];[$Ткани.A:.F];5;0)" office:value-type="string" office:string-value="хлопок" calcext:value-type="string">
            <text:p>хлопок</text:p>
          </table:table-cell>
          <table:table-cell table:formula="of:=VLOOKUP([.C387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87</text:p>
          </table:table-cell>
          <table:table-cell office:value-type="string" calcext:value-type="string">
            <text:p>P4</text:p>
          </table:table-cell>
          <table:table-cell table:style-name="ce22" office:value-type="string" calcext:value-type="string">
            <text:p>T12</text:p>
          </table:table-cell>
          <table:table-cell office:value-type="float" office:value="87" calcext:value-type="float">
            <text:p>87</text:p>
          </table:table-cell>
          <table:table-cell office:value-type="float" office:value="868" calcext:value-type="float">
            <text:p>868</text:p>
          </table:table-cell>
          <table:table-cell table:formula="of:=VLOOKUP([.C388];[$Ткани.A:.F];3;0)" office:value-type="string" office:string-value="желтый" calcext:value-type="string">
            <text:p>желтый</text:p>
          </table:table-cell>
          <table:table-cell table:formula="of:=VLOOKUP([.C388];[$Ткани.A:.F];5;0)" office:value-type="string" office:string-value="хлопок" calcext:value-type="string">
            <text:p>хлопок</text:p>
          </table:table-cell>
          <table:table-cell table:formula="of:=VLOOKUP([.C388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88</text:p>
          </table:table-cell>
          <table:table-cell office:value-type="string" calcext:value-type="string">
            <text:p>P5</text:p>
          </table:table-cell>
          <table:table-cell table:style-name="ce22" office:value-type="string" calcext:value-type="string">
            <text:p>T43</text:p>
          </table:table-cell>
          <table:table-cell office:value-type="float" office:value="21" calcext:value-type="float">
            <text:p>21</text:p>
          </table:table-cell>
          <table:table-cell office:value-type="float" office:value="868" calcext:value-type="float">
            <text:p>868</text:p>
          </table:table-cell>
          <table:table-cell table:formula="of:=VLOOKUP([.C389];[$Ткани.A:.F];3;0)" office:value-type="string" office:string-value="белый" calcext:value-type="string">
            <text:p>белый</text:p>
          </table:table-cell>
          <table:table-cell table:formula="of:=VLOOKUP([.C389];[$Ткани.A:.F];5;0)" office:value-type="string" office:string-value="хлопок" calcext:value-type="string">
            <text:p>хлопок</text:p>
          </table:table-cell>
          <table:table-cell table:formula="of:=VLOOKUP([.C389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89</text:p>
          </table:table-cell>
          <table:table-cell office:value-type="string" calcext:value-type="string">
            <text:p>P17</text:p>
          </table:table-cell>
          <table:table-cell table:style-name="ce22" office:value-type="string" calcext:value-type="string">
            <text:p>T34</text:p>
          </table:table-cell>
          <table:table-cell office:value-type="float" office:value="58" calcext:value-type="float">
            <text:p>58</text:p>
          </table:table-cell>
          <table:table-cell office:value-type="float" office:value="869" calcext:value-type="float">
            <text:p>869</text:p>
          </table:table-cell>
          <table:table-cell table:formula="of:=VLOOKUP([.C390];[$Ткани.A:.F];3;0)" office:value-type="string" office:string-value="красный" calcext:value-type="string">
            <text:p>красный</text:p>
          </table:table-cell>
          <table:table-cell table:formula="of:=VLOOKUP([.C390];[$Ткани.A:.F];5;0)" office:value-type="string" office:string-value="шёлк" calcext:value-type="string">
            <text:p>шёлк</text:p>
          </table:table-cell>
          <table:table-cell table:formula="of:=VLOOKUP([.C390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90</text:p>
          </table:table-cell>
          <table:table-cell office:value-type="string" calcext:value-type="string">
            <text:p>P20</text:p>
          </table:table-cell>
          <table:table-cell table:style-name="ce22" office:value-type="string" calcext:value-type="string">
            <text:p>T11</text:p>
          </table:table-cell>
          <table:table-cell office:value-type="float" office:value="69" calcext:value-type="float">
            <text:p>69</text:p>
          </table:table-cell>
          <table:table-cell office:value-type="float" office:value="869" calcext:value-type="float">
            <text:p>869</text:p>
          </table:table-cell>
          <table:table-cell table:formula="of:=VLOOKUP([.C391];[$Ткани.A:.F];3;0)" office:value-type="string" office:string-value="красный" calcext:value-type="string">
            <text:p>красный</text:p>
          </table:table-cell>
          <table:table-cell table:formula="of:=VLOOKUP([.C391];[$Ткани.A:.F];5;0)" office:value-type="string" office:string-value="хлопок" calcext:value-type="string">
            <text:p>хлопок</text:p>
          </table:table-cell>
          <table:table-cell table:formula="of:=VLOOKUP([.C391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91</text:p>
          </table:table-cell>
          <table:table-cell office:value-type="string" calcext:value-type="string">
            <text:p>P5</text:p>
          </table:table-cell>
          <table:table-cell table:style-name="ce22" office:value-type="string" calcext:value-type="string">
            <text:p>T13</text:p>
          </table:table-cell>
          <table:table-cell office:value-type="float" office:value="62" calcext:value-type="float">
            <text:p>62</text:p>
          </table:table-cell>
          <table:table-cell office:value-type="float" office:value="869" calcext:value-type="float">
            <text:p>869</text:p>
          </table:table-cell>
          <table:table-cell table:formula="of:=VLOOKUP([.C392];[$Ткани.A:.F];3;0)" office:value-type="string" office:string-value="красный" calcext:value-type="string">
            <text:p>красный</text:p>
          </table:table-cell>
          <table:table-cell table:formula="of:=VLOOKUP([.C392];[$Ткани.A:.F];5;0)" office:value-type="string" office:string-value="хлопок" calcext:value-type="string">
            <text:p>хлопок</text:p>
          </table:table-cell>
          <table:table-cell table:formula="of:=VLOOKUP([.C392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92</text:p>
          </table:table-cell>
          <table:table-cell office:value-type="string" calcext:value-type="string">
            <text:p>P52</text:p>
          </table:table-cell>
          <table:table-cell table:style-name="ce22" office:value-type="string" calcext:value-type="string">
            <text:p>T28</text:p>
          </table:table-cell>
          <table:table-cell office:value-type="float" office:value="75" calcext:value-type="float">
            <text:p>75</text:p>
          </table:table-cell>
          <table:table-cell office:value-type="float" office:value="869" calcext:value-type="float">
            <text:p>869</text:p>
          </table:table-cell>
          <table:table-cell table:formula="of:=VLOOKUP([.C393];[$Ткани.A:.F];3;0)" office:value-type="string" office:string-value="белый" calcext:value-type="string">
            <text:p>белый</text:p>
          </table:table-cell>
          <table:table-cell table:formula="of:=VLOOKUP([.C393];[$Ткани.A:.F];5;0)" office:value-type="string" office:string-value="лён" calcext:value-type="string">
            <text:p>лён</text:p>
          </table:table-cell>
          <table:table-cell table:formula="of:=VLOOKUP([.C393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93</text:p>
          </table:table-cell>
          <table:table-cell office:value-type="string" calcext:value-type="string">
            <text:p>P1</text:p>
          </table:table-cell>
          <table:table-cell table:style-name="ce22" office:value-type="string" calcext:value-type="string">
            <text:p>T41</text:p>
          </table:table-cell>
          <table:table-cell office:value-type="float" office:value="43" calcext:value-type="float">
            <text:p>43</text:p>
          </table:table-cell>
          <table:table-cell office:value-type="float" office:value="870" calcext:value-type="float">
            <text:p>870</text:p>
          </table:table-cell>
          <table:table-cell table:formula="of:=VLOOKUP([.C394];[$Ткани.A:.F];3;0)" office:value-type="string" office:string-value="белый" calcext:value-type="string">
            <text:p>белый</text:p>
          </table:table-cell>
          <table:table-cell table:formula="of:=VLOOKUP([.C394];[$Ткани.A:.F];5;0)" office:value-type="string" office:string-value="хлопок" calcext:value-type="string">
            <text:p>хлопок</text:p>
          </table:table-cell>
          <table:table-cell table:formula="of:=VLOOKUP([.C394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94</text:p>
          </table:table-cell>
          <table:table-cell office:value-type="string" calcext:value-type="string">
            <text:p>P11</text:p>
          </table:table-cell>
          <table:table-cell table:style-name="ce22" office:value-type="string" calcext:value-type="string">
            <text:p>T40</text:p>
          </table:table-cell>
          <table:table-cell office:value-type="float" office:value="103" calcext:value-type="float">
            <text:p>103</text:p>
          </table:table-cell>
          <table:table-cell office:value-type="float" office:value="871" calcext:value-type="float">
            <text:p>871</text:p>
          </table:table-cell>
          <table:table-cell table:formula="of:=VLOOKUP([.C395];[$Ткани.A:.F];3;0)" office:value-type="string" office:string-value="синий" calcext:value-type="string">
            <text:p>синий</text:p>
          </table:table-cell>
          <table:table-cell table:formula="of:=VLOOKUP([.C395];[$Ткани.A:.F];5;0)" office:value-type="string" office:string-value="хлопок" calcext:value-type="string">
            <text:p>хлопок</text:p>
          </table:table-cell>
          <table:table-cell table:formula="of:=VLOOKUP([.C395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95</text:p>
          </table:table-cell>
          <table:table-cell office:value-type="string" calcext:value-type="string">
            <text:p>P22</text:p>
          </table:table-cell>
          <table:table-cell table:style-name="ce22" office:value-type="string" calcext:value-type="string">
            <text:p>T13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table:formula="of:=VLOOKUP([.C396];[$Ткани.A:.F];3;0)" office:value-type="string" office:string-value="красный" calcext:value-type="string">
            <text:p>красный</text:p>
          </table:table-cell>
          <table:table-cell table:formula="of:=VLOOKUP([.C396];[$Ткани.A:.F];5;0)" office:value-type="string" office:string-value="хлопок" calcext:value-type="string">
            <text:p>хлопок</text:p>
          </table:table-cell>
          <table:table-cell table:formula="of:=VLOOKUP([.C396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96</text:p>
          </table:table-cell>
          <table:table-cell office:value-type="string" calcext:value-type="string">
            <text:p>P44</text:p>
          </table:table-cell>
          <table:table-cell table:style-name="ce22" office:value-type="string" calcext:value-type="string">
            <text:p>T4</text:p>
          </table:table-cell>
          <table:table-cell office:value-type="float" office:value="81" calcext:value-type="float">
            <text:p>81</text:p>
          </table:table-cell>
          <table:table-cell office:value-type="float" office:value="872" calcext:value-type="float">
            <text:p>872</text:p>
          </table:table-cell>
          <table:table-cell table:formula="of:=VLOOKUP([.C397];[$Ткани.A:.F];3;0)" office:value-type="string" office:string-value="красный" calcext:value-type="string">
            <text:p>красный</text:p>
          </table:table-cell>
          <table:table-cell table:formula="of:=VLOOKUP([.C397];[$Ткани.A:.F];5;0)" office:value-type="string" office:string-value="хлопок" calcext:value-type="string">
            <text:p>хлопок</text:p>
          </table:table-cell>
          <table:table-cell table:formula="of:=VLOOKUP([.C397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97</text:p>
          </table:table-cell>
          <table:table-cell office:value-type="string" calcext:value-type="string">
            <text:p>P17</text:p>
          </table:table-cell>
          <table:table-cell table:style-name="ce22" office:value-type="string" calcext:value-type="string">
            <text:p>T2</text:p>
          </table:table-cell>
          <table:table-cell office:value-type="float" office:value="115" calcext:value-type="float">
            <text:p>115</text:p>
          </table:table-cell>
          <table:table-cell office:value-type="float" office:value="873" calcext:value-type="float">
            <text:p>873</text:p>
          </table:table-cell>
          <table:table-cell table:formula="of:=VLOOKUP([.C398];[$Ткани.A:.F];3;0)" office:value-type="string" office:string-value="желтый" calcext:value-type="string">
            <text:p>желтый</text:p>
          </table:table-cell>
          <table:table-cell table:formula="of:=VLOOKUP([.C398];[$Ткани.A:.F];5;0)" office:value-type="string" office:string-value="шёлк" calcext:value-type="string">
            <text:p>шёлк</text:p>
          </table:table-cell>
          <table:table-cell table:formula="of:=VLOOKUP([.C398];[$Ткани.A:.F];4;0)" office:value-type="float" office:value="240" calcext:value-type="float">
            <text:p>240</text:p>
          </table:table-cell>
          <table:table-cell table:formula="of:=VLOOKUP([.B398];[$Продукция.A:.E];2;0)" office:value-type="string" office:string-value="платье-туника" calcext:value-type="string">
            <text:p>платье-туника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98</text:p>
          </table:table-cell>
          <table:table-cell office:value-type="string" calcext:value-type="string">
            <text:p>P13</text:p>
          </table:table-cell>
          <table:table-cell table:style-name="ce22" office:value-type="string" calcext:value-type="string">
            <text:p>T30</text:p>
          </table:table-cell>
          <table:table-cell office:value-type="float" office:value="117" calcext:value-type="float">
            <text:p>117</text:p>
          </table:table-cell>
          <table:table-cell office:value-type="float" office:value="874" calcext:value-type="float">
            <text:p>874</text:p>
          </table:table-cell>
          <table:table-cell table:formula="of:=VLOOKUP([.C399];[$Ткани.A:.F];3;0)" office:value-type="string" office:string-value="синий" calcext:value-type="string">
            <text:p>синий</text:p>
          </table:table-cell>
          <table:table-cell table:formula="of:=VLOOKUP([.C399];[$Ткани.A:.F];5;0)" office:value-type="string" office:string-value="лён" calcext:value-type="string">
            <text:p>лён</text:p>
          </table:table-cell>
          <table:table-cell table:formula="of:=VLOOKUP([.C399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399</text:p>
          </table:table-cell>
          <table:table-cell office:value-type="string" calcext:value-type="string">
            <text:p>P33</text:p>
          </table:table-cell>
          <table:table-cell table:style-name="ce22" office:value-type="string" calcext:value-type="string">
            <text:p>T11</text:p>
          </table:table-cell>
          <table:table-cell office:value-type="float" office:value="112" calcext:value-type="float">
            <text:p>112</text:p>
          </table:table-cell>
          <table:table-cell office:value-type="float" office:value="874" calcext:value-type="float">
            <text:p>874</text:p>
          </table:table-cell>
          <table:table-cell table:formula="of:=VLOOKUP([.C400];[$Ткани.A:.F];3;0)" office:value-type="string" office:string-value="красный" calcext:value-type="string">
            <text:p>красный</text:p>
          </table:table-cell>
          <table:table-cell table:formula="of:=VLOOKUP([.C400];[$Ткани.A:.F];5;0)" office:value-type="string" office:string-value="хлопок" calcext:value-type="string">
            <text:p>хлопок</text:p>
          </table:table-cell>
          <table:table-cell table:formula="of:=VLOOKUP([.C400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00</text:p>
          </table:table-cell>
          <table:table-cell office:value-type="string" calcext:value-type="string">
            <text:p>P36</text:p>
          </table:table-cell>
          <table:table-cell table:style-name="ce22" office:value-type="string" calcext:value-type="string">
            <text:p>T6</text:p>
          </table:table-cell>
          <table:table-cell office:value-type="float" office:value="28" calcext:value-type="float">
            <text:p>28</text:p>
          </table:table-cell>
          <table:table-cell office:value-type="float" office:value="874" calcext:value-type="float">
            <text:p>874</text:p>
          </table:table-cell>
          <table:table-cell table:formula="of:=VLOOKUP([.C401];[$Ткани.A:.F];3;0)" office:value-type="string" office:string-value="черный" calcext:value-type="string">
            <text:p>черный</text:p>
          </table:table-cell>
          <table:table-cell table:formula="of:=VLOOKUP([.C401];[$Ткани.A:.F];5;0)" office:value-type="string" office:string-value="хлопок" calcext:value-type="string">
            <text:p>хлопок</text:p>
          </table:table-cell>
          <table:table-cell table:formula="of:=VLOOKUP([.C401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01</text:p>
          </table:table-cell>
          <table:table-cell office:value-type="string" calcext:value-type="string">
            <text:p>P49</text:p>
          </table:table-cell>
          <table:table-cell table:style-name="ce22" office:value-type="string" calcext:value-type="string">
            <text:p>T21</text:p>
          </table:table-cell>
          <table:table-cell office:value-type="float" office:value="84" calcext:value-type="float">
            <text:p>84</text:p>
          </table:table-cell>
          <table:table-cell office:value-type="float" office:value="874" calcext:value-type="float">
            <text:p>874</text:p>
          </table:table-cell>
          <table:table-cell table:formula="of:=VLOOKUP([.C402];[$Ткани.A:.F];3;0)" office:value-type="string" office:string-value="красный" calcext:value-type="string">
            <text:p>красный</text:p>
          </table:table-cell>
          <table:table-cell table:formula="of:=VLOOKUP([.C402];[$Ткани.A:.F];5;0)" office:value-type="string" office:string-value="шерсть" calcext:value-type="string">
            <text:p>шерсть</text:p>
          </table:table-cell>
          <table:table-cell table:formula="of:=VLOOKUP([.C402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02</text:p>
          </table:table-cell>
          <table:table-cell office:value-type="string" calcext:value-type="string">
            <text:p>P50</text:p>
          </table:table-cell>
          <table:table-cell table:style-name="ce22" office:value-type="string" calcext:value-type="string">
            <text:p>T2</text:p>
          </table:table-cell>
          <table:table-cell office:value-type="float" office:value="63" calcext:value-type="float">
            <text:p>63</text:p>
          </table:table-cell>
          <table:table-cell office:value-type="float" office:value="874" calcext:value-type="float">
            <text:p>874</text:p>
          </table:table-cell>
          <table:table-cell table:formula="of:=VLOOKUP([.C403];[$Ткани.A:.F];3;0)" office:value-type="string" office:string-value="желтый" calcext:value-type="string">
            <text:p>желтый</text:p>
          </table:table-cell>
          <table:table-cell table:formula="of:=VLOOKUP([.C403];[$Ткани.A:.F];5;0)" office:value-type="string" office:string-value="шёлк" calcext:value-type="string">
            <text:p>шёлк</text:p>
          </table:table-cell>
          <table:table-cell table:formula="of:=VLOOKUP([.C403];[$Ткани.A:.F];4;0)" office:value-type="float" office:value="240" calcext:value-type="float">
            <text:p>240</text:p>
          </table:table-cell>
          <table:table-cell table:formula="of:=VLOOKUP([.B403];[$Продукция.A:.E];2;0)" office:value-type="string" office:string-value="брюки прямые" calcext:value-type="string">
            <text:p>брюки прямые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03</text:p>
          </table:table-cell>
          <table:table-cell office:value-type="string" calcext:value-type="string">
            <text:p>P28</text:p>
          </table:table-cell>
          <table:table-cell table:style-name="ce22" office:value-type="string" calcext:value-type="string">
            <text:p>T3</text:p>
          </table:table-cell>
          <table:table-cell office:value-type="float" office:value="33" calcext:value-type="float">
            <text:p>33</text:p>
          </table:table-cell>
          <table:table-cell office:value-type="float" office:value="875" calcext:value-type="float">
            <text:p>875</text:p>
          </table:table-cell>
          <table:table-cell table:formula="of:=VLOOKUP([.C404];[$Ткани.A:.F];3;0)" office:value-type="string" office:string-value="синий" calcext:value-type="string">
            <text:p>синий</text:p>
          </table:table-cell>
          <table:table-cell table:formula="of:=VLOOKUP([.C404];[$Ткани.A:.F];5;0)" office:value-type="string" office:string-value="шёлк" calcext:value-type="string">
            <text:p>шёлк</text:p>
          </table:table-cell>
          <table:table-cell table:formula="of:=VLOOKUP([.C404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04</text:p>
          </table:table-cell>
          <table:table-cell office:value-type="string" calcext:value-type="string">
            <text:p>P7</text:p>
          </table:table-cell>
          <table:table-cell table:style-name="ce22" office:value-type="string" calcext:value-type="string">
            <text:p>T7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table:formula="of:=VLOOKUP([.C405];[$Ткани.A:.F];3;0)" office:value-type="string" office:string-value="белый" calcext:value-type="string">
            <text:p>белый</text:p>
          </table:table-cell>
          <table:table-cell table:formula="of:=VLOOKUP([.C405];[$Ткани.A:.F];5;0)" office:value-type="string" office:string-value="хлопок" calcext:value-type="string">
            <text:p>хлопок</text:p>
          </table:table-cell>
          <table:table-cell table:formula="of:=VLOOKUP([.C405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05</text:p>
          </table:table-cell>
          <table:table-cell office:value-type="string" calcext:value-type="string">
            <text:p>P15</text:p>
          </table:table-cell>
          <table:table-cell table:style-name="ce22" office:value-type="string" calcext:value-type="string">
            <text:p>T39</text:p>
          </table:table-cell>
          <table:table-cell office:value-type="float" office:value="57" calcext:value-type="float">
            <text:p>57</text:p>
          </table:table-cell>
          <table:table-cell office:value-type="float" office:value="876" calcext:value-type="float">
            <text:p>876</text:p>
          </table:table-cell>
          <table:table-cell table:formula="of:=VLOOKUP([.C406];[$Ткани.A:.F];3;0)" office:value-type="string" office:string-value="красный" calcext:value-type="string">
            <text:p>красный</text:p>
          </table:table-cell>
          <table:table-cell table:formula="of:=VLOOKUP([.C406];[$Ткани.A:.F];5;0)" office:value-type="string" office:string-value="хлопок" calcext:value-type="string">
            <text:p>хлопок</text:p>
          </table:table-cell>
          <table:table-cell table:formula="of:=VLOOKUP([.C406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06</text:p>
          </table:table-cell>
          <table:table-cell office:value-type="string" calcext:value-type="string">
            <text:p>P3</text:p>
          </table:table-cell>
          <table:table-cell table:style-name="ce22" office:value-type="string" calcext:value-type="string">
            <text:p>T35</text:p>
          </table:table-cell>
          <table:table-cell office:value-type="float" office:value="54" calcext:value-type="float">
            <text:p>54</text:p>
          </table:table-cell>
          <table:table-cell office:value-type="float" office:value="876" calcext:value-type="float">
            <text:p>876</text:p>
          </table:table-cell>
          <table:table-cell table:formula="of:=VLOOKUP([.C407];[$Ткани.A:.F];3;0)" office:value-type="string" office:string-value="зеленый" calcext:value-type="string">
            <text:p>зеленый</text:p>
          </table:table-cell>
          <table:table-cell table:formula="of:=VLOOKUP([.C407];[$Ткани.A:.F];5;0)" office:value-type="string" office:string-value="шёлк" calcext:value-type="string">
            <text:p>шёлк</text:p>
          </table:table-cell>
          <table:table-cell table:formula="of:=VLOOKUP([.C407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07</text:p>
          </table:table-cell>
          <table:table-cell office:value-type="string" calcext:value-type="string">
            <text:p>P5</text:p>
          </table:table-cell>
          <table:table-cell table:style-name="ce22" office:value-type="string" calcext:value-type="string">
            <text:p>T9</text:p>
          </table:table-cell>
          <table:table-cell office:value-type="float" office:value="64" calcext:value-type="float">
            <text:p>64</text:p>
          </table:table-cell>
          <table:table-cell office:value-type="float" office:value="877" calcext:value-type="float">
            <text:p>877</text:p>
          </table:table-cell>
          <table:table-cell table:formula="of:=VLOOKUP([.C408];[$Ткани.A:.F];3;0)" office:value-type="string" office:string-value="розовый" calcext:value-type="string">
            <text:p>розовый</text:p>
          </table:table-cell>
          <table:table-cell table:formula="of:=VLOOKUP([.C408];[$Ткани.A:.F];5;0)" office:value-type="string" office:string-value="хлопок" calcext:value-type="string">
            <text:p>хлопок</text:p>
          </table:table-cell>
          <table:table-cell table:formula="of:=VLOOKUP([.C408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08</text:p>
          </table:table-cell>
          <table:table-cell office:value-type="string" calcext:value-type="string">
            <text:p>P36</text:p>
          </table:table-cell>
          <table:table-cell table:style-name="ce22" office:value-type="string" calcext:value-type="string">
            <text:p>T40</text:p>
          </table:table-cell>
          <table:table-cell office:value-type="float" office:value="73" calcext:value-type="float">
            <text:p>73</text:p>
          </table:table-cell>
          <table:table-cell office:value-type="float" office:value="878" calcext:value-type="float">
            <text:p>878</text:p>
          </table:table-cell>
          <table:table-cell table:formula="of:=VLOOKUP([.C409];[$Ткани.A:.F];3;0)" office:value-type="string" office:string-value="синий" calcext:value-type="string">
            <text:p>синий</text:p>
          </table:table-cell>
          <table:table-cell table:formula="of:=VLOOKUP([.C409];[$Ткани.A:.F];5;0)" office:value-type="string" office:string-value="хлопок" calcext:value-type="string">
            <text:p>хлопок</text:p>
          </table:table-cell>
          <table:table-cell table:formula="of:=VLOOKUP([.C409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09</text:p>
          </table:table-cell>
          <table:table-cell office:value-type="string" calcext:value-type="string">
            <text:p>P4</text:p>
          </table:table-cell>
          <table:table-cell table:style-name="ce22" office:value-type="string" calcext:value-type="string">
            <text:p>T8</text:p>
          </table:table-cell>
          <table:table-cell office:value-type="float" office:value="107" calcext:value-type="float">
            <text:p>107</text:p>
          </table:table-cell>
          <table:table-cell office:value-type="float" office:value="878" calcext:value-type="float">
            <text:p>878</text:p>
          </table:table-cell>
          <table:table-cell table:formula="of:=VLOOKUP([.C410];[$Ткани.A:.F];3;0)" office:value-type="string" office:string-value="голубой" calcext:value-type="string">
            <text:p>голубой</text:p>
          </table:table-cell>
          <table:table-cell table:formula="of:=VLOOKUP([.C410];[$Ткани.A:.F];5;0)" office:value-type="string" office:string-value="хлопок" calcext:value-type="string">
            <text:p>хлопок</text:p>
          </table:table-cell>
          <table:table-cell table:formula="of:=VLOOKUP([.C410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10</text:p>
          </table:table-cell>
          <table:table-cell office:value-type="string" calcext:value-type="string">
            <text:p>P55</text:p>
          </table:table-cell>
          <table:table-cell table:style-name="ce22" office:value-type="string" calcext:value-type="string">
            <text:p>T16</text:p>
          </table:table-cell>
          <table:table-cell office:value-type="float" office:value="17" calcext:value-type="float">
            <text:p>17</text:p>
          </table:table-cell>
          <table:table-cell office:value-type="float" office:value="879" calcext:value-type="float">
            <text:p>879</text:p>
          </table:table-cell>
          <table:table-cell table:formula="of:=VLOOKUP([.C411];[$Ткани.A:.F];3;0)" office:value-type="string" office:string-value="красный" calcext:value-type="string">
            <text:p>красный</text:p>
          </table:table-cell>
          <table:table-cell table:formula="of:=VLOOKUP([.C411];[$Ткани.A:.F];5;0)" office:value-type="string" office:string-value="хлопок" calcext:value-type="string">
            <text:p>хлопок</text:p>
          </table:table-cell>
          <table:table-cell table:formula="of:=VLOOKUP([.C411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11</text:p>
          </table:table-cell>
          <table:table-cell office:value-type="string" calcext:value-type="string">
            <text:p>P7</text:p>
          </table:table-cell>
          <table:table-cell table:style-name="ce22" office:value-type="string" calcext:value-type="string">
            <text:p>T19</text:p>
          </table:table-cell>
          <table:table-cell office:value-type="float" office:value="120" calcext:value-type="float">
            <text:p>120</text:p>
          </table:table-cell>
          <table:table-cell office:value-type="float" office:value="879" calcext:value-type="float">
            <text:p>879</text:p>
          </table:table-cell>
          <table:table-cell table:formula="of:=VLOOKUP([.C412];[$Ткани.A:.F];3;0)" office:value-type="string" office:string-value="желтый" calcext:value-type="string">
            <text:p>желтый</text:p>
          </table:table-cell>
          <table:table-cell table:formula="of:=VLOOKUP([.C412];[$Ткани.A:.F];5;0)" office:value-type="string" office:string-value="шерсть" calcext:value-type="string">
            <text:p>шерсть</text:p>
          </table:table-cell>
          <table:table-cell table:formula="of:=VLOOKUP([.C412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12</text:p>
          </table:table-cell>
          <table:table-cell office:value-type="string" calcext:value-type="string">
            <text:p>P31</text:p>
          </table:table-cell>
          <table:table-cell table:style-name="ce22" office:value-type="string" calcext:value-type="string">
            <text:p>T34</text:p>
          </table:table-cell>
          <table:table-cell office:value-type="float" office:value="12" calcext:value-type="float">
            <text:p>12</text:p>
          </table:table-cell>
          <table:table-cell office:value-type="float" office:value="880" calcext:value-type="float">
            <text:p>880</text:p>
          </table:table-cell>
          <table:table-cell table:formula="of:=VLOOKUP([.C413];[$Ткани.A:.F];3;0)" office:value-type="string" office:string-value="красный" calcext:value-type="string">
            <text:p>красный</text:p>
          </table:table-cell>
          <table:table-cell table:formula="of:=VLOOKUP([.C413];[$Ткани.A:.F];5;0)" office:value-type="string" office:string-value="шёлк" calcext:value-type="string">
            <text:p>шёлк</text:p>
          </table:table-cell>
          <table:table-cell table:formula="of:=VLOOKUP([.C413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13</text:p>
          </table:table-cell>
          <table:table-cell office:value-type="string" calcext:value-type="string">
            <text:p>P9</text:p>
          </table:table-cell>
          <table:table-cell table:style-name="ce22" office:value-type="string" calcext:value-type="string">
            <text:p>T43</text:p>
          </table:table-cell>
          <table:table-cell office:value-type="float" office:value="3" calcext:value-type="float">
            <text:p>3</text:p>
          </table:table-cell>
          <table:table-cell office:value-type="float" office:value="880" calcext:value-type="float">
            <text:p>880</text:p>
          </table:table-cell>
          <table:table-cell table:formula="of:=VLOOKUP([.C414];[$Ткани.A:.F];3;0)" office:value-type="string" office:string-value="белый" calcext:value-type="string">
            <text:p>белый</text:p>
          </table:table-cell>
          <table:table-cell table:formula="of:=VLOOKUP([.C414];[$Ткани.A:.F];5;0)" office:value-type="string" office:string-value="хлопок" calcext:value-type="string">
            <text:p>хлопок</text:p>
          </table:table-cell>
          <table:table-cell table:formula="of:=VLOOKUP([.C414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14</text:p>
          </table:table-cell>
          <table:table-cell office:value-type="string" calcext:value-type="string">
            <text:p>P1</text:p>
          </table:table-cell>
          <table:table-cell table:style-name="ce22" office:value-type="string" calcext:value-type="string">
            <text:p>T11</text:p>
          </table:table-cell>
          <table:table-cell office:value-type="float" office:value="94" calcext:value-type="float">
            <text:p>94</text:p>
          </table:table-cell>
          <table:table-cell office:value-type="float" office:value="881" calcext:value-type="float">
            <text:p>881</text:p>
          </table:table-cell>
          <table:table-cell table:formula="of:=VLOOKUP([.C415];[$Ткани.A:.F];3;0)" office:value-type="string" office:string-value="красный" calcext:value-type="string">
            <text:p>красный</text:p>
          </table:table-cell>
          <table:table-cell table:formula="of:=VLOOKUP([.C415];[$Ткани.A:.F];5;0)" office:value-type="string" office:string-value="хлопок" calcext:value-type="string">
            <text:p>хлопок</text:p>
          </table:table-cell>
          <table:table-cell table:formula="of:=VLOOKUP([.C415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15</text:p>
          </table:table-cell>
          <table:table-cell office:value-type="string" calcext:value-type="string">
            <text:p>P1</text:p>
          </table:table-cell>
          <table:table-cell table:style-name="ce22" office:value-type="string" calcext:value-type="string">
            <text:p>T21</text:p>
          </table:table-cell>
          <table:table-cell office:value-type="float" office:value="72" calcext:value-type="float">
            <text:p>72</text:p>
          </table:table-cell>
          <table:table-cell office:value-type="float" office:value="881" calcext:value-type="float">
            <text:p>881</text:p>
          </table:table-cell>
          <table:table-cell table:formula="of:=VLOOKUP([.C416];[$Ткани.A:.F];3;0)" office:value-type="string" office:string-value="красный" calcext:value-type="string">
            <text:p>красный</text:p>
          </table:table-cell>
          <table:table-cell table:formula="of:=VLOOKUP([.C416];[$Ткани.A:.F];5;0)" office:value-type="string" office:string-value="шерсть" calcext:value-type="string">
            <text:p>шерсть</text:p>
          </table:table-cell>
          <table:table-cell table:formula="of:=VLOOKUP([.C416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16</text:p>
          </table:table-cell>
          <table:table-cell office:value-type="string" calcext:value-type="string">
            <text:p>P27</text:p>
          </table:table-cell>
          <table:table-cell table:style-name="ce22" office:value-type="string" calcext:value-type="string">
            <text:p>T16</text:p>
          </table:table-cell>
          <table:table-cell office:value-type="float" office:value="93" calcext:value-type="float">
            <text:p>93</text:p>
          </table:table-cell>
          <table:table-cell office:value-type="float" office:value="881" calcext:value-type="float">
            <text:p>881</text:p>
          </table:table-cell>
          <table:table-cell table:formula="of:=VLOOKUP([.C417];[$Ткани.A:.F];3;0)" office:value-type="string" office:string-value="красный" calcext:value-type="string">
            <text:p>красный</text:p>
          </table:table-cell>
          <table:table-cell table:formula="of:=VLOOKUP([.C417];[$Ткани.A:.F];5;0)" office:value-type="string" office:string-value="хлопок" calcext:value-type="string">
            <text:p>хлопок</text:p>
          </table:table-cell>
          <table:table-cell table:formula="of:=VLOOKUP([.C417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17</text:p>
          </table:table-cell>
          <table:table-cell office:value-type="string" calcext:value-type="string">
            <text:p>P4</text:p>
          </table:table-cell>
          <table:table-cell table:style-name="ce22" office:value-type="string" calcext:value-type="string">
            <text:p>T10</text:p>
          </table:table-cell>
          <table:table-cell office:value-type="float" office:value="49" calcext:value-type="float">
            <text:p>49</text:p>
          </table:table-cell>
          <table:table-cell office:value-type="float" office:value="881" calcext:value-type="float">
            <text:p>881</text:p>
          </table:table-cell>
          <table:table-cell table:formula="of:=VLOOKUP([.C418];[$Ткани.A:.F];3;0)" office:value-type="string" office:string-value="белый" calcext:value-type="string">
            <text:p>белый</text:p>
          </table:table-cell>
          <table:table-cell table:formula="of:=VLOOKUP([.C418];[$Ткани.A:.F];5;0)" office:value-type="string" office:string-value="хлопок" calcext:value-type="string">
            <text:p>хлопок</text:p>
          </table:table-cell>
          <table:table-cell table:formula="of:=VLOOKUP([.C418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18</text:p>
          </table:table-cell>
          <table:table-cell office:value-type="string" calcext:value-type="string">
            <text:p>P48</text:p>
          </table:table-cell>
          <table:table-cell table:style-name="ce22" office:value-type="string" calcext:value-type="string">
            <text:p>T28</text:p>
          </table:table-cell>
          <table:table-cell office:value-type="float" office:value="112" calcext:value-type="float">
            <text:p>112</text:p>
          </table:table-cell>
          <table:table-cell office:value-type="float" office:value="881" calcext:value-type="float">
            <text:p>881</text:p>
          </table:table-cell>
          <table:table-cell table:formula="of:=VLOOKUP([.C419];[$Ткани.A:.F];3;0)" office:value-type="string" office:string-value="белый" calcext:value-type="string">
            <text:p>белый</text:p>
          </table:table-cell>
          <table:table-cell table:formula="of:=VLOOKUP([.C419];[$Ткани.A:.F];5;0)" office:value-type="string" office:string-value="лён" calcext:value-type="string">
            <text:p>лён</text:p>
          </table:table-cell>
          <table:table-cell table:formula="of:=VLOOKUP([.C419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19</text:p>
          </table:table-cell>
          <table:table-cell office:value-type="string" calcext:value-type="string">
            <text:p>P7</text:p>
          </table:table-cell>
          <table:table-cell table:style-name="ce22" office:value-type="string" calcext:value-type="string">
            <text:p>T15</text:p>
          </table:table-cell>
          <table:table-cell office:value-type="float" office:value="10" calcext:value-type="float">
            <text:p>10</text:p>
          </table:table-cell>
          <table:table-cell office:value-type="float" office:value="881" calcext:value-type="float">
            <text:p>881</text:p>
          </table:table-cell>
          <table:table-cell table:formula="of:=VLOOKUP([.C420];[$Ткани.A:.F];3;0)" office:value-type="string" office:string-value="черный" calcext:value-type="string">
            <text:p>черный</text:p>
          </table:table-cell>
          <table:table-cell table:formula="of:=VLOOKUP([.C420];[$Ткани.A:.F];5;0)" office:value-type="string" office:string-value="хлопок" calcext:value-type="string">
            <text:p>хлопок</text:p>
          </table:table-cell>
          <table:table-cell table:formula="of:=VLOOKUP([.C420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20</text:p>
          </table:table-cell>
          <table:table-cell office:value-type="string" calcext:value-type="string">
            <text:p>P9</text:p>
          </table:table-cell>
          <table:table-cell table:style-name="ce22" office:value-type="string" calcext:value-type="string">
            <text:p>T29</text:p>
          </table:table-cell>
          <table:table-cell office:value-type="float" office:value="103" calcext:value-type="float">
            <text:p>103</text:p>
          </table:table-cell>
          <table:table-cell office:value-type="float" office:value="881" calcext:value-type="float">
            <text:p>881</text:p>
          </table:table-cell>
          <table:table-cell table:formula="of:=VLOOKUP([.C421];[$Ткани.A:.F];3;0)" office:value-type="string" office:string-value="зеленый" calcext:value-type="string">
            <text:p>зеленый</text:p>
          </table:table-cell>
          <table:table-cell table:formula="of:=VLOOKUP([.C421];[$Ткани.A:.F];5;0)" office:value-type="string" office:string-value="лён" calcext:value-type="string">
            <text:p>лён</text:p>
          </table:table-cell>
          <table:table-cell table:formula="of:=VLOOKUP([.C421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21</text:p>
          </table:table-cell>
          <table:table-cell office:value-type="string" calcext:value-type="string">
            <text:p>P54</text:p>
          </table:table-cell>
          <table:table-cell table:style-name="ce22" office:value-type="string" calcext:value-type="string">
            <text:p>T29</text:p>
          </table:table-cell>
          <table:table-cell office:value-type="float" office:value="18" calcext:value-type="float">
            <text:p>18</text:p>
          </table:table-cell>
          <table:table-cell office:value-type="float" office:value="882" calcext:value-type="float">
            <text:p>882</text:p>
          </table:table-cell>
          <table:table-cell table:formula="of:=VLOOKUP([.C422];[$Ткани.A:.F];3;0)" office:value-type="string" office:string-value="зеленый" calcext:value-type="string">
            <text:p>зеленый</text:p>
          </table:table-cell>
          <table:table-cell table:formula="of:=VLOOKUP([.C422];[$Ткани.A:.F];5;0)" office:value-type="string" office:string-value="лён" calcext:value-type="string">
            <text:p>лён</text:p>
          </table:table-cell>
          <table:table-cell table:formula="of:=VLOOKUP([.C422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22</text:p>
          </table:table-cell>
          <table:table-cell office:value-type="string" calcext:value-type="string">
            <text:p>P1</text:p>
          </table:table-cell>
          <table:table-cell table:style-name="ce22" office:value-type="string" calcext:value-type="string">
            <text:p>T13</text:p>
          </table:table-cell>
          <table:table-cell office:value-type="float" office:value="92" calcext:value-type="float">
            <text:p>92</text:p>
          </table:table-cell>
          <table:table-cell office:value-type="float" office:value="883" calcext:value-type="float">
            <text:p>883</text:p>
          </table:table-cell>
          <table:table-cell table:formula="of:=VLOOKUP([.C423];[$Ткани.A:.F];3;0)" office:value-type="string" office:string-value="красный" calcext:value-type="string">
            <text:p>красный</text:p>
          </table:table-cell>
          <table:table-cell table:formula="of:=VLOOKUP([.C423];[$Ткани.A:.F];5;0)" office:value-type="string" office:string-value="хлопок" calcext:value-type="string">
            <text:p>хлопок</text:p>
          </table:table-cell>
          <table:table-cell table:formula="of:=VLOOKUP([.C423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23</text:p>
          </table:table-cell>
          <table:table-cell office:value-type="string" calcext:value-type="string">
            <text:p>P31</text:p>
          </table:table-cell>
          <table:table-cell table:style-name="ce22" office:value-type="string" calcext:value-type="string">
            <text:p>T4</text:p>
          </table:table-cell>
          <table:table-cell office:value-type="float" office:value="72" calcext:value-type="float">
            <text:p>72</text:p>
          </table:table-cell>
          <table:table-cell office:value-type="float" office:value="883" calcext:value-type="float">
            <text:p>883</text:p>
          </table:table-cell>
          <table:table-cell table:formula="of:=VLOOKUP([.C424];[$Ткани.A:.F];3;0)" office:value-type="string" office:string-value="красный" calcext:value-type="string">
            <text:p>красный</text:p>
          </table:table-cell>
          <table:table-cell table:formula="of:=VLOOKUP([.C424];[$Ткани.A:.F];5;0)" office:value-type="string" office:string-value="хлопок" calcext:value-type="string">
            <text:p>хлопок</text:p>
          </table:table-cell>
          <table:table-cell table:formula="of:=VLOOKUP([.C424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24</text:p>
          </table:table-cell>
          <table:table-cell office:value-type="string" calcext:value-type="string">
            <text:p>P45</text:p>
          </table:table-cell>
          <table:table-cell table:style-name="ce22" office:value-type="string" calcext:value-type="string">
            <text:p>T41</text:p>
          </table:table-cell>
          <table:table-cell office:value-type="float" office:value="93" calcext:value-type="float">
            <text:p>93</text:p>
          </table:table-cell>
          <table:table-cell office:value-type="float" office:value="883" calcext:value-type="float">
            <text:p>883</text:p>
          </table:table-cell>
          <table:table-cell table:formula="of:=VLOOKUP([.C425];[$Ткани.A:.F];3;0)" office:value-type="string" office:string-value="белый" calcext:value-type="string">
            <text:p>белый</text:p>
          </table:table-cell>
          <table:table-cell table:formula="of:=VLOOKUP([.C425];[$Ткани.A:.F];5;0)" office:value-type="string" office:string-value="хлопок" calcext:value-type="string">
            <text:p>хлопок</text:p>
          </table:table-cell>
          <table:table-cell table:formula="of:=VLOOKUP([.C425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25</text:p>
          </table:table-cell>
          <table:table-cell office:value-type="string" calcext:value-type="string">
            <text:p>P46</text:p>
          </table:table-cell>
          <table:table-cell table:style-name="ce22" office:value-type="string" calcext:value-type="string">
            <text:p>T34</text:p>
          </table:table-cell>
          <table:table-cell office:value-type="float" office:value="27" calcext:value-type="float">
            <text:p>27</text:p>
          </table:table-cell>
          <table:table-cell office:value-type="float" office:value="883" calcext:value-type="float">
            <text:p>883</text:p>
          </table:table-cell>
          <table:table-cell table:formula="of:=VLOOKUP([.C426];[$Ткани.A:.F];3;0)" office:value-type="string" office:string-value="красный" calcext:value-type="string">
            <text:p>красный</text:p>
          </table:table-cell>
          <table:table-cell table:formula="of:=VLOOKUP([.C426];[$Ткани.A:.F];5;0)" office:value-type="string" office:string-value="шёлк" calcext:value-type="string">
            <text:p>шёлк</text:p>
          </table:table-cell>
          <table:table-cell table:formula="of:=VLOOKUP([.C426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26</text:p>
          </table:table-cell>
          <table:table-cell office:value-type="string" calcext:value-type="string">
            <text:p>P7</text:p>
          </table:table-cell>
          <table:table-cell table:style-name="ce22" office:value-type="string" calcext:value-type="string">
            <text:p>T33</text:p>
          </table:table-cell>
          <table:table-cell office:value-type="float" office:value="17" calcext:value-type="float">
            <text:p>17</text:p>
          </table:table-cell>
          <table:table-cell office:value-type="float" office:value="883" calcext:value-type="float">
            <text:p>883</text:p>
          </table:table-cell>
          <table:table-cell table:formula="of:=VLOOKUP([.C427];[$Ткани.A:.F];3;0)" office:value-type="string" office:string-value="синий" calcext:value-type="string">
            <text:p>синий</text:p>
          </table:table-cell>
          <table:table-cell table:formula="of:=VLOOKUP([.C427];[$Ткани.A:.F];5;0)" office:value-type="string" office:string-value="шёлк" calcext:value-type="string">
            <text:p>шёлк</text:p>
          </table:table-cell>
          <table:table-cell table:formula="of:=VLOOKUP([.C427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27</text:p>
          </table:table-cell>
          <table:table-cell office:value-type="string" calcext:value-type="string">
            <text:p>P45</text:p>
          </table:table-cell>
          <table:table-cell table:style-name="ce22" office:value-type="string" calcext:value-type="string">
            <text:p>T23</text:p>
          </table:table-cell>
          <table:table-cell office:value-type="float" office:value="118" calcext:value-type="float">
            <text:p>118</text:p>
          </table:table-cell>
          <table:table-cell office:value-type="float" office:value="884" calcext:value-type="float">
            <text:p>884</text:p>
          </table:table-cell>
          <table:table-cell table:formula="of:=VLOOKUP([.C428];[$Ткани.A:.F];3;0)" office:value-type="string" office:string-value="красный" calcext:value-type="string">
            <text:p>красный</text:p>
          </table:table-cell>
          <table:table-cell table:formula="of:=VLOOKUP([.C428];[$Ткани.A:.F];5;0)" office:value-type="string" office:string-value="шёлк" calcext:value-type="string">
            <text:p>шёлк</text:p>
          </table:table-cell>
          <table:table-cell table:formula="of:=VLOOKUP([.C428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28</text:p>
          </table:table-cell>
          <table:table-cell office:value-type="string" calcext:value-type="string">
            <text:p>P1</text:p>
          </table:table-cell>
          <table:table-cell table:style-name="ce22" office:value-type="string" calcext:value-type="string">
            <text:p>T43</text:p>
          </table:table-cell>
          <table:table-cell office:value-type="float" office:value="25" calcext:value-type="float">
            <text:p>25</text:p>
          </table:table-cell>
          <table:table-cell office:value-type="float" office:value="885" calcext:value-type="float">
            <text:p>885</text:p>
          </table:table-cell>
          <table:table-cell table:formula="of:=VLOOKUP([.C429];[$Ткани.A:.F];3;0)" office:value-type="string" office:string-value="белый" calcext:value-type="string">
            <text:p>белый</text:p>
          </table:table-cell>
          <table:table-cell table:formula="of:=VLOOKUP([.C429];[$Ткани.A:.F];5;0)" office:value-type="string" office:string-value="хлопок" calcext:value-type="string">
            <text:p>хлопок</text:p>
          </table:table-cell>
          <table:table-cell table:formula="of:=VLOOKUP([.C429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29</text:p>
          </table:table-cell>
          <table:table-cell office:value-type="string" calcext:value-type="string">
            <text:p>P13</text:p>
          </table:table-cell>
          <table:table-cell table:style-name="ce22" office:value-type="string" calcext:value-type="string">
            <text:p>T10</text:p>
          </table:table-cell>
          <table:table-cell office:value-type="float" office:value="120" calcext:value-type="float">
            <text:p>120</text:p>
          </table:table-cell>
          <table:table-cell office:value-type="float" office:value="885" calcext:value-type="float">
            <text:p>885</text:p>
          </table:table-cell>
          <table:table-cell table:formula="of:=VLOOKUP([.C430];[$Ткани.A:.F];3;0)" office:value-type="string" office:string-value="белый" calcext:value-type="string">
            <text:p>белый</text:p>
          </table:table-cell>
          <table:table-cell table:formula="of:=VLOOKUP([.C430];[$Ткани.A:.F];5;0)" office:value-type="string" office:string-value="хлопок" calcext:value-type="string">
            <text:p>хлопок</text:p>
          </table:table-cell>
          <table:table-cell table:formula="of:=VLOOKUP([.C430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30</text:p>
          </table:table-cell>
          <table:table-cell office:value-type="string" calcext:value-type="string">
            <text:p>P38</text:p>
          </table:table-cell>
          <table:table-cell table:style-name="ce22" office:value-type="string" calcext:value-type="string">
            <text:p>T6</text:p>
          </table:table-cell>
          <table:table-cell office:value-type="float" office:value="66" calcext:value-type="float">
            <text:p>66</text:p>
          </table:table-cell>
          <table:table-cell office:value-type="float" office:value="885" calcext:value-type="float">
            <text:p>885</text:p>
          </table:table-cell>
          <table:table-cell table:formula="of:=VLOOKUP([.C431];[$Ткани.A:.F];3;0)" office:value-type="string" office:string-value="черный" calcext:value-type="string">
            <text:p>черный</text:p>
          </table:table-cell>
          <table:table-cell table:formula="of:=VLOOKUP([.C431];[$Ткани.A:.F];5;0)" office:value-type="string" office:string-value="хлопок" calcext:value-type="string">
            <text:p>хлопок</text:p>
          </table:table-cell>
          <table:table-cell table:formula="of:=VLOOKUP([.C431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31</text:p>
          </table:table-cell>
          <table:table-cell office:value-type="string" calcext:value-type="string">
            <text:p>P44</text:p>
          </table:table-cell>
          <table:table-cell table:style-name="ce22" office:value-type="string" calcext:value-type="string">
            <text:p>T22</text:p>
          </table:table-cell>
          <table:table-cell office:value-type="float" office:value="85" calcext:value-type="float">
            <text:p>85</text:p>
          </table:table-cell>
          <table:table-cell office:value-type="float" office:value="885" calcext:value-type="float">
            <text:p>885</text:p>
          </table:table-cell>
          <table:table-cell table:formula="of:=VLOOKUP([.C432];[$Ткани.A:.F];3;0)" office:value-type="string" office:string-value="синий" calcext:value-type="string">
            <text:p>синий</text:p>
          </table:table-cell>
          <table:table-cell table:formula="of:=VLOOKUP([.C432];[$Ткани.A:.F];5;0)" office:value-type="string" office:string-value="шёлк" calcext:value-type="string">
            <text:p>шёлк</text:p>
          </table:table-cell>
          <table:table-cell table:formula="of:=VLOOKUP([.C432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32</text:p>
          </table:table-cell>
          <table:table-cell office:value-type="string" calcext:value-type="string">
            <text:p>P1</text:p>
          </table:table-cell>
          <table:table-cell table:style-name="ce22" office:value-type="string" calcext:value-type="string">
            <text:p>T37</text:p>
          </table:table-cell>
          <table:table-cell office:value-type="float" office:value="106" calcext:value-type="float">
            <text:p>106</text:p>
          </table:table-cell>
          <table:table-cell office:value-type="float" office:value="886" calcext:value-type="float">
            <text:p>886</text:p>
          </table:table-cell>
          <table:table-cell table:formula="of:=VLOOKUP([.C433];[$Ткани.A:.F];3;0)" office:value-type="string" office:string-value="зеленый" calcext:value-type="string">
            <text:p>зеленый</text:p>
          </table:table-cell>
          <table:table-cell table:formula="of:=VLOOKUP([.C433];[$Ткани.A:.F];5;0)" office:value-type="string" office:string-value="хлопок" calcext:value-type="string">
            <text:p>хлопок</text:p>
          </table:table-cell>
          <table:table-cell table:formula="of:=VLOOKUP([.C433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33</text:p>
          </table:table-cell>
          <table:table-cell office:value-type="string" calcext:value-type="string">
            <text:p>P3</text:p>
          </table:table-cell>
          <table:table-cell table:style-name="ce22" office:value-type="string" calcext:value-type="string">
            <text:p>T33</text:p>
          </table:table-cell>
          <table:table-cell office:value-type="float" office:value="6" calcext:value-type="float">
            <text:p>6</text:p>
          </table:table-cell>
          <table:table-cell office:value-type="float" office:value="886" calcext:value-type="float">
            <text:p>886</text:p>
          </table:table-cell>
          <table:table-cell table:formula="of:=VLOOKUP([.C434];[$Ткани.A:.F];3;0)" office:value-type="string" office:string-value="синий" calcext:value-type="string">
            <text:p>синий</text:p>
          </table:table-cell>
          <table:table-cell table:formula="of:=VLOOKUP([.C434];[$Ткани.A:.F];5;0)" office:value-type="string" office:string-value="шёлк" calcext:value-type="string">
            <text:p>шёлк</text:p>
          </table:table-cell>
          <table:table-cell table:formula="of:=VLOOKUP([.C434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34</text:p>
          </table:table-cell>
          <table:table-cell office:value-type="string" calcext:value-type="string">
            <text:p>P51</text:p>
          </table:table-cell>
          <table:table-cell table:style-name="ce22" office:value-type="string" calcext:value-type="string">
            <text:p>T23</text:p>
          </table:table-cell>
          <table:table-cell office:value-type="float" office:value="5" calcext:value-type="float">
            <text:p>5</text:p>
          </table:table-cell>
          <table:table-cell office:value-type="float" office:value="886" calcext:value-type="float">
            <text:p>886</text:p>
          </table:table-cell>
          <table:table-cell table:formula="of:=VLOOKUP([.C435];[$Ткани.A:.F];3;0)" office:value-type="string" office:string-value="красный" calcext:value-type="string">
            <text:p>красный</text:p>
          </table:table-cell>
          <table:table-cell table:formula="of:=VLOOKUP([.C435];[$Ткани.A:.F];5;0)" office:value-type="string" office:string-value="шёлк" calcext:value-type="string">
            <text:p>шёлк</text:p>
          </table:table-cell>
          <table:table-cell table:formula="of:=VLOOKUP([.C435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35</text:p>
          </table:table-cell>
          <table:table-cell office:value-type="string" calcext:value-type="string">
            <text:p>P6</text:p>
          </table:table-cell>
          <table:table-cell table:style-name="ce22" office:value-type="string" calcext:value-type="string">
            <text:p>T44</text:p>
          </table:table-cell>
          <table:table-cell office:value-type="float" office:value="59" calcext:value-type="float">
            <text:p>59</text:p>
          </table:table-cell>
          <table:table-cell office:value-type="float" office:value="886" calcext:value-type="float">
            <text:p>886</text:p>
          </table:table-cell>
          <table:table-cell table:formula="of:=VLOOKUP([.C436];[$Ткани.A:.F];3;0)" office:value-type="string" office:string-value="коричневый" calcext:value-type="string">
            <text:p>коричневый</text:p>
          </table:table-cell>
          <table:table-cell table:formula="of:=VLOOKUP([.C436];[$Ткани.A:.F];5;0)" office:value-type="string" office:string-value="хлопок" calcext:value-type="string">
            <text:p>хлопок</text:p>
          </table:table-cell>
          <table:table-cell table:formula="of:=VLOOKUP([.C436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36</text:p>
          </table:table-cell>
          <table:table-cell office:value-type="string" calcext:value-type="string">
            <text:p>P33</text:p>
          </table:table-cell>
          <table:table-cell table:style-name="ce22" office:value-type="string" calcext:value-type="string">
            <text:p>T35</text:p>
          </table:table-cell>
          <table:table-cell office:value-type="float" office:value="49" calcext:value-type="float">
            <text:p>49</text:p>
          </table:table-cell>
          <table:table-cell office:value-type="float" office:value="887" calcext:value-type="float">
            <text:p>887</text:p>
          </table:table-cell>
          <table:table-cell table:formula="of:=VLOOKUP([.C437];[$Ткани.A:.F];3;0)" office:value-type="string" office:string-value="зеленый" calcext:value-type="string">
            <text:p>зеленый</text:p>
          </table:table-cell>
          <table:table-cell table:formula="of:=VLOOKUP([.C437];[$Ткани.A:.F];5;0)" office:value-type="string" office:string-value="шёлк" calcext:value-type="string">
            <text:p>шёлк</text:p>
          </table:table-cell>
          <table:table-cell table:formula="of:=VLOOKUP([.C437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37</text:p>
          </table:table-cell>
          <table:table-cell office:value-type="string" calcext:value-type="string">
            <text:p>P21</text:p>
          </table:table-cell>
          <table:table-cell table:style-name="ce22" office:value-type="string" calcext:value-type="string">
            <text:p>T28</text:p>
          </table:table-cell>
          <table:table-cell office:value-type="float" office:value="87" calcext:value-type="float">
            <text:p>87</text:p>
          </table:table-cell>
          <table:table-cell office:value-type="float" office:value="889" calcext:value-type="float">
            <text:p>889</text:p>
          </table:table-cell>
          <table:table-cell table:formula="of:=VLOOKUP([.C438];[$Ткани.A:.F];3;0)" office:value-type="string" office:string-value="белый" calcext:value-type="string">
            <text:p>белый</text:p>
          </table:table-cell>
          <table:table-cell table:formula="of:=VLOOKUP([.C438];[$Ткани.A:.F];5;0)" office:value-type="string" office:string-value="лён" calcext:value-type="string">
            <text:p>лён</text:p>
          </table:table-cell>
          <table:table-cell table:formula="of:=VLOOKUP([.C438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38</text:p>
          </table:table-cell>
          <table:table-cell office:value-type="string" calcext:value-type="string">
            <text:p>P50</text:p>
          </table:table-cell>
          <table:table-cell table:style-name="ce22" office:value-type="string" calcext:value-type="string">
            <text:p>T16</text:p>
          </table:table-cell>
          <table:table-cell office:value-type="float" office:value="42" calcext:value-type="float">
            <text:p>42</text:p>
          </table:table-cell>
          <table:table-cell office:value-type="float" office:value="889" calcext:value-type="float">
            <text:p>889</text:p>
          </table:table-cell>
          <table:table-cell table:formula="of:=VLOOKUP([.C439];[$Ткани.A:.F];3;0)" office:value-type="string" office:string-value="красный" calcext:value-type="string">
            <text:p>красный</text:p>
          </table:table-cell>
          <table:table-cell table:formula="of:=VLOOKUP([.C439];[$Ткани.A:.F];5;0)" office:value-type="string" office:string-value="хлопок" calcext:value-type="string">
            <text:p>хлопок</text:p>
          </table:table-cell>
          <table:table-cell table:formula="of:=VLOOKUP([.C439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39</text:p>
          </table:table-cell>
          <table:table-cell office:value-type="string" calcext:value-type="string">
            <text:p>P52</text:p>
          </table:table-cell>
          <table:table-cell table:style-name="ce22" office:value-type="string" calcext:value-type="string">
            <text:p>T24</text:p>
          </table:table-cell>
          <table:table-cell office:value-type="float" office:value="66" calcext:value-type="float">
            <text:p>66</text:p>
          </table:table-cell>
          <table:table-cell office:value-type="float" office:value="889" calcext:value-type="float">
            <text:p>889</text:p>
          </table:table-cell>
          <table:table-cell table:formula="of:=VLOOKUP([.C440];[$Ткани.A:.F];3;0)" office:value-type="string" office:string-value="зеленый" calcext:value-type="string">
            <text:p>зеленый</text:p>
          </table:table-cell>
          <table:table-cell table:formula="of:=VLOOKUP([.C440];[$Ткани.A:.F];5;0)" office:value-type="string" office:string-value="шёлк" calcext:value-type="string">
            <text:p>шёлк</text:p>
          </table:table-cell>
          <table:table-cell table:formula="of:=VLOOKUP([.C440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40</text:p>
          </table:table-cell>
          <table:table-cell office:value-type="string" calcext:value-type="string">
            <text:p>P17</text:p>
          </table:table-cell>
          <table:table-cell table:style-name="ce22" office:value-type="string" calcext:value-type="string">
            <text:p>T38</text:p>
          </table:table-cell>
          <table:table-cell office:value-type="float" office:value="44" calcext:value-type="float">
            <text:p>44</text:p>
          </table:table-cell>
          <table:table-cell office:value-type="float" office:value="890" calcext:value-type="float">
            <text:p>890</text:p>
          </table:table-cell>
          <table:table-cell table:formula="of:=VLOOKUP([.C441];[$Ткани.A:.F];3;0)" office:value-type="string" office:string-value="синий" calcext:value-type="string">
            <text:p>синий</text:p>
          </table:table-cell>
          <table:table-cell table:formula="of:=VLOOKUP([.C441];[$Ткани.A:.F];5;0)" office:value-type="string" office:string-value="хлопок" calcext:value-type="string">
            <text:p>хлопок</text:p>
          </table:table-cell>
          <table:table-cell table:formula="of:=VLOOKUP([.C441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41</text:p>
          </table:table-cell>
          <table:table-cell office:value-type="string" calcext:value-type="string">
            <text:p>P2</text:p>
          </table:table-cell>
          <table:table-cell table:style-name="ce22" office:value-type="string" calcext:value-type="string">
            <text:p>T10</text:p>
          </table:table-cell>
          <table:table-cell office:value-type="float" office:value="107" calcext:value-type="float">
            <text:p>107</text:p>
          </table:table-cell>
          <table:table-cell office:value-type="float" office:value="890" calcext:value-type="float">
            <text:p>890</text:p>
          </table:table-cell>
          <table:table-cell table:formula="of:=VLOOKUP([.C442];[$Ткани.A:.F];3;0)" office:value-type="string" office:string-value="белый" calcext:value-type="string">
            <text:p>белый</text:p>
          </table:table-cell>
          <table:table-cell table:formula="of:=VLOOKUP([.C442];[$Ткани.A:.F];5;0)" office:value-type="string" office:string-value="хлопок" calcext:value-type="string">
            <text:p>хлопок</text:p>
          </table:table-cell>
          <table:table-cell table:formula="of:=VLOOKUP([.C442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42</text:p>
          </table:table-cell>
          <table:table-cell office:value-type="string" calcext:value-type="string">
            <text:p>P54</text:p>
          </table:table-cell>
          <table:table-cell table:style-name="ce22" office:value-type="string" calcext:value-type="string">
            <text:p>T16</text:p>
          </table:table-cell>
          <table:table-cell office:value-type="float" office:value="1" calcext:value-type="float">
            <text:p>1</text:p>
          </table:table-cell>
          <table:table-cell office:value-type="float" office:value="890" calcext:value-type="float">
            <text:p>890</text:p>
          </table:table-cell>
          <table:table-cell table:formula="of:=VLOOKUP([.C443];[$Ткани.A:.F];3;0)" office:value-type="string" office:string-value="красный" calcext:value-type="string">
            <text:p>красный</text:p>
          </table:table-cell>
          <table:table-cell table:formula="of:=VLOOKUP([.C443];[$Ткани.A:.F];5;0)" office:value-type="string" office:string-value="хлопок" calcext:value-type="string">
            <text:p>хлопок</text:p>
          </table:table-cell>
          <table:table-cell table:formula="of:=VLOOKUP([.C443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43</text:p>
          </table:table-cell>
          <table:table-cell office:value-type="string" calcext:value-type="string">
            <text:p>P22</text:p>
          </table:table-cell>
          <table:table-cell table:style-name="ce22" office:value-type="string" calcext:value-type="string">
            <text:p>T1</text:p>
          </table:table-cell>
          <table:table-cell office:value-type="float" office:value="84" calcext:value-type="float">
            <text:p>84</text:p>
          </table:table-cell>
          <table:table-cell office:value-type="float" office:value="891" calcext:value-type="float">
            <text:p>891</text:p>
          </table:table-cell>
          <table:table-cell table:formula="of:=VLOOKUP([.C444];[$Ткани.A:.F];3;0)" office:value-type="string" office:string-value="красный" calcext:value-type="string">
            <text:p>красный</text:p>
          </table:table-cell>
          <table:table-cell table:formula="of:=VLOOKUP([.C444];[$Ткани.A:.F];5;0)" office:value-type="string" office:string-value="шёлк" calcext:value-type="string">
            <text:p>шёлк</text:p>
          </table:table-cell>
          <table:table-cell table:formula="of:=VLOOKUP([.C444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44</text:p>
          </table:table-cell>
          <table:table-cell office:value-type="string" calcext:value-type="string">
            <text:p>P28</text:p>
          </table:table-cell>
          <table:table-cell table:style-name="ce22" office:value-type="string" calcext:value-type="string">
            <text:p>T37</text:p>
          </table:table-cell>
          <table:table-cell office:value-type="float" office:value="4" calcext:value-type="float">
            <text:p>4</text:p>
          </table:table-cell>
          <table:table-cell office:value-type="float" office:value="891" calcext:value-type="float">
            <text:p>891</text:p>
          </table:table-cell>
          <table:table-cell table:formula="of:=VLOOKUP([.C445];[$Ткани.A:.F];3;0)" office:value-type="string" office:string-value="зеленый" calcext:value-type="string">
            <text:p>зеленый</text:p>
          </table:table-cell>
          <table:table-cell table:formula="of:=VLOOKUP([.C445];[$Ткани.A:.F];5;0)" office:value-type="string" office:string-value="хлопок" calcext:value-type="string">
            <text:p>хлопок</text:p>
          </table:table-cell>
          <table:table-cell table:formula="of:=VLOOKUP([.C445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45</text:p>
          </table:table-cell>
          <table:table-cell office:value-type="string" calcext:value-type="string">
            <text:p>P58</text:p>
          </table:table-cell>
          <table:table-cell table:style-name="ce22" office:value-type="string" calcext:value-type="string">
            <text:p>T31</text:p>
          </table:table-cell>
          <table:table-cell office:value-type="float" office:value="81" calcext:value-type="float">
            <text:p>81</text:p>
          </table:table-cell>
          <table:table-cell office:value-type="float" office:value="891" calcext:value-type="float">
            <text:p>891</text:p>
          </table:table-cell>
          <table:table-cell table:formula="of:=VLOOKUP([.C446];[$Ткани.A:.F];3;0)" office:value-type="string" office:string-value="желтый" calcext:value-type="string">
            <text:p>желтый</text:p>
          </table:table-cell>
          <table:table-cell table:formula="of:=VLOOKUP([.C446];[$Ткани.A:.F];5;0)" office:value-type="string" office:string-value="лён" calcext:value-type="string">
            <text:p>лён</text:p>
          </table:table-cell>
          <table:table-cell table:formula="of:=VLOOKUP([.C446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46</text:p>
          </table:table-cell>
          <table:table-cell office:value-type="string" calcext:value-type="string">
            <text:p>P60</text:p>
          </table:table-cell>
          <table:table-cell table:style-name="ce22" office:value-type="string" calcext:value-type="string">
            <text:p>T16</text:p>
          </table:table-cell>
          <table:table-cell office:value-type="float" office:value="107" calcext:value-type="float">
            <text:p>107</text:p>
          </table:table-cell>
          <table:table-cell office:value-type="float" office:value="891" calcext:value-type="float">
            <text:p>891</text:p>
          </table:table-cell>
          <table:table-cell table:formula="of:=VLOOKUP([.C447];[$Ткани.A:.F];3;0)" office:value-type="string" office:string-value="красный" calcext:value-type="string">
            <text:p>красный</text:p>
          </table:table-cell>
          <table:table-cell table:formula="of:=VLOOKUP([.C447];[$Ткани.A:.F];5;0)" office:value-type="string" office:string-value="хлопок" calcext:value-type="string">
            <text:p>хлопок</text:p>
          </table:table-cell>
          <table:table-cell table:formula="of:=VLOOKUP([.C447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47</text:p>
          </table:table-cell>
          <table:table-cell office:value-type="string" calcext:value-type="string">
            <text:p>P12</text:p>
          </table:table-cell>
          <table:table-cell table:style-name="ce22" office:value-type="string" calcext:value-type="string">
            <text:p>T3</text:p>
          </table:table-cell>
          <table:table-cell office:value-type="float" office:value="33" calcext:value-type="float">
            <text:p>33</text:p>
          </table:table-cell>
          <table:table-cell office:value-type="float" office:value="892" calcext:value-type="float">
            <text:p>892</text:p>
          </table:table-cell>
          <table:table-cell table:formula="of:=VLOOKUP([.C448];[$Ткани.A:.F];3;0)" office:value-type="string" office:string-value="синий" calcext:value-type="string">
            <text:p>синий</text:p>
          </table:table-cell>
          <table:table-cell table:formula="of:=VLOOKUP([.C448];[$Ткани.A:.F];5;0)" office:value-type="string" office:string-value="шёлк" calcext:value-type="string">
            <text:p>шёлк</text:p>
          </table:table-cell>
          <table:table-cell table:formula="of:=VLOOKUP([.C448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48</text:p>
          </table:table-cell>
          <table:table-cell office:value-type="string" calcext:value-type="string">
            <text:p>P37</text:p>
          </table:table-cell>
          <table:table-cell table:style-name="ce22" office:value-type="string" calcext:value-type="string">
            <text:p>T33</text:p>
          </table:table-cell>
          <table:table-cell office:value-type="float" office:value="83" calcext:value-type="float">
            <text:p>83</text:p>
          </table:table-cell>
          <table:table-cell office:value-type="float" office:value="892" calcext:value-type="float">
            <text:p>892</text:p>
          </table:table-cell>
          <table:table-cell table:formula="of:=VLOOKUP([.C449];[$Ткани.A:.F];3;0)" office:value-type="string" office:string-value="синий" calcext:value-type="string">
            <text:p>синий</text:p>
          </table:table-cell>
          <table:table-cell table:formula="of:=VLOOKUP([.C449];[$Ткани.A:.F];5;0)" office:value-type="string" office:string-value="шёлк" calcext:value-type="string">
            <text:p>шёлк</text:p>
          </table:table-cell>
          <table:table-cell table:formula="of:=VLOOKUP([.C449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49</text:p>
          </table:table-cell>
          <table:table-cell office:value-type="string" calcext:value-type="string">
            <text:p>P39</text:p>
          </table:table-cell>
          <table:table-cell table:style-name="ce22" office:value-type="string" calcext:value-type="string">
            <text:p>T33</text:p>
          </table:table-cell>
          <table:table-cell office:value-type="float" office:value="37" calcext:value-type="float">
            <text:p>37</text:p>
          </table:table-cell>
          <table:table-cell office:value-type="float" office:value="892" calcext:value-type="float">
            <text:p>892</text:p>
          </table:table-cell>
          <table:table-cell table:formula="of:=VLOOKUP([.C450];[$Ткани.A:.F];3;0)" office:value-type="string" office:string-value="синий" calcext:value-type="string">
            <text:p>синий</text:p>
          </table:table-cell>
          <table:table-cell table:formula="of:=VLOOKUP([.C450];[$Ткани.A:.F];5;0)" office:value-type="string" office:string-value="шёлк" calcext:value-type="string">
            <text:p>шёлк</text:p>
          </table:table-cell>
          <table:table-cell table:formula="of:=VLOOKUP([.C450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50</text:p>
          </table:table-cell>
          <table:table-cell office:value-type="string" calcext:value-type="string">
            <text:p>P60</text:p>
          </table:table-cell>
          <table:table-cell table:style-name="ce22" office:value-type="string" calcext:value-type="string">
            <text:p>T14</text:p>
          </table:table-cell>
          <table:table-cell office:value-type="float" office:value="63" calcext:value-type="float">
            <text:p>63</text:p>
          </table:table-cell>
          <table:table-cell office:value-type="float" office:value="892" calcext:value-type="float">
            <text:p>892</text:p>
          </table:table-cell>
          <table:table-cell table:formula="of:=VLOOKUP([.C451];[$Ткани.A:.F];3;0)" office:value-type="string" office:string-value="синий" calcext:value-type="string">
            <text:p>синий</text:p>
          </table:table-cell>
          <table:table-cell table:formula="of:=VLOOKUP([.C451];[$Ткани.A:.F];5;0)" office:value-type="string" office:string-value="хлопок" calcext:value-type="string">
            <text:p>хлопок</text:p>
          </table:table-cell>
          <table:table-cell table:formula="of:=VLOOKUP([.C451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51</text:p>
          </table:table-cell>
          <table:table-cell office:value-type="string" calcext:value-type="string">
            <text:p>P41</text:p>
          </table:table-cell>
          <table:table-cell table:style-name="ce22" office:value-type="string" calcext:value-type="string">
            <text:p>T29</text:p>
          </table:table-cell>
          <table:table-cell office:value-type="float" office:value="2" calcext:value-type="float">
            <text:p>2</text:p>
          </table:table-cell>
          <table:table-cell office:value-type="float" office:value="893" calcext:value-type="float">
            <text:p>893</text:p>
          </table:table-cell>
          <table:table-cell table:formula="of:=VLOOKUP([.C452];[$Ткани.A:.F];3;0)" office:value-type="string" office:string-value="зеленый" calcext:value-type="string">
            <text:p>зеленый</text:p>
          </table:table-cell>
          <table:table-cell table:formula="of:=VLOOKUP([.C452];[$Ткани.A:.F];5;0)" office:value-type="string" office:string-value="лён" calcext:value-type="string">
            <text:p>лён</text:p>
          </table:table-cell>
          <table:table-cell table:formula="of:=VLOOKUP([.C452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52</text:p>
          </table:table-cell>
          <table:table-cell office:value-type="string" calcext:value-type="string">
            <text:p>P48</text:p>
          </table:table-cell>
          <table:table-cell table:style-name="ce22" office:value-type="string" calcext:value-type="string">
            <text:p>T20</text:p>
          </table:table-cell>
          <table:table-cell office:value-type="float" office:value="67" calcext:value-type="float">
            <text:p>67</text:p>
          </table:table-cell>
          <table:table-cell office:value-type="float" office:value="893" calcext:value-type="float">
            <text:p>893</text:p>
          </table:table-cell>
          <table:table-cell table:formula="of:=VLOOKUP([.C453];[$Ткани.A:.F];3;0)" office:value-type="string" office:string-value="синий" calcext:value-type="string">
            <text:p>синий</text:p>
          </table:table-cell>
          <table:table-cell table:formula="of:=VLOOKUP([.C453];[$Ткани.A:.F];5;0)" office:value-type="string" office:string-value="шерсть" calcext:value-type="string">
            <text:p>шерсть</text:p>
          </table:table-cell>
          <table:table-cell table:formula="of:=VLOOKUP([.C453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53</text:p>
          </table:table-cell>
          <table:table-cell office:value-type="string" calcext:value-type="string">
            <text:p>P50</text:p>
          </table:table-cell>
          <table:table-cell table:style-name="ce22" office:value-type="string" calcext:value-type="string">
            <text:p>T14</text:p>
          </table:table-cell>
          <table:table-cell office:value-type="float" office:value="105" calcext:value-type="float">
            <text:p>105</text:p>
          </table:table-cell>
          <table:table-cell office:value-type="float" office:value="894" calcext:value-type="float">
            <text:p>894</text:p>
          </table:table-cell>
          <table:table-cell table:formula="of:=VLOOKUP([.C454];[$Ткани.A:.F];3;0)" office:value-type="string" office:string-value="синий" calcext:value-type="string">
            <text:p>синий</text:p>
          </table:table-cell>
          <table:table-cell table:formula="of:=VLOOKUP([.C454];[$Ткани.A:.F];5;0)" office:value-type="string" office:string-value="хлопок" calcext:value-type="string">
            <text:p>хлопок</text:p>
          </table:table-cell>
          <table:table-cell table:formula="of:=VLOOKUP([.C454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54</text:p>
          </table:table-cell>
          <table:table-cell office:value-type="string" calcext:value-type="string">
            <text:p>P8</text:p>
          </table:table-cell>
          <table:table-cell table:style-name="ce22" office:value-type="string" calcext:value-type="string">
            <text:p>T10</text:p>
          </table:table-cell>
          <table:table-cell office:value-type="float" office:value="107" calcext:value-type="float">
            <text:p>107</text:p>
          </table:table-cell>
          <table:table-cell office:value-type="float" office:value="894" calcext:value-type="float">
            <text:p>894</text:p>
          </table:table-cell>
          <table:table-cell table:formula="of:=VLOOKUP([.C455];[$Ткани.A:.F];3;0)" office:value-type="string" office:string-value="белый" calcext:value-type="string">
            <text:p>белый</text:p>
          </table:table-cell>
          <table:table-cell table:formula="of:=VLOOKUP([.C455];[$Ткани.A:.F];5;0)" office:value-type="string" office:string-value="хлопок" calcext:value-type="string">
            <text:p>хлопок</text:p>
          </table:table-cell>
          <table:table-cell table:formula="of:=VLOOKUP([.C455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55</text:p>
          </table:table-cell>
          <table:table-cell office:value-type="string" calcext:value-type="string">
            <text:p>P8</text:p>
          </table:table-cell>
          <table:table-cell table:style-name="ce22" office:value-type="string" calcext:value-type="string">
            <text:p>T8</text:p>
          </table:table-cell>
          <table:table-cell office:value-type="float" office:value="32" calcext:value-type="float">
            <text:p>32</text:p>
          </table:table-cell>
          <table:table-cell office:value-type="float" office:value="896" calcext:value-type="float">
            <text:p>896</text:p>
          </table:table-cell>
          <table:table-cell table:formula="of:=VLOOKUP([.C456];[$Ткани.A:.F];3;0)" office:value-type="string" office:string-value="голубой" calcext:value-type="string">
            <text:p>голубой</text:p>
          </table:table-cell>
          <table:table-cell table:formula="of:=VLOOKUP([.C456];[$Ткани.A:.F];5;0)" office:value-type="string" office:string-value="хлопок" calcext:value-type="string">
            <text:p>хлопок</text:p>
          </table:table-cell>
          <table:table-cell table:formula="of:=VLOOKUP([.C456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56</text:p>
          </table:table-cell>
          <table:table-cell office:value-type="string" calcext:value-type="string">
            <text:p>P47</text:p>
          </table:table-cell>
          <table:table-cell table:style-name="ce22" office:value-type="string" calcext:value-type="string">
            <text:p>T29</text:p>
          </table:table-cell>
          <table:table-cell office:value-type="float" office:value="2" calcext:value-type="float">
            <text:p>2</text:p>
          </table:table-cell>
          <table:table-cell office:value-type="float" office:value="898" calcext:value-type="float">
            <text:p>898</text:p>
          </table:table-cell>
          <table:table-cell table:formula="of:=VLOOKUP([.C457];[$Ткани.A:.F];3;0)" office:value-type="string" office:string-value="зеленый" calcext:value-type="string">
            <text:p>зеленый</text:p>
          </table:table-cell>
          <table:table-cell table:formula="of:=VLOOKUP([.C457];[$Ткани.A:.F];5;0)" office:value-type="string" office:string-value="лён" calcext:value-type="string">
            <text:p>лён</text:p>
          </table:table-cell>
          <table:table-cell table:formula="of:=VLOOKUP([.C457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57</text:p>
          </table:table-cell>
          <table:table-cell office:value-type="string" calcext:value-type="string">
            <text:p>P50</text:p>
          </table:table-cell>
          <table:table-cell table:style-name="ce22" office:value-type="string" calcext:value-type="string">
            <text:p>T30</text:p>
          </table:table-cell>
          <table:table-cell office:value-type="float" office:value="88" calcext:value-type="float">
            <text:p>88</text:p>
          </table:table-cell>
          <table:table-cell office:value-type="float" office:value="898" calcext:value-type="float">
            <text:p>898</text:p>
          </table:table-cell>
          <table:table-cell table:formula="of:=VLOOKUP([.C458];[$Ткани.A:.F];3;0)" office:value-type="string" office:string-value="синий" calcext:value-type="string">
            <text:p>синий</text:p>
          </table:table-cell>
          <table:table-cell table:formula="of:=VLOOKUP([.C458];[$Ткани.A:.F];5;0)" office:value-type="string" office:string-value="лён" calcext:value-type="string">
            <text:p>лён</text:p>
          </table:table-cell>
          <table:table-cell table:formula="of:=VLOOKUP([.C458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58</text:p>
          </table:table-cell>
          <table:table-cell office:value-type="string" calcext:value-type="string">
            <text:p>P6</text:p>
          </table:table-cell>
          <table:table-cell table:style-name="ce22" office:value-type="string" calcext:value-type="string">
            <text:p>T42</text:p>
          </table:table-cell>
          <table:table-cell office:value-type="float" office:value="52" calcext:value-type="float">
            <text:p>52</text:p>
          </table:table-cell>
          <table:table-cell office:value-type="float" office:value="898" calcext:value-type="float">
            <text:p>898</text:p>
          </table:table-cell>
          <table:table-cell table:formula="of:=VLOOKUP([.C459];[$Ткани.A:.F];3;0)" office:value-type="string" office:string-value="красный" calcext:value-type="string">
            <text:p>красный</text:p>
          </table:table-cell>
          <table:table-cell table:formula="of:=VLOOKUP([.C459];[$Ткани.A:.F];5;0)" office:value-type="string" office:string-value="хлопок" calcext:value-type="string">
            <text:p>хлопок</text:p>
          </table:table-cell>
          <table:table-cell table:formula="of:=VLOOKUP([.C459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59</text:p>
          </table:table-cell>
          <table:table-cell office:value-type="string" calcext:value-type="string">
            <text:p>P37</text:p>
          </table:table-cell>
          <table:table-cell table:style-name="ce22" office:value-type="string" calcext:value-type="string">
            <text:p>T43</text:p>
          </table:table-cell>
          <table:table-cell office:value-type="float" office:value="51" calcext:value-type="float">
            <text:p>51</text:p>
          </table:table-cell>
          <table:table-cell office:value-type="float" office:value="899" calcext:value-type="float">
            <text:p>899</text:p>
          </table:table-cell>
          <table:table-cell table:formula="of:=VLOOKUP([.C460];[$Ткани.A:.F];3;0)" office:value-type="string" office:string-value="белый" calcext:value-type="string">
            <text:p>белый</text:p>
          </table:table-cell>
          <table:table-cell table:formula="of:=VLOOKUP([.C460];[$Ткани.A:.F];5;0)" office:value-type="string" office:string-value="хлопок" calcext:value-type="string">
            <text:p>хлопок</text:p>
          </table:table-cell>
          <table:table-cell table:formula="of:=VLOOKUP([.C460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60</text:p>
          </table:table-cell>
          <table:table-cell office:value-type="string" calcext:value-type="string">
            <text:p>P38</text:p>
          </table:table-cell>
          <table:table-cell table:style-name="ce22" office:value-type="string" calcext:value-type="string">
            <text:p>T22</text:p>
          </table:table-cell>
          <table:table-cell office:value-type="float" office:value="99" calcext:value-type="float">
            <text:p>99</text:p>
          </table:table-cell>
          <table:table-cell office:value-type="float" office:value="899" calcext:value-type="float">
            <text:p>899</text:p>
          </table:table-cell>
          <table:table-cell table:formula="of:=VLOOKUP([.C461];[$Ткани.A:.F];3;0)" office:value-type="string" office:string-value="синий" calcext:value-type="string">
            <text:p>синий</text:p>
          </table:table-cell>
          <table:table-cell table:formula="of:=VLOOKUP([.C461];[$Ткани.A:.F];5;0)" office:value-type="string" office:string-value="шёлк" calcext:value-type="string">
            <text:p>шёлк</text:p>
          </table:table-cell>
          <table:table-cell table:formula="of:=VLOOKUP([.C461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61</text:p>
          </table:table-cell>
          <table:table-cell office:value-type="string" calcext:value-type="string">
            <text:p>P38</text:p>
          </table:table-cell>
          <table:table-cell table:style-name="ce22" office:value-type="string" calcext:value-type="string">
            <text:p>T28</text:p>
          </table:table-cell>
          <table:table-cell office:value-type="float" office:value="102" calcext:value-type="float">
            <text:p>102</text:p>
          </table:table-cell>
          <table:table-cell office:value-type="float" office:value="899" calcext:value-type="float">
            <text:p>899</text:p>
          </table:table-cell>
          <table:table-cell table:formula="of:=VLOOKUP([.C462];[$Ткани.A:.F];3;0)" office:value-type="string" office:string-value="белый" calcext:value-type="string">
            <text:p>белый</text:p>
          </table:table-cell>
          <table:table-cell table:formula="of:=VLOOKUP([.C462];[$Ткани.A:.F];5;0)" office:value-type="string" office:string-value="лён" calcext:value-type="string">
            <text:p>лён</text:p>
          </table:table-cell>
          <table:table-cell table:formula="of:=VLOOKUP([.C462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62</text:p>
          </table:table-cell>
          <table:table-cell office:value-type="string" calcext:value-type="string">
            <text:p>P46</text:p>
          </table:table-cell>
          <table:table-cell table:style-name="ce22" office:value-type="string" calcext:value-type="string">
            <text:p>T6</text:p>
          </table:table-cell>
          <table:table-cell office:value-type="float" office:value="28" calcext:value-type="float">
            <text:p>28</text:p>
          </table:table-cell>
          <table:table-cell office:value-type="float" office:value="899" calcext:value-type="float">
            <text:p>899</text:p>
          </table:table-cell>
          <table:table-cell table:formula="of:=VLOOKUP([.C463];[$Ткани.A:.F];3;0)" office:value-type="string" office:string-value="черный" calcext:value-type="string">
            <text:p>черный</text:p>
          </table:table-cell>
          <table:table-cell table:formula="of:=VLOOKUP([.C463];[$Ткани.A:.F];5;0)" office:value-type="string" office:string-value="хлопок" calcext:value-type="string">
            <text:p>хлопок</text:p>
          </table:table-cell>
          <table:table-cell table:formula="of:=VLOOKUP([.C463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63</text:p>
          </table:table-cell>
          <table:table-cell office:value-type="string" calcext:value-type="string">
            <text:p>P55</text:p>
          </table:table-cell>
          <table:table-cell table:style-name="ce22" office:value-type="string" calcext:value-type="string">
            <text:p>T18</text:p>
          </table:table-cell>
          <table:table-cell office:value-type="float" office:value="10" calcext:value-type="float">
            <text:p>10</text:p>
          </table:table-cell>
          <table:table-cell office:value-type="float" office:value="899" calcext:value-type="float">
            <text:p>899</text:p>
          </table:table-cell>
          <table:table-cell table:formula="of:=VLOOKUP([.C464];[$Ткани.A:.F];3;0)" office:value-type="string" office:string-value="белый" calcext:value-type="string">
            <text:p>белый</text:p>
          </table:table-cell>
          <table:table-cell table:formula="of:=VLOOKUP([.C464];[$Ткани.A:.F];5;0)" office:value-type="string" office:string-value="хлопок" calcext:value-type="string">
            <text:p>хлопок</text:p>
          </table:table-cell>
          <table:table-cell table:formula="of:=VLOOKUP([.C464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64</text:p>
          </table:table-cell>
          <table:table-cell office:value-type="string" calcext:value-type="string">
            <text:p>P6</text:p>
          </table:table-cell>
          <table:table-cell table:style-name="ce22" office:value-type="string" calcext:value-type="string">
            <text:p>T2</text:p>
          </table:table-cell>
          <table:table-cell office:value-type="float" office:value="101" calcext:value-type="float">
            <text:p>101</text:p>
          </table:table-cell>
          <table:table-cell office:value-type="float" office:value="901" calcext:value-type="float">
            <text:p>901</text:p>
          </table:table-cell>
          <table:table-cell table:formula="of:=VLOOKUP([.C465];[$Ткани.A:.F];3;0)" office:value-type="string" office:string-value="желтый" calcext:value-type="string">
            <text:p>желтый</text:p>
          </table:table-cell>
          <table:table-cell table:formula="of:=VLOOKUP([.C465];[$Ткани.A:.F];5;0)" office:value-type="string" office:string-value="шёлк" calcext:value-type="string">
            <text:p>шёлк</text:p>
          </table:table-cell>
          <table:table-cell table:formula="of:=VLOOKUP([.C465];[$Ткани.A:.F];4;0)" office:value-type="float" office:value="240" calcext:value-type="float">
            <text:p>240</text:p>
          </table:table-cell>
          <table:table-cell table:formula="of:=VLOOKUP([.B465];[$Продукция.A:.E];2;0)" office:value-type="string" office:string-value="капри" calcext:value-type="string">
            <text:p>капри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65</text:p>
          </table:table-cell>
          <table:table-cell office:value-type="string" calcext:value-type="string">
            <text:p>P28</text:p>
          </table:table-cell>
          <table:table-cell table:style-name="ce22" office:value-type="string" calcext:value-type="string">
            <text:p>T33</text:p>
          </table:table-cell>
          <table:table-cell office:value-type="float" office:value="74" calcext:value-type="float">
            <text:p>74</text:p>
          </table:table-cell>
          <table:table-cell office:value-type="float" office:value="902" calcext:value-type="float">
            <text:p>902</text:p>
          </table:table-cell>
          <table:table-cell table:formula="of:=VLOOKUP([.C466];[$Ткани.A:.F];3;0)" office:value-type="string" office:string-value="синий" calcext:value-type="string">
            <text:p>синий</text:p>
          </table:table-cell>
          <table:table-cell table:formula="of:=VLOOKUP([.C466];[$Ткани.A:.F];5;0)" office:value-type="string" office:string-value="шёлк" calcext:value-type="string">
            <text:p>шёлк</text:p>
          </table:table-cell>
          <table:table-cell table:formula="of:=VLOOKUP([.C466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66</text:p>
          </table:table-cell>
          <table:table-cell office:value-type="string" calcext:value-type="string">
            <text:p>P41</text:p>
          </table:table-cell>
          <table:table-cell table:style-name="ce22" office:value-type="string" calcext:value-type="string">
            <text:p>T19</text:p>
          </table:table-cell>
          <table:table-cell office:value-type="float" office:value="68" calcext:value-type="float">
            <text:p>68</text:p>
          </table:table-cell>
          <table:table-cell office:value-type="float" office:value="902" calcext:value-type="float">
            <text:p>902</text:p>
          </table:table-cell>
          <table:table-cell table:formula="of:=VLOOKUP([.C467];[$Ткани.A:.F];3;0)" office:value-type="string" office:string-value="желтый" calcext:value-type="string">
            <text:p>желтый</text:p>
          </table:table-cell>
          <table:table-cell table:formula="of:=VLOOKUP([.C467];[$Ткани.A:.F];5;0)" office:value-type="string" office:string-value="шерсть" calcext:value-type="string">
            <text:p>шерсть</text:p>
          </table:table-cell>
          <table:table-cell table:formula="of:=VLOOKUP([.C467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67</text:p>
          </table:table-cell>
          <table:table-cell office:value-type="string" calcext:value-type="string">
            <text:p>P59</text:p>
          </table:table-cell>
          <table:table-cell table:style-name="ce22" office:value-type="string" calcext:value-type="string">
            <text:p>T18</text:p>
          </table:table-cell>
          <table:table-cell office:value-type="float" office:value="65" calcext:value-type="float">
            <text:p>65</text:p>
          </table:table-cell>
          <table:table-cell office:value-type="float" office:value="902" calcext:value-type="float">
            <text:p>902</text:p>
          </table:table-cell>
          <table:table-cell table:formula="of:=VLOOKUP([.C468];[$Ткани.A:.F];3;0)" office:value-type="string" office:string-value="белый" calcext:value-type="string">
            <text:p>белый</text:p>
          </table:table-cell>
          <table:table-cell table:formula="of:=VLOOKUP([.C468];[$Ткани.A:.F];5;0)" office:value-type="string" office:string-value="хлопок" calcext:value-type="string">
            <text:p>хлопок</text:p>
          </table:table-cell>
          <table:table-cell table:formula="of:=VLOOKUP([.C468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68</text:p>
          </table:table-cell>
          <table:table-cell office:value-type="string" calcext:value-type="string">
            <text:p>P37</text:p>
          </table:table-cell>
          <table:table-cell table:style-name="ce22" office:value-type="string" calcext:value-type="string">
            <text:p>T27</text:p>
          </table:table-cell>
          <table:table-cell office:value-type="float" office:value="19" calcext:value-type="float">
            <text:p>19</text:p>
          </table:table-cell>
          <table:table-cell office:value-type="float" office:value="903" calcext:value-type="float">
            <text:p>903</text:p>
          </table:table-cell>
          <table:table-cell table:formula="of:=VLOOKUP([.C469];[$Ткани.A:.F];3;0)" office:value-type="string" office:string-value="желтый" calcext:value-type="string">
            <text:p>желтый</text:p>
          </table:table-cell>
          <table:table-cell table:formula="of:=VLOOKUP([.C469];[$Ткани.A:.F];5;0)" office:value-type="string" office:string-value="шёлк" calcext:value-type="string">
            <text:p>шёлк</text:p>
          </table:table-cell>
          <table:table-cell table:formula="of:=VLOOKUP([.C469];[$Ткани.A:.F];4;0)" office:value-type="float" office:value="230" calcext:value-type="float">
            <text:p>230</text:p>
          </table:table-cell>
          <table:table-cell table:formula="of:=VLOOKUP([.B469];[$Продукция.A:.E];2;0)" office:value-type="string" office:string-value="платье миди" calcext:value-type="string">
            <text:p>платье миди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69</text:p>
          </table:table-cell>
          <table:table-cell office:value-type="string" calcext:value-type="string">
            <text:p>P22</text:p>
          </table:table-cell>
          <table:table-cell table:style-name="ce22" office:value-type="string" calcext:value-type="string">
            <text:p>T15</text:p>
          </table:table-cell>
          <table:table-cell office:value-type="float" office:value="64" calcext:value-type="float">
            <text:p>64</text:p>
          </table:table-cell>
          <table:table-cell office:value-type="float" office:value="904" calcext:value-type="float">
            <text:p>904</text:p>
          </table:table-cell>
          <table:table-cell table:formula="of:=VLOOKUP([.C470];[$Ткани.A:.F];3;0)" office:value-type="string" office:string-value="черный" calcext:value-type="string">
            <text:p>черный</text:p>
          </table:table-cell>
          <table:table-cell table:formula="of:=VLOOKUP([.C470];[$Ткани.A:.F];5;0)" office:value-type="string" office:string-value="хлопок" calcext:value-type="string">
            <text:p>хлопок</text:p>
          </table:table-cell>
          <table:table-cell table:formula="of:=VLOOKUP([.C470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70</text:p>
          </table:table-cell>
          <table:table-cell office:value-type="string" calcext:value-type="string">
            <text:p>P11</text:p>
          </table:table-cell>
          <table:table-cell table:style-name="ce22" office:value-type="string" calcext:value-type="string">
            <text:p>T14</text:p>
          </table:table-cell>
          <table:table-cell office:value-type="float" office:value="82" calcext:value-type="float">
            <text:p>82</text:p>
          </table:table-cell>
          <table:table-cell office:value-type="float" office:value="905" calcext:value-type="float">
            <text:p>905</text:p>
          </table:table-cell>
          <table:table-cell table:formula="of:=VLOOKUP([.C471];[$Ткани.A:.F];3;0)" office:value-type="string" office:string-value="синий" calcext:value-type="string">
            <text:p>синий</text:p>
          </table:table-cell>
          <table:table-cell table:formula="of:=VLOOKUP([.C471];[$Ткани.A:.F];5;0)" office:value-type="string" office:string-value="хлопок" calcext:value-type="string">
            <text:p>хлопок</text:p>
          </table:table-cell>
          <table:table-cell table:formula="of:=VLOOKUP([.C471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71</text:p>
          </table:table-cell>
          <table:table-cell office:value-type="string" calcext:value-type="string">
            <text:p>P15</text:p>
          </table:table-cell>
          <table:table-cell table:style-name="ce22" office:value-type="string" calcext:value-type="string">
            <text:p>T29</text:p>
          </table:table-cell>
          <table:table-cell office:value-type="float" office:value="31" calcext:value-type="float">
            <text:p>31</text:p>
          </table:table-cell>
          <table:table-cell office:value-type="float" office:value="905" calcext:value-type="float">
            <text:p>905</text:p>
          </table:table-cell>
          <table:table-cell table:formula="of:=VLOOKUP([.C472];[$Ткани.A:.F];3;0)" office:value-type="string" office:string-value="зеленый" calcext:value-type="string">
            <text:p>зеленый</text:p>
          </table:table-cell>
          <table:table-cell table:formula="of:=VLOOKUP([.C472];[$Ткани.A:.F];5;0)" office:value-type="string" office:string-value="лён" calcext:value-type="string">
            <text:p>лён</text:p>
          </table:table-cell>
          <table:table-cell table:formula="of:=VLOOKUP([.C472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72</text:p>
          </table:table-cell>
          <table:table-cell office:value-type="string" calcext:value-type="string">
            <text:p>P47</text:p>
          </table:table-cell>
          <table:table-cell table:style-name="ce22" office:value-type="string" calcext:value-type="string">
            <text:p>T35</text:p>
          </table:table-cell>
          <table:table-cell office:value-type="float" office:value="57" calcext:value-type="float">
            <text:p>57</text:p>
          </table:table-cell>
          <table:table-cell office:value-type="float" office:value="905" calcext:value-type="float">
            <text:p>905</text:p>
          </table:table-cell>
          <table:table-cell table:formula="of:=VLOOKUP([.C473];[$Ткани.A:.F];3;0)" office:value-type="string" office:string-value="зеленый" calcext:value-type="string">
            <text:p>зеленый</text:p>
          </table:table-cell>
          <table:table-cell table:formula="of:=VLOOKUP([.C473];[$Ткани.A:.F];5;0)" office:value-type="string" office:string-value="шёлк" calcext:value-type="string">
            <text:p>шёлк</text:p>
          </table:table-cell>
          <table:table-cell table:formula="of:=VLOOKUP([.C473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73</text:p>
          </table:table-cell>
          <table:table-cell office:value-type="string" calcext:value-type="string">
            <text:p>P1</text:p>
          </table:table-cell>
          <table:table-cell table:style-name="ce22" office:value-type="string" calcext:value-type="string">
            <text:p>T31</text:p>
          </table:table-cell>
          <table:table-cell office:value-type="float" office:value="18" calcext:value-type="float">
            <text:p>18</text:p>
          </table:table-cell>
          <table:table-cell office:value-type="float" office:value="906" calcext:value-type="float">
            <text:p>906</text:p>
          </table:table-cell>
          <table:table-cell table:formula="of:=VLOOKUP([.C474];[$Ткани.A:.F];3;0)" office:value-type="string" office:string-value="желтый" calcext:value-type="string">
            <text:p>желтый</text:p>
          </table:table-cell>
          <table:table-cell table:formula="of:=VLOOKUP([.C474];[$Ткани.A:.F];5;0)" office:value-type="string" office:string-value="лён" calcext:value-type="string">
            <text:p>лён</text:p>
          </table:table-cell>
          <table:table-cell table:formula="of:=VLOOKUP([.C474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74</text:p>
          </table:table-cell>
          <table:table-cell office:value-type="string" calcext:value-type="string">
            <text:p>P22</text:p>
          </table:table-cell>
          <table:table-cell table:style-name="ce22" office:value-type="string" calcext:value-type="string">
            <text:p>T35</text:p>
          </table:table-cell>
          <table:table-cell office:value-type="float" office:value="108" calcext:value-type="float">
            <text:p>108</text:p>
          </table:table-cell>
          <table:table-cell office:value-type="float" office:value="906" calcext:value-type="float">
            <text:p>906</text:p>
          </table:table-cell>
          <table:table-cell table:formula="of:=VLOOKUP([.C475];[$Ткани.A:.F];3;0)" office:value-type="string" office:string-value="зеленый" calcext:value-type="string">
            <text:p>зеленый</text:p>
          </table:table-cell>
          <table:table-cell table:formula="of:=VLOOKUP([.C475];[$Ткани.A:.F];5;0)" office:value-type="string" office:string-value="шёлк" calcext:value-type="string">
            <text:p>шёлк</text:p>
          </table:table-cell>
          <table:table-cell table:formula="of:=VLOOKUP([.C475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75</text:p>
          </table:table-cell>
          <table:table-cell office:value-type="string" calcext:value-type="string">
            <text:p>P51</text:p>
          </table:table-cell>
          <table:table-cell table:style-name="ce22" office:value-type="string" calcext:value-type="string">
            <text:p>T25</text:p>
          </table:table-cell>
          <table:table-cell office:value-type="float" office:value="78" calcext:value-type="float">
            <text:p>78</text:p>
          </table:table-cell>
          <table:table-cell office:value-type="float" office:value="906" calcext:value-type="float">
            <text:p>906</text:p>
          </table:table-cell>
          <table:table-cell table:formula="of:=VLOOKUP([.C476];[$Ткани.A:.F];3;0)" office:value-type="string" office:string-value="синий" calcext:value-type="string">
            <text:p>синий</text:p>
          </table:table-cell>
          <table:table-cell table:formula="of:=VLOOKUP([.C476];[$Ткани.A:.F];5;0)" office:value-type="string" office:string-value="шёлк" calcext:value-type="string">
            <text:p>шёлк</text:p>
          </table:table-cell>
          <table:table-cell table:formula="of:=VLOOKUP([.C476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76</text:p>
          </table:table-cell>
          <table:table-cell office:value-type="string" calcext:value-type="string">
            <text:p>P3</text:p>
          </table:table-cell>
          <table:table-cell table:style-name="ce22" office:value-type="string" calcext:value-type="string">
            <text:p>T21</text:p>
          </table:table-cell>
          <table:table-cell office:value-type="float" office:value="58" calcext:value-type="float">
            <text:p>58</text:p>
          </table:table-cell>
          <table:table-cell office:value-type="float" office:value="907" calcext:value-type="float">
            <text:p>907</text:p>
          </table:table-cell>
          <table:table-cell table:formula="of:=VLOOKUP([.C477];[$Ткани.A:.F];3;0)" office:value-type="string" office:string-value="красный" calcext:value-type="string">
            <text:p>красный</text:p>
          </table:table-cell>
          <table:table-cell table:formula="of:=VLOOKUP([.C477];[$Ткани.A:.F];5;0)" office:value-type="string" office:string-value="шерсть" calcext:value-type="string">
            <text:p>шерсть</text:p>
          </table:table-cell>
          <table:table-cell table:formula="of:=VLOOKUP([.C477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77</text:p>
          </table:table-cell>
          <table:table-cell office:value-type="string" calcext:value-type="string">
            <text:p>P3</text:p>
          </table:table-cell>
          <table:table-cell table:style-name="ce22" office:value-type="string" calcext:value-type="string">
            <text:p>T29</text:p>
          </table:table-cell>
          <table:table-cell office:value-type="float" office:value="38" calcext:value-type="float">
            <text:p>38</text:p>
          </table:table-cell>
          <table:table-cell office:value-type="float" office:value="907" calcext:value-type="float">
            <text:p>907</text:p>
          </table:table-cell>
          <table:table-cell table:formula="of:=VLOOKUP([.C478];[$Ткани.A:.F];3;0)" office:value-type="string" office:string-value="зеленый" calcext:value-type="string">
            <text:p>зеленый</text:p>
          </table:table-cell>
          <table:table-cell table:formula="of:=VLOOKUP([.C478];[$Ткани.A:.F];5;0)" office:value-type="string" office:string-value="лён" calcext:value-type="string">
            <text:p>лён</text:p>
          </table:table-cell>
          <table:table-cell table:formula="of:=VLOOKUP([.C478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78</text:p>
          </table:table-cell>
          <table:table-cell office:value-type="string" calcext:value-type="string">
            <text:p>P33</text:p>
          </table:table-cell>
          <table:table-cell table:style-name="ce22" office:value-type="string" calcext:value-type="string">
            <text:p>T9</text:p>
          </table:table-cell>
          <table:table-cell office:value-type="float" office:value="13" calcext:value-type="float">
            <text:p>13</text:p>
          </table:table-cell>
          <table:table-cell office:value-type="float" office:value="907" calcext:value-type="float">
            <text:p>907</text:p>
          </table:table-cell>
          <table:table-cell table:formula="of:=VLOOKUP([.C479];[$Ткани.A:.F];3;0)" office:value-type="string" office:string-value="розовый" calcext:value-type="string">
            <text:p>розовый</text:p>
          </table:table-cell>
          <table:table-cell table:formula="of:=VLOOKUP([.C479];[$Ткани.A:.F];5;0)" office:value-type="string" office:string-value="хлопок" calcext:value-type="string">
            <text:p>хлопок</text:p>
          </table:table-cell>
          <table:table-cell table:formula="of:=VLOOKUP([.C479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79</text:p>
          </table:table-cell>
          <table:table-cell office:value-type="string" calcext:value-type="string">
            <text:p>P20</text:p>
          </table:table-cell>
          <table:table-cell table:style-name="ce22" office:value-type="string" calcext:value-type="string">
            <text:p>T21</text:p>
          </table:table-cell>
          <table:table-cell office:value-type="float" office:value="101" calcext:value-type="float">
            <text:p>101</text:p>
          </table:table-cell>
          <table:table-cell office:value-type="float" office:value="908" calcext:value-type="float">
            <text:p>908</text:p>
          </table:table-cell>
          <table:table-cell table:formula="of:=VLOOKUP([.C480];[$Ткани.A:.F];3;0)" office:value-type="string" office:string-value="красный" calcext:value-type="string">
            <text:p>красный</text:p>
          </table:table-cell>
          <table:table-cell table:formula="of:=VLOOKUP([.C480];[$Ткани.A:.F];5;0)" office:value-type="string" office:string-value="шерсть" calcext:value-type="string">
            <text:p>шерсть</text:p>
          </table:table-cell>
          <table:table-cell table:formula="of:=VLOOKUP([.C480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80</text:p>
          </table:table-cell>
          <table:table-cell office:value-type="string" calcext:value-type="string">
            <text:p>P8</text:p>
          </table:table-cell>
          <table:table-cell table:style-name="ce22" office:value-type="string" calcext:value-type="string">
            <text:p>T32</text:p>
          </table:table-cell>
          <table:table-cell office:value-type="float" office:value="28" calcext:value-type="float">
            <text:p>28</text:p>
          </table:table-cell>
          <table:table-cell office:value-type="float" office:value="908" calcext:value-type="float">
            <text:p>908</text:p>
          </table:table-cell>
          <table:table-cell table:formula="of:=VLOOKUP([.C481];[$Ткани.A:.F];3;0)" office:value-type="string" office:string-value="красный" calcext:value-type="string">
            <text:p>красный</text:p>
          </table:table-cell>
          <table:table-cell table:formula="of:=VLOOKUP([.C481];[$Ткани.A:.F];5;0)" office:value-type="string" office:string-value="лён" calcext:value-type="string">
            <text:p>лён</text:p>
          </table:table-cell>
          <table:table-cell table:formula="of:=VLOOKUP([.C481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81</text:p>
          </table:table-cell>
          <table:table-cell office:value-type="string" calcext:value-type="string">
            <text:p>P40</text:p>
          </table:table-cell>
          <table:table-cell table:style-name="ce22" office:value-type="string" calcext:value-type="string">
            <text:p>T20</text:p>
          </table:table-cell>
          <table:table-cell office:value-type="float" office:value="119" calcext:value-type="float">
            <text:p>119</text:p>
          </table:table-cell>
          <table:table-cell office:value-type="float" office:value="910" calcext:value-type="float">
            <text:p>910</text:p>
          </table:table-cell>
          <table:table-cell table:formula="of:=VLOOKUP([.C482];[$Ткани.A:.F];3;0)" office:value-type="string" office:string-value="синий" calcext:value-type="string">
            <text:p>синий</text:p>
          </table:table-cell>
          <table:table-cell table:formula="of:=VLOOKUP([.C482];[$Ткани.A:.F];5;0)" office:value-type="string" office:string-value="шерсть" calcext:value-type="string">
            <text:p>шерсть</text:p>
          </table:table-cell>
          <table:table-cell table:formula="of:=VLOOKUP([.C482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82</text:p>
          </table:table-cell>
          <table:table-cell office:value-type="string" calcext:value-type="string">
            <text:p>P12</text:p>
          </table:table-cell>
          <table:table-cell table:style-name="ce22" office:value-type="string" calcext:value-type="string">
            <text:p>T25</text:p>
          </table:table-cell>
          <table:table-cell office:value-type="float" office:value="2" calcext:value-type="float">
            <text:p>2</text:p>
          </table:table-cell>
          <table:table-cell office:value-type="float" office:value="911" calcext:value-type="float">
            <text:p>911</text:p>
          </table:table-cell>
          <table:table-cell table:formula="of:=VLOOKUP([.C483];[$Ткани.A:.F];3;0)" office:value-type="string" office:string-value="синий" calcext:value-type="string">
            <text:p>синий</text:p>
          </table:table-cell>
          <table:table-cell table:formula="of:=VLOOKUP([.C483];[$Ткани.A:.F];5;0)" office:value-type="string" office:string-value="шёлк" calcext:value-type="string">
            <text:p>шёлк</text:p>
          </table:table-cell>
          <table:table-cell table:formula="of:=VLOOKUP([.C483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83</text:p>
          </table:table-cell>
          <table:table-cell office:value-type="string" calcext:value-type="string">
            <text:p>P22</text:p>
          </table:table-cell>
          <table:table-cell table:style-name="ce22" office:value-type="string" calcext:value-type="string">
            <text:p>T17</text:p>
          </table:table-cell>
          <table:table-cell office:value-type="float" office:value="46" calcext:value-type="float">
            <text:p>46</text:p>
          </table:table-cell>
          <table:table-cell office:value-type="float" office:value="911" calcext:value-type="float">
            <text:p>911</text:p>
          </table:table-cell>
          <table:table-cell table:formula="of:=VLOOKUP([.C484];[$Ткани.A:.F];3;0)" office:value-type="string" office:string-value="зеленый" calcext:value-type="string">
            <text:p>зеленый</text:p>
          </table:table-cell>
          <table:table-cell table:formula="of:=VLOOKUP([.C484];[$Ткани.A:.F];5;0)" office:value-type="string" office:string-value="хлопок" calcext:value-type="string">
            <text:p>хлопок</text:p>
          </table:table-cell>
          <table:table-cell table:formula="of:=VLOOKUP([.C484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84</text:p>
          </table:table-cell>
          <table:table-cell office:value-type="string" calcext:value-type="string">
            <text:p>P51</text:p>
          </table:table-cell>
          <table:table-cell table:style-name="ce22" office:value-type="string" calcext:value-type="string">
            <text:p>T27</text:p>
          </table:table-cell>
          <table:table-cell office:value-type="float" office:value="104" calcext:value-type="float">
            <text:p>104</text:p>
          </table:table-cell>
          <table:table-cell office:value-type="float" office:value="911" calcext:value-type="float">
            <text:p>911</text:p>
          </table:table-cell>
          <table:table-cell table:formula="of:=VLOOKUP([.C485];[$Ткани.A:.F];3;0)" office:value-type="string" office:string-value="желтый" calcext:value-type="string">
            <text:p>желтый</text:p>
          </table:table-cell>
          <table:table-cell table:formula="of:=VLOOKUP([.C485];[$Ткани.A:.F];5;0)" office:value-type="string" office:string-value="шёлк" calcext:value-type="string">
            <text:p>шёлк</text:p>
          </table:table-cell>
          <table:table-cell table:formula="of:=VLOOKUP([.C485];[$Ткани.A:.F];4;0)" office:value-type="float" office:value="230" calcext:value-type="float">
            <text:p>230</text:p>
          </table:table-cell>
          <table:table-cell table:formula="of:=VLOOKUP([.B485];[$Продукция.A:.E];2;0)" office:value-type="string" office:string-value="платье-трансформер" calcext:value-type="string">
            <text:p>платье-трансформер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85</text:p>
          </table:table-cell>
          <table:table-cell office:value-type="string" calcext:value-type="string">
            <text:p>P9</text:p>
          </table:table-cell>
          <table:table-cell table:style-name="ce22" office:value-type="string" calcext:value-type="string">
            <text:p>T11</text:p>
          </table:table-cell>
          <table:table-cell office:value-type="float" office:value="32" calcext:value-type="float">
            <text:p>32</text:p>
          </table:table-cell>
          <table:table-cell office:value-type="float" office:value="911" calcext:value-type="float">
            <text:p>911</text:p>
          </table:table-cell>
          <table:table-cell table:formula="of:=VLOOKUP([.C486];[$Ткани.A:.F];3;0)" office:value-type="string" office:string-value="красный" calcext:value-type="string">
            <text:p>красный</text:p>
          </table:table-cell>
          <table:table-cell table:formula="of:=VLOOKUP([.C486];[$Ткани.A:.F];5;0)" office:value-type="string" office:string-value="хлопок" calcext:value-type="string">
            <text:p>хлопок</text:p>
          </table:table-cell>
          <table:table-cell table:formula="of:=VLOOKUP([.C486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86</text:p>
          </table:table-cell>
          <table:table-cell office:value-type="string" calcext:value-type="string">
            <text:p>P53</text:p>
          </table:table-cell>
          <table:table-cell table:style-name="ce22" office:value-type="string" calcext:value-type="string">
            <text:p>T37</text:p>
          </table:table-cell>
          <table:table-cell office:value-type="float" office:value="116" calcext:value-type="float">
            <text:p>116</text:p>
          </table:table-cell>
          <table:table-cell office:value-type="float" office:value="913" calcext:value-type="float">
            <text:p>913</text:p>
          </table:table-cell>
          <table:table-cell table:formula="of:=VLOOKUP([.C487];[$Ткани.A:.F];3;0)" office:value-type="string" office:string-value="зеленый" calcext:value-type="string">
            <text:p>зеленый</text:p>
          </table:table-cell>
          <table:table-cell table:formula="of:=VLOOKUP([.C487];[$Ткани.A:.F];5;0)" office:value-type="string" office:string-value="хлопок" calcext:value-type="string">
            <text:p>хлопок</text:p>
          </table:table-cell>
          <table:table-cell table:formula="of:=VLOOKUP([.C487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87</text:p>
          </table:table-cell>
          <table:table-cell office:value-type="string" calcext:value-type="string">
            <text:p>P2</text:p>
          </table:table-cell>
          <table:table-cell table:style-name="ce22" office:value-type="string" calcext:value-type="string">
            <text:p>T34</text:p>
          </table:table-cell>
          <table:table-cell office:value-type="float" office:value="32" calcext:value-type="float">
            <text:p>32</text:p>
          </table:table-cell>
          <table:table-cell office:value-type="float" office:value="914" calcext:value-type="float">
            <text:p>914</text:p>
          </table:table-cell>
          <table:table-cell table:formula="of:=VLOOKUP([.C488];[$Ткани.A:.F];3;0)" office:value-type="string" office:string-value="красный" calcext:value-type="string">
            <text:p>красный</text:p>
          </table:table-cell>
          <table:table-cell table:formula="of:=VLOOKUP([.C488];[$Ткани.A:.F];5;0)" office:value-type="string" office:string-value="шёлк" calcext:value-type="string">
            <text:p>шёлк</text:p>
          </table:table-cell>
          <table:table-cell table:formula="of:=VLOOKUP([.C488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88</text:p>
          </table:table-cell>
          <table:table-cell office:value-type="string" calcext:value-type="string">
            <text:p>P50</text:p>
          </table:table-cell>
          <table:table-cell table:style-name="ce22" office:value-type="string" calcext:value-type="string">
            <text:p>T38</text:p>
          </table:table-cell>
          <table:table-cell office:value-type="float" office:value="57" calcext:value-type="float">
            <text:p>57</text:p>
          </table:table-cell>
          <table:table-cell office:value-type="float" office:value="915" calcext:value-type="float">
            <text:p>915</text:p>
          </table:table-cell>
          <table:table-cell table:formula="of:=VLOOKUP([.C489];[$Ткани.A:.F];3;0)" office:value-type="string" office:string-value="синий" calcext:value-type="string">
            <text:p>синий</text:p>
          </table:table-cell>
          <table:table-cell table:formula="of:=VLOOKUP([.C489];[$Ткани.A:.F];5;0)" office:value-type="string" office:string-value="хлопок" calcext:value-type="string">
            <text:p>хлопок</text:p>
          </table:table-cell>
          <table:table-cell table:formula="of:=VLOOKUP([.C489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89</text:p>
          </table:table-cell>
          <table:table-cell office:value-type="string" calcext:value-type="string">
            <text:p>P2</text:p>
          </table:table-cell>
          <table:table-cell table:style-name="ce22" office:value-type="string" calcext:value-type="string">
            <text:p>T16</text:p>
          </table:table-cell>
          <table:table-cell office:value-type="float" office:value="58" calcext:value-type="float">
            <text:p>58</text:p>
          </table:table-cell>
          <table:table-cell office:value-type="float" office:value="916" calcext:value-type="float">
            <text:p>916</text:p>
          </table:table-cell>
          <table:table-cell table:formula="of:=VLOOKUP([.C490];[$Ткани.A:.F];3;0)" office:value-type="string" office:string-value="красный" calcext:value-type="string">
            <text:p>красный</text:p>
          </table:table-cell>
          <table:table-cell table:formula="of:=VLOOKUP([.C490];[$Ткани.A:.F];5;0)" office:value-type="string" office:string-value="хлопок" calcext:value-type="string">
            <text:p>хлопок</text:p>
          </table:table-cell>
          <table:table-cell table:formula="of:=VLOOKUP([.C490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90</text:p>
          </table:table-cell>
          <table:table-cell office:value-type="string" calcext:value-type="string">
            <text:p>P7</text:p>
          </table:table-cell>
          <table:table-cell table:style-name="ce22" office:value-type="string" calcext:value-type="string">
            <text:p>T43</text:p>
          </table:table-cell>
          <table:table-cell office:value-type="float" office:value="74" calcext:value-type="float">
            <text:p>74</text:p>
          </table:table-cell>
          <table:table-cell office:value-type="float" office:value="916" calcext:value-type="float">
            <text:p>916</text:p>
          </table:table-cell>
          <table:table-cell table:formula="of:=VLOOKUP([.C491];[$Ткани.A:.F];3;0)" office:value-type="string" office:string-value="белый" calcext:value-type="string">
            <text:p>белый</text:p>
          </table:table-cell>
          <table:table-cell table:formula="of:=VLOOKUP([.C491];[$Ткани.A:.F];5;0)" office:value-type="string" office:string-value="хлопок" calcext:value-type="string">
            <text:p>хлопок</text:p>
          </table:table-cell>
          <table:table-cell table:formula="of:=VLOOKUP([.C491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91</text:p>
          </table:table-cell>
          <table:table-cell office:value-type="string" calcext:value-type="string">
            <text:p>P2</text:p>
          </table:table-cell>
          <table:table-cell table:style-name="ce22" office:value-type="string" calcext:value-type="string">
            <text:p>T28</text:p>
          </table:table-cell>
          <table:table-cell office:value-type="float" office:value="47" calcext:value-type="float">
            <text:p>47</text:p>
          </table:table-cell>
          <table:table-cell office:value-type="float" office:value="917" calcext:value-type="float">
            <text:p>917</text:p>
          </table:table-cell>
          <table:table-cell table:formula="of:=VLOOKUP([.C492];[$Ткани.A:.F];3;0)" office:value-type="string" office:string-value="белый" calcext:value-type="string">
            <text:p>белый</text:p>
          </table:table-cell>
          <table:table-cell table:formula="of:=VLOOKUP([.C492];[$Ткани.A:.F];5;0)" office:value-type="string" office:string-value="лён" calcext:value-type="string">
            <text:p>лён</text:p>
          </table:table-cell>
          <table:table-cell table:formula="of:=VLOOKUP([.C492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92</text:p>
          </table:table-cell>
          <table:table-cell office:value-type="string" calcext:value-type="string">
            <text:p>P3</text:p>
          </table:table-cell>
          <table:table-cell table:style-name="ce22" office:value-type="string" calcext:value-type="string">
            <text:p>T23</text:p>
          </table:table-cell>
          <table:table-cell office:value-type="float" office:value="19" calcext:value-type="float">
            <text:p>19</text:p>
          </table:table-cell>
          <table:table-cell office:value-type="float" office:value="917" calcext:value-type="float">
            <text:p>917</text:p>
          </table:table-cell>
          <table:table-cell table:formula="of:=VLOOKUP([.C493];[$Ткани.A:.F];3;0)" office:value-type="string" office:string-value="красный" calcext:value-type="string">
            <text:p>красный</text:p>
          </table:table-cell>
          <table:table-cell table:formula="of:=VLOOKUP([.C493];[$Ткани.A:.F];5;0)" office:value-type="string" office:string-value="шёлк" calcext:value-type="string">
            <text:p>шёлк</text:p>
          </table:table-cell>
          <table:table-cell table:formula="of:=VLOOKUP([.C493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93</text:p>
          </table:table-cell>
          <table:table-cell office:value-type="string" calcext:value-type="string">
            <text:p>P21</text:p>
          </table:table-cell>
          <table:table-cell table:style-name="ce22" office:value-type="string" calcext:value-type="string">
            <text:p>T26</text:p>
          </table:table-cell>
          <table:table-cell office:value-type="float" office:value="61" calcext:value-type="float">
            <text:p>61</text:p>
          </table:table-cell>
          <table:table-cell office:value-type="float" office:value="918" calcext:value-type="float">
            <text:p>918</text:p>
          </table:table-cell>
          <table:table-cell table:formula="of:=VLOOKUP([.C494];[$Ткани.A:.F];3;0)" office:value-type="string" office:string-value="красный" calcext:value-type="string">
            <text:p>красный</text:p>
          </table:table-cell>
          <table:table-cell table:formula="of:=VLOOKUP([.C494];[$Ткани.A:.F];5;0)" office:value-type="string" office:string-value="шёлк" calcext:value-type="string">
            <text:p>шёлк</text:p>
          </table:table-cell>
          <table:table-cell table:formula="of:=VLOOKUP([.C494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94</text:p>
          </table:table-cell>
          <table:table-cell office:value-type="string" calcext:value-type="string">
            <text:p>P22</text:p>
          </table:table-cell>
          <table:table-cell table:style-name="ce22" office:value-type="string" calcext:value-type="string">
            <text:p>T39</text:p>
          </table:table-cell>
          <table:table-cell office:value-type="float" office:value="8" calcext:value-type="float">
            <text:p>8</text:p>
          </table:table-cell>
          <table:table-cell office:value-type="float" office:value="919" calcext:value-type="float">
            <text:p>919</text:p>
          </table:table-cell>
          <table:table-cell table:formula="of:=VLOOKUP([.C495];[$Ткани.A:.F];3;0)" office:value-type="string" office:string-value="красный" calcext:value-type="string">
            <text:p>красный</text:p>
          </table:table-cell>
          <table:table-cell table:formula="of:=VLOOKUP([.C495];[$Ткани.A:.F];5;0)" office:value-type="string" office:string-value="хлопок" calcext:value-type="string">
            <text:p>хлопок</text:p>
          </table:table-cell>
          <table:table-cell table:formula="of:=VLOOKUP([.C495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95</text:p>
          </table:table-cell>
          <table:table-cell office:value-type="string" calcext:value-type="string">
            <text:p>P36</text:p>
          </table:table-cell>
          <table:table-cell table:style-name="ce22" office:value-type="string" calcext:value-type="string">
            <text:p>T10</text:p>
          </table:table-cell>
          <table:table-cell office:value-type="float" office:value="5" calcext:value-type="float">
            <text:p>5</text:p>
          </table:table-cell>
          <table:table-cell office:value-type="float" office:value="919" calcext:value-type="float">
            <text:p>919</text:p>
          </table:table-cell>
          <table:table-cell table:formula="of:=VLOOKUP([.C496];[$Ткани.A:.F];3;0)" office:value-type="string" office:string-value="белый" calcext:value-type="string">
            <text:p>белый</text:p>
          </table:table-cell>
          <table:table-cell table:formula="of:=VLOOKUP([.C496];[$Ткани.A:.F];5;0)" office:value-type="string" office:string-value="хлопок" calcext:value-type="string">
            <text:p>хлопок</text:p>
          </table:table-cell>
          <table:table-cell table:formula="of:=VLOOKUP([.C496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96</text:p>
          </table:table-cell>
          <table:table-cell office:value-type="string" calcext:value-type="string">
            <text:p>P38</text:p>
          </table:table-cell>
          <table:table-cell table:style-name="ce22" office:value-type="string" calcext:value-type="string">
            <text:p>T14</text:p>
          </table:table-cell>
          <table:table-cell office:value-type="float" office:value="73" calcext:value-type="float">
            <text:p>73</text:p>
          </table:table-cell>
          <table:table-cell office:value-type="float" office:value="919" calcext:value-type="float">
            <text:p>919</text:p>
          </table:table-cell>
          <table:table-cell table:formula="of:=VLOOKUP([.C497];[$Ткани.A:.F];3;0)" office:value-type="string" office:string-value="синий" calcext:value-type="string">
            <text:p>синий</text:p>
          </table:table-cell>
          <table:table-cell table:formula="of:=VLOOKUP([.C497];[$Ткани.A:.F];5;0)" office:value-type="string" office:string-value="хлопок" calcext:value-type="string">
            <text:p>хлопок</text:p>
          </table:table-cell>
          <table:table-cell table:formula="of:=VLOOKUP([.C497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97</text:p>
          </table:table-cell>
          <table:table-cell office:value-type="string" calcext:value-type="string">
            <text:p>P9</text:p>
          </table:table-cell>
          <table:table-cell table:style-name="ce22" office:value-type="string" calcext:value-type="string">
            <text:p>T27</text:p>
          </table:table-cell>
          <table:table-cell office:value-type="float" office:value="45" calcext:value-type="float">
            <text:p>45</text:p>
          </table:table-cell>
          <table:table-cell office:value-type="float" office:value="919" calcext:value-type="float">
            <text:p>919</text:p>
          </table:table-cell>
          <table:table-cell table:formula="of:=VLOOKUP([.C498];[$Ткани.A:.F];3;0)" office:value-type="string" office:string-value="желтый" calcext:value-type="string">
            <text:p>желтый</text:p>
          </table:table-cell>
          <table:table-cell table:formula="of:=VLOOKUP([.C498];[$Ткани.A:.F];5;0)" office:value-type="string" office:string-value="шёлк" calcext:value-type="string">
            <text:p>шёлк</text:p>
          </table:table-cell>
          <table:table-cell table:formula="of:=VLOOKUP([.C498];[$Ткани.A:.F];4;0)" office:value-type="float" office:value="230" calcext:value-type="float">
            <text:p>230</text:p>
          </table:table-cell>
          <table:table-cell table:formula="of:=VLOOKUP([.B498];[$Продукция.A:.E];2;0)" office:value-type="string" office:string-value="платье-трапеция" calcext:value-type="string">
            <text:p>платье-трапеция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98</text:p>
          </table:table-cell>
          <table:table-cell office:value-type="string" calcext:value-type="string">
            <text:p>P22</text:p>
          </table:table-cell>
          <table:table-cell table:style-name="ce22" office:value-type="string" calcext:value-type="string">
            <text:p>T5</text:p>
          </table:table-cell>
          <table:table-cell office:value-type="float" office:value="82" calcext:value-type="float">
            <text:p>82</text:p>
          </table:table-cell>
          <table:table-cell office:value-type="float" office:value="920" calcext:value-type="float">
            <text:p>920</text:p>
          </table:table-cell>
          <table:table-cell table:formula="of:=VLOOKUP([.C499];[$Ткани.A:.F];3;0)" office:value-type="string" office:string-value="синий" calcext:value-type="string">
            <text:p>синий</text:p>
          </table:table-cell>
          <table:table-cell table:formula="of:=VLOOKUP([.C499];[$Ткани.A:.F];5;0)" office:value-type="string" office:string-value="хлопок" calcext:value-type="string">
            <text:p>хлопок</text:p>
          </table:table-cell>
          <table:table-cell table:formula="of:=VLOOKUP([.C499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499</text:p>
          </table:table-cell>
          <table:table-cell office:value-type="string" calcext:value-type="string">
            <text:p>P28</text:p>
          </table:table-cell>
          <table:table-cell table:style-name="ce22" office:value-type="string" calcext:value-type="string">
            <text:p>T15</text:p>
          </table:table-cell>
          <table:table-cell office:value-type="float" office:value="55" calcext:value-type="float">
            <text:p>55</text:p>
          </table:table-cell>
          <table:table-cell office:value-type="float" office:value="921" calcext:value-type="float">
            <text:p>921</text:p>
          </table:table-cell>
          <table:table-cell table:formula="of:=VLOOKUP([.C500];[$Ткани.A:.F];3;0)" office:value-type="string" office:string-value="черный" calcext:value-type="string">
            <text:p>черный</text:p>
          </table:table-cell>
          <table:table-cell table:formula="of:=VLOOKUP([.C500];[$Ткани.A:.F];5;0)" office:value-type="string" office:string-value="хлопок" calcext:value-type="string">
            <text:p>хлопок</text:p>
          </table:table-cell>
          <table:table-cell table:formula="of:=VLOOKUP([.C500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00</text:p>
          </table:table-cell>
          <table:table-cell office:value-type="string" calcext:value-type="string">
            <text:p>P13</text:p>
          </table:table-cell>
          <table:table-cell table:style-name="ce22" office:value-type="string" calcext:value-type="string">
            <text:p>T22</text:p>
          </table:table-cell>
          <table:table-cell office:value-type="float" office:value="105" calcext:value-type="float">
            <text:p>105</text:p>
          </table:table-cell>
          <table:table-cell office:value-type="float" office:value="922" calcext:value-type="float">
            <text:p>922</text:p>
          </table:table-cell>
          <table:table-cell table:formula="of:=VLOOKUP([.C501];[$Ткани.A:.F];3;0)" office:value-type="string" office:string-value="синий" calcext:value-type="string">
            <text:p>синий</text:p>
          </table:table-cell>
          <table:table-cell table:formula="of:=VLOOKUP([.C501];[$Ткани.A:.F];5;0)" office:value-type="string" office:string-value="шёлк" calcext:value-type="string">
            <text:p>шёлк</text:p>
          </table:table-cell>
          <table:table-cell table:formula="of:=VLOOKUP([.C501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01</text:p>
          </table:table-cell>
          <table:table-cell office:value-type="string" calcext:value-type="string">
            <text:p>P27</text:p>
          </table:table-cell>
          <table:table-cell table:style-name="ce22" office:value-type="string" calcext:value-type="string">
            <text:p>T42</text:p>
          </table:table-cell>
          <table:table-cell office:value-type="float" office:value="116" calcext:value-type="float">
            <text:p>116</text:p>
          </table:table-cell>
          <table:table-cell office:value-type="float" office:value="922" calcext:value-type="float">
            <text:p>922</text:p>
          </table:table-cell>
          <table:table-cell table:formula="of:=VLOOKUP([.C502];[$Ткани.A:.F];3;0)" office:value-type="string" office:string-value="красный" calcext:value-type="string">
            <text:p>красный</text:p>
          </table:table-cell>
          <table:table-cell table:formula="of:=VLOOKUP([.C502];[$Ткани.A:.F];5;0)" office:value-type="string" office:string-value="хлопок" calcext:value-type="string">
            <text:p>хлопок</text:p>
          </table:table-cell>
          <table:table-cell table:formula="of:=VLOOKUP([.C502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02</text:p>
          </table:table-cell>
          <table:table-cell office:value-type="string" calcext:value-type="string">
            <text:p>P28</text:p>
          </table:table-cell>
          <table:table-cell table:style-name="ce22" office:value-type="string" calcext:value-type="string">
            <text:p>T31</text:p>
          </table:table-cell>
          <table:table-cell office:value-type="float" office:value="49" calcext:value-type="float">
            <text:p>49</text:p>
          </table:table-cell>
          <table:table-cell office:value-type="float" office:value="922" calcext:value-type="float">
            <text:p>922</text:p>
          </table:table-cell>
          <table:table-cell table:formula="of:=VLOOKUP([.C503];[$Ткани.A:.F];3;0)" office:value-type="string" office:string-value="желтый" calcext:value-type="string">
            <text:p>желтый</text:p>
          </table:table-cell>
          <table:table-cell table:formula="of:=VLOOKUP([.C503];[$Ткани.A:.F];5;0)" office:value-type="string" office:string-value="лён" calcext:value-type="string">
            <text:p>лён</text:p>
          </table:table-cell>
          <table:table-cell table:formula="of:=VLOOKUP([.C503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03</text:p>
          </table:table-cell>
          <table:table-cell office:value-type="string" calcext:value-type="string">
            <text:p>P45</text:p>
          </table:table-cell>
          <table:table-cell table:style-name="ce22" office:value-type="string" calcext:value-type="string">
            <text:p>T11</text:p>
          </table:table-cell>
          <table:table-cell office:value-type="float" office:value="79" calcext:value-type="float">
            <text:p>79</text:p>
          </table:table-cell>
          <table:table-cell office:value-type="float" office:value="922" calcext:value-type="float">
            <text:p>922</text:p>
          </table:table-cell>
          <table:table-cell table:formula="of:=VLOOKUP([.C504];[$Ткани.A:.F];3;0)" office:value-type="string" office:string-value="красный" calcext:value-type="string">
            <text:p>красный</text:p>
          </table:table-cell>
          <table:table-cell table:formula="of:=VLOOKUP([.C504];[$Ткани.A:.F];5;0)" office:value-type="string" office:string-value="хлопок" calcext:value-type="string">
            <text:p>хлопок</text:p>
          </table:table-cell>
          <table:table-cell table:formula="of:=VLOOKUP([.C504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04</text:p>
          </table:table-cell>
          <table:table-cell office:value-type="string" calcext:value-type="string">
            <text:p>P12</text:p>
          </table:table-cell>
          <table:table-cell table:style-name="ce22" office:value-type="string" calcext:value-type="string">
            <text:p>T43</text:p>
          </table:table-cell>
          <table:table-cell office:value-type="float" office:value="15" calcext:value-type="float">
            <text:p>15</text:p>
          </table:table-cell>
          <table:table-cell office:value-type="float" office:value="923" calcext:value-type="float">
            <text:p>923</text:p>
          </table:table-cell>
          <table:table-cell table:formula="of:=VLOOKUP([.C505];[$Ткани.A:.F];3;0)" office:value-type="string" office:string-value="белый" calcext:value-type="string">
            <text:p>белый</text:p>
          </table:table-cell>
          <table:table-cell table:formula="of:=VLOOKUP([.C505];[$Ткани.A:.F];5;0)" office:value-type="string" office:string-value="хлопок" calcext:value-type="string">
            <text:p>хлопок</text:p>
          </table:table-cell>
          <table:table-cell table:formula="of:=VLOOKUP([.C505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05</text:p>
          </table:table-cell>
          <table:table-cell office:value-type="string" calcext:value-type="string">
            <text:p>P47</text:p>
          </table:table-cell>
          <table:table-cell table:style-name="ce22" office:value-type="string" calcext:value-type="string">
            <text:p>T15</text:p>
          </table:table-cell>
          <table:table-cell office:value-type="float" office:value="91" calcext:value-type="float">
            <text:p>91</text:p>
          </table:table-cell>
          <table:table-cell office:value-type="float" office:value="923" calcext:value-type="float">
            <text:p>923</text:p>
          </table:table-cell>
          <table:table-cell table:formula="of:=VLOOKUP([.C506];[$Ткани.A:.F];3;0)" office:value-type="string" office:string-value="черный" calcext:value-type="string">
            <text:p>черный</text:p>
          </table:table-cell>
          <table:table-cell table:formula="of:=VLOOKUP([.C506];[$Ткани.A:.F];5;0)" office:value-type="string" office:string-value="хлопок" calcext:value-type="string">
            <text:p>хлопок</text:p>
          </table:table-cell>
          <table:table-cell table:formula="of:=VLOOKUP([.C506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06</text:p>
          </table:table-cell>
          <table:table-cell office:value-type="string" calcext:value-type="string">
            <text:p>P21</text:p>
          </table:table-cell>
          <table:table-cell table:style-name="ce22" office:value-type="string" calcext:value-type="string">
            <text:p>T6</text:p>
          </table:table-cell>
          <table:table-cell office:value-type="float" office:value="35" calcext:value-type="float">
            <text:p>35</text:p>
          </table:table-cell>
          <table:table-cell office:value-type="float" office:value="925" calcext:value-type="float">
            <text:p>925</text:p>
          </table:table-cell>
          <table:table-cell table:formula="of:=VLOOKUP([.C507];[$Ткани.A:.F];3;0)" office:value-type="string" office:string-value="черный" calcext:value-type="string">
            <text:p>черный</text:p>
          </table:table-cell>
          <table:table-cell table:formula="of:=VLOOKUP([.C507];[$Ткани.A:.F];5;0)" office:value-type="string" office:string-value="хлопок" calcext:value-type="string">
            <text:p>хлопок</text:p>
          </table:table-cell>
          <table:table-cell table:formula="of:=VLOOKUP([.C507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07</text:p>
          </table:table-cell>
          <table:table-cell office:value-type="string" calcext:value-type="string">
            <text:p>P27</text:p>
          </table:table-cell>
          <table:table-cell table:style-name="ce22" office:value-type="string" calcext:value-type="string">
            <text:p>T32</text:p>
          </table:table-cell>
          <table:table-cell office:value-type="float" office:value="40" calcext:value-type="float">
            <text:p>40</text:p>
          </table:table-cell>
          <table:table-cell office:value-type="float" office:value="925" calcext:value-type="float">
            <text:p>925</text:p>
          </table:table-cell>
          <table:table-cell table:formula="of:=VLOOKUP([.C508];[$Ткани.A:.F];3;0)" office:value-type="string" office:string-value="красный" calcext:value-type="string">
            <text:p>красный</text:p>
          </table:table-cell>
          <table:table-cell table:formula="of:=VLOOKUP([.C508];[$Ткани.A:.F];5;0)" office:value-type="string" office:string-value="лён" calcext:value-type="string">
            <text:p>лён</text:p>
          </table:table-cell>
          <table:table-cell table:formula="of:=VLOOKUP([.C508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08</text:p>
          </table:table-cell>
          <table:table-cell office:value-type="string" calcext:value-type="string">
            <text:p>P31</text:p>
          </table:table-cell>
          <table:table-cell table:style-name="ce22" office:value-type="string" calcext:value-type="string">
            <text:p>T20</text:p>
          </table:table-cell>
          <table:table-cell office:value-type="float" office:value="97" calcext:value-type="float">
            <text:p>97</text:p>
          </table:table-cell>
          <table:table-cell office:value-type="float" office:value="925" calcext:value-type="float">
            <text:p>925</text:p>
          </table:table-cell>
          <table:table-cell table:formula="of:=VLOOKUP([.C509];[$Ткани.A:.F];3;0)" office:value-type="string" office:string-value="синий" calcext:value-type="string">
            <text:p>синий</text:p>
          </table:table-cell>
          <table:table-cell table:formula="of:=VLOOKUP([.C509];[$Ткани.A:.F];5;0)" office:value-type="string" office:string-value="шерсть" calcext:value-type="string">
            <text:p>шерсть</text:p>
          </table:table-cell>
          <table:table-cell table:formula="of:=VLOOKUP([.C509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09</text:p>
          </table:table-cell>
          <table:table-cell office:value-type="string" calcext:value-type="string">
            <text:p>P33</text:p>
          </table:table-cell>
          <table:table-cell table:style-name="ce22" office:value-type="string" calcext:value-type="string">
            <text:p>T39</text:p>
          </table:table-cell>
          <table:table-cell office:value-type="float" office:value="109" calcext:value-type="float">
            <text:p>109</text:p>
          </table:table-cell>
          <table:table-cell office:value-type="float" office:value="925" calcext:value-type="float">
            <text:p>925</text:p>
          </table:table-cell>
          <table:table-cell table:formula="of:=VLOOKUP([.C510];[$Ткани.A:.F];3;0)" office:value-type="string" office:string-value="красный" calcext:value-type="string">
            <text:p>красный</text:p>
          </table:table-cell>
          <table:table-cell table:formula="of:=VLOOKUP([.C510];[$Ткани.A:.F];5;0)" office:value-type="string" office:string-value="хлопок" calcext:value-type="string">
            <text:p>хлопок</text:p>
          </table:table-cell>
          <table:table-cell table:formula="of:=VLOOKUP([.C510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10</text:p>
          </table:table-cell>
          <table:table-cell office:value-type="string" calcext:value-type="string">
            <text:p>P40</text:p>
          </table:table-cell>
          <table:table-cell table:style-name="ce22" office:value-type="string" calcext:value-type="string">
            <text:p>T24</text:p>
          </table:table-cell>
          <table:table-cell office:value-type="float" office:value="4" calcext:value-type="float">
            <text:p>4</text:p>
          </table:table-cell>
          <table:table-cell office:value-type="float" office:value="925" calcext:value-type="float">
            <text:p>925</text:p>
          </table:table-cell>
          <table:table-cell table:formula="of:=VLOOKUP([.C511];[$Ткани.A:.F];3;0)" office:value-type="string" office:string-value="зеленый" calcext:value-type="string">
            <text:p>зеленый</text:p>
          </table:table-cell>
          <table:table-cell table:formula="of:=VLOOKUP([.C511];[$Ткани.A:.F];5;0)" office:value-type="string" office:string-value="шёлк" calcext:value-type="string">
            <text:p>шёлк</text:p>
          </table:table-cell>
          <table:table-cell table:formula="of:=VLOOKUP([.C511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11</text:p>
          </table:table-cell>
          <table:table-cell office:value-type="string" calcext:value-type="string">
            <text:p>P20</text:p>
          </table:table-cell>
          <table:table-cell table:style-name="ce22" office:value-type="string" calcext:value-type="string">
            <text:p>T29</text:p>
          </table:table-cell>
          <table:table-cell office:value-type="float" office:value="79" calcext:value-type="float">
            <text:p>79</text:p>
          </table:table-cell>
          <table:table-cell office:value-type="float" office:value="926" calcext:value-type="float">
            <text:p>926</text:p>
          </table:table-cell>
          <table:table-cell table:formula="of:=VLOOKUP([.C512];[$Ткани.A:.F];3;0)" office:value-type="string" office:string-value="зеленый" calcext:value-type="string">
            <text:p>зеленый</text:p>
          </table:table-cell>
          <table:table-cell table:formula="of:=VLOOKUP([.C512];[$Ткани.A:.F];5;0)" office:value-type="string" office:string-value="лён" calcext:value-type="string">
            <text:p>лён</text:p>
          </table:table-cell>
          <table:table-cell table:formula="of:=VLOOKUP([.C512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12</text:p>
          </table:table-cell>
          <table:table-cell office:value-type="string" calcext:value-type="string">
            <text:p>P21</text:p>
          </table:table-cell>
          <table:table-cell table:style-name="ce22" office:value-type="string" calcext:value-type="string">
            <text:p>T30</text:p>
          </table:table-cell>
          <table:table-cell office:value-type="float" office:value="17" calcext:value-type="float">
            <text:p>17</text:p>
          </table:table-cell>
          <table:table-cell office:value-type="float" office:value="926" calcext:value-type="float">
            <text:p>926</text:p>
          </table:table-cell>
          <table:table-cell table:formula="of:=VLOOKUP([.C513];[$Ткани.A:.F];3;0)" office:value-type="string" office:string-value="синий" calcext:value-type="string">
            <text:p>синий</text:p>
          </table:table-cell>
          <table:table-cell table:formula="of:=VLOOKUP([.C513];[$Ткани.A:.F];5;0)" office:value-type="string" office:string-value="лён" calcext:value-type="string">
            <text:p>лён</text:p>
          </table:table-cell>
          <table:table-cell table:formula="of:=VLOOKUP([.C513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13</text:p>
          </table:table-cell>
          <table:table-cell office:value-type="string" calcext:value-type="string">
            <text:p>P5</text:p>
          </table:table-cell>
          <table:table-cell table:style-name="ce22" office:value-type="string" calcext:value-type="string">
            <text:p>T3</text:p>
          </table:table-cell>
          <table:table-cell office:value-type="float" office:value="100" calcext:value-type="float">
            <text:p>100</text:p>
          </table:table-cell>
          <table:table-cell office:value-type="float" office:value="926" calcext:value-type="float">
            <text:p>926</text:p>
          </table:table-cell>
          <table:table-cell table:formula="of:=VLOOKUP([.C514];[$Ткани.A:.F];3;0)" office:value-type="string" office:string-value="синий" calcext:value-type="string">
            <text:p>синий</text:p>
          </table:table-cell>
          <table:table-cell table:formula="of:=VLOOKUP([.C514];[$Ткани.A:.F];5;0)" office:value-type="string" office:string-value="шёлк" calcext:value-type="string">
            <text:p>шёлк</text:p>
          </table:table-cell>
          <table:table-cell table:formula="of:=VLOOKUP([.C514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>
          <table:table-cell office:value-type="string" calcext:value-type="string">
            <text:p>A514</text:p>
          </table:table-cell>
          <table:table-cell office:value-type="string" calcext:value-type="string">
            <text:p>P22</text:p>
          </table:table-cell>
          <table:table-cell table:style-name="ce22" office:value-type="string" calcext:value-type="string">
            <text:p>T27</text:p>
          </table:table-cell>
          <table:table-cell office:value-type="float" office:value="39" calcext:value-type="float">
            <text:p>39</text:p>
          </table:table-cell>
          <table:table-cell office:value-type="float" office:value="927" calcext:value-type="float">
            <text:p>927</text:p>
          </table:table-cell>
          <table:table-cell table:formula="of:=VLOOKUP([.C515];[$Ткани.A:.F];3;0)" office:value-type="string" office:string-value="желтый" calcext:value-type="string">
            <text:p>желтый</text:p>
          </table:table-cell>
          <table:table-cell table:formula="of:=VLOOKUP([.C515];[$Ткани.A:.F];5;0)" office:value-type="string" office:string-value="шёлк" calcext:value-type="string">
            <text:p>шёлк</text:p>
          </table:table-cell>
          <table:table-cell table:formula="of:=VLOOKUP([.C515];[$Ткани.A:.F];4;0)" office:value-type="float" office:value="230" calcext:value-type="float">
            <text:p>230</text:p>
          </table:table-cell>
          <table:table-cell table:formula="of:=VLOOKUP([.B515];[$Продукция.A:.E];2;0)" office:value-type="string" office:string-value="юбка солнце" calcext:value-type="string">
            <text:p>юбка солнце</text:p>
          </table:table-cell>
          <table:table-cell table:number-columns-repeated="2"/>
          <table:table-cell table:formula="of:=[.D515]*[.E515]" office:value-type="float" office:value="36153" calcext:value-type="float">
            <text:p>36153</text:p>
          </table:table-cell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15</text:p>
          </table:table-cell>
          <table:table-cell office:value-type="string" calcext:value-type="string">
            <text:p>P61</text:p>
          </table:table-cell>
          <table:table-cell table:style-name="ce22" office:value-type="string" calcext:value-type="string">
            <text:p>T13</text:p>
          </table:table-cell>
          <table:table-cell office:value-type="float" office:value="44" calcext:value-type="float">
            <text:p>44</text:p>
          </table:table-cell>
          <table:table-cell office:value-type="float" office:value="927" calcext:value-type="float">
            <text:p>927</text:p>
          </table:table-cell>
          <table:table-cell table:formula="of:=VLOOKUP([.C516];[$Ткани.A:.F];3;0)" office:value-type="string" office:string-value="красный" calcext:value-type="string">
            <text:p>красный</text:p>
          </table:table-cell>
          <table:table-cell table:formula="of:=VLOOKUP([.C516];[$Ткани.A:.F];5;0)" office:value-type="string" office:string-value="хлопок" calcext:value-type="string">
            <text:p>хлопок</text:p>
          </table:table-cell>
          <table:table-cell table:formula="of:=VLOOKUP([.C516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16</text:p>
          </table:table-cell>
          <table:table-cell office:value-type="string" calcext:value-type="string">
            <text:p>P2</text:p>
          </table:table-cell>
          <table:table-cell table:style-name="ce22" office:value-type="string" calcext:value-type="string">
            <text:p>T4</text:p>
          </table:table-cell>
          <table:table-cell office:value-type="float" office:value="29" calcext:value-type="float">
            <text:p>29</text:p>
          </table:table-cell>
          <table:table-cell office:value-type="float" office:value="928" calcext:value-type="float">
            <text:p>928</text:p>
          </table:table-cell>
          <table:table-cell table:formula="of:=VLOOKUP([.C517];[$Ткани.A:.F];3;0)" office:value-type="string" office:string-value="красный" calcext:value-type="string">
            <text:p>красный</text:p>
          </table:table-cell>
          <table:table-cell table:formula="of:=VLOOKUP([.C517];[$Ткани.A:.F];5;0)" office:value-type="string" office:string-value="хлопок" calcext:value-type="string">
            <text:p>хлопок</text:p>
          </table:table-cell>
          <table:table-cell table:formula="of:=VLOOKUP([.C517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17</text:p>
          </table:table-cell>
          <table:table-cell office:value-type="string" calcext:value-type="string">
            <text:p>P28</text:p>
          </table:table-cell>
          <table:table-cell table:style-name="ce22" office:value-type="string" calcext:value-type="string">
            <text:p>T41</text:p>
          </table:table-cell>
          <table:table-cell office:value-type="float" office:value="98" calcext:value-type="float">
            <text:p>98</text:p>
          </table:table-cell>
          <table:table-cell office:value-type="float" office:value="928" calcext:value-type="float">
            <text:p>928</text:p>
          </table:table-cell>
          <table:table-cell table:formula="of:=VLOOKUP([.C518];[$Ткани.A:.F];3;0)" office:value-type="string" office:string-value="белый" calcext:value-type="string">
            <text:p>белый</text:p>
          </table:table-cell>
          <table:table-cell table:formula="of:=VLOOKUP([.C518];[$Ткани.A:.F];5;0)" office:value-type="string" office:string-value="хлопок" calcext:value-type="string">
            <text:p>хлопок</text:p>
          </table:table-cell>
          <table:table-cell table:formula="of:=VLOOKUP([.C518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18</text:p>
          </table:table-cell>
          <table:table-cell office:value-type="string" calcext:value-type="string">
            <text:p>P44</text:p>
          </table:table-cell>
          <table:table-cell table:style-name="ce22" office:value-type="string" calcext:value-type="string">
            <text:p>T14</text:p>
          </table:table-cell>
          <table:table-cell office:value-type="float" office:value="59" calcext:value-type="float">
            <text:p>59</text:p>
          </table:table-cell>
          <table:table-cell office:value-type="float" office:value="929" calcext:value-type="float">
            <text:p>929</text:p>
          </table:table-cell>
          <table:table-cell table:formula="of:=VLOOKUP([.C519];[$Ткани.A:.F];3;0)" office:value-type="string" office:string-value="синий" calcext:value-type="string">
            <text:p>синий</text:p>
          </table:table-cell>
          <table:table-cell table:formula="of:=VLOOKUP([.C519];[$Ткани.A:.F];5;0)" office:value-type="string" office:string-value="хлопок" calcext:value-type="string">
            <text:p>хлопок</text:p>
          </table:table-cell>
          <table:table-cell table:formula="of:=VLOOKUP([.C519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19</text:p>
          </table:table-cell>
          <table:table-cell office:value-type="string" calcext:value-type="string">
            <text:p>P7</text:p>
          </table:table-cell>
          <table:table-cell table:style-name="ce22" office:value-type="string" calcext:value-type="string">
            <text:p>T27</text:p>
          </table:table-cell>
          <table:table-cell office:value-type="float" office:value="60" calcext:value-type="float">
            <text:p>60</text:p>
          </table:table-cell>
          <table:table-cell office:value-type="float" office:value="929" calcext:value-type="float">
            <text:p>929</text:p>
          </table:table-cell>
          <table:table-cell table:formula="of:=VLOOKUP([.C520];[$Ткани.A:.F];3;0)" office:value-type="string" office:string-value="желтый" calcext:value-type="string">
            <text:p>желтый</text:p>
          </table:table-cell>
          <table:table-cell table:formula="of:=VLOOKUP([.C520];[$Ткани.A:.F];5;0)" office:value-type="string" office:string-value="шёлк" calcext:value-type="string">
            <text:p>шёлк</text:p>
          </table:table-cell>
          <table:table-cell table:formula="of:=VLOOKUP([.C520];[$Ткани.A:.F];4;0)" office:value-type="float" office:value="230" calcext:value-type="float">
            <text:p>230</text:p>
          </table:table-cell>
          <table:table-cell table:formula="of:=VLOOKUP([.B520];[$Продукция.A:.E];2;0)" office:value-type="string" office:string-value="рубашка" calcext:value-type="string">
            <text:p>рубашка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20</text:p>
          </table:table-cell>
          <table:table-cell office:value-type="string" calcext:value-type="string">
            <text:p>P28</text:p>
          </table:table-cell>
          <table:table-cell table:style-name="ce22" office:value-type="string" calcext:value-type="string">
            <text:p>T35</text:p>
          </table:table-cell>
          <table:table-cell office:value-type="float" office:value="59" calcext:value-type="float">
            <text:p>59</text:p>
          </table:table-cell>
          <table:table-cell office:value-type="float" office:value="930" calcext:value-type="float">
            <text:p>930</text:p>
          </table:table-cell>
          <table:table-cell table:formula="of:=VLOOKUP([.C521];[$Ткани.A:.F];3;0)" office:value-type="string" office:string-value="зеленый" calcext:value-type="string">
            <text:p>зеленый</text:p>
          </table:table-cell>
          <table:table-cell table:formula="of:=VLOOKUP([.C521];[$Ткани.A:.F];5;0)" office:value-type="string" office:string-value="шёлк" calcext:value-type="string">
            <text:p>шёлк</text:p>
          </table:table-cell>
          <table:table-cell table:formula="of:=VLOOKUP([.C521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>
          <table:table-cell office:value-type="string" calcext:value-type="string">
            <text:p>A521</text:p>
          </table:table-cell>
          <table:table-cell office:value-type="string" calcext:value-type="string">
            <text:p>P4</text:p>
          </table:table-cell>
          <table:table-cell table:style-name="ce22" office:value-type="string" calcext:value-type="string">
            <text:p>T2</text:p>
          </table:table-cell>
          <table:table-cell office:value-type="float" office:value="23" calcext:value-type="float">
            <text:p>23</text:p>
          </table:table-cell>
          <table:table-cell office:value-type="float" office:value="931" calcext:value-type="float">
            <text:p>931</text:p>
          </table:table-cell>
          <table:table-cell table:formula="of:=VLOOKUP([.C522];[$Ткани.A:.F];3;0)" office:value-type="string" office:string-value="желтый" calcext:value-type="string">
            <text:p>желтый</text:p>
          </table:table-cell>
          <table:table-cell table:formula="of:=VLOOKUP([.C522];[$Ткани.A:.F];5;0)" office:value-type="string" office:string-value="шёлк" calcext:value-type="string">
            <text:p>шёлк</text:p>
          </table:table-cell>
          <table:table-cell table:formula="of:=VLOOKUP([.C522];[$Ткани.A:.F];4;0)" office:value-type="float" office:value="240" calcext:value-type="float">
            <text:p>240</text:p>
          </table:table-cell>
          <table:table-cell table:formula="of:=VLOOKUP([.B522];[$Продукция.A:.E];2;0)" office:value-type="string" office:string-value="юбка солнце" calcext:value-type="string">
            <text:p>юбка солнце</text:p>
          </table:table-cell>
          <table:table-cell table:number-columns-repeated="2"/>
          <table:table-cell table:formula="of:=[.D522]*[.E522]" office:value-type="float" office:value="21413" calcext:value-type="float">
            <text:p>21413</text:p>
          </table:table-cell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22</text:p>
          </table:table-cell>
          <table:table-cell office:value-type="string" calcext:value-type="string">
            <text:p>P46</text:p>
          </table:table-cell>
          <table:table-cell table:style-name="ce22" office:value-type="string" calcext:value-type="string">
            <text:p>T26</text:p>
          </table:table-cell>
          <table:table-cell office:value-type="float" office:value="37" calcext:value-type="float">
            <text:p>37</text:p>
          </table:table-cell>
          <table:table-cell office:value-type="float" office:value="931" calcext:value-type="float">
            <text:p>931</text:p>
          </table:table-cell>
          <table:table-cell table:formula="of:=VLOOKUP([.C523];[$Ткани.A:.F];3;0)" office:value-type="string" office:string-value="красный" calcext:value-type="string">
            <text:p>красный</text:p>
          </table:table-cell>
          <table:table-cell table:formula="of:=VLOOKUP([.C523];[$Ткани.A:.F];5;0)" office:value-type="string" office:string-value="шёлк" calcext:value-type="string">
            <text:p>шёлк</text:p>
          </table:table-cell>
          <table:table-cell table:formula="of:=VLOOKUP([.C523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23</text:p>
          </table:table-cell>
          <table:table-cell office:value-type="string" calcext:value-type="string">
            <text:p>P20</text:p>
          </table:table-cell>
          <table:table-cell table:style-name="ce22" office:value-type="string" calcext:value-type="string">
            <text:p>T13</text:p>
          </table:table-cell>
          <table:table-cell office:value-type="float" office:value="35" calcext:value-type="float">
            <text:p>35</text:p>
          </table:table-cell>
          <table:table-cell office:value-type="float" office:value="932" calcext:value-type="float">
            <text:p>932</text:p>
          </table:table-cell>
          <table:table-cell table:formula="of:=VLOOKUP([.C524];[$Ткани.A:.F];3;0)" office:value-type="string" office:string-value="красный" calcext:value-type="string">
            <text:p>красный</text:p>
          </table:table-cell>
          <table:table-cell table:formula="of:=VLOOKUP([.C524];[$Ткани.A:.F];5;0)" office:value-type="string" office:string-value="хлопок" calcext:value-type="string">
            <text:p>хлопок</text:p>
          </table:table-cell>
          <table:table-cell table:formula="of:=VLOOKUP([.C524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24</text:p>
          </table:table-cell>
          <table:table-cell office:value-type="string" calcext:value-type="string">
            <text:p>P46</text:p>
          </table:table-cell>
          <table:table-cell table:style-name="ce22" office:value-type="string" calcext:value-type="string">
            <text:p>T44</text:p>
          </table:table-cell>
          <table:table-cell office:value-type="float" office:value="117" calcext:value-type="float">
            <text:p>117</text:p>
          </table:table-cell>
          <table:table-cell office:value-type="float" office:value="933" calcext:value-type="float">
            <text:p>933</text:p>
          </table:table-cell>
          <table:table-cell table:formula="of:=VLOOKUP([.C525];[$Ткани.A:.F];3;0)" office:value-type="string" office:string-value="коричневый" calcext:value-type="string">
            <text:p>коричневый</text:p>
          </table:table-cell>
          <table:table-cell table:formula="of:=VLOOKUP([.C525];[$Ткани.A:.F];5;0)" office:value-type="string" office:string-value="хлопок" calcext:value-type="string">
            <text:p>хлопок</text:p>
          </table:table-cell>
          <table:table-cell table:formula="of:=VLOOKUP([.C525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25</text:p>
          </table:table-cell>
          <table:table-cell office:value-type="string" calcext:value-type="string">
            <text:p>P47</text:p>
          </table:table-cell>
          <table:table-cell table:style-name="ce22" office:value-type="string" calcext:value-type="string">
            <text:p>T43</text:p>
          </table:table-cell>
          <table:table-cell office:value-type="float" office:value="23" calcext:value-type="float">
            <text:p>23</text:p>
          </table:table-cell>
          <table:table-cell office:value-type="float" office:value="933" calcext:value-type="float">
            <text:p>933</text:p>
          </table:table-cell>
          <table:table-cell table:formula="of:=VLOOKUP([.C526];[$Ткани.A:.F];3;0)" office:value-type="string" office:string-value="белый" calcext:value-type="string">
            <text:p>белый</text:p>
          </table:table-cell>
          <table:table-cell table:formula="of:=VLOOKUP([.C526];[$Ткани.A:.F];5;0)" office:value-type="string" office:string-value="хлопок" calcext:value-type="string">
            <text:p>хлопок</text:p>
          </table:table-cell>
          <table:table-cell table:formula="of:=VLOOKUP([.C526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26</text:p>
          </table:table-cell>
          <table:table-cell office:value-type="string" calcext:value-type="string">
            <text:p>P52</text:p>
          </table:table-cell>
          <table:table-cell table:style-name="ce22" office:value-type="string" calcext:value-type="string">
            <text:p>T36</text:p>
          </table:table-cell>
          <table:table-cell office:value-type="float" office:value="111" calcext:value-type="float">
            <text:p>111</text:p>
          </table:table-cell>
          <table:table-cell office:value-type="float" office:value="933" calcext:value-type="float">
            <text:p>933</text:p>
          </table:table-cell>
          <table:table-cell table:formula="of:=VLOOKUP([.C527];[$Ткани.A:.F];3;0)" office:value-type="string" office:string-value="желтый" calcext:value-type="string">
            <text:p>желтый</text:p>
          </table:table-cell>
          <table:table-cell table:formula="of:=VLOOKUP([.C527];[$Ткани.A:.F];5;0)" office:value-type="string" office:string-value="хлопок" calcext:value-type="string">
            <text:p>хлопок</text:p>
          </table:table-cell>
          <table:table-cell table:formula="of:=VLOOKUP([.C527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27</text:p>
          </table:table-cell>
          <table:table-cell office:value-type="string" calcext:value-type="string">
            <text:p>P61</text:p>
          </table:table-cell>
          <table:table-cell table:style-name="ce22" office:value-type="string" calcext:value-type="string">
            <text:p>T15</text:p>
          </table:table-cell>
          <table:table-cell office:value-type="float" office:value="95" calcext:value-type="float">
            <text:p>95</text:p>
          </table:table-cell>
          <table:table-cell office:value-type="float" office:value="934" calcext:value-type="float">
            <text:p>934</text:p>
          </table:table-cell>
          <table:table-cell table:formula="of:=VLOOKUP([.C528];[$Ткани.A:.F];3;0)" office:value-type="string" office:string-value="черный" calcext:value-type="string">
            <text:p>черный</text:p>
          </table:table-cell>
          <table:table-cell table:formula="of:=VLOOKUP([.C528];[$Ткани.A:.F];5;0)" office:value-type="string" office:string-value="хлопок" calcext:value-type="string">
            <text:p>хлопок</text:p>
          </table:table-cell>
          <table:table-cell table:formula="of:=VLOOKUP([.C528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28</text:p>
          </table:table-cell>
          <table:table-cell office:value-type="string" calcext:value-type="string">
            <text:p>P31</text:p>
          </table:table-cell>
          <table:table-cell table:style-name="ce22" office:value-type="string" calcext:value-type="string">
            <text:p>T2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formula="of:=VLOOKUP([.C529];[$Ткани.A:.F];3;0)" office:value-type="string" office:string-value="желтый" calcext:value-type="string">
            <text:p>желтый</text:p>
          </table:table-cell>
          <table:table-cell table:formula="of:=VLOOKUP([.C529];[$Ткани.A:.F];5;0)" office:value-type="string" office:string-value="шёлк" calcext:value-type="string">
            <text:p>шёлк</text:p>
          </table:table-cell>
          <table:table-cell table:formula="of:=VLOOKUP([.C529];[$Ткани.A:.F];4;0)" office:value-type="float" office:value="240" calcext:value-type="float">
            <text:p>240</text:p>
          </table:table-cell>
          <table:table-cell table:formula="of:=VLOOKUP([.B529];[$Продукция.A:.E];2;0)" office:value-type="string" office:string-value="платье-рубашка" calcext:value-type="string">
            <text:p>платье-рубашка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29</text:p>
          </table:table-cell>
          <table:table-cell office:value-type="string" calcext:value-type="string">
            <text:p>P21</text:p>
          </table:table-cell>
          <table:table-cell table:style-name="ce22" office:value-type="string" calcext:value-type="string">
            <text:p>T10</text:p>
          </table:table-cell>
          <table:table-cell office:value-type="float" office:value="80" calcext:value-type="float">
            <text:p>80</text:p>
          </table:table-cell>
          <table:table-cell office:value-type="float" office:value="936" calcext:value-type="float">
            <text:p>936</text:p>
          </table:table-cell>
          <table:table-cell table:formula="of:=VLOOKUP([.C530];[$Ткани.A:.F];3;0)" office:value-type="string" office:string-value="белый" calcext:value-type="string">
            <text:p>белый</text:p>
          </table:table-cell>
          <table:table-cell table:formula="of:=VLOOKUP([.C530];[$Ткани.A:.F];5;0)" office:value-type="string" office:string-value="хлопок" calcext:value-type="string">
            <text:p>хлопок</text:p>
          </table:table-cell>
          <table:table-cell table:formula="of:=VLOOKUP([.C530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30</text:p>
          </table:table-cell>
          <table:table-cell office:value-type="string" calcext:value-type="string">
            <text:p>P39</text:p>
          </table:table-cell>
          <table:table-cell table:style-name="ce22" office:value-type="string" calcext:value-type="string">
            <text:p>T19</text:p>
          </table:table-cell>
          <table:table-cell office:value-type="float" office:value="86" calcext:value-type="float">
            <text:p>86</text:p>
          </table:table-cell>
          <table:table-cell office:value-type="float" office:value="936" calcext:value-type="float">
            <text:p>936</text:p>
          </table:table-cell>
          <table:table-cell table:formula="of:=VLOOKUP([.C531];[$Ткани.A:.F];3;0)" office:value-type="string" office:string-value="желтый" calcext:value-type="string">
            <text:p>желтый</text:p>
          </table:table-cell>
          <table:table-cell table:formula="of:=VLOOKUP([.C531];[$Ткани.A:.F];5;0)" office:value-type="string" office:string-value="шерсть" calcext:value-type="string">
            <text:p>шерсть</text:p>
          </table:table-cell>
          <table:table-cell table:formula="of:=VLOOKUP([.C531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31</text:p>
          </table:table-cell>
          <table:table-cell office:value-type="string" calcext:value-type="string">
            <text:p>P2</text:p>
          </table:table-cell>
          <table:table-cell table:style-name="ce22" office:value-type="string" calcext:value-type="string">
            <text:p>T42</text:p>
          </table:table-cell>
          <table:table-cell office:value-type="float" office:value="8" calcext:value-type="float">
            <text:p>8</text:p>
          </table:table-cell>
          <table:table-cell office:value-type="float" office:value="937" calcext:value-type="float">
            <text:p>937</text:p>
          </table:table-cell>
          <table:table-cell table:formula="of:=VLOOKUP([.C532];[$Ткани.A:.F];3;0)" office:value-type="string" office:string-value="красный" calcext:value-type="string">
            <text:p>красный</text:p>
          </table:table-cell>
          <table:table-cell table:formula="of:=VLOOKUP([.C532];[$Ткани.A:.F];5;0)" office:value-type="string" office:string-value="хлопок" calcext:value-type="string">
            <text:p>хлопок</text:p>
          </table:table-cell>
          <table:table-cell table:formula="of:=VLOOKUP([.C532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32</text:p>
          </table:table-cell>
          <table:table-cell office:value-type="string" calcext:value-type="string">
            <text:p>P37</text:p>
          </table:table-cell>
          <table:table-cell table:style-name="ce22" office:value-type="string" calcext:value-type="string">
            <text:p>T17</text:p>
          </table:table-cell>
          <table:table-cell office:value-type="float" office:value="107" calcext:value-type="float">
            <text:p>107</text:p>
          </table:table-cell>
          <table:table-cell office:value-type="float" office:value="937" calcext:value-type="float">
            <text:p>937</text:p>
          </table:table-cell>
          <table:table-cell table:formula="of:=VLOOKUP([.C533];[$Ткани.A:.F];3;0)" office:value-type="string" office:string-value="зеленый" calcext:value-type="string">
            <text:p>зеленый</text:p>
          </table:table-cell>
          <table:table-cell table:formula="of:=VLOOKUP([.C533];[$Ткани.A:.F];5;0)" office:value-type="string" office:string-value="хлопок" calcext:value-type="string">
            <text:p>хлопок</text:p>
          </table:table-cell>
          <table:table-cell table:formula="of:=VLOOKUP([.C533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33</text:p>
          </table:table-cell>
          <table:table-cell office:value-type="string" calcext:value-type="string">
            <text:p>P52</text:p>
          </table:table-cell>
          <table:table-cell table:style-name="ce22" office:value-type="string" calcext:value-type="string">
            <text:p>T44</text:p>
          </table:table-cell>
          <table:table-cell office:value-type="float" office:value="23" calcext:value-type="float">
            <text:p>23</text:p>
          </table:table-cell>
          <table:table-cell office:value-type="float" office:value="937" calcext:value-type="float">
            <text:p>937</text:p>
          </table:table-cell>
          <table:table-cell table:formula="of:=VLOOKUP([.C534];[$Ткани.A:.F];3;0)" office:value-type="string" office:string-value="коричневый" calcext:value-type="string">
            <text:p>коричневый</text:p>
          </table:table-cell>
          <table:table-cell table:formula="of:=VLOOKUP([.C534];[$Ткани.A:.F];5;0)" office:value-type="string" office:string-value="хлопок" calcext:value-type="string">
            <text:p>хлопок</text:p>
          </table:table-cell>
          <table:table-cell table:formula="of:=VLOOKUP([.C534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34</text:p>
          </table:table-cell>
          <table:table-cell office:value-type="string" calcext:value-type="string">
            <text:p>P40</text:p>
          </table:table-cell>
          <table:table-cell table:style-name="ce22" office:value-type="string" calcext:value-type="string">
            <text:p>T42</text:p>
          </table:table-cell>
          <table:table-cell office:value-type="float" office:value="114" calcext:value-type="float">
            <text:p>114</text:p>
          </table:table-cell>
          <table:table-cell office:value-type="float" office:value="938" calcext:value-type="float">
            <text:p>938</text:p>
          </table:table-cell>
          <table:table-cell table:formula="of:=VLOOKUP([.C535];[$Ткани.A:.F];3;0)" office:value-type="string" office:string-value="красный" calcext:value-type="string">
            <text:p>красный</text:p>
          </table:table-cell>
          <table:table-cell table:formula="of:=VLOOKUP([.C535];[$Ткани.A:.F];5;0)" office:value-type="string" office:string-value="хлопок" calcext:value-type="string">
            <text:p>хлопок</text:p>
          </table:table-cell>
          <table:table-cell table:formula="of:=VLOOKUP([.C535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35</text:p>
          </table:table-cell>
          <table:table-cell office:value-type="string" calcext:value-type="string">
            <text:p>P58</text:p>
          </table:table-cell>
          <table:table-cell table:style-name="ce22" office:value-type="string" calcext:value-type="string">
            <text:p>T41</text:p>
          </table:table-cell>
          <table:table-cell office:value-type="float" office:value="92" calcext:value-type="float">
            <text:p>92</text:p>
          </table:table-cell>
          <table:table-cell office:value-type="float" office:value="938" calcext:value-type="float">
            <text:p>938</text:p>
          </table:table-cell>
          <table:table-cell table:formula="of:=VLOOKUP([.C536];[$Ткани.A:.F];3;0)" office:value-type="string" office:string-value="белый" calcext:value-type="string">
            <text:p>белый</text:p>
          </table:table-cell>
          <table:table-cell table:formula="of:=VLOOKUP([.C536];[$Ткани.A:.F];5;0)" office:value-type="string" office:string-value="хлопок" calcext:value-type="string">
            <text:p>хлопок</text:p>
          </table:table-cell>
          <table:table-cell table:formula="of:=VLOOKUP([.C536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36</text:p>
          </table:table-cell>
          <table:table-cell office:value-type="string" calcext:value-type="string">
            <text:p>P52</text:p>
          </table:table-cell>
          <table:table-cell table:style-name="ce22" office:value-type="string" calcext:value-type="string">
            <text:p>T16</text:p>
          </table:table-cell>
          <table:table-cell office:value-type="float" office:value="16" calcext:value-type="float">
            <text:p>16</text:p>
          </table:table-cell>
          <table:table-cell office:value-type="float" office:value="939" calcext:value-type="float">
            <text:p>939</text:p>
          </table:table-cell>
          <table:table-cell table:formula="of:=VLOOKUP([.C537];[$Ткани.A:.F];3;0)" office:value-type="string" office:string-value="красный" calcext:value-type="string">
            <text:p>красный</text:p>
          </table:table-cell>
          <table:table-cell table:formula="of:=VLOOKUP([.C537];[$Ткани.A:.F];5;0)" office:value-type="string" office:string-value="хлопок" calcext:value-type="string">
            <text:p>хлопок</text:p>
          </table:table-cell>
          <table:table-cell table:formula="of:=VLOOKUP([.C537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37</text:p>
          </table:table-cell>
          <table:table-cell office:value-type="string" calcext:value-type="string">
            <text:p>P3</text:p>
          </table:table-cell>
          <table:table-cell table:style-name="ce22" office:value-type="string" calcext:value-type="string">
            <text:p>T41</text:p>
          </table:table-cell>
          <table:table-cell office:value-type="float" office:value="102" calcext:value-type="float">
            <text:p>102</text:p>
          </table:table-cell>
          <table:table-cell office:value-type="float" office:value="940" calcext:value-type="float">
            <text:p>940</text:p>
          </table:table-cell>
          <table:table-cell table:formula="of:=VLOOKUP([.C538];[$Ткани.A:.F];3;0)" office:value-type="string" office:string-value="белый" calcext:value-type="string">
            <text:p>белый</text:p>
          </table:table-cell>
          <table:table-cell table:formula="of:=VLOOKUP([.C538];[$Ткани.A:.F];5;0)" office:value-type="string" office:string-value="хлопок" calcext:value-type="string">
            <text:p>хлопок</text:p>
          </table:table-cell>
          <table:table-cell table:formula="of:=VLOOKUP([.C538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38</text:p>
          </table:table-cell>
          <table:table-cell office:value-type="string" calcext:value-type="string">
            <text:p>P5</text:p>
          </table:table-cell>
          <table:table-cell table:style-name="ce22" office:value-type="string" calcext:value-type="string">
            <text:p>T41</text:p>
          </table:table-cell>
          <table:table-cell office:value-type="float" office:value="57" calcext:value-type="float">
            <text:p>57</text:p>
          </table:table-cell>
          <table:table-cell office:value-type="float" office:value="940" calcext:value-type="float">
            <text:p>940</text:p>
          </table:table-cell>
          <table:table-cell table:formula="of:=VLOOKUP([.C539];[$Ткани.A:.F];3;0)" office:value-type="string" office:string-value="белый" calcext:value-type="string">
            <text:p>белый</text:p>
          </table:table-cell>
          <table:table-cell table:formula="of:=VLOOKUP([.C539];[$Ткани.A:.F];5;0)" office:value-type="string" office:string-value="хлопок" calcext:value-type="string">
            <text:p>хлопок</text:p>
          </table:table-cell>
          <table:table-cell table:formula="of:=VLOOKUP([.C539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39</text:p>
          </table:table-cell>
          <table:table-cell office:value-type="string" calcext:value-type="string">
            <text:p>P52</text:p>
          </table:table-cell>
          <table:table-cell table:style-name="ce22" office:value-type="string" calcext:value-type="string">
            <text:p>T18</text:p>
          </table:table-cell>
          <table:table-cell office:value-type="float" office:value="114" calcext:value-type="float">
            <text:p>114</text:p>
          </table:table-cell>
          <table:table-cell office:value-type="float" office:value="940" calcext:value-type="float">
            <text:p>940</text:p>
          </table:table-cell>
          <table:table-cell table:formula="of:=VLOOKUP([.C540];[$Ткани.A:.F];3;0)" office:value-type="string" office:string-value="белый" calcext:value-type="string">
            <text:p>белый</text:p>
          </table:table-cell>
          <table:table-cell table:formula="of:=VLOOKUP([.C540];[$Ткани.A:.F];5;0)" office:value-type="string" office:string-value="хлопок" calcext:value-type="string">
            <text:p>хлопок</text:p>
          </table:table-cell>
          <table:table-cell table:formula="of:=VLOOKUP([.C540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40</text:p>
          </table:table-cell>
          <table:table-cell office:value-type="string" calcext:value-type="string">
            <text:p>P2</text:p>
          </table:table-cell>
          <table:table-cell table:style-name="ce22" office:value-type="string" calcext:value-type="string">
            <text:p>T44</text:p>
          </table:table-cell>
          <table:table-cell office:value-type="float" office:value="106" calcext:value-type="float">
            <text:p>106</text:p>
          </table:table-cell>
          <table:table-cell office:value-type="float" office:value="941" calcext:value-type="float">
            <text:p>941</text:p>
          </table:table-cell>
          <table:table-cell table:formula="of:=VLOOKUP([.C541];[$Ткани.A:.F];3;0)" office:value-type="string" office:string-value="коричневый" calcext:value-type="string">
            <text:p>коричневый</text:p>
          </table:table-cell>
          <table:table-cell table:formula="of:=VLOOKUP([.C541];[$Ткани.A:.F];5;0)" office:value-type="string" office:string-value="хлопок" calcext:value-type="string">
            <text:p>хлопок</text:p>
          </table:table-cell>
          <table:table-cell table:formula="of:=VLOOKUP([.C541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41</text:p>
          </table:table-cell>
          <table:table-cell office:value-type="string" calcext:value-type="string">
            <text:p>P21</text:p>
          </table:table-cell>
          <table:table-cell table:style-name="ce22" office:value-type="string" calcext:value-type="string">
            <text:p>T34</text:p>
          </table:table-cell>
          <table:table-cell office:value-type="float" office:value="78" calcext:value-type="float">
            <text:p>78</text:p>
          </table:table-cell>
          <table:table-cell office:value-type="float" office:value="941" calcext:value-type="float">
            <text:p>941</text:p>
          </table:table-cell>
          <table:table-cell table:formula="of:=VLOOKUP([.C542];[$Ткани.A:.F];3;0)" office:value-type="string" office:string-value="красный" calcext:value-type="string">
            <text:p>красный</text:p>
          </table:table-cell>
          <table:table-cell table:formula="of:=VLOOKUP([.C542];[$Ткани.A:.F];5;0)" office:value-type="string" office:string-value="шёлк" calcext:value-type="string">
            <text:p>шёлк</text:p>
          </table:table-cell>
          <table:table-cell table:formula="of:=VLOOKUP([.C542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42</text:p>
          </table:table-cell>
          <table:table-cell office:value-type="string" calcext:value-type="string">
            <text:p>P37</text:p>
          </table:table-cell>
          <table:table-cell table:style-name="ce22" office:value-type="string" calcext:value-type="string">
            <text:p>T1</text:p>
          </table:table-cell>
          <table:table-cell office:value-type="float" office:value="115" calcext:value-type="float">
            <text:p>115</text:p>
          </table:table-cell>
          <table:table-cell office:value-type="float" office:value="941" calcext:value-type="float">
            <text:p>941</text:p>
          </table:table-cell>
          <table:table-cell table:formula="of:=VLOOKUP([.C543];[$Ткани.A:.F];3;0)" office:value-type="string" office:string-value="красный" calcext:value-type="string">
            <text:p>красный</text:p>
          </table:table-cell>
          <table:table-cell table:formula="of:=VLOOKUP([.C543];[$Ткани.A:.F];5;0)" office:value-type="string" office:string-value="шёлк" calcext:value-type="string">
            <text:p>шёлк</text:p>
          </table:table-cell>
          <table:table-cell table:formula="of:=VLOOKUP([.C543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43</text:p>
          </table:table-cell>
          <table:table-cell office:value-type="string" calcext:value-type="string">
            <text:p>P4</text:p>
          </table:table-cell>
          <table:table-cell table:style-name="ce22" office:value-type="string" calcext:value-type="string">
            <text:p>T20</text:p>
          </table:table-cell>
          <table:table-cell office:value-type="float" office:value="17" calcext:value-type="float">
            <text:p>17</text:p>
          </table:table-cell>
          <table:table-cell office:value-type="float" office:value="941" calcext:value-type="float">
            <text:p>941</text:p>
          </table:table-cell>
          <table:table-cell table:formula="of:=VLOOKUP([.C544];[$Ткани.A:.F];3;0)" office:value-type="string" office:string-value="синий" calcext:value-type="string">
            <text:p>синий</text:p>
          </table:table-cell>
          <table:table-cell table:formula="of:=VLOOKUP([.C544];[$Ткани.A:.F];5;0)" office:value-type="string" office:string-value="шерсть" calcext:value-type="string">
            <text:p>шерсть</text:p>
          </table:table-cell>
          <table:table-cell table:formula="of:=VLOOKUP([.C544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44</text:p>
          </table:table-cell>
          <table:table-cell office:value-type="string" calcext:value-type="string">
            <text:p>P31</text:p>
          </table:table-cell>
          <table:table-cell table:style-name="ce22" office:value-type="string" calcext:value-type="string">
            <text:p>T24</text:p>
          </table:table-cell>
          <table:table-cell office:value-type="float" office:value="2" calcext:value-type="float">
            <text:p>2</text:p>
          </table:table-cell>
          <table:table-cell office:value-type="float" office:value="942" calcext:value-type="float">
            <text:p>942</text:p>
          </table:table-cell>
          <table:table-cell table:formula="of:=VLOOKUP([.C545];[$Ткани.A:.F];3;0)" office:value-type="string" office:string-value="зеленый" calcext:value-type="string">
            <text:p>зеленый</text:p>
          </table:table-cell>
          <table:table-cell table:formula="of:=VLOOKUP([.C545];[$Ткани.A:.F];5;0)" office:value-type="string" office:string-value="шёлк" calcext:value-type="string">
            <text:p>шёлк</text:p>
          </table:table-cell>
          <table:table-cell table:formula="of:=VLOOKUP([.C545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45</text:p>
          </table:table-cell>
          <table:table-cell office:value-type="string" calcext:value-type="string">
            <text:p>P44</text:p>
          </table:table-cell>
          <table:table-cell table:style-name="ce22" office:value-type="string" calcext:value-type="string">
            <text:p>T44</text:p>
          </table:table-cell>
          <table:table-cell office:value-type="float" office:value="59" calcext:value-type="float">
            <text:p>59</text:p>
          </table:table-cell>
          <table:table-cell office:value-type="float" office:value="942" calcext:value-type="float">
            <text:p>942</text:p>
          </table:table-cell>
          <table:table-cell table:formula="of:=VLOOKUP([.C546];[$Ткани.A:.F];3;0)" office:value-type="string" office:string-value="коричневый" calcext:value-type="string">
            <text:p>коричневый</text:p>
          </table:table-cell>
          <table:table-cell table:formula="of:=VLOOKUP([.C546];[$Ткани.A:.F];5;0)" office:value-type="string" office:string-value="хлопок" calcext:value-type="string">
            <text:p>хлопок</text:p>
          </table:table-cell>
          <table:table-cell table:formula="of:=VLOOKUP([.C546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46</text:p>
          </table:table-cell>
          <table:table-cell office:value-type="string" calcext:value-type="string">
            <text:p>P45</text:p>
          </table:table-cell>
          <table:table-cell table:style-name="ce22" office:value-type="string" calcext:value-type="string">
            <text:p>T1</text:p>
          </table:table-cell>
          <table:table-cell office:value-type="float" office:value="53" calcext:value-type="float">
            <text:p>53</text:p>
          </table:table-cell>
          <table:table-cell office:value-type="float" office:value="942" calcext:value-type="float">
            <text:p>942</text:p>
          </table:table-cell>
          <table:table-cell table:formula="of:=VLOOKUP([.C547];[$Ткани.A:.F];3;0)" office:value-type="string" office:string-value="красный" calcext:value-type="string">
            <text:p>красный</text:p>
          </table:table-cell>
          <table:table-cell table:formula="of:=VLOOKUP([.C547];[$Ткани.A:.F];5;0)" office:value-type="string" office:string-value="шёлк" calcext:value-type="string">
            <text:p>шёлк</text:p>
          </table:table-cell>
          <table:table-cell table:formula="of:=VLOOKUP([.C547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47</text:p>
          </table:table-cell>
          <table:table-cell office:value-type="string" calcext:value-type="string">
            <text:p>P27</text:p>
          </table:table-cell>
          <table:table-cell table:style-name="ce22" office:value-type="string" calcext:value-type="string">
            <text:p>T44</text:p>
          </table:table-cell>
          <table:table-cell office:value-type="float" office:value="69" calcext:value-type="float">
            <text:p>69</text:p>
          </table:table-cell>
          <table:table-cell office:value-type="float" office:value="943" calcext:value-type="float">
            <text:p>943</text:p>
          </table:table-cell>
          <table:table-cell table:formula="of:=VLOOKUP([.C548];[$Ткани.A:.F];3;0)" office:value-type="string" office:string-value="коричневый" calcext:value-type="string">
            <text:p>коричневый</text:p>
          </table:table-cell>
          <table:table-cell table:formula="of:=VLOOKUP([.C548];[$Ткани.A:.F];5;0)" office:value-type="string" office:string-value="хлопок" calcext:value-type="string">
            <text:p>хлопок</text:p>
          </table:table-cell>
          <table:table-cell table:formula="of:=VLOOKUP([.C548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48</text:p>
          </table:table-cell>
          <table:table-cell office:value-type="string" calcext:value-type="string">
            <text:p>P46</text:p>
          </table:table-cell>
          <table:table-cell table:style-name="ce22" office:value-type="string" calcext:value-type="string">
            <text:p>T40</text:p>
          </table:table-cell>
          <table:table-cell office:value-type="float" office:value="116" calcext:value-type="float">
            <text:p>116</text:p>
          </table:table-cell>
          <table:table-cell office:value-type="float" office:value="943" calcext:value-type="float">
            <text:p>943</text:p>
          </table:table-cell>
          <table:table-cell table:formula="of:=VLOOKUP([.C549];[$Ткани.A:.F];3;0)" office:value-type="string" office:string-value="синий" calcext:value-type="string">
            <text:p>синий</text:p>
          </table:table-cell>
          <table:table-cell table:formula="of:=VLOOKUP([.C549];[$Ткани.A:.F];5;0)" office:value-type="string" office:string-value="хлопок" calcext:value-type="string">
            <text:p>хлопок</text:p>
          </table:table-cell>
          <table:table-cell table:formula="of:=VLOOKUP([.C549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49</text:p>
          </table:table-cell>
          <table:table-cell office:value-type="string" calcext:value-type="string">
            <text:p>P8</text:p>
          </table:table-cell>
          <table:table-cell table:style-name="ce22" office:value-type="string" calcext:value-type="string">
            <text:p>T34</text:p>
          </table:table-cell>
          <table:table-cell office:value-type="float" office:value="76" calcext:value-type="float">
            <text:p>76</text:p>
          </table:table-cell>
          <table:table-cell office:value-type="float" office:value="943" calcext:value-type="float">
            <text:p>943</text:p>
          </table:table-cell>
          <table:table-cell table:formula="of:=VLOOKUP([.C550];[$Ткани.A:.F];3;0)" office:value-type="string" office:string-value="красный" calcext:value-type="string">
            <text:p>красный</text:p>
          </table:table-cell>
          <table:table-cell table:formula="of:=VLOOKUP([.C550];[$Ткани.A:.F];5;0)" office:value-type="string" office:string-value="шёлк" calcext:value-type="string">
            <text:p>шёлк</text:p>
          </table:table-cell>
          <table:table-cell table:formula="of:=VLOOKUP([.C550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50</text:p>
          </table:table-cell>
          <table:table-cell office:value-type="string" calcext:value-type="string">
            <text:p>P41</text:p>
          </table:table-cell>
          <table:table-cell table:style-name="ce22" office:value-type="string" calcext:value-type="string">
            <text:p>T37</text:p>
          </table:table-cell>
          <table:table-cell office:value-type="float" office:value="92" calcext:value-type="float">
            <text:p>92</text:p>
          </table:table-cell>
          <table:table-cell office:value-type="float" office:value="944" calcext:value-type="float">
            <text:p>944</text:p>
          </table:table-cell>
          <table:table-cell table:formula="of:=VLOOKUP([.C551];[$Ткани.A:.F];3;0)" office:value-type="string" office:string-value="зеленый" calcext:value-type="string">
            <text:p>зеленый</text:p>
          </table:table-cell>
          <table:table-cell table:formula="of:=VLOOKUP([.C551];[$Ткани.A:.F];5;0)" office:value-type="string" office:string-value="хлопок" calcext:value-type="string">
            <text:p>хлопок</text:p>
          </table:table-cell>
          <table:table-cell table:formula="of:=VLOOKUP([.C551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51</text:p>
          </table:table-cell>
          <table:table-cell office:value-type="string" calcext:value-type="string">
            <text:p>P55</text:p>
          </table:table-cell>
          <table:table-cell table:style-name="ce22" office:value-type="string" calcext:value-type="string">
            <text:p>T14</text:p>
          </table:table-cell>
          <table:table-cell office:value-type="float" office:value="26" calcext:value-type="float">
            <text:p>26</text:p>
          </table:table-cell>
          <table:table-cell office:value-type="float" office:value="944" calcext:value-type="float">
            <text:p>944</text:p>
          </table:table-cell>
          <table:table-cell table:formula="of:=VLOOKUP([.C552];[$Ткани.A:.F];3;0)" office:value-type="string" office:string-value="синий" calcext:value-type="string">
            <text:p>синий</text:p>
          </table:table-cell>
          <table:table-cell table:formula="of:=VLOOKUP([.C552];[$Ткани.A:.F];5;0)" office:value-type="string" office:string-value="хлопок" calcext:value-type="string">
            <text:p>хлопок</text:p>
          </table:table-cell>
          <table:table-cell table:formula="of:=VLOOKUP([.C552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52</text:p>
          </table:table-cell>
          <table:table-cell office:value-type="string" calcext:value-type="string">
            <text:p>P37</text:p>
          </table:table-cell>
          <table:table-cell table:style-name="ce22" office:value-type="string" calcext:value-type="string">
            <text:p>T25</text:p>
          </table:table-cell>
          <table:table-cell office:value-type="float" office:value="59" calcext:value-type="float">
            <text:p>59</text:p>
          </table:table-cell>
          <table:table-cell office:value-type="float" office:value="945" calcext:value-type="float">
            <text:p>945</text:p>
          </table:table-cell>
          <table:table-cell table:formula="of:=VLOOKUP([.C553];[$Ткани.A:.F];3;0)" office:value-type="string" office:string-value="синий" calcext:value-type="string">
            <text:p>синий</text:p>
          </table:table-cell>
          <table:table-cell table:formula="of:=VLOOKUP([.C553];[$Ткани.A:.F];5;0)" office:value-type="string" office:string-value="шёлк" calcext:value-type="string">
            <text:p>шёлк</text:p>
          </table:table-cell>
          <table:table-cell table:formula="of:=VLOOKUP([.C553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53</text:p>
          </table:table-cell>
          <table:table-cell office:value-type="string" calcext:value-type="string">
            <text:p>P28</text:p>
          </table:table-cell>
          <table:table-cell table:style-name="ce22" office:value-type="string" calcext:value-type="string">
            <text:p>T29</text:p>
          </table:table-cell>
          <table:table-cell office:value-type="float" office:value="56" calcext:value-type="float">
            <text:p>56</text:p>
          </table:table-cell>
          <table:table-cell office:value-type="float" office:value="946" calcext:value-type="float">
            <text:p>946</text:p>
          </table:table-cell>
          <table:table-cell table:formula="of:=VLOOKUP([.C554];[$Ткани.A:.F];3;0)" office:value-type="string" office:string-value="зеленый" calcext:value-type="string">
            <text:p>зеленый</text:p>
          </table:table-cell>
          <table:table-cell table:formula="of:=VLOOKUP([.C554];[$Ткани.A:.F];5;0)" office:value-type="string" office:string-value="лён" calcext:value-type="string">
            <text:p>лён</text:p>
          </table:table-cell>
          <table:table-cell table:formula="of:=VLOOKUP([.C554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54</text:p>
          </table:table-cell>
          <table:table-cell office:value-type="string" calcext:value-type="string">
            <text:p>P28</text:p>
          </table:table-cell>
          <table:table-cell table:style-name="ce22" office:value-type="string" calcext:value-type="string">
            <text:p>T7</text:p>
          </table:table-cell>
          <table:table-cell office:value-type="float" office:value="40" calcext:value-type="float">
            <text:p>40</text:p>
          </table:table-cell>
          <table:table-cell office:value-type="float" office:value="947" calcext:value-type="float">
            <text:p>947</text:p>
          </table:table-cell>
          <table:table-cell table:formula="of:=VLOOKUP([.C555];[$Ткани.A:.F];3;0)" office:value-type="string" office:string-value="белый" calcext:value-type="string">
            <text:p>белый</text:p>
          </table:table-cell>
          <table:table-cell table:formula="of:=VLOOKUP([.C555];[$Ткани.A:.F];5;0)" office:value-type="string" office:string-value="хлопок" calcext:value-type="string">
            <text:p>хлопок</text:p>
          </table:table-cell>
          <table:table-cell table:formula="of:=VLOOKUP([.C555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55</text:p>
          </table:table-cell>
          <table:table-cell office:value-type="string" calcext:value-type="string">
            <text:p>P52</text:p>
          </table:table-cell>
          <table:table-cell table:style-name="ce22" office:value-type="string" calcext:value-type="string">
            <text:p>T40</text:p>
          </table:table-cell>
          <table:table-cell office:value-type="float" office:value="118" calcext:value-type="float">
            <text:p>118</text:p>
          </table:table-cell>
          <table:table-cell office:value-type="float" office:value="947" calcext:value-type="float">
            <text:p>947</text:p>
          </table:table-cell>
          <table:table-cell table:formula="of:=VLOOKUP([.C556];[$Ткани.A:.F];3;0)" office:value-type="string" office:string-value="синий" calcext:value-type="string">
            <text:p>синий</text:p>
          </table:table-cell>
          <table:table-cell table:formula="of:=VLOOKUP([.C556];[$Ткани.A:.F];5;0)" office:value-type="string" office:string-value="хлопок" calcext:value-type="string">
            <text:p>хлопок</text:p>
          </table:table-cell>
          <table:table-cell table:formula="of:=VLOOKUP([.C556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56</text:p>
          </table:table-cell>
          <table:table-cell office:value-type="string" calcext:value-type="string">
            <text:p>P6</text:p>
          </table:table-cell>
          <table:table-cell table:style-name="ce22" office:value-type="string" calcext:value-type="string">
            <text:p>T8</text:p>
          </table:table-cell>
          <table:table-cell office:value-type="float" office:value="22" calcext:value-type="float">
            <text:p>22</text:p>
          </table:table-cell>
          <table:table-cell office:value-type="float" office:value="947" calcext:value-type="float">
            <text:p>947</text:p>
          </table:table-cell>
          <table:table-cell table:formula="of:=VLOOKUP([.C557];[$Ткани.A:.F];3;0)" office:value-type="string" office:string-value="голубой" calcext:value-type="string">
            <text:p>голубой</text:p>
          </table:table-cell>
          <table:table-cell table:formula="of:=VLOOKUP([.C557];[$Ткани.A:.F];5;0)" office:value-type="string" office:string-value="хлопок" calcext:value-type="string">
            <text:p>хлопок</text:p>
          </table:table-cell>
          <table:table-cell table:formula="of:=VLOOKUP([.C557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57</text:p>
          </table:table-cell>
          <table:table-cell office:value-type="string" calcext:value-type="string">
            <text:p>P47</text:p>
          </table:table-cell>
          <table:table-cell table:style-name="ce22" office:value-type="string" calcext:value-type="string">
            <text:p>T17</text:p>
          </table:table-cell>
          <table:table-cell office:value-type="float" office:value="19" calcext:value-type="float">
            <text:p>19</text:p>
          </table:table-cell>
          <table:table-cell office:value-type="float" office:value="948" calcext:value-type="float">
            <text:p>948</text:p>
          </table:table-cell>
          <table:table-cell table:formula="of:=VLOOKUP([.C558];[$Ткани.A:.F];3;0)" office:value-type="string" office:string-value="зеленый" calcext:value-type="string">
            <text:p>зеленый</text:p>
          </table:table-cell>
          <table:table-cell table:formula="of:=VLOOKUP([.C558];[$Ткани.A:.F];5;0)" office:value-type="string" office:string-value="хлопок" calcext:value-type="string">
            <text:p>хлопок</text:p>
          </table:table-cell>
          <table:table-cell table:formula="of:=VLOOKUP([.C558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58</text:p>
          </table:table-cell>
          <table:table-cell office:value-type="string" calcext:value-type="string">
            <text:p>P51</text:p>
          </table:table-cell>
          <table:table-cell table:style-name="ce22" office:value-type="string" calcext:value-type="string">
            <text:p>T41</text:p>
          </table:table-cell>
          <table:table-cell office:value-type="float" office:value="13" calcext:value-type="float">
            <text:p>13</text:p>
          </table:table-cell>
          <table:table-cell office:value-type="float" office:value="949" calcext:value-type="float">
            <text:p>949</text:p>
          </table:table-cell>
          <table:table-cell table:formula="of:=VLOOKUP([.C559];[$Ткани.A:.F];3;0)" office:value-type="string" office:string-value="белый" calcext:value-type="string">
            <text:p>белый</text:p>
          </table:table-cell>
          <table:table-cell table:formula="of:=VLOOKUP([.C559];[$Ткани.A:.F];5;0)" office:value-type="string" office:string-value="хлопок" calcext:value-type="string">
            <text:p>хлопок</text:p>
          </table:table-cell>
          <table:table-cell table:formula="of:=VLOOKUP([.C559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59</text:p>
          </table:table-cell>
          <table:table-cell office:value-type="string" calcext:value-type="string">
            <text:p>P6</text:p>
          </table:table-cell>
          <table:table-cell table:style-name="ce22" office:value-type="string" calcext:value-type="string">
            <text:p>T24</text:p>
          </table:table-cell>
          <table:table-cell office:value-type="float" office:value="16" calcext:value-type="float">
            <text:p>16</text:p>
          </table:table-cell>
          <table:table-cell office:value-type="float" office:value="949" calcext:value-type="float">
            <text:p>949</text:p>
          </table:table-cell>
          <table:table-cell table:formula="of:=VLOOKUP([.C560];[$Ткани.A:.F];3;0)" office:value-type="string" office:string-value="зеленый" calcext:value-type="string">
            <text:p>зеленый</text:p>
          </table:table-cell>
          <table:table-cell table:formula="of:=VLOOKUP([.C560];[$Ткани.A:.F];5;0)" office:value-type="string" office:string-value="шёлк" calcext:value-type="string">
            <text:p>шёлк</text:p>
          </table:table-cell>
          <table:table-cell table:formula="of:=VLOOKUP([.C560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60</text:p>
          </table:table-cell>
          <table:table-cell office:value-type="string" calcext:value-type="string">
            <text:p>P59</text:p>
          </table:table-cell>
          <table:table-cell table:style-name="ce22" office:value-type="string" calcext:value-type="string">
            <text:p>T16</text:p>
          </table:table-cell>
          <table:table-cell office:value-type="float" office:value="66" calcext:value-type="float">
            <text:p>66</text:p>
          </table:table-cell>
          <table:table-cell office:value-type="float" office:value="950" calcext:value-type="float">
            <text:p>950</text:p>
          </table:table-cell>
          <table:table-cell table:formula="of:=VLOOKUP([.C561];[$Ткани.A:.F];3;0)" office:value-type="string" office:string-value="красный" calcext:value-type="string">
            <text:p>красный</text:p>
          </table:table-cell>
          <table:table-cell table:formula="of:=VLOOKUP([.C561];[$Ткани.A:.F];5;0)" office:value-type="string" office:string-value="хлопок" calcext:value-type="string">
            <text:p>хлопок</text:p>
          </table:table-cell>
          <table:table-cell table:formula="of:=VLOOKUP([.C561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61</text:p>
          </table:table-cell>
          <table:table-cell office:value-type="string" calcext:value-type="string">
            <text:p>P47</text:p>
          </table:table-cell>
          <table:table-cell table:style-name="ce22" office:value-type="string" calcext:value-type="string">
            <text:p>T23</text:p>
          </table:table-cell>
          <table:table-cell office:value-type="float" office:value="20" calcext:value-type="float">
            <text:p>20</text:p>
          </table:table-cell>
          <table:table-cell office:value-type="float" office:value="951" calcext:value-type="float">
            <text:p>951</text:p>
          </table:table-cell>
          <table:table-cell table:formula="of:=VLOOKUP([.C562];[$Ткани.A:.F];3;0)" office:value-type="string" office:string-value="красный" calcext:value-type="string">
            <text:p>красный</text:p>
          </table:table-cell>
          <table:table-cell table:formula="of:=VLOOKUP([.C562];[$Ткани.A:.F];5;0)" office:value-type="string" office:string-value="шёлк" calcext:value-type="string">
            <text:p>шёлк</text:p>
          </table:table-cell>
          <table:table-cell table:formula="of:=VLOOKUP([.C562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62</text:p>
          </table:table-cell>
          <table:table-cell office:value-type="string" calcext:value-type="string">
            <text:p>P49</text:p>
          </table:table-cell>
          <table:table-cell table:style-name="ce22" office:value-type="string" calcext:value-type="string">
            <text:p>T15</text:p>
          </table:table-cell>
          <table:table-cell office:value-type="float" office:value="64" calcext:value-type="float">
            <text:p>64</text:p>
          </table:table-cell>
          <table:table-cell office:value-type="float" office:value="951" calcext:value-type="float">
            <text:p>951</text:p>
          </table:table-cell>
          <table:table-cell table:formula="of:=VLOOKUP([.C563];[$Ткани.A:.F];3;0)" office:value-type="string" office:string-value="черный" calcext:value-type="string">
            <text:p>черный</text:p>
          </table:table-cell>
          <table:table-cell table:formula="of:=VLOOKUP([.C563];[$Ткани.A:.F];5;0)" office:value-type="string" office:string-value="хлопок" calcext:value-type="string">
            <text:p>хлопок</text:p>
          </table:table-cell>
          <table:table-cell table:formula="of:=VLOOKUP([.C563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63</text:p>
          </table:table-cell>
          <table:table-cell office:value-type="string" calcext:value-type="string">
            <text:p>P61</text:p>
          </table:table-cell>
          <table:table-cell table:style-name="ce22" office:value-type="string" calcext:value-type="string">
            <text:p>T16</text:p>
          </table:table-cell>
          <table:table-cell office:value-type="float" office:value="87" calcext:value-type="float">
            <text:p>87</text:p>
          </table:table-cell>
          <table:table-cell office:value-type="float" office:value="951" calcext:value-type="float">
            <text:p>951</text:p>
          </table:table-cell>
          <table:table-cell table:formula="of:=VLOOKUP([.C564];[$Ткани.A:.F];3;0)" office:value-type="string" office:string-value="красный" calcext:value-type="string">
            <text:p>красный</text:p>
          </table:table-cell>
          <table:table-cell table:formula="of:=VLOOKUP([.C564];[$Ткани.A:.F];5;0)" office:value-type="string" office:string-value="хлопок" calcext:value-type="string">
            <text:p>хлопок</text:p>
          </table:table-cell>
          <table:table-cell table:formula="of:=VLOOKUP([.C564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64</text:p>
          </table:table-cell>
          <table:table-cell office:value-type="string" calcext:value-type="string">
            <text:p>P11</text:p>
          </table:table-cell>
          <table:table-cell table:style-name="ce22" office:value-type="string" calcext:value-type="string">
            <text:p>T30</text:p>
          </table:table-cell>
          <table:table-cell office:value-type="float" office:value="46" calcext:value-type="float">
            <text:p>46</text:p>
          </table:table-cell>
          <table:table-cell office:value-type="float" office:value="952" calcext:value-type="float">
            <text:p>952</text:p>
          </table:table-cell>
          <table:table-cell table:formula="of:=VLOOKUP([.C565];[$Ткани.A:.F];3;0)" office:value-type="string" office:string-value="синий" calcext:value-type="string">
            <text:p>синий</text:p>
          </table:table-cell>
          <table:table-cell table:formula="of:=VLOOKUP([.C565];[$Ткани.A:.F];5;0)" office:value-type="string" office:string-value="лён" calcext:value-type="string">
            <text:p>лён</text:p>
          </table:table-cell>
          <table:table-cell table:formula="of:=VLOOKUP([.C565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65</text:p>
          </table:table-cell>
          <table:table-cell office:value-type="string" calcext:value-type="string">
            <text:p>P12</text:p>
          </table:table-cell>
          <table:table-cell table:style-name="ce22" office:value-type="string" calcext:value-type="string">
            <text:p>T17</text:p>
          </table:table-cell>
          <table:table-cell office:value-type="float" office:value="67" calcext:value-type="float">
            <text:p>67</text:p>
          </table:table-cell>
          <table:table-cell office:value-type="float" office:value="952" calcext:value-type="float">
            <text:p>952</text:p>
          </table:table-cell>
          <table:table-cell table:formula="of:=VLOOKUP([.C566];[$Ткани.A:.F];3;0)" office:value-type="string" office:string-value="зеленый" calcext:value-type="string">
            <text:p>зеленый</text:p>
          </table:table-cell>
          <table:table-cell table:formula="of:=VLOOKUP([.C566];[$Ткани.A:.F];5;0)" office:value-type="string" office:string-value="хлопок" calcext:value-type="string">
            <text:p>хлопок</text:p>
          </table:table-cell>
          <table:table-cell table:formula="of:=VLOOKUP([.C566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66</text:p>
          </table:table-cell>
          <table:table-cell office:value-type="string" calcext:value-type="string">
            <text:p>P21</text:p>
          </table:table-cell>
          <table:table-cell table:style-name="ce22" office:value-type="string" calcext:value-type="string">
            <text:p>T38</text:p>
          </table:table-cell>
          <table:table-cell office:value-type="float" office:value="9" calcext:value-type="float">
            <text:p>9</text:p>
          </table:table-cell>
          <table:table-cell office:value-type="float" office:value="952" calcext:value-type="float">
            <text:p>952</text:p>
          </table:table-cell>
          <table:table-cell table:formula="of:=VLOOKUP([.C567];[$Ткани.A:.F];3;0)" office:value-type="string" office:string-value="синий" calcext:value-type="string">
            <text:p>синий</text:p>
          </table:table-cell>
          <table:table-cell table:formula="of:=VLOOKUP([.C567];[$Ткани.A:.F];5;0)" office:value-type="string" office:string-value="хлопок" calcext:value-type="string">
            <text:p>хлопок</text:p>
          </table:table-cell>
          <table:table-cell table:formula="of:=VLOOKUP([.C567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67</text:p>
          </table:table-cell>
          <table:table-cell office:value-type="string" calcext:value-type="string">
            <text:p>P5</text:p>
          </table:table-cell>
          <table:table-cell table:style-name="ce22" office:value-type="string" calcext:value-type="string">
            <text:p>T23</text:p>
          </table:table-cell>
          <table:table-cell office:value-type="float" office:value="13" calcext:value-type="float">
            <text:p>13</text:p>
          </table:table-cell>
          <table:table-cell office:value-type="float" office:value="952" calcext:value-type="float">
            <text:p>952</text:p>
          </table:table-cell>
          <table:table-cell table:formula="of:=VLOOKUP([.C568];[$Ткани.A:.F];3;0)" office:value-type="string" office:string-value="красный" calcext:value-type="string">
            <text:p>красный</text:p>
          </table:table-cell>
          <table:table-cell table:formula="of:=VLOOKUP([.C568];[$Ткани.A:.F];5;0)" office:value-type="string" office:string-value="шёлк" calcext:value-type="string">
            <text:p>шёлк</text:p>
          </table:table-cell>
          <table:table-cell table:formula="of:=VLOOKUP([.C568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68</text:p>
          </table:table-cell>
          <table:table-cell office:value-type="string" calcext:value-type="string">
            <text:p>P37</text:p>
          </table:table-cell>
          <table:table-cell table:style-name="ce22" office:value-type="string" calcext:value-type="string">
            <text:p>T21</text:p>
          </table:table-cell>
          <table:table-cell office:value-type="float" office:value="101" calcext:value-type="float">
            <text:p>101</text:p>
          </table:table-cell>
          <table:table-cell office:value-type="float" office:value="953" calcext:value-type="float">
            <text:p>953</text:p>
          </table:table-cell>
          <table:table-cell table:formula="of:=VLOOKUP([.C569];[$Ткани.A:.F];3;0)" office:value-type="string" office:string-value="красный" calcext:value-type="string">
            <text:p>красный</text:p>
          </table:table-cell>
          <table:table-cell table:formula="of:=VLOOKUP([.C569];[$Ткани.A:.F];5;0)" office:value-type="string" office:string-value="шерсть" calcext:value-type="string">
            <text:p>шерсть</text:p>
          </table:table-cell>
          <table:table-cell table:formula="of:=VLOOKUP([.C569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69</text:p>
          </table:table-cell>
          <table:table-cell office:value-type="string" calcext:value-type="string">
            <text:p>P38</text:p>
          </table:table-cell>
          <table:table-cell table:style-name="ce22" office:value-type="string" calcext:value-type="string">
            <text:p>T30</text:p>
          </table:table-cell>
          <table:table-cell office:value-type="float" office:value="9" calcext:value-type="float">
            <text:p>9</text:p>
          </table:table-cell>
          <table:table-cell office:value-type="float" office:value="953" calcext:value-type="float">
            <text:p>953</text:p>
          </table:table-cell>
          <table:table-cell table:formula="of:=VLOOKUP([.C570];[$Ткани.A:.F];3;0)" office:value-type="string" office:string-value="синий" calcext:value-type="string">
            <text:p>синий</text:p>
          </table:table-cell>
          <table:table-cell table:formula="of:=VLOOKUP([.C570];[$Ткани.A:.F];5;0)" office:value-type="string" office:string-value="лён" calcext:value-type="string">
            <text:p>лён</text:p>
          </table:table-cell>
          <table:table-cell table:formula="of:=VLOOKUP([.C570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70</text:p>
          </table:table-cell>
          <table:table-cell office:value-type="string" calcext:value-type="string">
            <text:p>P58</text:p>
          </table:table-cell>
          <table:table-cell table:style-name="ce22" office:value-type="string" calcext:value-type="string">
            <text:p>T32</text:p>
          </table:table-cell>
          <table:table-cell office:value-type="float" office:value="113" calcext:value-type="float">
            <text:p>113</text:p>
          </table:table-cell>
          <table:table-cell office:value-type="float" office:value="953" calcext:value-type="float">
            <text:p>953</text:p>
          </table:table-cell>
          <table:table-cell table:formula="of:=VLOOKUP([.C571];[$Ткани.A:.F];3;0)" office:value-type="string" office:string-value="красный" calcext:value-type="string">
            <text:p>красный</text:p>
          </table:table-cell>
          <table:table-cell table:formula="of:=VLOOKUP([.C571];[$Ткани.A:.F];5;0)" office:value-type="string" office:string-value="лён" calcext:value-type="string">
            <text:p>лён</text:p>
          </table:table-cell>
          <table:table-cell table:formula="of:=VLOOKUP([.C571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71</text:p>
          </table:table-cell>
          <table:table-cell office:value-type="string" calcext:value-type="string">
            <text:p>P7</text:p>
          </table:table-cell>
          <table:table-cell table:style-name="ce22" office:value-type="string" calcext:value-type="string">
            <text:p>T37</text:p>
          </table:table-cell>
          <table:table-cell office:value-type="float" office:value="101" calcext:value-type="float">
            <text:p>101</text:p>
          </table:table-cell>
          <table:table-cell office:value-type="float" office:value="954" calcext:value-type="float">
            <text:p>954</text:p>
          </table:table-cell>
          <table:table-cell table:formula="of:=VLOOKUP([.C572];[$Ткани.A:.F];3;0)" office:value-type="string" office:string-value="зеленый" calcext:value-type="string">
            <text:p>зеленый</text:p>
          </table:table-cell>
          <table:table-cell table:formula="of:=VLOOKUP([.C572];[$Ткани.A:.F];5;0)" office:value-type="string" office:string-value="хлопок" calcext:value-type="string">
            <text:p>хлопок</text:p>
          </table:table-cell>
          <table:table-cell table:formula="of:=VLOOKUP([.C572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72</text:p>
          </table:table-cell>
          <table:table-cell office:value-type="string" calcext:value-type="string">
            <text:p>P12</text:p>
          </table:table-cell>
          <table:table-cell table:style-name="ce22" office:value-type="string" calcext:value-type="string">
            <text:p>T23</text:p>
          </table:table-cell>
          <table:table-cell office:value-type="float" office:value="62" calcext:value-type="float">
            <text:p>62</text:p>
          </table:table-cell>
          <table:table-cell office:value-type="float" office:value="955" calcext:value-type="float">
            <text:p>955</text:p>
          </table:table-cell>
          <table:table-cell table:formula="of:=VLOOKUP([.C573];[$Ткани.A:.F];3;0)" office:value-type="string" office:string-value="красный" calcext:value-type="string">
            <text:p>красный</text:p>
          </table:table-cell>
          <table:table-cell table:formula="of:=VLOOKUP([.C573];[$Ткани.A:.F];5;0)" office:value-type="string" office:string-value="шёлк" calcext:value-type="string">
            <text:p>шёлк</text:p>
          </table:table-cell>
          <table:table-cell table:formula="of:=VLOOKUP([.C573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73</text:p>
          </table:table-cell>
          <table:table-cell office:value-type="string" calcext:value-type="string">
            <text:p>P51</text:p>
          </table:table-cell>
          <table:table-cell table:style-name="ce22" office:value-type="string" calcext:value-type="string">
            <text:p>T5</text:p>
          </table:table-cell>
          <table:table-cell office:value-type="float" office:value="6" calcext:value-type="float">
            <text:p>6</text:p>
          </table:table-cell>
          <table:table-cell office:value-type="float" office:value="955" calcext:value-type="float">
            <text:p>955</text:p>
          </table:table-cell>
          <table:table-cell table:formula="of:=VLOOKUP([.C574];[$Ткани.A:.F];3;0)" office:value-type="string" office:string-value="синий" calcext:value-type="string">
            <text:p>синий</text:p>
          </table:table-cell>
          <table:table-cell table:formula="of:=VLOOKUP([.C574];[$Ткани.A:.F];5;0)" office:value-type="string" office:string-value="хлопок" calcext:value-type="string">
            <text:p>хлопок</text:p>
          </table:table-cell>
          <table:table-cell table:formula="of:=VLOOKUP([.C574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74</text:p>
          </table:table-cell>
          <table:table-cell office:value-type="string" calcext:value-type="string">
            <text:p>P58</text:p>
          </table:table-cell>
          <table:table-cell table:style-name="ce22" office:value-type="string" calcext:value-type="string">
            <text:p>T30</text:p>
          </table:table-cell>
          <table:table-cell office:value-type="float" office:value="40" calcext:value-type="float">
            <text:p>40</text:p>
          </table:table-cell>
          <table:table-cell office:value-type="float" office:value="955" calcext:value-type="float">
            <text:p>955</text:p>
          </table:table-cell>
          <table:table-cell table:formula="of:=VLOOKUP([.C575];[$Ткани.A:.F];3;0)" office:value-type="string" office:string-value="синий" calcext:value-type="string">
            <text:p>синий</text:p>
          </table:table-cell>
          <table:table-cell table:formula="of:=VLOOKUP([.C575];[$Ткани.A:.F];5;0)" office:value-type="string" office:string-value="лён" calcext:value-type="string">
            <text:p>лён</text:p>
          </table:table-cell>
          <table:table-cell table:formula="of:=VLOOKUP([.C575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75</text:p>
          </table:table-cell>
          <table:table-cell office:value-type="string" calcext:value-type="string">
            <text:p>P31</text:p>
          </table:table-cell>
          <table:table-cell table:style-name="ce22" office:value-type="string" calcext:value-type="string">
            <text:p>T42</text:p>
          </table:table-cell>
          <table:table-cell office:value-type="float" office:value="71" calcext:value-type="float">
            <text:p>71</text:p>
          </table:table-cell>
          <table:table-cell office:value-type="float" office:value="956" calcext:value-type="float">
            <text:p>956</text:p>
          </table:table-cell>
          <table:table-cell table:formula="of:=VLOOKUP([.C576];[$Ткани.A:.F];3;0)" office:value-type="string" office:string-value="красный" calcext:value-type="string">
            <text:p>красный</text:p>
          </table:table-cell>
          <table:table-cell table:formula="of:=VLOOKUP([.C576];[$Ткани.A:.F];5;0)" office:value-type="string" office:string-value="хлопок" calcext:value-type="string">
            <text:p>хлопок</text:p>
          </table:table-cell>
          <table:table-cell table:formula="of:=VLOOKUP([.C576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76</text:p>
          </table:table-cell>
          <table:table-cell office:value-type="string" calcext:value-type="string">
            <text:p>P49</text:p>
          </table:table-cell>
          <table:table-cell table:style-name="ce22" office:value-type="string" calcext:value-type="string">
            <text:p>T19</text:p>
          </table:table-cell>
          <table:table-cell office:value-type="float" office:value="10" calcext:value-type="float">
            <text:p>10</text:p>
          </table:table-cell>
          <table:table-cell office:value-type="float" office:value="956" calcext:value-type="float">
            <text:p>956</text:p>
          </table:table-cell>
          <table:table-cell table:formula="of:=VLOOKUP([.C577];[$Ткани.A:.F];3;0)" office:value-type="string" office:string-value="желтый" calcext:value-type="string">
            <text:p>желтый</text:p>
          </table:table-cell>
          <table:table-cell table:formula="of:=VLOOKUP([.C577];[$Ткани.A:.F];5;0)" office:value-type="string" office:string-value="шерсть" calcext:value-type="string">
            <text:p>шерсть</text:p>
          </table:table-cell>
          <table:table-cell table:formula="of:=VLOOKUP([.C577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77</text:p>
          </table:table-cell>
          <table:table-cell office:value-type="string" calcext:value-type="string">
            <text:p>P2</text:p>
          </table:table-cell>
          <table:table-cell table:style-name="ce22" office:value-type="string" calcext:value-type="string">
            <text:p>T12</text:p>
          </table:table-cell>
          <table:table-cell office:value-type="float" office:value="105" calcext:value-type="float">
            <text:p>105</text:p>
          </table:table-cell>
          <table:table-cell office:value-type="float" office:value="957" calcext:value-type="float">
            <text:p>957</text:p>
          </table:table-cell>
          <table:table-cell table:formula="of:=VLOOKUP([.C578];[$Ткани.A:.F];3;0)" office:value-type="string" office:string-value="желтый" calcext:value-type="string">
            <text:p>желтый</text:p>
          </table:table-cell>
          <table:table-cell table:formula="of:=VLOOKUP([.C578];[$Ткани.A:.F];5;0)" office:value-type="string" office:string-value="хлопок" calcext:value-type="string">
            <text:p>хлопок</text:p>
          </table:table-cell>
          <table:table-cell table:formula="of:=VLOOKUP([.C578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78</text:p>
          </table:table-cell>
          <table:table-cell office:value-type="string" calcext:value-type="string">
            <text:p>P36</text:p>
          </table:table-cell>
          <table:table-cell table:style-name="ce22" office:value-type="string" calcext:value-type="string">
            <text:p>T18</text:p>
          </table:table-cell>
          <table:table-cell office:value-type="float" office:value="23" calcext:value-type="float">
            <text:p>23</text:p>
          </table:table-cell>
          <table:table-cell office:value-type="float" office:value="957" calcext:value-type="float">
            <text:p>957</text:p>
          </table:table-cell>
          <table:table-cell table:formula="of:=VLOOKUP([.C579];[$Ткани.A:.F];3;0)" office:value-type="string" office:string-value="белый" calcext:value-type="string">
            <text:p>белый</text:p>
          </table:table-cell>
          <table:table-cell table:formula="of:=VLOOKUP([.C579];[$Ткани.A:.F];5;0)" office:value-type="string" office:string-value="хлопок" calcext:value-type="string">
            <text:p>хлопок</text:p>
          </table:table-cell>
          <table:table-cell table:formula="of:=VLOOKUP([.C579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79</text:p>
          </table:table-cell>
          <table:table-cell office:value-type="string" calcext:value-type="string">
            <text:p>P37</text:p>
          </table:table-cell>
          <table:table-cell table:style-name="ce22" office:value-type="string" calcext:value-type="string">
            <text:p>T15</text:p>
          </table:table-cell>
          <table:table-cell office:value-type="float" office:value="79" calcext:value-type="float">
            <text:p>79</text:p>
          </table:table-cell>
          <table:table-cell office:value-type="float" office:value="957" calcext:value-type="float">
            <text:p>957</text:p>
          </table:table-cell>
          <table:table-cell table:formula="of:=VLOOKUP([.C580];[$Ткани.A:.F];3;0)" office:value-type="string" office:string-value="черный" calcext:value-type="string">
            <text:p>черный</text:p>
          </table:table-cell>
          <table:table-cell table:formula="of:=VLOOKUP([.C580];[$Ткани.A:.F];5;0)" office:value-type="string" office:string-value="хлопок" calcext:value-type="string">
            <text:p>хлопок</text:p>
          </table:table-cell>
          <table:table-cell table:formula="of:=VLOOKUP([.C580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80</text:p>
          </table:table-cell>
          <table:table-cell office:value-type="string" calcext:value-type="string">
            <text:p>P39</text:p>
          </table:table-cell>
          <table:table-cell table:style-name="ce22" office:value-type="string" calcext:value-type="string">
            <text:p>T11</text:p>
          </table:table-cell>
          <table:table-cell office:value-type="float" office:value="51" calcext:value-type="float">
            <text:p>51</text:p>
          </table:table-cell>
          <table:table-cell office:value-type="float" office:value="957" calcext:value-type="float">
            <text:p>957</text:p>
          </table:table-cell>
          <table:table-cell table:formula="of:=VLOOKUP([.C581];[$Ткани.A:.F];3;0)" office:value-type="string" office:string-value="красный" calcext:value-type="string">
            <text:p>красный</text:p>
          </table:table-cell>
          <table:table-cell table:formula="of:=VLOOKUP([.C581];[$Ткани.A:.F];5;0)" office:value-type="string" office:string-value="хлопок" calcext:value-type="string">
            <text:p>хлопок</text:p>
          </table:table-cell>
          <table:table-cell table:formula="of:=VLOOKUP([.C581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81</text:p>
          </table:table-cell>
          <table:table-cell office:value-type="string" calcext:value-type="string">
            <text:p>P33</text:p>
          </table:table-cell>
          <table:table-cell table:style-name="ce22" office:value-type="string" calcext:value-type="string">
            <text:p>T33</text:p>
          </table:table-cell>
          <table:table-cell office:value-type="float" office:value="41" calcext:value-type="float">
            <text:p>41</text:p>
          </table:table-cell>
          <table:table-cell office:value-type="float" office:value="958" calcext:value-type="float">
            <text:p>958</text:p>
          </table:table-cell>
          <table:table-cell table:formula="of:=VLOOKUP([.C582];[$Ткани.A:.F];3;0)" office:value-type="string" office:string-value="синий" calcext:value-type="string">
            <text:p>синий</text:p>
          </table:table-cell>
          <table:table-cell table:formula="of:=VLOOKUP([.C582];[$Ткани.A:.F];5;0)" office:value-type="string" office:string-value="шёлк" calcext:value-type="string">
            <text:p>шёлк</text:p>
          </table:table-cell>
          <table:table-cell table:formula="of:=VLOOKUP([.C582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82</text:p>
          </table:table-cell>
          <table:table-cell office:value-type="string" calcext:value-type="string">
            <text:p>P49</text:p>
          </table:table-cell>
          <table:table-cell table:style-name="ce22" office:value-type="string" calcext:value-type="string">
            <text:p>T37</text:p>
          </table:table-cell>
          <table:table-cell office:value-type="float" office:value="35" calcext:value-type="float">
            <text:p>35</text:p>
          </table:table-cell>
          <table:table-cell office:value-type="float" office:value="959" calcext:value-type="float">
            <text:p>959</text:p>
          </table:table-cell>
          <table:table-cell table:formula="of:=VLOOKUP([.C583];[$Ткани.A:.F];3;0)" office:value-type="string" office:string-value="зеленый" calcext:value-type="string">
            <text:p>зеленый</text:p>
          </table:table-cell>
          <table:table-cell table:formula="of:=VLOOKUP([.C583];[$Ткани.A:.F];5;0)" office:value-type="string" office:string-value="хлопок" calcext:value-type="string">
            <text:p>хлопок</text:p>
          </table:table-cell>
          <table:table-cell table:formula="of:=VLOOKUP([.C583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83</text:p>
          </table:table-cell>
          <table:table-cell office:value-type="string" calcext:value-type="string">
            <text:p>P33</text:p>
          </table:table-cell>
          <table:table-cell table:style-name="ce22" office:value-type="string" calcext:value-type="string">
            <text:p>T29</text:p>
          </table:table-cell>
          <table:table-cell office:value-type="float" office:value="12" calcext:value-type="float">
            <text:p>12</text:p>
          </table:table-cell>
          <table:table-cell office:value-type="float" office:value="960" calcext:value-type="float">
            <text:p>960</text:p>
          </table:table-cell>
          <table:table-cell table:formula="of:=VLOOKUP([.C584];[$Ткани.A:.F];3;0)" office:value-type="string" office:string-value="зеленый" calcext:value-type="string">
            <text:p>зеленый</text:p>
          </table:table-cell>
          <table:table-cell table:formula="of:=VLOOKUP([.C584];[$Ткани.A:.F];5;0)" office:value-type="string" office:string-value="лён" calcext:value-type="string">
            <text:p>лён</text:p>
          </table:table-cell>
          <table:table-cell table:formula="of:=VLOOKUP([.C584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84</text:p>
          </table:table-cell>
          <table:table-cell office:value-type="string" calcext:value-type="string">
            <text:p>P49</text:p>
          </table:table-cell>
          <table:table-cell table:style-name="ce22" office:value-type="string" calcext:value-type="string">
            <text:p>T7</text:p>
          </table:table-cell>
          <table:table-cell office:value-type="float" office:value="113" calcext:value-type="float">
            <text:p>113</text:p>
          </table:table-cell>
          <table:table-cell office:value-type="float" office:value="960" calcext:value-type="float">
            <text:p>960</text:p>
          </table:table-cell>
          <table:table-cell table:formula="of:=VLOOKUP([.C585];[$Ткани.A:.F];3;0)" office:value-type="string" office:string-value="белый" calcext:value-type="string">
            <text:p>белый</text:p>
          </table:table-cell>
          <table:table-cell table:formula="of:=VLOOKUP([.C585];[$Ткани.A:.F];5;0)" office:value-type="string" office:string-value="хлопок" calcext:value-type="string">
            <text:p>хлопок</text:p>
          </table:table-cell>
          <table:table-cell table:formula="of:=VLOOKUP([.C585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85</text:p>
          </table:table-cell>
          <table:table-cell office:value-type="string" calcext:value-type="string">
            <text:p>P40</text:p>
          </table:table-cell>
          <table:table-cell table:style-name="ce22" office:value-type="string" calcext:value-type="string">
            <text:p>T10</text:p>
          </table:table-cell>
          <table:table-cell office:value-type="float" office:value="53" calcext:value-type="float">
            <text:p>53</text:p>
          </table:table-cell>
          <table:table-cell office:value-type="float" office:value="961" calcext:value-type="float">
            <text:p>961</text:p>
          </table:table-cell>
          <table:table-cell table:formula="of:=VLOOKUP([.C586];[$Ткани.A:.F];3;0)" office:value-type="string" office:string-value="белый" calcext:value-type="string">
            <text:p>белый</text:p>
          </table:table-cell>
          <table:table-cell table:formula="of:=VLOOKUP([.C586];[$Ткани.A:.F];5;0)" office:value-type="string" office:string-value="хлопок" calcext:value-type="string">
            <text:p>хлопок</text:p>
          </table:table-cell>
          <table:table-cell table:formula="of:=VLOOKUP([.C586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86</text:p>
          </table:table-cell>
          <table:table-cell office:value-type="string" calcext:value-type="string">
            <text:p>P48</text:p>
          </table:table-cell>
          <table:table-cell table:style-name="ce22" office:value-type="string" calcext:value-type="string">
            <text:p>T16</text:p>
          </table:table-cell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table:formula="of:=VLOOKUP([.C587];[$Ткани.A:.F];3;0)" office:value-type="string" office:string-value="красный" calcext:value-type="string">
            <text:p>красный</text:p>
          </table:table-cell>
          <table:table-cell table:formula="of:=VLOOKUP([.C587];[$Ткани.A:.F];5;0)" office:value-type="string" office:string-value="хлопок" calcext:value-type="string">
            <text:p>хлопок</text:p>
          </table:table-cell>
          <table:table-cell table:formula="of:=VLOOKUP([.C587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87</text:p>
          </table:table-cell>
          <table:table-cell office:value-type="string" calcext:value-type="string">
            <text:p>P28</text:p>
          </table:table-cell>
          <table:table-cell table:style-name="ce22" office:value-type="string" calcext:value-type="string">
            <text:p>T9</text:p>
          </table:table-cell>
          <table:table-cell office:value-type="float" office:value="21" calcext:value-type="float">
            <text:p>21</text:p>
          </table:table-cell>
          <table:table-cell office:value-type="float" office:value="962" calcext:value-type="float">
            <text:p>962</text:p>
          </table:table-cell>
          <table:table-cell table:formula="of:=VLOOKUP([.C588];[$Ткани.A:.F];3;0)" office:value-type="string" office:string-value="розовый" calcext:value-type="string">
            <text:p>розовый</text:p>
          </table:table-cell>
          <table:table-cell table:formula="of:=VLOOKUP([.C588];[$Ткани.A:.F];5;0)" office:value-type="string" office:string-value="хлопок" calcext:value-type="string">
            <text:p>хлопок</text:p>
          </table:table-cell>
          <table:table-cell table:formula="of:=VLOOKUP([.C588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88</text:p>
          </table:table-cell>
          <table:table-cell office:value-type="string" calcext:value-type="string">
            <text:p>P44</text:p>
          </table:table-cell>
          <table:table-cell table:style-name="ce22" office:value-type="string" calcext:value-type="string">
            <text:p>T26</text:p>
          </table:table-cell>
          <table:table-cell office:value-type="float" office:value="107" calcext:value-type="float">
            <text:p>107</text:p>
          </table:table-cell>
          <table:table-cell office:value-type="float" office:value="962" calcext:value-type="float">
            <text:p>962</text:p>
          </table:table-cell>
          <table:table-cell table:formula="of:=VLOOKUP([.C589];[$Ткани.A:.F];3;0)" office:value-type="string" office:string-value="красный" calcext:value-type="string">
            <text:p>красный</text:p>
          </table:table-cell>
          <table:table-cell table:formula="of:=VLOOKUP([.C589];[$Ткани.A:.F];5;0)" office:value-type="string" office:string-value="шёлк" calcext:value-type="string">
            <text:p>шёлк</text:p>
          </table:table-cell>
          <table:table-cell table:formula="of:=VLOOKUP([.C589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89</text:p>
          </table:table-cell>
          <table:table-cell office:value-type="string" calcext:value-type="string">
            <text:p>P48</text:p>
          </table:table-cell>
          <table:table-cell table:style-name="ce22" office:value-type="string" calcext:value-type="string">
            <text:p>T26</text:p>
          </table:table-cell>
          <table:table-cell office:value-type="float" office:value="69" calcext:value-type="float">
            <text:p>69</text:p>
          </table:table-cell>
          <table:table-cell office:value-type="float" office:value="962" calcext:value-type="float">
            <text:p>962</text:p>
          </table:table-cell>
          <table:table-cell table:formula="of:=VLOOKUP([.C590];[$Ткани.A:.F];3;0)" office:value-type="string" office:string-value="красный" calcext:value-type="string">
            <text:p>красный</text:p>
          </table:table-cell>
          <table:table-cell table:formula="of:=VLOOKUP([.C590];[$Ткани.A:.F];5;0)" office:value-type="string" office:string-value="шёлк" calcext:value-type="string">
            <text:p>шёлк</text:p>
          </table:table-cell>
          <table:table-cell table:formula="of:=VLOOKUP([.C590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90</text:p>
          </table:table-cell>
          <table:table-cell office:value-type="string" calcext:value-type="string">
            <text:p>P54</text:p>
          </table:table-cell>
          <table:table-cell table:style-name="ce22" office:value-type="string" calcext:value-type="string">
            <text:p>T32</text:p>
          </table:table-cell>
          <table:table-cell office:value-type="float" office:value="75" calcext:value-type="float">
            <text:p>75</text:p>
          </table:table-cell>
          <table:table-cell office:value-type="float" office:value="962" calcext:value-type="float">
            <text:p>962</text:p>
          </table:table-cell>
          <table:table-cell table:formula="of:=VLOOKUP([.C591];[$Ткани.A:.F];3;0)" office:value-type="string" office:string-value="красный" calcext:value-type="string">
            <text:p>красный</text:p>
          </table:table-cell>
          <table:table-cell table:formula="of:=VLOOKUP([.C591];[$Ткани.A:.F];5;0)" office:value-type="string" office:string-value="лён" calcext:value-type="string">
            <text:p>лён</text:p>
          </table:table-cell>
          <table:table-cell table:formula="of:=VLOOKUP([.C591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91</text:p>
          </table:table-cell>
          <table:table-cell office:value-type="string" calcext:value-type="string">
            <text:p>P6</text:p>
          </table:table-cell>
          <table:table-cell table:style-name="ce22" office:value-type="string" calcext:value-type="string">
            <text:p>T28</text:p>
          </table:table-cell>
          <table:table-cell office:value-type="float" office:value="68" calcext:value-type="float">
            <text:p>68</text:p>
          </table:table-cell>
          <table:table-cell office:value-type="float" office:value="962" calcext:value-type="float">
            <text:p>962</text:p>
          </table:table-cell>
          <table:table-cell table:formula="of:=VLOOKUP([.C592];[$Ткани.A:.F];3;0)" office:value-type="string" office:string-value="белый" calcext:value-type="string">
            <text:p>белый</text:p>
          </table:table-cell>
          <table:table-cell table:formula="of:=VLOOKUP([.C592];[$Ткани.A:.F];5;0)" office:value-type="string" office:string-value="лён" calcext:value-type="string">
            <text:p>лён</text:p>
          </table:table-cell>
          <table:table-cell table:formula="of:=VLOOKUP([.C592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92</text:p>
          </table:table-cell>
          <table:table-cell office:value-type="string" calcext:value-type="string">
            <text:p>P48</text:p>
          </table:table-cell>
          <table:table-cell table:style-name="ce22" office:value-type="string" calcext:value-type="string">
            <text:p>T14</text:p>
          </table:table-cell>
          <table:table-cell office:value-type="float" office:value="78" calcext:value-type="float">
            <text:p>78</text:p>
          </table:table-cell>
          <table:table-cell office:value-type="float" office:value="964" calcext:value-type="float">
            <text:p>964</text:p>
          </table:table-cell>
          <table:table-cell table:formula="of:=VLOOKUP([.C593];[$Ткани.A:.F];3;0)" office:value-type="string" office:string-value="синий" calcext:value-type="string">
            <text:p>синий</text:p>
          </table:table-cell>
          <table:table-cell table:formula="of:=VLOOKUP([.C593];[$Ткани.A:.F];5;0)" office:value-type="string" office:string-value="хлопок" calcext:value-type="string">
            <text:p>хлопок</text:p>
          </table:table-cell>
          <table:table-cell table:formula="of:=VLOOKUP([.C593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93</text:p>
          </table:table-cell>
          <table:table-cell office:value-type="string" calcext:value-type="string">
            <text:p>P9</text:p>
          </table:table-cell>
          <table:table-cell table:style-name="ce22" office:value-type="string" calcext:value-type="string">
            <text:p>T31</text:p>
          </table:table-cell>
          <table:table-cell office:value-type="float" office:value="7" calcext:value-type="float">
            <text:p>7</text:p>
          </table:table-cell>
          <table:table-cell office:value-type="float" office:value="964" calcext:value-type="float">
            <text:p>964</text:p>
          </table:table-cell>
          <table:table-cell table:formula="of:=VLOOKUP([.C594];[$Ткани.A:.F];3;0)" office:value-type="string" office:string-value="желтый" calcext:value-type="string">
            <text:p>желтый</text:p>
          </table:table-cell>
          <table:table-cell table:formula="of:=VLOOKUP([.C594];[$Ткани.A:.F];5;0)" office:value-type="string" office:string-value="лён" calcext:value-type="string">
            <text:p>лён</text:p>
          </table:table-cell>
          <table:table-cell table:formula="of:=VLOOKUP([.C594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94</text:p>
          </table:table-cell>
          <table:table-cell office:value-type="string" calcext:value-type="string">
            <text:p>P5</text:p>
          </table:table-cell>
          <table:table-cell table:style-name="ce22" office:value-type="string" calcext:value-type="string">
            <text:p>T29</text:p>
          </table:table-cell>
          <table:table-cell office:value-type="float" office:value="87" calcext:value-type="float">
            <text:p>87</text:p>
          </table:table-cell>
          <table:table-cell office:value-type="float" office:value="965" calcext:value-type="float">
            <text:p>965</text:p>
          </table:table-cell>
          <table:table-cell table:formula="of:=VLOOKUP([.C595];[$Ткани.A:.F];3;0)" office:value-type="string" office:string-value="зеленый" calcext:value-type="string">
            <text:p>зеленый</text:p>
          </table:table-cell>
          <table:table-cell table:formula="of:=VLOOKUP([.C595];[$Ткани.A:.F];5;0)" office:value-type="string" office:string-value="лён" calcext:value-type="string">
            <text:p>лён</text:p>
          </table:table-cell>
          <table:table-cell table:formula="of:=VLOOKUP([.C595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95</text:p>
          </table:table-cell>
          <table:table-cell office:value-type="string" calcext:value-type="string">
            <text:p>P11</text:p>
          </table:table-cell>
          <table:table-cell table:style-name="ce22" office:value-type="string" calcext:value-type="string">
            <text:p>T20</text:p>
          </table:table-cell>
          <table:table-cell office:value-type="float" office:value="3" calcext:value-type="float">
            <text:p>3</text:p>
          </table:table-cell>
          <table:table-cell office:value-type="float" office:value="966" calcext:value-type="float">
            <text:p>966</text:p>
          </table:table-cell>
          <table:table-cell table:formula="of:=VLOOKUP([.C596];[$Ткани.A:.F];3;0)" office:value-type="string" office:string-value="синий" calcext:value-type="string">
            <text:p>синий</text:p>
          </table:table-cell>
          <table:table-cell table:formula="of:=VLOOKUP([.C596];[$Ткани.A:.F];5;0)" office:value-type="string" office:string-value="шерсть" calcext:value-type="string">
            <text:p>шерсть</text:p>
          </table:table-cell>
          <table:table-cell table:formula="of:=VLOOKUP([.C596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96</text:p>
          </table:table-cell>
          <table:table-cell office:value-type="string" calcext:value-type="string">
            <text:p>P17</text:p>
          </table:table-cell>
          <table:table-cell table:style-name="ce22" office:value-type="string" calcext:value-type="string">
            <text:p>T10</text:p>
          </table:table-cell>
          <table:table-cell office:value-type="float" office:value="61" calcext:value-type="float">
            <text:p>61</text:p>
          </table:table-cell>
          <table:table-cell office:value-type="float" office:value="966" calcext:value-type="float">
            <text:p>966</text:p>
          </table:table-cell>
          <table:table-cell table:formula="of:=VLOOKUP([.C597];[$Ткани.A:.F];3;0)" office:value-type="string" office:string-value="белый" calcext:value-type="string">
            <text:p>белый</text:p>
          </table:table-cell>
          <table:table-cell table:formula="of:=VLOOKUP([.C597];[$Ткани.A:.F];5;0)" office:value-type="string" office:string-value="хлопок" calcext:value-type="string">
            <text:p>хлопок</text:p>
          </table:table-cell>
          <table:table-cell table:formula="of:=VLOOKUP([.C597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97</text:p>
          </table:table-cell>
          <table:table-cell office:value-type="string" calcext:value-type="string">
            <text:p>P22</text:p>
          </table:table-cell>
          <table:table-cell table:style-name="ce22" office:value-type="string" calcext:value-type="string">
            <text:p>T7</text:p>
          </table:table-cell>
          <table:table-cell office:value-type="float" office:value="12" calcext:value-type="float">
            <text:p>12</text:p>
          </table:table-cell>
          <table:table-cell office:value-type="float" office:value="966" calcext:value-type="float">
            <text:p>966</text:p>
          </table:table-cell>
          <table:table-cell table:formula="of:=VLOOKUP([.C598];[$Ткани.A:.F];3;0)" office:value-type="string" office:string-value="белый" calcext:value-type="string">
            <text:p>белый</text:p>
          </table:table-cell>
          <table:table-cell table:formula="of:=VLOOKUP([.C598];[$Ткани.A:.F];5;0)" office:value-type="string" office:string-value="хлопок" calcext:value-type="string">
            <text:p>хлопок</text:p>
          </table:table-cell>
          <table:table-cell table:formula="of:=VLOOKUP([.C598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98</text:p>
          </table:table-cell>
          <table:table-cell office:value-type="string" calcext:value-type="string">
            <text:p>P12</text:p>
          </table:table-cell>
          <table:table-cell table:style-name="ce22" office:value-type="string" calcext:value-type="string">
            <text:p>T21</text:p>
          </table:table-cell>
          <table:table-cell office:value-type="float" office:value="57" calcext:value-type="float">
            <text:p>57</text:p>
          </table:table-cell>
          <table:table-cell office:value-type="float" office:value="967" calcext:value-type="float">
            <text:p>967</text:p>
          </table:table-cell>
          <table:table-cell table:formula="of:=VLOOKUP([.C599];[$Ткани.A:.F];3;0)" office:value-type="string" office:string-value="красный" calcext:value-type="string">
            <text:p>красный</text:p>
          </table:table-cell>
          <table:table-cell table:formula="of:=VLOOKUP([.C599];[$Ткани.A:.F];5;0)" office:value-type="string" office:string-value="шерсть" calcext:value-type="string">
            <text:p>шерсть</text:p>
          </table:table-cell>
          <table:table-cell table:formula="of:=VLOOKUP([.C599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599</text:p>
          </table:table-cell>
          <table:table-cell office:value-type="string" calcext:value-type="string">
            <text:p>P15</text:p>
          </table:table-cell>
          <table:table-cell table:style-name="ce22" office:value-type="string" calcext:value-type="string">
            <text:p>T1</text:p>
          </table:table-cell>
          <table:table-cell office:value-type="float" office:value="120" calcext:value-type="float">
            <text:p>120</text:p>
          </table:table-cell>
          <table:table-cell office:value-type="float" office:value="967" calcext:value-type="float">
            <text:p>967</text:p>
          </table:table-cell>
          <table:table-cell table:formula="of:=VLOOKUP([.C600];[$Ткани.A:.F];3;0)" office:value-type="string" office:string-value="красный" calcext:value-type="string">
            <text:p>красный</text:p>
          </table:table-cell>
          <table:table-cell table:formula="of:=VLOOKUP([.C600];[$Ткани.A:.F];5;0)" office:value-type="string" office:string-value="шёлк" calcext:value-type="string">
            <text:p>шёлк</text:p>
          </table:table-cell>
          <table:table-cell table:formula="of:=VLOOKUP([.C600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00</text:p>
          </table:table-cell>
          <table:table-cell office:value-type="string" calcext:value-type="string">
            <text:p>P17</text:p>
          </table:table-cell>
          <table:table-cell table:style-name="ce22" office:value-type="string" calcext:value-type="string">
            <text:p>T16</text:p>
          </table:table-cell>
          <table:table-cell office:value-type="float" office:value="104" calcext:value-type="float">
            <text:p>104</text:p>
          </table:table-cell>
          <table:table-cell office:value-type="float" office:value="967" calcext:value-type="float">
            <text:p>967</text:p>
          </table:table-cell>
          <table:table-cell table:formula="of:=VLOOKUP([.C601];[$Ткани.A:.F];3;0)" office:value-type="string" office:string-value="красный" calcext:value-type="string">
            <text:p>красный</text:p>
          </table:table-cell>
          <table:table-cell table:formula="of:=VLOOKUP([.C601];[$Ткани.A:.F];5;0)" office:value-type="string" office:string-value="хлопок" calcext:value-type="string">
            <text:p>хлопок</text:p>
          </table:table-cell>
          <table:table-cell table:formula="of:=VLOOKUP([.C601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01</text:p>
          </table:table-cell>
          <table:table-cell office:value-type="string" calcext:value-type="string">
            <text:p>P5</text:p>
          </table:table-cell>
          <table:table-cell table:style-name="ce22" office:value-type="string" calcext:value-type="string">
            <text:p>T21</text:p>
          </table:table-cell>
          <table:table-cell office:value-type="float" office:value="32" calcext:value-type="float">
            <text:p>32</text:p>
          </table:table-cell>
          <table:table-cell office:value-type="float" office:value="967" calcext:value-type="float">
            <text:p>967</text:p>
          </table:table-cell>
          <table:table-cell table:formula="of:=VLOOKUP([.C602];[$Ткани.A:.F];3;0)" office:value-type="string" office:string-value="красный" calcext:value-type="string">
            <text:p>красный</text:p>
          </table:table-cell>
          <table:table-cell table:formula="of:=VLOOKUP([.C602];[$Ткани.A:.F];5;0)" office:value-type="string" office:string-value="шерсть" calcext:value-type="string">
            <text:p>шерсть</text:p>
          </table:table-cell>
          <table:table-cell table:formula="of:=VLOOKUP([.C602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02</text:p>
          </table:table-cell>
          <table:table-cell office:value-type="string" calcext:value-type="string">
            <text:p>P17</text:p>
          </table:table-cell>
          <table:table-cell table:style-name="ce22" office:value-type="string" calcext:value-type="string">
            <text:p>T18</text:p>
          </table:table-cell>
          <table:table-cell office:value-type="float" office:value="108" calcext:value-type="float">
            <text:p>108</text:p>
          </table:table-cell>
          <table:table-cell office:value-type="float" office:value="968" calcext:value-type="float">
            <text:p>968</text:p>
          </table:table-cell>
          <table:table-cell table:formula="of:=VLOOKUP([.C603];[$Ткани.A:.F];3;0)" office:value-type="string" office:string-value="белый" calcext:value-type="string">
            <text:p>белый</text:p>
          </table:table-cell>
          <table:table-cell table:formula="of:=VLOOKUP([.C603];[$Ткани.A:.F];5;0)" office:value-type="string" office:string-value="хлопок" calcext:value-type="string">
            <text:p>хлопок</text:p>
          </table:table-cell>
          <table:table-cell table:formula="of:=VLOOKUP([.C603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03</text:p>
          </table:table-cell>
          <table:table-cell office:value-type="string" calcext:value-type="string">
            <text:p>P22</text:p>
          </table:table-cell>
          <table:table-cell table:style-name="ce22" office:value-type="string" calcext:value-type="string">
            <text:p>T29</text:p>
          </table:table-cell>
          <table:table-cell office:value-type="float" office:value="99" calcext:value-type="float">
            <text:p>99</text:p>
          </table:table-cell>
          <table:table-cell office:value-type="float" office:value="968" calcext:value-type="float">
            <text:p>968</text:p>
          </table:table-cell>
          <table:table-cell table:formula="of:=VLOOKUP([.C604];[$Ткани.A:.F];3;0)" office:value-type="string" office:string-value="зеленый" calcext:value-type="string">
            <text:p>зеленый</text:p>
          </table:table-cell>
          <table:table-cell table:formula="of:=VLOOKUP([.C604];[$Ткани.A:.F];5;0)" office:value-type="string" office:string-value="лён" calcext:value-type="string">
            <text:p>лён</text:p>
          </table:table-cell>
          <table:table-cell table:formula="of:=VLOOKUP([.C604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04</text:p>
          </table:table-cell>
          <table:table-cell office:value-type="string" calcext:value-type="string">
            <text:p>P46</text:p>
          </table:table-cell>
          <table:table-cell table:style-name="ce22" office:value-type="string" calcext:value-type="string">
            <text:p>T18</text:p>
          </table:table-cell>
          <table:table-cell office:value-type="float" office:value="97" calcext:value-type="float">
            <text:p>97</text:p>
          </table:table-cell>
          <table:table-cell office:value-type="float" office:value="968" calcext:value-type="float">
            <text:p>968</text:p>
          </table:table-cell>
          <table:table-cell table:formula="of:=VLOOKUP([.C605];[$Ткани.A:.F];3;0)" office:value-type="string" office:string-value="белый" calcext:value-type="string">
            <text:p>белый</text:p>
          </table:table-cell>
          <table:table-cell table:formula="of:=VLOOKUP([.C605];[$Ткани.A:.F];5;0)" office:value-type="string" office:string-value="хлопок" calcext:value-type="string">
            <text:p>хлопок</text:p>
          </table:table-cell>
          <table:table-cell table:formula="of:=VLOOKUP([.C605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05</text:p>
          </table:table-cell>
          <table:table-cell office:value-type="string" calcext:value-type="string">
            <text:p>P11</text:p>
          </table:table-cell>
          <table:table-cell table:style-name="ce22" office:value-type="string" calcext:value-type="string">
            <text:p>T38</text:p>
          </table:table-cell>
          <table:table-cell office:value-type="float" office:value="88" calcext:value-type="float">
            <text:p>88</text:p>
          </table:table-cell>
          <table:table-cell office:value-type="float" office:value="969" calcext:value-type="float">
            <text:p>969</text:p>
          </table:table-cell>
          <table:table-cell table:formula="of:=VLOOKUP([.C606];[$Ткани.A:.F];3;0)" office:value-type="string" office:string-value="синий" calcext:value-type="string">
            <text:p>синий</text:p>
          </table:table-cell>
          <table:table-cell table:formula="of:=VLOOKUP([.C606];[$Ткани.A:.F];5;0)" office:value-type="string" office:string-value="хлопок" calcext:value-type="string">
            <text:p>хлопок</text:p>
          </table:table-cell>
          <table:table-cell table:formula="of:=VLOOKUP([.C606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06</text:p>
          </table:table-cell>
          <table:table-cell office:value-type="string" calcext:value-type="string">
            <text:p>P54</text:p>
          </table:table-cell>
          <table:table-cell table:style-name="ce22" office:value-type="string" calcext:value-type="string">
            <text:p>T42</text:p>
          </table:table-cell>
          <table:table-cell office:value-type="float" office:value="19" calcext:value-type="float">
            <text:p>19</text:p>
          </table:table-cell>
          <table:table-cell office:value-type="float" office:value="969" calcext:value-type="float">
            <text:p>969</text:p>
          </table:table-cell>
          <table:table-cell table:formula="of:=VLOOKUP([.C607];[$Ткани.A:.F];3;0)" office:value-type="string" office:string-value="красный" calcext:value-type="string">
            <text:p>красный</text:p>
          </table:table-cell>
          <table:table-cell table:formula="of:=VLOOKUP([.C607];[$Ткани.A:.F];5;0)" office:value-type="string" office:string-value="хлопок" calcext:value-type="string">
            <text:p>хлопок</text:p>
          </table:table-cell>
          <table:table-cell table:formula="of:=VLOOKUP([.C607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07</text:p>
          </table:table-cell>
          <table:table-cell office:value-type="string" calcext:value-type="string">
            <text:p>P38</text:p>
          </table:table-cell>
          <table:table-cell table:style-name="ce22" office:value-type="string" calcext:value-type="string">
            <text:p>T44</text:p>
          </table:table-cell>
          <table:table-cell office:value-type="float" office:value="48" calcext:value-type="float">
            <text:p>48</text:p>
          </table:table-cell>
          <table:table-cell office:value-type="float" office:value="970" calcext:value-type="float">
            <text:p>970</text:p>
          </table:table-cell>
          <table:table-cell table:formula="of:=VLOOKUP([.C608];[$Ткани.A:.F];3;0)" office:value-type="string" office:string-value="коричневый" calcext:value-type="string">
            <text:p>коричневый</text:p>
          </table:table-cell>
          <table:table-cell table:formula="of:=VLOOKUP([.C608];[$Ткани.A:.F];5;0)" office:value-type="string" office:string-value="хлопок" calcext:value-type="string">
            <text:p>хлопок</text:p>
          </table:table-cell>
          <table:table-cell table:formula="of:=VLOOKUP([.C608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08</text:p>
          </table:table-cell>
          <table:table-cell office:value-type="string" calcext:value-type="string">
            <text:p>P15</text:p>
          </table:table-cell>
          <table:table-cell table:style-name="ce22" office:value-type="string" calcext:value-type="string">
            <text:p>T15</text:p>
          </table:table-cell>
          <table:table-cell office:value-type="float" office:value="71" calcext:value-type="float">
            <text:p>71</text:p>
          </table:table-cell>
          <table:table-cell office:value-type="float" office:value="971" calcext:value-type="float">
            <text:p>971</text:p>
          </table:table-cell>
          <table:table-cell table:formula="of:=VLOOKUP([.C609];[$Ткани.A:.F];3;0)" office:value-type="string" office:string-value="черный" calcext:value-type="string">
            <text:p>черный</text:p>
          </table:table-cell>
          <table:table-cell table:formula="of:=VLOOKUP([.C609];[$Ткани.A:.F];5;0)" office:value-type="string" office:string-value="хлопок" calcext:value-type="string">
            <text:p>хлопок</text:p>
          </table:table-cell>
          <table:table-cell table:formula="of:=VLOOKUP([.C609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09</text:p>
          </table:table-cell>
          <table:table-cell office:value-type="string" calcext:value-type="string">
            <text:p>P3</text:p>
          </table:table-cell>
          <table:table-cell table:style-name="ce22" office:value-type="string" calcext:value-type="string">
            <text:p>T43</text:p>
          </table:table-cell>
          <table:table-cell office:value-type="float" office:value="113" calcext:value-type="float">
            <text:p>113</text:p>
          </table:table-cell>
          <table:table-cell office:value-type="float" office:value="971" calcext:value-type="float">
            <text:p>971</text:p>
          </table:table-cell>
          <table:table-cell table:formula="of:=VLOOKUP([.C610];[$Ткани.A:.F];3;0)" office:value-type="string" office:string-value="белый" calcext:value-type="string">
            <text:p>белый</text:p>
          </table:table-cell>
          <table:table-cell table:formula="of:=VLOOKUP([.C610];[$Ткани.A:.F];5;0)" office:value-type="string" office:string-value="хлопок" calcext:value-type="string">
            <text:p>хлопок</text:p>
          </table:table-cell>
          <table:table-cell table:formula="of:=VLOOKUP([.C610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10</text:p>
          </table:table-cell>
          <table:table-cell office:value-type="string" calcext:value-type="string">
            <text:p>P48</text:p>
          </table:table-cell>
          <table:table-cell table:style-name="ce22" office:value-type="string" calcext:value-type="string">
            <text:p>T12</text:p>
          </table:table-cell>
          <table:table-cell office:value-type="float" office:value="44" calcext:value-type="float">
            <text:p>44</text:p>
          </table:table-cell>
          <table:table-cell office:value-type="float" office:value="971" calcext:value-type="float">
            <text:p>971</text:p>
          </table:table-cell>
          <table:table-cell table:formula="of:=VLOOKUP([.C611];[$Ткани.A:.F];3;0)" office:value-type="string" office:string-value="желтый" calcext:value-type="string">
            <text:p>желтый</text:p>
          </table:table-cell>
          <table:table-cell table:formula="of:=VLOOKUP([.C611];[$Ткани.A:.F];5;0)" office:value-type="string" office:string-value="хлопок" calcext:value-type="string">
            <text:p>хлопок</text:p>
          </table:table-cell>
          <table:table-cell table:formula="of:=VLOOKUP([.C611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11</text:p>
          </table:table-cell>
          <table:table-cell office:value-type="string" calcext:value-type="string">
            <text:p>P31</text:p>
          </table:table-cell>
          <table:table-cell table:style-name="ce22" office:value-type="string" calcext:value-type="string">
            <text:p>T10</text:p>
          </table:table-cell>
          <table:table-cell office:value-type="float" office:value="104" calcext:value-type="float">
            <text:p>104</text:p>
          </table:table-cell>
          <table:table-cell office:value-type="float" office:value="973" calcext:value-type="float">
            <text:p>973</text:p>
          </table:table-cell>
          <table:table-cell table:formula="of:=VLOOKUP([.C612];[$Ткани.A:.F];3;0)" office:value-type="string" office:string-value="белый" calcext:value-type="string">
            <text:p>белый</text:p>
          </table:table-cell>
          <table:table-cell table:formula="of:=VLOOKUP([.C612];[$Ткани.A:.F];5;0)" office:value-type="string" office:string-value="хлопок" calcext:value-type="string">
            <text:p>хлопок</text:p>
          </table:table-cell>
          <table:table-cell table:formula="of:=VLOOKUP([.C612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12</text:p>
          </table:table-cell>
          <table:table-cell office:value-type="string" calcext:value-type="string">
            <text:p>P33</text:p>
          </table:table-cell>
          <table:table-cell table:style-name="ce22" office:value-type="string" calcext:value-type="string">
            <text:p>T15</text:p>
          </table:table-cell>
          <table:table-cell office:value-type="float" office:value="70" calcext:value-type="float">
            <text:p>70</text:p>
          </table:table-cell>
          <table:table-cell office:value-type="float" office:value="974" calcext:value-type="float">
            <text:p>974</text:p>
          </table:table-cell>
          <table:table-cell table:formula="of:=VLOOKUP([.C613];[$Ткани.A:.F];3;0)" office:value-type="string" office:string-value="черный" calcext:value-type="string">
            <text:p>черный</text:p>
          </table:table-cell>
          <table:table-cell table:formula="of:=VLOOKUP([.C613];[$Ткани.A:.F];5;0)" office:value-type="string" office:string-value="хлопок" calcext:value-type="string">
            <text:p>хлопок</text:p>
          </table:table-cell>
          <table:table-cell table:formula="of:=VLOOKUP([.C613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13</text:p>
          </table:table-cell>
          <table:table-cell office:value-type="string" calcext:value-type="string">
            <text:p>P47</text:p>
          </table:table-cell>
          <table:table-cell table:style-name="ce22" office:value-type="string" calcext:value-type="string">
            <text:p>T21</text:p>
          </table:table-cell>
          <table:table-cell office:value-type="float" office:value="62" calcext:value-type="float">
            <text:p>62</text:p>
          </table:table-cell>
          <table:table-cell office:value-type="float" office:value="974" calcext:value-type="float">
            <text:p>974</text:p>
          </table:table-cell>
          <table:table-cell table:formula="of:=VLOOKUP([.C614];[$Ткани.A:.F];3;0)" office:value-type="string" office:string-value="красный" calcext:value-type="string">
            <text:p>красный</text:p>
          </table:table-cell>
          <table:table-cell table:formula="of:=VLOOKUP([.C614];[$Ткани.A:.F];5;0)" office:value-type="string" office:string-value="шерсть" calcext:value-type="string">
            <text:p>шерсть</text:p>
          </table:table-cell>
          <table:table-cell table:formula="of:=VLOOKUP([.C614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14</text:p>
          </table:table-cell>
          <table:table-cell office:value-type="string" calcext:value-type="string">
            <text:p>P7</text:p>
          </table:table-cell>
          <table:table-cell table:style-name="ce22" office:value-type="string" calcext:value-type="string">
            <text:p>T1</text:p>
          </table:table-cell>
          <table:table-cell office:value-type="float" office:value="19" calcext:value-type="float">
            <text:p>19</text:p>
          </table:table-cell>
          <table:table-cell office:value-type="float" office:value="975" calcext:value-type="float">
            <text:p>975</text:p>
          </table:table-cell>
          <table:table-cell table:formula="of:=VLOOKUP([.C615];[$Ткани.A:.F];3;0)" office:value-type="string" office:string-value="красный" calcext:value-type="string">
            <text:p>красный</text:p>
          </table:table-cell>
          <table:table-cell table:formula="of:=VLOOKUP([.C615];[$Ткани.A:.F];5;0)" office:value-type="string" office:string-value="шёлк" calcext:value-type="string">
            <text:p>шёлк</text:p>
          </table:table-cell>
          <table:table-cell table:formula="of:=VLOOKUP([.C615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15</text:p>
          </table:table-cell>
          <table:table-cell office:value-type="string" calcext:value-type="string">
            <text:p>P8</text:p>
          </table:table-cell>
          <table:table-cell table:style-name="ce22" office:value-type="string" calcext:value-type="string">
            <text:p>T6</text:p>
          </table:table-cell>
          <table:table-cell office:value-type="float" office:value="58" calcext:value-type="float">
            <text:p>58</text:p>
          </table:table-cell>
          <table:table-cell office:value-type="float" office:value="975" calcext:value-type="float">
            <text:p>975</text:p>
          </table:table-cell>
          <table:table-cell table:formula="of:=VLOOKUP([.C616];[$Ткани.A:.F];3;0)" office:value-type="string" office:string-value="черный" calcext:value-type="string">
            <text:p>черный</text:p>
          </table:table-cell>
          <table:table-cell table:formula="of:=VLOOKUP([.C616];[$Ткани.A:.F];5;0)" office:value-type="string" office:string-value="хлопок" calcext:value-type="string">
            <text:p>хлопок</text:p>
          </table:table-cell>
          <table:table-cell table:formula="of:=VLOOKUP([.C616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16</text:p>
          </table:table-cell>
          <table:table-cell office:value-type="string" calcext:value-type="string">
            <text:p>P11</text:p>
          </table:table-cell>
          <table:table-cell table:style-name="ce22" office:value-type="string" calcext:value-type="string">
            <text:p>T6</text:p>
          </table:table-cell>
          <table:table-cell office:value-type="float" office:value="98" calcext:value-type="float">
            <text:p>98</text:p>
          </table:table-cell>
          <table:table-cell office:value-type="float" office:value="976" calcext:value-type="float">
            <text:p>976</text:p>
          </table:table-cell>
          <table:table-cell table:formula="of:=VLOOKUP([.C617];[$Ткани.A:.F];3;0)" office:value-type="string" office:string-value="черный" calcext:value-type="string">
            <text:p>черный</text:p>
          </table:table-cell>
          <table:table-cell table:formula="of:=VLOOKUP([.C617];[$Ткани.A:.F];5;0)" office:value-type="string" office:string-value="хлопок" calcext:value-type="string">
            <text:p>хлопок</text:p>
          </table:table-cell>
          <table:table-cell table:formula="of:=VLOOKUP([.C617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17</text:p>
          </table:table-cell>
          <table:table-cell office:value-type="string" calcext:value-type="string">
            <text:p>P51</text:p>
          </table:table-cell>
          <table:table-cell table:style-name="ce22" office:value-type="string" calcext:value-type="string">
            <text:p>T43</text:p>
          </table:table-cell>
          <table:table-cell office:value-type="float" office:value="19" calcext:value-type="float">
            <text:p>19</text:p>
          </table:table-cell>
          <table:table-cell office:value-type="float" office:value="976" calcext:value-type="float">
            <text:p>976</text:p>
          </table:table-cell>
          <table:table-cell table:formula="of:=VLOOKUP([.C618];[$Ткани.A:.F];3;0)" office:value-type="string" office:string-value="белый" calcext:value-type="string">
            <text:p>белый</text:p>
          </table:table-cell>
          <table:table-cell table:formula="of:=VLOOKUP([.C618];[$Ткани.A:.F];5;0)" office:value-type="string" office:string-value="хлопок" calcext:value-type="string">
            <text:p>хлопок</text:p>
          </table:table-cell>
          <table:table-cell table:formula="of:=VLOOKUP([.C618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18</text:p>
          </table:table-cell>
          <table:table-cell office:value-type="string" calcext:value-type="string">
            <text:p>P52</text:p>
          </table:table-cell>
          <table:table-cell table:style-name="ce22" office:value-type="string" calcext:value-type="string">
            <text:p>T42</text:p>
          </table:table-cell>
          <table:table-cell office:value-type="float" office:value="79" calcext:value-type="float">
            <text:p>79</text:p>
          </table:table-cell>
          <table:table-cell office:value-type="float" office:value="976" calcext:value-type="float">
            <text:p>976</text:p>
          </table:table-cell>
          <table:table-cell table:formula="of:=VLOOKUP([.C619];[$Ткани.A:.F];3;0)" office:value-type="string" office:string-value="красный" calcext:value-type="string">
            <text:p>красный</text:p>
          </table:table-cell>
          <table:table-cell table:formula="of:=VLOOKUP([.C619];[$Ткани.A:.F];5;0)" office:value-type="string" office:string-value="хлопок" calcext:value-type="string">
            <text:p>хлопок</text:p>
          </table:table-cell>
          <table:table-cell table:formula="of:=VLOOKUP([.C619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19</text:p>
          </table:table-cell>
          <table:table-cell office:value-type="string" calcext:value-type="string">
            <text:p>P3</text:p>
          </table:table-cell>
          <table:table-cell table:style-name="ce22" office:value-type="string" calcext:value-type="string">
            <text:p>T5</text:p>
          </table:table-cell>
          <table:table-cell office:value-type="float" office:value="30" calcext:value-type="float">
            <text:p>30</text:p>
          </table:table-cell>
          <table:table-cell office:value-type="float" office:value="977" calcext:value-type="float">
            <text:p>977</text:p>
          </table:table-cell>
          <table:table-cell table:formula="of:=VLOOKUP([.C620];[$Ткани.A:.F];3;0)" office:value-type="string" office:string-value="синий" calcext:value-type="string">
            <text:p>синий</text:p>
          </table:table-cell>
          <table:table-cell table:formula="of:=VLOOKUP([.C620];[$Ткани.A:.F];5;0)" office:value-type="string" office:string-value="хлопок" calcext:value-type="string">
            <text:p>хлопок</text:p>
          </table:table-cell>
          <table:table-cell table:formula="of:=VLOOKUP([.C620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20</text:p>
          </table:table-cell>
          <table:table-cell office:value-type="string" calcext:value-type="string">
            <text:p>P58</text:p>
          </table:table-cell>
          <table:table-cell table:style-name="ce22" office:value-type="string" calcext:value-type="string">
            <text:p>T40</text:p>
          </table:table-cell>
          <table:table-cell office:value-type="float" office:value="106" calcext:value-type="float">
            <text:p>106</text:p>
          </table:table-cell>
          <table:table-cell office:value-type="float" office:value="977" calcext:value-type="float">
            <text:p>977</text:p>
          </table:table-cell>
          <table:table-cell table:formula="of:=VLOOKUP([.C621];[$Ткани.A:.F];3;0)" office:value-type="string" office:string-value="синий" calcext:value-type="string">
            <text:p>синий</text:p>
          </table:table-cell>
          <table:table-cell table:formula="of:=VLOOKUP([.C621];[$Ткани.A:.F];5;0)" office:value-type="string" office:string-value="хлопок" calcext:value-type="string">
            <text:p>хлопок</text:p>
          </table:table-cell>
          <table:table-cell table:formula="of:=VLOOKUP([.C621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21</text:p>
          </table:table-cell>
          <table:table-cell office:value-type="string" calcext:value-type="string">
            <text:p>P37</text:p>
          </table:table-cell>
          <table:table-cell table:style-name="ce22" office:value-type="string" calcext:value-type="string">
            <text:p>T5</text:p>
          </table:table-cell>
          <table:table-cell office:value-type="float" office:value="43" calcext:value-type="float">
            <text:p>43</text:p>
          </table:table-cell>
          <table:table-cell office:value-type="float" office:value="978" calcext:value-type="float">
            <text:p>978</text:p>
          </table:table-cell>
          <table:table-cell table:formula="of:=VLOOKUP([.C622];[$Ткани.A:.F];3;0)" office:value-type="string" office:string-value="синий" calcext:value-type="string">
            <text:p>синий</text:p>
          </table:table-cell>
          <table:table-cell table:formula="of:=VLOOKUP([.C622];[$Ткани.A:.F];5;0)" office:value-type="string" office:string-value="хлопок" calcext:value-type="string">
            <text:p>хлопок</text:p>
          </table:table-cell>
          <table:table-cell table:formula="of:=VLOOKUP([.C622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22</text:p>
          </table:table-cell>
          <table:table-cell office:value-type="string" calcext:value-type="string">
            <text:p>P4</text:p>
          </table:table-cell>
          <table:table-cell table:style-name="ce22" office:value-type="string" calcext:value-type="string">
            <text:p>T42</text:p>
          </table:table-cell>
          <table:table-cell office:value-type="float" office:value="82" calcext:value-type="float">
            <text:p>82</text:p>
          </table:table-cell>
          <table:table-cell office:value-type="float" office:value="978" calcext:value-type="float">
            <text:p>978</text:p>
          </table:table-cell>
          <table:table-cell table:formula="of:=VLOOKUP([.C623];[$Ткани.A:.F];3;0)" office:value-type="string" office:string-value="красный" calcext:value-type="string">
            <text:p>красный</text:p>
          </table:table-cell>
          <table:table-cell table:formula="of:=VLOOKUP([.C623];[$Ткани.A:.F];5;0)" office:value-type="string" office:string-value="хлопок" calcext:value-type="string">
            <text:p>хлопок</text:p>
          </table:table-cell>
          <table:table-cell table:formula="of:=VLOOKUP([.C623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23</text:p>
          </table:table-cell>
          <table:table-cell office:value-type="string" calcext:value-type="string">
            <text:p>P49</text:p>
          </table:table-cell>
          <table:table-cell table:style-name="ce22" office:value-type="string" calcext:value-type="string">
            <text:p>T35</text:p>
          </table:table-cell>
          <table:table-cell office:value-type="float" office:value="26" calcext:value-type="float">
            <text:p>26</text:p>
          </table:table-cell>
          <table:table-cell office:value-type="float" office:value="979" calcext:value-type="float">
            <text:p>979</text:p>
          </table:table-cell>
          <table:table-cell table:formula="of:=VLOOKUP([.C624];[$Ткани.A:.F];3;0)" office:value-type="string" office:string-value="зеленый" calcext:value-type="string">
            <text:p>зеленый</text:p>
          </table:table-cell>
          <table:table-cell table:formula="of:=VLOOKUP([.C624];[$Ткани.A:.F];5;0)" office:value-type="string" office:string-value="шёлк" calcext:value-type="string">
            <text:p>шёлк</text:p>
          </table:table-cell>
          <table:table-cell table:formula="of:=VLOOKUP([.C624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24</text:p>
          </table:table-cell>
          <table:table-cell office:value-type="string" calcext:value-type="string">
            <text:p>P15</text:p>
          </table:table-cell>
          <table:table-cell table:style-name="ce22" office:value-type="string" calcext:value-type="string">
            <text:p>T5</text:p>
          </table:table-cell>
          <table:table-cell office:value-type="float" office:value="48" calcext:value-type="float">
            <text:p>48</text:p>
          </table:table-cell>
          <table:table-cell office:value-type="float" office:value="980" calcext:value-type="float">
            <text:p>980</text:p>
          </table:table-cell>
          <table:table-cell table:formula="of:=VLOOKUP([.C625];[$Ткани.A:.F];3;0)" office:value-type="string" office:string-value="синий" calcext:value-type="string">
            <text:p>синий</text:p>
          </table:table-cell>
          <table:table-cell table:formula="of:=VLOOKUP([.C625];[$Ткани.A:.F];5;0)" office:value-type="string" office:string-value="хлопок" calcext:value-type="string">
            <text:p>хлопок</text:p>
          </table:table-cell>
          <table:table-cell table:formula="of:=VLOOKUP([.C625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25</text:p>
          </table:table-cell>
          <table:table-cell office:value-type="string" calcext:value-type="string">
            <text:p>P20</text:p>
          </table:table-cell>
          <table:table-cell table:style-name="ce22" office:value-type="string" calcext:value-type="string">
            <text:p>T33</text:p>
          </table:table-cell>
          <table:table-cell office:value-type="float" office:value="94" calcext:value-type="float">
            <text:p>94</text:p>
          </table:table-cell>
          <table:table-cell office:value-type="float" office:value="982" calcext:value-type="float">
            <text:p>982</text:p>
          </table:table-cell>
          <table:table-cell table:formula="of:=VLOOKUP([.C626];[$Ткани.A:.F];3;0)" office:value-type="string" office:string-value="синий" calcext:value-type="string">
            <text:p>синий</text:p>
          </table:table-cell>
          <table:table-cell table:formula="of:=VLOOKUP([.C626];[$Ткани.A:.F];5;0)" office:value-type="string" office:string-value="шёлк" calcext:value-type="string">
            <text:p>шёлк</text:p>
          </table:table-cell>
          <table:table-cell table:formula="of:=VLOOKUP([.C626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26</text:p>
          </table:table-cell>
          <table:table-cell office:value-type="string" calcext:value-type="string">
            <text:p>P27</text:p>
          </table:table-cell>
          <table:table-cell table:style-name="ce22" office:value-type="string" calcext:value-type="string">
            <text:p>T30</text:p>
          </table:table-cell>
          <table:table-cell office:value-type="float" office:value="63" calcext:value-type="float">
            <text:p>63</text:p>
          </table:table-cell>
          <table:table-cell office:value-type="float" office:value="982" calcext:value-type="float">
            <text:p>982</text:p>
          </table:table-cell>
          <table:table-cell table:formula="of:=VLOOKUP([.C627];[$Ткани.A:.F];3;0)" office:value-type="string" office:string-value="синий" calcext:value-type="string">
            <text:p>синий</text:p>
          </table:table-cell>
          <table:table-cell table:formula="of:=VLOOKUP([.C627];[$Ткани.A:.F];5;0)" office:value-type="string" office:string-value="лён" calcext:value-type="string">
            <text:p>лён</text:p>
          </table:table-cell>
          <table:table-cell table:formula="of:=VLOOKUP([.C627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27</text:p>
          </table:table-cell>
          <table:table-cell office:value-type="string" calcext:value-type="string">
            <text:p>P28</text:p>
          </table:table-cell>
          <table:table-cell table:style-name="ce22" office:value-type="string" calcext:value-type="string">
            <text:p>T25</text:p>
          </table:table-cell>
          <table:table-cell office:value-type="float" office:value="54" calcext:value-type="float">
            <text:p>54</text:p>
          </table:table-cell>
          <table:table-cell office:value-type="float" office:value="982" calcext:value-type="float">
            <text:p>982</text:p>
          </table:table-cell>
          <table:table-cell table:formula="of:=VLOOKUP([.C628];[$Ткани.A:.F];3;0)" office:value-type="string" office:string-value="синий" calcext:value-type="string">
            <text:p>синий</text:p>
          </table:table-cell>
          <table:table-cell table:formula="of:=VLOOKUP([.C628];[$Ткани.A:.F];5;0)" office:value-type="string" office:string-value="шёлк" calcext:value-type="string">
            <text:p>шёлк</text:p>
          </table:table-cell>
          <table:table-cell table:formula="of:=VLOOKUP([.C628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28</text:p>
          </table:table-cell>
          <table:table-cell office:value-type="string" calcext:value-type="string">
            <text:p>P49</text:p>
          </table:table-cell>
          <table:table-cell table:style-name="ce22" office:value-type="string" calcext:value-type="string">
            <text:p>T25</text:p>
          </table:table-cell>
          <table:table-cell office:value-type="float" office:value="104" calcext:value-type="float">
            <text:p>104</text:p>
          </table:table-cell>
          <table:table-cell office:value-type="float" office:value="982" calcext:value-type="float">
            <text:p>982</text:p>
          </table:table-cell>
          <table:table-cell table:formula="of:=VLOOKUP([.C629];[$Ткани.A:.F];3;0)" office:value-type="string" office:string-value="синий" calcext:value-type="string">
            <text:p>синий</text:p>
          </table:table-cell>
          <table:table-cell table:formula="of:=VLOOKUP([.C629];[$Ткани.A:.F];5;0)" office:value-type="string" office:string-value="шёлк" calcext:value-type="string">
            <text:p>шёлк</text:p>
          </table:table-cell>
          <table:table-cell table:formula="of:=VLOOKUP([.C629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29</text:p>
          </table:table-cell>
          <table:table-cell office:value-type="string" calcext:value-type="string">
            <text:p>P50</text:p>
          </table:table-cell>
          <table:table-cell table:style-name="ce22" office:value-type="string" calcext:value-type="string">
            <text:p>T18</text:p>
          </table:table-cell>
          <table:table-cell office:value-type="float" office:value="91" calcext:value-type="float">
            <text:p>91</text:p>
          </table:table-cell>
          <table:table-cell office:value-type="float" office:value="982" calcext:value-type="float">
            <text:p>982</text:p>
          </table:table-cell>
          <table:table-cell table:formula="of:=VLOOKUP([.C630];[$Ткани.A:.F];3;0)" office:value-type="string" office:string-value="белый" calcext:value-type="string">
            <text:p>белый</text:p>
          </table:table-cell>
          <table:table-cell table:formula="of:=VLOOKUP([.C630];[$Ткани.A:.F];5;0)" office:value-type="string" office:string-value="хлопок" calcext:value-type="string">
            <text:p>хлопок</text:p>
          </table:table-cell>
          <table:table-cell table:formula="of:=VLOOKUP([.C630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30</text:p>
          </table:table-cell>
          <table:table-cell office:value-type="string" calcext:value-type="string">
            <text:p>P56</text:p>
          </table:table-cell>
          <table:table-cell table:style-name="ce22" office:value-type="string" calcext:value-type="string">
            <text:p>T13</text:p>
          </table:table-cell>
          <table:table-cell office:value-type="float" office:value="12" calcext:value-type="float">
            <text:p>12</text:p>
          </table:table-cell>
          <table:table-cell office:value-type="float" office:value="982" calcext:value-type="float">
            <text:p>982</text:p>
          </table:table-cell>
          <table:table-cell table:formula="of:=VLOOKUP([.C631];[$Ткани.A:.F];3;0)" office:value-type="string" office:string-value="красный" calcext:value-type="string">
            <text:p>красный</text:p>
          </table:table-cell>
          <table:table-cell table:formula="of:=VLOOKUP([.C631];[$Ткани.A:.F];5;0)" office:value-type="string" office:string-value="хлопок" calcext:value-type="string">
            <text:p>хлопок</text:p>
          </table:table-cell>
          <table:table-cell table:formula="of:=VLOOKUP([.C631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31</text:p>
          </table:table-cell>
          <table:table-cell office:value-type="string" calcext:value-type="string">
            <text:p>P61</text:p>
          </table:table-cell>
          <table:table-cell table:style-name="ce22" office:value-type="string" calcext:value-type="string">
            <text:p>T18</text:p>
          </table:table-cell>
          <table:table-cell office:value-type="float" office:value="26" calcext:value-type="float">
            <text:p>26</text:p>
          </table:table-cell>
          <table:table-cell office:value-type="float" office:value="983" calcext:value-type="float">
            <text:p>983</text:p>
          </table:table-cell>
          <table:table-cell table:formula="of:=VLOOKUP([.C632];[$Ткани.A:.F];3;0)" office:value-type="string" office:string-value="белый" calcext:value-type="string">
            <text:p>белый</text:p>
          </table:table-cell>
          <table:table-cell table:formula="of:=VLOOKUP([.C632];[$Ткани.A:.F];5;0)" office:value-type="string" office:string-value="хлопок" calcext:value-type="string">
            <text:p>хлопок</text:p>
          </table:table-cell>
          <table:table-cell table:formula="of:=VLOOKUP([.C632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32</text:p>
          </table:table-cell>
          <table:table-cell office:value-type="string" calcext:value-type="string">
            <text:p>P3</text:p>
          </table:table-cell>
          <table:table-cell table:style-name="ce22" office:value-type="string" calcext:value-type="string">
            <text:p>T13</text:p>
          </table:table-cell>
          <table:table-cell office:value-type="float" office:value="33" calcext:value-type="float">
            <text:p>33</text:p>
          </table:table-cell>
          <table:table-cell office:value-type="float" office:value="984" calcext:value-type="float">
            <text:p>984</text:p>
          </table:table-cell>
          <table:table-cell table:formula="of:=VLOOKUP([.C633];[$Ткани.A:.F];3;0)" office:value-type="string" office:string-value="красный" calcext:value-type="string">
            <text:p>красный</text:p>
          </table:table-cell>
          <table:table-cell table:formula="of:=VLOOKUP([.C633];[$Ткани.A:.F];5;0)" office:value-type="string" office:string-value="хлопок" calcext:value-type="string">
            <text:p>хлопок</text:p>
          </table:table-cell>
          <table:table-cell table:formula="of:=VLOOKUP([.C633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33</text:p>
          </table:table-cell>
          <table:table-cell office:value-type="string" calcext:value-type="string">
            <text:p>P39</text:p>
          </table:table-cell>
          <table:table-cell table:style-name="ce22" office:value-type="string" calcext:value-type="string">
            <text:p>T37</text:p>
          </table:table-cell>
          <table:table-cell office:value-type="float" office:value="35" calcext:value-type="float">
            <text:p>35</text:p>
          </table:table-cell>
          <table:table-cell office:value-type="float" office:value="984" calcext:value-type="float">
            <text:p>984</text:p>
          </table:table-cell>
          <table:table-cell table:formula="of:=VLOOKUP([.C634];[$Ткани.A:.F];3;0)" office:value-type="string" office:string-value="зеленый" calcext:value-type="string">
            <text:p>зеленый</text:p>
          </table:table-cell>
          <table:table-cell table:formula="of:=VLOOKUP([.C634];[$Ткани.A:.F];5;0)" office:value-type="string" office:string-value="хлопок" calcext:value-type="string">
            <text:p>хлопок</text:p>
          </table:table-cell>
          <table:table-cell table:formula="of:=VLOOKUP([.C634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34</text:p>
          </table:table-cell>
          <table:table-cell office:value-type="string" calcext:value-type="string">
            <text:p>P51</text:p>
          </table:table-cell>
          <table:table-cell table:style-name="ce22" office:value-type="string" calcext:value-type="string">
            <text:p>T35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table:formula="of:=VLOOKUP([.C635];[$Ткани.A:.F];3;0)" office:value-type="string" office:string-value="зеленый" calcext:value-type="string">
            <text:p>зеленый</text:p>
          </table:table-cell>
          <table:table-cell table:formula="of:=VLOOKUP([.C635];[$Ткани.A:.F];5;0)" office:value-type="string" office:string-value="шёлк" calcext:value-type="string">
            <text:p>шёлк</text:p>
          </table:table-cell>
          <table:table-cell table:formula="of:=VLOOKUP([.C635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35</text:p>
          </table:table-cell>
          <table:table-cell office:value-type="string" calcext:value-type="string">
            <text:p>P33</text:p>
          </table:table-cell>
          <table:table-cell table:style-name="ce22" office:value-type="string" calcext:value-type="string">
            <text:p>T1</text:p>
          </table:table-cell>
          <table:table-cell office:value-type="float" office:value="119" calcext:value-type="float">
            <text:p>119</text:p>
          </table:table-cell>
          <table:table-cell office:value-type="float" office:value="985" calcext:value-type="float">
            <text:p>985</text:p>
          </table:table-cell>
          <table:table-cell table:formula="of:=VLOOKUP([.C636];[$Ткани.A:.F];3;0)" office:value-type="string" office:string-value="красный" calcext:value-type="string">
            <text:p>красный</text:p>
          </table:table-cell>
          <table:table-cell table:formula="of:=VLOOKUP([.C636];[$Ткани.A:.F];5;0)" office:value-type="string" office:string-value="шёлк" calcext:value-type="string">
            <text:p>шёлк</text:p>
          </table:table-cell>
          <table:table-cell table:formula="of:=VLOOKUP([.C636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36</text:p>
          </table:table-cell>
          <table:table-cell office:value-type="string" calcext:value-type="string">
            <text:p>P54</text:p>
          </table:table-cell>
          <table:table-cell table:style-name="ce22" office:value-type="string" calcext:value-type="string">
            <text:p>T28</text:p>
          </table:table-cell>
          <table:table-cell office:value-type="float" office:value="68" calcext:value-type="float">
            <text:p>68</text:p>
          </table:table-cell>
          <table:table-cell office:value-type="float" office:value="985" calcext:value-type="float">
            <text:p>985</text:p>
          </table:table-cell>
          <table:table-cell table:formula="of:=VLOOKUP([.C637];[$Ткани.A:.F];3;0)" office:value-type="string" office:string-value="белый" calcext:value-type="string">
            <text:p>белый</text:p>
          </table:table-cell>
          <table:table-cell table:formula="of:=VLOOKUP([.C637];[$Ткани.A:.F];5;0)" office:value-type="string" office:string-value="лён" calcext:value-type="string">
            <text:p>лён</text:p>
          </table:table-cell>
          <table:table-cell table:formula="of:=VLOOKUP([.C637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37</text:p>
          </table:table-cell>
          <table:table-cell office:value-type="string" calcext:value-type="string">
            <text:p>P7</text:p>
          </table:table-cell>
          <table:table-cell table:style-name="ce22" office:value-type="string" calcext:value-type="string">
            <text:p>T9</text:p>
          </table:table-cell>
          <table:table-cell office:value-type="float" office:value="76" calcext:value-type="float">
            <text:p>76</text:p>
          </table:table-cell>
          <table:table-cell office:value-type="float" office:value="985" calcext:value-type="float">
            <text:p>985</text:p>
          </table:table-cell>
          <table:table-cell table:formula="of:=VLOOKUP([.C638];[$Ткани.A:.F];3;0)" office:value-type="string" office:string-value="розовый" calcext:value-type="string">
            <text:p>розовый</text:p>
          </table:table-cell>
          <table:table-cell table:formula="of:=VLOOKUP([.C638];[$Ткани.A:.F];5;0)" office:value-type="string" office:string-value="хлопок" calcext:value-type="string">
            <text:p>хлопок</text:p>
          </table:table-cell>
          <table:table-cell table:formula="of:=VLOOKUP([.C638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38</text:p>
          </table:table-cell>
          <table:table-cell office:value-type="string" calcext:value-type="string">
            <text:p>P9</text:p>
          </table:table-cell>
          <table:table-cell table:style-name="ce22" office:value-type="string" calcext:value-type="string">
            <text:p>T9</text:p>
          </table:table-cell>
          <table:table-cell office:value-type="float" office:value="69" calcext:value-type="float">
            <text:p>69</text:p>
          </table:table-cell>
          <table:table-cell office:value-type="float" office:value="985" calcext:value-type="float">
            <text:p>985</text:p>
          </table:table-cell>
          <table:table-cell table:formula="of:=VLOOKUP([.C639];[$Ткани.A:.F];3;0)" office:value-type="string" office:string-value="розовый" calcext:value-type="string">
            <text:p>розовый</text:p>
          </table:table-cell>
          <table:table-cell table:formula="of:=VLOOKUP([.C639];[$Ткани.A:.F];5;0)" office:value-type="string" office:string-value="хлопок" calcext:value-type="string">
            <text:p>хлопок</text:p>
          </table:table-cell>
          <table:table-cell table:formula="of:=VLOOKUP([.C639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39</text:p>
          </table:table-cell>
          <table:table-cell office:value-type="string" calcext:value-type="string">
            <text:p>P17</text:p>
          </table:table-cell>
          <table:table-cell table:style-name="ce22" office:value-type="string" calcext:value-type="string">
            <text:p>T28</text:p>
          </table:table-cell>
          <table:table-cell office:value-type="float" office:value="112" calcext:value-type="float">
            <text:p>112</text:p>
          </table:table-cell>
          <table:table-cell office:value-type="float" office:value="986" calcext:value-type="float">
            <text:p>986</text:p>
          </table:table-cell>
          <table:table-cell table:formula="of:=VLOOKUP([.C640];[$Ткани.A:.F];3;0)" office:value-type="string" office:string-value="белый" calcext:value-type="string">
            <text:p>белый</text:p>
          </table:table-cell>
          <table:table-cell table:formula="of:=VLOOKUP([.C640];[$Ткани.A:.F];5;0)" office:value-type="string" office:string-value="лён" calcext:value-type="string">
            <text:p>лён</text:p>
          </table:table-cell>
          <table:table-cell table:formula="of:=VLOOKUP([.C640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40</text:p>
          </table:table-cell>
          <table:table-cell office:value-type="string" calcext:value-type="string">
            <text:p>P55</text:p>
          </table:table-cell>
          <table:table-cell table:style-name="ce22" office:value-type="string" calcext:value-type="string">
            <text:p>T13</text:p>
          </table:table-cell>
          <table:table-cell office:value-type="float" office:value="79" calcext:value-type="float">
            <text:p>79</text:p>
          </table:table-cell>
          <table:table-cell office:value-type="float" office:value="986" calcext:value-type="float">
            <text:p>986</text:p>
          </table:table-cell>
          <table:table-cell table:formula="of:=VLOOKUP([.C641];[$Ткани.A:.F];3;0)" office:value-type="string" office:string-value="красный" calcext:value-type="string">
            <text:p>красный</text:p>
          </table:table-cell>
          <table:table-cell table:formula="of:=VLOOKUP([.C641];[$Ткани.A:.F];5;0)" office:value-type="string" office:string-value="хлопок" calcext:value-type="string">
            <text:p>хлопок</text:p>
          </table:table-cell>
          <table:table-cell table:formula="of:=VLOOKUP([.C641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41</text:p>
          </table:table-cell>
          <table:table-cell office:value-type="string" calcext:value-type="string">
            <text:p>P20</text:p>
          </table:table-cell>
          <table:table-cell table:style-name="ce22" office:value-type="string" calcext:value-type="string">
            <text:p>T1</text:p>
          </table:table-cell>
          <table:table-cell office:value-type="float" office:value="73" calcext:value-type="float">
            <text:p>73</text:p>
          </table:table-cell>
          <table:table-cell office:value-type="float" office:value="987" calcext:value-type="float">
            <text:p>987</text:p>
          </table:table-cell>
          <table:table-cell table:formula="of:=VLOOKUP([.C642];[$Ткани.A:.F];3;0)" office:value-type="string" office:string-value="красный" calcext:value-type="string">
            <text:p>красный</text:p>
          </table:table-cell>
          <table:table-cell table:formula="of:=VLOOKUP([.C642];[$Ткани.A:.F];5;0)" office:value-type="string" office:string-value="шёлк" calcext:value-type="string">
            <text:p>шёлк</text:p>
          </table:table-cell>
          <table:table-cell table:formula="of:=VLOOKUP([.C642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42</text:p>
          </table:table-cell>
          <table:table-cell office:value-type="string" calcext:value-type="string">
            <text:p>P5</text:p>
          </table:table-cell>
          <table:table-cell table:style-name="ce22" office:value-type="string" calcext:value-type="string">
            <text:p>T1</text:p>
          </table:table-cell>
          <table:table-cell office:value-type="float" office:value="67" calcext:value-type="float">
            <text:p>67</text:p>
          </table:table-cell>
          <table:table-cell office:value-type="float" office:value="987" calcext:value-type="float">
            <text:p>987</text:p>
          </table:table-cell>
          <table:table-cell table:formula="of:=VLOOKUP([.C643];[$Ткани.A:.F];3;0)" office:value-type="string" office:string-value="красный" calcext:value-type="string">
            <text:p>красный</text:p>
          </table:table-cell>
          <table:table-cell table:formula="of:=VLOOKUP([.C643];[$Ткани.A:.F];5;0)" office:value-type="string" office:string-value="шёлк" calcext:value-type="string">
            <text:p>шёлк</text:p>
          </table:table-cell>
          <table:table-cell table:formula="of:=VLOOKUP([.C643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43</text:p>
          </table:table-cell>
          <table:table-cell office:value-type="string" calcext:value-type="string">
            <text:p>P51</text:p>
          </table:table-cell>
          <table:table-cell table:style-name="ce22" office:value-type="string" calcext:value-type="string">
            <text:p>T11</text:p>
          </table:table-cell>
          <table:table-cell office:value-type="float" office:value="105" calcext:value-type="float">
            <text:p>105</text:p>
          </table:table-cell>
          <table:table-cell office:value-type="float" office:value="987" calcext:value-type="float">
            <text:p>987</text:p>
          </table:table-cell>
          <table:table-cell table:formula="of:=VLOOKUP([.C644];[$Ткани.A:.F];3;0)" office:value-type="string" office:string-value="красный" calcext:value-type="string">
            <text:p>красный</text:p>
          </table:table-cell>
          <table:table-cell table:formula="of:=VLOOKUP([.C644];[$Ткани.A:.F];5;0)" office:value-type="string" office:string-value="хлопок" calcext:value-type="string">
            <text:p>хлопок</text:p>
          </table:table-cell>
          <table:table-cell table:formula="of:=VLOOKUP([.C644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44</text:p>
          </table:table-cell>
          <table:table-cell office:value-type="string" calcext:value-type="string">
            <text:p>P57</text:p>
          </table:table-cell>
          <table:table-cell table:style-name="ce22" office:value-type="string" calcext:value-type="string">
            <text:p>T15</text:p>
          </table:table-cell>
          <table:table-cell office:value-type="float" office:value="17" calcext:value-type="float">
            <text:p>17</text:p>
          </table:table-cell>
          <table:table-cell office:value-type="float" office:value="988" calcext:value-type="float">
            <text:p>988</text:p>
          </table:table-cell>
          <table:table-cell table:formula="of:=VLOOKUP([.C645];[$Ткани.A:.F];3;0)" office:value-type="string" office:string-value="черный" calcext:value-type="string">
            <text:p>черный</text:p>
          </table:table-cell>
          <table:table-cell table:formula="of:=VLOOKUP([.C645];[$Ткани.A:.F];5;0)" office:value-type="string" office:string-value="хлопок" calcext:value-type="string">
            <text:p>хлопок</text:p>
          </table:table-cell>
          <table:table-cell table:formula="of:=VLOOKUP([.C645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45</text:p>
          </table:table-cell>
          <table:table-cell office:value-type="string" calcext:value-type="string">
            <text:p>P33</text:p>
          </table:table-cell>
          <table:table-cell table:style-name="ce22" office:value-type="string" calcext:value-type="string">
            <text:p>T25</text:p>
          </table:table-cell>
          <table:table-cell office:value-type="float" office:value="53" calcext:value-type="float">
            <text:p>53</text:p>
          </table:table-cell>
          <table:table-cell office:value-type="float" office:value="989" calcext:value-type="float">
            <text:p>989</text:p>
          </table:table-cell>
          <table:table-cell table:formula="of:=VLOOKUP([.C646];[$Ткани.A:.F];3;0)" office:value-type="string" office:string-value="синий" calcext:value-type="string">
            <text:p>синий</text:p>
          </table:table-cell>
          <table:table-cell table:formula="of:=VLOOKUP([.C646];[$Ткани.A:.F];5;0)" office:value-type="string" office:string-value="шёлк" calcext:value-type="string">
            <text:p>шёлк</text:p>
          </table:table-cell>
          <table:table-cell table:formula="of:=VLOOKUP([.C646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46</text:p>
          </table:table-cell>
          <table:table-cell office:value-type="string" calcext:value-type="string">
            <text:p>P37</text:p>
          </table:table-cell>
          <table:table-cell table:style-name="ce22" office:value-type="string" calcext:value-type="string">
            <text:p>T19</text:p>
          </table:table-cell>
          <table:table-cell office:value-type="float" office:value="105" calcext:value-type="float">
            <text:p>105</text:p>
          </table:table-cell>
          <table:table-cell office:value-type="float" office:value="989" calcext:value-type="float">
            <text:p>989</text:p>
          </table:table-cell>
          <table:table-cell table:formula="of:=VLOOKUP([.C647];[$Ткани.A:.F];3;0)" office:value-type="string" office:string-value="желтый" calcext:value-type="string">
            <text:p>желтый</text:p>
          </table:table-cell>
          <table:table-cell table:formula="of:=VLOOKUP([.C647];[$Ткани.A:.F];5;0)" office:value-type="string" office:string-value="шерсть" calcext:value-type="string">
            <text:p>шерсть</text:p>
          </table:table-cell>
          <table:table-cell table:formula="of:=VLOOKUP([.C647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47</text:p>
          </table:table-cell>
          <table:table-cell office:value-type="string" calcext:value-type="string">
            <text:p>P22</text:p>
          </table:table-cell>
          <table:table-cell table:style-name="ce22" office:value-type="string" calcext:value-type="string">
            <text:p>T41</text:p>
          </table:table-cell>
          <table:table-cell office:value-type="float" office:value="27" calcext:value-type="float">
            <text:p>27</text:p>
          </table:table-cell>
          <table:table-cell office:value-type="float" office:value="990" calcext:value-type="float">
            <text:p>990</text:p>
          </table:table-cell>
          <table:table-cell table:formula="of:=VLOOKUP([.C648];[$Ткани.A:.F];3;0)" office:value-type="string" office:string-value="белый" calcext:value-type="string">
            <text:p>белый</text:p>
          </table:table-cell>
          <table:table-cell table:formula="of:=VLOOKUP([.C648];[$Ткани.A:.F];5;0)" office:value-type="string" office:string-value="хлопок" calcext:value-type="string">
            <text:p>хлопок</text:p>
          </table:table-cell>
          <table:table-cell table:formula="of:=VLOOKUP([.C648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48</text:p>
          </table:table-cell>
          <table:table-cell office:value-type="string" calcext:value-type="string">
            <text:p>P37</text:p>
          </table:table-cell>
          <table:table-cell table:style-name="ce22" office:value-type="string" calcext:value-type="string">
            <text:p>T7</text:p>
          </table:table-cell>
          <table:table-cell office:value-type="float" office:value="90" calcext:value-type="float">
            <text:p>90</text:p>
          </table:table-cell>
          <table:table-cell office:value-type="float" office:value="990" calcext:value-type="float">
            <text:p>990</text:p>
          </table:table-cell>
          <table:table-cell table:formula="of:=VLOOKUP([.C649];[$Ткани.A:.F];3;0)" office:value-type="string" office:string-value="белый" calcext:value-type="string">
            <text:p>белый</text:p>
          </table:table-cell>
          <table:table-cell table:formula="of:=VLOOKUP([.C649];[$Ткани.A:.F];5;0)" office:value-type="string" office:string-value="хлопок" calcext:value-type="string">
            <text:p>хлопок</text:p>
          </table:table-cell>
          <table:table-cell table:formula="of:=VLOOKUP([.C649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49</text:p>
          </table:table-cell>
          <table:table-cell office:value-type="string" calcext:value-type="string">
            <text:p>P39</text:p>
          </table:table-cell>
          <table:table-cell table:style-name="ce22" office:value-type="string" calcext:value-type="string">
            <text:p>T3</text:p>
          </table:table-cell>
          <table:table-cell office:value-type="float" office:value="117" calcext:value-type="float">
            <text:p>117</text:p>
          </table:table-cell>
          <table:table-cell office:value-type="float" office:value="990" calcext:value-type="float">
            <text:p>990</text:p>
          </table:table-cell>
          <table:table-cell table:formula="of:=VLOOKUP([.C650];[$Ткани.A:.F];3;0)" office:value-type="string" office:string-value="синий" calcext:value-type="string">
            <text:p>синий</text:p>
          </table:table-cell>
          <table:table-cell table:formula="of:=VLOOKUP([.C650];[$Ткани.A:.F];5;0)" office:value-type="string" office:string-value="шёлк" calcext:value-type="string">
            <text:p>шёлк</text:p>
          </table:table-cell>
          <table:table-cell table:formula="of:=VLOOKUP([.C650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50</text:p>
          </table:table-cell>
          <table:table-cell office:value-type="string" calcext:value-type="string">
            <text:p>P27</text:p>
          </table:table-cell>
          <table:table-cell table:style-name="ce22" office:value-type="string" calcext:value-type="string">
            <text:p>T14</text:p>
          </table:table-cell>
          <table:table-cell office:value-type="float" office:value="68" calcext:value-type="float">
            <text:p>68</text:p>
          </table:table-cell>
          <table:table-cell office:value-type="float" office:value="991" calcext:value-type="float">
            <text:p>991</text:p>
          </table:table-cell>
          <table:table-cell table:formula="of:=VLOOKUP([.C651];[$Ткани.A:.F];3;0)" office:value-type="string" office:string-value="синий" calcext:value-type="string">
            <text:p>синий</text:p>
          </table:table-cell>
          <table:table-cell table:formula="of:=VLOOKUP([.C651];[$Ткани.A:.F];5;0)" office:value-type="string" office:string-value="хлопок" calcext:value-type="string">
            <text:p>хлопок</text:p>
          </table:table-cell>
          <table:table-cell table:formula="of:=VLOOKUP([.C651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51</text:p>
          </table:table-cell>
          <table:table-cell office:value-type="string" calcext:value-type="string">
            <text:p>P37</text:p>
          </table:table-cell>
          <table:table-cell table:style-name="ce22" office:value-type="string" calcext:value-type="string">
            <text:p>T13</text:p>
          </table:table-cell>
          <table:table-cell office:value-type="float" office:value="108" calcext:value-type="float">
            <text:p>108</text:p>
          </table:table-cell>
          <table:table-cell office:value-type="float" office:value="991" calcext:value-type="float">
            <text:p>991</text:p>
          </table:table-cell>
          <table:table-cell table:formula="of:=VLOOKUP([.C652];[$Ткани.A:.F];3;0)" office:value-type="string" office:string-value="красный" calcext:value-type="string">
            <text:p>красный</text:p>
          </table:table-cell>
          <table:table-cell table:formula="of:=VLOOKUP([.C652];[$Ткани.A:.F];5;0)" office:value-type="string" office:string-value="хлопок" calcext:value-type="string">
            <text:p>хлопок</text:p>
          </table:table-cell>
          <table:table-cell table:formula="of:=VLOOKUP([.C652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52</text:p>
          </table:table-cell>
          <table:table-cell office:value-type="string" calcext:value-type="string">
            <text:p>P4</text:p>
          </table:table-cell>
          <table:table-cell table:style-name="ce22" office:value-type="string" calcext:value-type="string">
            <text:p>T44</text:p>
          </table:table-cell>
          <table:table-cell office:value-type="float" office:value="54" calcext:value-type="float">
            <text:p>54</text:p>
          </table:table-cell>
          <table:table-cell office:value-type="float" office:value="991" calcext:value-type="float">
            <text:p>991</text:p>
          </table:table-cell>
          <table:table-cell table:formula="of:=VLOOKUP([.C653];[$Ткани.A:.F];3;0)" office:value-type="string" office:string-value="коричневый" calcext:value-type="string">
            <text:p>коричневый</text:p>
          </table:table-cell>
          <table:table-cell table:formula="of:=VLOOKUP([.C653];[$Ткани.A:.F];5;0)" office:value-type="string" office:string-value="хлопок" calcext:value-type="string">
            <text:p>хлопок</text:p>
          </table:table-cell>
          <table:table-cell table:formula="of:=VLOOKUP([.C653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53</text:p>
          </table:table-cell>
          <table:table-cell office:value-type="string" calcext:value-type="string">
            <text:p>P44</text:p>
          </table:table-cell>
          <table:table-cell table:style-name="ce22"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991" calcext:value-type="float">
            <text:p>991</text:p>
          </table:table-cell>
          <table:table-cell table:formula="of:=VLOOKUP([.C654];[$Ткани.A:.F];3;0)" office:value-type="string" office:string-value="желтый" calcext:value-type="string">
            <text:p>желтый</text:p>
          </table:table-cell>
          <table:table-cell table:formula="of:=VLOOKUP([.C654];[$Ткани.A:.F];5;0)" office:value-type="string" office:string-value="шёлк" calcext:value-type="string">
            <text:p>шёлк</text:p>
          </table:table-cell>
          <table:table-cell table:formula="of:=VLOOKUP([.C654];[$Ткани.A:.F];4;0)" office:value-type="float" office:value="240" calcext:value-type="float">
            <text:p>240</text:p>
          </table:table-cell>
          <table:table-cell table:formula="of:=VLOOKUP([.B654];[$Продукция.A:.E];2;0)" office:value-type="string" office:string-value="платье макси" calcext:value-type="string">
            <text:p>платье макси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54</text:p>
          </table:table-cell>
          <table:table-cell office:value-type="string" calcext:value-type="string">
            <text:p>P47</text:p>
          </table:table-cell>
          <table:table-cell table:style-name="ce22" office:value-type="string" calcext:value-type="string">
            <text:p>T33</text:p>
          </table:table-cell>
          <table:table-cell office:value-type="float" office:value="111" calcext:value-type="float">
            <text:p>111</text:p>
          </table:table-cell>
          <table:table-cell office:value-type="float" office:value="991" calcext:value-type="float">
            <text:p>991</text:p>
          </table:table-cell>
          <table:table-cell table:formula="of:=VLOOKUP([.C655];[$Ткани.A:.F];3;0)" office:value-type="string" office:string-value="синий" calcext:value-type="string">
            <text:p>синий</text:p>
          </table:table-cell>
          <table:table-cell table:formula="of:=VLOOKUP([.C655];[$Ткани.A:.F];5;0)" office:value-type="string" office:string-value="шёлк" calcext:value-type="string">
            <text:p>шёлк</text:p>
          </table:table-cell>
          <table:table-cell table:formula="of:=VLOOKUP([.C655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55</text:p>
          </table:table-cell>
          <table:table-cell office:value-type="string" calcext:value-type="string">
            <text:p>P4</text:p>
          </table:table-cell>
          <table:table-cell table:style-name="ce22" office:value-type="string" calcext:value-type="string">
            <text:p>T16</text:p>
          </table:table-cell>
          <table:table-cell office:value-type="float" office:value="10" calcext:value-type="float">
            <text:p>10</text:p>
          </table:table-cell>
          <table:table-cell office:value-type="float" office:value="992" calcext:value-type="float">
            <text:p>992</text:p>
          </table:table-cell>
          <table:table-cell table:formula="of:=VLOOKUP([.C656];[$Ткани.A:.F];3;0)" office:value-type="string" office:string-value="красный" calcext:value-type="string">
            <text:p>красный</text:p>
          </table:table-cell>
          <table:table-cell table:formula="of:=VLOOKUP([.C656];[$Ткани.A:.F];5;0)" office:value-type="string" office:string-value="хлопок" calcext:value-type="string">
            <text:p>хлопок</text:p>
          </table:table-cell>
          <table:table-cell table:formula="of:=VLOOKUP([.C656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56</text:p>
          </table:table-cell>
          <table:table-cell office:value-type="string" calcext:value-type="string">
            <text:p>P45</text:p>
          </table:table-cell>
          <table:table-cell table:style-name="ce22" office:value-type="string" calcext:value-type="string">
            <text:p>T27</text:p>
          </table:table-cell>
          <table:table-cell office:value-type="float" office:value="45" calcext:value-type="float">
            <text:p>45</text:p>
          </table:table-cell>
          <table:table-cell office:value-type="float" office:value="992" calcext:value-type="float">
            <text:p>992</text:p>
          </table:table-cell>
          <table:table-cell table:formula="of:=VLOOKUP([.C657];[$Ткани.A:.F];3;0)" office:value-type="string" office:string-value="желтый" calcext:value-type="string">
            <text:p>желтый</text:p>
          </table:table-cell>
          <table:table-cell table:formula="of:=VLOOKUP([.C657];[$Ткани.A:.F];5;0)" office:value-type="string" office:string-value="шёлк" calcext:value-type="string">
            <text:p>шёлк</text:p>
          </table:table-cell>
          <table:table-cell table:formula="of:=VLOOKUP([.C657];[$Ткани.A:.F];4;0)" office:value-type="float" office:value="230" calcext:value-type="float">
            <text:p>230</text:p>
          </table:table-cell>
          <table:table-cell table:formula="of:=VLOOKUP([.B657];[$Продукция.A:.E];2;0)" office:value-type="string" office:string-value="платье-сарафан" calcext:value-type="string">
            <text:p>платье-сарафан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57</text:p>
          </table:table-cell>
          <table:table-cell office:value-type="string" calcext:value-type="string">
            <text:p>P33</text:p>
          </table:table-cell>
          <table:table-cell table:style-name="ce22" office:value-type="string" calcext:value-type="string">
            <text:p>T7</text:p>
          </table:table-cell>
          <table:table-cell office:value-type="float" office:value="23" calcext:value-type="float">
            <text:p>23</text:p>
          </table:table-cell>
          <table:table-cell office:value-type="float" office:value="993" calcext:value-type="float">
            <text:p>993</text:p>
          </table:table-cell>
          <table:table-cell table:formula="of:=VLOOKUP([.C658];[$Ткани.A:.F];3;0)" office:value-type="string" office:string-value="белый" calcext:value-type="string">
            <text:p>белый</text:p>
          </table:table-cell>
          <table:table-cell table:formula="of:=VLOOKUP([.C658];[$Ткани.A:.F];5;0)" office:value-type="string" office:string-value="хлопок" calcext:value-type="string">
            <text:p>хлопок</text:p>
          </table:table-cell>
          <table:table-cell table:formula="of:=VLOOKUP([.C658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58</text:p>
          </table:table-cell>
          <table:table-cell office:value-type="string" calcext:value-type="string">
            <text:p>P49</text:p>
          </table:table-cell>
          <table:table-cell table:style-name="ce22" office:value-type="string" calcext:value-type="string">
            <text:p>T31</text:p>
          </table:table-cell>
          <table:table-cell office:value-type="float" office:value="86" calcext:value-type="float">
            <text:p>86</text:p>
          </table:table-cell>
          <table:table-cell office:value-type="float" office:value="993" calcext:value-type="float">
            <text:p>993</text:p>
          </table:table-cell>
          <table:table-cell table:formula="of:=VLOOKUP([.C659];[$Ткани.A:.F];3;0)" office:value-type="string" office:string-value="желтый" calcext:value-type="string">
            <text:p>желтый</text:p>
          </table:table-cell>
          <table:table-cell table:formula="of:=VLOOKUP([.C659];[$Ткани.A:.F];5;0)" office:value-type="string" office:string-value="лён" calcext:value-type="string">
            <text:p>лён</text:p>
          </table:table-cell>
          <table:table-cell table:formula="of:=VLOOKUP([.C659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59</text:p>
          </table:table-cell>
          <table:table-cell office:value-type="string" calcext:value-type="string">
            <text:p>P9</text:p>
          </table:table-cell>
          <table:table-cell table:style-name="ce22" office:value-type="string" calcext:value-type="string">
            <text:p>T1</text:p>
          </table:table-cell>
          <table:table-cell office:value-type="float" office:value="17" calcext:value-type="float">
            <text:p>17</text:p>
          </table:table-cell>
          <table:table-cell office:value-type="float" office:value="993" calcext:value-type="float">
            <text:p>993</text:p>
          </table:table-cell>
          <table:table-cell table:formula="of:=VLOOKUP([.C660];[$Ткани.A:.F];3;0)" office:value-type="string" office:string-value="красный" calcext:value-type="string">
            <text:p>красный</text:p>
          </table:table-cell>
          <table:table-cell table:formula="of:=VLOOKUP([.C660];[$Ткани.A:.F];5;0)" office:value-type="string" office:string-value="шёлк" calcext:value-type="string">
            <text:p>шёлк</text:p>
          </table:table-cell>
          <table:table-cell table:formula="of:=VLOOKUP([.C660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60</text:p>
          </table:table-cell>
          <table:table-cell office:value-type="string" calcext:value-type="string">
            <text:p>P4</text:p>
          </table:table-cell>
          <table:table-cell table:style-name="ce22" office:value-type="string" calcext:value-type="string">
            <text:p>T34</text:p>
          </table:table-cell>
          <table:table-cell office:value-type="float" office:value="116" calcext:value-type="float">
            <text:p>116</text:p>
          </table:table-cell>
          <table:table-cell office:value-type="float" office:value="994" calcext:value-type="float">
            <text:p>994</text:p>
          </table:table-cell>
          <table:table-cell table:formula="of:=VLOOKUP([.C661];[$Ткани.A:.F];3;0)" office:value-type="string" office:string-value="красный" calcext:value-type="string">
            <text:p>красный</text:p>
          </table:table-cell>
          <table:table-cell table:formula="of:=VLOOKUP([.C661];[$Ткани.A:.F];5;0)" office:value-type="string" office:string-value="шёлк" calcext:value-type="string">
            <text:p>шёлк</text:p>
          </table:table-cell>
          <table:table-cell table:formula="of:=VLOOKUP([.C661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61</text:p>
          </table:table-cell>
          <table:table-cell office:value-type="string" calcext:value-type="string">
            <text:p>P48</text:p>
          </table:table-cell>
          <table:table-cell table:style-name="ce22" office:value-type="string" calcext:value-type="string">
            <text:p>T30</text:p>
          </table:table-cell>
          <table:table-cell office:value-type="float" office:value="89" calcext:value-type="float">
            <text:p>89</text:p>
          </table:table-cell>
          <table:table-cell office:value-type="float" office:value="994" calcext:value-type="float">
            <text:p>994</text:p>
          </table:table-cell>
          <table:table-cell table:formula="of:=VLOOKUP([.C662];[$Ткани.A:.F];3;0)" office:value-type="string" office:string-value="синий" calcext:value-type="string">
            <text:p>синий</text:p>
          </table:table-cell>
          <table:table-cell table:formula="of:=VLOOKUP([.C662];[$Ткани.A:.F];5;0)" office:value-type="string" office:string-value="лён" calcext:value-type="string">
            <text:p>лён</text:p>
          </table:table-cell>
          <table:table-cell table:formula="of:=VLOOKUP([.C662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62</text:p>
          </table:table-cell>
          <table:table-cell office:value-type="string" calcext:value-type="string">
            <text:p>P5</text:p>
          </table:table-cell>
          <table:table-cell table:style-name="ce22" office:value-type="string" calcext:value-type="string">
            <text:p>T5</text:p>
          </table:table-cell>
          <table:table-cell office:value-type="float" office:value="60" calcext:value-type="float">
            <text:p>60</text:p>
          </table:table-cell>
          <table:table-cell office:value-type="float" office:value="994" calcext:value-type="float">
            <text:p>994</text:p>
          </table:table-cell>
          <table:table-cell table:formula="of:=VLOOKUP([.C663];[$Ткани.A:.F];3;0)" office:value-type="string" office:string-value="синий" calcext:value-type="string">
            <text:p>синий</text:p>
          </table:table-cell>
          <table:table-cell table:formula="of:=VLOOKUP([.C663];[$Ткани.A:.F];5;0)" office:value-type="string" office:string-value="хлопок" calcext:value-type="string">
            <text:p>хлопок</text:p>
          </table:table-cell>
          <table:table-cell table:formula="of:=VLOOKUP([.C663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63</text:p>
          </table:table-cell>
          <table:table-cell office:value-type="string" calcext:value-type="string">
            <text:p>P46</text:p>
          </table:table-cell>
          <table:table-cell table:style-name="ce22" office:value-type="string" calcext:value-type="string">
            <text:p>T28</text:p>
          </table:table-cell>
          <table:table-cell office:value-type="float" office:value="68" calcext:value-type="float">
            <text:p>68</text:p>
          </table:table-cell>
          <table:table-cell office:value-type="float" office:value="995" calcext:value-type="float">
            <text:p>995</text:p>
          </table:table-cell>
          <table:table-cell table:formula="of:=VLOOKUP([.C664];[$Ткани.A:.F];3;0)" office:value-type="string" office:string-value="белый" calcext:value-type="string">
            <text:p>белый</text:p>
          </table:table-cell>
          <table:table-cell table:formula="of:=VLOOKUP([.C664];[$Ткани.A:.F];5;0)" office:value-type="string" office:string-value="лён" calcext:value-type="string">
            <text:p>лён</text:p>
          </table:table-cell>
          <table:table-cell table:formula="of:=VLOOKUP([.C664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64</text:p>
          </table:table-cell>
          <table:table-cell office:value-type="string" calcext:value-type="string">
            <text:p>P52</text:p>
          </table:table-cell>
          <table:table-cell table:style-name="ce22" office:value-type="string" calcext:value-type="string">
            <text:p>T4</text:p>
          </table:table-cell>
          <table:table-cell office:value-type="float" office:value="3" calcext:value-type="float">
            <text:p>3</text:p>
          </table:table-cell>
          <table:table-cell office:value-type="float" office:value="995" calcext:value-type="float">
            <text:p>995</text:p>
          </table:table-cell>
          <table:table-cell table:formula="of:=VLOOKUP([.C665];[$Ткани.A:.F];3;0)" office:value-type="string" office:string-value="красный" calcext:value-type="string">
            <text:p>красный</text:p>
          </table:table-cell>
          <table:table-cell table:formula="of:=VLOOKUP([.C665];[$Ткани.A:.F];5;0)" office:value-type="string" office:string-value="хлопок" calcext:value-type="string">
            <text:p>хлопок</text:p>
          </table:table-cell>
          <table:table-cell table:formula="of:=VLOOKUP([.C665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65</text:p>
          </table:table-cell>
          <table:table-cell office:value-type="string" calcext:value-type="string">
            <text:p>P52</text:p>
          </table:table-cell>
          <table:table-cell table:style-name="ce22" office:value-type="string" calcext:value-type="string">
            <text:p>T34</text:p>
          </table:table-cell>
          <table:table-cell office:value-type="float" office:value="31" calcext:value-type="float">
            <text:p>31</text:p>
          </table:table-cell>
          <table:table-cell office:value-type="float" office:value="995" calcext:value-type="float">
            <text:p>995</text:p>
          </table:table-cell>
          <table:table-cell table:formula="of:=VLOOKUP([.C666];[$Ткани.A:.F];3;0)" office:value-type="string" office:string-value="красный" calcext:value-type="string">
            <text:p>красный</text:p>
          </table:table-cell>
          <table:table-cell table:formula="of:=VLOOKUP([.C666];[$Ткани.A:.F];5;0)" office:value-type="string" office:string-value="шёлк" calcext:value-type="string">
            <text:p>шёлк</text:p>
          </table:table-cell>
          <table:table-cell table:formula="of:=VLOOKUP([.C666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66</text:p>
          </table:table-cell>
          <table:table-cell office:value-type="string" calcext:value-type="string">
            <text:p>P33</text:p>
          </table:table-cell>
          <table:table-cell table:style-name="ce22" office:value-type="string" calcext:value-type="string">
            <text:p>T31</text:p>
          </table:table-cell>
          <table:table-cell office:value-type="float" office:value="13" calcext:value-type="float">
            <text:p>13</text:p>
          </table:table-cell>
          <table:table-cell office:value-type="float" office:value="996" calcext:value-type="float">
            <text:p>996</text:p>
          </table:table-cell>
          <table:table-cell table:formula="of:=VLOOKUP([.C667];[$Ткани.A:.F];3;0)" office:value-type="string" office:string-value="желтый" calcext:value-type="string">
            <text:p>желтый</text:p>
          </table:table-cell>
          <table:table-cell table:formula="of:=VLOOKUP([.C667];[$Ткани.A:.F];5;0)" office:value-type="string" office:string-value="лён" calcext:value-type="string">
            <text:p>лён</text:p>
          </table:table-cell>
          <table:table-cell table:formula="of:=VLOOKUP([.C667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67</text:p>
          </table:table-cell>
          <table:table-cell office:value-type="string" calcext:value-type="string">
            <text:p>P40</text:p>
          </table:table-cell>
          <table:table-cell table:style-name="ce22" office:value-type="string" calcext:value-type="string">
            <text:p>T26</text:p>
          </table:table-cell>
          <table:table-cell office:value-type="float" office:value="42" calcext:value-type="float">
            <text:p>42</text:p>
          </table:table-cell>
          <table:table-cell office:value-type="float" office:value="996" calcext:value-type="float">
            <text:p>996</text:p>
          </table:table-cell>
          <table:table-cell table:formula="of:=VLOOKUP([.C668];[$Ткани.A:.F];3;0)" office:value-type="string" office:string-value="красный" calcext:value-type="string">
            <text:p>красный</text:p>
          </table:table-cell>
          <table:table-cell table:formula="of:=VLOOKUP([.C668];[$Ткани.A:.F];5;0)" office:value-type="string" office:string-value="шёлк" calcext:value-type="string">
            <text:p>шёлк</text:p>
          </table:table-cell>
          <table:table-cell table:formula="of:=VLOOKUP([.C668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68</text:p>
          </table:table-cell>
          <table:table-cell office:value-type="string" calcext:value-type="string">
            <text:p>P54</text:p>
          </table:table-cell>
          <table:table-cell table:style-name="ce22" office:value-type="string" calcext:value-type="string">
            <text:p>T39</text:p>
          </table:table-cell>
          <table:table-cell office:value-type="float" office:value="49" calcext:value-type="float">
            <text:p>49</text:p>
          </table:table-cell>
          <table:table-cell office:value-type="float" office:value="996" calcext:value-type="float">
            <text:p>996</text:p>
          </table:table-cell>
          <table:table-cell table:formula="of:=VLOOKUP([.C669];[$Ткани.A:.F];3;0)" office:value-type="string" office:string-value="красный" calcext:value-type="string">
            <text:p>красный</text:p>
          </table:table-cell>
          <table:table-cell table:formula="of:=VLOOKUP([.C669];[$Ткани.A:.F];5;0)" office:value-type="string" office:string-value="хлопок" calcext:value-type="string">
            <text:p>хлопок</text:p>
          </table:table-cell>
          <table:table-cell table:formula="of:=VLOOKUP([.C669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69</text:p>
          </table:table-cell>
          <table:table-cell office:value-type="string" calcext:value-type="string">
            <text:p>P21</text:p>
          </table:table-cell>
          <table:table-cell table:style-name="ce22" office:value-type="string" calcext:value-type="string">
            <text:p>T42</text:p>
          </table:table-cell>
          <table:table-cell office:value-type="float" office:value="40" calcext:value-type="float">
            <text:p>40</text:p>
          </table:table-cell>
          <table:table-cell office:value-type="float" office:value="997" calcext:value-type="float">
            <text:p>997</text:p>
          </table:table-cell>
          <table:table-cell table:formula="of:=VLOOKUP([.C670];[$Ткани.A:.F];3;0)" office:value-type="string" office:string-value="красный" calcext:value-type="string">
            <text:p>красный</text:p>
          </table:table-cell>
          <table:table-cell table:formula="of:=VLOOKUP([.C670];[$Ткани.A:.F];5;0)" office:value-type="string" office:string-value="хлопок" calcext:value-type="string">
            <text:p>хлопок</text:p>
          </table:table-cell>
          <table:table-cell table:formula="of:=VLOOKUP([.C670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70</text:p>
          </table:table-cell>
          <table:table-cell office:value-type="string" calcext:value-type="string">
            <text:p>P47</text:p>
          </table:table-cell>
          <table:table-cell table:style-name="ce22" office:value-type="string" calcext:value-type="string">
            <text:p>T11</text:p>
          </table:table-cell>
          <table:table-cell office:value-type="float" office:value="51" calcext:value-type="float">
            <text:p>51</text:p>
          </table:table-cell>
          <table:table-cell office:value-type="float" office:value="998" calcext:value-type="float">
            <text:p>998</text:p>
          </table:table-cell>
          <table:table-cell table:formula="of:=VLOOKUP([.C671];[$Ткани.A:.F];3;0)" office:value-type="string" office:string-value="красный" calcext:value-type="string">
            <text:p>красный</text:p>
          </table:table-cell>
          <table:table-cell table:formula="of:=VLOOKUP([.C671];[$Ткани.A:.F];5;0)" office:value-type="string" office:string-value="хлопок" calcext:value-type="string">
            <text:p>хлопок</text:p>
          </table:table-cell>
          <table:table-cell table:formula="of:=VLOOKUP([.C671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71</text:p>
          </table:table-cell>
          <table:table-cell office:value-type="string" calcext:value-type="string">
            <text:p>P58</text:p>
          </table:table-cell>
          <table:table-cell table:style-name="ce22" office:value-type="string" calcext:value-type="string">
            <text:p>T29</text:p>
          </table:table-cell>
          <table:table-cell office:value-type="float" office:value="74" calcext:value-type="float">
            <text:p>74</text:p>
          </table:table-cell>
          <table:table-cell office:value-type="float" office:value="998" calcext:value-type="float">
            <text:p>998</text:p>
          </table:table-cell>
          <table:table-cell table:formula="of:=VLOOKUP([.C672];[$Ткани.A:.F];3;0)" office:value-type="string" office:string-value="зеленый" calcext:value-type="string">
            <text:p>зеленый</text:p>
          </table:table-cell>
          <table:table-cell table:formula="of:=VLOOKUP([.C672];[$Ткани.A:.F];5;0)" office:value-type="string" office:string-value="лён" calcext:value-type="string">
            <text:p>лён</text:p>
          </table:table-cell>
          <table:table-cell table:formula="of:=VLOOKUP([.C672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72</text:p>
          </table:table-cell>
          <table:table-cell office:value-type="string" calcext:value-type="string">
            <text:p>P12</text:p>
          </table:table-cell>
          <table:table-cell table:style-name="ce22" office:value-type="string" calcext:value-type="string">
            <text:p>T13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VLOOKUP([.C673];[$Ткани.A:.F];3;0)" office:value-type="string" office:string-value="красный" calcext:value-type="string">
            <text:p>красный</text:p>
          </table:table-cell>
          <table:table-cell table:formula="of:=VLOOKUP([.C673];[$Ткани.A:.F];5;0)" office:value-type="string" office:string-value="хлопок" calcext:value-type="string">
            <text:p>хлопок</text:p>
          </table:table-cell>
          <table:table-cell table:formula="of:=VLOOKUP([.C673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73</text:p>
          </table:table-cell>
          <table:table-cell office:value-type="string" calcext:value-type="string">
            <text:p>P49</text:p>
          </table:table-cell>
          <table:table-cell table:style-name="ce22" office:value-type="string" calcext:value-type="string">
            <text:p>T5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VLOOKUP([.C674];[$Ткани.A:.F];3;0)" office:value-type="string" office:string-value="синий" calcext:value-type="string">
            <text:p>синий</text:p>
          </table:table-cell>
          <table:table-cell table:formula="of:=VLOOKUP([.C674];[$Ткани.A:.F];5;0)" office:value-type="string" office:string-value="хлопок" calcext:value-type="string">
            <text:p>хлопок</text:p>
          </table:table-cell>
          <table:table-cell table:formula="of:=VLOOKUP([.C674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74</text:p>
          </table:table-cell>
          <table:table-cell office:value-type="string" calcext:value-type="string">
            <text:p>P6</text:p>
          </table:table-cell>
          <table:table-cell table:style-name="ce22" office:value-type="string" calcext:value-type="string">
            <text:p>T6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table:formula="of:=VLOOKUP([.C675];[$Ткани.A:.F];3;0)" office:value-type="string" office:string-value="черный" calcext:value-type="string">
            <text:p>черный</text:p>
          </table:table-cell>
          <table:table-cell table:formula="of:=VLOOKUP([.C675];[$Ткани.A:.F];5;0)" office:value-type="string" office:string-value="хлопок" calcext:value-type="string">
            <text:p>хлопок</text:p>
          </table:table-cell>
          <table:table-cell table:formula="of:=VLOOKUP([.C675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75</text:p>
          </table:table-cell>
          <table:table-cell office:value-type="string" calcext:value-type="string">
            <text:p>P38</text:p>
          </table:table-cell>
          <table:table-cell table:style-name="ce22" office:value-type="string" calcext:value-type="string">
            <text:p>T26</text:p>
          </table:table-cell>
          <table:table-cell office:value-type="float" office:value="59" calcext:value-type="float">
            <text:p>59</text:p>
          </table:table-cell>
          <table:table-cell office:value-type="float" office:value="1001" calcext:value-type="float">
            <text:p>1001</text:p>
          </table:table-cell>
          <table:table-cell table:formula="of:=VLOOKUP([.C676];[$Ткани.A:.F];3;0)" office:value-type="string" office:string-value="красный" calcext:value-type="string">
            <text:p>красный</text:p>
          </table:table-cell>
          <table:table-cell table:formula="of:=VLOOKUP([.C676];[$Ткани.A:.F];5;0)" office:value-type="string" office:string-value="шёлк" calcext:value-type="string">
            <text:p>шёлк</text:p>
          </table:table-cell>
          <table:table-cell table:formula="of:=VLOOKUP([.C676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76</text:p>
          </table:table-cell>
          <table:table-cell office:value-type="string" calcext:value-type="string">
            <text:p>P41</text:p>
          </table:table-cell>
          <table:table-cell table:style-name="ce22" office:value-type="string" calcext:value-type="string">
            <text:p>T11</text:p>
          </table:table-cell>
          <table:table-cell office:value-type="float" office:value="102" calcext:value-type="float">
            <text:p>102</text:p>
          </table:table-cell>
          <table:table-cell office:value-type="float" office:value="1001" calcext:value-type="float">
            <text:p>1001</text:p>
          </table:table-cell>
          <table:table-cell table:formula="of:=VLOOKUP([.C677];[$Ткани.A:.F];3;0)" office:value-type="string" office:string-value="красный" calcext:value-type="string">
            <text:p>красный</text:p>
          </table:table-cell>
          <table:table-cell table:formula="of:=VLOOKUP([.C677];[$Ткани.A:.F];5;0)" office:value-type="string" office:string-value="хлопок" calcext:value-type="string">
            <text:p>хлопок</text:p>
          </table:table-cell>
          <table:table-cell table:formula="of:=VLOOKUP([.C677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77</text:p>
          </table:table-cell>
          <table:table-cell office:value-type="string" calcext:value-type="string">
            <text:p>P60</text:p>
          </table:table-cell>
          <table:table-cell table:style-name="ce22" office:value-type="string" calcext:value-type="string">
            <text:p>T18</text:p>
          </table:table-cell>
          <table:table-cell office:value-type="float" office:value="89" calcext:value-type="float">
            <text:p>89</text:p>
          </table:table-cell>
          <table:table-cell office:value-type="float" office:value="1001" calcext:value-type="float">
            <text:p>1001</text:p>
          </table:table-cell>
          <table:table-cell table:formula="of:=VLOOKUP([.C678];[$Ткани.A:.F];3;0)" office:value-type="string" office:string-value="белый" calcext:value-type="string">
            <text:p>белый</text:p>
          </table:table-cell>
          <table:table-cell table:formula="of:=VLOOKUP([.C678];[$Ткани.A:.F];5;0)" office:value-type="string" office:string-value="хлопок" calcext:value-type="string">
            <text:p>хлопок</text:p>
          </table:table-cell>
          <table:table-cell table:formula="of:=VLOOKUP([.C678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78</text:p>
          </table:table-cell>
          <table:table-cell office:value-type="string" calcext:value-type="string">
            <text:p>P17</text:p>
          </table:table-cell>
          <table:table-cell table:style-name="ce22" office:value-type="string" calcext:value-type="string">
            <text:p>T12</text:p>
          </table:table-cell>
          <table:table-cell office:value-type="float" office:value="22" calcext:value-type="float">
            <text:p>22</text:p>
          </table:table-cell>
          <table:table-cell office:value-type="float" office:value="1002" calcext:value-type="float">
            <text:p>1002</text:p>
          </table:table-cell>
          <table:table-cell table:formula="of:=VLOOKUP([.C679];[$Ткани.A:.F];3;0)" office:value-type="string" office:string-value="желтый" calcext:value-type="string">
            <text:p>желтый</text:p>
          </table:table-cell>
          <table:table-cell table:formula="of:=VLOOKUP([.C679];[$Ткани.A:.F];5;0)" office:value-type="string" office:string-value="хлопок" calcext:value-type="string">
            <text:p>хлопок</text:p>
          </table:table-cell>
          <table:table-cell table:formula="of:=VLOOKUP([.C679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79</text:p>
          </table:table-cell>
          <table:table-cell office:value-type="string" calcext:value-type="string">
            <text:p>P44</text:p>
          </table:table-cell>
          <table:table-cell table:style-name="ce22" office:value-type="string" calcext:value-type="string">
            <text:p>T36</text:p>
          </table:table-cell>
          <table:table-cell office:value-type="float" office:value="15" calcext:value-type="float">
            <text:p>15</text:p>
          </table:table-cell>
          <table:table-cell office:value-type="float" office:value="1002" calcext:value-type="float">
            <text:p>1002</text:p>
          </table:table-cell>
          <table:table-cell table:formula="of:=VLOOKUP([.C680];[$Ткани.A:.F];3;0)" office:value-type="string" office:string-value="желтый" calcext:value-type="string">
            <text:p>желтый</text:p>
          </table:table-cell>
          <table:table-cell table:formula="of:=VLOOKUP([.C680];[$Ткани.A:.F];5;0)" office:value-type="string" office:string-value="хлопок" calcext:value-type="string">
            <text:p>хлопок</text:p>
          </table:table-cell>
          <table:table-cell table:formula="of:=VLOOKUP([.C680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80</text:p>
          </table:table-cell>
          <table:table-cell office:value-type="string" calcext:value-type="string">
            <text:p>P53</text:p>
          </table:table-cell>
          <table:table-cell table:style-name="ce22" office:value-type="string" calcext:value-type="string">
            <text:p>T1</text:p>
          </table:table-cell>
          <table:table-cell office:value-type="float" office:value="67" calcext:value-type="float">
            <text:p>67</text:p>
          </table:table-cell>
          <table:table-cell office:value-type="float" office:value="1002" calcext:value-type="float">
            <text:p>1002</text:p>
          </table:table-cell>
          <table:table-cell table:formula="of:=VLOOKUP([.C681];[$Ткани.A:.F];3;0)" office:value-type="string" office:string-value="красный" calcext:value-type="string">
            <text:p>красный</text:p>
          </table:table-cell>
          <table:table-cell table:formula="of:=VLOOKUP([.C681];[$Ткани.A:.F];5;0)" office:value-type="string" office:string-value="шёлк" calcext:value-type="string">
            <text:p>шёлк</text:p>
          </table:table-cell>
          <table:table-cell table:formula="of:=VLOOKUP([.C681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81</text:p>
          </table:table-cell>
          <table:table-cell office:value-type="string" calcext:value-type="string">
            <text:p>P58</text:p>
          </table:table-cell>
          <table:table-cell table:style-name="ce22" office:value-type="string" calcext:value-type="string">
            <text:p>T17</text:p>
          </table:table-cell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formula="of:=VLOOKUP([.C682];[$Ткани.A:.F];3;0)" office:value-type="string" office:string-value="зеленый" calcext:value-type="string">
            <text:p>зеленый</text:p>
          </table:table-cell>
          <table:table-cell table:formula="of:=VLOOKUP([.C682];[$Ткани.A:.F];5;0)" office:value-type="string" office:string-value="хлопок" calcext:value-type="string">
            <text:p>хлопок</text:p>
          </table:table-cell>
          <table:table-cell table:formula="of:=VLOOKUP([.C682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82</text:p>
          </table:table-cell>
          <table:table-cell office:value-type="string" calcext:value-type="string">
            <text:p>P50</text:p>
          </table:table-cell>
          <table:table-cell table:style-name="ce22" office:value-type="string" calcext:value-type="string">
            <text:p>T44</text:p>
          </table:table-cell>
          <table:table-cell office:value-type="float" office:value="26" calcext:value-type="float">
            <text:p>26</text:p>
          </table:table-cell>
          <table:table-cell office:value-type="float" office:value="1006" calcext:value-type="float">
            <text:p>1006</text:p>
          </table:table-cell>
          <table:table-cell table:formula="of:=VLOOKUP([.C683];[$Ткани.A:.F];3;0)" office:value-type="string" office:string-value="коричневый" calcext:value-type="string">
            <text:p>коричневый</text:p>
          </table:table-cell>
          <table:table-cell table:formula="of:=VLOOKUP([.C683];[$Ткани.A:.F];5;0)" office:value-type="string" office:string-value="хлопок" calcext:value-type="string">
            <text:p>хлопок</text:p>
          </table:table-cell>
          <table:table-cell table:formula="of:=VLOOKUP([.C683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83</text:p>
          </table:table-cell>
          <table:table-cell office:value-type="string" calcext:value-type="string">
            <text:p>P57</text:p>
          </table:table-cell>
          <table:table-cell table:style-name="ce22" office:value-type="string" calcext:value-type="string">
            <text:p>T13</text:p>
          </table:table-cell>
          <table:table-cell office:value-type="float" office:value="23" calcext:value-type="float">
            <text:p>23</text:p>
          </table:table-cell>
          <table:table-cell office:value-type="float" office:value="1007" calcext:value-type="float">
            <text:p>1007</text:p>
          </table:table-cell>
          <table:table-cell table:formula="of:=VLOOKUP([.C684];[$Ткани.A:.F];3;0)" office:value-type="string" office:string-value="красный" calcext:value-type="string">
            <text:p>красный</text:p>
          </table:table-cell>
          <table:table-cell table:formula="of:=VLOOKUP([.C684];[$Ткани.A:.F];5;0)" office:value-type="string" office:string-value="хлопок" calcext:value-type="string">
            <text:p>хлопок</text:p>
          </table:table-cell>
          <table:table-cell table:formula="of:=VLOOKUP([.C684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84</text:p>
          </table:table-cell>
          <table:table-cell office:value-type="string" calcext:value-type="string">
            <text:p>P21</text:p>
          </table:table-cell>
          <table:table-cell table:style-name="ce22" office:value-type="string" calcext:value-type="string">
            <text:p>T32</text:p>
          </table:table-cell>
          <table:table-cell office:value-type="float" office:value="108" calcext:value-type="float">
            <text:p>108</text:p>
          </table:table-cell>
          <table:table-cell office:value-type="float" office:value="1008" calcext:value-type="float">
            <text:p>1008</text:p>
          </table:table-cell>
          <table:table-cell table:formula="of:=VLOOKUP([.C685];[$Ткани.A:.F];3;0)" office:value-type="string" office:string-value="красный" calcext:value-type="string">
            <text:p>красный</text:p>
          </table:table-cell>
          <table:table-cell table:formula="of:=VLOOKUP([.C685];[$Ткани.A:.F];5;0)" office:value-type="string" office:string-value="лён" calcext:value-type="string">
            <text:p>лён</text:p>
          </table:table-cell>
          <table:table-cell table:formula="of:=VLOOKUP([.C685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85</text:p>
          </table:table-cell>
          <table:table-cell office:value-type="string" calcext:value-type="string">
            <text:p>P22</text:p>
          </table:table-cell>
          <table:table-cell table:style-name="ce22" office:value-type="string" calcext:value-type="string">
            <text:p>T19</text:p>
          </table:table-cell>
          <table:table-cell office:value-type="float" office:value="93" calcext:value-type="float">
            <text:p>93</text:p>
          </table:table-cell>
          <table:table-cell office:value-type="float" office:value="1008" calcext:value-type="float">
            <text:p>1008</text:p>
          </table:table-cell>
          <table:table-cell table:formula="of:=VLOOKUP([.C686];[$Ткани.A:.F];3;0)" office:value-type="string" office:string-value="желтый" calcext:value-type="string">
            <text:p>желтый</text:p>
          </table:table-cell>
          <table:table-cell table:formula="of:=VLOOKUP([.C686];[$Ткани.A:.F];5;0)" office:value-type="string" office:string-value="шерсть" calcext:value-type="string">
            <text:p>шерсть</text:p>
          </table:table-cell>
          <table:table-cell table:formula="of:=VLOOKUP([.C686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86</text:p>
          </table:table-cell>
          <table:table-cell office:value-type="string" calcext:value-type="string">
            <text:p>P33</text:p>
          </table:table-cell>
          <table:table-cell table:style-name="ce22" office:value-type="string" calcext:value-type="string">
            <text:p>T27</text:p>
          </table:table-cell>
          <table:table-cell office:value-type="float" office:value="77" calcext:value-type="float">
            <text:p>77</text:p>
          </table:table-cell>
          <table:table-cell office:value-type="float" office:value="1008" calcext:value-type="float">
            <text:p>1008</text:p>
          </table:table-cell>
          <table:table-cell table:formula="of:=VLOOKUP([.C687];[$Ткани.A:.F];3;0)" office:value-type="string" office:string-value="желтый" calcext:value-type="string">
            <text:p>желтый</text:p>
          </table:table-cell>
          <table:table-cell table:formula="of:=VLOOKUP([.C687];[$Ткани.A:.F];5;0)" office:value-type="string" office:string-value="шёлк" calcext:value-type="string">
            <text:p>шёлк</text:p>
          </table:table-cell>
          <table:table-cell table:formula="of:=VLOOKUP([.C687];[$Ткани.A:.F];4;0)" office:value-type="float" office:value="230" calcext:value-type="float">
            <text:p>230</text:p>
          </table:table-cell>
          <table:table-cell table:formula="of:=VLOOKUP([.B687];[$Продукция.A:.E];2;0)" office:value-type="string" office:string-value="платье с запахом" calcext:value-type="string">
            <text:p>платье с запахом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87</text:p>
          </table:table-cell>
          <table:table-cell office:value-type="string" calcext:value-type="string">
            <text:p>P48</text:p>
          </table:table-cell>
          <table:table-cell table:style-name="ce22" office:value-type="string" calcext:value-type="string">
            <text:p>T32</text:p>
          </table:table-cell>
          <table:table-cell office:value-type="float" office:value="117" calcext:value-type="float">
            <text:p>117</text:p>
          </table:table-cell>
          <table:table-cell office:value-type="float" office:value="1008" calcext:value-type="float">
            <text:p>1008</text:p>
          </table:table-cell>
          <table:table-cell table:formula="of:=VLOOKUP([.C688];[$Ткани.A:.F];3;0)" office:value-type="string" office:string-value="красный" calcext:value-type="string">
            <text:p>красный</text:p>
          </table:table-cell>
          <table:table-cell table:formula="of:=VLOOKUP([.C688];[$Ткани.A:.F];5;0)" office:value-type="string" office:string-value="лён" calcext:value-type="string">
            <text:p>лён</text:p>
          </table:table-cell>
          <table:table-cell table:formula="of:=VLOOKUP([.C688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88</text:p>
          </table:table-cell>
          <table:table-cell office:value-type="string" calcext:value-type="string">
            <text:p>P15</text:p>
          </table:table-cell>
          <table:table-cell table:style-name="ce22" office:value-type="string" calcext:value-type="string">
            <text:p>T43</text:p>
          </table:table-cell>
          <table:table-cell office:value-type="float" office:value="80" calcext:value-type="float">
            <text:p>80</text:p>
          </table:table-cell>
          <table:table-cell office:value-type="float" office:value="1009" calcext:value-type="float">
            <text:p>1009</text:p>
          </table:table-cell>
          <table:table-cell table:formula="of:=VLOOKUP([.C689];[$Ткани.A:.F];3;0)" office:value-type="string" office:string-value="белый" calcext:value-type="string">
            <text:p>белый</text:p>
          </table:table-cell>
          <table:table-cell table:formula="of:=VLOOKUP([.C689];[$Ткани.A:.F];5;0)" office:value-type="string" office:string-value="хлопок" calcext:value-type="string">
            <text:p>хлопок</text:p>
          </table:table-cell>
          <table:table-cell table:formula="of:=VLOOKUP([.C689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89</text:p>
          </table:table-cell>
          <table:table-cell office:value-type="string" calcext:value-type="string">
            <text:p>P47</text:p>
          </table:table-cell>
          <table:table-cell table:style-name="ce22" office:value-type="string" calcext:value-type="string">
            <text:p>T13</text:p>
          </table:table-cell>
          <table:table-cell office:value-type="float" office:value="2" calcext:value-type="float">
            <text:p>2</text:p>
          </table:table-cell>
          <table:table-cell office:value-type="float" office:value="1009" calcext:value-type="float">
            <text:p>1009</text:p>
          </table:table-cell>
          <table:table-cell table:formula="of:=VLOOKUP([.C690];[$Ткани.A:.F];3;0)" office:value-type="string" office:string-value="красный" calcext:value-type="string">
            <text:p>красный</text:p>
          </table:table-cell>
          <table:table-cell table:formula="of:=VLOOKUP([.C690];[$Ткани.A:.F];5;0)" office:value-type="string" office:string-value="хлопок" calcext:value-type="string">
            <text:p>хлопок</text:p>
          </table:table-cell>
          <table:table-cell table:formula="of:=VLOOKUP([.C690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90</text:p>
          </table:table-cell>
          <table:table-cell office:value-type="string" calcext:value-type="string">
            <text:p>P13</text:p>
          </table:table-cell>
          <table:table-cell table:style-name="ce22" office:value-type="string" calcext:value-type="string">
            <text:p>T28</text:p>
          </table:table-cell>
          <table:table-cell office:value-type="float" office:value="73" calcext:value-type="float">
            <text:p>73</text:p>
          </table:table-cell>
          <table:table-cell office:value-type="float" office:value="1010" calcext:value-type="float">
            <text:p>1010</text:p>
          </table:table-cell>
          <table:table-cell table:formula="of:=VLOOKUP([.C691];[$Ткани.A:.F];3;0)" office:value-type="string" office:string-value="белый" calcext:value-type="string">
            <text:p>белый</text:p>
          </table:table-cell>
          <table:table-cell table:formula="of:=VLOOKUP([.C691];[$Ткани.A:.F];5;0)" office:value-type="string" office:string-value="лён" calcext:value-type="string">
            <text:p>лён</text:p>
          </table:table-cell>
          <table:table-cell table:formula="of:=VLOOKUP([.C691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91</text:p>
          </table:table-cell>
          <table:table-cell office:value-type="string" calcext:value-type="string">
            <text:p>P38</text:p>
          </table:table-cell>
          <table:table-cell table:style-name="ce22" office:value-type="string" calcext:value-type="string">
            <text:p>T12</text:p>
          </table:table-cell>
          <table:table-cell office:value-type="float" office:value="80" calcext:value-type="float">
            <text:p>80</text:p>
          </table:table-cell>
          <table:table-cell office:value-type="float" office:value="1010" calcext:value-type="float">
            <text:p>1010</text:p>
          </table:table-cell>
          <table:table-cell table:formula="of:=VLOOKUP([.C692];[$Ткани.A:.F];3;0)" office:value-type="string" office:string-value="желтый" calcext:value-type="string">
            <text:p>желтый</text:p>
          </table:table-cell>
          <table:table-cell table:formula="of:=VLOOKUP([.C692];[$Ткани.A:.F];5;0)" office:value-type="string" office:string-value="хлопок" calcext:value-type="string">
            <text:p>хлопок</text:p>
          </table:table-cell>
          <table:table-cell table:formula="of:=VLOOKUP([.C692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92</text:p>
          </table:table-cell>
          <table:table-cell office:value-type="string" calcext:value-type="string">
            <text:p>P13</text:p>
          </table:table-cell>
          <table:table-cell table:style-name="ce22" office:value-type="string" calcext:value-type="string">
            <text:p>T24</text:p>
          </table:table-cell>
          <table:table-cell office:value-type="float" office:value="59" calcext:value-type="float">
            <text:p>59</text:p>
          </table:table-cell>
          <table:table-cell office:value-type="float" office:value="1011" calcext:value-type="float">
            <text:p>1011</text:p>
          </table:table-cell>
          <table:table-cell table:formula="of:=VLOOKUP([.C693];[$Ткани.A:.F];3;0)" office:value-type="string" office:string-value="зеленый" calcext:value-type="string">
            <text:p>зеленый</text:p>
          </table:table-cell>
          <table:table-cell table:formula="of:=VLOOKUP([.C693];[$Ткани.A:.F];5;0)" office:value-type="string" office:string-value="шёлк" calcext:value-type="string">
            <text:p>шёлк</text:p>
          </table:table-cell>
          <table:table-cell table:formula="of:=VLOOKUP([.C693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93</text:p>
          </table:table-cell>
          <table:table-cell office:value-type="string" calcext:value-type="string">
            <text:p>P38</text:p>
          </table:table-cell>
          <table:table-cell table:style-name="ce22" office:value-type="string" calcext:value-type="string">
            <text:p>T10</text:p>
          </table:table-cell>
          <table:table-cell office:value-type="float" office:value="62" calcext:value-type="float">
            <text:p>62</text:p>
          </table:table-cell>
          <table:table-cell office:value-type="float" office:value="1011" calcext:value-type="float">
            <text:p>1011</text:p>
          </table:table-cell>
          <table:table-cell table:formula="of:=VLOOKUP([.C694];[$Ткани.A:.F];3;0)" office:value-type="string" office:string-value="белый" calcext:value-type="string">
            <text:p>белый</text:p>
          </table:table-cell>
          <table:table-cell table:formula="of:=VLOOKUP([.C694];[$Ткани.A:.F];5;0)" office:value-type="string" office:string-value="хлопок" calcext:value-type="string">
            <text:p>хлопок</text:p>
          </table:table-cell>
          <table:table-cell table:formula="of:=VLOOKUP([.C694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94</text:p>
          </table:table-cell>
          <table:table-cell office:value-type="string" calcext:value-type="string">
            <text:p>P45</text:p>
          </table:table-cell>
          <table:table-cell table:style-name="ce22" office:value-type="string" calcext:value-type="string">
            <text:p>T35</text:p>
          </table:table-cell>
          <table:table-cell office:value-type="float" office:value="25" calcext:value-type="float">
            <text:p>25</text:p>
          </table:table-cell>
          <table:table-cell office:value-type="float" office:value="1011" calcext:value-type="float">
            <text:p>1011</text:p>
          </table:table-cell>
          <table:table-cell table:formula="of:=VLOOKUP([.C695];[$Ткани.A:.F];3;0)" office:value-type="string" office:string-value="зеленый" calcext:value-type="string">
            <text:p>зеленый</text:p>
          </table:table-cell>
          <table:table-cell table:formula="of:=VLOOKUP([.C695];[$Ткани.A:.F];5;0)" office:value-type="string" office:string-value="шёлк" calcext:value-type="string">
            <text:p>шёлк</text:p>
          </table:table-cell>
          <table:table-cell table:formula="of:=VLOOKUP([.C695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95</text:p>
          </table:table-cell>
          <table:table-cell office:value-type="string" calcext:value-type="string">
            <text:p>P48</text:p>
          </table:table-cell>
          <table:table-cell table:style-name="ce22" office:value-type="string" calcext:value-type="string">
            <text:p>T18</text:p>
          </table:table-cell>
          <table:table-cell office:value-type="float" office:value="113" calcext:value-type="float">
            <text:p>113</text:p>
          </table:table-cell>
          <table:table-cell office:value-type="float" office:value="1011" calcext:value-type="float">
            <text:p>1011</text:p>
          </table:table-cell>
          <table:table-cell table:formula="of:=VLOOKUP([.C696];[$Ткани.A:.F];3;0)" office:value-type="string" office:string-value="белый" calcext:value-type="string">
            <text:p>белый</text:p>
          </table:table-cell>
          <table:table-cell table:formula="of:=VLOOKUP([.C696];[$Ткани.A:.F];5;0)" office:value-type="string" office:string-value="хлопок" calcext:value-type="string">
            <text:p>хлопок</text:p>
          </table:table-cell>
          <table:table-cell table:formula="of:=VLOOKUP([.C696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96</text:p>
          </table:table-cell>
          <table:table-cell office:value-type="string" calcext:value-type="string">
            <text:p>P53</text:p>
          </table:table-cell>
          <table:table-cell table:style-name="ce22" office:value-type="string" calcext:value-type="string">
            <text:p>T25</text:p>
          </table:table-cell>
          <table:table-cell office:value-type="float" office:value="15" calcext:value-type="float">
            <text:p>15</text:p>
          </table:table-cell>
          <table:table-cell office:value-type="float" office:value="1011" calcext:value-type="float">
            <text:p>1011</text:p>
          </table:table-cell>
          <table:table-cell table:formula="of:=VLOOKUP([.C697];[$Ткани.A:.F];3;0)" office:value-type="string" office:string-value="синий" calcext:value-type="string">
            <text:p>синий</text:p>
          </table:table-cell>
          <table:table-cell table:formula="of:=VLOOKUP([.C697];[$Ткани.A:.F];5;0)" office:value-type="string" office:string-value="шёлк" calcext:value-type="string">
            <text:p>шёлк</text:p>
          </table:table-cell>
          <table:table-cell table:formula="of:=VLOOKUP([.C697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97</text:p>
          </table:table-cell>
          <table:table-cell office:value-type="string" calcext:value-type="string">
            <text:p>P54</text:p>
          </table:table-cell>
          <table:table-cell table:style-name="ce22" office:value-type="string" calcext:value-type="string">
            <text:p>T41</text:p>
          </table:table-cell>
          <table:table-cell office:value-type="float" office:value="84" calcext:value-type="float">
            <text:p>84</text:p>
          </table:table-cell>
          <table:table-cell office:value-type="float" office:value="1011" calcext:value-type="float">
            <text:p>1011</text:p>
          </table:table-cell>
          <table:table-cell table:formula="of:=VLOOKUP([.C698];[$Ткани.A:.F];3;0)" office:value-type="string" office:string-value="белый" calcext:value-type="string">
            <text:p>белый</text:p>
          </table:table-cell>
          <table:table-cell table:formula="of:=VLOOKUP([.C698];[$Ткани.A:.F];5;0)" office:value-type="string" office:string-value="хлопок" calcext:value-type="string">
            <text:p>хлопок</text:p>
          </table:table-cell>
          <table:table-cell table:formula="of:=VLOOKUP([.C698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98</text:p>
          </table:table-cell>
          <table:table-cell office:value-type="string" calcext:value-type="string">
            <text:p>P8</text:p>
          </table:table-cell>
          <table:table-cell table:style-name="ce22" office:value-type="string" calcext:value-type="string">
            <text:p>T22</text:p>
          </table:table-cell>
          <table:table-cell office:value-type="float" office:value="71" calcext:value-type="float">
            <text:p>71</text:p>
          </table:table-cell>
          <table:table-cell office:value-type="float" office:value="1011" calcext:value-type="float">
            <text:p>1011</text:p>
          </table:table-cell>
          <table:table-cell table:formula="of:=VLOOKUP([.C699];[$Ткани.A:.F];3;0)" office:value-type="string" office:string-value="синий" calcext:value-type="string">
            <text:p>синий</text:p>
          </table:table-cell>
          <table:table-cell table:formula="of:=VLOOKUP([.C699];[$Ткани.A:.F];5;0)" office:value-type="string" office:string-value="шёлк" calcext:value-type="string">
            <text:p>шёлк</text:p>
          </table:table-cell>
          <table:table-cell table:formula="of:=VLOOKUP([.C699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699</text:p>
          </table:table-cell>
          <table:table-cell office:value-type="string" calcext:value-type="string">
            <text:p>P15</text:p>
          </table:table-cell>
          <table:table-cell table:style-name="ce22" office:value-type="string" calcext:value-type="string">
            <text:p>T33</text:p>
          </table:table-cell>
          <table:table-cell office:value-type="float" office:value="20" calcext:value-type="float">
            <text:p>20</text:p>
          </table:table-cell>
          <table:table-cell office:value-type="float" office:value="1012" calcext:value-type="float">
            <text:p>1012</text:p>
          </table:table-cell>
          <table:table-cell table:formula="of:=VLOOKUP([.C700];[$Ткани.A:.F];3;0)" office:value-type="string" office:string-value="синий" calcext:value-type="string">
            <text:p>синий</text:p>
          </table:table-cell>
          <table:table-cell table:formula="of:=VLOOKUP([.C700];[$Ткани.A:.F];5;0)" office:value-type="string" office:string-value="шёлк" calcext:value-type="string">
            <text:p>шёлк</text:p>
          </table:table-cell>
          <table:table-cell table:formula="of:=VLOOKUP([.C700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00</text:p>
          </table:table-cell>
          <table:table-cell office:value-type="string" calcext:value-type="string">
            <text:p>P3</text:p>
          </table:table-cell>
          <table:table-cell table:style-name="ce22" office:value-type="string" calcext:value-type="string">
            <text:p>T3</text:p>
          </table:table-cell>
          <table:table-cell office:value-type="float" office:value="41" calcext:value-type="float">
            <text:p>41</text:p>
          </table:table-cell>
          <table:table-cell office:value-type="float" office:value="1012" calcext:value-type="float">
            <text:p>1012</text:p>
          </table:table-cell>
          <table:table-cell table:formula="of:=VLOOKUP([.C701];[$Ткани.A:.F];3;0)" office:value-type="string" office:string-value="синий" calcext:value-type="string">
            <text:p>синий</text:p>
          </table:table-cell>
          <table:table-cell table:formula="of:=VLOOKUP([.C701];[$Ткани.A:.F];5;0)" office:value-type="string" office:string-value="шёлк" calcext:value-type="string">
            <text:p>шёлк</text:p>
          </table:table-cell>
          <table:table-cell table:formula="of:=VLOOKUP([.C701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01</text:p>
          </table:table-cell>
          <table:table-cell office:value-type="string" calcext:value-type="string">
            <text:p>P3</text:p>
          </table:table-cell>
          <table:table-cell table:style-name="ce22" office:value-type="string" calcext:value-type="string">
            <text:p>T11</text:p>
          </table:table-cell>
          <table:table-cell office:value-type="float" office:value="9" calcext:value-type="float">
            <text:p>9</text:p>
          </table:table-cell>
          <table:table-cell office:value-type="float" office:value="1012" calcext:value-type="float">
            <text:p>1012</text:p>
          </table:table-cell>
          <table:table-cell table:formula="of:=VLOOKUP([.C702];[$Ткани.A:.F];3;0)" office:value-type="string" office:string-value="красный" calcext:value-type="string">
            <text:p>красный</text:p>
          </table:table-cell>
          <table:table-cell table:formula="of:=VLOOKUP([.C702];[$Ткани.A:.F];5;0)" office:value-type="string" office:string-value="хлопок" calcext:value-type="string">
            <text:p>хлопок</text:p>
          </table:table-cell>
          <table:table-cell table:formula="of:=VLOOKUP([.C702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02</text:p>
          </table:table-cell>
          <table:table-cell office:value-type="string" calcext:value-type="string">
            <text:p>P40</text:p>
          </table:table-cell>
          <table:table-cell table:style-name="ce22" office:value-type="string" calcext:value-type="string">
            <text:p>T18</text:p>
          </table:table-cell>
          <table:table-cell office:value-type="float" office:value="3" calcext:value-type="float">
            <text:p>3</text:p>
          </table:table-cell>
          <table:table-cell office:value-type="float" office:value="1013" calcext:value-type="float">
            <text:p>1013</text:p>
          </table:table-cell>
          <table:table-cell table:formula="of:=VLOOKUP([.C703];[$Ткани.A:.F];3;0)" office:value-type="string" office:string-value="белый" calcext:value-type="string">
            <text:p>белый</text:p>
          </table:table-cell>
          <table:table-cell table:formula="of:=VLOOKUP([.C703];[$Ткани.A:.F];5;0)" office:value-type="string" office:string-value="хлопок" calcext:value-type="string">
            <text:p>хлопок</text:p>
          </table:table-cell>
          <table:table-cell table:formula="of:=VLOOKUP([.C703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03</text:p>
          </table:table-cell>
          <table:table-cell office:value-type="string" calcext:value-type="string">
            <text:p>P7</text:p>
          </table:table-cell>
          <table:table-cell table:style-name="ce22" office:value-type="string" calcext:value-type="string">
            <text:p>T23</text:p>
          </table:table-cell>
          <table:table-cell office:value-type="float" office:value="107" calcext:value-type="float">
            <text:p>107</text:p>
          </table:table-cell>
          <table:table-cell office:value-type="float" office:value="1013" calcext:value-type="float">
            <text:p>1013</text:p>
          </table:table-cell>
          <table:table-cell table:formula="of:=VLOOKUP([.C704];[$Ткани.A:.F];3;0)" office:value-type="string" office:string-value="красный" calcext:value-type="string">
            <text:p>красный</text:p>
          </table:table-cell>
          <table:table-cell table:formula="of:=VLOOKUP([.C704];[$Ткани.A:.F];5;0)" office:value-type="string" office:string-value="шёлк" calcext:value-type="string">
            <text:p>шёлк</text:p>
          </table:table-cell>
          <table:table-cell table:formula="of:=VLOOKUP([.C704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04</text:p>
          </table:table-cell>
          <table:table-cell office:value-type="string" calcext:value-type="string">
            <text:p>P40</text:p>
          </table:table-cell>
          <table:table-cell table:style-name="ce22" office:value-type="string" calcext:value-type="string">
            <text:p>T28</text:p>
          </table:table-cell>
          <table:table-cell office:value-type="float" office:value="78" calcext:value-type="float">
            <text:p>78</text:p>
          </table:table-cell>
          <table:table-cell office:value-type="float" office:value="1014" calcext:value-type="float">
            <text:p>1014</text:p>
          </table:table-cell>
          <table:table-cell table:formula="of:=VLOOKUP([.C705];[$Ткани.A:.F];3;0)" office:value-type="string" office:string-value="белый" calcext:value-type="string">
            <text:p>белый</text:p>
          </table:table-cell>
          <table:table-cell table:formula="of:=VLOOKUP([.C705];[$Ткани.A:.F];5;0)" office:value-type="string" office:string-value="лён" calcext:value-type="string">
            <text:p>лён</text:p>
          </table:table-cell>
          <table:table-cell table:formula="of:=VLOOKUP([.C705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05</text:p>
          </table:table-cell>
          <table:table-cell office:value-type="string" calcext:value-type="string">
            <text:p>P5</text:p>
          </table:table-cell>
          <table:table-cell table:style-name="ce22" office:value-type="string" calcext:value-type="string">
            <text:p>T27</text:p>
          </table:table-cell>
          <table:table-cell office:value-type="float" office:value="32" calcext:value-type="float">
            <text:p>32</text:p>
          </table:table-cell>
          <table:table-cell office:value-type="float" office:value="1014" calcext:value-type="float">
            <text:p>1014</text:p>
          </table:table-cell>
          <table:table-cell table:formula="of:=VLOOKUP([.C706];[$Ткани.A:.F];3;0)" office:value-type="string" office:string-value="желтый" calcext:value-type="string">
            <text:p>желтый</text:p>
          </table:table-cell>
          <table:table-cell table:formula="of:=VLOOKUP([.C706];[$Ткани.A:.F];5;0)" office:value-type="string" office:string-value="шёлк" calcext:value-type="string">
            <text:p>шёлк</text:p>
          </table:table-cell>
          <table:table-cell table:formula="of:=VLOOKUP([.C706];[$Ткани.A:.F];4;0)" office:value-type="float" office:value="230" calcext:value-type="float">
            <text:p>230</text:p>
          </table:table-cell>
          <table:table-cell table:formula="of:=VLOOKUP([.B706];[$Продукция.A:.E];2;0)" office:value-type="string" office:string-value="бриджи" calcext:value-type="string">
            <text:p>бриджи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06</text:p>
          </table:table-cell>
          <table:table-cell office:value-type="string" calcext:value-type="string">
            <text:p>P15</text:p>
          </table:table-cell>
          <table:table-cell table:style-name="ce22" office:value-type="string" calcext:value-type="string">
            <text:p>T41</text:p>
          </table:table-cell>
          <table:table-cell office:value-type="float" office:value="99" calcext:value-type="float">
            <text:p>99</text:p>
          </table:table-cell>
          <table:table-cell office:value-type="float" office:value="1015" calcext:value-type="float">
            <text:p>1015</text:p>
          </table:table-cell>
          <table:table-cell table:formula="of:=VLOOKUP([.C707];[$Ткани.A:.F];3;0)" office:value-type="string" office:string-value="белый" calcext:value-type="string">
            <text:p>белый</text:p>
          </table:table-cell>
          <table:table-cell table:formula="of:=VLOOKUP([.C707];[$Ткани.A:.F];5;0)" office:value-type="string" office:string-value="хлопок" calcext:value-type="string">
            <text:p>хлопок</text:p>
          </table:table-cell>
          <table:table-cell table:formula="of:=VLOOKUP([.C707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07</text:p>
          </table:table-cell>
          <table:table-cell office:value-type="string" calcext:value-type="string">
            <text:p>P20</text:p>
          </table:table-cell>
          <table:table-cell table:style-name="ce22" office:value-type="string" calcext:value-type="string">
            <text:p>T19</text:p>
          </table:table-cell>
          <table:table-cell office:value-type="float" office:value="67" calcext:value-type="float">
            <text:p>67</text:p>
          </table:table-cell>
          <table:table-cell office:value-type="float" office:value="1015" calcext:value-type="float">
            <text:p>1015</text:p>
          </table:table-cell>
          <table:table-cell table:formula="of:=VLOOKUP([.C708];[$Ткани.A:.F];3;0)" office:value-type="string" office:string-value="желтый" calcext:value-type="string">
            <text:p>желтый</text:p>
          </table:table-cell>
          <table:table-cell table:formula="of:=VLOOKUP([.C708];[$Ткани.A:.F];5;0)" office:value-type="string" office:string-value="шерсть" calcext:value-type="string">
            <text:p>шерсть</text:p>
          </table:table-cell>
          <table:table-cell table:formula="of:=VLOOKUP([.C708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08</text:p>
          </table:table-cell>
          <table:table-cell office:value-type="string" calcext:value-type="string">
            <text:p>P5</text:p>
          </table:table-cell>
          <table:table-cell table:style-name="ce22" office:value-type="string" calcext:value-type="string">
            <text:p>T25</text:p>
          </table:table-cell>
          <table:table-cell office:value-type="float" office:value="34" calcext:value-type="float">
            <text:p>34</text:p>
          </table:table-cell>
          <table:table-cell office:value-type="float" office:value="1015" calcext:value-type="float">
            <text:p>1015</text:p>
          </table:table-cell>
          <table:table-cell table:formula="of:=VLOOKUP([.C709];[$Ткани.A:.F];3;0)" office:value-type="string" office:string-value="синий" calcext:value-type="string">
            <text:p>синий</text:p>
          </table:table-cell>
          <table:table-cell table:formula="of:=VLOOKUP([.C709];[$Ткани.A:.F];5;0)" office:value-type="string" office:string-value="шёлк" calcext:value-type="string">
            <text:p>шёлк</text:p>
          </table:table-cell>
          <table:table-cell table:formula="of:=VLOOKUP([.C709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09</text:p>
          </table:table-cell>
          <table:table-cell office:value-type="string" calcext:value-type="string">
            <text:p>P41</text:p>
          </table:table-cell>
          <table:table-cell table:style-name="ce22" office:value-type="string" calcext:value-type="string">
            <text:p>T7</text:p>
          </table:table-cell>
          <table:table-cell office:value-type="float" office:value="53" calcext:value-type="float">
            <text:p>53</text:p>
          </table:table-cell>
          <table:table-cell office:value-type="float" office:value="1016" calcext:value-type="float">
            <text:p>1016</text:p>
          </table:table-cell>
          <table:table-cell table:formula="of:=VLOOKUP([.C710];[$Ткани.A:.F];3;0)" office:value-type="string" office:string-value="белый" calcext:value-type="string">
            <text:p>белый</text:p>
          </table:table-cell>
          <table:table-cell table:formula="of:=VLOOKUP([.C710];[$Ткани.A:.F];5;0)" office:value-type="string" office:string-value="хлопок" calcext:value-type="string">
            <text:p>хлопок</text:p>
          </table:table-cell>
          <table:table-cell table:formula="of:=VLOOKUP([.C710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10</text:p>
          </table:table-cell>
          <table:table-cell office:value-type="string" calcext:value-type="string">
            <text:p>P50</text:p>
          </table:table-cell>
          <table:table-cell table:style-name="ce22" office:value-type="string" calcext:value-type="string">
            <text:p>T24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VLOOKUP([.C711];[$Ткани.A:.F];3;0)" office:value-type="string" office:string-value="зеленый" calcext:value-type="string">
            <text:p>зеленый</text:p>
          </table:table-cell>
          <table:table-cell table:formula="of:=VLOOKUP([.C711];[$Ткани.A:.F];5;0)" office:value-type="string" office:string-value="шёлк" calcext:value-type="string">
            <text:p>шёлк</text:p>
          </table:table-cell>
          <table:table-cell table:formula="of:=VLOOKUP([.C711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11</text:p>
          </table:table-cell>
          <table:table-cell office:value-type="string" calcext:value-type="string">
            <text:p>P50</text:p>
          </table:table-cell>
          <table:table-cell table:style-name="ce22" office:value-type="string" calcext:value-type="string">
            <text:p>T36</text:p>
          </table:table-cell>
          <table:table-cell office:value-type="float" office:value="76" calcext:value-type="float">
            <text:p>76</text:p>
          </table:table-cell>
          <table:table-cell office:value-type="float" office:value="1017" calcext:value-type="float">
            <text:p>1017</text:p>
          </table:table-cell>
          <table:table-cell table:formula="of:=VLOOKUP([.C712];[$Ткани.A:.F];3;0)" office:value-type="string" office:string-value="желтый" calcext:value-type="string">
            <text:p>желтый</text:p>
          </table:table-cell>
          <table:table-cell table:formula="of:=VLOOKUP([.C712];[$Ткани.A:.F];5;0)" office:value-type="string" office:string-value="хлопок" calcext:value-type="string">
            <text:p>хлопок</text:p>
          </table:table-cell>
          <table:table-cell table:formula="of:=VLOOKUP([.C712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12</text:p>
          </table:table-cell>
          <table:table-cell office:value-type="string" calcext:value-type="string">
            <text:p>P58</text:p>
          </table:table-cell>
          <table:table-cell table:style-name="ce22" office:value-type="string" calcext:value-type="string">
            <text:p>T43</text:p>
          </table:table-cell>
          <table:table-cell office:value-type="float" office:value="115" calcext:value-type="float">
            <text:p>115</text:p>
          </table:table-cell>
          <table:table-cell office:value-type="float" office:value="1017" calcext:value-type="float">
            <text:p>1017</text:p>
          </table:table-cell>
          <table:table-cell table:formula="of:=VLOOKUP([.C713];[$Ткани.A:.F];3;0)" office:value-type="string" office:string-value="белый" calcext:value-type="string">
            <text:p>белый</text:p>
          </table:table-cell>
          <table:table-cell table:formula="of:=VLOOKUP([.C713];[$Ткани.A:.F];5;0)" office:value-type="string" office:string-value="хлопок" calcext:value-type="string">
            <text:p>хлопок</text:p>
          </table:table-cell>
          <table:table-cell table:formula="of:=VLOOKUP([.C713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13</text:p>
          </table:table-cell>
          <table:table-cell office:value-type="string" calcext:value-type="string">
            <text:p>P49</text:p>
          </table:table-cell>
          <table:table-cell table:style-name="ce22" office:value-type="string" calcext:value-type="string">
            <text:p>T11</text:p>
          </table:table-cell>
          <table:table-cell office:value-type="float" office:value="57" calcext:value-type="float">
            <text:p>57</text:p>
          </table:table-cell>
          <table:table-cell office:value-type="float" office:value="1018" calcext:value-type="float">
            <text:p>1018</text:p>
          </table:table-cell>
          <table:table-cell table:formula="of:=VLOOKUP([.C714];[$Ткани.A:.F];3;0)" office:value-type="string" office:string-value="красный" calcext:value-type="string">
            <text:p>красный</text:p>
          </table:table-cell>
          <table:table-cell table:formula="of:=VLOOKUP([.C714];[$Ткани.A:.F];5;0)" office:value-type="string" office:string-value="хлопок" calcext:value-type="string">
            <text:p>хлопок</text:p>
          </table:table-cell>
          <table:table-cell table:formula="of:=VLOOKUP([.C714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14</text:p>
          </table:table-cell>
          <table:table-cell office:value-type="string" calcext:value-type="string">
            <text:p>P52</text:p>
          </table:table-cell>
          <table:table-cell table:style-name="ce22" office:value-type="string" calcext:value-type="string">
            <text:p>T6</text:p>
          </table:table-cell>
          <table:table-cell office:value-type="float" office:value="100" calcext:value-type="float">
            <text:p>100</text:p>
          </table:table-cell>
          <table:table-cell office:value-type="float" office:value="1018" calcext:value-type="float">
            <text:p>1018</text:p>
          </table:table-cell>
          <table:table-cell table:formula="of:=VLOOKUP([.C715];[$Ткани.A:.F];3;0)" office:value-type="string" office:string-value="черный" calcext:value-type="string">
            <text:p>черный</text:p>
          </table:table-cell>
          <table:table-cell table:formula="of:=VLOOKUP([.C715];[$Ткани.A:.F];5;0)" office:value-type="string" office:string-value="хлопок" calcext:value-type="string">
            <text:p>хлопок</text:p>
          </table:table-cell>
          <table:table-cell table:formula="of:=VLOOKUP([.C715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15</text:p>
          </table:table-cell>
          <table:table-cell office:value-type="string" calcext:value-type="string">
            <text:p>P41</text:p>
          </table:table-cell>
          <table:table-cell table:style-name="ce22" office:value-type="string" calcext:value-type="string">
            <text:p>T1</text:p>
          </table:table-cell>
          <table:table-cell office:value-type="float" office:value="81" calcext:value-type="float">
            <text:p>81</text:p>
          </table:table-cell>
          <table:table-cell office:value-type="float" office:value="1019" calcext:value-type="float">
            <text:p>1019</text:p>
          </table:table-cell>
          <table:table-cell table:formula="of:=VLOOKUP([.C716];[$Ткани.A:.F];3;0)" office:value-type="string" office:string-value="красный" calcext:value-type="string">
            <text:p>красный</text:p>
          </table:table-cell>
          <table:table-cell table:formula="of:=VLOOKUP([.C716];[$Ткани.A:.F];5;0)" office:value-type="string" office:string-value="шёлк" calcext:value-type="string">
            <text:p>шёлк</text:p>
          </table:table-cell>
          <table:table-cell table:formula="of:=VLOOKUP([.C716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16</text:p>
          </table:table-cell>
          <table:table-cell office:value-type="string" calcext:value-type="string">
            <text:p>P51</text:p>
          </table:table-cell>
          <table:table-cell table:style-name="ce22" office:value-type="string" calcext:value-type="string">
            <text:p>T1</text:p>
          </table:table-cell>
          <table:table-cell office:value-type="float" office:value="101" calcext:value-type="float">
            <text:p>101</text:p>
          </table:table-cell>
          <table:table-cell office:value-type="float" office:value="1019" calcext:value-type="float">
            <text:p>1019</text:p>
          </table:table-cell>
          <table:table-cell table:formula="of:=VLOOKUP([.C717];[$Ткани.A:.F];3;0)" office:value-type="string" office:string-value="красный" calcext:value-type="string">
            <text:p>красный</text:p>
          </table:table-cell>
          <table:table-cell table:formula="of:=VLOOKUP([.C717];[$Ткани.A:.F];5;0)" office:value-type="string" office:string-value="шёлк" calcext:value-type="string">
            <text:p>шёлк</text:p>
          </table:table-cell>
          <table:table-cell table:formula="of:=VLOOKUP([.C717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17</text:p>
          </table:table-cell>
          <table:table-cell office:value-type="string" calcext:value-type="string">
            <text:p>P13</text:p>
          </table:table-cell>
          <table:table-cell table:style-name="ce22" office:value-type="string" calcext:value-type="string">
            <text:p>T14</text:p>
          </table:table-cell>
          <table:table-cell office:value-type="float" office:value="63" calcext:value-type="float">
            <text:p>63</text:p>
          </table:table-cell>
          <table:table-cell office:value-type="float" office:value="1020" calcext:value-type="float">
            <text:p>1020</text:p>
          </table:table-cell>
          <table:table-cell table:formula="of:=VLOOKUP([.C718];[$Ткани.A:.F];3;0)" office:value-type="string" office:string-value="синий" calcext:value-type="string">
            <text:p>синий</text:p>
          </table:table-cell>
          <table:table-cell table:formula="of:=VLOOKUP([.C718];[$Ткани.A:.F];5;0)" office:value-type="string" office:string-value="хлопок" calcext:value-type="string">
            <text:p>хлопок</text:p>
          </table:table-cell>
          <table:table-cell table:formula="of:=VLOOKUP([.C718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18</text:p>
          </table:table-cell>
          <table:table-cell office:value-type="string" calcext:value-type="string">
            <text:p>P31</text:p>
          </table:table-cell>
          <table:table-cell table:style-name="ce22" office:value-type="string" calcext:value-type="string">
            <text:p>T36</text:p>
          </table:table-cell>
          <table:table-cell office:value-type="float" office:value="8" calcext:value-type="float">
            <text:p>8</text:p>
          </table:table-cell>
          <table:table-cell office:value-type="float" office:value="1020" calcext:value-type="float">
            <text:p>1020</text:p>
          </table:table-cell>
          <table:table-cell table:formula="of:=VLOOKUP([.C719];[$Ткани.A:.F];3;0)" office:value-type="string" office:string-value="желтый" calcext:value-type="string">
            <text:p>желтый</text:p>
          </table:table-cell>
          <table:table-cell table:formula="of:=VLOOKUP([.C719];[$Ткани.A:.F];5;0)" office:value-type="string" office:string-value="хлопок" calcext:value-type="string">
            <text:p>хлопок</text:p>
          </table:table-cell>
          <table:table-cell table:formula="of:=VLOOKUP([.C719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19</text:p>
          </table:table-cell>
          <table:table-cell office:value-type="string" calcext:value-type="string">
            <text:p>P48</text:p>
          </table:table-cell>
          <table:table-cell table:style-name="ce22" office:value-type="string" calcext:value-type="string">
            <text:p>T6</text:p>
          </table:table-cell>
          <table:table-cell office:value-type="float" office:value="77" calcext:value-type="float">
            <text:p>77</text:p>
          </table:table-cell>
          <table:table-cell office:value-type="float" office:value="1020" calcext:value-type="float">
            <text:p>1020</text:p>
          </table:table-cell>
          <table:table-cell table:formula="of:=VLOOKUP([.C720];[$Ткани.A:.F];3;0)" office:value-type="string" office:string-value="черный" calcext:value-type="string">
            <text:p>черный</text:p>
          </table:table-cell>
          <table:table-cell table:formula="of:=VLOOKUP([.C720];[$Ткани.A:.F];5;0)" office:value-type="string" office:string-value="хлопок" calcext:value-type="string">
            <text:p>хлопок</text:p>
          </table:table-cell>
          <table:table-cell table:formula="of:=VLOOKUP([.C720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20</text:p>
          </table:table-cell>
          <table:table-cell office:value-type="string" calcext:value-type="string">
            <text:p>P9</text:p>
          </table:table-cell>
          <table:table-cell table:style-name="ce22" office:value-type="string" calcext:value-type="string">
            <text:p>T15</text:p>
          </table:table-cell>
          <table:table-cell office:value-type="float" office:value="102" calcext:value-type="float">
            <text:p>102</text:p>
          </table:table-cell>
          <table:table-cell office:value-type="float" office:value="1022" calcext:value-type="float">
            <text:p>1022</text:p>
          </table:table-cell>
          <table:table-cell table:formula="of:=VLOOKUP([.C721];[$Ткани.A:.F];3;0)" office:value-type="string" office:string-value="черный" calcext:value-type="string">
            <text:p>черный</text:p>
          </table:table-cell>
          <table:table-cell table:formula="of:=VLOOKUP([.C721];[$Ткани.A:.F];5;0)" office:value-type="string" office:string-value="хлопок" calcext:value-type="string">
            <text:p>хлопок</text:p>
          </table:table-cell>
          <table:table-cell table:formula="of:=VLOOKUP([.C721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21</text:p>
          </table:table-cell>
          <table:table-cell office:value-type="string" calcext:value-type="string">
            <text:p>P45</text:p>
          </table:table-cell>
          <table:table-cell table:style-name="ce22" office:value-type="string" calcext:value-type="string">
            <text:p>T37</text:p>
          </table:table-cell>
          <table:table-cell office:value-type="float" office:value="70" calcext:value-type="float">
            <text:p>70</text:p>
          </table:table-cell>
          <table:table-cell office:value-type="float" office:value="1023" calcext:value-type="float">
            <text:p>1023</text:p>
          </table:table-cell>
          <table:table-cell table:formula="of:=VLOOKUP([.C722];[$Ткани.A:.F];3;0)" office:value-type="string" office:string-value="зеленый" calcext:value-type="string">
            <text:p>зеленый</text:p>
          </table:table-cell>
          <table:table-cell table:formula="of:=VLOOKUP([.C722];[$Ткани.A:.F];5;0)" office:value-type="string" office:string-value="хлопок" calcext:value-type="string">
            <text:p>хлопок</text:p>
          </table:table-cell>
          <table:table-cell table:formula="of:=VLOOKUP([.C722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22</text:p>
          </table:table-cell>
          <table:table-cell office:value-type="string" calcext:value-type="string">
            <text:p>P48</text:p>
          </table:table-cell>
          <table:table-cell table:style-name="ce22" office:value-type="string" calcext:value-type="string">
            <text:p>T24</text:p>
          </table:table-cell>
          <table:table-cell office:value-type="float" office:value="71" calcext:value-type="float">
            <text:p>71</text:p>
          </table:table-cell>
          <table:table-cell office:value-type="float" office:value="1023" calcext:value-type="float">
            <text:p>1023</text:p>
          </table:table-cell>
          <table:table-cell table:formula="of:=VLOOKUP([.C723];[$Ткани.A:.F];3;0)" office:value-type="string" office:string-value="зеленый" calcext:value-type="string">
            <text:p>зеленый</text:p>
          </table:table-cell>
          <table:table-cell table:formula="of:=VLOOKUP([.C723];[$Ткани.A:.F];5;0)" office:value-type="string" office:string-value="шёлк" calcext:value-type="string">
            <text:p>шёлк</text:p>
          </table:table-cell>
          <table:table-cell table:formula="of:=VLOOKUP([.C723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23</text:p>
          </table:table-cell>
          <table:table-cell office:value-type="string" calcext:value-type="string">
            <text:p>P9</text:p>
          </table:table-cell>
          <table:table-cell table:style-name="ce22" office:value-type="string" calcext:value-type="string">
            <text:p>T5</text:p>
          </table:table-cell>
          <table:table-cell office:value-type="float" office:value="11" calcext:value-type="float">
            <text:p>11</text:p>
          </table:table-cell>
          <table:table-cell office:value-type="float" office:value="1023" calcext:value-type="float">
            <text:p>1023</text:p>
          </table:table-cell>
          <table:table-cell table:formula="of:=VLOOKUP([.C724];[$Ткани.A:.F];3;0)" office:value-type="string" office:string-value="синий" calcext:value-type="string">
            <text:p>синий</text:p>
          </table:table-cell>
          <table:table-cell table:formula="of:=VLOOKUP([.C724];[$Ткани.A:.F];5;0)" office:value-type="string" office:string-value="хлопок" calcext:value-type="string">
            <text:p>хлопок</text:p>
          </table:table-cell>
          <table:table-cell table:formula="of:=VLOOKUP([.C724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24</text:p>
          </table:table-cell>
          <table:table-cell office:value-type="string" calcext:value-type="string">
            <text:p>P12</text:p>
          </table:table-cell>
          <table:table-cell table:style-name="ce22" office:value-type="string" calcext:value-type="string">
            <text:p>T33</text:p>
          </table:table-cell>
          <table:table-cell office:value-type="float" office:value="34" calcext:value-type="float">
            <text:p>34</text:p>
          </table:table-cell>
          <table:table-cell office:value-type="float" office:value="1024" calcext:value-type="float">
            <text:p>1024</text:p>
          </table:table-cell>
          <table:table-cell table:formula="of:=VLOOKUP([.C725];[$Ткани.A:.F];3;0)" office:value-type="string" office:string-value="синий" calcext:value-type="string">
            <text:p>синий</text:p>
          </table:table-cell>
          <table:table-cell table:formula="of:=VLOOKUP([.C725];[$Ткани.A:.F];5;0)" office:value-type="string" office:string-value="шёлк" calcext:value-type="string">
            <text:p>шёлк</text:p>
          </table:table-cell>
          <table:table-cell table:formula="of:=VLOOKUP([.C725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25</text:p>
          </table:table-cell>
          <table:table-cell office:value-type="string" calcext:value-type="string">
            <text:p>P3</text:p>
          </table:table-cell>
          <table:table-cell table:style-name="ce22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formula="of:=VLOOKUP([.C726];[$Ткани.A:.F];3;0)" office:value-type="string" office:string-value="красный" calcext:value-type="string">
            <text:p>красный</text:p>
          </table:table-cell>
          <table:table-cell table:formula="of:=VLOOKUP([.C726];[$Ткани.A:.F];5;0)" office:value-type="string" office:string-value="шёлк" calcext:value-type="string">
            <text:p>шёлк</text:p>
          </table:table-cell>
          <table:table-cell table:formula="of:=VLOOKUP([.C726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26</text:p>
          </table:table-cell>
          <table:table-cell office:value-type="string" calcext:value-type="string">
            <text:p>P33</text:p>
          </table:table-cell>
          <table:table-cell table:style-name="ce22" office:value-type="string" calcext:value-type="string">
            <text:p>T17</text:p>
          </table:table-cell>
          <table:table-cell office:value-type="float" office:value="66" calcext:value-type="float">
            <text:p>66</text:p>
          </table:table-cell>
          <table:table-cell office:value-type="float" office:value="1025" calcext:value-type="float">
            <text:p>1025</text:p>
          </table:table-cell>
          <table:table-cell table:formula="of:=VLOOKUP([.C727];[$Ткани.A:.F];3;0)" office:value-type="string" office:string-value="зеленый" calcext:value-type="string">
            <text:p>зеленый</text:p>
          </table:table-cell>
          <table:table-cell table:formula="of:=VLOOKUP([.C727];[$Ткани.A:.F];5;0)" office:value-type="string" office:string-value="хлопок" calcext:value-type="string">
            <text:p>хлопок</text:p>
          </table:table-cell>
          <table:table-cell table:formula="of:=VLOOKUP([.C727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27</text:p>
          </table:table-cell>
          <table:table-cell office:value-type="string" calcext:value-type="string">
            <text:p>P20</text:p>
          </table:table-cell>
          <table:table-cell table:style-name="ce22" office:value-type="string" calcext:value-type="string">
            <text:p>T43</text:p>
          </table:table-cell>
          <table:table-cell office:value-type="float" office:value="82" calcext:value-type="float">
            <text:p>82</text:p>
          </table:table-cell>
          <table:table-cell office:value-type="float" office:value="1027" calcext:value-type="float">
            <text:p>1027</text:p>
          </table:table-cell>
          <table:table-cell table:formula="of:=VLOOKUP([.C728];[$Ткани.A:.F];3;0)" office:value-type="string" office:string-value="белый" calcext:value-type="string">
            <text:p>белый</text:p>
          </table:table-cell>
          <table:table-cell table:formula="of:=VLOOKUP([.C728];[$Ткани.A:.F];5;0)" office:value-type="string" office:string-value="хлопок" calcext:value-type="string">
            <text:p>хлопок</text:p>
          </table:table-cell>
          <table:table-cell table:formula="of:=VLOOKUP([.C728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28</text:p>
          </table:table-cell>
          <table:table-cell office:value-type="string" calcext:value-type="string">
            <text:p>P44</text:p>
          </table:table-cell>
          <table:table-cell table:style-name="ce22" office:value-type="string" calcext:value-type="string">
            <text:p>T10</text:p>
          </table:table-cell>
          <table:table-cell office:value-type="float" office:value="62" calcext:value-type="float">
            <text:p>62</text:p>
          </table:table-cell>
          <table:table-cell office:value-type="float" office:value="1027" calcext:value-type="float">
            <text:p>1027</text:p>
          </table:table-cell>
          <table:table-cell table:formula="of:=VLOOKUP([.C729];[$Ткани.A:.F];3;0)" office:value-type="string" office:string-value="белый" calcext:value-type="string">
            <text:p>белый</text:p>
          </table:table-cell>
          <table:table-cell table:formula="of:=VLOOKUP([.C729];[$Ткани.A:.F];5;0)" office:value-type="string" office:string-value="хлопок" calcext:value-type="string">
            <text:p>хлопок</text:p>
          </table:table-cell>
          <table:table-cell table:formula="of:=VLOOKUP([.C729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>
          <table:table-cell office:value-type="string" calcext:value-type="string">
            <text:p>A729</text:p>
          </table:table-cell>
          <table:table-cell office:value-type="string" calcext:value-type="string">
            <text:p>P47</text:p>
          </table:table-cell>
          <table:table-cell table:style-name="ce22" office:value-type="string" calcext:value-type="string">
            <text:p>T27</text:p>
          </table:table-cell>
          <table:table-cell office:value-type="float" office:value="102" calcext:value-type="float">
            <text:p>102</text:p>
          </table:table-cell>
          <table:table-cell office:value-type="float" office:value="1027" calcext:value-type="float">
            <text:p>1027</text:p>
          </table:table-cell>
          <table:table-cell table:formula="of:=VLOOKUP([.C730];[$Ткани.A:.F];3;0)" office:value-type="string" office:string-value="желтый" calcext:value-type="string">
            <text:p>желтый</text:p>
          </table:table-cell>
          <table:table-cell table:formula="of:=VLOOKUP([.C730];[$Ткани.A:.F];5;0)" office:value-type="string" office:string-value="шёлк" calcext:value-type="string">
            <text:p>шёлк</text:p>
          </table:table-cell>
          <table:table-cell table:formula="of:=VLOOKUP([.C730];[$Ткани.A:.F];4;0)" office:value-type="float" office:value="230" calcext:value-type="float">
            <text:p>230</text:p>
          </table:table-cell>
          <table:table-cell table:formula="of:=VLOOKUP([.B730];[$Продукция.A:.E];2;0)" office:value-type="string" office:string-value="юбка с оборкой" calcext:value-type="string">
            <text:p>юбка с оборкой</text:p>
          </table:table-cell>
          <table:table-cell table:number-columns-repeated="2"/>
          <table:table-cell table:formula="of:=[.D730]*[.E730]" office:value-type="float" office:value="104754" calcext:value-type="float">
            <text:p>104754</text:p>
          </table:table-cell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30</text:p>
          </table:table-cell>
          <table:table-cell office:value-type="string" calcext:value-type="string">
            <text:p>P38</text:p>
          </table:table-cell>
          <table:table-cell table:style-name="ce22" office:value-type="string" calcext:value-type="string">
            <text:p>T42</text:p>
          </table:table-cell>
          <table:table-cell office:value-type="float" office:value="102" calcext:value-type="float">
            <text:p>102</text:p>
          </table:table-cell>
          <table:table-cell office:value-type="float" office:value="1028" calcext:value-type="float">
            <text:p>1028</text:p>
          </table:table-cell>
          <table:table-cell table:formula="of:=VLOOKUP([.C731];[$Ткани.A:.F];3;0)" office:value-type="string" office:string-value="красный" calcext:value-type="string">
            <text:p>красный</text:p>
          </table:table-cell>
          <table:table-cell table:formula="of:=VLOOKUP([.C731];[$Ткани.A:.F];5;0)" office:value-type="string" office:string-value="хлопок" calcext:value-type="string">
            <text:p>хлопок</text:p>
          </table:table-cell>
          <table:table-cell table:formula="of:=VLOOKUP([.C731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31</text:p>
          </table:table-cell>
          <table:table-cell office:value-type="string" calcext:value-type="string">
            <text:p>P4</text:p>
          </table:table-cell>
          <table:table-cell table:style-name="ce22" office:value-type="string" calcext:value-type="string">
            <text:p>T6</text:p>
          </table:table-cell>
          <table:table-cell office:value-type="float" office:value="1" calcext:value-type="float">
            <text:p>1</text:p>
          </table:table-cell>
          <table:table-cell office:value-type="float" office:value="1028" calcext:value-type="float">
            <text:p>1028</text:p>
          </table:table-cell>
          <table:table-cell table:formula="of:=VLOOKUP([.C732];[$Ткани.A:.F];3;0)" office:value-type="string" office:string-value="черный" calcext:value-type="string">
            <text:p>черный</text:p>
          </table:table-cell>
          <table:table-cell table:formula="of:=VLOOKUP([.C732];[$Ткани.A:.F];5;0)" office:value-type="string" office:string-value="хлопок" calcext:value-type="string">
            <text:p>хлопок</text:p>
          </table:table-cell>
          <table:table-cell table:formula="of:=VLOOKUP([.C732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32</text:p>
          </table:table-cell>
          <table:table-cell office:value-type="string" calcext:value-type="string">
            <text:p>P44</text:p>
          </table:table-cell>
          <table:table-cell table:style-name="ce22" office:value-type="string" calcext:value-type="string">
            <text:p>T30</text:p>
          </table:table-cell>
          <table:table-cell office:value-type="float" office:value="97" calcext:value-type="float">
            <text:p>97</text:p>
          </table:table-cell>
          <table:table-cell office:value-type="float" office:value="1028" calcext:value-type="float">
            <text:p>1028</text:p>
          </table:table-cell>
          <table:table-cell table:formula="of:=VLOOKUP([.C733];[$Ткани.A:.F];3;0)" office:value-type="string" office:string-value="синий" calcext:value-type="string">
            <text:p>синий</text:p>
          </table:table-cell>
          <table:table-cell table:formula="of:=VLOOKUP([.C733];[$Ткани.A:.F];5;0)" office:value-type="string" office:string-value="лён" calcext:value-type="string">
            <text:p>лён</text:p>
          </table:table-cell>
          <table:table-cell table:formula="of:=VLOOKUP([.C733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33</text:p>
          </table:table-cell>
          <table:table-cell office:value-type="string" calcext:value-type="string">
            <text:p>P11</text:p>
          </table:table-cell>
          <table:table-cell table:style-name="ce22" office:value-type="string" calcext:value-type="string">
            <text:p>T4</text:p>
          </table:table-cell>
          <table:table-cell office:value-type="float" office:value="111" calcext:value-type="float">
            <text:p>111</text:p>
          </table:table-cell>
          <table:table-cell office:value-type="float" office:value="1029" calcext:value-type="float">
            <text:p>1029</text:p>
          </table:table-cell>
          <table:table-cell table:formula="of:=VLOOKUP([.C734];[$Ткани.A:.F];3;0)" office:value-type="string" office:string-value="красный" calcext:value-type="string">
            <text:p>красный</text:p>
          </table:table-cell>
          <table:table-cell table:formula="of:=VLOOKUP([.C734];[$Ткани.A:.F];5;0)" office:value-type="string" office:string-value="хлопок" calcext:value-type="string">
            <text:p>хлопок</text:p>
          </table:table-cell>
          <table:table-cell table:formula="of:=VLOOKUP([.C734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34</text:p>
          </table:table-cell>
          <table:table-cell office:value-type="string" calcext:value-type="string">
            <text:p>P11</text:p>
          </table:table-cell>
          <table:table-cell table:style-name="ce22" office:value-type="string" calcext:value-type="string">
            <text:p>T8</text:p>
          </table:table-cell>
          <table:table-cell office:value-type="float" office:value="113" calcext:value-type="float">
            <text:p>113</text:p>
          </table:table-cell>
          <table:table-cell office:value-type="float" office:value="1029" calcext:value-type="float">
            <text:p>1029</text:p>
          </table:table-cell>
          <table:table-cell table:formula="of:=VLOOKUP([.C735];[$Ткани.A:.F];3;0)" office:value-type="string" office:string-value="голубой" calcext:value-type="string">
            <text:p>голубой</text:p>
          </table:table-cell>
          <table:table-cell table:formula="of:=VLOOKUP([.C735];[$Ткани.A:.F];5;0)" office:value-type="string" office:string-value="хлопок" calcext:value-type="string">
            <text:p>хлопок</text:p>
          </table:table-cell>
          <table:table-cell table:formula="of:=VLOOKUP([.C735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35</text:p>
          </table:table-cell>
          <table:table-cell office:value-type="string" calcext:value-type="string">
            <text:p>P20</text:p>
          </table:table-cell>
          <table:table-cell table:style-name="ce22" office:value-type="string" calcext:value-type="string">
            <text:p>T15</text:p>
          </table:table-cell>
          <table:table-cell office:value-type="float" office:value="99" calcext:value-type="float">
            <text:p>99</text:p>
          </table:table-cell>
          <table:table-cell office:value-type="float" office:value="1029" calcext:value-type="float">
            <text:p>1029</text:p>
          </table:table-cell>
          <table:table-cell table:formula="of:=VLOOKUP([.C736];[$Ткани.A:.F];3;0)" office:value-type="string" office:string-value="черный" calcext:value-type="string">
            <text:p>черный</text:p>
          </table:table-cell>
          <table:table-cell table:formula="of:=VLOOKUP([.C736];[$Ткани.A:.F];5;0)" office:value-type="string" office:string-value="хлопок" calcext:value-type="string">
            <text:p>хлопок</text:p>
          </table:table-cell>
          <table:table-cell table:formula="of:=VLOOKUP([.C736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36</text:p>
          </table:table-cell>
          <table:table-cell office:value-type="string" calcext:value-type="string">
            <text:p>P6</text:p>
          </table:table-cell>
          <table:table-cell table:style-name="ce22" office:value-type="string" calcext:value-type="string">
            <text:p>T14</text:p>
          </table:table-cell>
          <table:table-cell office:value-type="float" office:value="120" calcext:value-type="float">
            <text:p>120</text:p>
          </table:table-cell>
          <table:table-cell office:value-type="float" office:value="1029" calcext:value-type="float">
            <text:p>1029</text:p>
          </table:table-cell>
          <table:table-cell table:formula="of:=VLOOKUP([.C737];[$Ткани.A:.F];3;0)" office:value-type="string" office:string-value="синий" calcext:value-type="string">
            <text:p>синий</text:p>
          </table:table-cell>
          <table:table-cell table:formula="of:=VLOOKUP([.C737];[$Ткани.A:.F];5;0)" office:value-type="string" office:string-value="хлопок" calcext:value-type="string">
            <text:p>хлопок</text:p>
          </table:table-cell>
          <table:table-cell table:formula="of:=VLOOKUP([.C737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37</text:p>
          </table:table-cell>
          <table:table-cell office:value-type="string" calcext:value-type="string">
            <text:p>P8</text:p>
          </table:table-cell>
          <table:table-cell table:style-name="ce22" office:value-type="string" calcext:value-type="string">
            <text:p>T4</text:p>
          </table:table-cell>
          <table:table-cell office:value-type="float" office:value="33" calcext:value-type="float">
            <text:p>33</text:p>
          </table:table-cell>
          <table:table-cell office:value-type="float" office:value="1029" calcext:value-type="float">
            <text:p>1029</text:p>
          </table:table-cell>
          <table:table-cell table:formula="of:=VLOOKUP([.C738];[$Ткани.A:.F];3;0)" office:value-type="string" office:string-value="красный" calcext:value-type="string">
            <text:p>красный</text:p>
          </table:table-cell>
          <table:table-cell table:formula="of:=VLOOKUP([.C738];[$Ткани.A:.F];5;0)" office:value-type="string" office:string-value="хлопок" calcext:value-type="string">
            <text:p>хлопок</text:p>
          </table:table-cell>
          <table:table-cell table:formula="of:=VLOOKUP([.C738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38</text:p>
          </table:table-cell>
          <table:table-cell office:value-type="string" calcext:value-type="string">
            <text:p>P40</text:p>
          </table:table-cell>
          <table:table-cell table:style-name="ce22" office:value-type="string" calcext:value-type="string">
            <text:p>T32</text:p>
          </table:table-cell>
          <table:table-cell office:value-type="float" office:value="107" calcext:value-type="float">
            <text:p>107</text:p>
          </table:table-cell>
          <table:table-cell office:value-type="float" office:value="1030" calcext:value-type="float">
            <text:p>1030</text:p>
          </table:table-cell>
          <table:table-cell table:formula="of:=VLOOKUP([.C739];[$Ткани.A:.F];3;0)" office:value-type="string" office:string-value="красный" calcext:value-type="string">
            <text:p>красный</text:p>
          </table:table-cell>
          <table:table-cell table:formula="of:=VLOOKUP([.C739];[$Ткани.A:.F];5;0)" office:value-type="string" office:string-value="лён" calcext:value-type="string">
            <text:p>лён</text:p>
          </table:table-cell>
          <table:table-cell table:formula="of:=VLOOKUP([.C739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39</text:p>
          </table:table-cell>
          <table:table-cell office:value-type="string" calcext:value-type="string">
            <text:p>P46</text:p>
          </table:table-cell>
          <table:table-cell table:style-name="ce22" office:value-type="string" calcext:value-type="string">
            <text:p>T8</text:p>
          </table:table-cell>
          <table:table-cell office:value-type="float" office:value="41" calcext:value-type="float">
            <text:p>41</text:p>
          </table:table-cell>
          <table:table-cell office:value-type="float" office:value="1030" calcext:value-type="float">
            <text:p>1030</text:p>
          </table:table-cell>
          <table:table-cell table:formula="of:=VLOOKUP([.C740];[$Ткани.A:.F];3;0)" office:value-type="string" office:string-value="голубой" calcext:value-type="string">
            <text:p>голубой</text:p>
          </table:table-cell>
          <table:table-cell table:formula="of:=VLOOKUP([.C740];[$Ткани.A:.F];5;0)" office:value-type="string" office:string-value="хлопок" calcext:value-type="string">
            <text:p>хлопок</text:p>
          </table:table-cell>
          <table:table-cell table:formula="of:=VLOOKUP([.C740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40</text:p>
          </table:table-cell>
          <table:table-cell office:value-type="string" calcext:value-type="string">
            <text:p>P51</text:p>
          </table:table-cell>
          <table:table-cell table:style-name="ce22" office:value-type="string" calcext:value-type="string">
            <text:p>T7</text:p>
          </table:table-cell>
          <table:table-cell office:value-type="float" office:value="35" calcext:value-type="float">
            <text:p>35</text:p>
          </table:table-cell>
          <table:table-cell office:value-type="float" office:value="1030" calcext:value-type="float">
            <text:p>1030</text:p>
          </table:table-cell>
          <table:table-cell table:formula="of:=VLOOKUP([.C741];[$Ткани.A:.F];3;0)" office:value-type="string" office:string-value="белый" calcext:value-type="string">
            <text:p>белый</text:p>
          </table:table-cell>
          <table:table-cell table:formula="of:=VLOOKUP([.C741];[$Ткани.A:.F];5;0)" office:value-type="string" office:string-value="хлопок" calcext:value-type="string">
            <text:p>хлопок</text:p>
          </table:table-cell>
          <table:table-cell table:formula="of:=VLOOKUP([.C741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41</text:p>
          </table:table-cell>
          <table:table-cell office:value-type="string" calcext:value-type="string">
            <text:p>P56</text:p>
          </table:table-cell>
          <table:table-cell table:style-name="ce22" office:value-type="string" calcext:value-type="string">
            <text:p>T16</text:p>
          </table:table-cell>
          <table:table-cell office:value-type="float" office:value="82" calcext:value-type="float">
            <text:p>82</text:p>
          </table:table-cell>
          <table:table-cell office:value-type="float" office:value="1030" calcext:value-type="float">
            <text:p>1030</text:p>
          </table:table-cell>
          <table:table-cell table:formula="of:=VLOOKUP([.C742];[$Ткани.A:.F];3;0)" office:value-type="string" office:string-value="красный" calcext:value-type="string">
            <text:p>красный</text:p>
          </table:table-cell>
          <table:table-cell table:formula="of:=VLOOKUP([.C742];[$Ткани.A:.F];5;0)" office:value-type="string" office:string-value="хлопок" calcext:value-type="string">
            <text:p>хлопок</text:p>
          </table:table-cell>
          <table:table-cell table:formula="of:=VLOOKUP([.C742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42</text:p>
          </table:table-cell>
          <table:table-cell office:value-type="string" calcext:value-type="string">
            <text:p>P2</text:p>
          </table:table-cell>
          <table:table-cell table:style-name="ce22" office:value-type="string" calcext:value-type="string">
            <text:p>T40</text:p>
          </table:table-cell>
          <table:table-cell office:value-type="float" office:value="42" calcext:value-type="float">
            <text:p>42</text:p>
          </table:table-cell>
          <table:table-cell office:value-type="float" office:value="1031" calcext:value-type="float">
            <text:p>1031</text:p>
          </table:table-cell>
          <table:table-cell table:formula="of:=VLOOKUP([.C743];[$Ткани.A:.F];3;0)" office:value-type="string" office:string-value="синий" calcext:value-type="string">
            <text:p>синий</text:p>
          </table:table-cell>
          <table:table-cell table:formula="of:=VLOOKUP([.C743];[$Ткани.A:.F];5;0)" office:value-type="string" office:string-value="хлопок" calcext:value-type="string">
            <text:p>хлопок</text:p>
          </table:table-cell>
          <table:table-cell table:formula="of:=VLOOKUP([.C743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43</text:p>
          </table:table-cell>
          <table:table-cell office:value-type="string" calcext:value-type="string">
            <text:p>P54</text:p>
          </table:table-cell>
          <table:table-cell table:style-name="ce22" office:value-type="string" calcext:value-type="string">
            <text:p>T44</text:p>
          </table:table-cell>
          <table:table-cell office:value-type="float" office:value="62" calcext:value-type="float">
            <text:p>62</text:p>
          </table:table-cell>
          <table:table-cell office:value-type="float" office:value="1031" calcext:value-type="float">
            <text:p>1031</text:p>
          </table:table-cell>
          <table:table-cell table:formula="of:=VLOOKUP([.C744];[$Ткани.A:.F];3;0)" office:value-type="string" office:string-value="коричневый" calcext:value-type="string">
            <text:p>коричневый</text:p>
          </table:table-cell>
          <table:table-cell table:formula="of:=VLOOKUP([.C744];[$Ткани.A:.F];5;0)" office:value-type="string" office:string-value="хлопок" calcext:value-type="string">
            <text:p>хлопок</text:p>
          </table:table-cell>
          <table:table-cell table:formula="of:=VLOOKUP([.C744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44</text:p>
          </table:table-cell>
          <table:table-cell office:value-type="string" calcext:value-type="string">
            <text:p>P61</text:p>
          </table:table-cell>
          <table:table-cell table:style-name="ce22" office:value-type="string" calcext:value-type="string">
            <text:p>T17</text:p>
          </table:table-cell>
          <table:table-cell office:value-type="float" office:value="82" calcext:value-type="float">
            <text:p>82</text:p>
          </table:table-cell>
          <table:table-cell office:value-type="float" office:value="1031" calcext:value-type="float">
            <text:p>1031</text:p>
          </table:table-cell>
          <table:table-cell table:formula="of:=VLOOKUP([.C745];[$Ткани.A:.F];3;0)" office:value-type="string" office:string-value="зеленый" calcext:value-type="string">
            <text:p>зеленый</text:p>
          </table:table-cell>
          <table:table-cell table:formula="of:=VLOOKUP([.C745];[$Ткани.A:.F];5;0)" office:value-type="string" office:string-value="хлопок" calcext:value-type="string">
            <text:p>хлопок</text:p>
          </table:table-cell>
          <table:table-cell table:formula="of:=VLOOKUP([.C745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45</text:p>
          </table:table-cell>
          <table:table-cell office:value-type="string" calcext:value-type="string">
            <text:p>P7</text:p>
          </table:table-cell>
          <table:table-cell table:style-name="ce22" office:value-type="string" calcext:value-type="string">
            <text:p>T31</text:p>
          </table:table-cell>
          <table:table-cell office:value-type="float" office:value="15" calcext:value-type="float">
            <text:p>15</text:p>
          </table:table-cell>
          <table:table-cell office:value-type="float" office:value="1031" calcext:value-type="float">
            <text:p>1031</text:p>
          </table:table-cell>
          <table:table-cell table:formula="of:=VLOOKUP([.C746];[$Ткани.A:.F];3;0)" office:value-type="string" office:string-value="желтый" calcext:value-type="string">
            <text:p>желтый</text:p>
          </table:table-cell>
          <table:table-cell table:formula="of:=VLOOKUP([.C746];[$Ткани.A:.F];5;0)" office:value-type="string" office:string-value="лён" calcext:value-type="string">
            <text:p>лён</text:p>
          </table:table-cell>
          <table:table-cell table:formula="of:=VLOOKUP([.C746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46</text:p>
          </table:table-cell>
          <table:table-cell office:value-type="string" calcext:value-type="string">
            <text:p>P9</text:p>
          </table:table-cell>
          <table:table-cell table:style-name="ce22" office:value-type="string" calcext:value-type="string">
            <text:p>T37</text:p>
          </table:table-cell>
          <table:table-cell office:value-type="float" office:value="69" calcext:value-type="float">
            <text:p>69</text:p>
          </table:table-cell>
          <table:table-cell office:value-type="float" office:value="1032" calcext:value-type="float">
            <text:p>1032</text:p>
          </table:table-cell>
          <table:table-cell table:formula="of:=VLOOKUP([.C747];[$Ткани.A:.F];3;0)" office:value-type="string" office:string-value="зеленый" calcext:value-type="string">
            <text:p>зеленый</text:p>
          </table:table-cell>
          <table:table-cell table:formula="of:=VLOOKUP([.C747];[$Ткани.A:.F];5;0)" office:value-type="string" office:string-value="хлопок" calcext:value-type="string">
            <text:p>хлопок</text:p>
          </table:table-cell>
          <table:table-cell table:formula="of:=VLOOKUP([.C747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47</text:p>
          </table:table-cell>
          <table:table-cell office:value-type="string" calcext:value-type="string">
            <text:p>P22</text:p>
          </table:table-cell>
          <table:table-cell table:style-name="ce22" office:value-type="string" calcext:value-type="string">
            <text:p>T33</text:p>
          </table:table-cell>
          <table:table-cell office:value-type="float" office:value="20" calcext:value-type="float">
            <text:p>20</text:p>
          </table:table-cell>
          <table:table-cell office:value-type="float" office:value="1033" calcext:value-type="float">
            <text:p>1033</text:p>
          </table:table-cell>
          <table:table-cell table:formula="of:=VLOOKUP([.C748];[$Ткани.A:.F];3;0)" office:value-type="string" office:string-value="синий" calcext:value-type="string">
            <text:p>синий</text:p>
          </table:table-cell>
          <table:table-cell table:formula="of:=VLOOKUP([.C748];[$Ткани.A:.F];5;0)" office:value-type="string" office:string-value="шёлк" calcext:value-type="string">
            <text:p>шёлк</text:p>
          </table:table-cell>
          <table:table-cell table:formula="of:=VLOOKUP([.C748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48</text:p>
          </table:table-cell>
          <table:table-cell office:value-type="string" calcext:value-type="string">
            <text:p>P28</text:p>
          </table:table-cell>
          <table:table-cell table:style-name="ce22" office:value-type="string" calcext:value-type="string">
            <text:p>T21</text:p>
          </table:table-cell>
          <table:table-cell office:value-type="float" office:value="96" calcext:value-type="float">
            <text:p>96</text:p>
          </table:table-cell>
          <table:table-cell office:value-type="float" office:value="1033" calcext:value-type="float">
            <text:p>1033</text:p>
          </table:table-cell>
          <table:table-cell table:formula="of:=VLOOKUP([.C749];[$Ткани.A:.F];3;0)" office:value-type="string" office:string-value="красный" calcext:value-type="string">
            <text:p>красный</text:p>
          </table:table-cell>
          <table:table-cell table:formula="of:=VLOOKUP([.C749];[$Ткани.A:.F];5;0)" office:value-type="string" office:string-value="шерсть" calcext:value-type="string">
            <text:p>шерсть</text:p>
          </table:table-cell>
          <table:table-cell table:formula="of:=VLOOKUP([.C749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49</text:p>
          </table:table-cell>
          <table:table-cell office:value-type="string" calcext:value-type="string">
            <text:p>P31</text:p>
          </table:table-cell>
          <table:table-cell table:style-name="ce22" office:value-type="string" calcext:value-type="string">
            <text:p>T14</text:p>
          </table:table-cell>
          <table:table-cell office:value-type="float" office:value="3" calcext:value-type="float">
            <text:p>3</text:p>
          </table:table-cell>
          <table:table-cell office:value-type="float" office:value="1033" calcext:value-type="float">
            <text:p>1033</text:p>
          </table:table-cell>
          <table:table-cell table:formula="of:=VLOOKUP([.C750];[$Ткани.A:.F];3;0)" office:value-type="string" office:string-value="синий" calcext:value-type="string">
            <text:p>синий</text:p>
          </table:table-cell>
          <table:table-cell table:formula="of:=VLOOKUP([.C750];[$Ткани.A:.F];5;0)" office:value-type="string" office:string-value="хлопок" calcext:value-type="string">
            <text:p>хлопок</text:p>
          </table:table-cell>
          <table:table-cell table:formula="of:=VLOOKUP([.C750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50</text:p>
          </table:table-cell>
          <table:table-cell office:value-type="string" calcext:value-type="string">
            <text:p>P50</text:p>
          </table:table-cell>
          <table:table-cell table:style-name="ce22" office:value-type="string" calcext:value-type="string">
            <text:p>T22</text:p>
          </table:table-cell>
          <table:table-cell office:value-type="float" office:value="64" calcext:value-type="float">
            <text:p>64</text:p>
          </table:table-cell>
          <table:table-cell office:value-type="float" office:value="1033" calcext:value-type="float">
            <text:p>1033</text:p>
          </table:table-cell>
          <table:table-cell table:formula="of:=VLOOKUP([.C751];[$Ткани.A:.F];3;0)" office:value-type="string" office:string-value="синий" calcext:value-type="string">
            <text:p>синий</text:p>
          </table:table-cell>
          <table:table-cell table:formula="of:=VLOOKUP([.C751];[$Ткани.A:.F];5;0)" office:value-type="string" office:string-value="шёлк" calcext:value-type="string">
            <text:p>шёлк</text:p>
          </table:table-cell>
          <table:table-cell table:formula="of:=VLOOKUP([.C751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51</text:p>
          </table:table-cell>
          <table:table-cell office:value-type="string" calcext:value-type="string">
            <text:p>P51</text:p>
          </table:table-cell>
          <table:table-cell table:style-name="ce22" office:value-type="string" calcext:value-type="string">
            <text:p>T21</text:p>
          </table:table-cell>
          <table:table-cell office:value-type="float" office:value="110" calcext:value-type="float">
            <text:p>110</text:p>
          </table:table-cell>
          <table:table-cell office:value-type="float" office:value="1033" calcext:value-type="float">
            <text:p>1033</text:p>
          </table:table-cell>
          <table:table-cell table:formula="of:=VLOOKUP([.C752];[$Ткани.A:.F];3;0)" office:value-type="string" office:string-value="красный" calcext:value-type="string">
            <text:p>красный</text:p>
          </table:table-cell>
          <table:table-cell table:formula="of:=VLOOKUP([.C752];[$Ткани.A:.F];5;0)" office:value-type="string" office:string-value="шерсть" calcext:value-type="string">
            <text:p>шерсть</text:p>
          </table:table-cell>
          <table:table-cell table:formula="of:=VLOOKUP([.C752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52</text:p>
          </table:table-cell>
          <table:table-cell office:value-type="string" calcext:value-type="string">
            <text:p>P15</text:p>
          </table:table-cell>
          <table:table-cell table:style-name="ce22" office:value-type="string" calcext:value-type="string">
            <text:p>T27</text:p>
          </table:table-cell>
          <table:table-cell office:value-type="float" office:value="45" calcext:value-type="float">
            <text:p>45</text:p>
          </table:table-cell>
          <table:table-cell office:value-type="float" office:value="1034" calcext:value-type="float">
            <text:p>1034</text:p>
          </table:table-cell>
          <table:table-cell table:formula="of:=VLOOKUP([.C753];[$Ткани.A:.F];3;0)" office:value-type="string" office:string-value="желтый" calcext:value-type="string">
            <text:p>желтый</text:p>
          </table:table-cell>
          <table:table-cell table:formula="of:=VLOOKUP([.C753];[$Ткани.A:.F];5;0)" office:value-type="string" office:string-value="шёлк" calcext:value-type="string">
            <text:p>шёлк</text:p>
          </table:table-cell>
          <table:table-cell table:formula="of:=VLOOKUP([.C753];[$Ткани.A:.F];4;0)" office:value-type="float" office:value="230" calcext:value-type="float">
            <text:p>230</text:p>
          </table:table-cell>
          <table:table-cell table:formula="of:=VLOOKUP([.B753];[$Продукция.A:.E];2;0)" office:value-type="string" office:string-value="брюки прямые" calcext:value-type="string">
            <text:p>брюки прямые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53</text:p>
          </table:table-cell>
          <table:table-cell office:value-type="string" calcext:value-type="string">
            <text:p>P45</text:p>
          </table:table-cell>
          <table:table-cell table:style-name="ce22" office:value-type="string" calcext:value-type="string">
            <text:p>T9</text:p>
          </table:table-cell>
          <table:table-cell office:value-type="float" office:value="92" calcext:value-type="float">
            <text:p>92</text:p>
          </table:table-cell>
          <table:table-cell office:value-type="float" office:value="1036" calcext:value-type="float">
            <text:p>1036</text:p>
          </table:table-cell>
          <table:table-cell table:formula="of:=VLOOKUP([.C754];[$Ткани.A:.F];3;0)" office:value-type="string" office:string-value="розовый" calcext:value-type="string">
            <text:p>розовый</text:p>
          </table:table-cell>
          <table:table-cell table:formula="of:=VLOOKUP([.C754];[$Ткани.A:.F];5;0)" office:value-type="string" office:string-value="хлопок" calcext:value-type="string">
            <text:p>хлопок</text:p>
          </table:table-cell>
          <table:table-cell table:formula="of:=VLOOKUP([.C754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54</text:p>
          </table:table-cell>
          <table:table-cell office:value-type="string" calcext:value-type="string">
            <text:p>P45</text:p>
          </table:table-cell>
          <table:table-cell table:style-name="ce22" office:value-type="string" calcext:value-type="string">
            <text:p>T21</text:p>
          </table:table-cell>
          <table:table-cell office:value-type="float" office:value="101" calcext:value-type="float">
            <text:p>101</text:p>
          </table:table-cell>
          <table:table-cell office:value-type="float" office:value="1036" calcext:value-type="float">
            <text:p>1036</text:p>
          </table:table-cell>
          <table:table-cell table:formula="of:=VLOOKUP([.C755];[$Ткани.A:.F];3;0)" office:value-type="string" office:string-value="красный" calcext:value-type="string">
            <text:p>красный</text:p>
          </table:table-cell>
          <table:table-cell table:formula="of:=VLOOKUP([.C755];[$Ткани.A:.F];5;0)" office:value-type="string" office:string-value="шерсть" calcext:value-type="string">
            <text:p>шерсть</text:p>
          </table:table-cell>
          <table:table-cell table:formula="of:=VLOOKUP([.C755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55</text:p>
          </table:table-cell>
          <table:table-cell office:value-type="string" calcext:value-type="string">
            <text:p>P49</text:p>
          </table:table-cell>
          <table:table-cell table:style-name="ce22" office:value-type="string" calcext:value-type="string">
            <text:p>T27</text:p>
          </table:table-cell>
          <table:table-cell office:value-type="float" office:value="79" calcext:value-type="float">
            <text:p>79</text:p>
          </table:table-cell>
          <table:table-cell office:value-type="float" office:value="1036" calcext:value-type="float">
            <text:p>1036</text:p>
          </table:table-cell>
          <table:table-cell table:formula="of:=VLOOKUP([.C756];[$Ткани.A:.F];3;0)" office:value-type="string" office:string-value="желтый" calcext:value-type="string">
            <text:p>желтый</text:p>
          </table:table-cell>
          <table:table-cell table:formula="of:=VLOOKUP([.C756];[$Ткани.A:.F];5;0)" office:value-type="string" office:string-value="шёлк" calcext:value-type="string">
            <text:p>шёлк</text:p>
          </table:table-cell>
          <table:table-cell table:formula="of:=VLOOKUP([.C756];[$Ткани.A:.F];4;0)" office:value-type="float" office:value="230" calcext:value-type="float">
            <text:p>230</text:p>
          </table:table-cell>
          <table:table-cell table:formula="of:=VLOOKUP([.B756];[$Продукция.A:.E];2;0)" office:value-type="string" office:string-value="брюки зауженные" calcext:value-type="string">
            <text:p>брюки зауженные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56</text:p>
          </table:table-cell>
          <table:table-cell office:value-type="string" calcext:value-type="string">
            <text:p>P51</text:p>
          </table:table-cell>
          <table:table-cell table:style-name="ce22" office:value-type="string" calcext:value-type="string">
            <text:p>T31</text:p>
          </table:table-cell>
          <table:table-cell office:value-type="float" office:value="90" calcext:value-type="float">
            <text:p>90</text:p>
          </table:table-cell>
          <table:table-cell office:value-type="float" office:value="1037" calcext:value-type="float">
            <text:p>1037</text:p>
          </table:table-cell>
          <table:table-cell table:formula="of:=VLOOKUP([.C757];[$Ткани.A:.F];3;0)" office:value-type="string" office:string-value="желтый" calcext:value-type="string">
            <text:p>желтый</text:p>
          </table:table-cell>
          <table:table-cell table:formula="of:=VLOOKUP([.C757];[$Ткани.A:.F];5;0)" office:value-type="string" office:string-value="лён" calcext:value-type="string">
            <text:p>лён</text:p>
          </table:table-cell>
          <table:table-cell table:formula="of:=VLOOKUP([.C757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57</text:p>
          </table:table-cell>
          <table:table-cell office:value-type="string" calcext:value-type="string">
            <text:p>P8</text:p>
          </table:table-cell>
          <table:table-cell table:style-name="ce22" office:value-type="string" calcext:value-type="string">
            <text:p>T16</text:p>
          </table:table-cell>
          <table:table-cell office:value-type="float" office:value="63" calcext:value-type="float">
            <text:p>63</text:p>
          </table:table-cell>
          <table:table-cell office:value-type="float" office:value="1037" calcext:value-type="float">
            <text:p>1037</text:p>
          </table:table-cell>
          <table:table-cell table:formula="of:=VLOOKUP([.C758];[$Ткани.A:.F];3;0)" office:value-type="string" office:string-value="красный" calcext:value-type="string">
            <text:p>красный</text:p>
          </table:table-cell>
          <table:table-cell table:formula="of:=VLOOKUP([.C758];[$Ткани.A:.F];5;0)" office:value-type="string" office:string-value="хлопок" calcext:value-type="string">
            <text:p>хлопок</text:p>
          </table:table-cell>
          <table:table-cell table:formula="of:=VLOOKUP([.C758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58</text:p>
          </table:table-cell>
          <table:table-cell office:value-type="string" calcext:value-type="string">
            <text:p>P33</text:p>
          </table:table-cell>
          <table:table-cell table:style-name="ce22" office:value-type="string" calcext:value-type="string">
            <text:p>T13</text:p>
          </table:table-cell>
          <table:table-cell office:value-type="float" office:value="73" calcext:value-type="float">
            <text:p>73</text:p>
          </table:table-cell>
          <table:table-cell office:value-type="float" office:value="1039" calcext:value-type="float">
            <text:p>1039</text:p>
          </table:table-cell>
          <table:table-cell table:formula="of:=VLOOKUP([.C759];[$Ткани.A:.F];3;0)" office:value-type="string" office:string-value="красный" calcext:value-type="string">
            <text:p>красный</text:p>
          </table:table-cell>
          <table:table-cell table:formula="of:=VLOOKUP([.C759];[$Ткани.A:.F];5;0)" office:value-type="string" office:string-value="хлопок" calcext:value-type="string">
            <text:p>хлопок</text:p>
          </table:table-cell>
          <table:table-cell table:formula="of:=VLOOKUP([.C759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59</text:p>
          </table:table-cell>
          <table:table-cell office:value-type="string" calcext:value-type="string">
            <text:p>P37</text:p>
          </table:table-cell>
          <table:table-cell table:style-name="ce22" office:value-type="string" calcext:value-type="string">
            <text:p>T35</text:p>
          </table:table-cell>
          <table:table-cell office:value-type="float" office:value="60" calcext:value-type="float">
            <text:p>60</text:p>
          </table:table-cell>
          <table:table-cell office:value-type="float" office:value="1039" calcext:value-type="float">
            <text:p>1039</text:p>
          </table:table-cell>
          <table:table-cell table:formula="of:=VLOOKUP([.C760];[$Ткани.A:.F];3;0)" office:value-type="string" office:string-value="зеленый" calcext:value-type="string">
            <text:p>зеленый</text:p>
          </table:table-cell>
          <table:table-cell table:formula="of:=VLOOKUP([.C760];[$Ткани.A:.F];5;0)" office:value-type="string" office:string-value="шёлк" calcext:value-type="string">
            <text:p>шёлк</text:p>
          </table:table-cell>
          <table:table-cell table:formula="of:=VLOOKUP([.C760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60</text:p>
          </table:table-cell>
          <table:table-cell office:value-type="string" calcext:value-type="string">
            <text:p>P48</text:p>
          </table:table-cell>
          <table:table-cell table:style-name="ce22" office:value-type="string" calcext:value-type="string">
            <text:p>T38</text:p>
          </table:table-cell>
          <table:table-cell office:value-type="float" office:value="48" calcext:value-type="float">
            <text:p>48</text:p>
          </table:table-cell>
          <table:table-cell office:value-type="float" office:value="1040" calcext:value-type="float">
            <text:p>1040</text:p>
          </table:table-cell>
          <table:table-cell table:formula="of:=VLOOKUP([.C761];[$Ткани.A:.F];3;0)" office:value-type="string" office:string-value="синий" calcext:value-type="string">
            <text:p>синий</text:p>
          </table:table-cell>
          <table:table-cell table:formula="of:=VLOOKUP([.C761];[$Ткани.A:.F];5;0)" office:value-type="string" office:string-value="хлопок" calcext:value-type="string">
            <text:p>хлопок</text:p>
          </table:table-cell>
          <table:table-cell table:formula="of:=VLOOKUP([.C761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61</text:p>
          </table:table-cell>
          <table:table-cell office:value-type="string" calcext:value-type="string">
            <text:p>P28</text:p>
          </table:table-cell>
          <table:table-cell table:style-name="ce22" office:value-type="string" calcext:value-type="string">
            <text:p>T19</text:p>
          </table:table-cell>
          <table:table-cell office:value-type="float" office:value="93" calcext:value-type="float">
            <text:p>93</text:p>
          </table:table-cell>
          <table:table-cell office:value-type="float" office:value="1042" calcext:value-type="float">
            <text:p>1042</text:p>
          </table:table-cell>
          <table:table-cell table:formula="of:=VLOOKUP([.C762];[$Ткани.A:.F];3;0)" office:value-type="string" office:string-value="желтый" calcext:value-type="string">
            <text:p>желтый</text:p>
          </table:table-cell>
          <table:table-cell table:formula="of:=VLOOKUP([.C762];[$Ткани.A:.F];5;0)" office:value-type="string" office:string-value="шерсть" calcext:value-type="string">
            <text:p>шерсть</text:p>
          </table:table-cell>
          <table:table-cell table:formula="of:=VLOOKUP([.C762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62</text:p>
          </table:table-cell>
          <table:table-cell office:value-type="string" calcext:value-type="string">
            <text:p>P6</text:p>
          </table:table-cell>
          <table:table-cell table:style-name="ce22" office:value-type="string" calcext:value-type="string">
            <text:p>T32</text:p>
          </table:table-cell>
          <table:table-cell office:value-type="float" office:value="32" calcext:value-type="float">
            <text:p>32</text:p>
          </table:table-cell>
          <table:table-cell office:value-type="float" office:value="1042" calcext:value-type="float">
            <text:p>1042</text:p>
          </table:table-cell>
          <table:table-cell table:formula="of:=VLOOKUP([.C763];[$Ткани.A:.F];3;0)" office:value-type="string" office:string-value="красный" calcext:value-type="string">
            <text:p>красный</text:p>
          </table:table-cell>
          <table:table-cell table:formula="of:=VLOOKUP([.C763];[$Ткани.A:.F];5;0)" office:value-type="string" office:string-value="лён" calcext:value-type="string">
            <text:p>лён</text:p>
          </table:table-cell>
          <table:table-cell table:formula="of:=VLOOKUP([.C763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63</text:p>
          </table:table-cell>
          <table:table-cell office:value-type="string" calcext:value-type="string">
            <text:p>P15</text:p>
          </table:table-cell>
          <table:table-cell table:style-name="ce22" office:value-type="string" calcext:value-type="string">
            <text:p>T11</text:p>
          </table:table-cell>
          <table:table-cell office:value-type="float" office:value="89" calcext:value-type="float">
            <text:p>89</text:p>
          </table:table-cell>
          <table:table-cell office:value-type="float" office:value="1043" calcext:value-type="float">
            <text:p>1043</text:p>
          </table:table-cell>
          <table:table-cell table:formula="of:=VLOOKUP([.C764];[$Ткани.A:.F];3;0)" office:value-type="string" office:string-value="красный" calcext:value-type="string">
            <text:p>красный</text:p>
          </table:table-cell>
          <table:table-cell table:formula="of:=VLOOKUP([.C764];[$Ткани.A:.F];5;0)" office:value-type="string" office:string-value="хлопок" calcext:value-type="string">
            <text:p>хлопок</text:p>
          </table:table-cell>
          <table:table-cell table:formula="of:=VLOOKUP([.C764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64</text:p>
          </table:table-cell>
          <table:table-cell office:value-type="string" calcext:value-type="string">
            <text:p>P47</text:p>
          </table:table-cell>
          <table:table-cell table:style-name="ce22" office:value-type="string" calcext:value-type="string">
            <text:p>T39</text:p>
          </table:table-cell>
          <table:table-cell office:value-type="float" office:value="62" calcext:value-type="float">
            <text:p>62</text:p>
          </table:table-cell>
          <table:table-cell office:value-type="float" office:value="1043" calcext:value-type="float">
            <text:p>1043</text:p>
          </table:table-cell>
          <table:table-cell table:formula="of:=VLOOKUP([.C765];[$Ткани.A:.F];3;0)" office:value-type="string" office:string-value="красный" calcext:value-type="string">
            <text:p>красный</text:p>
          </table:table-cell>
          <table:table-cell table:formula="of:=VLOOKUP([.C765];[$Ткани.A:.F];5;0)" office:value-type="string" office:string-value="хлопок" calcext:value-type="string">
            <text:p>хлопок</text:p>
          </table:table-cell>
          <table:table-cell table:formula="of:=VLOOKUP([.C765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65</text:p>
          </table:table-cell>
          <table:table-cell office:value-type="string" calcext:value-type="string">
            <text:p>P20</text:p>
          </table:table-cell>
          <table:table-cell table:style-name="ce22" office:value-type="string" calcext:value-type="string">
            <text:p>T23</text:p>
          </table:table-cell>
          <table:table-cell office:value-type="float" office:value="8" calcext:value-type="float">
            <text:p>8</text:p>
          </table:table-cell>
          <table:table-cell office:value-type="float" office:value="1044" calcext:value-type="float">
            <text:p>1044</text:p>
          </table:table-cell>
          <table:table-cell table:formula="of:=VLOOKUP([.C766];[$Ткани.A:.F];3;0)" office:value-type="string" office:string-value="красный" calcext:value-type="string">
            <text:p>красный</text:p>
          </table:table-cell>
          <table:table-cell table:formula="of:=VLOOKUP([.C766];[$Ткани.A:.F];5;0)" office:value-type="string" office:string-value="шёлк" calcext:value-type="string">
            <text:p>шёлк</text:p>
          </table:table-cell>
          <table:table-cell table:formula="of:=VLOOKUP([.C766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66</text:p>
          </table:table-cell>
          <table:table-cell office:value-type="string" calcext:value-type="string">
            <text:p>P7</text:p>
          </table:table-cell>
          <table:table-cell table:style-name="ce22" office:value-type="string" calcext:value-type="string">
            <text:p>T17</text:p>
          </table:table-cell>
          <table:table-cell office:value-type="float" office:value="41" calcext:value-type="float">
            <text:p>41</text:p>
          </table:table-cell>
          <table:table-cell office:value-type="float" office:value="1045" calcext:value-type="float">
            <text:p>1045</text:p>
          </table:table-cell>
          <table:table-cell table:formula="of:=VLOOKUP([.C767];[$Ткани.A:.F];3;0)" office:value-type="string" office:string-value="зеленый" calcext:value-type="string">
            <text:p>зеленый</text:p>
          </table:table-cell>
          <table:table-cell table:formula="of:=VLOOKUP([.C767];[$Ткани.A:.F];5;0)" office:value-type="string" office:string-value="хлопок" calcext:value-type="string">
            <text:p>хлопок</text:p>
          </table:table-cell>
          <table:table-cell table:formula="of:=VLOOKUP([.C767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67</text:p>
          </table:table-cell>
          <table:table-cell office:value-type="string" calcext:value-type="string">
            <text:p>P27</text:p>
          </table:table-cell>
          <table:table-cell table:style-name="ce22" office:value-type="string" calcext:value-type="string">
            <text:p>T18</text:p>
          </table:table-cell>
          <table:table-cell office:value-type="float" office:value="38" calcext:value-type="float">
            <text:p>38</text:p>
          </table:table-cell>
          <table:table-cell office:value-type="float" office:value="1046" calcext:value-type="float">
            <text:p>1046</text:p>
          </table:table-cell>
          <table:table-cell table:formula="of:=VLOOKUP([.C768];[$Ткани.A:.F];3;0)" office:value-type="string" office:string-value="белый" calcext:value-type="string">
            <text:p>белый</text:p>
          </table:table-cell>
          <table:table-cell table:formula="of:=VLOOKUP([.C768];[$Ткани.A:.F];5;0)" office:value-type="string" office:string-value="хлопок" calcext:value-type="string">
            <text:p>хлопок</text:p>
          </table:table-cell>
          <table:table-cell table:formula="of:=VLOOKUP([.C768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68</text:p>
          </table:table-cell>
          <table:table-cell office:value-type="string" calcext:value-type="string">
            <text:p>P46</text:p>
          </table:table-cell>
          <table:table-cell table:style-name="ce22" office:value-type="string" calcext:value-type="string">
            <text:p>T16</text:p>
          </table:table-cell>
          <table:table-cell office:value-type="float" office:value="6" calcext:value-type="float">
            <text:p>6</text:p>
          </table:table-cell>
          <table:table-cell office:value-type="float" office:value="1046" calcext:value-type="float">
            <text:p>1046</text:p>
          </table:table-cell>
          <table:table-cell table:formula="of:=VLOOKUP([.C769];[$Ткани.A:.F];3;0)" office:value-type="string" office:string-value="красный" calcext:value-type="string">
            <text:p>красный</text:p>
          </table:table-cell>
          <table:table-cell table:formula="of:=VLOOKUP([.C769];[$Ткани.A:.F];5;0)" office:value-type="string" office:string-value="хлопок" calcext:value-type="string">
            <text:p>хлопок</text:p>
          </table:table-cell>
          <table:table-cell table:formula="of:=VLOOKUP([.C769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69</text:p>
          </table:table-cell>
          <table:table-cell office:value-type="string" calcext:value-type="string">
            <text:p>P46</text:p>
          </table:table-cell>
          <table:table-cell table:style-name="ce22" office:value-type="string" calcext:value-type="string">
            <text:p>T38</text:p>
          </table:table-cell>
          <table:table-cell office:value-type="float" office:value="86" calcext:value-type="float">
            <text:p>86</text:p>
          </table:table-cell>
          <table:table-cell office:value-type="float" office:value="1046" calcext:value-type="float">
            <text:p>1046</text:p>
          </table:table-cell>
          <table:table-cell table:formula="of:=VLOOKUP([.C770];[$Ткани.A:.F];3;0)" office:value-type="string" office:string-value="синий" calcext:value-type="string">
            <text:p>синий</text:p>
          </table:table-cell>
          <table:table-cell table:formula="of:=VLOOKUP([.C770];[$Ткани.A:.F];5;0)" office:value-type="string" office:string-value="хлопок" calcext:value-type="string">
            <text:p>хлопок</text:p>
          </table:table-cell>
          <table:table-cell table:formula="of:=VLOOKUP([.C770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70</text:p>
          </table:table-cell>
          <table:table-cell office:value-type="string" calcext:value-type="string">
            <text:p>P51</text:p>
          </table:table-cell>
          <table:table-cell table:style-name="ce22" office:value-type="string" calcext:value-type="string">
            <text:p>T13</text:p>
          </table:table-cell>
          <table:table-cell office:value-type="float" office:value="41" calcext:value-type="float">
            <text:p>41</text:p>
          </table:table-cell>
          <table:table-cell office:value-type="float" office:value="1046" calcext:value-type="float">
            <text:p>1046</text:p>
          </table:table-cell>
          <table:table-cell table:formula="of:=VLOOKUP([.C771];[$Ткани.A:.F];3;0)" office:value-type="string" office:string-value="красный" calcext:value-type="string">
            <text:p>красный</text:p>
          </table:table-cell>
          <table:table-cell table:formula="of:=VLOOKUP([.C771];[$Ткани.A:.F];5;0)" office:value-type="string" office:string-value="хлопок" calcext:value-type="string">
            <text:p>хлопок</text:p>
          </table:table-cell>
          <table:table-cell table:formula="of:=VLOOKUP([.C771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71</text:p>
          </table:table-cell>
          <table:table-cell office:value-type="string" calcext:value-type="string">
            <text:p>P3</text:p>
          </table:table-cell>
          <table:table-cell table:style-name="ce22" office:value-type="string" calcext:value-type="string">
            <text:p>T17</text:p>
          </table:table-cell>
          <table:table-cell office:value-type="float" office:value="34" calcext:value-type="float">
            <text:p>34</text:p>
          </table:table-cell>
          <table:table-cell office:value-type="float" office:value="1047" calcext:value-type="float">
            <text:p>1047</text:p>
          </table:table-cell>
          <table:table-cell table:formula="of:=VLOOKUP([.C772];[$Ткани.A:.F];3;0)" office:value-type="string" office:string-value="зеленый" calcext:value-type="string">
            <text:p>зеленый</text:p>
          </table:table-cell>
          <table:table-cell table:formula="of:=VLOOKUP([.C772];[$Ткани.A:.F];5;0)" office:value-type="string" office:string-value="хлопок" calcext:value-type="string">
            <text:p>хлопок</text:p>
          </table:table-cell>
          <table:table-cell table:formula="of:=VLOOKUP([.C772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72</text:p>
          </table:table-cell>
          <table:table-cell office:value-type="string" calcext:value-type="string">
            <text:p>P47</text:p>
          </table:table-cell>
          <table:table-cell table:style-name="ce22" office:value-type="string" calcext:value-type="string">
            <text:p>T41</text:p>
          </table:table-cell>
          <table:table-cell office:value-type="float" office:value="68" calcext:value-type="float">
            <text:p>68</text:p>
          </table:table-cell>
          <table:table-cell office:value-type="float" office:value="1047" calcext:value-type="float">
            <text:p>1047</text:p>
          </table:table-cell>
          <table:table-cell table:formula="of:=VLOOKUP([.C773];[$Ткани.A:.F];3;0)" office:value-type="string" office:string-value="белый" calcext:value-type="string">
            <text:p>белый</text:p>
          </table:table-cell>
          <table:table-cell table:formula="of:=VLOOKUP([.C773];[$Ткани.A:.F];5;0)" office:value-type="string" office:string-value="хлопок" calcext:value-type="string">
            <text:p>хлопок</text:p>
          </table:table-cell>
          <table:table-cell table:formula="of:=VLOOKUP([.C773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73</text:p>
          </table:table-cell>
          <table:table-cell office:value-type="string" calcext:value-type="string">
            <text:p>P28</text:p>
          </table:table-cell>
          <table:table-cell table:style-name="ce22" office:value-type="string" calcext:value-type="string">
            <text:p>T43</text:p>
          </table:table-cell>
          <table:table-cell office:value-type="float" office:value="31" calcext:value-type="float">
            <text:p>31</text:p>
          </table:table-cell>
          <table:table-cell office:value-type="float" office:value="1049" calcext:value-type="float">
            <text:p>1049</text:p>
          </table:table-cell>
          <table:table-cell table:formula="of:=VLOOKUP([.C774];[$Ткани.A:.F];3;0)" office:value-type="string" office:string-value="белый" calcext:value-type="string">
            <text:p>белый</text:p>
          </table:table-cell>
          <table:table-cell table:formula="of:=VLOOKUP([.C774];[$Ткани.A:.F];5;0)" office:value-type="string" office:string-value="хлопок" calcext:value-type="string">
            <text:p>хлопок</text:p>
          </table:table-cell>
          <table:table-cell table:formula="of:=VLOOKUP([.C774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74</text:p>
          </table:table-cell>
          <table:table-cell office:value-type="string" calcext:value-type="string">
            <text:p>P8</text:p>
          </table:table-cell>
          <table:table-cell table:style-name="ce22" office:value-type="string" calcext:value-type="string">
            <text:p>T42</text:p>
          </table:table-cell>
          <table:table-cell office:value-type="float" office:value="4" calcext:value-type="float">
            <text:p>4</text:p>
          </table:table-cell>
          <table:table-cell office:value-type="float" office:value="1049" calcext:value-type="float">
            <text:p>1049</text:p>
          </table:table-cell>
          <table:table-cell table:formula="of:=VLOOKUP([.C775];[$Ткани.A:.F];3;0)" office:value-type="string" office:string-value="красный" calcext:value-type="string">
            <text:p>красный</text:p>
          </table:table-cell>
          <table:table-cell table:formula="of:=VLOOKUP([.C775];[$Ткани.A:.F];5;0)" office:value-type="string" office:string-value="хлопок" calcext:value-type="string">
            <text:p>хлопок</text:p>
          </table:table-cell>
          <table:table-cell table:formula="of:=VLOOKUP([.C775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75</text:p>
          </table:table-cell>
          <table:table-cell office:value-type="string" calcext:value-type="string">
            <text:p>P37</text:p>
          </table:table-cell>
          <table:table-cell table:style-name="ce22" office:value-type="string" calcext:value-type="string">
            <text:p>T41</text:p>
          </table:table-cell>
          <table:table-cell office:value-type="float" office:value="118" calcext:value-type="float">
            <text:p>118</text:p>
          </table:table-cell>
          <table:table-cell office:value-type="float" office:value="1051" calcext:value-type="float">
            <text:p>1051</text:p>
          </table:table-cell>
          <table:table-cell table:formula="of:=VLOOKUP([.C776];[$Ткани.A:.F];3;0)" office:value-type="string" office:string-value="белый" calcext:value-type="string">
            <text:p>белый</text:p>
          </table:table-cell>
          <table:table-cell table:formula="of:=VLOOKUP([.C776];[$Ткани.A:.F];5;0)" office:value-type="string" office:string-value="хлопок" calcext:value-type="string">
            <text:p>хлопок</text:p>
          </table:table-cell>
          <table:table-cell table:formula="of:=VLOOKUP([.C776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76</text:p>
          </table:table-cell>
          <table:table-cell office:value-type="string" calcext:value-type="string">
            <text:p>P39</text:p>
          </table:table-cell>
          <table:table-cell table:style-name="ce22" office:value-type="string" calcext:value-type="string">
            <text:p>T13</text:p>
          </table:table-cell>
          <table:table-cell office:value-type="float" office:value="28" calcext:value-type="float">
            <text:p>28</text:p>
          </table:table-cell>
          <table:table-cell office:value-type="float" office:value="1051" calcext:value-type="float">
            <text:p>1051</text:p>
          </table:table-cell>
          <table:table-cell table:formula="of:=VLOOKUP([.C777];[$Ткани.A:.F];3;0)" office:value-type="string" office:string-value="красный" calcext:value-type="string">
            <text:p>красный</text:p>
          </table:table-cell>
          <table:table-cell table:formula="of:=VLOOKUP([.C777];[$Ткани.A:.F];5;0)" office:value-type="string" office:string-value="хлопок" calcext:value-type="string">
            <text:p>хлопок</text:p>
          </table:table-cell>
          <table:table-cell table:formula="of:=VLOOKUP([.C777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77</text:p>
          </table:table-cell>
          <table:table-cell office:value-type="string" calcext:value-type="string">
            <text:p>P40</text:p>
          </table:table-cell>
          <table:table-cell table:style-name="ce22" office:value-type="string" calcext:value-type="string">
            <text:p>T34</text:p>
          </table:table-cell>
          <table:table-cell office:value-type="float" office:value="19" calcext:value-type="float">
            <text:p>19</text:p>
          </table:table-cell>
          <table:table-cell office:value-type="float" office:value="1051" calcext:value-type="float">
            <text:p>1051</text:p>
          </table:table-cell>
          <table:table-cell table:formula="of:=VLOOKUP([.C778];[$Ткани.A:.F];3;0)" office:value-type="string" office:string-value="красный" calcext:value-type="string">
            <text:p>красный</text:p>
          </table:table-cell>
          <table:table-cell table:formula="of:=VLOOKUP([.C778];[$Ткани.A:.F];5;0)" office:value-type="string" office:string-value="шёлк" calcext:value-type="string">
            <text:p>шёлк</text:p>
          </table:table-cell>
          <table:table-cell table:formula="of:=VLOOKUP([.C778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78</text:p>
          </table:table-cell>
          <table:table-cell office:value-type="string" calcext:value-type="string">
            <text:p>P52</text:p>
          </table:table-cell>
          <table:table-cell table:style-name="ce22" office:value-type="string" calcext:value-type="string">
            <text:p>T14</text:p>
          </table:table-cell>
          <table:table-cell office:value-type="float" office:value="66" calcext:value-type="float">
            <text:p>66</text:p>
          </table:table-cell>
          <table:table-cell office:value-type="float" office:value="1051" calcext:value-type="float">
            <text:p>1051</text:p>
          </table:table-cell>
          <table:table-cell table:formula="of:=VLOOKUP([.C779];[$Ткани.A:.F];3;0)" office:value-type="string" office:string-value="синий" calcext:value-type="string">
            <text:p>синий</text:p>
          </table:table-cell>
          <table:table-cell table:formula="of:=VLOOKUP([.C779];[$Ткани.A:.F];5;0)" office:value-type="string" office:string-value="хлопок" calcext:value-type="string">
            <text:p>хлопок</text:p>
          </table:table-cell>
          <table:table-cell table:formula="of:=VLOOKUP([.C779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79</text:p>
          </table:table-cell>
          <table:table-cell office:value-type="string" calcext:value-type="string">
            <text:p>P9</text:p>
          </table:table-cell>
          <table:table-cell table:style-name="ce22" office:value-type="string" calcext:value-type="string">
            <text:p>T3</text:p>
          </table:table-cell>
          <table:table-cell office:value-type="float" office:value="35" calcext:value-type="float">
            <text:p>35</text:p>
          </table:table-cell>
          <table:table-cell office:value-type="float" office:value="1052" calcext:value-type="float">
            <text:p>1052</text:p>
          </table:table-cell>
          <table:table-cell table:formula="of:=VLOOKUP([.C780];[$Ткани.A:.F];3;0)" office:value-type="string" office:string-value="синий" calcext:value-type="string">
            <text:p>синий</text:p>
          </table:table-cell>
          <table:table-cell table:formula="of:=VLOOKUP([.C780];[$Ткани.A:.F];5;0)" office:value-type="string" office:string-value="шёлк" calcext:value-type="string">
            <text:p>шёлк</text:p>
          </table:table-cell>
          <table:table-cell table:formula="of:=VLOOKUP([.C780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80</text:p>
          </table:table-cell>
          <table:table-cell office:value-type="string" calcext:value-type="string">
            <text:p>P31</text:p>
          </table:table-cell>
          <table:table-cell table:style-name="ce22" office:value-type="string" calcext:value-type="string">
            <text:p>T32</text:p>
          </table:table-cell>
          <table:table-cell office:value-type="float" office:value="118" calcext:value-type="float">
            <text:p>118</text:p>
          </table:table-cell>
          <table:table-cell office:value-type="float" office:value="1053" calcext:value-type="float">
            <text:p>1053</text:p>
          </table:table-cell>
          <table:table-cell table:formula="of:=VLOOKUP([.C781];[$Ткани.A:.F];3;0)" office:value-type="string" office:string-value="красный" calcext:value-type="string">
            <text:p>красный</text:p>
          </table:table-cell>
          <table:table-cell table:formula="of:=VLOOKUP([.C781];[$Ткани.A:.F];5;0)" office:value-type="string" office:string-value="лён" calcext:value-type="string">
            <text:p>лён</text:p>
          </table:table-cell>
          <table:table-cell table:formula="of:=VLOOKUP([.C781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81</text:p>
          </table:table-cell>
          <table:table-cell office:value-type="string" calcext:value-type="string">
            <text:p>P12</text:p>
          </table:table-cell>
          <table:table-cell table:style-name="ce22" office:value-type="string" calcext:value-type="string">
            <text:p>T15</text:p>
          </table:table-cell>
          <table:table-cell office:value-type="float" office:value="85" calcext:value-type="float">
            <text:p>85</text:p>
          </table:table-cell>
          <table:table-cell office:value-type="float" office:value="1054" calcext:value-type="float">
            <text:p>1054</text:p>
          </table:table-cell>
          <table:table-cell table:formula="of:=VLOOKUP([.C782];[$Ткани.A:.F];3;0)" office:value-type="string" office:string-value="черный" calcext:value-type="string">
            <text:p>черный</text:p>
          </table:table-cell>
          <table:table-cell table:formula="of:=VLOOKUP([.C782];[$Ткани.A:.F];5;0)" office:value-type="string" office:string-value="хлопок" calcext:value-type="string">
            <text:p>хлопок</text:p>
          </table:table-cell>
          <table:table-cell table:formula="of:=VLOOKUP([.C782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82</text:p>
          </table:table-cell>
          <table:table-cell office:value-type="string" calcext:value-type="string">
            <text:p>P36</text:p>
          </table:table-cell>
          <table:table-cell table:style-name="ce22" office:value-type="string" calcext:value-type="string">
            <text:p>T44</text:p>
          </table:table-cell>
          <table:table-cell office:value-type="float" office:value="67" calcext:value-type="float">
            <text:p>67</text:p>
          </table:table-cell>
          <table:table-cell office:value-type="float" office:value="1054" calcext:value-type="float">
            <text:p>1054</text:p>
          </table:table-cell>
          <table:table-cell table:formula="of:=VLOOKUP([.C783];[$Ткани.A:.F];3;0)" office:value-type="string" office:string-value="коричневый" calcext:value-type="string">
            <text:p>коричневый</text:p>
          </table:table-cell>
          <table:table-cell table:formula="of:=VLOOKUP([.C783];[$Ткани.A:.F];5;0)" office:value-type="string" office:string-value="хлопок" calcext:value-type="string">
            <text:p>хлопок</text:p>
          </table:table-cell>
          <table:table-cell table:formula="of:=VLOOKUP([.C783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83</text:p>
          </table:table-cell>
          <table:table-cell office:value-type="string" calcext:value-type="string">
            <text:p>P40</text:p>
          </table:table-cell>
          <table:table-cell table:style-name="ce22" office:value-type="string" calcext:value-type="string">
            <text:p>T16</text:p>
          </table:table-cell>
          <table:table-cell office:value-type="float" office:value="51" calcext:value-type="float">
            <text:p>51</text:p>
          </table:table-cell>
          <table:table-cell office:value-type="float" office:value="1054" calcext:value-type="float">
            <text:p>1054</text:p>
          </table:table-cell>
          <table:table-cell table:formula="of:=VLOOKUP([.C784];[$Ткани.A:.F];3;0)" office:value-type="string" office:string-value="красный" calcext:value-type="string">
            <text:p>красный</text:p>
          </table:table-cell>
          <table:table-cell table:formula="of:=VLOOKUP([.C784];[$Ткани.A:.F];5;0)" office:value-type="string" office:string-value="хлопок" calcext:value-type="string">
            <text:p>хлопок</text:p>
          </table:table-cell>
          <table:table-cell table:formula="of:=VLOOKUP([.C784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84</text:p>
          </table:table-cell>
          <table:table-cell office:value-type="string" calcext:value-type="string">
            <text:p>P52</text:p>
          </table:table-cell>
          <table:table-cell table:style-name="ce22" office:value-type="string" calcext:value-type="string">
            <text:p>T8</text:p>
          </table:table-cell>
          <table:table-cell office:value-type="float" office:value="33" calcext:value-type="float">
            <text:p>33</text:p>
          </table:table-cell>
          <table:table-cell office:value-type="float" office:value="1054" calcext:value-type="float">
            <text:p>1054</text:p>
          </table:table-cell>
          <table:table-cell table:formula="of:=VLOOKUP([.C785];[$Ткани.A:.F];3;0)" office:value-type="string" office:string-value="голубой" calcext:value-type="string">
            <text:p>голубой</text:p>
          </table:table-cell>
          <table:table-cell table:formula="of:=VLOOKUP([.C785];[$Ткани.A:.F];5;0)" office:value-type="string" office:string-value="хлопок" calcext:value-type="string">
            <text:p>хлопок</text:p>
          </table:table-cell>
          <table:table-cell table:formula="of:=VLOOKUP([.C785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85</text:p>
          </table:table-cell>
          <table:table-cell office:value-type="string" calcext:value-type="string">
            <text:p>P13</text:p>
          </table:table-cell>
          <table:table-cell table:style-name="ce22" office:value-type="string" calcext:value-type="string">
            <text:p>T18</text:p>
          </table:table-cell>
          <table:table-cell office:value-type="float" office:value="96" calcext:value-type="float">
            <text:p>96</text:p>
          </table:table-cell>
          <table:table-cell office:value-type="float" office:value="1056" calcext:value-type="float">
            <text:p>1056</text:p>
          </table:table-cell>
          <table:table-cell table:formula="of:=VLOOKUP([.C786];[$Ткани.A:.F];3;0)" office:value-type="string" office:string-value="белый" calcext:value-type="string">
            <text:p>белый</text:p>
          </table:table-cell>
          <table:table-cell table:formula="of:=VLOOKUP([.C786];[$Ткани.A:.F];5;0)" office:value-type="string" office:string-value="хлопок" calcext:value-type="string">
            <text:p>хлопок</text:p>
          </table:table-cell>
          <table:table-cell table:formula="of:=VLOOKUP([.C786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86</text:p>
          </table:table-cell>
          <table:table-cell office:value-type="string" calcext:value-type="string">
            <text:p>P45</text:p>
          </table:table-cell>
          <table:table-cell table:style-name="ce22" office:value-type="string" calcext:value-type="string">
            <text:p>T5</text:p>
          </table:table-cell>
          <table:table-cell office:value-type="float" office:value="97" calcext:value-type="float">
            <text:p>97</text:p>
          </table:table-cell>
          <table:table-cell office:value-type="float" office:value="1056" calcext:value-type="float">
            <text:p>1056</text:p>
          </table:table-cell>
          <table:table-cell table:formula="of:=VLOOKUP([.C787];[$Ткани.A:.F];3;0)" office:value-type="string" office:string-value="синий" calcext:value-type="string">
            <text:p>синий</text:p>
          </table:table-cell>
          <table:table-cell table:formula="of:=VLOOKUP([.C787];[$Ткани.A:.F];5;0)" office:value-type="string" office:string-value="хлопок" calcext:value-type="string">
            <text:p>хлопок</text:p>
          </table:table-cell>
          <table:table-cell table:formula="of:=VLOOKUP([.C787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87</text:p>
          </table:table-cell>
          <table:table-cell office:value-type="string" calcext:value-type="string">
            <text:p>P51</text:p>
          </table:table-cell>
          <table:table-cell table:style-name="ce22" office:value-type="string" calcext:value-type="string">
            <text:p>T29</text:p>
          </table:table-cell>
          <table:table-cell office:value-type="float" office:value="63" calcext:value-type="float">
            <text:p>63</text:p>
          </table:table-cell>
          <table:table-cell office:value-type="float" office:value="1056" calcext:value-type="float">
            <text:p>1056</text:p>
          </table:table-cell>
          <table:table-cell table:formula="of:=VLOOKUP([.C788];[$Ткани.A:.F];3;0)" office:value-type="string" office:string-value="зеленый" calcext:value-type="string">
            <text:p>зеленый</text:p>
          </table:table-cell>
          <table:table-cell table:formula="of:=VLOOKUP([.C788];[$Ткани.A:.F];5;0)" office:value-type="string" office:string-value="лён" calcext:value-type="string">
            <text:p>лён</text:p>
          </table:table-cell>
          <table:table-cell table:formula="of:=VLOOKUP([.C788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88</text:p>
          </table:table-cell>
          <table:table-cell office:value-type="string" calcext:value-type="string">
            <text:p>P1</text:p>
          </table:table-cell>
          <table:table-cell table:style-name="ce22" office:value-type="string" calcext:value-type="string">
            <text:p>T7</text:p>
          </table:table-cell>
          <table:table-cell office:value-type="float" office:value="54" calcext:value-type="float">
            <text:p>54</text:p>
          </table:table-cell>
          <table:table-cell office:value-type="float" office:value="1057" calcext:value-type="float">
            <text:p>1057</text:p>
          </table:table-cell>
          <table:table-cell table:formula="of:=VLOOKUP([.C789];[$Ткани.A:.F];3;0)" office:value-type="string" office:string-value="белый" calcext:value-type="string">
            <text:p>белый</text:p>
          </table:table-cell>
          <table:table-cell table:formula="of:=VLOOKUP([.C789];[$Ткани.A:.F];5;0)" office:value-type="string" office:string-value="хлопок" calcext:value-type="string">
            <text:p>хлопок</text:p>
          </table:table-cell>
          <table:table-cell table:formula="of:=VLOOKUP([.C789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89</text:p>
          </table:table-cell>
          <table:table-cell office:value-type="string" calcext:value-type="string">
            <text:p>P41</text:p>
          </table:table-cell>
          <table:table-cell table:style-name="ce22" office:value-type="string" calcext:value-type="string">
            <text:p>T21</text:p>
          </table:table-cell>
          <table:table-cell office:value-type="float" office:value="23" calcext:value-type="float">
            <text:p>23</text:p>
          </table:table-cell>
          <table:table-cell office:value-type="float" office:value="1057" calcext:value-type="float">
            <text:p>1057</text:p>
          </table:table-cell>
          <table:table-cell table:formula="of:=VLOOKUP([.C790];[$Ткани.A:.F];3;0)" office:value-type="string" office:string-value="красный" calcext:value-type="string">
            <text:p>красный</text:p>
          </table:table-cell>
          <table:table-cell table:formula="of:=VLOOKUP([.C790];[$Ткани.A:.F];5;0)" office:value-type="string" office:string-value="шерсть" calcext:value-type="string">
            <text:p>шерсть</text:p>
          </table:table-cell>
          <table:table-cell table:formula="of:=VLOOKUP([.C790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90</text:p>
          </table:table-cell>
          <table:table-cell office:value-type="string" calcext:value-type="string">
            <text:p>P44</text:p>
          </table:table-cell>
          <table:table-cell table:style-name="ce22" office:value-type="string" calcext:value-type="string">
            <text:p>T42</text:p>
          </table:table-cell>
          <table:table-cell office:value-type="float" office:value="103" calcext:value-type="float">
            <text:p>103</text:p>
          </table:table-cell>
          <table:table-cell office:value-type="float" office:value="1059" calcext:value-type="float">
            <text:p>1059</text:p>
          </table:table-cell>
          <table:table-cell table:formula="of:=VLOOKUP([.C791];[$Ткани.A:.F];3;0)" office:value-type="string" office:string-value="красный" calcext:value-type="string">
            <text:p>красный</text:p>
          </table:table-cell>
          <table:table-cell table:formula="of:=VLOOKUP([.C791];[$Ткани.A:.F];5;0)" office:value-type="string" office:string-value="хлопок" calcext:value-type="string">
            <text:p>хлопок</text:p>
          </table:table-cell>
          <table:table-cell table:formula="of:=VLOOKUP([.C791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91</text:p>
          </table:table-cell>
          <table:table-cell office:value-type="string" calcext:value-type="string">
            <text:p>P17</text:p>
          </table:table-cell>
          <table:table-cell table:style-name="ce22" office:value-type="string" calcext:value-type="string">
            <text:p>T32</text:p>
          </table:table-cell>
          <table:table-cell office:value-type="float" office:value="23" calcext:value-type="float">
            <text:p>23</text:p>
          </table:table-cell>
          <table:table-cell office:value-type="float" office:value="1060" calcext:value-type="float">
            <text:p>1060</text:p>
          </table:table-cell>
          <table:table-cell table:formula="of:=VLOOKUP([.C792];[$Ткани.A:.F];3;0)" office:value-type="string" office:string-value="красный" calcext:value-type="string">
            <text:p>красный</text:p>
          </table:table-cell>
          <table:table-cell table:formula="of:=VLOOKUP([.C792];[$Ткани.A:.F];5;0)" office:value-type="string" office:string-value="лён" calcext:value-type="string">
            <text:p>лён</text:p>
          </table:table-cell>
          <table:table-cell table:formula="of:=VLOOKUP([.C792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92</text:p>
          </table:table-cell>
          <table:table-cell office:value-type="string" calcext:value-type="string">
            <text:p>P40</text:p>
          </table:table-cell>
          <table:table-cell table:style-name="ce22" office:value-type="string" calcext:value-type="string">
            <text:p>T38</text:p>
          </table:table-cell>
          <table:table-cell office:value-type="float" office:value="54" calcext:value-type="float">
            <text:p>54</text:p>
          </table:table-cell>
          <table:table-cell office:value-type="float" office:value="1060" calcext:value-type="float">
            <text:p>1060</text:p>
          </table:table-cell>
          <table:table-cell table:formula="of:=VLOOKUP([.C793];[$Ткани.A:.F];3;0)" office:value-type="string" office:string-value="синий" calcext:value-type="string">
            <text:p>синий</text:p>
          </table:table-cell>
          <table:table-cell table:formula="of:=VLOOKUP([.C793];[$Ткани.A:.F];5;0)" office:value-type="string" office:string-value="хлопок" calcext:value-type="string">
            <text:p>хлопок</text:p>
          </table:table-cell>
          <table:table-cell table:formula="of:=VLOOKUP([.C793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93</text:p>
          </table:table-cell>
          <table:table-cell office:value-type="string" calcext:value-type="string">
            <text:p>P9</text:p>
          </table:table-cell>
          <table:table-cell table:style-name="ce22" office:value-type="string" calcext:value-type="string">
            <text:p>T13</text:p>
          </table:table-cell>
          <table:table-cell office:value-type="float" office:value="29" calcext:value-type="float">
            <text:p>29</text:p>
          </table:table-cell>
          <table:table-cell office:value-type="float" office:value="1060" calcext:value-type="float">
            <text:p>1060</text:p>
          </table:table-cell>
          <table:table-cell table:formula="of:=VLOOKUP([.C794];[$Ткани.A:.F];3;0)" office:value-type="string" office:string-value="красный" calcext:value-type="string">
            <text:p>красный</text:p>
          </table:table-cell>
          <table:table-cell table:formula="of:=VLOOKUP([.C794];[$Ткани.A:.F];5;0)" office:value-type="string" office:string-value="хлопок" calcext:value-type="string">
            <text:p>хлопок</text:p>
          </table:table-cell>
          <table:table-cell table:formula="of:=VLOOKUP([.C794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94</text:p>
          </table:table-cell>
          <table:table-cell office:value-type="string" calcext:value-type="string">
            <text:p>P11</text:p>
          </table:table-cell>
          <table:table-cell table:style-name="ce22" office:value-type="string" calcext:value-type="string">
            <text:p>T18</text:p>
          </table:table-cell>
          <table:table-cell office:value-type="float" office:value="96" calcext:value-type="float">
            <text:p>96</text:p>
          </table:table-cell>
          <table:table-cell office:value-type="float" office:value="1061" calcext:value-type="float">
            <text:p>1061</text:p>
          </table:table-cell>
          <table:table-cell table:formula="of:=VLOOKUP([.C795];[$Ткани.A:.F];3;0)" office:value-type="string" office:string-value="белый" calcext:value-type="string">
            <text:p>белый</text:p>
          </table:table-cell>
          <table:table-cell table:formula="of:=VLOOKUP([.C795];[$Ткани.A:.F];5;0)" office:value-type="string" office:string-value="хлопок" calcext:value-type="string">
            <text:p>хлопок</text:p>
          </table:table-cell>
          <table:table-cell table:formula="of:=VLOOKUP([.C795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95</text:p>
          </table:table-cell>
          <table:table-cell office:value-type="string" calcext:value-type="string">
            <text:p>P38</text:p>
          </table:table-cell>
          <table:table-cell table:style-name="ce22" office:value-type="string" calcext:value-type="string">
            <text:p>T2</text:p>
          </table:table-cell>
          <table:table-cell office:value-type="float" office:value="66" calcext:value-type="float">
            <text:p>66</text:p>
          </table:table-cell>
          <table:table-cell office:value-type="float" office:value="1063" calcext:value-type="float">
            <text:p>1063</text:p>
          </table:table-cell>
          <table:table-cell table:formula="of:=VLOOKUP([.C796];[$Ткани.A:.F];3;0)" office:value-type="string" office:string-value="желтый" calcext:value-type="string">
            <text:p>желтый</text:p>
          </table:table-cell>
          <table:table-cell table:formula="of:=VLOOKUP([.C796];[$Ткани.A:.F];5;0)" office:value-type="string" office:string-value="шёлк" calcext:value-type="string">
            <text:p>шёлк</text:p>
          </table:table-cell>
          <table:table-cell table:formula="of:=VLOOKUP([.C796];[$Ткани.A:.F];4;0)" office:value-type="float" office:value="240" calcext:value-type="float">
            <text:p>240</text:p>
          </table:table-cell>
          <table:table-cell table:formula="of:=VLOOKUP([.B796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96</text:p>
          </table:table-cell>
          <table:table-cell office:value-type="string" calcext:value-type="string">
            <text:p>P6</text:p>
          </table:table-cell>
          <table:table-cell table:style-name="ce22" office:value-type="string" calcext:value-type="string">
            <text:p>T30</text:p>
          </table:table-cell>
          <table:table-cell office:value-type="float" office:value="92" calcext:value-type="float">
            <text:p>92</text:p>
          </table:table-cell>
          <table:table-cell office:value-type="float" office:value="1063" calcext:value-type="float">
            <text:p>1063</text:p>
          </table:table-cell>
          <table:table-cell table:formula="of:=VLOOKUP([.C797];[$Ткани.A:.F];3;0)" office:value-type="string" office:string-value="синий" calcext:value-type="string">
            <text:p>синий</text:p>
          </table:table-cell>
          <table:table-cell table:formula="of:=VLOOKUP([.C797];[$Ткани.A:.F];5;0)" office:value-type="string" office:string-value="лён" calcext:value-type="string">
            <text:p>лён</text:p>
          </table:table-cell>
          <table:table-cell table:formula="of:=VLOOKUP([.C797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97</text:p>
          </table:table-cell>
          <table:table-cell office:value-type="string" calcext:value-type="string">
            <text:p>P41</text:p>
          </table:table-cell>
          <table:table-cell table:style-name="ce22" office:value-type="string" calcext:value-type="string">
            <text:p>T5</text:p>
          </table:table-cell>
          <table:table-cell office:value-type="float" office:value="32" calcext:value-type="float">
            <text:p>32</text:p>
          </table:table-cell>
          <table:table-cell office:value-type="float" office:value="1065" calcext:value-type="float">
            <text:p>1065</text:p>
          </table:table-cell>
          <table:table-cell table:formula="of:=VLOOKUP([.C798];[$Ткани.A:.F];3;0)" office:value-type="string" office:string-value="синий" calcext:value-type="string">
            <text:p>синий</text:p>
          </table:table-cell>
          <table:table-cell table:formula="of:=VLOOKUP([.C798];[$Ткани.A:.F];5;0)" office:value-type="string" office:string-value="хлопок" calcext:value-type="string">
            <text:p>хлопок</text:p>
          </table:table-cell>
          <table:table-cell table:formula="of:=VLOOKUP([.C798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98</text:p>
          </table:table-cell>
          <table:table-cell office:value-type="string" calcext:value-type="string">
            <text:p>P12</text:p>
          </table:table-cell>
          <table:table-cell table:style-name="ce22" office:value-type="string" calcext:value-type="string">
            <text:p>T27</text:p>
          </table:table-cell>
          <table:table-cell office:value-type="float" office:value="22" calcext:value-type="float">
            <text:p>22</text:p>
          </table:table-cell>
          <table:table-cell office:value-type="float" office:value="1066" calcext:value-type="float">
            <text:p>1066</text:p>
          </table:table-cell>
          <table:table-cell table:formula="of:=VLOOKUP([.C799];[$Ткани.A:.F];3;0)" office:value-type="string" office:string-value="желтый" calcext:value-type="string">
            <text:p>желтый</text:p>
          </table:table-cell>
          <table:table-cell table:formula="of:=VLOOKUP([.C799];[$Ткани.A:.F];5;0)" office:value-type="string" office:string-value="шёлк" calcext:value-type="string">
            <text:p>шёлк</text:p>
          </table:table-cell>
          <table:table-cell table:formula="of:=VLOOKUP([.C799];[$Ткани.A:.F];4;0)" office:value-type="float" office:value="230" calcext:value-type="float">
            <text:p>230</text:p>
          </table:table-cell>
          <table:table-cell table:formula="of:=VLOOKUP([.B799];[$Продукция.A:.E];2;0)" office:value-type="string" office:string-value="платье с кокеткой" calcext:value-type="string">
            <text:p>платье с кокеткой</text:p>
          </table:table-cell>
          <table:table-cell table:number-columns-repeated="3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799</text:p>
          </table:table-cell>
          <table:table-cell office:value-type="string" calcext:value-type="string">
            <text:p>P15</text:p>
          </table:table-cell>
          <table:table-cell table:style-name="ce22" office:value-type="string" calcext:value-type="string">
            <text:p>T21</text:p>
          </table:table-cell>
          <table:table-cell office:value-type="float" office:value="18" calcext:value-type="float">
            <text:p>18</text:p>
          </table:table-cell>
          <table:table-cell office:value-type="float" office:value="1066" calcext:value-type="float">
            <text:p>1066</text:p>
          </table:table-cell>
          <table:table-cell table:formula="of:=VLOOKUP([.C800];[$Ткани.A:.F];3;0)" office:value-type="string" office:string-value="красный" calcext:value-type="string">
            <text:p>красный</text:p>
          </table:table-cell>
          <table:table-cell table:formula="of:=VLOOKUP([.C800];[$Ткани.A:.F];5;0)" office:value-type="string" office:string-value="шерсть" calcext:value-type="string">
            <text:p>шерсть</text:p>
          </table:table-cell>
          <table:table-cell table:formula="of:=VLOOKUP([.C800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00</text:p>
          </table:table-cell>
          <table:table-cell office:value-type="string" calcext:value-type="string">
            <text:p>P27</text:p>
          </table:table-cell>
          <table:table-cell table:style-name="ce22" office:value-type="string" calcext:value-type="string">
            <text:p>T6</text:p>
          </table:table-cell>
          <table:table-cell office:value-type="float" office:value="27" calcext:value-type="float">
            <text:p>27</text:p>
          </table:table-cell>
          <table:table-cell office:value-type="float" office:value="1066" calcext:value-type="float">
            <text:p>1066</text:p>
          </table:table-cell>
          <table:table-cell table:formula="of:=VLOOKUP([.C801];[$Ткани.A:.F];3;0)" office:value-type="string" office:string-value="черный" calcext:value-type="string">
            <text:p>черный</text:p>
          </table:table-cell>
          <table:table-cell table:formula="of:=VLOOKUP([.C801];[$Ткани.A:.F];5;0)" office:value-type="string" office:string-value="хлопок" calcext:value-type="string">
            <text:p>хлопок</text:p>
          </table:table-cell>
          <table:table-cell table:formula="of:=VLOOKUP([.C801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01</text:p>
          </table:table-cell>
          <table:table-cell office:value-type="string" calcext:value-type="string">
            <text:p>P6</text:p>
          </table:table-cell>
          <table:table-cell table:style-name="ce22" office:value-type="string" calcext:value-type="string">
            <text:p>T10</text:p>
          </table:table-cell>
          <table:table-cell office:value-type="float" office:value="27" calcext:value-type="float">
            <text:p>27</text:p>
          </table:table-cell>
          <table:table-cell office:value-type="float" office:value="1066" calcext:value-type="float">
            <text:p>1066</text:p>
          </table:table-cell>
          <table:table-cell table:formula="of:=VLOOKUP([.C802];[$Ткани.A:.F];3;0)" office:value-type="string" office:string-value="белый" calcext:value-type="string">
            <text:p>белый</text:p>
          </table:table-cell>
          <table:table-cell table:formula="of:=VLOOKUP([.C802];[$Ткани.A:.F];5;0)" office:value-type="string" office:string-value="хлопок" calcext:value-type="string">
            <text:p>хлопок</text:p>
          </table:table-cell>
          <table:table-cell table:formula="of:=VLOOKUP([.C802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02</text:p>
          </table:table-cell>
          <table:table-cell office:value-type="string" calcext:value-type="string">
            <text:p>P47</text:p>
          </table:table-cell>
          <table:table-cell table:style-name="ce22" office:value-type="string" calcext:value-type="string">
            <text:p>T5</text:p>
          </table:table-cell>
          <table:table-cell office:value-type="float" office:value="98" calcext:value-type="float">
            <text:p>98</text:p>
          </table:table-cell>
          <table:table-cell office:value-type="float" office:value="1067" calcext:value-type="float">
            <text:p>1067</text:p>
          </table:table-cell>
          <table:table-cell table:formula="of:=VLOOKUP([.C803];[$Ткани.A:.F];3;0)" office:value-type="string" office:string-value="синий" calcext:value-type="string">
            <text:p>синий</text:p>
          </table:table-cell>
          <table:table-cell table:formula="of:=VLOOKUP([.C803];[$Ткани.A:.F];5;0)" office:value-type="string" office:string-value="хлопок" calcext:value-type="string">
            <text:p>хлопок</text:p>
          </table:table-cell>
          <table:table-cell table:formula="of:=VLOOKUP([.C803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03</text:p>
          </table:table-cell>
          <table:table-cell office:value-type="string" calcext:value-type="string">
            <text:p>P1</text:p>
          </table:table-cell>
          <table:table-cell table:style-name="ce22" office:value-type="string" calcext:value-type="string">
            <text:p>T33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table:formula="of:=VLOOKUP([.C804];[$Ткани.A:.F];3;0)" office:value-type="string" office:string-value="синий" calcext:value-type="string">
            <text:p>синий</text:p>
          </table:table-cell>
          <table:table-cell table:formula="of:=VLOOKUP([.C804];[$Ткани.A:.F];5;0)" office:value-type="string" office:string-value="шёлк" calcext:value-type="string">
            <text:p>шёлк</text:p>
          </table:table-cell>
          <table:table-cell table:formula="of:=VLOOKUP([.C804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04</text:p>
          </table:table-cell>
          <table:table-cell office:value-type="string" calcext:value-type="string">
            <text:p>P17</text:p>
          </table:table-cell>
          <table:table-cell table:style-name="ce22" office:value-type="string" calcext:value-type="string">
            <text:p>T14</text:p>
          </table:table-cell>
          <table:table-cell office:value-type="float" office:value="99" calcext:value-type="float">
            <text:p>99</text:p>
          </table:table-cell>
          <table:table-cell office:value-type="float" office:value="1068" calcext:value-type="float">
            <text:p>1068</text:p>
          </table:table-cell>
          <table:table-cell table:formula="of:=VLOOKUP([.C805];[$Ткани.A:.F];3;0)" office:value-type="string" office:string-value="синий" calcext:value-type="string">
            <text:p>синий</text:p>
          </table:table-cell>
          <table:table-cell table:formula="of:=VLOOKUP([.C805];[$Ткани.A:.F];5;0)" office:value-type="string" office:string-value="хлопок" calcext:value-type="string">
            <text:p>хлопок</text:p>
          </table:table-cell>
          <table:table-cell table:formula="of:=VLOOKUP([.C805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05</text:p>
          </table:table-cell>
          <table:table-cell office:value-type="string" calcext:value-type="string">
            <text:p>P27</text:p>
          </table:table-cell>
          <table:table-cell table:style-name="ce22" office:value-type="string" calcext:value-type="string">
            <text:p>T28</text:p>
          </table:table-cell>
          <table:table-cell office:value-type="float" office:value="86" calcext:value-type="float">
            <text:p>86</text:p>
          </table:table-cell>
          <table:table-cell office:value-type="float" office:value="1068" calcext:value-type="float">
            <text:p>1068</text:p>
          </table:table-cell>
          <table:table-cell table:formula="of:=VLOOKUP([.C806];[$Ткани.A:.F];3;0)" office:value-type="string" office:string-value="белый" calcext:value-type="string">
            <text:p>белый</text:p>
          </table:table-cell>
          <table:table-cell table:formula="of:=VLOOKUP([.C806];[$Ткани.A:.F];5;0)" office:value-type="string" office:string-value="лён" calcext:value-type="string">
            <text:p>лён</text:p>
          </table:table-cell>
          <table:table-cell table:formula="of:=VLOOKUP([.C806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06</text:p>
          </table:table-cell>
          <table:table-cell office:value-type="string" calcext:value-type="string">
            <text:p>P50</text:p>
          </table:table-cell>
          <table:table-cell table:style-name="ce22" office:value-type="string" calcext:value-type="string">
            <text:p>T42</text:p>
          </table:table-cell>
          <table:table-cell office:value-type="float" office:value="29" calcext:value-type="float">
            <text:p>29</text:p>
          </table:table-cell>
          <table:table-cell office:value-type="float" office:value="1068" calcext:value-type="float">
            <text:p>1068</text:p>
          </table:table-cell>
          <table:table-cell table:formula="of:=VLOOKUP([.C807];[$Ткани.A:.F];3;0)" office:value-type="string" office:string-value="красный" calcext:value-type="string">
            <text:p>красный</text:p>
          </table:table-cell>
          <table:table-cell table:formula="of:=VLOOKUP([.C807];[$Ткани.A:.F];5;0)" office:value-type="string" office:string-value="хлопок" calcext:value-type="string">
            <text:p>хлопок</text:p>
          </table:table-cell>
          <table:table-cell table:formula="of:=VLOOKUP([.C807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07</text:p>
          </table:table-cell>
          <table:table-cell office:value-type="string" calcext:value-type="string">
            <text:p>P13</text:p>
          </table:table-cell>
          <table:table-cell table:style-name="ce22" office:value-type="string" calcext:value-type="string">
            <text:p>T16</text:p>
          </table:table-cell>
          <table:table-cell office:value-type="float" office:value="11" calcext:value-type="float">
            <text:p>11</text:p>
          </table:table-cell>
          <table:table-cell office:value-type="float" office:value="1069" calcext:value-type="float">
            <text:p>1069</text:p>
          </table:table-cell>
          <table:table-cell table:formula="of:=VLOOKUP([.C808];[$Ткани.A:.F];3;0)" office:value-type="string" office:string-value="красный" calcext:value-type="string">
            <text:p>красный</text:p>
          </table:table-cell>
          <table:table-cell table:formula="of:=VLOOKUP([.C808];[$Ткани.A:.F];5;0)" office:value-type="string" office:string-value="хлопок" calcext:value-type="string">
            <text:p>хлопок</text:p>
          </table:table-cell>
          <table:table-cell table:formula="of:=VLOOKUP([.C808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08</text:p>
          </table:table-cell>
          <table:table-cell office:value-type="string" calcext:value-type="string">
            <text:p>P50</text:p>
          </table:table-cell>
          <table:table-cell table:style-name="ce22" office:value-type="string" calcext:value-type="string">
            <text:p>T32</text:p>
          </table:table-cell>
          <table:table-cell office:value-type="float" office:value="55" calcext:value-type="float">
            <text:p>55</text:p>
          </table:table-cell>
          <table:table-cell office:value-type="float" office:value="1069" calcext:value-type="float">
            <text:p>1069</text:p>
          </table:table-cell>
          <table:table-cell table:formula="of:=VLOOKUP([.C809];[$Ткани.A:.F];3;0)" office:value-type="string" office:string-value="красный" calcext:value-type="string">
            <text:p>красный</text:p>
          </table:table-cell>
          <table:table-cell table:formula="of:=VLOOKUP([.C809];[$Ткани.A:.F];5;0)" office:value-type="string" office:string-value="лён" calcext:value-type="string">
            <text:p>лён</text:p>
          </table:table-cell>
          <table:table-cell table:formula="of:=VLOOKUP([.C809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09</text:p>
          </table:table-cell>
          <table:table-cell office:value-type="string" calcext:value-type="string">
            <text:p>P36</text:p>
          </table:table-cell>
          <table:table-cell table:style-name="ce22" office:value-type="string" calcext:value-type="string">
            <text:p>T28</text:p>
          </table:table-cell>
          <table:table-cell office:value-type="float" office:value="20" calcext:value-type="float">
            <text:p>20</text:p>
          </table:table-cell>
          <table:table-cell office:value-type="float" office:value="1071" calcext:value-type="float">
            <text:p>1071</text:p>
          </table:table-cell>
          <table:table-cell table:formula="of:=VLOOKUP([.C810];[$Ткани.A:.F];3;0)" office:value-type="string" office:string-value="белый" calcext:value-type="string">
            <text:p>белый</text:p>
          </table:table-cell>
          <table:table-cell table:formula="of:=VLOOKUP([.C810];[$Ткани.A:.F];5;0)" office:value-type="string" office:string-value="лён" calcext:value-type="string">
            <text:p>лён</text:p>
          </table:table-cell>
          <table:table-cell table:formula="of:=VLOOKUP([.C810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10</text:p>
          </table:table-cell>
          <table:table-cell office:value-type="string" calcext:value-type="string">
            <text:p>P52</text:p>
          </table:table-cell>
          <table:table-cell table:style-name="ce22" office:value-type="string" calcext:value-type="string">
            <text:p>T30</text:p>
          </table:table-cell>
          <table:table-cell office:value-type="float" office:value="39" calcext:value-type="float">
            <text:p>39</text:p>
          </table:table-cell>
          <table:table-cell office:value-type="float" office:value="1071" calcext:value-type="float">
            <text:p>1071</text:p>
          </table:table-cell>
          <table:table-cell table:formula="of:=VLOOKUP([.C811];[$Ткани.A:.F];3;0)" office:value-type="string" office:string-value="синий" calcext:value-type="string">
            <text:p>синий</text:p>
          </table:table-cell>
          <table:table-cell table:formula="of:=VLOOKUP([.C811];[$Ткани.A:.F];5;0)" office:value-type="string" office:string-value="лён" calcext:value-type="string">
            <text:p>лён</text:p>
          </table:table-cell>
          <table:table-cell table:formula="of:=VLOOKUP([.C811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11</text:p>
          </table:table-cell>
          <table:table-cell office:value-type="string" calcext:value-type="string">
            <text:p>P6</text:p>
          </table:table-cell>
          <table:table-cell table:style-name="ce22" office:value-type="string" calcext:value-type="string">
            <text:p>T34</text:p>
          </table:table-cell>
          <table:table-cell office:value-type="float" office:value="103" calcext:value-type="float">
            <text:p>103</text:p>
          </table:table-cell>
          <table:table-cell office:value-type="float" office:value="1071" calcext:value-type="float">
            <text:p>1071</text:p>
          </table:table-cell>
          <table:table-cell table:formula="of:=VLOOKUP([.C812];[$Ткани.A:.F];3;0)" office:value-type="string" office:string-value="красный" calcext:value-type="string">
            <text:p>красный</text:p>
          </table:table-cell>
          <table:table-cell table:formula="of:=VLOOKUP([.C812];[$Ткани.A:.F];5;0)" office:value-type="string" office:string-value="шёлк" calcext:value-type="string">
            <text:p>шёлк</text:p>
          </table:table-cell>
          <table:table-cell table:formula="of:=VLOOKUP([.C812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12</text:p>
          </table:table-cell>
          <table:table-cell office:value-type="string" calcext:value-type="string">
            <text:p>P33</text:p>
          </table:table-cell>
          <table:table-cell table:style-name="ce22" office:value-type="string" calcext:value-type="string">
            <text:p>T41</text:p>
          </table:table-cell>
          <table:table-cell office:value-type="float" office:value="76" calcext:value-type="float">
            <text:p>76</text:p>
          </table:table-cell>
          <table:table-cell office:value-type="float" office:value="1072" calcext:value-type="float">
            <text:p>1072</text:p>
          </table:table-cell>
          <table:table-cell table:formula="of:=VLOOKUP([.C813];[$Ткани.A:.F];3;0)" office:value-type="string" office:string-value="белый" calcext:value-type="string">
            <text:p>белый</text:p>
          </table:table-cell>
          <table:table-cell table:formula="of:=VLOOKUP([.C813];[$Ткани.A:.F];5;0)" office:value-type="string" office:string-value="хлопок" calcext:value-type="string">
            <text:p>хлопок</text:p>
          </table:table-cell>
          <table:table-cell table:formula="of:=VLOOKUP([.C813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13</text:p>
          </table:table-cell>
          <table:table-cell office:value-type="string" calcext:value-type="string">
            <text:p>P60</text:p>
          </table:table-cell>
          <table:table-cell table:style-name="ce22" office:value-type="string" calcext:value-type="string">
            <text:p>T13</text:p>
          </table:table-cell>
          <table:table-cell office:value-type="float" office:value="86" calcext:value-type="float">
            <text:p>86</text:p>
          </table:table-cell>
          <table:table-cell office:value-type="float" office:value="1073" calcext:value-type="float">
            <text:p>1073</text:p>
          </table:table-cell>
          <table:table-cell table:formula="of:=VLOOKUP([.C814];[$Ткани.A:.F];3;0)" office:value-type="string" office:string-value="красный" calcext:value-type="string">
            <text:p>красный</text:p>
          </table:table-cell>
          <table:table-cell table:formula="of:=VLOOKUP([.C814];[$Ткани.A:.F];5;0)" office:value-type="string" office:string-value="хлопок" calcext:value-type="string">
            <text:p>хлопок</text:p>
          </table:table-cell>
          <table:table-cell table:formula="of:=VLOOKUP([.C814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14</text:p>
          </table:table-cell>
          <table:table-cell office:value-type="string" calcext:value-type="string">
            <text:p>P2</text:p>
          </table:table-cell>
          <table:table-cell table:style-name="ce22" office:value-type="string" calcext:value-type="string">
            <text:p>T18</text:p>
          </table:table-cell>
          <table:table-cell office:value-type="float" office:value="99" calcext:value-type="float">
            <text:p>99</text:p>
          </table:table-cell>
          <table:table-cell office:value-type="float" office:value="1074" calcext:value-type="float">
            <text:p>1074</text:p>
          </table:table-cell>
          <table:table-cell table:formula="of:=VLOOKUP([.C815];[$Ткани.A:.F];3;0)" office:value-type="string" office:string-value="белый" calcext:value-type="string">
            <text:p>белый</text:p>
          </table:table-cell>
          <table:table-cell table:formula="of:=VLOOKUP([.C815];[$Ткани.A:.F];5;0)" office:value-type="string" office:string-value="хлопок" calcext:value-type="string">
            <text:p>хлопок</text:p>
          </table:table-cell>
          <table:table-cell table:formula="of:=VLOOKUP([.C815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15</text:p>
          </table:table-cell>
          <table:table-cell office:value-type="string" calcext:value-type="string">
            <text:p>P44</text:p>
          </table:table-cell>
          <table:table-cell table:style-name="ce22" office:value-type="string" calcext:value-type="string">
            <text:p>T40</text:p>
          </table:table-cell>
          <table:table-cell office:value-type="float" office:value="63" calcext:value-type="float">
            <text:p>63</text:p>
          </table:table-cell>
          <table:table-cell office:value-type="float" office:value="1074" calcext:value-type="float">
            <text:p>1074</text:p>
          </table:table-cell>
          <table:table-cell table:formula="of:=VLOOKUP([.C816];[$Ткани.A:.F];3;0)" office:value-type="string" office:string-value="синий" calcext:value-type="string">
            <text:p>синий</text:p>
          </table:table-cell>
          <table:table-cell table:formula="of:=VLOOKUP([.C816];[$Ткани.A:.F];5;0)" office:value-type="string" office:string-value="хлопок" calcext:value-type="string">
            <text:p>хлопок</text:p>
          </table:table-cell>
          <table:table-cell table:formula="of:=VLOOKUP([.C816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16</text:p>
          </table:table-cell>
          <table:table-cell office:value-type="string" calcext:value-type="string">
            <text:p>P5</text:p>
          </table:table-cell>
          <table:table-cell table:style-name="ce22" office:value-type="string" calcext:value-type="string">
            <text:p>T17</text:p>
          </table:table-cell>
          <table:table-cell office:value-type="float" office:value="31" calcext:value-type="float">
            <text:p>31</text:p>
          </table:table-cell>
          <table:table-cell office:value-type="float" office:value="1074" calcext:value-type="float">
            <text:p>1074</text:p>
          </table:table-cell>
          <table:table-cell table:formula="of:=VLOOKUP([.C817];[$Ткани.A:.F];3;0)" office:value-type="string" office:string-value="зеленый" calcext:value-type="string">
            <text:p>зеленый</text:p>
          </table:table-cell>
          <table:table-cell table:formula="of:=VLOOKUP([.C817];[$Ткани.A:.F];5;0)" office:value-type="string" office:string-value="хлопок" calcext:value-type="string">
            <text:p>хлопок</text:p>
          </table:table-cell>
          <table:table-cell table:formula="of:=VLOOKUP([.C817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17</text:p>
          </table:table-cell>
          <table:table-cell office:value-type="string" calcext:value-type="string">
            <text:p>P41</text:p>
          </table:table-cell>
          <table:table-cell table:style-name="ce22" office:value-type="string" calcext:value-type="string">
            <text:p>T41</text:p>
          </table:table-cell>
          <table:table-cell office:value-type="float" office:value="111" calcext:value-type="float">
            <text:p>111</text:p>
          </table:table-cell>
          <table:table-cell office:value-type="float" office:value="1075" calcext:value-type="float">
            <text:p>1075</text:p>
          </table:table-cell>
          <table:table-cell table:formula="of:=VLOOKUP([.C818];[$Ткани.A:.F];3;0)" office:value-type="string" office:string-value="белый" calcext:value-type="string">
            <text:p>белый</text:p>
          </table:table-cell>
          <table:table-cell table:formula="of:=VLOOKUP([.C818];[$Ткани.A:.F];5;0)" office:value-type="string" office:string-value="хлопок" calcext:value-type="string">
            <text:p>хлопок</text:p>
          </table:table-cell>
          <table:table-cell table:formula="of:=VLOOKUP([.C818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18</text:p>
          </table:table-cell>
          <table:table-cell office:value-type="string" calcext:value-type="string">
            <text:p>P21</text:p>
          </table:table-cell>
          <table:table-cell table:style-name="ce22" office:value-type="string" calcext:value-type="string">
            <text:p>T44</text:p>
          </table:table-cell>
          <table:table-cell office:value-type="float" office:value="55" calcext:value-type="float">
            <text:p>55</text:p>
          </table:table-cell>
          <table:table-cell office:value-type="float" office:value="1077" calcext:value-type="float">
            <text:p>1077</text:p>
          </table:table-cell>
          <table:table-cell table:formula="of:=VLOOKUP([.C819];[$Ткани.A:.F];3;0)" office:value-type="string" office:string-value="коричневый" calcext:value-type="string">
            <text:p>коричневый</text:p>
          </table:table-cell>
          <table:table-cell table:formula="of:=VLOOKUP([.C819];[$Ткани.A:.F];5;0)" office:value-type="string" office:string-value="хлопок" calcext:value-type="string">
            <text:p>хлопок</text:p>
          </table:table-cell>
          <table:table-cell table:formula="of:=VLOOKUP([.C819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19</text:p>
          </table:table-cell>
          <table:table-cell office:value-type="string" calcext:value-type="string">
            <text:p>P39</text:p>
          </table:table-cell>
          <table:table-cell table:style-name="ce22" office:value-type="string" calcext:value-type="string">
            <text:p>T23</text:p>
          </table:table-cell>
          <table:table-cell office:value-type="float" office:value="41" calcext:value-type="float">
            <text:p>41</text:p>
          </table:table-cell>
          <table:table-cell office:value-type="float" office:value="1077" calcext:value-type="float">
            <text:p>1077</text:p>
          </table:table-cell>
          <table:table-cell table:formula="of:=VLOOKUP([.C820];[$Ткани.A:.F];3;0)" office:value-type="string" office:string-value="красный" calcext:value-type="string">
            <text:p>красный</text:p>
          </table:table-cell>
          <table:table-cell table:formula="of:=VLOOKUP([.C820];[$Ткани.A:.F];5;0)" office:value-type="string" office:string-value="шёлк" calcext:value-type="string">
            <text:p>шёлк</text:p>
          </table:table-cell>
          <table:table-cell table:formula="of:=VLOOKUP([.C820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20</text:p>
          </table:table-cell>
          <table:table-cell office:value-type="string" calcext:value-type="string">
            <text:p>P50</text:p>
          </table:table-cell>
          <table:table-cell table:style-name="ce22" office:value-type="string" calcext:value-type="string">
            <text:p>T34</text:p>
          </table:table-cell>
          <table:table-cell office:value-type="float" office:value="61" calcext:value-type="float">
            <text:p>61</text:p>
          </table:table-cell>
          <table:table-cell office:value-type="float" office:value="1077" calcext:value-type="float">
            <text:p>1077</text:p>
          </table:table-cell>
          <table:table-cell table:formula="of:=VLOOKUP([.C821];[$Ткани.A:.F];3;0)" office:value-type="string" office:string-value="красный" calcext:value-type="string">
            <text:p>красный</text:p>
          </table:table-cell>
          <table:table-cell table:formula="of:=VLOOKUP([.C821];[$Ткани.A:.F];5;0)" office:value-type="string" office:string-value="шёлк" calcext:value-type="string">
            <text:p>шёлк</text:p>
          </table:table-cell>
          <table:table-cell table:formula="of:=VLOOKUP([.C821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21</text:p>
          </table:table-cell>
          <table:table-cell office:value-type="string" calcext:value-type="string">
            <text:p>P58</text:p>
          </table:table-cell>
          <table:table-cell table:style-name="ce22" office:value-type="string" calcext:value-type="string">
            <text:p>T42</text:p>
          </table:table-cell>
          <table:table-cell office:value-type="float" office:value="80" calcext:value-type="float">
            <text:p>80</text:p>
          </table:table-cell>
          <table:table-cell office:value-type="float" office:value="1077" calcext:value-type="float">
            <text:p>1077</text:p>
          </table:table-cell>
          <table:table-cell table:formula="of:=VLOOKUP([.C822];[$Ткани.A:.F];3;0)" office:value-type="string" office:string-value="красный" calcext:value-type="string">
            <text:p>красный</text:p>
          </table:table-cell>
          <table:table-cell table:formula="of:=VLOOKUP([.C822];[$Ткани.A:.F];5;0)" office:value-type="string" office:string-value="хлопок" calcext:value-type="string">
            <text:p>хлопок</text:p>
          </table:table-cell>
          <table:table-cell table:formula="of:=VLOOKUP([.C822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22</text:p>
          </table:table-cell>
          <table:table-cell office:value-type="string" calcext:value-type="string">
            <text:p>P1</text:p>
          </table:table-cell>
          <table:table-cell table:style-name="ce22" office:value-type="string" calcext:value-type="string">
            <text:p>T25</text:p>
          </table:table-cell>
          <table:table-cell office:value-type="float" office:value="9" calcext:value-type="float">
            <text:p>9</text:p>
          </table:table-cell>
          <table:table-cell office:value-type="float" office:value="1078" calcext:value-type="float">
            <text:p>1078</text:p>
          </table:table-cell>
          <table:table-cell table:formula="of:=VLOOKUP([.C823];[$Ткани.A:.F];3;0)" office:value-type="string" office:string-value="синий" calcext:value-type="string">
            <text:p>синий</text:p>
          </table:table-cell>
          <table:table-cell table:formula="of:=VLOOKUP([.C823];[$Ткани.A:.F];5;0)" office:value-type="string" office:string-value="шёлк" calcext:value-type="string">
            <text:p>шёлк</text:p>
          </table:table-cell>
          <table:table-cell table:formula="of:=VLOOKUP([.C823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23</text:p>
          </table:table-cell>
          <table:table-cell office:value-type="string" calcext:value-type="string">
            <text:p>P41</text:p>
          </table:table-cell>
          <table:table-cell table:style-name="ce22" office:value-type="string" calcext:value-type="string">
            <text:p>T33</text:p>
          </table:table-cell>
          <table:table-cell office:value-type="float" office:value="119" calcext:value-type="float">
            <text:p>119</text:p>
          </table:table-cell>
          <table:table-cell office:value-type="float" office:value="1078" calcext:value-type="float">
            <text:p>1078</text:p>
          </table:table-cell>
          <table:table-cell table:formula="of:=VLOOKUP([.C824];[$Ткани.A:.F];3;0)" office:value-type="string" office:string-value="синий" calcext:value-type="string">
            <text:p>синий</text:p>
          </table:table-cell>
          <table:table-cell table:formula="of:=VLOOKUP([.C824];[$Ткани.A:.F];5;0)" office:value-type="string" office:string-value="шёлк" calcext:value-type="string">
            <text:p>шёлк</text:p>
          </table:table-cell>
          <table:table-cell table:formula="of:=VLOOKUP([.C824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24</text:p>
          </table:table-cell>
          <table:table-cell office:value-type="string" calcext:value-type="string">
            <text:p>P6</text:p>
          </table:table-cell>
          <table:table-cell table:style-name="ce22" office:value-type="string" calcext:value-type="string">
            <text:p>T4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table:formula="of:=VLOOKUP([.C825];[$Ткани.A:.F];3;0)" office:value-type="string" office:string-value="красный" calcext:value-type="string">
            <text:p>красный</text:p>
          </table:table-cell>
          <table:table-cell table:formula="of:=VLOOKUP([.C825];[$Ткани.A:.F];5;0)" office:value-type="string" office:string-value="хлопок" calcext:value-type="string">
            <text:p>хлопок</text:p>
          </table:table-cell>
          <table:table-cell table:formula="of:=VLOOKUP([.C825];[$Ткани.A:.F];4;0)" office:value-type="float" office:value="405" calcext:value-type="float">
            <text:p>40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25</text:p>
          </table:table-cell>
          <table:table-cell office:value-type="string" calcext:value-type="string">
            <text:p>P7</text:p>
          </table:table-cell>
          <table:table-cell table:style-name="ce22" office:value-type="string" calcext:value-type="string">
            <text:p>T13</text:p>
          </table:table-cell>
          <table:table-cell office:value-type="float" office:value="46" calcext:value-type="float">
            <text:p>46</text:p>
          </table:table-cell>
          <table:table-cell office:value-type="float" office:value="1079" calcext:value-type="float">
            <text:p>1079</text:p>
          </table:table-cell>
          <table:table-cell table:formula="of:=VLOOKUP([.C826];[$Ткани.A:.F];3;0)" office:value-type="string" office:string-value="красный" calcext:value-type="string">
            <text:p>красный</text:p>
          </table:table-cell>
          <table:table-cell table:formula="of:=VLOOKUP([.C826];[$Ткани.A:.F];5;0)" office:value-type="string" office:string-value="хлопок" calcext:value-type="string">
            <text:p>хлопок</text:p>
          </table:table-cell>
          <table:table-cell table:formula="of:=VLOOKUP([.C826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26</text:p>
          </table:table-cell>
          <table:table-cell office:value-type="string" calcext:value-type="string">
            <text:p>P27</text:p>
          </table:table-cell>
          <table:table-cell table:style-name="ce22" office:value-type="string" calcext:value-type="string">
            <text:p>T20</text:p>
          </table:table-cell>
          <table:table-cell office:value-type="float" office:value="13" calcext:value-type="float">
            <text:p>13</text:p>
          </table:table-cell>
          <table:table-cell office:value-type="float" office:value="1080" calcext:value-type="float">
            <text:p>1080</text:p>
          </table:table-cell>
          <table:table-cell table:formula="of:=VLOOKUP([.C827];[$Ткани.A:.F];3;0)" office:value-type="string" office:string-value="синий" calcext:value-type="string">
            <text:p>синий</text:p>
          </table:table-cell>
          <table:table-cell table:formula="of:=VLOOKUP([.C827];[$Ткани.A:.F];5;0)" office:value-type="string" office:string-value="шерсть" calcext:value-type="string">
            <text:p>шерсть</text:p>
          </table:table-cell>
          <table:table-cell table:formula="of:=VLOOKUP([.C827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27</text:p>
          </table:table-cell>
          <table:table-cell office:value-type="string" calcext:value-type="string">
            <text:p>P40</text:p>
          </table:table-cell>
          <table:table-cell table:style-name="ce22" office:value-type="string" calcext:value-type="string">
            <text:p>T14</text:p>
          </table:table-cell>
          <table:table-cell office:value-type="float" office:value="23" calcext:value-type="float">
            <text:p>23</text:p>
          </table:table-cell>
          <table:table-cell office:value-type="float" office:value="1080" calcext:value-type="float">
            <text:p>1080</text:p>
          </table:table-cell>
          <table:table-cell table:formula="of:=VLOOKUP([.C828];[$Ткани.A:.F];3;0)" office:value-type="string" office:string-value="синий" calcext:value-type="string">
            <text:p>синий</text:p>
          </table:table-cell>
          <table:table-cell table:formula="of:=VLOOKUP([.C828];[$Ткани.A:.F];5;0)" office:value-type="string" office:string-value="хлопок" calcext:value-type="string">
            <text:p>хлопок</text:p>
          </table:table-cell>
          <table:table-cell table:formula="of:=VLOOKUP([.C828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28</text:p>
          </table:table-cell>
          <table:table-cell office:value-type="string" calcext:value-type="string">
            <text:p>P60</text:p>
          </table:table-cell>
          <table:table-cell table:style-name="ce22" office:value-type="string" calcext:value-type="string">
            <text:p>T17</text:p>
          </table:table-cell>
          <table:table-cell office:value-type="float" office:value="3" calcext:value-type="float">
            <text:p>3</text:p>
          </table:table-cell>
          <table:table-cell office:value-type="float" office:value="1080" calcext:value-type="float">
            <text:p>1080</text:p>
          </table:table-cell>
          <table:table-cell table:formula="of:=VLOOKUP([.C829];[$Ткани.A:.F];3;0)" office:value-type="string" office:string-value="зеленый" calcext:value-type="string">
            <text:p>зеленый</text:p>
          </table:table-cell>
          <table:table-cell table:formula="of:=VLOOKUP([.C829];[$Ткани.A:.F];5;0)" office:value-type="string" office:string-value="хлопок" calcext:value-type="string">
            <text:p>хлопок</text:p>
          </table:table-cell>
          <table:table-cell table:formula="of:=VLOOKUP([.C829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29</text:p>
          </table:table-cell>
          <table:table-cell office:value-type="string" calcext:value-type="string">
            <text:p>P20</text:p>
          </table:table-cell>
          <table:table-cell table:style-name="ce22" office:value-type="string" calcext:value-type="string">
            <text:p>T39</text:p>
          </table:table-cell>
          <table:table-cell office:value-type="float" office:value="29" calcext:value-type="float">
            <text:p>29</text:p>
          </table:table-cell>
          <table:table-cell office:value-type="float" office:value="1081" calcext:value-type="float">
            <text:p>1081</text:p>
          </table:table-cell>
          <table:table-cell table:formula="of:=VLOOKUP([.C830];[$Ткани.A:.F];3;0)" office:value-type="string" office:string-value="красный" calcext:value-type="string">
            <text:p>красный</text:p>
          </table:table-cell>
          <table:table-cell table:formula="of:=VLOOKUP([.C830];[$Ткани.A:.F];5;0)" office:value-type="string" office:string-value="хлопок" calcext:value-type="string">
            <text:p>хлопок</text:p>
          </table:table-cell>
          <table:table-cell table:formula="of:=VLOOKUP([.C830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30</text:p>
          </table:table-cell>
          <table:table-cell office:value-type="string" calcext:value-type="string">
            <text:p>P39</text:p>
          </table:table-cell>
          <table:table-cell table:style-name="ce22" office:value-type="string" calcext:value-type="string">
            <text:p>T31</text:p>
          </table:table-cell>
          <table:table-cell office:value-type="float" office:value="35" calcext:value-type="float">
            <text:p>35</text:p>
          </table:table-cell>
          <table:table-cell office:value-type="float" office:value="1081" calcext:value-type="float">
            <text:p>1081</text:p>
          </table:table-cell>
          <table:table-cell table:formula="of:=VLOOKUP([.C831];[$Ткани.A:.F];3;0)" office:value-type="string" office:string-value="желтый" calcext:value-type="string">
            <text:p>желтый</text:p>
          </table:table-cell>
          <table:table-cell table:formula="of:=VLOOKUP([.C831];[$Ткани.A:.F];5;0)" office:value-type="string" office:string-value="лён" calcext:value-type="string">
            <text:p>лён</text:p>
          </table:table-cell>
          <table:table-cell table:formula="of:=VLOOKUP([.C831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31</text:p>
          </table:table-cell>
          <table:table-cell office:value-type="string" calcext:value-type="string">
            <text:p>P47</text:p>
          </table:table-cell>
          <table:table-cell table:style-name="ce22" office:value-type="string" calcext:value-type="string">
            <text:p>T9</text:p>
          </table:table-cell>
          <table:table-cell office:value-type="float" office:value="18" calcext:value-type="float">
            <text:p>18</text:p>
          </table:table-cell>
          <table:table-cell office:value-type="float" office:value="1081" calcext:value-type="float">
            <text:p>1081</text:p>
          </table:table-cell>
          <table:table-cell table:formula="of:=VLOOKUP([.C832];[$Ткани.A:.F];3;0)" office:value-type="string" office:string-value="розовый" calcext:value-type="string">
            <text:p>розовый</text:p>
          </table:table-cell>
          <table:table-cell table:formula="of:=VLOOKUP([.C832];[$Ткани.A:.F];5;0)" office:value-type="string" office:string-value="хлопок" calcext:value-type="string">
            <text:p>хлопок</text:p>
          </table:table-cell>
          <table:table-cell table:formula="of:=VLOOKUP([.C832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32</text:p>
          </table:table-cell>
          <table:table-cell office:value-type="string" calcext:value-type="string">
            <text:p>P5</text:p>
          </table:table-cell>
          <table:table-cell table:style-name="ce22" office:value-type="string" calcext:value-type="string">
            <text:p>T39</text:p>
          </table:table-cell>
          <table:table-cell office:value-type="float" office:value="18" calcext:value-type="float">
            <text:p>18</text:p>
          </table:table-cell>
          <table:table-cell office:value-type="float" office:value="1081" calcext:value-type="float">
            <text:p>1081</text:p>
          </table:table-cell>
          <table:table-cell table:formula="of:=VLOOKUP([.C833];[$Ткани.A:.F];3;0)" office:value-type="string" office:string-value="красный" calcext:value-type="string">
            <text:p>красный</text:p>
          </table:table-cell>
          <table:table-cell table:formula="of:=VLOOKUP([.C833];[$Ткани.A:.F];5;0)" office:value-type="string" office:string-value="хлопок" calcext:value-type="string">
            <text:p>хлопок</text:p>
          </table:table-cell>
          <table:table-cell table:formula="of:=VLOOKUP([.C833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33</text:p>
          </table:table-cell>
          <table:table-cell office:value-type="string" calcext:value-type="string">
            <text:p>P15</text:p>
          </table:table-cell>
          <table:table-cell table:style-name="ce22" office:value-type="string" calcext:value-type="string">
            <text:p>T19</text:p>
          </table:table-cell>
          <table:table-cell office:value-type="float" office:value="31" calcext:value-type="float">
            <text:p>31</text:p>
          </table:table-cell>
          <table:table-cell office:value-type="float" office:value="1082" calcext:value-type="float">
            <text:p>1082</text:p>
          </table:table-cell>
          <table:table-cell table:formula="of:=VLOOKUP([.C834];[$Ткани.A:.F];3;0)" office:value-type="string" office:string-value="желтый" calcext:value-type="string">
            <text:p>желтый</text:p>
          </table:table-cell>
          <table:table-cell table:formula="of:=VLOOKUP([.C834];[$Ткани.A:.F];5;0)" office:value-type="string" office:string-value="шерсть" calcext:value-type="string">
            <text:p>шерсть</text:p>
          </table:table-cell>
          <table:table-cell table:formula="of:=VLOOKUP([.C834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34</text:p>
          </table:table-cell>
          <table:table-cell office:value-type="string" calcext:value-type="string">
            <text:p>P45</text:p>
          </table:table-cell>
          <table:table-cell table:style-name="ce22" office:value-type="string" calcext:value-type="string">
            <text:p>T19</text:p>
          </table:table-cell>
          <table:table-cell office:value-type="float" office:value="66" calcext:value-type="float">
            <text:p>66</text:p>
          </table:table-cell>
          <table:table-cell office:value-type="float" office:value="1082" calcext:value-type="float">
            <text:p>1082</text:p>
          </table:table-cell>
          <table:table-cell table:formula="of:=VLOOKUP([.C835];[$Ткани.A:.F];3;0)" office:value-type="string" office:string-value="желтый" calcext:value-type="string">
            <text:p>желтый</text:p>
          </table:table-cell>
          <table:table-cell table:formula="of:=VLOOKUP([.C835];[$Ткани.A:.F];5;0)" office:value-type="string" office:string-value="шерсть" calcext:value-type="string">
            <text:p>шерсть</text:p>
          </table:table-cell>
          <table:table-cell table:formula="of:=VLOOKUP([.C835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35</text:p>
          </table:table-cell>
          <table:table-cell office:value-type="string" calcext:value-type="string">
            <text:p>P46</text:p>
          </table:table-cell>
          <table:table-cell table:style-name="ce22" office:value-type="string" calcext:value-type="string">
            <text:p>T42</text:p>
          </table:table-cell>
          <table:table-cell office:value-type="float" office:value="119" calcext:value-type="float">
            <text:p>119</text:p>
          </table:table-cell>
          <table:table-cell office:value-type="float" office:value="1082" calcext:value-type="float">
            <text:p>1082</text:p>
          </table:table-cell>
          <table:table-cell table:formula="of:=VLOOKUP([.C836];[$Ткани.A:.F];3;0)" office:value-type="string" office:string-value="красный" calcext:value-type="string">
            <text:p>красный</text:p>
          </table:table-cell>
          <table:table-cell table:formula="of:=VLOOKUP([.C836];[$Ткани.A:.F];5;0)" office:value-type="string" office:string-value="хлопок" calcext:value-type="string">
            <text:p>хлопок</text:p>
          </table:table-cell>
          <table:table-cell table:formula="of:=VLOOKUP([.C836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36</text:p>
          </table:table-cell>
          <table:table-cell office:value-type="string" calcext:value-type="string">
            <text:p>P49</text:p>
          </table:table-cell>
          <table:table-cell table:style-name="ce22" office:value-type="string" calcext:value-type="string">
            <text:p>T29</text:p>
          </table:table-cell>
          <table:table-cell office:value-type="float" office:value="26" calcext:value-type="float">
            <text:p>26</text:p>
          </table:table-cell>
          <table:table-cell office:value-type="float" office:value="1082" calcext:value-type="float">
            <text:p>1082</text:p>
          </table:table-cell>
          <table:table-cell table:formula="of:=VLOOKUP([.C837];[$Ткани.A:.F];3;0)" office:value-type="string" office:string-value="зеленый" calcext:value-type="string">
            <text:p>зеленый</text:p>
          </table:table-cell>
          <table:table-cell table:formula="of:=VLOOKUP([.C837];[$Ткани.A:.F];5;0)" office:value-type="string" office:string-value="лён" calcext:value-type="string">
            <text:p>лён</text:p>
          </table:table-cell>
          <table:table-cell table:formula="of:=VLOOKUP([.C837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37</text:p>
          </table:table-cell>
          <table:table-cell office:value-type="string" calcext:value-type="string">
            <text:p>P39</text:p>
          </table:table-cell>
          <table:table-cell table:style-name="ce22" office:value-type="string" calcext:value-type="string">
            <text:p>T15</text:p>
          </table:table-cell>
          <table:table-cell office:value-type="float" office:value="81" calcext:value-type="float">
            <text:p>81</text:p>
          </table:table-cell>
          <table:table-cell office:value-type="float" office:value="1083" calcext:value-type="float">
            <text:p>1083</text:p>
          </table:table-cell>
          <table:table-cell table:formula="of:=VLOOKUP([.C838];[$Ткани.A:.F];3;0)" office:value-type="string" office:string-value="черный" calcext:value-type="string">
            <text:p>черный</text:p>
          </table:table-cell>
          <table:table-cell table:formula="of:=VLOOKUP([.C838];[$Ткани.A:.F];5;0)" office:value-type="string" office:string-value="хлопок" calcext:value-type="string">
            <text:p>хлопок</text:p>
          </table:table-cell>
          <table:table-cell table:formula="of:=VLOOKUP([.C838];[$Ткани.A:.F];4;0)" office:value-type="float" office:value="410" calcext:value-type="float">
            <text:p>41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38</text:p>
          </table:table-cell>
          <table:table-cell office:value-type="string" calcext:value-type="string">
            <text:p>P4</text:p>
          </table:table-cell>
          <table:table-cell table:style-name="ce22" office:value-type="string" calcext:value-type="string">
            <text:p>T40</text:p>
          </table:table-cell>
          <table:table-cell office:value-type="float" office:value="68" calcext:value-type="float">
            <text:p>68</text:p>
          </table:table-cell>
          <table:table-cell office:value-type="float" office:value="1083" calcext:value-type="float">
            <text:p>1083</text:p>
          </table:table-cell>
          <table:table-cell table:formula="of:=VLOOKUP([.C839];[$Ткани.A:.F];3;0)" office:value-type="string" office:string-value="синий" calcext:value-type="string">
            <text:p>синий</text:p>
          </table:table-cell>
          <table:table-cell table:formula="of:=VLOOKUP([.C839];[$Ткани.A:.F];5;0)" office:value-type="string" office:string-value="хлопок" calcext:value-type="string">
            <text:p>хлопок</text:p>
          </table:table-cell>
          <table:table-cell table:formula="of:=VLOOKUP([.C839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39</text:p>
          </table:table-cell>
          <table:table-cell office:value-type="string" calcext:value-type="string">
            <text:p>P20</text:p>
          </table:table-cell>
          <table:table-cell table:style-name="ce22" office:value-type="string" calcext:value-type="string">
            <text:p>T3</text:p>
          </table:table-cell>
          <table:table-cell office:value-type="float" office:value="35" calcext:value-type="float">
            <text:p>35</text:p>
          </table:table-cell>
          <table:table-cell office:value-type="float" office:value="1084" calcext:value-type="float">
            <text:p>1084</text:p>
          </table:table-cell>
          <table:table-cell table:formula="of:=VLOOKUP([.C840];[$Ткани.A:.F];3;0)" office:value-type="string" office:string-value="синий" calcext:value-type="string">
            <text:p>синий</text:p>
          </table:table-cell>
          <table:table-cell table:formula="of:=VLOOKUP([.C840];[$Ткани.A:.F];5;0)" office:value-type="string" office:string-value="шёлк" calcext:value-type="string">
            <text:p>шёлк</text:p>
          </table:table-cell>
          <table:table-cell table:formula="of:=VLOOKUP([.C840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40</text:p>
          </table:table-cell>
          <table:table-cell office:value-type="string" calcext:value-type="string">
            <text:p>P3</text:p>
          </table:table-cell>
          <table:table-cell table:style-name="ce22" office:value-type="string" calcext:value-type="string">
            <text:p>T9</text:p>
          </table:table-cell>
          <table:table-cell office:value-type="float" office:value="18" calcext:value-type="float">
            <text:p>18</text:p>
          </table:table-cell>
          <table:table-cell office:value-type="float" office:value="1085" calcext:value-type="float">
            <text:p>1085</text:p>
          </table:table-cell>
          <table:table-cell table:formula="of:=VLOOKUP([.C841];[$Ткани.A:.F];3;0)" office:value-type="string" office:string-value="розовый" calcext:value-type="string">
            <text:p>розовый</text:p>
          </table:table-cell>
          <table:table-cell table:formula="of:=VLOOKUP([.C841];[$Ткани.A:.F];5;0)" office:value-type="string" office:string-value="хлопок" calcext:value-type="string">
            <text:p>хлопок</text:p>
          </table:table-cell>
          <table:table-cell table:formula="of:=VLOOKUP([.C841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41</text:p>
          </table:table-cell>
          <table:table-cell office:value-type="string" calcext:value-type="string">
            <text:p>P44</text:p>
          </table:table-cell>
          <table:table-cell table:style-name="ce22" office:value-type="string" calcext:value-type="string">
            <text:p>T20</text:p>
          </table:table-cell>
          <table:table-cell office:value-type="float" office:value="71" calcext:value-type="float">
            <text:p>71</text:p>
          </table:table-cell>
          <table:table-cell office:value-type="float" office:value="1085" calcext:value-type="float">
            <text:p>1085</text:p>
          </table:table-cell>
          <table:table-cell table:formula="of:=VLOOKUP([.C842];[$Ткани.A:.F];3;0)" office:value-type="string" office:string-value="синий" calcext:value-type="string">
            <text:p>синий</text:p>
          </table:table-cell>
          <table:table-cell table:formula="of:=VLOOKUP([.C842];[$Ткани.A:.F];5;0)" office:value-type="string" office:string-value="шерсть" calcext:value-type="string">
            <text:p>шерсть</text:p>
          </table:table-cell>
          <table:table-cell table:formula="of:=VLOOKUP([.C842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42</text:p>
          </table:table-cell>
          <table:table-cell office:value-type="string" calcext:value-type="string">
            <text:p>P48</text:p>
          </table:table-cell>
          <table:table-cell table:style-name="ce22" office:value-type="string" calcext:value-type="string">
            <text:p>T8</text:p>
          </table:table-cell>
          <table:table-cell office:value-type="float" office:value="41" calcext:value-type="float">
            <text:p>41</text:p>
          </table:table-cell>
          <table:table-cell office:value-type="float" office:value="1085" calcext:value-type="float">
            <text:p>1085</text:p>
          </table:table-cell>
          <table:table-cell table:formula="of:=VLOOKUP([.C843];[$Ткани.A:.F];3;0)" office:value-type="string" office:string-value="голубой" calcext:value-type="string">
            <text:p>голубой</text:p>
          </table:table-cell>
          <table:table-cell table:formula="of:=VLOOKUP([.C843];[$Ткани.A:.F];5;0)" office:value-type="string" office:string-value="хлопок" calcext:value-type="string">
            <text:p>хлопок</text:p>
          </table:table-cell>
          <table:table-cell table:formula="of:=VLOOKUP([.C843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43</text:p>
          </table:table-cell>
          <table:table-cell office:value-type="string" calcext:value-type="string">
            <text:p>P49</text:p>
          </table:table-cell>
          <table:table-cell table:style-name="ce22" office:value-type="string" calcext:value-type="string">
            <text:p>T33</text:p>
          </table:table-cell>
          <table:table-cell office:value-type="float" office:value="56" calcext:value-type="float">
            <text:p>56</text:p>
          </table:table-cell>
          <table:table-cell office:value-type="float" office:value="1085" calcext:value-type="float">
            <text:p>1085</text:p>
          </table:table-cell>
          <table:table-cell table:formula="of:=VLOOKUP([.C844];[$Ткани.A:.F];3;0)" office:value-type="string" office:string-value="синий" calcext:value-type="string">
            <text:p>синий</text:p>
          </table:table-cell>
          <table:table-cell table:formula="of:=VLOOKUP([.C844];[$Ткани.A:.F];5;0)" office:value-type="string" office:string-value="шёлк" calcext:value-type="string">
            <text:p>шёлк</text:p>
          </table:table-cell>
          <table:table-cell table:formula="of:=VLOOKUP([.C844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44</text:p>
          </table:table-cell>
          <table:table-cell office:value-type="string" calcext:value-type="string">
            <text:p>P8</text:p>
          </table:table-cell>
          <table:table-cell table:style-name="ce22" office:value-type="string" calcext:value-type="string">
            <text:p>T18</text:p>
          </table:table-cell>
          <table:table-cell office:value-type="float" office:value="37" calcext:value-type="float">
            <text:p>37</text:p>
          </table:table-cell>
          <table:table-cell office:value-type="float" office:value="1085" calcext:value-type="float">
            <text:p>1085</text:p>
          </table:table-cell>
          <table:table-cell table:formula="of:=VLOOKUP([.C845];[$Ткани.A:.F];3;0)" office:value-type="string" office:string-value="белый" calcext:value-type="string">
            <text:p>белый</text:p>
          </table:table-cell>
          <table:table-cell table:formula="of:=VLOOKUP([.C845];[$Ткани.A:.F];5;0)" office:value-type="string" office:string-value="хлопок" calcext:value-type="string">
            <text:p>хлопок</text:p>
          </table:table-cell>
          <table:table-cell table:formula="of:=VLOOKUP([.C845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45</text:p>
          </table:table-cell>
          <table:table-cell office:value-type="string" calcext:value-type="string">
            <text:p>P41</text:p>
          </table:table-cell>
          <table:table-cell table:style-name="ce22" office:value-type="string" calcext:value-type="string">
            <text:p>T3</text:p>
          </table:table-cell>
          <table:table-cell office:value-type="float" office:value="18" calcext:value-type="float">
            <text:p>18</text:p>
          </table:table-cell>
          <table:table-cell office:value-type="float" office:value="1086" calcext:value-type="float">
            <text:p>1086</text:p>
          </table:table-cell>
          <table:table-cell table:formula="of:=VLOOKUP([.C846];[$Ткани.A:.F];3;0)" office:value-type="string" office:string-value="синий" calcext:value-type="string">
            <text:p>синий</text:p>
          </table:table-cell>
          <table:table-cell table:formula="of:=VLOOKUP([.C846];[$Ткани.A:.F];5;0)" office:value-type="string" office:string-value="шёлк" calcext:value-type="string">
            <text:p>шёлк</text:p>
          </table:table-cell>
          <table:table-cell table:formula="of:=VLOOKUP([.C846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46</text:p>
          </table:table-cell>
          <table:table-cell office:value-type="string" calcext:value-type="string">
            <text:p>P58</text:p>
          </table:table-cell>
          <table:table-cell table:style-name="ce22" office:value-type="string" calcext:value-type="string">
            <text:p>T39</text:p>
          </table:table-cell>
          <table:table-cell office:value-type="float" office:value="36" calcext:value-type="float">
            <text:p>36</text:p>
          </table:table-cell>
          <table:table-cell office:value-type="float" office:value="1086" calcext:value-type="float">
            <text:p>1086</text:p>
          </table:table-cell>
          <table:table-cell table:formula="of:=VLOOKUP([.C847];[$Ткани.A:.F];3;0)" office:value-type="string" office:string-value="красный" calcext:value-type="string">
            <text:p>красный</text:p>
          </table:table-cell>
          <table:table-cell table:formula="of:=VLOOKUP([.C847];[$Ткани.A:.F];5;0)" office:value-type="string" office:string-value="хлопок" calcext:value-type="string">
            <text:p>хлопок</text:p>
          </table:table-cell>
          <table:table-cell table:formula="of:=VLOOKUP([.C847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47</text:p>
          </table:table-cell>
          <table:table-cell office:value-type="string" calcext:value-type="string">
            <text:p>P49</text:p>
          </table:table-cell>
          <table:table-cell table:style-name="ce22" office:value-type="string" calcext:value-type="string">
            <text:p>T41</text:p>
          </table:table-cell>
          <table:table-cell office:value-type="float" office:value="85" calcext:value-type="float">
            <text:p>85</text:p>
          </table:table-cell>
          <table:table-cell office:value-type="float" office:value="1087" calcext:value-type="float">
            <text:p>1087</text:p>
          </table:table-cell>
          <table:table-cell table:formula="of:=VLOOKUP([.C848];[$Ткани.A:.F];3;0)" office:value-type="string" office:string-value="белый" calcext:value-type="string">
            <text:p>белый</text:p>
          </table:table-cell>
          <table:table-cell table:formula="of:=VLOOKUP([.C848];[$Ткани.A:.F];5;0)" office:value-type="string" office:string-value="хлопок" calcext:value-type="string">
            <text:p>хлопок</text:p>
          </table:table-cell>
          <table:table-cell table:formula="of:=VLOOKUP([.C848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48</text:p>
          </table:table-cell>
          <table:table-cell office:value-type="string" calcext:value-type="string">
            <text:p>P53</text:p>
          </table:table-cell>
          <table:table-cell table:style-name="ce22" office:value-type="string" calcext:value-type="string">
            <text:p>T31</text:p>
          </table:table-cell>
          <table:table-cell office:value-type="float" office:value="96" calcext:value-type="float">
            <text:p>96</text:p>
          </table:table-cell>
          <table:table-cell office:value-type="float" office:value="1088" calcext:value-type="float">
            <text:p>1088</text:p>
          </table:table-cell>
          <table:table-cell table:formula="of:=VLOOKUP([.C849];[$Ткани.A:.F];3;0)" office:value-type="string" office:string-value="желтый" calcext:value-type="string">
            <text:p>желтый</text:p>
          </table:table-cell>
          <table:table-cell table:formula="of:=VLOOKUP([.C849];[$Ткани.A:.F];5;0)" office:value-type="string" office:string-value="лён" calcext:value-type="string">
            <text:p>лён</text:p>
          </table:table-cell>
          <table:table-cell table:formula="of:=VLOOKUP([.C849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49</text:p>
          </table:table-cell>
          <table:table-cell office:value-type="string" calcext:value-type="string">
            <text:p>P11</text:p>
          </table:table-cell>
          <table:table-cell table:style-name="ce22" office:value-type="string" calcext:value-type="string">
            <text:p>T28</text:p>
          </table:table-cell>
          <table:table-cell office:value-type="float" office:value="43" calcext:value-type="float">
            <text:p>43</text:p>
          </table:table-cell>
          <table:table-cell office:value-type="float" office:value="1089" calcext:value-type="float">
            <text:p>1089</text:p>
          </table:table-cell>
          <table:table-cell table:formula="of:=VLOOKUP([.C850];[$Ткани.A:.F];3;0)" office:value-type="string" office:string-value="белый" calcext:value-type="string">
            <text:p>белый</text:p>
          </table:table-cell>
          <table:table-cell table:formula="of:=VLOOKUP([.C850];[$Ткани.A:.F];5;0)" office:value-type="string" office:string-value="лён" calcext:value-type="string">
            <text:p>лён</text:p>
          </table:table-cell>
          <table:table-cell table:formula="of:=VLOOKUP([.C850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50</text:p>
          </table:table-cell>
          <table:table-cell office:value-type="string" calcext:value-type="string">
            <text:p>P44</text:p>
          </table:table-cell>
          <table:table-cell table:style-name="ce22" office:value-type="string" calcext:value-type="string">
            <text:p>T16</text:p>
          </table:table-cell>
          <table:table-cell office:value-type="float" office:value="99" calcext:value-type="float">
            <text:p>99</text:p>
          </table:table-cell>
          <table:table-cell office:value-type="float" office:value="1089" calcext:value-type="float">
            <text:p>1089</text:p>
          </table:table-cell>
          <table:table-cell table:formula="of:=VLOOKUP([.C851];[$Ткани.A:.F];3;0)" office:value-type="string" office:string-value="красный" calcext:value-type="string">
            <text:p>красный</text:p>
          </table:table-cell>
          <table:table-cell table:formula="of:=VLOOKUP([.C851];[$Ткани.A:.F];5;0)" office:value-type="string" office:string-value="хлопок" calcext:value-type="string">
            <text:p>хлопок</text:p>
          </table:table-cell>
          <table:table-cell table:formula="of:=VLOOKUP([.C851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51</text:p>
          </table:table-cell>
          <table:table-cell office:value-type="string" calcext:value-type="string">
            <text:p>P46</text:p>
          </table:table-cell>
          <table:table-cell table:style-name="ce22" office:value-type="string" calcext:value-type="string">
            <text:p>T24</text:p>
          </table:table-cell>
          <table:table-cell office:value-type="float" office:value="86" calcext:value-type="float">
            <text:p>86</text:p>
          </table:table-cell>
          <table:table-cell office:value-type="float" office:value="1089" calcext:value-type="float">
            <text:p>1089</text:p>
          </table:table-cell>
          <table:table-cell table:formula="of:=VLOOKUP([.C852];[$Ткани.A:.F];3;0)" office:value-type="string" office:string-value="зеленый" calcext:value-type="string">
            <text:p>зеленый</text:p>
          </table:table-cell>
          <table:table-cell table:formula="of:=VLOOKUP([.C852];[$Ткани.A:.F];5;0)" office:value-type="string" office:string-value="шёлк" calcext:value-type="string">
            <text:p>шёлк</text:p>
          </table:table-cell>
          <table:table-cell table:formula="of:=VLOOKUP([.C852];[$Ткани.A:.F];4;0)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52</text:p>
          </table:table-cell>
          <table:table-cell office:value-type="string" calcext:value-type="string">
            <text:p>P31</text:p>
          </table:table-cell>
          <table:table-cell table:style-name="ce22" office:value-type="string" calcext:value-type="string">
            <text:p>T38</text:p>
          </table:table-cell>
          <table:table-cell office:value-type="float" office:value="57" calcext:value-type="float">
            <text:p>57</text:p>
          </table:table-cell>
          <table:table-cell office:value-type="float" office:value="1090" calcext:value-type="float">
            <text:p>1090</text:p>
          </table:table-cell>
          <table:table-cell table:formula="of:=VLOOKUP([.C853];[$Ткани.A:.F];3;0)" office:value-type="string" office:string-value="синий" calcext:value-type="string">
            <text:p>синий</text:p>
          </table:table-cell>
          <table:table-cell table:formula="of:=VLOOKUP([.C853];[$Ткани.A:.F];5;0)" office:value-type="string" office:string-value="хлопок" calcext:value-type="string">
            <text:p>хлопок</text:p>
          </table:table-cell>
          <table:table-cell table:formula="of:=VLOOKUP([.C853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53</text:p>
          </table:table-cell>
          <table:table-cell office:value-type="string" calcext:value-type="string">
            <text:p>P12</text:p>
          </table:table-cell>
          <table:table-cell table:style-name="ce22" office:value-type="string" calcext:value-type="string">
            <text:p>T11</text:p>
          </table:table-cell>
          <table:table-cell office:value-type="float" office:value="36" calcext:value-type="float">
            <text:p>36</text:p>
          </table:table-cell>
          <table:table-cell office:value-type="float" office:value="1091" calcext:value-type="float">
            <text:p>1091</text:p>
          </table:table-cell>
          <table:table-cell table:formula="of:=VLOOKUP([.C854];[$Ткани.A:.F];3;0)" office:value-type="string" office:string-value="красный" calcext:value-type="string">
            <text:p>красный</text:p>
          </table:table-cell>
          <table:table-cell table:formula="of:=VLOOKUP([.C854];[$Ткани.A:.F];5;0)" office:value-type="string" office:string-value="хлопок" calcext:value-type="string">
            <text:p>хлопок</text:p>
          </table:table-cell>
          <table:table-cell table:formula="of:=VLOOKUP([.C854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54</text:p>
          </table:table-cell>
          <table:table-cell office:value-type="string" calcext:value-type="string">
            <text:p>P13</text:p>
          </table:table-cell>
          <table:table-cell table:style-name="ce22" office:value-type="string" calcext:value-type="string">
            <text:p>T8</text:p>
          </table:table-cell>
          <table:table-cell office:value-type="float" office:value="60" calcext:value-type="float">
            <text:p>60</text:p>
          </table:table-cell>
          <table:table-cell office:value-type="float" office:value="1091" calcext:value-type="float">
            <text:p>1091</text:p>
          </table:table-cell>
          <table:table-cell table:formula="of:=VLOOKUP([.C855];[$Ткани.A:.F];3;0)" office:value-type="string" office:string-value="голубой" calcext:value-type="string">
            <text:p>голубой</text:p>
          </table:table-cell>
          <table:table-cell table:formula="of:=VLOOKUP([.C855];[$Ткани.A:.F];5;0)" office:value-type="string" office:string-value="хлопок" calcext:value-type="string">
            <text:p>хлопок</text:p>
          </table:table-cell>
          <table:table-cell table:formula="of:=VLOOKUP([.C855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55</text:p>
          </table:table-cell>
          <table:table-cell office:value-type="string" calcext:value-type="string">
            <text:p>P17</text:p>
          </table:table-cell>
          <table:table-cell table:style-name="ce22" office:value-type="string" calcext:value-type="string">
            <text:p>T20</text:p>
          </table:table-cell>
          <table:table-cell office:value-type="float" office:value="2" calcext:value-type="float">
            <text:p>2</text:p>
          </table:table-cell>
          <table:table-cell office:value-type="float" office:value="1092" calcext:value-type="float">
            <text:p>1092</text:p>
          </table:table-cell>
          <table:table-cell table:formula="of:=VLOOKUP([.C856];[$Ткани.A:.F];3;0)" office:value-type="string" office:string-value="синий" calcext:value-type="string">
            <text:p>синий</text:p>
          </table:table-cell>
          <table:table-cell table:formula="of:=VLOOKUP([.C856];[$Ткани.A:.F];5;0)" office:value-type="string" office:string-value="шерсть" calcext:value-type="string">
            <text:p>шерсть</text:p>
          </table:table-cell>
          <table:table-cell table:formula="of:=VLOOKUP([.C856];[$Ткани.A:.F];4;0)" office:value-type="float" office:value="670" calcext:value-type="float">
            <text:p>6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56</text:p>
          </table:table-cell>
          <table:table-cell office:value-type="string" calcext:value-type="string">
            <text:p>P47</text:p>
          </table:table-cell>
          <table:table-cell table:style-name="ce22" office:value-type="string" calcext:value-type="string">
            <text:p>T25</text:p>
          </table:table-cell>
          <table:table-cell office:value-type="float" office:value="66" calcext:value-type="float">
            <text:p>66</text:p>
          </table:table-cell>
          <table:table-cell office:value-type="float" office:value="1092" calcext:value-type="float">
            <text:p>1092</text:p>
          </table:table-cell>
          <table:table-cell table:formula="of:=VLOOKUP([.C857];[$Ткани.A:.F];3;0)" office:value-type="string" office:string-value="синий" calcext:value-type="string">
            <text:p>синий</text:p>
          </table:table-cell>
          <table:table-cell table:formula="of:=VLOOKUP([.C857];[$Ткани.A:.F];5;0)" office:value-type="string" office:string-value="шёлк" calcext:value-type="string">
            <text:p>шёлк</text:p>
          </table:table-cell>
          <table:table-cell table:formula="of:=VLOOKUP([.C857];[$Ткани.A:.F];4;0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57</text:p>
          </table:table-cell>
          <table:table-cell office:value-type="string" calcext:value-type="string">
            <text:p>P52</text:p>
          </table:table-cell>
          <table:table-cell table:style-name="ce22" office:value-type="string" calcext:value-type="string">
            <text:p>T10</text:p>
          </table:table-cell>
          <table:table-cell office:value-type="float" office:value="68" calcext:value-type="float">
            <text:p>68</text:p>
          </table:table-cell>
          <table:table-cell office:value-type="float" office:value="1092" calcext:value-type="float">
            <text:p>1092</text:p>
          </table:table-cell>
          <table:table-cell table:formula="of:=VLOOKUP([.C858];[$Ткани.A:.F];3;0)" office:value-type="string" office:string-value="белый" calcext:value-type="string">
            <text:p>белый</text:p>
          </table:table-cell>
          <table:table-cell table:formula="of:=VLOOKUP([.C858];[$Ткани.A:.F];5;0)" office:value-type="string" office:string-value="хлопок" calcext:value-type="string">
            <text:p>хлопок</text:p>
          </table:table-cell>
          <table:table-cell table:formula="of:=VLOOKUP([.C858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58</text:p>
          </table:table-cell>
          <table:table-cell office:value-type="string" calcext:value-type="string">
            <text:p>P15</text:p>
          </table:table-cell>
          <table:table-cell table:style-name="ce22" office:value-type="string" calcext:value-type="string">
            <text:p>T7</text:p>
          </table:table-cell>
          <table:table-cell office:value-type="float" office:value="82" calcext:value-type="float">
            <text:p>82</text:p>
          </table:table-cell>
          <table:table-cell office:value-type="float" office:value="1093" calcext:value-type="float">
            <text:p>1093</text:p>
          </table:table-cell>
          <table:table-cell table:formula="of:=VLOOKUP([.C859];[$Ткани.A:.F];3;0)" office:value-type="string" office:string-value="белый" calcext:value-type="string">
            <text:p>белый</text:p>
          </table:table-cell>
          <table:table-cell table:formula="of:=VLOOKUP([.C859];[$Ткани.A:.F];5;0)" office:value-type="string" office:string-value="хлопок" calcext:value-type="string">
            <text:p>хлопок</text:p>
          </table:table-cell>
          <table:table-cell table:formula="of:=VLOOKUP([.C859];[$Ткани.A:.F];4;0)" office:value-type="float" office:value="70" calcext:value-type="float">
            <text:p>7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59</text:p>
          </table:table-cell>
          <table:table-cell office:value-type="string" calcext:value-type="string">
            <text:p>P33</text:p>
          </table:table-cell>
          <table:table-cell table:style-name="ce22" office:value-type="string" calcext:value-type="string">
            <text:p>T43</text:p>
          </table:table-cell>
          <table:table-cell office:value-type="float" office:value="46" calcext:value-type="float">
            <text:p>46</text:p>
          </table:table-cell>
          <table:table-cell office:value-type="float" office:value="1093" calcext:value-type="float">
            <text:p>1093</text:p>
          </table:table-cell>
          <table:table-cell table:formula="of:=VLOOKUP([.C860];[$Ткани.A:.F];3;0)" office:value-type="string" office:string-value="белый" calcext:value-type="string">
            <text:p>белый</text:p>
          </table:table-cell>
          <table:table-cell table:formula="of:=VLOOKUP([.C860];[$Ткани.A:.F];5;0)" office:value-type="string" office:string-value="хлопок" calcext:value-type="string">
            <text:p>хлопок</text:p>
          </table:table-cell>
          <table:table-cell table:formula="of:=VLOOKUP([.C860];[$Ткани.A:.F];4;0)" office:value-type="float" office:value="95" calcext:value-type="float">
            <text:p>9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60</text:p>
          </table:table-cell>
          <table:table-cell office:value-type="string" calcext:value-type="string">
            <text:p>P9</text:p>
          </table:table-cell>
          <table:table-cell table:style-name="ce22" office:value-type="string" calcext:value-type="string">
            <text:p>T41</text:p>
          </table:table-cell>
          <table:table-cell office:value-type="float" office:value="101" calcext:value-type="float">
            <text:p>101</text:p>
          </table:table-cell>
          <table:table-cell office:value-type="float" office:value="1093" calcext:value-type="float">
            <text:p>1093</text:p>
          </table:table-cell>
          <table:table-cell table:formula="of:=VLOOKUP([.C861];[$Ткани.A:.F];3;0)" office:value-type="string" office:string-value="белый" calcext:value-type="string">
            <text:p>белый</text:p>
          </table:table-cell>
          <table:table-cell table:formula="of:=VLOOKUP([.C861];[$Ткани.A:.F];5;0)" office:value-type="string" office:string-value="хлопок" calcext:value-type="string">
            <text:p>хлопок</text:p>
          </table:table-cell>
          <table:table-cell table:formula="of:=VLOOKUP([.C861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61</text:p>
          </table:table-cell>
          <table:table-cell office:value-type="string" calcext:value-type="string">
            <text:p>P13</text:p>
          </table:table-cell>
          <table:table-cell table:style-name="ce22" office:value-type="string" calcext:value-type="string">
            <text:p>T38</text:p>
          </table:table-cell>
          <table:table-cell office:value-type="float" office:value="35" calcext:value-type="float">
            <text:p>35</text:p>
          </table:table-cell>
          <table:table-cell office:value-type="float" office:value="1094" calcext:value-type="float">
            <text:p>1094</text:p>
          </table:table-cell>
          <table:table-cell table:formula="of:=VLOOKUP([.C862];[$Ткани.A:.F];3;0)" office:value-type="string" office:string-value="синий" calcext:value-type="string">
            <text:p>синий</text:p>
          </table:table-cell>
          <table:table-cell table:formula="of:=VLOOKUP([.C862];[$Ткани.A:.F];5;0)" office:value-type="string" office:string-value="хлопок" calcext:value-type="string">
            <text:p>хлопок</text:p>
          </table:table-cell>
          <table:table-cell table:formula="of:=VLOOKUP([.C862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62</text:p>
          </table:table-cell>
          <table:table-cell office:value-type="string" calcext:value-type="string">
            <text:p>P20</text:p>
          </table:table-cell>
          <table:table-cell table:style-name="ce22" office:value-type="string" calcext:value-type="string">
            <text:p>T35</text:p>
          </table:table-cell>
          <table:table-cell office:value-type="float" office:value="89" calcext:value-type="float">
            <text:p>89</text:p>
          </table:table-cell>
          <table:table-cell office:value-type="float" office:value="1094" calcext:value-type="float">
            <text:p>1094</text:p>
          </table:table-cell>
          <table:table-cell table:formula="of:=VLOOKUP([.C863];[$Ткани.A:.F];3;0)" office:value-type="string" office:string-value="зеленый" calcext:value-type="string">
            <text:p>зеленый</text:p>
          </table:table-cell>
          <table:table-cell table:formula="of:=VLOOKUP([.C863];[$Ткани.A:.F];5;0)" office:value-type="string" office:string-value="шёлк" calcext:value-type="string">
            <text:p>шёлк</text:p>
          </table:table-cell>
          <table:table-cell table:formula="of:=VLOOKUP([.C863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63</text:p>
          </table:table-cell>
          <table:table-cell office:value-type="string" calcext:value-type="string">
            <text:p>P12</text:p>
          </table:table-cell>
          <table:table-cell table:style-name="ce22" office:value-type="string" calcext:value-type="string">
            <text:p>T1</text:p>
          </table:table-cell>
          <table:table-cell office:value-type="float" office:value="59" calcext:value-type="float">
            <text:p>59</text:p>
          </table:table-cell>
          <table:table-cell office:value-type="float" office:value="1097" calcext:value-type="float">
            <text:p>1097</text:p>
          </table:table-cell>
          <table:table-cell table:formula="of:=VLOOKUP([.C864];[$Ткани.A:.F];3;0)" office:value-type="string" office:string-value="красный" calcext:value-type="string">
            <text:p>красный</text:p>
          </table:table-cell>
          <table:table-cell table:formula="of:=VLOOKUP([.C864];[$Ткани.A:.F];5;0)" office:value-type="string" office:string-value="шёлк" calcext:value-type="string">
            <text:p>шёлк</text:p>
          </table:table-cell>
          <table:table-cell table:formula="of:=VLOOKUP([.C864];[$Ткани.A:.F];4;0)" office:value-type="float" office:value="240" calcext:value-type="float">
            <text:p>2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64</text:p>
          </table:table-cell>
          <table:table-cell office:value-type="string" calcext:value-type="string">
            <text:p>P36</text:p>
          </table:table-cell>
          <table:table-cell table:style-name="ce22" office:value-type="string" calcext:value-type="string">
            <text:p>T12</text:p>
          </table:table-cell>
          <table:table-cell office:value-type="float" office:value="17" calcext:value-type="float">
            <text:p>17</text:p>
          </table:table-cell>
          <table:table-cell office:value-type="float" office:value="1097" calcext:value-type="float">
            <text:p>1097</text:p>
          </table:table-cell>
          <table:table-cell table:formula="of:=VLOOKUP([.C865];[$Ткани.A:.F];3;0)" office:value-type="string" office:string-value="желтый" calcext:value-type="string">
            <text:p>желтый</text:p>
          </table:table-cell>
          <table:table-cell table:formula="of:=VLOOKUP([.C865];[$Ткани.A:.F];5;0)" office:value-type="string" office:string-value="хлопок" calcext:value-type="string">
            <text:p>хлопок</text:p>
          </table:table-cell>
          <table:table-cell table:formula="of:=VLOOKUP([.C865];[$Ткани.A:.F];4;0)" office:value-type="float" office:value="135" calcext:value-type="float">
            <text:p>135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65</text:p>
          </table:table-cell>
          <table:table-cell office:value-type="string" calcext:value-type="string">
            <text:p>P41</text:p>
          </table:table-cell>
          <table:table-cell table:style-name="ce22" office:value-type="string" calcext:value-type="string">
            <text:p>T39</text:p>
          </table:table-cell>
          <table:table-cell office:value-type="float" office:value="50" calcext:value-type="float">
            <text:p>50</text:p>
          </table:table-cell>
          <table:table-cell office:value-type="float" office:value="1097" calcext:value-type="float">
            <text:p>1097</text:p>
          </table:table-cell>
          <table:table-cell table:formula="of:=VLOOKUP([.C866];[$Ткани.A:.F];3;0)" office:value-type="string" office:string-value="красный" calcext:value-type="string">
            <text:p>красный</text:p>
          </table:table-cell>
          <table:table-cell table:formula="of:=VLOOKUP([.C866];[$Ткани.A:.F];5;0)" office:value-type="string" office:string-value="хлопок" calcext:value-type="string">
            <text:p>хлопок</text:p>
          </table:table-cell>
          <table:table-cell table:formula="of:=VLOOKUP([.C866];[$Ткани.A:.F];4;0)" office:value-type="float" office:value="130" calcext:value-type="float">
            <text:p>13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66</text:p>
          </table:table-cell>
          <table:table-cell office:value-type="string" calcext:value-type="string">
            <text:p>P27</text:p>
          </table:table-cell>
          <table:table-cell table:style-name="ce22" office:value-type="string" calcext:value-type="string">
            <text:p>T36</text:p>
          </table:table-cell>
          <table:table-cell office:value-type="float" office:value="51" calcext:value-type="float">
            <text:p>51</text:p>
          </table:table-cell>
          <table:table-cell office:value-type="float" office:value="1098" calcext:value-type="float">
            <text:p>1098</text:p>
          </table:table-cell>
          <table:table-cell table:formula="of:=VLOOKUP([.C867];[$Ткани.A:.F];3;0)" office:value-type="string" office:string-value="желтый" calcext:value-type="string">
            <text:p>желтый</text:p>
          </table:table-cell>
          <table:table-cell table:formula="of:=VLOOKUP([.C867];[$Ткани.A:.F];5;0)" office:value-type="string" office:string-value="хлопок" calcext:value-type="string">
            <text:p>хлопок</text:p>
          </table:table-cell>
          <table:table-cell table:formula="of:=VLOOKUP([.C867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67</text:p>
          </table:table-cell>
          <table:table-cell office:value-type="string" calcext:value-type="string">
            <text:p>P4</text:p>
          </table:table-cell>
          <table:table-cell table:style-name="ce22" office:value-type="string" calcext:value-type="string">
            <text:p>T38</text:p>
          </table:table-cell>
          <table:table-cell office:value-type="float" office:value="1" calcext:value-type="float">
            <text:p>1</text:p>
          </table:table-cell>
          <table:table-cell office:value-type="float" office:value="1098" calcext:value-type="float">
            <text:p>1098</text:p>
          </table:table-cell>
          <table:table-cell table:formula="of:=VLOOKUP([.C868];[$Ткани.A:.F];3;0)" office:value-type="string" office:string-value="синий" calcext:value-type="string">
            <text:p>синий</text:p>
          </table:table-cell>
          <table:table-cell table:formula="of:=VLOOKUP([.C868];[$Ткани.A:.F];5;0)" office:value-type="string" office:string-value="хлопок" calcext:value-type="string">
            <text:p>хлопок</text:p>
          </table:table-cell>
          <table:table-cell table:formula="of:=VLOOKUP([.C868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68</text:p>
          </table:table-cell>
          <table:table-cell office:value-type="string" calcext:value-type="string">
            <text:p>P8</text:p>
          </table:table-cell>
          <table:table-cell table:style-name="ce22" office:value-type="string" calcext:value-type="string">
            <text:p>T38</text:p>
          </table:table-cell>
          <table:table-cell office:value-type="float" office:value="72" calcext:value-type="float">
            <text:p>72</text:p>
          </table:table-cell>
          <table:table-cell office:value-type="float" office:value="1098" calcext:value-type="float">
            <text:p>1098</text:p>
          </table:table-cell>
          <table:table-cell table:formula="of:=VLOOKUP([.C869];[$Ткани.A:.F];3;0)" office:value-type="string" office:string-value="синий" calcext:value-type="string">
            <text:p>синий</text:p>
          </table:table-cell>
          <table:table-cell table:formula="of:=VLOOKUP([.C869];[$Ткани.A:.F];5;0)" office:value-type="string" office:string-value="хлопок" calcext:value-type="string">
            <text:p>хлопок</text:p>
          </table:table-cell>
          <table:table-cell table:formula="of:=VLOOKUP([.C869];[$Ткани.A:.F];4;0)" office:value-type="float" office:value="140" calcext:value-type="float">
            <text:p>14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69</text:p>
          </table:table-cell>
          <table:table-cell office:value-type="string" calcext:value-type="string">
            <text:p>P38</text:p>
          </table:table-cell>
          <table:table-cell table:style-name="ce22" office:value-type="string" calcext:value-type="string">
            <text:p>T32</text:p>
          </table:table-cell>
          <table:table-cell office:value-type="float" office:value="76" calcext:value-type="float">
            <text:p>76</text:p>
          </table:table-cell>
          <table:table-cell office:value-type="float" office:value="1099" calcext:value-type="float">
            <text:p>1099</text:p>
          </table:table-cell>
          <table:table-cell table:formula="of:=VLOOKUP([.C870];[$Ткани.A:.F];3;0)" office:value-type="string" office:string-value="красный" calcext:value-type="string">
            <text:p>красный</text:p>
          </table:table-cell>
          <table:table-cell table:formula="of:=VLOOKUP([.C870];[$Ткани.A:.F];5;0)" office:value-type="string" office:string-value="лён" calcext:value-type="string">
            <text:p>лён</text:p>
          </table:table-cell>
          <table:table-cell table:formula="of:=VLOOKUP([.C870];[$Ткани.A:.F];4;0)" office:value-type="float" office:value="160" calcext:value-type="float">
            <text:p>160</text:p>
          </table:table-cell>
          <table:table-cell table:number-columns-repeated="4"/>
          <table:table-cell table:style-name="Default" table:number-columns-repeated="16372"/>
        </table:table-row>
        <table:table-row table:style-name="ro3" table:visibility="filter">
          <table:table-cell office:value-type="string" calcext:value-type="string">
            <text:p>A870</text:p>
          </table:table-cell>
          <table:table-cell office:value-type="string" calcext:value-type="string">
            <text:p>P57</text:p>
          </table:table-cell>
          <table:table-cell table:style-name="ce22" office:value-type="string" calcext:value-type="string">
            <text:p>T17</text:p>
          </table:table-cell>
          <table:table-cell office:value-type="float" office:value="34" calcext:value-type="float">
            <text:p>34</text:p>
          </table:table-cell>
          <table:table-cell office:value-type="float" office:value="1099" calcext:value-type="float">
            <text:p>1099</text:p>
          </table:table-cell>
          <table:table-cell table:formula="of:=VLOOKUP([.C871];[$Ткани.A:.F];3;0)" office:value-type="string" office:string-value="зеленый" calcext:value-type="string">
            <text:p>зеленый</text:p>
          </table:table-cell>
          <table:table-cell table:formula="of:=VLOOKUP([.C871];[$Ткани.A:.F];5;0)" office:value-type="string" office:string-value="хлопок" calcext:value-type="string">
            <text:p>хлопок</text:p>
          </table:table-cell>
          <table:table-cell table:formula="of:=VLOOKUP([.C871];[$Ткани.A:.F];4;0)" office:value-type="float" office:value="420" calcext:value-type="float">
            <text:p>420</text:p>
          </table:table-cell>
          <table:table-cell table:number-columns-repeated="4"/>
          <table:table-cell table:style-name="Default" table:number-columns-repeated="16372"/>
        </table:table-row>
        <table:table-row table:style-name="ro3">
          <table:table-cell office:value-type="string" calcext:value-type="string">
            <text:p>A871</text:p>
          </table:table-cell>
          <table:table-cell office:value-type="string" calcext:value-type="string">
            <text:p>P1</text:p>
          </table:table-cell>
          <table:table-cell table:style-name="ce22" office:value-type="string" calcext:value-type="string">
            <text:p>T27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table:formula="of:=VLOOKUP([.C872];[$Ткани.A:.F];3;0)" office:value-type="string" office:string-value="желтый" calcext:value-type="string">
            <text:p>желтый</text:p>
          </table:table-cell>
          <table:table-cell table:formula="of:=VLOOKUP([.C872];[$Ткани.A:.F];5;0)" office:value-type="string" office:string-value="шёлк" calcext:value-type="string">
            <text:p>шёлк</text:p>
          </table:table-cell>
          <table:table-cell table:formula="of:=VLOOKUP([.C872];[$Ткани.A:.F];4;0)" office:value-type="float" office:value="230" calcext:value-type="float">
            <text:p>230</text:p>
          </table:table-cell>
          <table:table-cell table:formula="of:=VLOOKUP([.B872];[$Продукция.A:.E];2;0)" office:value-type="string" office:string-value="юбка полусолнце" calcext:value-type="string">
            <text:p>юбка полусолнце</text:p>
          </table:table-cell>
          <table:table-cell table:number-columns-repeated="2"/>
          <table:table-cell table:formula="of:=[.D872]*[.E872]" office:value-type="float" office:value="110000" calcext:value-type="float">
            <text:p>110000</text:p>
          </table:table-cell>
          <table:table-cell table:style-name="Default" table:number-columns-repeated="16372"/>
        </table:table-row>
        <table:table-row table:style-name="ro7">
          <table:table-cell table:number-columns-repeated="2"/>
          <table:table-cell table:style-name="ce22"/>
          <table:table-cell table:number-columns-repeated="8"/>
          <table:table-cell table:style-name="ce28" office:value-type="float" office:value="542876" calcext:value-type="float">
            <text:p>542876</text:p>
          </table:table-cell>
          <table:table-cell table:style-name="Default" table:number-columns-repeated="16372"/>
        </table:table-row>
        <table:table-row table:style-name="ro7" table:number-rows-repeated="2">
          <table:table-cell table:number-columns-repeated="2"/>
          <table:table-cell table:style-name="ce22"/>
          <table:table-cell table:number-columns-repeated="9"/>
          <table:table-cell table:style-name="Default" table:number-columns-repeated="16372"/>
        </table:table-row>
        <table:table-row table:style-name="ro7" table:number-rows-repeated="9">
          <table:table-cell table:number-columns-repeated="2"/>
          <table:table-cell table:style-name="ce22"/>
          <table:table-cell table:style-name="ce27"/>
          <table:table-cell table:number-columns-repeated="8"/>
          <table:table-cell table:style-name="Default" table:number-columns-repeated="16372"/>
        </table:table-row>
        <table:table-row table:style-name="ro7" table:number-rows-repeated="278">
          <table:table-cell table:number-columns-repeated="2"/>
          <table:table-cell table:style-name="ce22"/>
          <table:table-cell table:number-columns-repeated="9"/>
          <table:table-cell table:style-name="Default" table:number-columns-repeated="16372"/>
        </table:table-row>
        <table:table-row table:style-name="ro7" table:number-rows-repeated="1047413">
          <table:table-cell table:number-columns-repeated="12"/>
          <table:table-cell table:style-name="Default" table:number-columns-repeated="16372"/>
        </table:table-row>
        <table:table-row table:style-name="ro7">
          <table:table-cell table:number-columns-repeated="12"/>
          <table:table-cell table:style-name="Default" table:number-columns-repeated="16372"/>
        </table:table-row>
      </table:table>
      <table:table table:name="Продукция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ce27"/>
        <table:table-column table:style-name="co10" table:default-cell-style-name="ce27"/>
        <table:table-column table:style-name="co11" table:default-cell-style-name="Default"/>
        <table:table-column table:style-name="co6" table:number-columns-repeated="2" table:default-cell-style-name="Default"/>
        <table:table-column table:style-name="co6" table:number-columns-repeated="16377"/>
        <table:table-row table:style-name="ro3">
          <table:table-cell table:style-name="ce29" office:value-type="string" calcext:value-type="string">
            <text:p>ID товара</text:p>
          </table:table-cell>
          <table:table-cell table:style-name="ce29" office:value-type="string" calcext:value-type="string">
            <text:p>Наименование товара</text:p>
          </table:table-cell>
          <table:table-cell table:style-name="ce29" office:value-type="string" calcext:value-type="string">
            <text:p>Размерный ряд</text:p>
          </table:table-cell>
          <table:table-cell table:style-name="ce29" office:value-type="string" calcext:value-type="string">
            <text:p>Расход материала, см</text:p>
          </table:table-cell>
          <table:table-cell table:style-name="ce29" office:value-type="string" calcext:value-type="string">
            <text:p>Категория потребителей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1</text:p>
          </table:table-cell>
          <table:table-cell office:value-type="string" calcext:value-type="string">
            <text:p>юбка полусолнце</text:p>
          </table:table-cell>
          <table:table-cell office:value-type="string" calcext:value-type="string">
            <text:p>110-15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девочки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2</text:p>
          </table:table-cell>
          <table:table-cell office:value-type="string" calcext:value-type="string">
            <text:p>юбка с запахом</text:p>
          </table:table-cell>
          <table:table-cell office:value-type="string" calcext:value-type="string">
            <text:p>110-1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девочки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3</text:p>
          </table:table-cell>
          <table:table-cell office:value-type="string" calcext:value-type="string">
            <text:p>юбка со складками</text:p>
          </table:table-cell>
          <table:table-cell office:value-type="string" calcext:value-type="string">
            <text:p>110-1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девочки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4</text:p>
          </table:table-cell>
          <table:table-cell office:value-type="string" calcext:value-type="string">
            <text:p>юбка солнце</text:p>
          </table:table-cell>
          <table:table-cell office:value-type="string" calcext:value-type="string">
            <text:p>110-1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девочки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5</text:p>
          </table:table-cell>
          <table:table-cell office:value-type="string" calcext:value-type="string">
            <text:p>бриджи</text:p>
          </table:table-cell>
          <table:table-cell office:value-type="string" calcext:value-type="string">
            <text:p>110-15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девочки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6</text:p>
          </table:table-cell>
          <table:table-cell office:value-type="string" calcext:value-type="string">
            <text:p>капри</text:p>
          </table:table-cell>
          <table:table-cell office:value-type="string" calcext:value-type="string">
            <text:p>110-15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девочки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7</text:p>
          </table:table-cell>
          <table:table-cell office:value-type="string" calcext:value-type="string">
            <text:p>рубашка</text:p>
          </table:table-cell>
          <table:table-cell office:value-type="string" calcext:value-type="string">
            <text:p>110-15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девочки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8</text:p>
          </table:table-cell>
          <table:table-cell office:value-type="string" calcext:value-type="string">
            <text:p>юбка с оборкой</text:p>
          </table:table-cell>
          <table:table-cell office:value-type="string" calcext:value-type="string">
            <text:p>110-15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девочки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9</text:p>
          </table:table-cell>
          <table:table-cell office:value-type="string" calcext:value-type="string">
            <text:p>платье-трапеция</text:p>
          </table:table-cell>
          <table:table-cell office:value-type="string" calcext:value-type="string">
            <text:p>110-1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девочки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10</text:p>
          </table:table-cell>
          <table:table-cell office:value-type="string" calcext:value-type="string">
            <text:p>брюки зауженные</text:p>
          </table:table-cell>
          <table:table-cell office:value-type="string" calcext:value-type="string">
            <text:p>110-1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девочки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11</text:p>
          </table:table-cell>
          <table:table-cell office:value-type="string" calcext:value-type="string">
            <text:p>платье прямое</text:p>
          </table:table-cell>
          <table:table-cell office:value-type="string" calcext:value-type="string">
            <text:p>110-1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девочки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12</text:p>
          </table:table-cell>
          <table:table-cell office:value-type="string" calcext:value-type="string">
            <text:p>платье с кокеткой</text:p>
          </table:table-cell>
          <table:table-cell office:value-type="string" calcext:value-type="string">
            <text:p>110-1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девочки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13</text:p>
          </table:table-cell>
          <table:table-cell office:value-type="string" calcext:value-type="string">
            <text:p>блузка с длинным рукавом</text:p>
          </table:table-cell>
          <table:table-cell office:value-type="string" calcext:value-type="string">
            <text:p>110-1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девочки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14</text:p>
          </table:table-cell>
          <table:table-cell office:value-type="string" calcext:value-type="string">
            <text:p>бермуды</text:p>
          </table:table-cell>
          <table:table-cell office:value-type="string" calcext:value-type="string">
            <text:p>110-1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девочки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15</text:p>
          </table:table-cell>
          <table:table-cell office:value-type="string" calcext:value-type="string">
            <text:p>брюки прямые</text:p>
          </table:table-cell>
          <table:table-cell office:value-type="string" calcext:value-type="string">
            <text:p>110-1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девочки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16</text:p>
          </table:table-cell>
          <table:table-cell office:value-type="string" calcext:value-type="string">
            <text:p>платье-сарафан</text:p>
          </table:table-cell>
          <table:table-cell office:value-type="string" calcext:value-type="string">
            <text:p>104-1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девочки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17</text:p>
          </table:table-cell>
          <table:table-cell office:value-type="string" calcext:value-type="string">
            <text:p>платье-туника</text:p>
          </table:table-cell>
          <table:table-cell office:value-type="string" calcext:value-type="string">
            <text:p>110-15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девочки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18</text:p>
          </table:table-cell>
          <table:table-cell office:value-type="string" calcext:value-type="string">
            <text:p>платье с запахом</text:p>
          </table:table-cell>
          <table:table-cell office:value-type="string" calcext:value-type="string">
            <text:p>110-15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девочки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19</text:p>
          </table:table-cell>
          <table:table-cell office:value-type="string" calcext:value-type="string">
            <text:p>юбка карандаш</text:p>
          </table:table-cell>
          <table:table-cell office:value-type="string" calcext:value-type="string">
            <text:p>44-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20</text:p>
          </table:table-cell>
          <table:table-cell office:value-type="string" calcext:value-type="string">
            <text:p>юбка полусолнце</text:p>
          </table:table-cell>
          <table:table-cell office:value-type="string" calcext:value-type="string">
            <text:p>44-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21</text:p>
          </table:table-cell>
          <table:table-cell office:value-type="string" calcext:value-type="string">
            <text:p>юбка с запахом</text:p>
          </table:table-cell>
          <table:table-cell office:value-type="string" calcext:value-type="string">
            <text:p>44-5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22</text:p>
          </table:table-cell>
          <table:table-cell office:value-type="string" calcext:value-type="string">
            <text:p>юбка солнце</text:p>
          </table:table-cell>
          <table:table-cell office:value-type="string" calcext:value-type="string">
            <text:p>44-5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23</text:p>
          </table:table-cell>
          <table:table-cell office:value-type="string" calcext:value-type="string">
            <text:p>юбка со складками</text:p>
          </table:table-cell>
          <table:table-cell office:value-type="string" calcext:value-type="string">
            <text:p>44-5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24</text:p>
          </table:table-cell>
          <table:table-cell office:value-type="string" calcext:value-type="string">
            <text:p>юбка годе</text:p>
          </table:table-cell>
          <table:table-cell office:value-type="string" calcext:value-type="string">
            <text:p>44-5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25</text:p>
          </table:table-cell>
          <table:table-cell office:value-type="string" calcext:value-type="string">
            <text:p>юбка с завышенной талией</text:p>
          </table:table-cell>
          <table:table-cell office:value-type="string" calcext:value-type="string">
            <text:p>44-5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26</text:p>
          </table:table-cell>
          <table:table-cell office:value-type="string" calcext:value-type="string">
            <text:p>юбка с воланом</text:p>
          </table:table-cell>
          <table:table-cell office:value-type="string" calcext:value-type="string">
            <text:p>42-4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27</text:p>
          </table:table-cell>
          <table:table-cell office:value-type="string" calcext:value-type="string">
            <text:p>бриджи</text:p>
          </table:table-cell>
          <table:table-cell office:value-type="string" calcext:value-type="string">
            <text:p>44-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28</text:p>
          </table:table-cell>
          <table:table-cell office:value-type="string" calcext:value-type="string">
            <text:p>капри</text:p>
          </table:table-cell>
          <table:table-cell office:value-type="string" calcext:value-type="string">
            <text:p>44-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29</text:p>
          </table:table-cell>
          <table:table-cell office:value-type="string" calcext:value-type="string">
            <text:p>платье-трапеция</text:p>
          </table:table-cell>
          <table:table-cell office:value-type="string" calcext:value-type="string">
            <text:p>44-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30</text:p>
          </table:table-cell>
          <table:table-cell office:value-type="string" calcext:value-type="string">
            <text:p>платье мини</text:p>
          </table:table-cell>
          <table:table-cell office:value-type="string" calcext:value-type="string">
            <text:p>44-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31</text:p>
          </table:table-cell>
          <table:table-cell office:value-type="string" calcext:value-type="string">
            <text:p>платье-рубашка</text:p>
          </table:table-cell>
          <table:table-cell office:value-type="string" calcext:value-type="string">
            <text:p>44-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32</text:p>
          </table:table-cell>
          <table:table-cell office:value-type="string" calcext:value-type="string">
            <text:p>платье-футляр</text:p>
          </table:table-cell>
          <table:table-cell office:value-type="string" calcext:value-type="string">
            <text:p>42-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33</text:p>
          </table:table-cell>
          <table:table-cell office:value-type="string" calcext:value-type="string">
            <text:p>платье с запахом</text:p>
          </table:table-cell>
          <table:table-cell office:value-type="string" calcext:value-type="string">
            <text:p>44-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34</text:p>
          </table:table-cell>
          <table:table-cell office:value-type="string" calcext:value-type="string">
            <text:p>рубашка</text:p>
          </table:table-cell>
          <table:table-cell office:value-type="string" calcext:value-type="string">
            <text:p>44-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35</text:p>
          </table:table-cell>
          <table:table-cell office:value-type="string" calcext:value-type="string">
            <text:p>платье-туника</text:p>
          </table:table-cell>
          <table:table-cell office:value-type="string" calcext:value-type="string">
            <text:p>44-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36</text:p>
          </table:table-cell>
          <table:table-cell office:value-type="string" calcext:value-type="string">
            <text:p>платье-кимоно</text:p>
          </table:table-cell>
          <table:table-cell office:value-type="string" calcext:value-type="string">
            <text:p>44-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37</text:p>
          </table:table-cell>
          <table:table-cell office:value-type="string" calcext:value-type="string">
            <text:p>платье миди</text:p>
          </table:table-cell>
          <table:table-cell office:value-type="string" calcext:value-type="string">
            <text:p>44-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38</text:p>
          </table:table-cell>
          <table:table-cell office:value-type="string" calcext:value-type="string">
            <text:p>блузка с длинным рукавом</text:p>
          </table:table-cell>
          <table:table-cell office:value-type="string" calcext:value-type="string">
            <text:p>44-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39</text:p>
          </table:table-cell>
          <table:table-cell office:value-type="string" calcext:value-type="string">
            <text:p>платье прямое</text:p>
          </table:table-cell>
          <table:table-cell office:value-type="string" calcext:value-type="string">
            <text:p>44-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40</text:p>
          </table:table-cell>
          <table:table-cell office:value-type="string" calcext:value-type="string">
            <text:p>платье-халат</text:p>
          </table:table-cell>
          <table:table-cell office:value-type="string" calcext:value-type="string">
            <text:p>44-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41</text:p>
          </table:table-cell>
          <table:table-cell office:value-type="string" calcext:value-type="string">
            <text:p>платье с напуском на талии</text:p>
          </table:table-cell>
          <table:table-cell office:value-type="string" calcext:value-type="string">
            <text:p>44-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42</text:p>
          </table:table-cell>
          <table:table-cell office:value-type="string" calcext:value-type="string">
            <text:p>юбка с баской</text:p>
          </table:table-cell>
          <table:table-cell office:value-type="string" calcext:value-type="string">
            <text:p>42-4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43</text:p>
          </table:table-cell>
          <table:table-cell office:value-type="string" calcext:value-type="string">
            <text:p>бермуды</text:p>
          </table:table-cell>
          <table:table-cell office:value-type="string" calcext:value-type="string">
            <text:p>44-5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44</text:p>
          </table:table-cell>
          <table:table-cell office:value-type="string" calcext:value-type="string">
            <text:p>платье макси</text:p>
          </table:table-cell>
          <table:table-cell office:value-type="string" calcext:value-type="string">
            <text:p>44-5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45</text:p>
          </table:table-cell>
          <table:table-cell office:value-type="string" calcext:value-type="string">
            <text:p>платье-сарафан</text:p>
          </table:table-cell>
          <table:table-cell office:value-type="string" calcext:value-type="string">
            <text:p>44-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46</text:p>
          </table:table-cell>
          <table:table-cell office:value-type="string" calcext:value-type="string">
            <text:p>платье с кокеткой</text:p>
          </table:table-cell>
          <table:table-cell office:value-type="string" calcext:value-type="string">
            <text:p>44-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47</text:p>
          </table:table-cell>
          <table:table-cell office:value-type="string" calcext:value-type="string">
            <text:p>юбка с оборкой</text:p>
          </table:table-cell>
          <table:table-cell office:value-type="string" calcext:value-type="string">
            <text:p>44-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48</text:p>
          </table:table-cell>
          <table:table-cell office:value-type="string" calcext:value-type="string">
            <text:p>платье ретро</text:p>
          </table:table-cell>
          <table:table-cell office:value-type="string" calcext:value-type="string">
            <text:p>44-5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49</text:p>
          </table:table-cell>
          <table:table-cell office:value-type="string" calcext:value-type="string">
            <text:p>брюки зауженные</text:p>
          </table:table-cell>
          <table:table-cell office:value-type="string" calcext:value-type="string">
            <text:p>44-5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50</text:p>
          </table:table-cell>
          <table:table-cell office:value-type="string" calcext:value-type="string">
            <text:p>брюки прямые</text:p>
          </table:table-cell>
          <table:table-cell office:value-type="string" calcext:value-type="string">
            <text:p>44-5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51</text:p>
          </table:table-cell>
          <table:table-cell office:value-type="string" calcext:value-type="string">
            <text:p>платье-трансформер</text:p>
          </table:table-cell>
          <table:table-cell office:value-type="string" calcext:value-type="string">
            <text:p>44-5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52</text:p>
          </table:table-cell>
          <table:table-cell office:value-type="string" calcext:value-type="string">
            <text:p>брюки клеш</text:p>
          </table:table-cell>
          <table:table-cell office:value-type="string" calcext:value-type="string">
            <text:p>44-5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53</text:p>
          </table:table-cell>
          <table:table-cell office:value-type="string" calcext:value-type="string">
            <text:p>платье-жилет</text:p>
          </table:table-cell>
          <table:table-cell office:value-type="string" calcext:value-type="string">
            <text:p>44-5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женщ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54</text:p>
          </table:table-cell>
          <table:table-cell office:value-type="string" calcext:value-type="string">
            <text:p>рубашка</text:p>
          </table:table-cell>
          <table:table-cell office:value-type="string" calcext:value-type="string">
            <text:p>110-15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мальчики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55</text:p>
          </table:table-cell>
          <table:table-cell office:value-type="string" calcext:value-type="string">
            <text:p>брюки зауженные</text:p>
          </table:table-cell>
          <table:table-cell office:value-type="string" calcext:value-type="string">
            <text:p>110-1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мальчики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56</text:p>
          </table:table-cell>
          <table:table-cell office:value-type="string" calcext:value-type="string">
            <text:p>бермуды</text:p>
          </table:table-cell>
          <table:table-cell office:value-type="string" calcext:value-type="string">
            <text:p>110-1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мальчики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57</text:p>
          </table:table-cell>
          <table:table-cell office:value-type="string" calcext:value-type="string">
            <text:p>брюки прямые</text:p>
          </table:table-cell>
          <table:table-cell office:value-type="string" calcext:value-type="string">
            <text:p>110-1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мальчики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58</text:p>
          </table:table-cell>
          <table:table-cell office:value-type="string" calcext:value-type="string">
            <text:p>рубашка</text:p>
          </table:table-cell>
          <table:table-cell office:value-type="string" calcext:value-type="string">
            <text:p>44-5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мужч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59</text:p>
          </table:table-cell>
          <table:table-cell office:value-type="string" calcext:value-type="string">
            <text:p>бермуды</text:p>
          </table:table-cell>
          <table:table-cell office:value-type="string" calcext:value-type="string">
            <text:p>44-5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мужч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60</text:p>
          </table:table-cell>
          <table:table-cell office:value-type="string" calcext:value-type="string">
            <text:p>брюки зауженные</text:p>
          </table:table-cell>
          <table:table-cell office:value-type="string" calcext:value-type="string">
            <text:p>44-5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мужчины</text:p>
          </table:table-cell>
          <table:table-cell table:number-columns-repeated="2"/>
          <table:table-cell table:style-name="Default" table:number-columns-repeated="16377"/>
        </table:table-row>
        <table:table-row table:style-name="ro8">
          <table:table-cell table:style-name="ce27" office:value-type="string" calcext:value-type="string">
            <text:p>P61</text:p>
          </table:table-cell>
          <table:table-cell office:value-type="string" calcext:value-type="string">
            <text:p>брюки прямые</text:p>
          </table:table-cell>
          <table:table-cell office:value-type="string" calcext:value-type="string">
            <text:p>44-5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мужчины</text:p>
          </table:table-cell>
          <table:table-cell table:number-columns-repeated="2"/>
          <table:table-cell table:style-name="Default" table:number-columns-repeated="16377"/>
        </table:table-row>
        <table:table-row table:style-name="ro8" table:number-rows-repeated="3">
          <table:table-cell table:number-columns-repeated="7"/>
          <table:table-cell table:style-name="Default" table:number-columns-repeated="16377"/>
        </table:table-row>
        <table:table-row table:style-name="ro8">
          <table:table-cell table:style-name="ce30"/>
          <table:table-cell/>
          <table:table-cell table:style-name="ce31" table:number-columns-repeated="2"/>
          <table:table-cell table:style-name="ce30" table:number-columns-repeated="3"/>
          <table:table-cell table:style-name="Default" table:number-columns-repeated="16377"/>
        </table:table-row>
        <table:table-row table:style-name="ro3" table:number-rows-repeated="1048509">
          <table:table-cell table:number-columns-repeated="7"/>
          <table:table-cell table:style-name="Default" table:number-columns-repeated="16377"/>
        </table:table-row>
        <table:table-row table:style-name="ro3">
          <table:table-cell table:number-columns-repeated="7"/>
          <table:table-cell table:style-name="Default" table:number-columns-repeated="16377"/>
        </table:table-row>
      </table:table>
      <table:table table:name="Ткани" table:style-name="ta3">
        <office:forms form:automatic-focus="false" form:apply-design-mode="false"/>
        <table:table-column table:style-name="co12" table:default-cell-style-name="ce22"/>
        <table:table-column table:style-name="co13" table:default-cell-style-name="ce32"/>
        <table:table-column table:style-name="co14" table:default-cell-style-name="Default"/>
        <table:table-column table:style-name="co15" table:default-cell-style-name="ce27"/>
        <table:table-column table:style-name="co16" table:default-cell-style-name="ce27"/>
        <table:table-column table:style-name="co1" table:default-cell-style-name="ce27"/>
        <table:table-column table:style-name="co6" table:default-cell-style-name="Default"/>
        <table:table-column table:style-name="co6" table:number-columns-repeated="16377"/>
        <table:table-row table:style-name="ro4">
          <table:table-cell table:style-name="ce21" office:value-type="string" calcext:value-type="string">
            <text:p>ID ткани</text:p>
          </table:table-cell>
          <table:table-cell table:style-name="ce25" office:value-type="string" calcext:value-type="string">
            <text:p>Название</text:p>
          </table:table-cell>
          <table:table-cell table:style-name="ce25" office:value-type="string" calcext:value-type="string">
            <text:p>Цвет</text:p>
          </table:table-cell>
          <table:table-cell table:style-name="ce25" office:value-type="string" calcext:value-type="string">
            <text:p>Плотность, г/м2</text:p>
          </table:table-cell>
          <table:table-cell table:style-name="ce25" office:value-type="string" calcext:value-type="string">
            <text:p>Сырье</text:p>
          </table:table-cell>
          <table:table-cell table:style-name="ce25" office:value-type="string" calcext:value-type="string">
            <text:p>Ширина полотна, см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1</text:p>
          </table:table-cell>
          <table:table-cell office:value-type="string" calcext:value-type="string">
            <text:p>атлас</text:p>
          </table:table-cell>
          <table:table-cell office:value-type="string" calcext:value-type="string">
            <text:p>красный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шёлк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2</text:p>
          </table:table-cell>
          <table:table-cell office:value-type="string" calcext:value-type="string">
            <text:p>атлас</text:p>
          </table:table-cell>
          <table:table-cell office:value-type="string" calcext:value-type="string">
            <text:p>желтый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шёлк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3</text:p>
          </table:table-cell>
          <table:table-cell office:value-type="string" calcext:value-type="string">
            <text:p>атлас</text:p>
          </table:table-cell>
          <table:table-cell office:value-type="string" calcext:value-type="string">
            <text:p>синий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шёлк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4</text:p>
          </table:table-cell>
          <table:table-cell office:value-type="string" calcext:value-type="string">
            <text:p>бархат</text:p>
          </table:table-cell>
          <table:table-cell office:value-type="string" calcext:value-type="string">
            <text:p>красный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хлопок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5</text:p>
          </table:table-cell>
          <table:table-cell office:value-type="string" calcext:value-type="string">
            <text:p>бархат</text:p>
          </table:table-cell>
          <table:table-cell office:value-type="string" calcext:value-type="string">
            <text:p>синий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хлопок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6</text:p>
          </table:table-cell>
          <table:table-cell office:value-type="string" calcext:value-type="string">
            <text:p>бархат</text:p>
          </table:table-cell>
          <table:table-cell office:value-type="string" calcext:value-type="string">
            <text:p>черный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хлопок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7</text:p>
          </table:table-cell>
          <table:table-cell office:value-type="string" calcext:value-type="string">
            <text:p>батист</text:p>
          </table:table-cell>
          <table:table-cell office:value-type="string" calcext:value-type="string">
            <text:p>белый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хлопок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8</text:p>
          </table:table-cell>
          <table:table-cell office:value-type="string" calcext:value-type="string">
            <text:p>батист</text:p>
          </table:table-cell>
          <table:table-cell office:value-type="string" calcext:value-type="string">
            <text:p>голубой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хлопок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9</text:p>
          </table:table-cell>
          <table:table-cell office:value-type="string" calcext:value-type="string">
            <text:p>батист</text:p>
          </table:table-cell>
          <table:table-cell office:value-type="string" calcext:value-type="string">
            <text:p>розовый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хлопок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10</text:p>
          </table:table-cell>
          <table:table-cell table:style-name="ce33" office:value-type="string" calcext:value-type="string">
            <text:p>бязь</text:p>
          </table:table-cell>
          <table:table-cell office:value-type="string" calcext:value-type="string">
            <text:p>белый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хлопок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11</text:p>
          </table:table-cell>
          <table:table-cell table:style-name="ce33" office:value-type="string" calcext:value-type="string">
            <text:p>бязь</text:p>
          </table:table-cell>
          <table:table-cell office:value-type="string" calcext:value-type="string">
            <text:p>красный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хлопок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12</text:p>
          </table:table-cell>
          <table:table-cell table:style-name="ce33" office:value-type="string" calcext:value-type="string">
            <text:p>бязь</text:p>
          </table:table-cell>
          <table:table-cell office:value-type="string" calcext:value-type="string">
            <text:p>желтый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хлопок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13</text:p>
          </table:table-cell>
          <table:table-cell office:value-type="string" calcext:value-type="string">
            <text:p>вельвет</text:p>
          </table:table-cell>
          <table:table-cell office:value-type="string" calcext:value-type="string">
            <text:p>красный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хлопок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14</text:p>
          </table:table-cell>
          <table:table-cell office:value-type="string" calcext:value-type="string">
            <text:p>вельвет</text:p>
          </table:table-cell>
          <table:table-cell office:value-type="string" calcext:value-type="string">
            <text:p>синий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хлопок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15</text:p>
          </table:table-cell>
          <table:table-cell office:value-type="string" calcext:value-type="string">
            <text:p>вельвет</text:p>
          </table:table-cell>
          <table:table-cell office:value-type="string" calcext:value-type="string">
            <text:p>черный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хлопок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16</text:p>
          </table:table-cell>
          <table:table-cell office:value-type="string" calcext:value-type="string">
            <text:p>джинса</text:p>
          </table:table-cell>
          <table:table-cell office:value-type="string" calcext:value-type="string">
            <text:p>красный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хлопок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17</text:p>
          </table:table-cell>
          <table:table-cell office:value-type="string" calcext:value-type="string">
            <text:p>джинса</text:p>
          </table:table-cell>
          <table:table-cell office:value-type="string" calcext:value-type="string">
            <text:p>зеленый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хлопок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18</text:p>
          </table:table-cell>
          <table:table-cell office:value-type="string" calcext:value-type="string">
            <text:p>джинса</text:p>
          </table:table-cell>
          <table:table-cell office:value-type="string" calcext:value-type="string">
            <text:p>белый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хлопок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19</text:p>
          </table:table-cell>
          <table:table-cell office:value-type="string" calcext:value-type="string">
            <text:p>драп</text:p>
          </table:table-cell>
          <table:table-cell office:value-type="string" calcext:value-type="string">
            <text:p>желтый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шерсть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20</text:p>
          </table:table-cell>
          <table:table-cell office:value-type="string" calcext:value-type="string">
            <text:p>драп</text:p>
          </table:table-cell>
          <table:table-cell office:value-type="string" calcext:value-type="string">
            <text:p>синий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шерсть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21</text:p>
          </table:table-cell>
          <table:table-cell office:value-type="string" calcext:value-type="string">
            <text:p>драп</text:p>
          </table:table-cell>
          <table:table-cell office:value-type="string" calcext:value-type="string">
            <text:p>красный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шерсть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22</text:p>
          </table:table-cell>
          <table:table-cell office:value-type="string" calcext:value-type="string">
            <text:p>крепдешин</text:p>
          </table:table-cell>
          <table:table-cell office:value-type="string" calcext:value-type="string">
            <text:p>синий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шёлк</text:p>
          </table:table-cell>
          <table:table-cell office:value-type="float" office:value="140" calcext:value-type="float">
            <text:p>140</text:p>
          </table:table-cell>
          <table:table-cell table:style-name="ce30"/>
          <table:table-cell table:style-name="Default" table:number-columns-repeated="16377"/>
        </table:table-row>
        <table:table-row table:style-name="ro5">
          <table:table-cell office:value-type="string" calcext:value-type="string">
            <text:p>T23</text:p>
          </table:table-cell>
          <table:table-cell office:value-type="string" calcext:value-type="string">
            <text:p>крепдешин</text:p>
          </table:table-cell>
          <table:table-cell office:value-type="string" calcext:value-type="string">
            <text:p>красный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шёлк</text:p>
          </table:table-cell>
          <table:table-cell office:value-type="float" office:value="140" calcext:value-type="float">
            <text:p>140</text:p>
          </table:table-cell>
          <table:table-cell table:style-name="ce30"/>
          <table:table-cell table:style-name="Default" table:number-columns-repeated="16377"/>
        </table:table-row>
        <table:table-row table:style-name="ro5">
          <table:table-cell office:value-type="string" calcext:value-type="string">
            <text:p>T24</text:p>
          </table:table-cell>
          <table:table-cell office:value-type="string" calcext:value-type="string">
            <text:p>крепдешин</text:p>
          </table:table-cell>
          <table:table-cell office:value-type="string" calcext:value-type="string">
            <text:p>зеленый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шёлк</text:p>
          </table:table-cell>
          <table:table-cell office:value-type="float" office:value="140" calcext:value-type="float">
            <text:p>140</text:p>
          </table:table-cell>
          <table:table-cell table:style-name="ce30"/>
          <table:table-cell table:style-name="Default" table:number-columns-repeated="16377"/>
        </table:table-row>
        <table:table-row table:style-name="ro5">
          <table:table-cell office:value-type="string" calcext:value-type="string">
            <text:p>T25</text:p>
          </table:table-cell>
          <table:table-cell office:value-type="string" calcext:value-type="string">
            <text:p>креп-сатин</text:p>
          </table:table-cell>
          <table:table-cell office:value-type="string" calcext:value-type="string">
            <text:p>синий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шёлк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table:style-name="Default" table:number-columns-repeated="16377"/>
        </table:table-row>
        <table:table-row table:style-name="ro5">
          <table:table-cell office:value-type="string" calcext:value-type="string">
            <text:p>T26</text:p>
          </table:table-cell>
          <table:table-cell office:value-type="string" calcext:value-type="string">
            <text:p>креп-сатин</text:p>
          </table:table-cell>
          <table:table-cell office:value-type="string" calcext:value-type="string">
            <text:p>красный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шёлк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table:style-name="Default" table:number-columns-repeated="16377"/>
        </table:table-row>
        <table:table-row table:style-name="ro5">
          <table:table-cell office:value-type="string" calcext:value-type="string">
            <text:p>T27</text:p>
          </table:table-cell>
          <table:table-cell office:value-type="string" calcext:value-type="string">
            <text:p>креп-сатин</text:p>
          </table:table-cell>
          <table:table-cell office:value-type="string" calcext:value-type="string">
            <text:p>желтый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шёлк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table:style-name="Default" table:number-columns-repeated="16377"/>
        </table:table-row>
        <table:table-row table:style-name="ro5">
          <table:table-cell office:value-type="string" calcext:value-type="string">
            <text:p>T28</text:p>
          </table:table-cell>
          <table:table-cell office:value-type="string" calcext:value-type="string">
            <text:p>лён</text:p>
          </table:table-cell>
          <table:table-cell office:value-type="string" calcext:value-type="string">
            <text:p>белый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лён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table:style-name="Default" table:number-columns-repeated="16377"/>
        </table:table-row>
        <table:table-row table:style-name="ro5">
          <table:table-cell office:value-type="string" calcext:value-type="string">
            <text:p>T29</text:p>
          </table:table-cell>
          <table:table-cell office:value-type="string" calcext:value-type="string">
            <text:p>лён</text:p>
          </table:table-cell>
          <table:table-cell office:value-type="string" calcext:value-type="string">
            <text:p>зеленый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лён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table:style-name="Default" table:number-columns-repeated="16377"/>
        </table:table-row>
        <table:table-row table:style-name="ro5">
          <table:table-cell office:value-type="string" calcext:value-type="string">
            <text:p>T30</text:p>
          </table:table-cell>
          <table:table-cell office:value-type="string" calcext:value-type="string">
            <text:p>лён</text:p>
          </table:table-cell>
          <table:table-cell office:value-type="string" calcext:value-type="string">
            <text:p>синий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лён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table:style-name="Default" table:number-columns-repeated="16377"/>
        </table:table-row>
        <table:table-row table:style-name="ro5">
          <table:table-cell office:value-type="string" calcext:value-type="string">
            <text:p>T31</text:p>
          </table:table-cell>
          <table:table-cell office:value-type="string" calcext:value-type="string">
            <text:p>лён</text:p>
          </table:table-cell>
          <table:table-cell office:value-type="string" calcext:value-type="string">
            <text:p>желтый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лён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table:style-name="Default" table:number-columns-repeated="16377"/>
        </table:table-row>
        <table:table-row table:style-name="ro5">
          <table:table-cell office:value-type="string" calcext:value-type="string">
            <text:p>T32</text:p>
          </table:table-cell>
          <table:table-cell office:value-type="string" calcext:value-type="string">
            <text:p>лён</text:p>
          </table:table-cell>
          <table:table-cell office:value-type="string" calcext:value-type="string">
            <text:p>красный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лён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33</text:p>
          </table:table-cell>
          <table:table-cell office:value-type="string" calcext:value-type="string">
            <text:p>муслин</text:p>
          </table:table-cell>
          <table:table-cell office:value-type="string" calcext:value-type="string">
            <text:p>синий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шёлк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34</text:p>
          </table:table-cell>
          <table:table-cell office:value-type="string" calcext:value-type="string">
            <text:p>муслин</text:p>
          </table:table-cell>
          <table:table-cell office:value-type="string" calcext:value-type="string">
            <text:p>красный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шёлк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35</text:p>
          </table:table-cell>
          <table:table-cell office:value-type="string" calcext:value-type="string">
            <text:p>муслин</text:p>
          </table:table-cell>
          <table:table-cell office:value-type="string" calcext:value-type="string">
            <text:p>зеленый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шёлк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36</text:p>
          </table:table-cell>
          <table:table-cell office:value-type="string" calcext:value-type="string">
            <text:p>поплин</text:p>
          </table:table-cell>
          <table:table-cell office:value-type="string" calcext:value-type="string">
            <text:p>желтый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хлопок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37</text:p>
          </table:table-cell>
          <table:table-cell office:value-type="string" calcext:value-type="string">
            <text:p>поплин</text:p>
          </table:table-cell>
          <table:table-cell office:value-type="string" calcext:value-type="string">
            <text:p>зеленый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хлопок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38</text:p>
          </table:table-cell>
          <table:table-cell office:value-type="string" calcext:value-type="string">
            <text:p>поплин</text:p>
          </table:table-cell>
          <table:table-cell office:value-type="string" calcext:value-type="string">
            <text:p>синий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хлопок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39</text:p>
          </table:table-cell>
          <table:table-cell office:value-type="string" calcext:value-type="string">
            <text:p>сатин</text:p>
          </table:table-cell>
          <table:table-cell office:value-type="string" calcext:value-type="string">
            <text:p>красный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хлопок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40</text:p>
          </table:table-cell>
          <table:table-cell office:value-type="string" calcext:value-type="string">
            <text:p>сатин</text:p>
          </table:table-cell>
          <table:table-cell office:value-type="string" calcext:value-type="string">
            <text:p>синий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хлопок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41</text:p>
          </table:table-cell>
          <table:table-cell office:value-type="string" calcext:value-type="string">
            <text:p>сатин</text:p>
          </table:table-cell>
          <table:table-cell office:value-type="string" calcext:value-type="string">
            <text:p>белый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хлопок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42</text:p>
          </table:table-cell>
          <table:table-cell office:value-type="string" calcext:value-type="string">
            <text:p>ситец</text:p>
          </table:table-cell>
          <table:table-cell office:value-type="string" calcext:value-type="string">
            <text:p>красный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хлопок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43</text:p>
          </table:table-cell>
          <table:table-cell office:value-type="string" calcext:value-type="string">
            <text:p>ситец</text:p>
          </table:table-cell>
          <table:table-cell office:value-type="string" calcext:value-type="string">
            <text:p>белый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хлопок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7"/>
        </table:table-row>
        <table:table-row table:style-name="ro5">
          <table:table-cell office:value-type="string" calcext:value-type="string">
            <text:p>T44</text:p>
          </table:table-cell>
          <table:table-cell office:value-type="string" calcext:value-type="string">
            <text:p>ситец</text:p>
          </table:table-cell>
          <table:table-cell office:value-type="string" calcext:value-type="string">
            <text:p>коричневый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хлопок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7"/>
        </table:table-row>
      </table:table>
      <table:named-expressions/>
      <table:database-ranges>
        <table:database-range table:name="__Anonymous_Sheet_DB__0" table:target-range-address="'Готовый товар'.A1:'Готовый товар'.I872" table:display-filter-buttons="true">
          <table:filter>
            <table:filter-and>
              <table:filter-condition table:value="юбка полусолнце" table:operator="=" table:field-number="8">
                <table:filter-set-item table:value="юбка полусолнце"/>
                <table:filter-set-item table:value="юбка с запахом"/>
                <table:filter-set-item table:value="юбка с оборкой"/>
                <table:filter-set-item table:value="юбка со складками"/>
                <table:filter-set-item table:value="юбка солнце"/>
              </table:filter-condition>
            </table:filter-and>
          </table:filter>
        </table:database-range>
        <table:database-range table:name="__Anonymous_Sheet_DB__1" table:target-range-address="Продукция.A1:Продукция.E62" table:display-filter-buttons="true"/>
        <table:database-range table:name="__Anonymous_Sheet_DB__2" table:target-range-address="Ткани.A1:Ткани.F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4P0" style:volatile="true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154">
      <number:text-content/>
      <style:map style:condition="value()&lt;=1.7976931348623157E+308" style:apply-style-name="N154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.00.0000</text:date>, <text:time style:data-style-name="N2" text:time-value="16:59:26.86760762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Продукция" style:display-name="PageStyle_Продукция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Ткани" style:display-name="PageStyle_Ткани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Готовый_20_товар" style:display-name="PageStyle_Готовый товар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erg</meta:initial-creator>
    <meta:creation-date>2021-09-21T14:07:03</meta:creation-date>
    <dc:date>2025-12-05T17:12:07.575595643</dc:date>
    <meta:generator>LibreOffice/25.8.3.2$Linux_X86_64 LibreOffice_project/5ee70f9e60a556cf41458d71cbfa54885591385a</meta:generator>
    <meta:editing-duration>PT12M41S</meta:editing-duration>
    <meta:editing-cycles>1</meta:editing-cycles>
    <meta:document-statistic meta:table-count="3" meta:cell-count="7603" meta:object-count="0"/>
    <meta:user-defined meta:name="AppVersion">16.0300</meta:user-defined>
    <meta:user-defined meta:name="Company">Krokoz™</meta:user-defined>
  </office:meta>
</office:document-meta>
</file>